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沙克塔克（Shakhtarske）方向，俄罗斯军队炮击了沃迪（Vodyane）和维尔德（Vuhledar）。 俄罗斯航空的行为...</text:span>
</text:h>
      <text:p text:style-name="P4">
作者: liveuamap (Language: en)</text:p>
      <text:p text:style-name="P4">
时间: 2023-05-22T-101:04:00</text:p>
      <text:p text:style-name="P4">
地点: Velyka Novosilka (Latitude:47.84104 Longtitude:36.83355)</text:p>
      <text:p text:style-name="P4">
视频: []</text:p>
      <text:p text:style-name="P4">
图片: []</text:p>
      <text:p text:style-name="P4">
标签: ["Russia"]</text:p>
      <text:p text:style-name="P4">
Id: 22564575</text:p>
      <!--METADATA-->
      <text:p text:style-name="P4">
在沙克塔克(Shakhtarske)方向，俄罗斯军队炮击了沃迪(Vodyane)和维尔德(Vuhledar)。 俄罗斯武装部在Vodyane，Vuhledar，Prechystivka，Zolota Nyvaand Velyka Novosilka，乌克兰武装部队的总参谋部</text:p>
      <text:p text:style-name="P4">
新闻集链接：<text:a xlink:type="simple" xlink:href="https://liveuamap.com/en/2023/22-may-at-shakhtarske-direction-russian-army-shelled-vodyane" text:style-name="Internet_20_link" text:visited-style-name="Visited_20_Internet_20_Link">
https://liveuamap.com/en/2023/22-may-at-shakhtarske-direction-russian-army-army-shelled-vodyane</text:a>
</text:p>
      <text:p text:style-name="P4">
News Source: <text:a xlink:type="simple" xlink:href="https://t.me/lumsrc/4869" text:style-name="Internet_20_link" text:visited-style-name="Visited_20_Internet_20_Link">
https://t.me/lumsrc/4869</text:a>
</text:p>
      <!--NEWS-->
      <text:h text:style-name="P10" text:outline-level="1">
<text:span text:style-name="T4">
基辅（22:03）。 红色警报：空中威胁。 警笛声。 立即掩盖！</text:span>
</text:h>
      <text:p text:style-name="P4">
作者: liveuamap (Language: en)</text:p>
      <text:p text:style-name="P4">
时间: 2023-05-22T-31:04:00</text:p>
      <text:p text:style-name="P4">
地点: Kyiv (Latitude:50.44404 Longtitude:30.53096)</text:p>
      <text:p text:style-name="P4">
视频: []</text:p>
      <text:p text:style-name="P4">
图片: []</text:p>
      <text:p text:style-name="P4">
标签: ["Europe", "Central and Eastern Europe"]</text:p>
      <text:p text:style-name="P4">
Id: 22564712</text:p>
      <!--METADATA-->
      <text:p text:style-name="P4">
基辅(22:03). Red Alert: aerial threat. Sirens sounding. Take cover now!</text:p>
      <text:p text:style-name="P4">
News Collection Link: <text:a xlink:type="simple" xlink:href="https://liveuamap.com/en/2023/22-may-kyiv2203-red-alert-aerial-threat-sireng" text:style-name="Internet_20_link" text:visited-style-name="Visited_20_Internet_20_Link">
https://liveuamap.com/en/2023/22-may-kyiv2203-red-alert-aerial-threat-sireng</text:a>
</text:p>
      <text:p text:style-name="P4">
News Source: <text:a xlink:type="simple" xlink:href="https://t.me/air_alert_ua/46305" text:style-name="Internet_20_link" text:visited-style-name="Visited_20_Internet_20_Link">
https://t.me/air_alert_ua/46305</text:a>
</text:p>
      <!--NEWS-->
      <text:h text:style-name="P10" text:outline-level="1">
<text:span text:style-name="T4">
Poltavska Oblast（16:30）。 红色警报：空中威胁。 警笛声。 立即掩盖！</text:span>
</text:h>
      <text:p text:style-name="P4">
作者: liveuamap (Language: en)</text:p>
      <text:p text:style-name="P4">
时间: 2023-05-22T-55:31:00</text:p>
      <text:p text:style-name="P4">
地点: Poltavska Oblast (Latitude:49.47606 Longtitude:33.81817)</text:p>
      <text:p text:style-name="P4">
视频: []</text:p>
      <text:p text:style-name="P4">
图片: []</text:p>
      <text:p text:style-name="P4">
标签: ["Europe", "Central and Eastern Europe"]</text:p>
      <text:p text:style-name="P4">
Id: 22564629</text:p>
      <!--METADATA-->
      <text:p text:style-name="P4">
poltava(16:30). Red Alert: aerial threat. Sirens sounding. Take covernow!</text:p>
      <text:p text:style-name="P4">
News Collection Link: <text:a xlink:type="simple" xlink:href="https://liveuamap.com/en/2023/22-may-poltavska-oblast1630-red-alert-aerial-g" text:style-name="Internet_20_link" text:visited-style-name="Visited_20_Internet_20_Link">
https://liveuamap.com/en/2023/22-may-poltavska-oblast1630-red-alert-aerial-g</text:a>
</text:p>
      <text:p text:style-name="P4">
News Source: <text:a xlink:type="simple" xlink:href="https://t.me/suspilnepoltava/11269" text:style-name="Internet_20_link" text:visited-style-name="Visited_20_Internet_20_Link">
https://t.me/suspilnepoltava/11269</text:a>
</text:p>
      <!--NEWS-->
      <text:h text:style-name="P10" text:outline-level="1">
<text:span text:style-name="T4">
在Sivershchyna和Slobozhanschyna的指示俄罗斯军队炮击了Chernihiv的Mykolayivka ...</text:span>
</text:h>
      <text:p text:style-name="P4">
作者: liveuamap (Language: en)</text:p>
      <text:p text:style-name="P4">
时间: 2023-05-22T-89:04:00</text:p>
      <text:p text:style-name="P4">
地点: Vovchansk (Latitude:50.38729 Longtitude:37.42287)</text:p>
      <text:p text:style-name="P4">
视频: []</text:p>
      <text:p text:style-name="P4">
图片: []</text:p>
      <text:p text:style-name="P4">
标签: ["Russia"]</text:p>
      <text:p text:style-name="P4">
Id: 22564583</text:p>
      <!--METADATA-->
      <text:p text:style-name="P4">
在Sivershchyna和Slbozhanschyna的方向上，俄罗斯军队塞尔尼希夫地区炮击了； Prohres, Studenok, Bilookopytove, Vovkivka, Volfyne, Zapsillya and Mykaylivka of Sumy Region, ALSO UDY, Hraniv, Zelene, Starytsya, Ohirtseve, Hattseve Terne and Budarky ofkharkiv Region, - General Staff of Armed Forces of Ukraine Says in The MorningReport</text:p>
      <text:p text:style-name="P4">
新闻集链接：(https://liveuamap.com/en/2023/22-may-at-sivershchyna-and-slobozhanschyna-directions-russian)</text:p>
      <text:p text:style-name="P4">
News Source: <text:a xlink:type="simple" xlink:href="https://t.me/lumsrc/4863" text:style-name="Internet_20_link" text:visited-style-name="Visited_20_Internet_20_Link">
https://t.me/lumsrc/4863</text:a>
</text:p>
      <!--NEWS-->
      <text:h text:style-name="P10" text:outline-level="1">
<text:span text:style-name="T4">
JSC Kupiansk Directio Rusian军队炮击Kamyanka，嗯，Krasne First，Peter-Ivanivk ...</text:span>
</text:h>
      <text:p text:style-name="P4">
作者: liveuamap (Language: en)</text:p>
      <text:p text:style-name="P4">
时间: 2023-05-22T-91:04:00</text:p>
      <text:p text:style-name="P4">
地点: Svatove (Latitude:49.46511 Longtitude:37.91227)</text:p>
      <text:p text:style-name="P4">
视频: []</text:p>
      <text:p text:style-name="P4">
图片: []</text:p>
      <text:p text:style-name="P4">
标签: ["Russia"]</text:p>
      <text:p text:style-name="P4">
Id: 22564582</text:p>
      <!--METADATA-->
      <text:p text:style-name="P4">
新闻集链接：<text:a xlink:type="simple" xlink:href="https://liveuamap.com/en/2023/22-may-at-kupiansk-direction-russian-army-shelled-kamyanka" text:style-name="Internet_20_link" text:visited-style-name="Visited_20_Internet_20_Link">
https://liveuamap.com/en/2023/22-may-at-kupiansk-direction-russian-army-shelled-kamyanka</text:a>
</text:p>
      <text:p text:style-name="P4">
News Source: <text:a xlink:type="simple" xlink:href="https://t.me/lumsrc/4864" text:style-name="Internet_20_link" text:visited-style-name="Visited_20_Internet_20_Link">
https://t.me/lumsrc/4864</text:a>
</text:p>
      <!--NEWS-->
      <text:h text:style-name="P10" text:outline-level="1">
<text:span text:style-name="T4">
在莱曼（Lyman）的指示，俄罗斯军队炮击了卢汉斯克地区A ...</text:span>
</text:h>
      <text:p text:style-name="P4">
作者: liveuamap (Language: en)</text:p>
      <text:p text:style-name="P4">
时间: 2023-05-22T-93:04:00</text:p>
      <text:p text:style-name="P4">
地点: Lyman (Latitude:49.15117 Longtitude:37.97922)</text:p>
      <text:p text:style-name="P4">
视频: []</text:p>
      <text:p text:style-name="P4">
图片: []</text:p>
      <text:p text:style-name="P4">
标签: ["Russia"]</text:p>
      <text:p text:style-name="P4">
Id: 22564579</text:p>
      <!--METADATA-->
      <text:p text:style-name="P4">
俄罗斯军队在莱曼的指导上炮击了卢汉斯克地区的马基伊夫卡，内维斯克和伯洛利夫卡和托尔斯克，顿涅茨克地区的维尔卡诺卡米斯克和斯皮恩。</text:p>
      <text:p text:style-name="P4">
新闻集链接：<text:a xlink:type="simple" xlink:href="https://liveuamap.com/en/2023/22-may-at-lyman-direction-russian-army-shelled-makiyivka" text:style-name="Internet_20_link" text:visited-style-name="Visited_20_Internet_20_Link">
https://liveuamap.com/en/2023/22-may-at-yman-direction-russian-army-shelled-makiyivka</text:a>
</text:p>
      <text:p text:style-name="P4">
News Source: <text:a xlink:type="simple" xlink:href="https://t.me/lumsrc/4865" text:style-name="Internet_20_link" text:visited-style-name="Visited_20_Internet_20_Link">
https://t.me/lumsrc/4865</text:a>
</text:p>
      <!--NEWS-->
      <text:h text:style-name="P10" text:outline-level="1">
<text:span text:style-name="T4">
军队的JSC Bakhmut Directio Rusian炮击了Vasukivka，Orikhovo-Vasylivka，Markovo，Ivanovsk，...</text:span>
</text:h>
      <text:p text:style-name="P4">
作者: liveuamap (Language: en)</text:p>
      <text:p text:style-name="P4">
时间: 2023-05-22T-95:04:00</text:p>
      <text:p text:style-name="P4">
地点: Bakhmut (Latitude:48.58353 Longtitude:37.96274)</text:p>
      <text:p text:style-name="P4">
视频: []</text:p>
      <text:p text:style-name="P4">
图片: []</text:p>
      <text:p text:style-name="P4">
标签: ["Russia"]</text:p>
      <text:p text:style-name="P4">
Id: 22564578</text:p>
      <!--METADATA-->
      <text:p text:style-name="P4">
在巴赫穆特方向，俄罗斯军队炮击了Vasukivka，Orikhovo-Vasylivka，Markove，Ivanivske，Stupochky，Bila Hora，Toretsk，Toretsk和Donetskregion的纽约。 俄罗斯航空在乌克兰武装部队的一般工作人员在早晨的报告中说</text:p>
      <text:p text:style-name="P4">
新闻集链接：<text:a xlink:type="simple" xlink:href="https://liveuamap.com/en/2023/22-may-at-bakhmut-direction-russian-army-shelled-vasukivka" text:style-name="Internet_20_link" text:visited-style-name="Visited_20_Internet_20_Link">
https://liveuamap.com/en/2023/22-may-at-bakhmut-direction-russian-army-shelled-vasukivka</text:a>
</text:p>
      <text:p text:style-name="P4">
News Source: <text:a xlink:type="simple" xlink:href="https://t.me/lumsrc/4866" text:style-name="Internet_20_link" text:visited-style-name="Visited_20_Internet_20_Link">
https://t.me/lumsrc/4866</text:a>
</text:p>
      <!--NEWS-->
      <text:h text:style-name="P10" text:outline-level="1">
<text:span text:style-name="T4">
JSC Avdiivka Directio Rusian军队炮击了Novokalinova，Berdyshi，Steppe，Avdiivka，Syevo ...</text:span>
</text:h>
      <text:p text:style-name="P4">
作者: liveuamap (Language: en)</text:p>
      <text:p text:style-name="P4">
时间: 2023-05-22T-97:04:00</text:p>
      <text:p text:style-name="P4">
地点: Donetsk Oblast (Latitude:48.0564 Longtitude:37.5765)</text:p>
      <text:p text:style-name="P4">
视频: []</text:p>
      <text:p text:style-name="P4">
图片: []</text:p>
      <text:p text:style-name="P4">
标签: ["Russia"]</text:p>
      <text:p text:style-name="P4">
Id: 22564577</text:p>
      <!--METADATA-->
      <text:p text:style-name="P4">
在Avdiyivka方向，俄罗斯军队炮击了Novokalynove，Berdychi，Stepove，Avdiyivka，Syeverne，Pervomayske，Karlivka，Karlivka和Donetsk地区的Nevelske。</text:p>
      <text:p text:style-name="P4">
新闻集链接：<text:a xlink:type="simple" xlink:href="https://liveuamap.com/en/2023/22-may-at-avdiyivka-direction-russian-army-shelled-novokalynove" text:style-name="Internet_20_link" text:visited-style-name="Visited_20_Internet_20_Link">
https://liveuamap.com/en/2023/22-may-at-at-avdiyivka-direction-russian-army-army-shelled-novokalynove</text:a>
</text:p>
      <text:p text:style-name="P4">
News Source: <text:a xlink:type="simple" xlink:href="https://t.me/lumsrc/4867" text:style-name="Internet_20_link" text:visited-style-name="Visited_20_Internet_20_Link">
https://t.me/lumsrc/4867</text:a>
</text:p>
      <!--NEWS-->
      <text:h text:style-name="P10" text:outline-level="1">
<text:span text:style-name="T4">
军队的JSC Marinka Direcion Rusian炮击了Georgiyevka，胜利的Andes和Novomikhailivka的捐赠者...</text:span>
</text:h>
      <text:p text:style-name="P4">
作者: liveuamap (Language: en)</text:p>
      <text:p text:style-name="P4">
时间: 2023-05-22T-99:04:00</text:p>
      <text:p text:style-name="P4">
地点: Marinka, Donetsk Oblast (Latitude:47.94176 Longtitude:37.49102)</text:p>
      <text:p text:style-name="P4">
视频: []</text:p>
      <text:p text:style-name="P4">
图片: []</text:p>
      <text:p text:style-name="P4">
标签: ["Russia"]</text:p>
      <text:p text:style-name="P4">
Id: 22564576</text:p>
      <!--METADATA-->
      <text:p text:style-name="P4">
在玛丽卡(Maryinka)方向，俄罗斯军队炮击了顿涅茨克地区的霍希耶夫卡(Heorhiyivka)，波比亚(Pobyeda)和诺夫马·海利夫卡(Novomykhaylivka)。 俄罗斯航空进行了Airstrikes Atmaryinka和Novomykhaylivka， - 乌克兰武装部队的总参谋部在《早晨报告》中说</text:p>
      <text:p text:style-name="P4">
新闻集链接：<text:a xlink:type="simple" xlink:href="https://liveuamap.com/en/2023/22-may-at-maryinka-direction-russian-army-shelled-heorhiyivka" text:style-name="Internet_20_link" text:visited-style-name="Visited_20_Internet_20_Link">
https://liveuamap.com/en/2023/22-may-at-maryinka-direction-russian-army-shelled-heorhiyivka</text:a>
</text:p>
      <text:p text:style-name="P4">
News Source: <text:a xlink:type="simple" xlink:href="https://t.me/lumsrc/4868" text:style-name="Internet_20_link" text:visited-style-name="Visited_20_Internet_20_Link">
https://t.me/lumsrc/4868</text:a>
</text:p>
      <!--NEWS-->
      <text:h text:style-name="P10" text:outline-level="1">
<text:span text:style-name="T4">
俄罗斯部队在Lyman，Bakhmut，Avdiivka和Maryinka Directio进行进攻行动...</text:span>
</text:h>
      <text:p text:style-name="P4">
作者: liveuamap (Language: en)</text:p>
      <text:p text:style-name="P4">
时间: 2023-05-22T05:09:33</text:p>
      <text:p text:style-name="P4">
地点: Donetsk (Latitude:48.0884 Longtitude:37.59951)</text:p>
      <text:p text:style-name="P4">
视频: []</text:p>
      <text:p text:style-name="P4">
图片: []</text:p>
      <text:p text:style-name="P4">
标签: ["Russia"]</text:p>
      <text:p text:style-name="P4">
Id: 22564573</text:p>
      <!--METADATA-->
      <text:p text:style-name="P4">
俄罗斯部队在莱曼，巴赫穆特，阿夫迪夫卡和玛丽卡执行进攻行动。 乌克兰军方与安德鲁斯部队进行了37次战斗。 俄罗斯军队试图在Masutivka，Ivano -Daryivka，Ivanivske，Hryhorivka，Avdiyivka和Pervomayske，Maryinka，Maryinka，乌克兰武装部队的一般工作人员中说，</text:p>
      <text:p text:style-name="P4">
新闻集链接：<text:a xlink:type="simple" xlink:href="https://liveuamap.com/en/2023/22-may-russian-forces-conducting-offensive-actions-at-lyman" text:style-name="Internet_20_link" text:visited-style-name="Visited_20_Internet_20_Link">
https://liveuamap.com/en/2023/22-may-russian-forces-conducting-contresident-actions-actions-actions-at-lyman</text:a>
</text:p>
      <text:p text:style-name="P4">
News Source: <text:a xlink:type="simple" xlink:href="https://t.me/lumsrc/4871" text:style-name="Internet_20_link" text:visited-style-name="Visited_20_Internet_20_Link">
https://t.me/lumsrc/4871</text:a>
</text:p>
      <!--NEWS-->
      <text:h text:style-name="P10" text:outline-level="1">
<text:span text:style-name="T4">
在壳牌期间，格雷沃伦市政府的副负责人受伤...</text:span>
</text:h>
      <text:p text:style-name="P4">
作者: liveuamap (Language: en)</text:p>
      <text:p text:style-name="P4">
时间: 2023-05-22T09:40:43</text:p>
      <text:p text:style-name="P4">
地点: Grayvoron (Latitude:50.48274 Longtitude:35.6696)</text:p>
      <text:p text:style-name="P4">
视频: []</text:p>
      <text:p text:style-name="P4">
图片: []</text:p>
      <text:p text:style-name="P4">
标签: ["Europe", "Central and Eastern Europe"]</text:p>
      <text:p text:style-name="P4">
Id: 22564623</text:p>
      <!--METADATA-->
      <text:p text:style-name="P4">
格雷沃伦市政府副负责人受伤了管理大楼的炮击，两名紧急情况的雇员也受伤</text:p>
      <text:p text:style-name="P4">
新闻集链接：<text:a xlink:type="simple" xlink:href="https://liveuamap.com/en/2023/22-may-the-deputy-head-of-the-administration-of-the-city" text:style-name="Internet_20_link" text:visited-style-name="Visited_20_Internet_20_Link">
https://liveuamap.com/en/2023/22-may-the-deputy-head-head-of-the-administration-the-city</text:a>
</text:p>
      <text:p text:style-name="P4">
News Source: <text:a xlink:type="simple" xlink:href="https://t.me/bbbreaking/156043" text:style-name="Internet_20_link" text:visited-style-name="Visited_20_Internet_20_Link">
https://t.me/bbbreaking/156043</text:a>
</text:p>
      <!--NEWS-->
      <text:h text:style-name="P10" text:outline-level="1">
<text:span text:style-name="T4">
Mykolaiv，Mykolayivska Oblast（23:49）。 红色警报：空中威胁。 警笛声。 立即掩盖！</text:span>
</text:h>
      <text:p text:style-name="P4">
作者: liveuamap (Language: en)</text:p>
      <text:p text:style-name="P4">
时间: 2023-05-22T17:51:00</text:p>
      <text:p text:style-name="P4">
地点: Mykolaiv (Latitude:46.94871 Longtitude:32.00522)</text:p>
      <text:p text:style-name="P4">
视频: []</text:p>
      <text:p text:style-name="P4">
图片: []</text:p>
      <text:p text:style-name="P4">
标签: ["Europe", "Central and Eastern Europe"]</text:p>
      <text:p text:style-name="P4">
Id: 22564720</text:p>
      <!--METADATA-->
      <text:p text:style-name="P4">
Nikolaev，Mykolaiv地区(23:49). Red Alert: aerial threat. Sirenssounding. Take cover now!</text:p>
      <text:p text:style-name="P4">
News Collection Link: <text:a xlink:type="simple" xlink:href="https://liveuamap.com/en/2023/22-may-mykolaiv-mykolayivska-oblast2349-red-ag" text:style-name="Internet_20_link" text:visited-style-name="Visited_20_Internet_20_Link">
https://liveuamap.com/en/2023/22-may-mykolaiv-mykolayivska-oblast2349-red-ag</text:a>
</text:p>
      <text:p text:style-name="P4">
News Source: <text:a xlink:type="simple" xlink:href="https://t.me/air_alert_ua/46328" text:style-name="Internet_20_link" text:visited-style-name="Visited_20_Internet_20_Link">
https://t.me/air_alert_ua/46328</text:a>
</text:p>
      <!--NEWS-->
      <text:h text:style-name="P10" text:outline-level="1">
<text:span text:style-name="T4">
Kirovohradska Oblast（00:13）。 红色警报：空中威胁。 警笛声。 立即掩盖！</text:span>
</text:h>
      <text:p text:style-name="P4">
作者: liveuamap (Language: en)</text:p>
      <text:p text:style-name="P4">
时间: 2023-05-22T18:15:00</text:p>
      <text:p text:style-name="P4">
地点: Kirovohradska Oblast (Latitude:48.50000000 Longtitude:32.00000000)</text:p>
      <text:p text:style-name="P4">
视频: []</text:p>
      <text:p text:style-name="P4">
图片: []</text:p>
      <text:p text:style-name="P4">
标签: ["Europe", "Central and Eastern Europe"]</text:p>
      <text:p text:style-name="P4">
Id: 22564721</text:p>
      <!--METADATA-->
      <text:p text:style-name="P4">
Kirovohrad地区(00:13). Red Alert: aerial threat. Sirens sounding. Takecover now!</text:p>
      <text:p text:style-name="P4">
News Collection Link: <text:a xlink:type="simple" xlink:href="https://liveuamap.com/en/2023/22-may-kirovohradska-oblast0013-red-alert-aerg" text:style-name="Internet_20_link" text:visited-style-name="Visited_20_Internet_20_Link">
https://liveuamap.com/en/2023/22-may-kirovohradska-oblast0013-red-alert-aerg</text:a>
</text:p>
      <text:p text:style-name="P4">
News Source: <text:a xlink:type="simple" xlink:href="https://t.me/air_alert_ua/46329" text:style-name="Internet_20_link" text:visited-style-name="Visited_20_Internet_20_Link">
https://t.me/air_alert_ua/46329</text:a>
</text:p>
      <!--NEWS-->
      <text:h text:style-name="P10" text:outline-level="1">
<text:span text:style-name="T4">
Cherkaska Oblast（00:31）。 红色警报：空中威胁。 警笛声。 立即掩盖！</text:span>
</text:h>
      <text:p text:style-name="P4">
作者: liveuamap (Language: en)</text:p>
      <text:p text:style-name="P4">
时间: 2023-05-22T18:32:00</text:p>
      <text:p text:style-name="P4">
地点: Cherkaska Oblast (Latitude:49.25057 Longtitude:31.33288)</text:p>
      <text:p text:style-name="P4">
视频: []</text:p>
      <text:p text:style-name="P4">
图片: []</text:p>
      <text:p text:style-name="P4">
标签: ["Europe", "Central and Eastern Europe"]</text:p>
      <text:p text:style-name="P4">
Id: 22564723</text:p>
      <!--METADATA-->
      <text:p text:style-name="P4">
切尔卡斯(00:31). Red Alert: aerial threat. Sirens sounding. Take covernow!</text:p>
      <text:p text:style-name="P4">
News Collection Link: <text:a xlink:type="simple" xlink:href="https://liveuamap.com/en/2023/22-may-cherkaska-oblast0031-red-alert-aerial-g" text:style-name="Internet_20_link" text:visited-style-name="Visited_20_Internet_20_Link">
https://liveuamap.com/en/2023/22-may-cherkaska-oblast0031-red-alert-aerial-g</text:a>
</text:p>
      <text:p text:style-name="P4">
News Source: <text:a xlink:type="simple" xlink:href="https://t.me/air_alert_ua/46330" text:style-name="Internet_20_link" text:visited-style-name="Visited_20_Internet_20_Link">
https://t.me/air_alert_ua/46330</text:a>
</text:p>
      <!--NEWS-->
      <text:h text:style-name="P10" text:outline-level="1">
<text:span text:style-name="T4">
Kharkiv，Kharkivska Oblast（00:37）。 红色警报：空中威胁。 警笛声。 立即掩盖！</text:span>
</text:h>
      <text:p text:style-name="P4">
作者: liveuamap (Language: en)</text:p>
      <text:p text:style-name="P4">
时间: 2023-05-22T18:37:00</text:p>
      <text:p text:style-name="P4">
地点: Kharkiv (Latitude:49.98086 Longtitude:36.25232)</text:p>
      <text:p text:style-name="P4">
视频: []</text:p>
      <text:p text:style-name="P4">
图片: []</text:p>
      <text:p text:style-name="P4">
标签: ["Europe", "Central and Eastern Europe"]</text:p>
      <text:p text:style-name="P4">
Id: 22564724</text:p>
      <!--METADATA-->
      <text:p text:style-name="P4">
哈尔基夫(Kharkiv)，哈尔基夫地区(00:37). Red Alert: aerial threat. Sirens sounding.Take cover now!</text:p>
      <text:p text:style-name="P4">
News Collection Link: <text:a xlink:type="simple" xlink:href="https://liveuamap.com/en/2023/22-may-kharkiv-kharkivska-oblast0037-red-alerg" text:style-name="Internet_20_link" text:visited-style-name="Visited_20_Internet_20_Link">
https://liveuamap.com/en/2023/22-may-kharkiv-kharkivska-oblast0037-red-alerg</text:a>
</text:p>
      <text:p text:style-name="P4">
News Source: <text:a xlink:type="simple" xlink:href="https://t.me/suspilnekharkiv/25113" text:style-name="Internet_20_link" text:visited-style-name="Visited_20_Internet_20_Link">
https://t.me/suspilnekharkiv/25113</text:a>
</text:p>
      <!--NEWS-->
      <text:h text:style-name="P10" text:outline-level="1">
<text:span text:style-name="T4">
Sumska Oblast（00:37）。 红色警报：空中威胁。 警笛声。 立即掩盖！</text:span>
</text:h>
      <text:p text:style-name="P4">
作者: liveuamap (Language: en)</text:p>
      <text:p text:style-name="P4">
时间: 2023-05-22T18:39:00</text:p>
      <text:p text:style-name="P4">
地点: Sumska Oblast (Latitude:51.00000000 Longtitude:34.00000000)</text:p>
      <text:p text:style-name="P4">
视频: []</text:p>
      <text:p text:style-name="P4">
图片: []</text:p>
      <text:p text:style-name="P4">
标签: ["Europe", "Central and Eastern Europe"]</text:p>
      <text:p text:style-name="P4">
Id: 22564725</text:p>
      <!--METADATA-->
      <text:p text:style-name="P4">
Sumy地区(00:37). Red Alert: aerial threat. Sirens sounding. Take covernow!</text:p>
      <text:p text:style-name="P4">
News Collection Link: <text:a xlink:type="simple" xlink:href="https://liveuamap.com/en/2023/22-may-sumska-oblast0037-red-alert-aerial-thrg" text:style-name="Internet_20_link" text:visited-style-name="Visited_20_Internet_20_Link">
https://liveuamap.com/en/2023/22-may-sumska-oblast0037-red-alert-aerial-thrg</text:a>
</text:p>
      <text:p text:style-name="P4">
News Source: <text:a xlink:type="simple" xlink:href="https://t.me/air_alert_ua/46332" text:style-name="Internet_20_link" text:visited-style-name="Visited_20_Internet_20_Link">
https://t.me/air_alert_ua/46332</text:a>
</text:p>
      <!--NEWS-->
      <text:h text:style-name="P10" text:outline-level="1">
<text:span text:style-name="T4">
Vinnytska Oblast（00:57）。 红色警报：空中威胁。 警笛声。 立即掩盖！</text:span>
</text:h>
      <text:p text:style-name="P4">
作者: liveuamap (Language: en)</text:p>
      <text:p text:style-name="P4">
时间: 2023-05-22T18:58:00</text:p>
      <text:p text:style-name="P4">
地点: Vinnytska Oblast (Latitude:48.91692 Longtitude:28.66645)</text:p>
      <text:p text:style-name="P4">
视频: []</text:p>
      <text:p text:style-name="P4">
图片: []</text:p>
      <text:p text:style-name="P4">
标签: ["Europe", "Central and Eastern Europe"]</text:p>
      <text:p text:style-name="P4">
Id: 22564726</text:p>
      <!--METADATA-->
      <text:p text:style-name="P4">
Vinnytsia地区(00:57). Red Alert: aerial threat. Sirens sounding. Take covernow!</text:p>
      <text:p text:style-name="P4">
News Collection Link: <text:a xlink:type="simple" xlink:href="https://liveuamap.com/en/2023/22-may-vinnytska-oblast0057-red-alert-aerial-g" text:style-name="Internet_20_link" text:visited-style-name="Visited_20_Internet_20_Link">
https://liveuamap.com/en/2023/22-may-vinnytska-oblast0057-red-alert-aerial-g</text:a>
</text:p>
      <text:p text:style-name="P4">
News Source: <text:a xlink:type="simple" xlink:href="https://t.me/air_alert_ua/46334" text:style-name="Internet_20_link" text:visited-style-name="Visited_20_Internet_20_Link">
https://t.me/air_alert_ua/46334</text:a>
</text:p>
      <!--NEWS-->
      <text:h text:style-name="P10" text:outline-level="1">
<text:span text:style-name="T4">
基辅，基夫·oblast（01:11）。 红色警报：空中威胁。 警笛声。 立即掩盖！</text:span>
</text:h>
      <text:p text:style-name="P4">
作者: liveuamap (Language: en)</text:p>
      <text:p text:style-name="P4">
时间: 2023-05-22T19:12:00</text:p>
      <text:p text:style-name="P4">
地点: Kyiv (Latitude:50.44384 Longtitude:30.53089)</text:p>
      <text:p text:style-name="P4">
视频: []</text:p>
      <text:p text:style-name="P4">
图片: []</text:p>
      <text:p text:style-name="P4">
标签: ["Europe", "Central and Eastern Europe"]</text:p>
      <text:p text:style-name="P4">
Id: 22564727</text:p>
      <!--METADATA-->
      <text:p text:style-name="P4">
基辅基辅地区(01:11). Red Alert: aerial threat. Sirens sounding. Takecover now!</text:p>
      <text:p text:style-name="P4">
News Collection Link: <text:a xlink:type="simple" xlink:href="https://liveuamap.com/en/2023/22-may-kyiv-kyiv-oblast0111-red-alert-aerial-g" text:style-name="Internet_20_link" text:visited-style-name="Visited_20_Internet_20_Link">
https://liveuamap.com/en/2023/22-may-kyiv-kyiv-oblast0111-red-alert-aerial-g</text:a>
</text:p>
      <text:p text:style-name="P4">
News Source: <text:a xlink:type="simple" xlink:href="https://t.me/air_alert_ua/46338" text:style-name="Internet_20_link" text:visited-style-name="Visited_20_Internet_20_Link">
https://t.me/air_alert_ua/46338</text:a>
</text:p>
      <!--NEWS-->
      <text:h text:style-name="P10" text:outline-level="1">
<text:span text:style-name="T4">
Khmelnytska Oblast，Rivne，Rivnenska Oblast（02:09）。 红色警报：空中威胁。 警报声音...</text:span>
</text:h>
      <text:p text:style-name="P4">
作者: liveuamap (Language: en)</text:p>
      <text:p text:style-name="P4">
时间: 2023-05-22T20:11:00</text:p>
      <text:p text:style-name="P4">
地点: Khmelnytska Oblast (Latitude:49.50000000 Longtitude:27.00000000)</text:p>
      <text:p text:style-name="P4">
视频: []</text:p>
      <text:p text:style-name="P4">
图片: []</text:p>
      <text:p text:style-name="P4">
标签: ["Europe", "Central and Eastern Europe"]</text:p>
      <text:p text:style-name="P4">
Id: 22564731</text:p>
      <!--METADATA-->
      <text:p text:style-name="P4">
里凡尼地区里凡尼的赫梅尔尼茨基地区(02:09). Red Alert: aerial threat.Sirens sounding. Take cover now!</text:p>
      <text:p text:style-name="P4">
News Collection Link: <text:a xlink:type="simple" xlink:href="https://liveuamap.com/en/2023/23-may-khmelnytska-oblast-rivne-rivnenska-oblg" text:style-name="Internet_20_link" text:visited-style-name="Visited_20_Internet_20_Link">
https://liveuamap.com/en/2023/23-may-khmelnytska-oblast-rivne-rivnenska-oblg</text:a>
</text:p>
      <text:p text:style-name="P4">
News Source: <text:a xlink:type="simple" xlink:href="https://t.me/air_alert_ua/46342" text:style-name="Internet_20_link" text:visited-style-name="Visited_20_Internet_20_Link">
https://t.me/air_alert_ua/46342</text:a>
</text:p>
      <!--NEWS-->
      <text:h text:style-name="P10" text:outline-level="1">
<text:span text:style-name="T4">
Zhytomyr，Zhytomyrska Oblast（02:12）。 红色警报：空中威胁。 警笛声。 立即掩盖！</text:span>
</text:h>
      <text:p text:style-name="P4">
作者: liveuamap (Language: en)</text:p>
      <text:p text:style-name="P4">
时间: 2023-05-22T20:15:00</text:p>
      <text:p text:style-name="P4">
地点: Zhytomyr (Latitude:50.26487000 Longtitude:28.67669000)</text:p>
      <text:p text:style-name="P4">
视频: []</text:p>
      <text:p text:style-name="P4">
图片: []</text:p>
      <text:p text:style-name="P4">
标签: ["Europe", "Central and Eastern Europe"]</text:p>
      <text:p text:style-name="P4">
Id: 22564732</text:p>
      <!--METADATA-->
      <text:p text:style-name="P4">
Zhytomyr，Zhytomyr区域(02:12). Red Alert: aerial threat. Sirenssounding. Take cover now!</text:p>
      <text:p text:style-name="P4">
News Collection Link: <text:a xlink:type="simple" xlink:href="https://liveuamap.com/en/2023/23-may-zhytomyr-zhytomyrska-oblast0212-red-alg" text:style-name="Internet_20_link" text:visited-style-name="Visited_20_Internet_20_Link">
https://liveuamap.com/en/2023/23-may-zhytomyr-zhytomyrska-oblast0212-red-alg</text:a>
</text:p>
      <text:p text:style-name="P4">
News Source: <text:a xlink:type="simple" xlink:href="https://t.me/air_alert_ua/46343" text:style-name="Internet_20_link" text:visited-style-name="Visited_20_Internet_20_Link">
https://t.me/air_alert_ua/46343</text:a>
</text:p>
      <!--NEWS-->
      <text:h text:style-name="P10" text:outline-level="1">
<text:span text:style-name="T4">
Vinnytska Oblast（02:38）。 红色警报：空中威胁。 警笛声。 立即掩盖！</text:span>
</text:h>
      <text:p text:style-name="P4">
作者: liveuamap (Language: en)</text:p>
      <text:p text:style-name="P4">
时间: 2023-05-22T20:39:00</text:p>
      <text:p text:style-name="P4">
地点: Vinnytska Oblast (Latitude:48.91667000 Longtitude:28.66667000)</text:p>
      <text:p text:style-name="P4">
视频: []</text:p>
      <text:p text:style-name="P4">
图片: []</text:p>
      <text:p text:style-name="P4">
标签: ["Europe", "Central and Eastern Europe"]</text:p>
      <text:p text:style-name="P4">
Id: 22564733</text:p>
      <!--METADATA-->
      <text:p text:style-name="P4">
Vinnytsia地区(02:38). Red Alert: aerial threat. Sirens sounding. Take covernow!</text:p>
      <text:p text:style-name="P4">
News Collection Link: <text:a xlink:type="simple" xlink:href="https://liveuamap.com/en/2023/23-may-vinnytska-oblast0238-red-alert-aerial-g" text:style-name="Internet_20_link" text:visited-style-name="Visited_20_Internet_20_Link">
https://liveuamap.com/en/2023/23-may-vinnytska-oblast0238-red-alert-aerial-g</text:a>
</text:p>
      <text:p text:style-name="P4">
News Source: <text:a xlink:type="simple" xlink:href="https://t.me/air_alert_ua/46346" text:style-name="Internet_20_link" text:visited-style-name="Visited_20_Internet_20_Link">
https://t.me/air_alert_ua/46346</text:a>
</text:p>
      <!--NEWS-->
      <text:h text:style-name="P10" text:outline-level="1">
<text:span text:style-name="T4">
军队的JSC Avdiivka Directio Rusian炮击了Novokalinova，Berdyshi，Avdiivka，Water，首先...</text:span>
</text:h>
      <text:p text:style-name="P4">
作者: liveuamap (Language: en)</text:p>
      <text:p text:style-name="P4">
时间: 2023-05-23T-10:33:00</text:p>
      <text:p text:style-name="P4">
地点: Donetsk (Latitude:48.09413 Longtitude:37.58869)</text:p>
      <text:p text:style-name="P4">
视频: []</text:p>
      <text:p text:style-name="P4">
图片: []</text:p>
      <text:p text:style-name="P4">
标签: ["Russia"]</text:p>
      <text:p text:style-name="P4">
Id: 22564848</text:p>
      <!--METADATA-->
      <text:p text:style-name="P4">
在Avdiyivka方向，俄罗斯军队炮击了Novokalynove，Berdychi，Avdiyivka，Vodyane，Pervomayske和Donetsk地区的Karlivka。 俄罗斯航空导入的空袭在Avdiyivka和Pervomayske， - 乌克兰军队总裁在早晨的报告中说</text:p>
      <text:p text:style-name="P4">
新闻集链接：<text:a xlink:type="simple" xlink:href="https://liveuamap.com/en/2023/23-may-at-avdiyivka-direction-russian-army-shelled-novokalynove" text:style-name="Internet_20_link" text:visited-style-name="Visited_20_Internet_20_Link">
https://liveuamap.com/en/2023/23-may-at-avdiyivka-direction-russian-army-army-shelled-novokalynove</text:a>
</text:p>
      <text:p text:style-name="P4">
News Source: <text:a xlink:type="simple" xlink:href="https://t.me/lumsrc/4877" text:style-name="Internet_20_link" text:visited-style-name="Visited_20_Internet_20_Link">
https://t.me/lumsrc/4877</text:a>
</text:p>
      <!--NEWS-->
      <text:h text:style-name="P10" text:outline-level="1">
<text:span text:style-name="T4">
在玛丽卡（Maryinka）的指示</text:span>
</text:h>
      <text:p text:style-name="P4">
作者: liveuamap (Language: en)</text:p>
      <text:p text:style-name="P4">
时间: 2023-05-23T-12:33:00</text:p>
      <text:p text:style-name="P4">
地点: Donetsk Oblast (Latitude:47.91623 Longtitude:37.45857)</text:p>
      <text:p text:style-name="P4">
视频: []</text:p>
      <text:p text:style-name="P4">
图片: []</text:p>
      <text:p text:style-name="P4">
标签: ["Russia"]</text:p>
      <text:p text:style-name="P4">
Id: 22564847</text:p>
      <!--METADATA-->
      <text:p text:style-name="P4">
在玛丽卡(Maryinka)方向，俄罗斯军队炮击了玛丽卡(Maryinka)和波比达(Pobyeda</text:p>
      <text:p text:style-name="P4">
新闻集链接：<text:a xlink:type="simple" xlink:href="https://liveuamap.com/en/2023/23-may-at-maryinka-direction-russian-army-shelled-maryinka" text:style-name="Internet_20_link" text:visited-style-name="Visited_20_Internet_20_Link">
https://liveuamap.com/en/2023/23-may-at-maryinka-direction-russian-army-shelled-maryinka</text:a>
</text:p>
      <text:p text:style-name="P4">
News Source: <text:a xlink:type="simple" xlink:href="https://t.me/lumsrc/4878" text:style-name="Internet_20_link" text:visited-style-name="Visited_20_Internet_20_Link">
https://t.me/lumsrc/4878</text:a>
</text:p>
      <!--NEWS-->
      <text:h text:style-name="P10" text:outline-level="1">
<text:span text:style-name="T4">
Shutterstock Photo Bank以5300万美元的价格购买了Giphy</text:span>
</text:h>
      <text:p text:style-name="P4">
作者: Ukrinform (Person)</text:p>
      <text:p text:style-name="P4">
出版商: Укринформ (Organization)</text:p>
      <text:p text:style-name="P4">
出版时间: 2023-05-23T-134:56:00+03:00</text:p>
      <text:p text:style-name="P4">
修改时间: 2023-05-23T17:56:00+03:00</text:p>
      <text:p text:style-name="P4">
描述: Meta已出售GIPHY，在线数据和搜索引擎，允许用户以5300万美元的价格搜索和共享动画GIF文件Shutterstock。  - 乌克林。</text:p>
      <text:p text:style-name="P4">
图片: ['<text:a xlink:type="simple" xlink:href="https://static.ukrinform.com/photos/2023_05/thumb_files/630_360_1684854119-337.jpg" text:style-name="Internet_20_link" text:visited-style-name="Visited_20_Internet_20_Link">
630_360_16848...</text:a>
']</text:p>
      <text:p text:style-name="P4">
标签: ['Технології', 'Продаж', 'Meta', 'Shutterstock']</text:p>
      <text:p text:style-name="P4">
类型: Article</text:p>
      <!--METADATA-->
      <text:p text:style-name="P4">
<draw:frame draw:style-name="fr1" draw:name="Image2" text:anchor-type="as-char" svg:width="6.9236in" svg:height="3.956343in" draw:z-index="0">
<draw:image xlink:href="../Images/yкринформ/2023-05-23T-134-56-00-03-00/630_360_1684854119-337.jpg" xlink:type="simple" xlink:show="embed" xlink:actuate="onLoad" draw:mime-type="image/jpeg"/>
</draw:frame>
Mmeta已出售Giphy，在线数据库和搜索引擎，该引擎允许用户以5300万美元的价格与动画GIF文件(Shchetterstock)搜索和共享。</text:p>
      <text:p text:style-name="P4">
正如乌克林福姆报道的那样，它报告了<text:a xlink:type="simple" xlink:href="https://www.theguardian.com/technology/2023/may/23/facebook-owner-meta-sells-giphy-shutterstock-gif-search" text:style-name="Internet_20_link" text:visited-style-name="Visited_20_Internet_20_Link">
</text:a>
</text:p>
      <text:p text:style-name="P4">
<text:a xlink:type="simple" xlink:href="https://www.ukrinform.ua/tag-meta" text:style-name="Internet_20_link" text:visited-style-name="Visited_20_Internet_20_Link">
 </text:a>
她在5月23日星期二说，这给了Giphy，她于2021年11月以3.15亿美元的价格购买了Giphy，但英国监管机构禁止她在2022年完成CAPID。</text:p>
      <text:p text:style-name="P4">
Shutterstock为世界各地的用户和品牌提供高质量的许可照片，插图，3D模型，视频和音乐，将为Giphy支付现金。</text:p>
      <text:p text:style-name="P4">
执行董事Shutterstock Paul Hennesssey指出，此次收购是“作为创意平台的Shutterstock Way中的令人兴奋的下一步”。</text:p>
      <text:p text:style-name="P4">
<text:span text:style-name="T4">
另请阅读：</text:span>
 <text:a xlink:type="simple" xlink:href="https://www.ukrinform.ua/rubric-technology/3708226-u-meta-pocali-testuvati-reklamni-instrumenti-na-osnovi-stucnogo-intelektu.html" text:style-name="Internet_20_link" text:visited-style-name="Visited_20_Internet_20_Link">
</text:a>
正如乌克林福姆报道的，竞争部，英国市场和市场(SMA)Meta不得不出售Giphy，这是一种在线型超个人系统，允许用户搜索和共享动画GIF文件。</text:p>
      <text:p text:style-name="P4">
监管机构称之为“社交网络间平台可能减少竞争的原因，以及元的重大影响的增加。”</text:p>
      <text:p text:style-name="P4">
_foto：Getty Images _</text:p>
      <text:p text:style-name="P4">
News Source: <text:a xlink:type="simple" xlink:href="https://www.ukrinform.ua/rubric-technology/3713178-fotobank-shutterstock-pridbav-giphy-za-53-miljoni.html" text:style-name="Internet_20_link" text:visited-style-name="Visited_20_Internet_20_Link">
https://www.ukrinform.ua/rubric-technology/3713178-fotobank-shutterstock-pridbav-giphy-za-53-miljoni.html</text:a>
</text:p>
      <!--NEWS-->
      <text:h text:style-name="P10" text:outline-level="1">
<text:span text:style-name="T4">
在沙克塔克（Shakhtarske）的指示，俄罗斯军队炮击了Vuhledar，Novoukrayinka和Prechystivka。 俄罗斯...</text:span>
</text:h>
      <text:p text:style-name="P4">
作者: liveuamap (Language: en)</text:p>
      <text:p text:style-name="P4">
时间: 2023-05-23T-14:33:00</text:p>
      <text:p text:style-name="P4">
地点: Donetsk (Latitude:47.78986 Longtitude:36.98839)</text:p>
      <text:p text:style-name="P4">
视频: []</text:p>
      <text:p text:style-name="P4">
图片: []</text:p>
      <text:p text:style-name="P4">
标签: ["Russia"]</text:p>
      <text:p text:style-name="P4">
Id: 22564846</text:p>
      <!--METADATA-->
      <text:p text:style-name="P4">
在沙克塔克(Shakhtarske)的指示，俄罗斯军队炮击了Vuhledar，Novoukrayinka和Prechystivka。 俄罗斯航空在Prechystivkaand Zolota Nyva的Vuhledar进行了空袭，乌克兰武装部队的总参谋部在主题报告中说</text:p>
      <text:p text:style-name="P4">
新闻集链接：<text:a xlink:type="simple" xlink:href="https://liveuamap.com/en/2023/23-may-at-shakhtarske-direction-russian-army-shelled-vuhledar" text:style-name="Internet_20_link" text:visited-style-name="Visited_20_Internet_20_Link">
https://liveuamap.com/en/2023/23-may-at-shakhtarske-direction-russian-army-army-shelled-vuhledar</text:a>
</text:p>
      <text:p text:style-name="P4">
News Source: <text:a xlink:type="simple" xlink:href="https://t.me/lumsrc/4879" text:style-name="Internet_20_link" text:visited-style-name="Visited_20_Internet_20_Link">
https://t.me/lumsrc/4879</text:a>
</text:p>
      <!--NEWS-->
      <text:h text:style-name="P10" text:outline-level="1">
<text:span text:style-name="T4">
入侵者解雇了Ochakov-损坏的住宅，商店和汽油管道</text:span>
</text:h>
      <text:p text:style-name="P4">
作者: Ukrinform (Person)</text:p>
      <text:p text:style-name="P4">
出版商: Укринформ (Organization)</text:p>
      <text:p text:style-name="P4">
出版时间: 2023-05-23T-157:50:00+03:00</text:p>
      <text:p text:style-name="P4">
修改时间: 2023-05-23T16:50:00+03:00</text:p>
      <text:p text:style-name="P4">
描述: 在今天的炮击中，俄罗斯奥科洛地区俄罗斯联合会的部队损坏了煤气管道和气体调节设备。  - 乌克林。</text:p>
      <text:p text:style-name="P4">
图片: ['<text:a xlink:type="simple" xlink:href="https://static.ukrinform.com/photos/2023_05/thumb_files/630_360_1684850380-211.jpg" text:style-name="Internet_20_link" text:visited-style-name="Visited_20_Internet_20_Link">
630_360_16848...</text:a>
']</text:p>
      <text:p text:style-name="P4">
标签: ['Миколаївщина', 'Обстріл', 'Очаків', 'Війна з Росією']</text:p>
      <text:p text:style-name="P4">
类型: Article</text:p>
      <!--METADATA-->
      <text:p text:style-name="P4">
<draw:frame draw:style-name="fr1" draw:name="Image3" text:anchor-type="as-char" svg:width="6.9236in" svg:height="3.956343in" draw:z-index="0">
<draw:image xlink:href="../Images/yкринформ/2023-05-23T-157-50-00-03-00/630_360_1684850380-211.jpg" xlink:type="simple" xlink:show="embed" xlink:actuate="onLoad" draw:mime-type="image/jpeg"/>
</draw:frame>
在白天，Mykolaiv地区Ochakov俄罗斯联合会炮击损坏了气管管道和气体调节设备。</text:p>
      <text:p text:style-name="P4">
关于它报告了[[]]的JSC“ mykolaivgas”(https://t.me/mykolaivgas/319)，报道乌克林福姆。</text:p>
      <text:p text:style-name="P4">
“今天5月23日，俄罗斯恐怖分子残酷无情<text:a xlink:type="simple" xlink:href="https://www.ukrinform.ua/tag-obstril" text:style-name="Internet_20_link" text:visited-style-name="Visited_20_Internet_20_Link">
</text:a>
奥查科夫。 除住宅建筑物，商店和基础设施设施外，天然气基础设施也受到损害 - 气体调节设备和天然气管道也损坏了，”该消息在此消息中。</text:p>
      <text:p text:style-name="P4">
值得注意的是，JSC“ Mykolaivgas”的Ochakov区的员工消除了炮击。</text:p>
      <text:p text:style-name="P4">
<text:span text:style-name="T4">
另请阅读：</text:span>
 <text:a xlink:type="simple" xlink:href="https://www.ukrinform.ua/rubric-ato/3713100-rosijski-vijska-obstrilali-vovcansk-i-selo-lipci.html" text:style-name="Internet_20_link" text:visited-style-name="Visited_20_Internet_20_Link">
<text:span text:style-name="T4">
射击</text:span>
</text:a>
据报道，5月23日下午，俄罗斯军队向Ochakov Zrszv开了枪。</text:p>
      <text:p text:style-name="P4">
News Source: <text:a xlink:type="simple" xlink:href="https://www.ukrinform.ua/rubric-ato/3713141-zagarbniki-obstrilali-ocakiv-poskodzeni-zitlovi-budinki-magazini-ta-gazoprovid.html" text:style-name="Internet_20_link" text:visited-style-name="Visited_20_Internet_20_Link">
https://www.ukrinform.ua/rubric-ato/3713141-zagarbniki-obstrilali-ocakiv-poskodzeni-zitlovi-budinki-magazini-ta-gazoprovid.html</text:a>
</text:p>
      <!--NEWS-->
      <text:h text:style-name="P10" text:outline-level="1">
<text:span text:style-name="T4">
政府已释放国家基础设施项目的负责人</text:span>
</text:h>
      <text:p text:style-name="P4">
作者: Ukrinform (Person)</text:p>
      <text:p text:style-name="P4">
出版商: Укринформ (Organization)</text:p>
      <text:p text:style-name="P4">
出版时间: 2023-05-23T-161:38:00+03:00</text:p>
      <text:p text:style-name="P4">
修改时间: 2023-05-23T16:38:00+03:00</text:p>
      <text:p text:style-name="P4">
描述: 在周二的一次会议上，部长们决定将康斯坦丁·古拉（Konstantin Gura）从国家基础设施项目局长裁定。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Призначення', 'Звільнення']</text:p>
      <text:p text:style-name="P4">
类型: Article</text:p>
      <!--METADATA-->
      <text:p text:style-name="P4">
<draw:frame draw:style-name="fr1" draw:name="Image4" text:anchor-type="as-char" svg:width="6.9236in" svg:height="3.956343in" draw:z-index="0">
<draw:image xlink:href="../Images/yкринформ/2023-05-23T-161-38-00-03-00/630_360_1678738628-217.jpg" xlink:type="simple" xlink:show="embed" xlink:actuate="onLoad" draw:mime-type="image/jpeg"/>
</draw:frame>
在周二的一次会议上，部长的内阁决定将Konstantinagura驳回基础设施项目的国家局长。</text:p>
      <text:p text:style-name="P4">
关于IT报告乌克林福姆，参考<text:a xlink:type="simple" xlink:href="https://t.me/uriad24/2670" text:style-name="Internet_20_link" text:visited-style-name="Visited_20_Internet_20_Link">
</text:a>
在线政府。</text:p>
      <text:p text:style-name="P4">
报道说：“在5月23日的会议上，乌克兰部长的内阁批准了从国家机构基础设施项目局长裁定的康斯坦丁·古里(Konstantin Guri)的撤销。”</text:p>
      <text:p text:style-name="P4">
<text:a xlink:type="simple" xlink:href="https://www.ukrinform.ua/tag-kabmin" text:style-name="Internet_20_link" text:visited-style-name="Visited_20_Internet_20_Link">
</text:a>
他任命了州紧急服务部负责人Volodymyr Demchaspanovkaya。</text:p>
      <text:p text:style-name="P4">
<text:span text:style-name="T4">
另请阅读：</text:span>
 <text:a xlink:type="simple" xlink:href="https://www.ukrinform.ua/rubric-society/3713113-robota-na-deokupovanih-teritoriah-urad-shvaliv-realizaciu-eksperimentalnogo-proektu.html" text:style-name="Internet_20_link" text:visited-style-name="Visited_20_Internet_20_Link">
<text:span text:style-name="T4">
政府</text:span>
</text:a>
索罗斯拉夫·尚卡(Yaroslav Shanka)的任命也得到了索尔斯地区政府副负责人尤利亚·哈里特斯卡(Yulia Hrytska) - 安德里什(Andriyesh) - 切尔尼夫特(Chernivtsi)地区行政部门负责人。</text:p>
      <text:p text:style-name="P4">
据报道，部长的内阁任命了2022年6月21日乌克兰基础设施项目的国家基础设施项目局长康斯坦丁·古鲁(Konstantin Guru)。</text:p>
      <text:p text:style-name="P4">
News Source: <text:a xlink:type="simple" xlink:href="https://www.ukrinform.ua/rubric-polytics/3713132-urad-zvilniv-kerivnika-derzagentstva-infrastrukturnih-proektiv.html" text:style-name="Internet_20_link" text:visited-style-name="Visited_20_Internet_20_Link">
https://www.ukrinform.ua/rubric-polytics/3713132-urad-zvilniv-kerivnika-derzagentstva-infrastrukturnih-proektiv.html</text:a>
</text:p>
      <!--NEWS-->
      <text:h text:style-name="P10" text:outline-level="1">
<text:span text:style-name="T4">
俄罗斯击中敖德萨击中的损失估计为30亿</text:span>
</text:h>
      <text:p text:style-name="P4">
作者: Ukrinform (Person)</text:p>
      <text:p text:style-name="P4">
出版商: Укринформ (Organization)</text:p>
      <text:p text:style-name="P4">
出版时间: 2023-05-23T-165:31:00+03:00</text:p>
      <text:p text:style-name="P4">
修改时间: 2023-05-23T16:31:00+03:00</text:p>
      <text:p text:style-name="P4">
描述: 估计俄罗斯无人机于4月19日被打入敖德萨的娱乐设施的损失估计为30亿个ECO检验。  - 乌克林。</text:p>
      <text:p text:style-name="P4">
图片: ['<text:a xlink:type="simple" xlink:href="https://static.ukrinform.com/photos/2023_05/thumb_files/630_360_1684854415-918.jpeg" text:style-name="Internet_20_link" text:visited-style-name="Visited_20_Internet_20_Link">
630_360_16848...</text:a>
', '<text:a xlink:type="simple" xlink:href="https://static.ukrinform.com/photos/2023_05/1684854445-292.jpg" text:style-name="Internet_20_link" text:visited-style-name="Visited_20_Internet_20_Link">
1684854445-29...</text:a>
']</text:p>
      <text:p text:style-name="P4">
标签: ['Безпілотник', 'Обстріл', 'Одеса', 'Збитки', 'Війна з Росією']</text:p>
      <text:p text:style-name="P4">
类型: Article</text:p>
      <!--METADATA-->
      <text:p text:style-name="P4">
<draw:frame draw:style-name="fr1" draw:name="Image5" text:anchor-type="as-char" svg:width="6.9236in" svg:height="3.956343in" draw:z-index="0">
<draw:image xlink:href="../Images/yкринформ/2023-05-23T-165-31-00-03-00/630_360_1684854415-918.jpeg" xlink:type="simple" xlink:show="embed" xlink:actuate="onLoad" draw:mime-type="image/jpeg"/>
</draw:frame>
估计俄罗斯冷冻机的损失估计为30亿卢比，俄罗斯冰柜于4月19日被打入敖德萨的娱乐设施。</text:p>
      <text:p text:style-name="P4">
对这个 <text:a xlink:type="simple" xlink:href="https://sw.dei.gov.ua/post/ponad-3-mlrd-grn-zbitkiv-zavdano-dovkillyu-vnaslidok-ruynuvannya-rekreatsiy" text:style-name="Internet_20_link" text:visited-style-name="Visited_20_Internet_20_Link">
 </text:a>
据报道，在乌克兰国家环境检查局的网站上。</text:p>
      <text:p text:style-name="P4">
在4月19日对该地区进行袭击之后，检查员对命中进行了调查<text:a xlink:type="simple" xlink:href="https://www.ukrinform.ua/tag-bezpilotnik" text:style-name="Internet_20_link" text:visited-style-name="Visited_20_Internet_20_Link">
</text:a>
并发现该领土堵塞了104,000平方米的建筑废物。  <draw:frame draw:style-name="fr1" draw:name="Image6" text:anchor-type="as-char" svg:width="6.9236in" svg:height="5.1927in" draw:z-index="0">
<draw:image xlink:href="../Images/yкринформ/2023-05-23T-165-31-00-03-00/1684854445-292.jpg" xlink:type="simple" xlink:show="embed" xlink:actuate="onLoad" draw:mime-type="image/jpeg"/>
</draw:frame>
<text:span text:style-name="T5">
foto：odessa.online</text:span>
</text:p>
      <text:p text:style-name="P4">
消息中说：“根据《调查法》，对环境造成的损失为3 0.69亿UAH。”</text:p>
      <text:p text:style-name="P4">
<text:span text:style-name="T4">
另请阅读：</text:span>
 <text:a xlink:type="simple" xlink:href="https://www.ukrinform.ua/rubric-regions/3712681-v-odesi-colovik-otrimav-dovicne-peredavav-vorogu-dani-pro-zsu.html" text:style-name="Internet_20_link" text:visited-style-name="Visited_20_Internet_20_Link">
<text:span text:style-name="T4">
敖德萨</text:span>
</text:a>
根据乌克林福姆的报道，俄罗斯军队在4月19日晚上<text:a xlink:type="simple" xlink:href="https://www.ukrinform.ua/rubric-ato/3697712-rosiani-atakuvali-odesinu-sahedami-10-iz-12-droniv-zbila-ppo.html" text:style-name="Internet_20_link" text:visited-style-name="Visited_20_Internet_20_Link">
</text:a>
Shahd-136/131。 乌克兰防守者在12架无人机中已关闭10个。 记录<text:a xlink:type="simple" xlink:href="https://www.ukrinform.ua/rubric-ato/3697696-zagarbniki-atakuvali-bezpilotnikami-odesinu-v-ova-kazut-pro-prilit-v-obekt-infrastrukturi.html" text:style-name="Internet_20_link" text:visited-style-name="Visited_20_Internet_20_Link">
</text:a>
。</text:p>
      <text:p text:style-name="P4">
<text:span text:style-name="T5">
第一张照片：Sergey Bratchuk/Telegram</text:span>
</text:p>
      <text:p text:style-name="P4">
News Source: <text:a xlink:type="simple" xlink:href="https://www.ukrinform.ua/rubric-regions/3713181-zbitki-vid-vlucanna-rosijskogo-dronu-po-odesi-ocinili-v-3-milardi.html" text:style-name="Internet_20_link" text:visited-style-name="Visited_20_Internet_20_Link">
https://www.ukrinform.ua/rubric-regions/3713181-zbitki-vid-vlucanna-rosijskogo-dronu-po-odesi-ocinili-v-3-milardi.html</text:a>
</text:p>
      <!--NEWS-->
      <text:h text:style-name="P10" text:outline-level="1">
<text:span text:style-name="T4">
在Zaporizhzhia和Kherson的指示，俄罗斯军队炮击了Vremivka和Donetsk R的Novopil ...</text:span>
</text:h>
      <text:p text:style-name="P4">
作者: liveuamap (Language: en)</text:p>
      <text:p text:style-name="P4">
时间: 2023-05-23T-16:33:00</text:p>
      <text:p text:style-name="P4">
地点: Kherson (Latitude:46.62536 Longtitude:32.60141)</text:p>
      <text:p text:style-name="P4">
视频: []</text:p>
      <text:p text:style-name="P4">
图片: []</text:p>
      <text:p text:style-name="P4">
标签: ["Russia"]</text:p>
      <text:p text:style-name="P4">
Id: 22564845</text:p>
      <!--METADATA-->
      <text:p text:style-name="P4">
在Zaporizhzhia和Kherson的指示，俄罗斯军队炮击了Donetsk地区的Vremivka和Novopil。 Olhivske，Huliaipole，Bilohirya，Mala Tokmachka，Novodanylivka，Novoandriyivka，Zaporizhzhia地区的Mali Scherbaky和Zaporizhzhya City； Kachkarivka，Vesele，Kozatske，Antonivka，Stanislav Ofkherson地区和Kherson City。 俄罗斯航空进行了Zaporizhzhia地区的Atmastrikes Atmalynivka，Mala Tokmachka和Novodanylivka，乌克兰武装部队的将军在早晨的报告中说</text:p>
      <text:p text:style-name="P4">
新闻集链接：<text:a xlink:type="simple" xlink:href="https://liveuamap.com/en/2023/23-may-at-zaporizhzhia-and-kherson-directions-russian-army" text:style-name="Internet_20_link" text:visited-style-name="Visited_20_Internet_20_Link">
https://liveuamap.com/en/2023/23-may-at-zaporizhzhia-and-kherson-directions-russian-army</text:a>
</text:p>
      <text:p text:style-name="P4">
News Source: <text:a xlink:type="simple" xlink:href="https://t.me/lumsrc/4880" text:style-name="Internet_20_link" text:visited-style-name="Visited_20_Internet_20_Link">
https://t.me/lumsrc/4880</text:a>
</text:p>
      <!--NEWS-->
      <text:h text:style-name="P10" text:outline-level="1">
<text:span text:style-name="T4">
SBU暴露了一家在沃尔林的公司，该公司向俄罗斯提供了潜艇</text:span>
</text:h>
      <text:p text:style-name="P4">
作者: Ukrinform (Person)</text:p>
      <text:p text:style-name="P4">
出版商: Укринформ (Organization)</text:p>
      <text:p text:style-name="P4">
出版时间: 2023-05-23T-16:40:00+03:00</text:p>
      <text:p text:style-name="P4">
修改时间: 2023-05-23T23:40:00+03:00</text:p>
      <text:p text:style-name="P4">
描述: 乌克兰的安全局暴露了向俄罗斯提供附件生产潜艇的公司。  - 乌克林。</text:p>
      <text:p text:style-name="P4">
图片: ['<text:a xlink:type="simple" xlink:href="https://static.ukrinform.com/photos/2023_05/thumb_files/630_360_1684833890-387.jpeg" text:style-name="Internet_20_link" text:visited-style-name="Visited_20_Internet_20_Link">
630_360_16848...</text:a>
']</text:p>
      <text:p text:style-name="P4">
标签: ['СБУ', 'Волинь', 'Війна з Росією']</text:p>
      <text:p text:style-name="P4">
类型: Article</text:p>
      <!--METADATA-->
      <text:p text:style-name="P4">
<draw:frame draw:style-name="fr1" draw:name="Image7" text:anchor-type="as-char" svg:width="6.9236in" svg:height="3.956343in" draw:z-index="0">
<draw:image xlink:href="../Images/yкринформ/2023-05-23T-16-40-00-03-00/630_360_1684833890-387.jpeg" xlink:type="simple" xlink:show="embed" xlink:actuate="onLoad" draw:mime-type="image/jpeg"/>
</draw:frame>
乌克兰的服务暴露了该公司向俄罗斯提供附件以生产潜艇的公司。</text:p>
      <text:p text:style-name="P4">
正如Ukrinform报道的那样，SBU报告<text:a xlink:type="simple" xlink:href="https://t.me/SBUkr/8404" text:style-name="Internet_20_link" text:visited-style-name="Visited_20_Internet_20_Link">
</text:a>
在特殊服务中强调的是，在设备组织中强调了沃尔林地区的一家公司的负责人，该公司生产了高科技产品。</text:p>
      <text:p text:style-name="P4">
这些产品用于生产重型设备，包括工作人员。 正是这些稀有产品被出售给俄罗斯联邦。</text:p>
      <text:p text:style-name="P4">
正如SBU所强调的那样，恶性因素涉及一家欧洲国家领土的会员公司，以掩盖非法活动。 据记录，该公司的负责人与LDNR恐怖组织合作。</text:p>
      <text:p text:style-name="P4">
根据该计划，外国商业结构购买了据称满足其需求的乌克兰工厂的产品，然后运送了最终客户。</text:p>
      <text:p text:style-name="P4">
根据可用数据，从经销商的全面入侵开始时，已经出口了将近200,000个关键产品。</text:p>
      <text:p text:style-name="P4">
期间 <text:a xlink:type="simple" xlink:href="https://www.ukrinform.ua/tag-obsuk" text:style-name="Internet_20_link" text:visited-style-name="Visited_20_Internet_20_Link">
 </text:a>
在所涉及人员的生产和压缩时：计算机设备，手机是具有非法活动证据的IDOCOMENTE； 通过犯罪获得的钱。</text:p>
      <text:p text:style-name="P4">
在SBU调查人员根据《艺术》第4部分发起的刑事诉讼框架内。 乌克兰刑法的111-1(与侵略国合作进行经济活动的服务)，正在采取全面的措施来确定犯罪的所有情况并起诉肇事者。</text:p>
      <text:p text:style-name="P4">
<text:span text:style-name="T4">
另请阅读：</text:span>
 <text:a xlink:type="simple" xlink:href="https://www.ukrinform.ua/rubric-society/3711803-sbu-vikrila-v-ukraini-se-12-prorosijskih-agitatoriv.html" text:style-name="Internet_20_link" text:visited-style-name="Visited_20_Internet_20_Link">
<text:span text:style-name="T4">
暴露</text:span>
</text:a>
特别是，计划对沃尔林企业制造商负责人的怀疑。</text:p>
      <text:p text:style-name="P4">
该调查是由区域检察官办公室保存领导层的SBU工作人员进行的。</text:p>
      <text:p text:style-name="P4">
当他们添加到<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为实施犯罪设备的实施而批准了该判决的资本企业负责人。正如乌克林福姆报道的<text:a xlink:type="simple" xlink:href="https://www.ukrinform.ua/rubric-regions/3711856-sered-vlasnikiv-obekta-kriticnoi-infrastrukturi-na-rivnensini-buli-rosiani-policia.html" text:style-name="Internet_20_link" text:visited-style-name="Visited_20_Internet_20_Link">
</text:a>
在俄罗斯联邦公民的关键基础设施的对象拥有的企业所有者中找到。</text:p>
      <text:p text:style-name="P4">
News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俄罗斯部队在Lyman，Bakhmut，Avdiivka和Maryinka Directio进行进攻行动...</text:span>
</text:h>
      <text:p text:style-name="P4">
作者: liveuamap (Language: en)</text:p>
      <text:p text:style-name="P4">
时间: 2023-05-23T-18:33:00</text:p>
      <text:p text:style-name="P4">
地点: Marinka, Donetsk Oblast (Latitude:47.9413 Longtitude:37.49874)</text:p>
      <text:p text:style-name="P4">
视频: []</text:p>
      <text:p text:style-name="P4">
图片: []</text:p>
      <text:p text:style-name="P4">
标签: ["Russia"]</text:p>
      <text:p text:style-name="P4">
Id: 22564844</text:p>
      <!--METADATA-->
      <text:p text:style-name="P4">
俄罗斯部队在莱曼，巴赫穆特，阿夫迪夫卡和玛丽卡执行进攻行动。 乌克兰军方对乌瑞斯部队进行了30多次战斗活动。 俄罗斯军队试图在哈尔基维利翁的Masutivka附近，卢汉斯克地区的luhorivka，巴赫穆特，诺沃卡利诺夫，塞维尔恩，沃迪恩和佩尔沃梅克，玛丽基卡，玛丽卡，</text:p>
      <text:p text:style-name="P4">
新闻集链接：<text:a xlink:type="simple" xlink:href="https://liveuamap.com/en/2023/23-may-russian-forces-conducting-offensive-actions-at-lyman" text:style-name="Internet_20_link" text:visited-style-name="Visited_20_Internet_20_Link">
https://liveuamap.com/en/2023/23-may-russian-forces-conducting-contresident-actions-actions-actions-at-lyman</text:a>
</text:p>
      <text:p text:style-name="P4">
News Source: <text:a xlink:type="simple" xlink:href="https://t.me/lumsrc/4881" text:style-name="Internet_20_link" text:visited-style-name="Visited_20_Internet_20_Link">
https://t.me/lumsrc/4881</text:a>
</text:p>
      <!--NEWS-->
      <text:h text:style-name="P10" text:outline-level="1">
<text:span text:style-name="T4">
与曲棍球季后赛的决心参与者</text:span>
</text:h>
      <text:p text:style-name="P4">
作者: Ukrinform (Person)</text:p>
      <text:p text:style-name="P4">
出版商: Укринформ (Organization)</text:p>
      <text:p text:style-name="P4">
出版时间: 2023-05-23T-18:37:29+03:00</text:p>
      <text:p text:style-name="P4">
修改时间: 2023-05-23T23:37:29+03:00</text:p>
      <text:p text:style-name="P4">
描述: 在小组赛的最后一轮中，确定了两名季后赛参与者。  - 乌克林。</text:p>
      <text:p text:style-name="P4">
图片: ['<text:a xlink:type="simple" xlink:href="https://static.ukrinform.com/photos/2023_05/thumb_files/630_360_1684874081-167.jpg" text:style-name="Internet_20_link" text:visited-style-name="Visited_20_Internet_20_Link">
630_360_16848...</text:a>
']</text:p>
      <text:p text:style-name="P4">
标签: ['Чемпіонат світу з хокею', 'хокей']</text:p>
      <text:p text:style-name="P4">
类型: Article</text:p>
      <!--METADATA-->
      <text:p text:style-name="P4">
<draw:frame draw:style-name="fr1" draw:name="Image8" text:anchor-type="as-char" svg:width="6.9236in" svg:height="3.956343in" draw:z-index="0">
<draw:image xlink:href="../Images/yкринформ/2023-05-23T-18-37-29-03-00/630_360_1684874081-167.jpg" xlink:type="simple" xlink:show="embed" xlink:actuate="onLoad" draw:mime-type="image/jpeg"/>
</draw:frame>
小组赛的最后一轮由两个季后赛确定。</text:p>
      <text:p text:style-name="P4">
在精英师的曲棍球世界锦标赛上，所有床垫都结束了。 乌克利福姆报道，根据比赛的这一部分的结果，确定了桩的参与者。</text:p>
      <text:p text:style-name="P4">
今年在精英师举行的曲棍球锦标赛在拉脱维亚塔夫兰德举行。 该级别的竞赛参与者是16支球队，由8位参与者分为两个球队。 小组赛结束后，每个小组的最后一支球队都被精英分区切断，而四个球队最好进入季后赛。</text:p>
      <text:p text:style-name="P4">
根据2023年世界杯足球杯的六轮比赛的结果，两支国家队被释放到下级和六个季后赛参与者中。 匈牙利和斯洛文尼亚，美国，瑞典，塔夫兰，保证了A组中的前三个位置以及瑞士，捷克共和国和加拿大的A组</text:p>
      <text:p text:style-name="P4">
在小组赛的最后一轮比赛中，又确定了两个季后赛：德国以5-0击败了法国，并保证了季后赛。 取而代之的是，斯洛伐克绕开了斯洛伐克，在对阵瑞士的比赛中得分。 结果，这些国家队的比赛在主要时间以3：3的平局结束，并允许拉脱维亚进入季后赛，在加时赛中，拉脱维亚人赢得了比赛，并在小组中获得了第三次摘要。</text:p>
      <text:p text:style-name="P4">
<text:span text:style-name="T4">
 <text:span text:style-name="T5">
四分之一决赛(比赛将于5月25日举行)：</text:span>
 </text:span>
</text:p>
      <text:p text:style-name="P4">
美国是捷克共和国</text:p>
      <text:p text:style-name="P4">
瑞士是德国</text:p>
      <text:p text:style-name="P4">
瑞典 - 拉脱维亚</text:p>
      <text:p text:style-name="P4">
加拿大是芬兰</text:p>
      <text:p text:style-name="P4">
<text:span text:style-name="T4">
另请阅读：</text:span>
 <text:a xlink:type="simple" xlink:href="https://www.ukrinform.ua/rubric-sports/3713099-cs2023-z-hokeu-nimeccina-vijsla-do-cvertfinalu-rozgromivsi-franciu.html" text:style-name="Internet_20_link" text:visited-style-name="Visited_20_Internet_20_Link">
<text:span text:style-name="T4">
曲棍球</text:span>
</text:a>
据乌克林福姆报道，英国和波兰在课堂上有所增加，该课堂分别在IA组中排名第一和第二。</text:p>
      <text:p text:style-name="P4">
照片：盖蒂图像</text:p>
      <text:p text:style-name="P4">
News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在Melitopol，入侵者从基座坦克纪念碑中移走</text:span>
</text:h>
      <text:p text:style-name="P4">
作者: Ukrinform (Person)</text:p>
      <text:p text:style-name="P4">
出版商: Укринформ (Organization)</text:p>
      <text:p text:style-name="P4">
出版时间: 2023-05-23T-20:35:00+03:00</text:p>
      <text:p text:style-name="P4">
修改时间: 2023-05-23T23:35:00+03:00</text:p>
      <text:p text:style-name="P4">
描述: 在临时占领的梅利托波尔（Melitopol）以恢复和恢复机制中，派出了一个坦克。  - 乌克林。</text:p>
      <text:p text:style-name="P4">
图片: ['<text:a xlink:type="simple" xlink:href="https://static.ukrinform.com/photos/2023_05/thumb_files/630_360_1684873820-373.jpg" text:style-name="Internet_20_link" text:visited-style-name="Visited_20_Internet_20_Link">
630_360_16848...</text:a>
']</text:p>
      <text:p text:style-name="P4">
标签: ['Мелітополь', "Пам'ятник", 'Танк', 'Федоров']</text:p>
      <text:p text:style-name="P4">
类型: Article</text:p>
      <!--METADATA-->
      <text:p text:style-name="P4">
<draw:frame draw:style-name="fr1" draw:name="Image9" text:anchor-type="as-char" svg:width="6.9236in" svg:height="3.956343in" draw:z-index="0">
<draw:image xlink:href="../Images/yкринформ/2023-05-23T-20-35-00-03-00/630_360_1684873820-373.jpg" xlink:type="simple" xlink:show="embed" xlink:actuate="onLoad" draw:mime-type="image/jpeg"/>
</draw:frame>
类似地占领了Melitopol，以恢复和恢复机制来赎回坦克。</text:p>
      <text:p text:style-name="P4">
关于<text:a xlink:type="simple" xlink:href="https://t.me/ivan_fedorov_melitopol/2076" text:style-name="Internet_20_link" text:visited-style-name="Visited_20_Internet_20_Link">
</text:a>
乌克林福姆报道说，梅利托波尔·伊万·费多罗夫(Melitopol Ivan Fedorov)的城市主席报道。</text:p>
      <text:p text:style-name="P4">
“乌克兰军队收到“豹子”和“艾布拉姆斯”，而Melitopolyn恢复和恢复机制的占领者则被发送<text:a xlink:type="simple" xlink:href="https://www.ukrinform.ua/tag-tank" text:style-name="Internet_20_link" text:visited-style-name="Visited_20_Internet_20_Link">
</text:a>
费多罗夫写道：“一座站在基座上半个世纪的纪念碑。”</text:p>
      <text:p text:style-name="P4">
据他说，目前尚不清楚这是否是具有“类似物”技术的新水平的安全人员，还是“现象已经在寻找交通工具”。 但是他警告说：“无法恢复阿富汗人纪念馆的BRDM。”</text:p>
      <text:p text:style-name="P4">
<text:span text:style-name="T4">
另请阅读：</text:span>
 <text:a xlink:type="simple" xlink:href="https://www.ukrinform.ua/rubric-regions/3709108-u-kafe-okupovanogo-melitopola-divcina-zirvala-rosijskij-trikolor.html" text:style-name="Internet_20_link" text:visited-style-name="Visited_20_Internet_20_Link">
<text:span text:style-name="T4">
 melitopol </text:span>
</text:a>
据报道，今年1月，俄罗斯入侵者拆除了安装在中央种植者的塔拉斯·舍申科的纪念碑。</text:p>
      <text:p text:style-name="P4">
News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在基辅，在公共文件中介绍了第一张签名Simon Petliura</text:span>
</text:h>
      <text:p text:style-name="P4">
作者: Ukrinform (Person)</text:p>
      <text:p text:style-name="P4">
出版商: Укринформ (Organization)</text:p>
      <text:p text:style-name="P4">
出版时间: 2023-05-23T-22:32:08+03:00</text:p>
      <text:p text:style-name="P4">
修改时间: 2023-05-23T23:32:08+03:00</text:p>
      <text:p text:style-name="P4">
描述: Mykola Lysenko博物馆介绍了西蒙·佩特利拉（Simon Petliura）的乌克兰革命政治的早期签名。  - 乌克林。</text:p>
      <text:p text:style-name="P4">
图片: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标签: ['Історія', 'Виставка', 'Петлюра', 'Документи']</text:p>
      <text:p text:style-name="P4">
类型: Article</text:p>
      <!--METADATA-->
      <text:p text:style-name="P4">
<draw:frame draw:style-name="fr1" draw:name="Image10" text:anchor-type="as-char" svg:width="6.9236in" svg:height="3.956343in" draw:z-index="0">
<draw:image xlink:href="../Images/yкринформ/2023-05-23T-22-32-08-03-00/630_360_1684869168-3017.jpeg" xlink:type="simple" xlink:show="embed" xlink:actuate="onLoad" draw:mime-type="image/jpeg"/>
</draw:frame>
Mykola Lysenko的Ubank博物馆提出了西蒙·佩特利拉(Simon Petliura)乌克兰革命的早期亲笔签名政策，该政策在作曲家音乐创造力成立35周年之际，在多利森科(Dolisenko)的热情讲话中指出。</text:p>
      <text:p text:style-name="P4">
这是乌克利福通讯员的报道。“这是佩特利拉(Petliura)最早的签名之一，也许是第一个公共建筑。西蒙·佩特里拉(Simon Petliura)老师。“今天是独一无二的，因为它是在文化文件上。它还证实了佩特里拉(Petliura)和乌克兰音乐是相关的现象，”  - 称为乌克兰考古研究所的科学员工。 Mikhail Hrushevsky Tina Peresunko。</text:p>
      <text:p text:style-name="P4">
据她说，他于1903年12月从库班发给佩特利拉(Petliura)，由于俄罗斯宪兵所迫害，延迟了革命活动。</text:p>
      <text:p text:style-name="P4">
<text:span text:style-name="T4">
另请阅读：</text:span>
 <text:a xlink:type="simple" xlink:href="https://www.ukrinform.ua/rubric-regions/3713284-na-lvivsini-v-rodinnomu-maetku-evgena-konovalca-vidznacili-den-geroiv.html" text:style-name="Internet_20_link" text:visited-style-name="Visited_20_Internet_20_Link">
</text:a>
“我们认为佩特利拉是一个政治和军事人物。但是这种文化在他一生中的重要地位。他在斯基尔普卡上唱歌很好，他是波尔塔瓦神学院的一名学生合唱团。“击败了门槛，”禁止俄罗斯审查，”研究人员说。</text:p>
      <text:p text:style-name="P4">
据历史学家安德烈·鲁卡斯(Andrei Rukkas)说，正是乌克兰歌曲使Petliura Joyaman和目录的负责人。</text:p>
      <text:p text:style-name="P4">
“他的弟弟亚历山大在记忆中说，即使是学习竞标学校(在神学院之前)，西蒙最喜欢上课，因为老师教乌克兰歌曲。 而且，据他的兄弟说，是歌手对西蒙·瓦西利耶夫(Simon Vasilyevich)的影响最大，因此我们欠他，酋长和目录的负责人。”</text:p>
      <text:p text:style-name="P4">
同时研究人员<text:a xlink:type="simple" xlink:href="https://www.ukrinform.ua/tag-istoria" text:style-name="Internet_20_link" text:visited-style-name="Visited_20_Internet_20_Link">
</text:a>
乌克兰人Kubanidmitro White指出，随着Petliura的签名，20世纪初期，Kuban政治人物的权威同样重要。 特别是，在63个典范中，有Mykola Ryabovil，Stepan Eraastov，Stepan Manzhula，Ivan Rotar，Vladimir Skidan。</text:p>
      <text:p text:style-name="P4">
<text:span text:style-name="T4">
另请阅读：</text:span>
 <text:a xlink:type="simple" xlink:href="https://www.ukrinform.ua/rubric-society/3708197-zaluznomu-podaruvali-vidtvorenu-visivanku-banderi-u-stili-military.html" text:style-name="Internet_20_link" text:visited-style-name="Visited_20_Internet_20_Link">
<text:span text:style-name="T4">
 bandera </text:span>
</text:a>
根据组织者的说法，由于博物馆的股票收藏，该文件从未出现。在活动期间，他还听到了伊万·弗兰科(Ivan Franko)的话语“不建立日”的浪漫史以及由基辅音乐学院第四课的学生表演的莱森科音乐。 R M。 耀眼的阿德尔·舒鲁伯拉(Adel Shurubura)。</text:p>
      <text:p text:style-name="P4">
News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Vereshchuk：到周末，IDP必须收到5月的债务付款</text:span>
</text:h>
      <text:p text:style-name="P4">
作者: Ukrinform (Person)</text:p>
      <text:p text:style-name="P4">
出版商: Укринформ (Organization)</text:p>
      <text:p text:style-name="P4">
出版时间: 2023-05-23T-24:24:26+03:00</text:p>
      <text:p text:style-name="P4">
修改时间: 2023-05-23T23:24:26+03:00</text:p>
      <text:p text:style-name="P4">
描述: 到工作周结束时，内部流离失所者应在5月的债务上收取其付款。  - 乌克林。</text:p>
      <text:p text:style-name="P4">
图片: ['<text:a xlink:type="simple" xlink:href="https://static.ukrinform.com/photos/2023_05/thumb_files/630_360_1683807598-471.jpg" text:style-name="Internet_20_link" text:visited-style-name="Visited_20_Internet_20_Link">
630_360_16838...</text:a>
']</text:p>
      <text:p text:style-name="P4">
标签: ['Переселенці', 'Гроші', 'Верещук', 'Єдині новини']</text:p>
      <text:p text:style-name="P4">
类型: Article</text:p>
      <!--METADATA-->
      <text:p text:style-name="P4">
<draw:frame draw:style-name="fr1" draw:name="Image11" text:anchor-type="as-char" svg:width="6.9236in" svg:height="3.956343in" draw:z-index="0">
<draw:image xlink:href="../Images/yкринформ/2023-05-23T-24-24-26-03-00/630_360_1683807598-471.jpg" xlink:type="simple" xlink:show="embed" xlink:actuate="onLoad" draw:mime-type="image/jpeg"/>
</draw:frame>
到工作周结束时，内部流离失所者应获得五月的付款。</text:p>
      <text:p text:style-name="P4">
乌克林福姆报道，Viceremier的 - 临时占领领土的重新融入伊琳娜·弗雷什丘克(Irina Vereshchuk)在Teletrius的“统一新闻”中告知了这一点，回答了有关IDP付款IDP债务的问题。</text:p>
      <text:p text:style-name="P4">
“(这是 -  ed。)对于5月的债务，在第二和第三付款期内。 5月12日，他是第二名，5月23日(第三名)。 在乌克兰总理的主席下提出了prapocode，决定立即筛选资金以偿还债务。 因此，本周，到工作周结束时，人们必须赚钱。”她说。</text:p>
      <text:p text:style-name="P4">
据她说，目前约有500万人在相关登记册中注册，即这些付款约250万。</text:p>
      <text:p text:style-name="P4">
<text:span text:style-name="T4">
另请阅读：</text:span>
 <text:a xlink:type="simple" xlink:href="https://www.ukrinform.ua/rubric-kyiv/3710945-kiivrada-zatverdila-perelik-zitla-dla-rozmisenna-pereselenciv.html" text:style-name="Internet_20_link" text:visited-style-name="Visited_20_Internet_20_Link">
<text:span text:style-name="T4">
流离失所</text:span>
</text:a>
在回答这个问题时，政府说，冬季和春季记录了30万新的国内流离失所者。 “今天是30万，这是新的国内流离失所者，并且收到了这些付款。”</text:p>
      <text:p text:style-name="P4">
另外，临时占领领土重新融合的部长指出，社会政策部目前正在提议确定给出这些付款的参数。</text:p>
      <text:p text:style-name="P4">
“因为有332号的相关决议，并且有一些人受薪资的约束。 现在，社会政策部提议进行紧急tsivplay，也就是说，必须确定将考虑IDP人员的数量，将其整合花费多少时间。 这是持续的讨论。 看来，这是必要的。”重返社会部负责人说。</text:p>
      <text:p text:style-name="P4">
但是，正如它所相信的<text:a xlink:type="simple" xlink:href="https://www.ukrinform.ua/tag-veresuk" text:style-name="Internet_20_link" text:visited-style-name="Visited_20_Internet_20_Link">
</text:a>
，一年中的人们必须拥有2022年的所有适当付款。</text:p>
      <text:p text:style-name="P4">
“我们将看到我们的讨论将结束什么，因为您确实需要很多钱。 当我们谈论300,000个额外的170亿(VPO- ed。)，这是一笔钱，需要在某个地方找到它们。 但是应该有正义 - 需要国家的帮助。”她说。</text:p>
      <text:p text:style-name="P4">
<text:span text:style-name="T4">
另请阅读：</text:span>
 <text:a xlink:type="simple" xlink:href="https://www.ukrinform.ua/rubric-society/3711666-pereselenci-j-veterani-mozut-otrimati-vaucer-na-navcanna-za-perelikom-profesij-minreintegracii.html" text:style-name="Internet_20_link" text:visited-style-name="Visited_20_Internet_20_Link">
<text:span text:style-name="T4">
流离失所</text:span>
</text:a>
</text:p>
      <text:p text:style-name="P4">
“也就是说，一个人离开，到达一个地方，需要6个月才能适应。 接下来是集成模式，即 - 工作，住房和其他所有内容。(它是对此提出的。)”</text:p>
      <text:p text:style-name="P4">
据报道，Vereshchuk告知<text:a xlink:type="simple" xlink:href="https://www.ukrinform.ua/rubric-society/3712902-socviplati-dla-pereselenciv-u-2023-roci-budut-zberezeni-veresuk.html" text:style-name="Internet_20_link" text:visited-style-name="Visited_20_Internet_20_Link">
</text:a>
</text:p>
      <text:p text:style-name="P4">
News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在联合国理事会中的基斯利察（Kyslitsa）在粮食安全的背景下制定了俄罗斯战争的教训</text:span>
</text:h>
      <text:p text:style-name="P4">
作者: Ukrinform (Person)</text:p>
      <text:p text:style-name="P4">
出版商: Укринформ (Organization)</text:p>
      <text:p text:style-name="P4">
出版时间: 2023-05-23T-26:19:00+03:00</text:p>
      <text:p text:style-name="P4">
修改时间: 2023-05-23T23:19:00+03:00</text:p>
      <text:p text:style-name="P4">
描述: 乌克兰的永久代表是联合国谢尔盖·基斯利特斯（Sergey Kyslytsia），周二在联合国议会上发表讲话，命名为俄罗斯的四个教训，在讨论粮食安全对武装冲突的依赖的背景下，这很有用。  - 乌克林。</text:p>
      <text:p text:style-name="P4">
图片: ['<text:a xlink:type="simple" xlink:href="https://static.ukrinform.com/photos/2023_05/thumb_files/630_360_1684872981-949.jpeg" text:style-name="Internet_20_link" text:visited-style-name="Visited_20_Internet_20_Link">
630_360_16848...</text:a>
']</text:p>
      <text:p text:style-name="P4">
标签: ['Експорт', 'Зерно', 'Кислиця', 'Радбез ООН', 'Війна з Росією', 'Продовольча безпека']</text:p>
      <text:p text:style-name="P4">
类型: Article</text:p>
      <!--METADATA-->
      <text:p text:style-name="P4">
<draw:frame draw:style-name="fr1" draw:name="Image12" text:anchor-type="as-char" svg:width="6.9236in" svg:height="3.956343in" draw:z-index="0">
<draw:image xlink:href="../Images/yкринформ/2023-05-23T-26-19-00-03-00/630_360_1684872981-949.jpeg" xlink:type="simple" xlink:show="embed" xlink:actuate="onLoad" draw:mime-type="image/jpeg"/>
</draw:frame>
乌克兰的永久代表在联合国谢尔盖·基斯利特西亚(Sergey Kyslytsia)周二在联合国理事会上发表讲话，命名为俄罗斯的四个教训，“这对于讨论粮食安全依赖武装冲突的讨论可能很有用。</text:p>
      <text:p text:style-name="P4">
乌克林福姆在纽约报道了这一点。</text:p>
      <text:p text:style-name="P4">
首先，“饥荒仍然是侵略者工具包的重要因素，以征服他袭击的国家的防御能力，并在被占领地区镇压平民法规。”</text:p>
      <text:p text:style-name="P4">
他回忆说，从入侵莫斯科的开始，诉诸于封锁人道主义走廊，并进入周围和占领领土。</text:p>
      <text:p text:style-name="P4">
Ppred补充说：“饥饿也被用作对被占领地区和乌克兰战俘的被拘留者的酷刑。”</text:p>
      <text:p text:style-name="P4">
<text:span text:style-name="T4">
另请阅读：</text:span>
 <text:a xlink:type="simple" xlink:href="https://www.ukrinform.ua/rubric-economy/3713275-ugorsina-edina-kraina-aka-ne-vidklikala-odnostoronni-obmezenna-agrarnogo-importu-z-ukraini.html" text:style-name="Internet_20_link" text:visited-style-name="Visited_20_Internet_20_Link">
</text:a>
其次，侵略者试图以侵略的受害者的身份将全球食品问题转变为侵略受害者，并以受影响的国家和地区的需求为由。</text:p>
      <text:p text:style-name="P4">
为此，侵略者试图破坏多边倡议来应对危机，就俄罗斯战争而言，是黑海谷物。</text:p>
      <text:p text:style-name="P4">
第三，武装冲突导致“农业用地的矿山污染以及关键基础设施的破坏，这破坏了生产，分配和获取食品和水””。</text:p>
      <text:p text:style-name="P4">
<text:span text:style-name="T4">
另请阅读：</text:span>
 <text:a xlink:type="simple" xlink:href="https://www.ukrinform.ua/rubric-regions/3711362-osnovni-roboti-z-rozminuvanna-narazi-provodatsa-u-cotiroh-oblastah-dsns.html" text:style-name="Internet_20_link" text:visited-style-name="Visited_20_Internet_20_Link">
</text:a>
据他说，俄罗斯已将乌克兰变成了世界上最受污染的国家之一。 特别是，成千上万的矿山和其他爆炸物散布在乌克兰农业用地上，面积超过4700平方公里。</text:p>
      <text:p text:style-name="P4">
第四，以粉后的信念，<text:a xlink:type="simple" xlink:href="https://www.ukrinform.ua/tag-oon" text:style-name="Internet_20_link" text:visited-style-name="Visited_20_Internet_20_Link">
</text:a>
应在旨在克服战争对平民的后果的全球努力中发挥重要作用。</text:p>
      <text:p text:style-name="P4">
Kyslytsya从他的演讲中提醒了联合国秘书长古特雷斯的话，他几个小时前宣称：“战争意思是饥饿。”<text:span text:style-name="T4">
另请阅读：</text:span>
 <text:a xlink:type="simple" xlink:href="https://www.ukrinform.ua/rubric-economy/3700628-evropi-potribni-ukrainski-silskogospodarski-tovari-solskij.html" text:style-name="Internet_20_link" text:visited-style-name="Visited_20_Internet_20_Link">
</text:a>
根据基斯利特(Kislytsya)的说法，乌克兰并不是第一次反对克里姆林宫作为武器的做法。</text:p>
      <text:p text:style-name="P4">
他指出，今年是由斯大林政权造成的巨大饥荒成立90周年，该政权夺走了乌克兰数百万人民的生命。</text:p>
      <text:p text:style-name="P4">
Postdperd补充说：“这些痛苦的回忆现在是乌克兰对当代关系的抵制的​​主要来源之一。”</text:p>
      <text:p text:style-name="P4">
正如乌克林福姆(Ukrinform)报道的那样，周二，主持主席的联合国安理会举行了公开辩论，以保护武装冲突中的平民。 联合国秘书长，在其[]中讲话(https://www.ukrinform.ua/rubric-polytics/3713222-zahist-civilnih-u-zbrojnih-konfliktah-guterres-u-radbezi-oon-ne-zgadav-pro-zertvi-sered-ukrainciv.html)黑海倡议。 同时，演讲的很大一部分致力于保护苏丹，阿富汗，埃塞俄比亚，叙利亚的平民，如下关于执行黑海倡议的重要性和“对晋升相互了解的备忘录的重要性世界上俄罗斯产品和肥料的作品。”</text:p>
      <text:p text:style-name="P4">
News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美国选举：佛罗里达州州长空降将宣布参与赛车</text:span>
</text:h>
      <text:p text:style-name="P4">
作者: Ukrinform (Person)</text:p>
      <text:p text:style-name="P4">
出版商: Укринформ (Organization)</text:p>
      <text:p text:style-name="P4">
出版时间: 2023-05-23T-28:17:00+03:00</text:p>
      <text:p text:style-name="P4">
修改时间: 2023-05-23T23:17:00+03:00</text:p>
      <text:p text:style-name="P4">
描述: 佛罗里达州州长共和党人罗恩·阿里亚尼斯（Ron Aryanis）将于明天晚上宣布参加共和党的入门，以使他在2024年选举中为美国总统竞选。  - 乌克林。</text:p>
      <text:p text:style-name="P4">
图片: ['<text:a xlink:type="simple" xlink:href="https://static.ukrinform.com/photos/2021_06/thumb_files/630_360_1624333429-183.jpeg" text:style-name="Internet_20_link" text:visited-style-name="Visited_20_Internet_20_Link">
630_360_16243...</text:a>
']</text:p>
      <text:p text:style-name="P4">
标签: ['Президент', 'Вибори у США', 'Праймеріз']</text:p>
      <text:p text:style-name="P4">
类型: Article</text:p>
      <!--METADATA-->
      <text:p text:style-name="P4">
<draw:frame draw:style-name="fr1" draw:name="Image13" text:anchor-type="as-char" svg:width="6.9236in" svg:height="3.956343in" draw:z-index="0">
<draw:image xlink:href="../Images/yкринформ/2023-05-23T-28-17-00-03-00/630_360_1624333429-183.jpeg" xlink:type="simple" xlink:show="embed" xlink:actuate="onLoad" draw:mime-type="image/jpeg"/>
</draw:frame>
佛罗里达州州长共和党人罗恩·迪恩坦蒂斯(Ron Deantantis)明天将宣布参加共和党的入门书，以提名他在2024年为美国总统的候选人资格提名。</text:p>
      <text:p text:style-name="P4">
正如乌克林福姆报道了<text:a xlink:type="simple" xlink:href="https://www.foxnews.com/politics/florida-gov-ron-desantis-announce-candidacy-president-wednesday-twitter-sources" text:style-name="Internet_20_link" text:visited-style-name="Visited_20_Internet_20_Link">
</text:a>
他将在Twitter与亿万富翁Ilon面具交谈时宣布这一消息。</text:p>
      <text:p text:style-name="P4">
可以预期，与Demantis公告一起，将提交Dopherdred选举委员会的相关文件。</text:p>
      <text:p text:style-name="P4">
佛罗里达州州长的评级不如唐纳德的外国人<text:a xlink:type="simple" xlink:href="https://www.ukrinform.ua/tag-tramp" text:style-name="Internet_20_link" text:visited-style-name="Visited_20_Internet_20_Link">
</text:a>
，但在对共和党成员的调查中，它领先于其他可能的候选人。</text:p>
      <text:p text:style-name="P4">
<text:span text:style-name="T4">
另请阅读：</text:span>
 <text:a xlink:type="simple" xlink:href="https://www.ukrinform.ua/rubric-world/3710449-vibori-u-ssa-bajden-viperedzae-trampa-u-gipoteticnomu-drugomu-turi-na-6.html" text:style-name="Internet_20_link" text:visited-style-name="Visited_20_Internet_20_Link">
<text:span text:style-name="T4">
选择</text:span>
</text:a>
在特朗普的大力支持下，这位44岁的着陆点在2018年赢得了他在2018年担任州长的第一次选举。 与扩张不同，乌克兰在战争中的支持继续。</text:p>
      <text:p text:style-name="P4">
但是他成为一支独立的力量，建立了一个从海岸延伸到海岸的政治品牌。</text:p>
      <text:p text:style-name="P4">
News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在Sivershchyna和Slobozhanschyna的指示，俄罗斯军队炮击了Karpovychi，Tymonovychi，...</text:span>
</text:h>
      <text:p text:style-name="P4">
作者: liveuamap (Language: en)</text:p>
      <text:p text:style-name="P4">
时间: 2023-05-23T-2:33:00</text:p>
      <text:p text:style-name="P4">
地点: Vovchansk (Latitude:51.77899 Longtitude:32.11012)</text:p>
      <text:p text:style-name="P4">
视频: []</text:p>
      <text:p text:style-name="P4">
图片: []</text:p>
      <text:p text:style-name="P4">
标签: ["Russia"]</text:p>
      <text:p text:style-name="P4">
Id: 22564859</text:p>
      <!--METADATA-->
      <text:p text:style-name="P4">
At sivershchyna and illbozhanschyna Directions Russian Army Shelledkarpovychi, Tymonovychi, Halaganivka and Zarichchya of Chernihiv, Staryko; Ka, tymofiyivka, Oleksandrivka, Yunakivka, Myropillya, Popivka and Dmytrivka of Sumy Region, ALSO MOROZOVADOLYA, SHEVCHENKA, KOZACHA Lopan Lopan , Hoptivka, Lukyantsi, Zelene ，Starytsya，Hatysche，Pletenivka，Vovchansk，Varvarivka，Nesterne，Budarky和Chuhunivkaof Kharkiv地区。 俄罗斯航空在切尔尼希夫地区的Oleksiyivka和Sossnivka的俄罗斯航空， - 乌克兰武装部队的总参谋部说。</text:p>
      <text:p text:style-name="P4">
新闻集链接：(https://liveuamap.com/en/2023/23-may-at-sivershchyna-and-slobozhanschyna-directions-russian)</text:p>
      <text:p text:style-name="P4">
News Source: <text:a xlink:type="simple" xlink:href="https://t.me/lumsrc/4873" text:style-name="Internet_20_link" text:visited-style-name="Visited_20_Internet_20_Link">
https://t.me/lumsrc/4873</text:a>
</text:p>
      <!--NEWS-->
      <text:h text:style-name="P10" text:outline-level="1">
<text:span text:style-name="T4">
每次外国访问都使乌克兰变得更强大-Zelensky</text:span>
</text:h>
      <text:p text:style-name="P4">
作者: Ukrinform (Person)</text:p>
      <text:p text:style-name="P4">
出版商: Укринформ (Organization)</text:p>
      <text:p text:style-name="P4">
出版时间: 2023-05-23T-30:08:00+03:00</text:p>
      <text:p text:style-name="P4">
修改时间: 2023-05-23T23:08:00+03:00</text:p>
      <text:p text:style-name="P4">
描述: 每次外国访问和几乎所有谈判都使我们的国家变得更加强大。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Переговори', 'Україна', 'Візит', 'Зеленський', 'Війна з Росією']</text:p>
      <text:p text:style-name="P4">
类型: Article</text:p>
      <!--METADATA-->
      <text:p text:style-name="P4">
<draw:frame draw:style-name="fr1" draw:name="Image14" text:anchor-type="as-char" svg:width="6.9236in" svg:height="3.956343in" draw:z-index="0">
<draw:image xlink:href="../Images/yкринформ/2023-05-23T-30-08-00-03-00/630_360_1683122925-491.jpeg" xlink:type="simple" xlink:show="embed" xlink:actuate="onLoad" draw:mime-type="image/jpeg"/>
</draw:frame>
每个法律访问和几乎每次谈判都使我们的国家变得更高。</text:p>
      <text:p text:style-name="P4">
在您的[]中(https://t.me/V_Zelenskiy_official/6342)乌克林事物通讯员报告说，沃迪米尔·泽伦斯基(Volodymyr Zelenskyy)告知乌克兰总统。</text:p>
      <text:p text:style-name="P4">
“我们必须理解的每个人：我们国家的主要任务和其他国际交流的含义在于乌克兰的加强，加强防御，增加我们勇士和整个国家的可能性。我们有一个外国人访问，几乎所有谈判都能够乌克兰。”他说。</text:p>
      <text:p text:style-name="P4">
分别地 <text:a xlink:type="simple" xlink:href="https://www.ukrinform.ua/tag-zelenskij" text:style-name="Internet_20_link" text:visited-style-name="Visited_20_Internet_20_Link">
</text:a>
他感谢我们以米哈伊尔·比利恩斯基(Mikhail Bilynsky)命名的第36-宫步兵旅。 “这个单位现在战斗时，由于其力量而经常值得感激。 现在也要记住他们。 谢谢你，我祝贺你的一天，”总统说。</text:p>
      <text:p text:style-name="P4">
<text:span text:style-name="T4">
另请阅读：</text:span>
 <text:a xlink:type="simple" xlink:href="https://www.ukrinform.ua/rubric-ato/3712980-zelenskij-vidvidav-pozicii-na-dilanci-vugledar-marinka-i-vruciv-nagorodi-bijcam.html" text:style-name="Internet_20_link" text:visited-style-name="Visited_20_Internet_20_Link">
<text:span text:style-name="T4">
 Zelensky </text:span>
</text:a>
视频： <text:a xlink:type="simple" xlink:href="https://t.me/OP_UA/9570" text:style-name="Internet_20_link" text:visited-style-name="Visited_20_Internet_20_Link">
</text:a>
乌克兰国家的负责人还感谢第137个单独的无营的步兵的士兵 - 每个战斗机，他们在前线上取得的良好成绩，并说他们是年轻人。</text:p>
      <text:p text:style-name="P4">
他在一个职业假期向他们打招呼。 Zelensky说：“我祝贺所有正在尊重乌克兰海军陆战队剂量的人。”</text:p>
      <text:p text:style-name="P4">
总统还感谢我们国防军的其他部队，他们与最赤裸的方向作斗争。</text:p>
      <text:p text:style-name="P4">
<text:span text:style-name="T4">
另请阅读：</text:span>
 <text:a xlink:type="simple" xlink:href="https://www.ukrinform.ua/rubric-ato/3712927-zelenskij-poihav-na-front-privitati-morskih-pihotinciv.html" text:style-name="Internet_20_link" text:visited-style-name="Visited_20_Internet_20_Link">
<text:span text:style-name="T4">
 Zelensky </text:span>
 <text:span text:style-name="T4">
 </text:span>
去了<text:span text:style-name="T4">
 front </text:span>
招呼<text:span text:style-name="T4">
招呼</text:span>
<text:span text:style-name="T4">
<text:span text:style-name="T5">
*</text:span>
</text:span>
<text:span text:style-name="T4">
<text:span text:style-name="T5">
*</text:span>
 </text:span>
 <text:span text:style-name="T4">
 </text:span>
 <text:span text:style-name="T4">
步兵</text:span>
 **</text:a>
“第55个单独的炮兵旅“ Zaporizhzhya Sich”总是有效的。 谢谢你，战士!第59个单独的步兵旅以Yakovagandyuk的名字命名，就像最强大的!谢谢你!第74个单独的侦察营 - 谢谢勇士，”乌克兰国家负责人说。</text:p>
      <text:p text:style-name="P4">
反过来，他感谢乌克兰的第五个独立的Slobozhansky Brigadionitation Guard的士兵，他正在卢汉斯地区战斗，以及国防军的其他部队，“正如它应该在必要时保护阵地占领者。”</text:p>
      <text:p text:style-name="P4">
“谢谢你，我们的战士!让我们一起赢!荣耀对乌克兰，”泽伦斯基说。</text:p>
      <text:p text:style-name="P4">
News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由于非法网络活动，各州对朝鲜实施了制裁</text:span>
</text:h>
      <text:p text:style-name="P4">
作者: Ukrinform (Person)</text:p>
      <text:p text:style-name="P4">
出版商: Укринформ (Organization)</text:p>
      <text:p text:style-name="P4">
出版时间: 2023-05-23T-33:57:00+03:00</text:p>
      <text:p text:style-name="P4">
修改时间: 2023-05-23T22:57:00+03:00</text:p>
      <text:p text:style-name="P4">
描述: 美国财政部宣布对五十个法人实体和朝鲜的个人进行新的制裁，这与网络球员的非法行动有关，这允许平壤的政权从边境赚取利润。  - 乌克林。</text:p>
      <text:p text:style-name="P4">
图片: ['<text:a xlink:type="simple" xlink:href="https://static.ukrinform.com/photos/2018_12/thumb_files/630_360_1544470492-627.jpeg" text:style-name="Internet_20_link" text:visited-style-name="Visited_20_Internet_20_Link">
630_360_15444...</text:a>
']</text:p>
      <text:p text:style-name="P4">
标签: ['Кібербезпека', 'КНДР', 'Санкції', 'США']</text:p>
      <text:p text:style-name="P4">
类型: Article</text:p>
      <!--METADATA-->
      <text:p text:style-name="P4">
<draw:frame draw:style-name="fr1" draw:name="Image15" text:anchor-type="as-char" svg:width="6.9236in" svg:height="3.956343in" draw:z-index="0">
<draw:image xlink:href="../Images/yкринформ/2023-05-23T-33-57-00-03-00/630_360_1544470492-627.jpeg" xlink:type="simple" xlink:show="embed" xlink:actuate="onLoad" draw:mime-type="image/jpeg"/>
</draw:frame>
美国财政部宣布对五十个司法和朝鲜的个人进行新的制裁，与网络中的非法行动有关，允许平壤的政权从边境赚取利润。</text:p>
      <text:p text:style-name="P4">
这是在财政部对外国资产控制办公室的官方信息中指出的(OFAC)，报道乌克林福姆。</text:p>
      <text:p text:style-name="P4">
“如今，OFAC已对四个组织实施制裁，并涉及隐藏收入的人格和恶意，以支持政府<text:a xlink:type="simple" xlink:href="https://www.ukrinform.ua/tag-kndr" text:style-name="Internet_20_link" text:visited-style-name="Visited_20_Internet_20_Link">
</text:a>
”， - 声明说。</text:p>
      <text:p text:style-name="P4">
它强调，朝鲜使用IT工人，这些工人被安排为外国公司的盈利工作，然后支持Kim政权及其优先事项。 Tsikosht是指导的，包括用于开发和生产武器破坏和弹道导弹的计划。</text:p>
      <text:p text:style-name="P4">
<text:span text:style-name="T4">
另请阅读：</text:span>
 <text:a xlink:type="simple" xlink:href="https://www.ukrinform.ua/rubric-ato/3712314-solc-pivnicna-korea-mae-pripiniti-aderni-viprobuvanna.html" text:style-name="Internet_20_link" text:visited-style-name="Visited_20_Internet_20_Link">
</text:a>
为了阻止这一点，美国对平民自动化大学，技术情报局和第110研究中心实施了制裁。 这些结构的活动由DPRK的主要情报部门控制。 此外，对朝鲜公司Chinyong及其在俄罗斯金·圣马纳(Kim San Mana)的官方代表实施了制裁。 这种结构由朝鲜人民武装部部门控制，朝鲜在俄罗斯和老挝的IT专业人士安排。</text:p>
      <text:p text:style-name="P4">
“美国和我们的合作伙伴仍致力于与朝鲜的非法活动作斗争，以获取收入和继续努力，并在金融机构中盗窃线程，虚拟货币的交流，公司和私人的交流，“代表”财务部长在这方面表示。布莱恩·尼尔森(Brian Nelson)的恐怖主义和金融情报。</text:p>
      <text:p text:style-name="P4">
<text:span text:style-name="T4">
另请阅读：</text:span>
 <text:a xlink:type="simple" xlink:href="https://www.ukrinform.ua/rubric-world/3702648-kndr-aktivno-rozbudovue-adernij-naukovij-kompleks-de-moze-viroblatisa-zbrojovij-uran.html" text:style-name="Internet_20_link" text:visited-style-name="Visited_20_Internet_20_Link">
<text:span text:style-name="T4">
 dprk </text:span>
</text:a>
</text:p>
      <text:p text:style-name="P4">
News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主席：乌克兰的权力是根据规则的国际秩序的基础</text:span>
</text:h>
      <text:p text:style-name="P4">
作者: Ukrinform (Person)</text:p>
      <text:p text:style-name="P4">
出版商: Укринформ (Organization)</text:p>
      <text:p text:style-name="P4">
出版时间: 2023-05-23T-35:49:00+03:00</text:p>
      <text:p text:style-name="P4">
修改时间: 2023-05-23T22:49:00+03:00</text:p>
      <text:p text:style-name="P4">
描述: 乌克兰的权力和我们的辩护现在是根据规则的国际秩序力量的基础。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СУ', 'Морпіхи', 'Зеленський', 'Війна з Росією', '#stoprussia']</text:p>
      <text:p text:style-name="P4">
类型: Article</text:p>
      <!--METADATA-->
      <text:p text:style-name="P4">
<draw:frame draw:style-name="fr1" draw:name="Image16" text:anchor-type="as-char" svg:width="6.9236in" svg:height="3.956343in" draw:z-index="0">
<draw:image xlink:href="../Images/yкринформ/2023-05-23T-35-49-00-03-00/630_360_1682451261-591.jpeg" xlink:type="simple" xlink:show="embed" xlink:actuate="onLoad" draw:mime-type="image/jpeg"/>
</draw:frame>
现在的力量和我们的防御是基于规则的国际秩序力量的基础。</text:p>
      <text:p text:style-name="P4">
在您晚上<text:a xlink:type="simple" xlink:href="https://www.youtube.com/watch" text:style-name="Internet_20_link" text:visited-style-name="Visited_20_Internet_20_Link">
</text:a>
乌克林福称通讯员报告说，沃迪米尔总统Zelenskyy说。</text:p>
      <text:p text:style-name="P4">
_ <text:span text:style-name="T4">
 视频 </text:span>
： <text:a xlink:type="simple" xlink:href="https://t.me/OP_UA/9570" text:style-name="Internet_20_link" text:visited-style-name="Visited_20_Internet_20_Link">
</text:a>
_</text:p>
      <text:p text:style-name="P4">
“谢谢所有为乌克兰增添力量的人!现在，我们国家的力量现在，我们的防御力量是基于方向的国际秩序力量的基础。”  - 强调<text:a xlink:type="simple" xlink:href="https://www.ukrinform.ua/tag-zelenskij" text:style-name="Internet_20_link" text:visited-style-name="Visited_20_Internet_20_Link">
</text:a>
。</text:p>
      <text:p text:style-name="P4">
另外，Zelensky告诉他，周二，他在我们以前的职位 - 在煤炭和Marinka地区的顿涅茨克地区，他很荣幸祝贺乌克兰海军陆战队的职业假期 - 海军陆战队日。</text:p>
      <text:p text:style-name="P4">
<text:span text:style-name="T4">
另请阅读：</text:span>
 <text:a xlink:type="simple" xlink:href="https://www.ukrinform.ua/rubric-ato/3713257-evrosouz-peredav-ukraini-220-tisac-snaradiv-i-1300-raket-borrel.html" text:style-name="Internet_20_link" text:visited-style-name="Visited_20_Internet_20_Link">
</text:a>
“他将国家奖项交给了战士和录音带，以勇​​于勇气和勇气来保护这一领域的这一部分。 我敢肯定 - 您还记得这些单位，通常在晚上上诉，我感谢他们在战斗中给乌克兰带来的非凡结果。 今天，他亲自授予他们授予。”总统说。</text:p>
      <text:p text:style-name="P4">
乌克兰国家的负责人指出，这是乌特拉德梅尔步兵步兵第35旅，米哈伊尔·奥斯特格拉德斯基(Mikhail Ostrogradsky)，第406个单独的旅，以khorunzhi alexei alexei diamozov和140年级的侦察battallion命名。</text:p>
      <text:p text:style-name="P4">
“非常强大的单位，我感谢你们每个人，战士!谢谢您的Zseshivrons，这确实非常光荣。”他保证。</text:p>
      <text:p text:style-name="P4">
泽伦斯基(Zelensky)反过来表示，周二宣布在乌克兰的海军陆战队成立正处于最前沿。</text:p>
      <text:p text:style-name="P4">
<text:span text:style-name="T4">
另请阅读：</text:span>
 <text:a xlink:type="simple" xlink:href="https://www.ukrinform.ua/rubric-ato/3713129-ponad-1000-vognevih-zavdan-za-dobu-ak-sili-oboroni-nisat-voroga-na-tavrijskomu-napramku.html" text:style-name="Internet_20_link" text:visited-style-name="Visited_20_Internet_20_Link">
<text:span text:style-name="T4">
武装部队</text:span>
</text:a>
总统说：“海军陆战队的新旅将被添加到我们的部队中 - 我们为他们提供现代武器和设备。”</text:p>
      <text:p text:style-name="P4">
乌克兰国家的负责人指出，实际上，这次旅行是在与当今和前几周发生的许多会议和谈判之后，一直走到了《冠军》的最前沿。</text:p>
      <text:p text:style-name="P4">
据报道，自2018年5月23日以来，每年在乌克兰<text:a xlink:type="simple" xlink:href="https://www.ukrinform.ua/rubric-ato/3712898-v-ukraini-vidznacaut-den-morskoi-pihoti.html" text:style-name="Internet_20_link" text:visited-style-name="Visited_20_Internet_20_Link">
</text:a>
 .</text:p>
      <text:p text:style-name="P4">
News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明天在乌克兰，在某些地方短期降雨和雷暴，下午为+25°</text:span>
</text:h>
      <text:p text:style-name="P4">
作者: Ukrinform (Person)</text:p>
      <text:p text:style-name="P4">
出版商: Укринформ (Organization)</text:p>
      <text:p text:style-name="P4">
出版时间: 2023-05-23T-37:46:00+03:00</text:p>
      <text:p text:style-name="P4">
修改时间: 2023-05-23T22:46:00+03:00</text:p>
      <text:p text:style-name="P4">
描述: 5月24日，星期三，乌克兰的多云。 在东部的晚上，大多数中央和Zaporizhzhya区域，小雨，在其余地区没有降水； 下午在乌克兰，除了Volyn，Rivne，Ternopil和Khmelnitsky地区，短期降雨和雷暴。  - 乌克林。</text:p>
      <text:p text:style-name="P4">
图片: ['<text:a xlink:type="simple" xlink:href="https://static.ukrinform.com/photos/2019_04/thumb_files/630_360_1555161144-582.jpg" text:style-name="Internet_20_link" text:visited-style-name="Visited_20_Internet_20_Link">
630_360_15551...</text:a>
']</text:p>
      <text:p text:style-name="P4">
标签: ['Дощ', 'Гроза', 'Погода', 'Україна', 'Регіони']</text:p>
      <text:p text:style-name="P4">
类型: Article</text:p>
      <!--METADATA-->
      <text:p text:style-name="P4">
<draw:frame draw:style-name="fr1" draw:name="Image17" text:anchor-type="as-char" svg:width="6.9236in" svg:height="3.956343in" draw:z-index="0">
<draw:image xlink:href="../Images/yкринформ/2023-05-23T-37-46-00-03-00/630_360_1555161144-582.jpg" xlink:type="simple" xlink:show="embed" xlink:actuate="onLoad" draw:mime-type="image/jpeg"/>
</draw:frame>
5月24日，星期三，乌克兰的多云。 晚上，在东部，大多数中央和中部的Zaporizhzhya地区，小雨，在其余地区没有降水；在乌克兰下午，除了Volyn，Rivne，Rivne，Ternopil和Khmelnytsky地区，短期降雨，雷暴。</text:p>
      <text:p text:style-name="P4">
乌克兰形式在乌克兰水文气象学中心报道。</text:p>
      <text:p text:style-name="P4">
根据预报员的说法，明天的风是东北(在西方和伊斯特细胞中)，5-10 m/s。 晚上12-17°的温度在西部，Vinnytsia和Zhytomyr区域为6-11°，下午20-25°，南部<text:a xlink:type="simple" xlink:href="https://www.ukrinform.ua/tag-odesina" text:style-name="Internet_20_link" text:visited-style-name="Visited_20_Internet_20_Link">
</text:a>
 - 最多28°; 晚上3-8°的喀尔巴阡山脉在下午13-18°。</text:p>
      <text:p text:style-name="P4">
在周三的首都地区，夜间没有降水量的多云。 在白天，短期降雨，雷暴。 东北，5-10 m/pp。 在晚上12-17°的晚上，下午20-25°。</text:p>
      <text:p text:style-name="P4">
5月25日至26日，预测者预测天气晴朗，短期雨水和雷暴(晚上在正确的银行地方)，在某些地区的南部和东部地区，下午在15-20 m/s的地方。 Witter-West(在西南部的东部地区)在晚上11-16°的温度为5-10 m/c。在西部地区为8-13°； 第21-26°。</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text:span text:style-name="T4">
更多</text:span>
 <text:span text:style-name="T4">
 </text:span>
半<text:span text:style-name="T4">
 </text:span>
大<text:span text:style-name="T4">
 </text:span>
 lack <text:span text:style-name="T4">
 </text:span>
 <text:span text:style-name="T4">
 </text:span>
 world <text:span text:style-name="T4">
<text:span text:style-name="T5">
* dry </text:span>
* </text:span>
 <text:span text:style-name="T4">
 </text:span>
 <text:span text:style-name="T4">
通过</text:span>
<text:span text:style-name="T5">
 </text:span>
更改<text:span text:style-name="T4">
 </text:span>
 <text:span text:style-name="T4">
 </text:span>
气候**</text:a>
在基辅和该地区，5月25日至26日将浑浊(晚上)，在雷暴的下午。 西北风，5-10 m/pp。 在晚上11-16°的晚上，下午21-26°。</text:p>
      <text:p text:style-name="P4">
根据乌克里德顿中心的预测，5月27日在该国南部，东部大多数中央地区 - 中等短期雨水，雷暴，雷暴，28克，在该国南部和东部 - 小雨 - ; 在不同的功率上没有明显的降水。 5月28日在西部的10-16°晚上的温度在北部和大多数中央区域6-12°； 5月27日，在5月27日，在5月27日，他是西部和北部地区，5月28日在乌克兰17-23°的大部分地区。</text:p>
      <text:p text:style-name="P4">
5月27日至28日在首都和基辅地区，没有大降雨。 晚上的夜晚温度为5月27日，5月28日9-11°； 下午约20°。 在该地区：5月27日至5月28日6-11°晚上； 下午18-23°。</text:p>
      <text:p text:style-name="P4">
News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La Liga：Girona与“ Selta”一起打了平局</text:span>
</text:h>
      <text:p text:style-name="P4">
作者: Ukrinform (Person)</text:p>
      <text:p text:style-name="P4">
出版商: Укринформ (Organization)</text:p>
      <text:p text:style-name="P4">
出版时间: 2023-05-23T-39:39:17+03:00</text:p>
      <text:p text:style-name="P4">
修改时间: 2023-05-23T22:39:17+03:00</text:p>
      <text:p text:style-name="P4">
描述: Tsigankov受到了罚款。  - 乌克林。</text:p>
      <text:p text:style-name="P4">
图片: ['<text:a xlink:type="simple" xlink:href="https://static.ukrinform.com/photos/2023_05/thumb_files/630_360_1684870698-221.jpg" text:style-name="Internet_20_link" text:visited-style-name="Visited_20_Internet_20_Link">
630_360_16848...</text:a>
']</text:p>
      <text:p text:style-name="P4">
标签: ['Футбол', 'Віктор Циганков']</text:p>
      <text:p text:style-name="P4">
类型: Article</text:p>
      <!--METADATA-->
      <text:p text:style-name="P4">
<draw:frame draw:style-name="fr1" draw:name="Image18" text:anchor-type="as-char" svg:width="6.9236in" svg:height="3.956343in" draw:z-index="0">
<draw:image xlink:href="../Images/yкринформ/2023-05-23T-39-39-17-03-00/630_360_1684870698-221.jpg" xlink:type="simple" xlink:show="embed" xlink:actuate="onLoad" draw:mime-type="image/jpeg"/>
</draw:frame>
吉根科夫(Gygankov)处罚。</text:p>
      <text:p text:style-name="P4">
据报道，吉罗纳在冠军-1：1的第36轮比赛中与“塞尔塔”打平局。</text:p>
      <text:p text:style-name="P4">
在卡尔斯·佩雷斯(Carles Perez)努力的努力之前，该领域的所有者都向前走。 吉罗娜(Girona)在第59分钟的基督教斯图纳(Stuana)中表演了十一台仪表的准确性。</text:p>
      <text:p text:style-name="P4">
应当指出的是，“塞尔塔”门的罚款是针对维克托里甘科夫犯规的。 乌克兰边锋在“吉罗尼”开始时出去，并在田野上度过。</text:p>
      <text:p text:style-name="P4">
吉罗纳(Girona)在西班牙冠军赛中排名第八，排名第八。塞尔塔(Celta)获得40分，上升到第14位。</text:p>
      <text:p text:style-name="P4">
<text:span text:style-name="T4">
另请阅读：</text:span>
 <text:a xlink:type="simple" xlink:href="https://www.ukrinform.ua/rubric-sports/3711922-la-liga-zirona-z-cigankovim-postupilasa-vilarrealu.html" text:style-name="Internet_20_link" text:visited-style-name="Visited_20_Internet_20_Link">
<text:span text:style-name="T4">
 gironi </text:span>
</text:a>
正如乌克林福姆报道的那样，在5月28日的下一轮中，“吉罗纳”将在家中接待贝蒂斯，而“凯尔塔”将与对阵卡迪斯的离开。</text:p>
      <text:p text:style-name="P4">
照片：盖蒂图像</text:p>
      <text:p text:style-name="P4">
News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荷兰国防部负责人与欧盟的同事讨论了乌克兰的军事支持</text:span>
</text:h>
      <text:p text:style-name="P4">
作者: Ukrinform (Person)</text:p>
      <text:p text:style-name="P4">
出版商: Укринформ (Organization)</text:p>
      <text:p text:style-name="P4">
出版时间: 2023-05-23T-41:34:00+03:00</text:p>
      <text:p text:style-name="P4">
修改时间: 2023-05-23T22:34:00+03:00</text:p>
      <text:p text:style-name="P4">
描述: 5月23日在布鲁塞尔举行了欧盟国防部的国防部国防部长Kais Ollongren，谈到了乌克兰的军事支持，扩大生产能力和新的国防项目的启动。  - 乌克林。</text:p>
      <text:p text:style-name="P4">
图片: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标签: ['Євросоюз', 'Нідерланди', 'Україна', 'допомога', 'Війна з Росією']</text:p>
      <text:p text:style-name="P4">
类型: Article</text:p>
      <!--METADATA-->
      <text:p text:style-name="P4">
<draw:frame draw:style-name="fr1" draw:name="Image19" text:anchor-type="as-char" svg:width="6.9236in" svg:height="3.956343in" draw:z-index="0">
<draw:image xlink:href="../Images/yкринформ/2023-05-23T-41-34-00-03-00/630_360_1684870284-998.jpg" xlink:type="simple" xlink:show="embed" xlink:actuate="onLoad" draw:mime-type="image/jpeg"/>
</draw:frame>
5月23日，在布鲁塞尔，欧盟的国防部长乌克兰谈到了乌克兰的军事支持，扩大了生产设施并启动了新的防御项目。</text:p>
      <text:p text:style-name="P4">
她在她的<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她写了。</text:p>
      <text:p text:style-name="P4">
<draw:frame draw:style-name="fr1" draw:name="Image20" text:anchor-type="as-char" svg:width="6.9236in" svg:height="4.617987in" draw:z-index="0">
<draw:image xlink:href="../Images/yкринформ/2023-05-23T-41-34-00-03-00/1684870446-693.jpeg" xlink:type="simple" xlink:show="embed" xlink:actuate="onLoad" draw:mime-type="image/jpeg"/>
</draw:frame>
照片：Twitter/Kajsa Ollongen</text:p>
      <text:p text:style-name="P4">
<text:span text:style-name="T4">
另请阅读：</text:span>
 <text:a xlink:type="simple" xlink:href="https://www.ukrinform.ua/rubric-ato/3713070-niderlandi-rozrahovuut-na-novih-cleniv-alansu-f16-dla-ukraini.html" text:style-name="Internet_20_link" text:visited-style-name="Visited_20_Internet_20_Link">
<text:span text:style-name="T4">
荷兰</text:span>
</text:a>
据报道，今天在布鲁塞尔举行了一次国防部长会议，讨论了如何加强对乌克兰的军事援助并加强欧洲国防工业。</text:p>
      <text:p text:style-name="P4">
News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乌克兰公民身份的网球运动员在二重奏中与俄罗斯人一起参加WTA锦标赛</text:span>
</text:h>
      <text:p text:style-name="P4">
作者: Ukrinform (Person)</text:p>
      <text:p text:style-name="P4">
出版商: Укринформ (Organization)</text:p>
      <text:p text:style-name="P4">
出版时间: 2023-05-23T-43:33:44+03:00</text:p>
      <text:p text:style-name="P4">
修改时间: 2023-05-23T22:33:44+03:00</text:p>
      <text:p text:style-name="P4">
描述: 网球运动员本赛季第三次一起比赛。  - 乌克林。</text:p>
      <text:p text:style-name="P4">
图片: ['<text:a xlink:type="simple" xlink:href="https://static.ukrinform.com/photos/2023_05/thumb_files/630_360_1684870329-681.jpg" text:style-name="Internet_20_link" text:visited-style-name="Visited_20_Internet_20_Link">
630_360_16848...</text:a>
']</text:p>
      <text:p text:style-name="P4">
标签: ['Теніс']</text:p>
      <text:p text:style-name="P4">
类型: Article</text:p>
      <!--METADATA-->
      <text:p text:style-name="P4">
<draw:frame draw:style-name="fr1" draw:name="Image21" text:anchor-type="as-char" svg:width="6.9236in" svg:height="3.956343in" draw:z-index="0">
<draw:image xlink:href="../Images/yкринформ/2023-05-23T-43-33-44-03-00/630_360_1684870329-681.jpg" xlink:type="simple" xlink:show="embed" xlink:actuate="onLoad" draw:mime-type="image/jpeg"/>
</draw:frame>
网球运动员本赛季第三次一起比赛。</text:p>
      <text:p text:style-name="P4">
今年，已经在WTA级别举行了20多场比赛，但是只有一个名字叫乌克兰国旗，与侵略者国家的代表[] [] []站在二重奏中。(https://btu.org.ua/ua/news/ukrainskiy-tennis/45106-tenisistka-z-ukrayinskim-gromadyanstvom-graye-na-turniri-wta-z-rosiyankoyu-sho-vidomo.html)BTU，乌克林福姆报道。</text:p>
      <text:p text:style-name="P4">
“中立”的伊琳娜·赫罗诺莫娃(Irina Khromachova)在社交网络上以粉丝页面签署，并在去年的克里姆林宫独裁者5月9日的表演下使她“喜欢”，这是第三次瓦莱里亚(Valeria)的合伙人(以前，网球运动员在ITF级别赢得了两个配对的标题).</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正如乌克林福姆报道的那样，WTA尚未公开解释妇女网球关于支持俄罗斯当局和军队行动的球员的地位。</text:p>
      <text:p text:style-name="P4">
照片：btu.org.ua</text:p>
      <text:p text:style-name="P4">
News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Zelensky：乌克兰的主要任务是加强和加强防御</text:span>
</text:h>
      <text:p text:style-name="P4">
作者: Ukrinform (Person)</text:p>
      <text:p text:style-name="P4">
出版商: Укринформ (Organization)</text:p>
      <text:p text:style-name="P4">
出版时间: 2023-05-23T-45:26:00+03:00</text:p>
      <text:p text:style-name="P4">
修改时间: 2023-05-23T22:26:00+03:00</text:p>
      <text:p text:style-name="P4">
描述: 我们国家的主要任务以及实际上每种国际交流的意义是加强乌克兰，加强我们的防御，增加我们勇士和整个国家的可能性。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 '#stoprussia']</text:p>
      <text:p text:style-name="P4">
类型: Article</text:p>
      <!--METADATA-->
      <text:p text:style-name="P4">
<draw:frame draw:style-name="fr1" draw:name="Image22" text:anchor-type="as-char" svg:width="6.9236in" svg:height="3.956343in" draw:z-index="0">
<draw:image xlink:href="../Images/yкринформ/2023-05-23T-45-26-00-03-00/630_360_1682862659-378.jpeg" xlink:type="simple" xlink:show="embed" xlink:actuate="onLoad" draw:mime-type="image/jpeg"/>
</draw:frame>
我们国家的主要学习以及我们国际交流的每一次国际交流的意义是加强乌克兰，加强我们的防御，增加我们的战士和整个国家的可能性。</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70" text:style-name="Internet_20_link" text:visited-style-name="Visited_20_Internet_20_Link">
</text:a>
</text:span>
</text:p>
      <text:p text:style-name="P4">
<text:span text:style-name="T4">
 <text:span text:style-name="T5">
我希望健康，亲爱的乌克兰人!</text:span>
 </text:span>
</text:p>
      <text:p text:style-name="P4">
今天，他在我们的领先地位的顿涅茨克地区 - 在伊玛金林卡村。 很荣幸祝贺我们的海军陆战队的职业假期，即乌克兰的日子。</text:p>
      <text:p text:style-name="P4">
他向士兵们颁发了州奖，并向士兵颁发了“勇气和勇气”的录像带，并提供了保护这一部分的最佳单元。 我相信您还记得单位 - 通常在晚上上诉，感谢他们在战斗中给乌克兰带来的紧急情况。 今天，他亲自授予他们授予。 这是海军陆战队的第35旅，以406号独立的炮兵大队命名，以Khorunzholeksiya Diamomozov和第140个单独的侦察营命名。 非常强大的单位，我感谢你们每个人，战士!</text:p>
      <text:p text:style-name="P4">
谢谢您的雪琴，这真的很光荣!</text:p>
      <text:p text:style-name="P4">
今天，正是在前线宣布在乌克兰建立海军陆战队是正确的。 我们的部队还将被添加到我们的海军步兵部队中 - 我们将为他们提供现代武器和设备。</text:p>
      <text:p text:style-name="P4">
实际上，这次前进的旅程已成为经过许多网站和与当今发生的合作伙伴进行的许多站点和谈判的最终组成部分。</text:p>
      <text:p text:style-name="P4">
我们都必须了解：我们国家的主要任务和其他国际交流的意义在于加强乌克兰，加强防御，增加我们的战士和整个国家的可能性。我们进行了外国访问，几乎进行每次谈判都使乌克兰能够成为法定。</text:p>
      <text:p text:style-name="P4">
当然，我要感谢我们第36个单独的海军陆战队名字Mikhail Bilynsky。 现在，通过战斗，这个单元通常会磨损其力量和效率。 现在也要记住他们也很公平。 谢谢，祝贺您的一天!</text:p>
      <text:p text:style-name="P4">
来自海军陆战队第137个单独的营的战士，今天，您今天都在敏感! - 对于您到达前线的非常好的结果。 做得好!我祝贺您度假!今天，我很荣幸感谢我们国防军的其他部队，这将在最暴力的地区与之相匹配。</text:p>
      <text:p text:style-name="P4">
第55个单独的炮兵旅“ Zaporizhzhya Sich”  - 毫无用处，总是有效的。 谢谢你， <text:a xlink:type="simple" xlink:href="https://www.ukrinform.ua/tag-zsu" text:style-name="Internet_20_link" text:visited-style-name="Visited_20_Internet_20_Link">
 </text:a>
呢</text:p>
      <text:p text:style-name="P4">
第59步兵旅以雅各布·甘兹克(Jacob Gandziuk)的名字命名，就像最强大!谢谢你!</text:p>
      <text:p text:style-name="P4">
勇士第74单独的侦察营，谢谢!</text:p>
      <text:p text:style-name="P4">
我们的国民警卫队的第五个独立的Slobozhansk旅与Nalugansk与其他国防军一起与Nalugansk作战，并且在必要的情况下，在必要时保护职位，就像必要的一样，摧毁了俄罗斯入侵者……谢谢您，我们的勇士队!</text:p>
      <text:p text:style-name="P4">
谢谢所有为乌克兰增添力量的人!现在，我们国家的实力是，我们国防的力量现在是基于指示的国际秩序力量的基础。</text:p>
      <text:p text:style-name="P4">
让我们一起赢!</text:p>
      <text:p text:style-name="P4">
<text:span text:style-name="T4">
 <text:span text:style-name="T5">
荣耀与乌克兰!</text:span>
 </text:span>
</text:p>
      <text:p text:style-name="P4">
News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普京展示了一张17世纪的地图，那里没有乌克兰</text:span>
</text:h>
      <text:p text:style-name="P4">
作者: Ukrinform (Person)</text:p>
      <text:p text:style-name="P4">
出版商: Укринформ (Organization)</text:p>
      <text:p text:style-name="P4">
出版时间: 2023-05-23T-47:19:49+03:00</text:p>
      <text:p text:style-name="P4">
修改时间: 2023-05-23T22:19:49+03:00</text:p>
      <text:p text:style-name="P4">
描述: 俄罗斯总统弗拉基米尔·普京（Vladimir Putin）在5月23日星期二会见了宪法法院瓦莱里·佐尔金（Valery Zorkin）的主席，后者带来了17世纪的地图，乌克兰并未将其标记为一个单独的州。  - 乌克林。</text:p>
      <text:p text:style-name="P4">
图片: ['<text:a xlink:type="simple" xlink:href="https://static.ukrinform.com/photos/2022_01/thumb_files/630_360_1641379358-376.jpg" text:style-name="Internet_20_link" text:visited-style-name="Visited_20_Internet_20_Link">
630_360_16413...</text:a>
']</text:p>
      <text:p text:style-name="P4">
标签: ['Фейк', 'Історія', 'Пропаганда', 'Путін', 'Україна', 'Росія', 'Карта']</text:p>
      <text:p text:style-name="P4">
类型: Article</text:p>
      <!--METADATA-->
      <text:p text:style-name="P4">
<draw:frame draw:style-name="fr1" draw:name="Image23" text:anchor-type="as-char" svg:width="6.9236in" svg:height="3.956343in" draw:z-index="0">
<draw:image xlink:href="../Images/yкринформ/2023-05-23T-47-19-49-03-00/630_360_1641379358-376.jpg" xlink:type="simple" xlink:show="embed" xlink:actuate="onLoad" draw:mime-type="image/jpeg"/>
</draw:frame>
5月23日，星期二，总统弗拉基米尔·普京(Vladimir Putin)会见了宪法法院瓦莱里·佐尔金(Valery Zorkin)的总统，后者带来了17世纪的地图，杜克兰(Deukraine)并未将其标记为一个单独的州。</text:p>
      <text:p text:style-name="P4">
正如乌克林福姆报道的那样，它报告了<text:a xlink:type="simple" xlink:href="https://meduza.io/feature/2023/05/23/glava-konstitutsionnogo-suda-risknul-pokazat-putinu-kartu-sostavlennuyu-pri-lyudovike-xiv" text:style-name="Internet_20_link" text:visited-style-name="Visited_20_Internet_20_Link">
</text:a>
。</text:p>
      <text:p text:style-name="P4">
Zorkin向普京展示了在法国国王路易斯(Louis)期间制作的地图，并说这张地图上没有乌克兰。</text:p>
      <text:p text:style-name="P4">
“我们在Zalyudovik XIV编写的宪法法院中拥有了XVII世纪地图的副本。 也就是说，它是17世纪中叶，由法国人本身组成。为什么我带它，弗拉基米尔·弗拉基米罗维奇(Vladimir Vladimirovich)：没有乌克兰!”  -  Zzorkin说。</text:p>
      <text:p text:style-name="P4">
反过来 <text:a xlink:type="simple" xlink:href="https://www.ukrinform.ua/tag-putin" text:style-name="Internet_20_link" text:visited-style-name="Visited_20_Internet_20_Link">
 </text:a>
他同意这样的地图，并再次证明了“他对乌克兰的历史知识”。</text:p>
      <text:p text:style-name="P4">
“我们知道这些土地只是英联邦的一部分，然后它们是莫斯科王国的一部分。 就这样。 他们在王国。 然后，在十月革命之后，各种准州的形态开始形成，苏联创造乌克兰乌克兰的当局。”普京说。</text:p>
      <text:p text:style-name="P4">
<text:span text:style-name="T4">
另请阅读：</text:span>
 <text:a xlink:type="simple" xlink:href="https://www.ukrinform.ua/rubric-ato/3713119-u-kremli-maut-raditi-u-mzs-vidreaguvali-na-zaavu-orbana-pro-ukrainu.html" text:style-name="Internet_20_link" text:visited-style-name="Visited_20_Internet_20_Link">
<text:span text:style-name="T4">
 orban </text:span>
</text:a>
据报道，普京一再被称为乌克兰“人造国家形成”，认为乌克兰从来没有在苏联时期“发明”它是“发明”的。</text:p>
      <text:p text:style-name="P4">
News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俄罗斯人以“老鹰”结尾 - 胶合板的无人机进入了课程</text:span>
</text:h>
      <text:p text:style-name="P4">
作者: Ukrinform (Person)</text:p>
      <text:p text:style-name="P4">
出版商: Укринформ (Organization)</text:p>
      <text:p text:style-name="P4">
出版时间: 2023-05-23T-49:07:00+03:00</text:p>
      <text:p text:style-name="P4">
修改时间: 2023-05-23T22:07:00+03:00</text:p>
      <text:p text:style-name="P4">
描述: 乌克兰伞兵击倒了由胶合板制成的俄罗斯无人机。  - 乌克林。</text:p>
      <text:p text:style-name="P4">
图片: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标签: ['Безпілотник', 'Дрон', 'Війна з Росією']</text:p>
      <text:p text:style-name="P4">
类型: Article</text:p>
      <!--METADATA-->
      <text:p text:style-name="P4">
<draw:frame draw:style-name="fr1" draw:name="Image24" text:anchor-type="as-char" svg:width="6.9236in" svg:height="3.956343in" draw:z-index="0">
<draw:image xlink:href="../Images/yкринформ/2023-05-23T-49-07-00-03-00/630_360_1684869258-140.jpg" xlink:type="simple" xlink:show="embed" xlink:actuate="onLoad" draw:mime-type="image/jpeg"/>
</draw:frame>
乌克兰伞兵击倒了由胶合板制成的俄罗斯无人机。</text:p>
      <text:p text:style-name="P4">
根据乌克林福姆的说法，乌克兰武装部队的着陆部队在<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飞机。</text:p>
      <text:p text:style-name="P4">
“可以看出，胶合板是原始的。但是，这种类型的“状态 -  the -art”无人机被放置在批处理中。</text:p>
      <text:p text:style-name="P4">
*!(https://www.ukrinform.ua/rubric-ato/3707666-nacgvardijci-zbili-rosijskij-rozviduvalnij-bezpilotnik-iz-vibuhivkou.html)</text:p>
      <text:p text:style-name="P4">
<draw:frame draw:style-name="fr1" draw:name="Image25" text:anchor-type="as-char" svg:width="6.9236in" svg:height="6.9236in" draw:z-index="0">
<draw:image xlink:href="../Images/yкринформ/2023-05-23T-49-07-00-03-00/1684869149-109.jpg" xlink:type="simple" xlink:show="embed" xlink:actuate="onLoad" draw:mime-type="image/jpeg"/>
</draw:frame>
据乌克林福姆报道，国防军从2022年2月24日至2023年5月23日被摧毁2864(+34)无人机的手术水平。</text:p>
      <text:p text:style-name="P4">
<text:span text:style-name="T5">
第一张照片说明性</text:span>
</text:p>
      <text:p text:style-name="P4">
News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在库皮斯克指令，俄罗斯军队搁置了卡梅卡，福诺利夫卡，诺瓦诺林斯克，德沃里奇尼，西...</text:span>
</text:h>
      <text:p text:style-name="P4">
作者: liveuamap (Language: en)</text:p>
      <text:p text:style-name="P4">
时间: 2023-05-23T-4:33:00</text:p>
      <text:p text:style-name="P4">
地点: Kharkiv, Kharkiv Oblast (Latitude:49.59403 Longtitude:37.88374)</text:p>
      <text:p text:style-name="P4">
视频: []</text:p>
      <text:p text:style-name="P4">
图片: []</text:p>
      <text:p text:style-name="P4">
标签: ["Russia"]</text:p>
      <text:p text:style-name="P4">
Id: 22564854</text:p>
      <!--METADATA-->
      <text:p text:style-name="P4">
在Kupiansk方向，俄罗斯军队炮击了Kamyanka，Fyholivka，Novomlynsk，Dvorichna，Dvorichna，Zapadne，Zapadne，Kupyansk，Husynka，Tabayivka，Berestove，Kharkiv Region and Berestove，Luhansk地区的Kharkiv地区和Stelmakhivka。 俄罗斯航空在哈尔基夫地区进行了Atorlyanske，Kyslivka和Tabayivka的空袭，乌克兰军队的总参谋部</text:p>
      <text:p text:style-name="P4">
新闻集链接：<text:a xlink:type="simple" xlink:href="https://liveuamap.com/en/2023/23-may-at-kupiansk-direction-russian-army-shelled-kamyanka" text:style-name="Internet_20_link" text:visited-style-name="Visited_20_Internet_20_Link">
https://liveuamap.com/en/2023/23-may-at-kupiansk-direction-russian-army-army-shelled-kamyanka</text:a>
</text:p>
      <text:p text:style-name="P4">
News Source: <text:a xlink:type="simple" xlink:href="https://t.me/lumsrc/4874" text:style-name="Internet_20_link" text:visited-style-name="Visited_20_Internet_20_Link">
https://t.me/lumsrc/4874</text:a>
</text:p>
      <!--NEWS-->
      <text:h text:style-name="P10" text:outline-level="1">
<text:span text:style-name="T4">
尤金·戴基（Eugene Dyky）成为乌克兰英超联赛的完整负责人</text:span>
</text:h>
      <text:p text:style-name="P4">
作者: Ukrinform (Person)</text:p>
      <text:p text:style-name="P4">
出版商: Укринформ (Organization)</text:p>
      <text:p text:style-name="P4">
出版时间: 2023-05-23T-52:52:00+03:00</text:p>
      <text:p text:style-name="P4">
修改时间: 2023-05-23T21:52:00+03:00</text:p>
      <text:p text:style-name="P4">
描述: 自2020年4月以来，联盟一直没有头。  - 乌克林。</text:p>
      <text:p text:style-name="P4">
图片: ['<text:a xlink:type="simple" xlink:href="https://static.ukrinform.com/photos/2023_05/thumb_files/630_360_1684867872-831.jpg" text:style-name="Internet_20_link" text:visited-style-name="Visited_20_Internet_20_Link">
630_360_16848...</text:a>
']</text:p>
      <text:p text:style-name="P4">
标签: ['Футбол']</text:p>
      <text:p text:style-name="P4">
类型: Article</text:p>
      <!--METADATA-->
      <text:p text:style-name="P4">
<draw:frame draw:style-name="fr1" draw:name="Image26" text:anchor-type="as-char" svg:width="6.9236in" svg:height="3.956343in" draw:z-index="0">
<draw:image xlink:href="../Images/yкринформ/2023-05-23T-52-52-00-03-00/630_360_1684867872-831.jpg" xlink:type="simple" xlink:show="embed" xlink:actuate="onLoad" draw:mime-type="image/jpeg"/>
</draw:frame>
自2020年4月以来，它一直没有头部。</text:p>
      <text:p text:style-name="P4">
Yevgeny Dyky成为乌克兰英超联赛的完整董事长，这是Upl Raziklub的决定<text:a xlink:type="simple" xlink:href="https://upl.ua/ua/news/view/7342" text:style-name="Internet_20_link" text:visited-style-name="Visited_20_Internet_20_Link">
</text:a>
报道说，今天的足球场一致一致。</text:p>
      <text:p text:style-name="P4">
此前，野外担任UPL执行董事的职位。 应当指出的是，自2020年4月以来，该组织由托马斯·格林(Thomas Grimm)建立以来，它是没有完整总统的。</text:p>
      <text:p text:style-name="P4">
未来几天的UPL将开发一个独立的OTT平台的项目，用于在2023/24赛季中广播乌克兰冠军的比赛，该计划将由UPL俱乐部拥有。 在这种情况下，考虑了进一步实施广播权的选择。</text:p>
      <text:p text:style-name="P4">
<text:span text:style-name="T4">
另请阅读：</text:span>
 <text:a xlink:type="simple" xlink:href="https://www.ukrinform.ua/rubric-sports/3713114-matci-28go-turu-futbolnoi-premerligi-ukraini-projdut-2425-travna.html" text:style-name="Internet_20_link" text:visited-style-name="Visited_20_Internet_20_Link">
</text:a>
根据乌克林福姆的说法，Shakhtar是UPL的领导者。 皮特曼被授予Dnipro-1的两分和五分黎明。</text:p>
      <text:p text:style-name="P4">
照片：uaf.ua</text:p>
      <text:p text:style-name="P4">
News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Ukrzaliznytsia宣布了火车的夏季交通时间表：新路线</text:span>
</text:h>
      <text:p text:style-name="P4">
作者: Ukrinform (Person)</text:p>
      <text:p text:style-name="P4">
出版商: Укринформ (Organization)</text:p>
      <text:p text:style-name="P4">
出版时间: 2023-05-23T-54:48:00+03:00</text:p>
      <text:p text:style-name="P4">
修改时间: 2023-05-23T21:48:00+03:00</text:p>
      <text:p text:style-name="P4">
描述: 从2023年6月10日起，乌克兰兹尼特（Ukrzaliznytsia）推出了夏季的新交通计划。  - 乌克林。</text:p>
      <text:p text:style-name="P4">
图片: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标签: ['Потяг', 'Укрзалізниця']</text:p>
      <text:p text:style-name="P4">
类型: Article</text:p>
      <!--METADATA-->
      <text:p text:style-name="P4">
<draw:frame draw:style-name="fr1" draw:name="Image27" text:anchor-type="as-char" svg:width="6.9236in" svg:height="3.956343in" draw:z-index="0">
<draw:image xlink:href="../Images/yкринформ/2023-05-23T-54-48-00-03-00/630_360_1524228943-4095.jpg" xlink:type="simple" xlink:show="embed" xlink:actuate="onLoad" draw:mime-type="image/jpeg"/>
</draw:frame>
从2023年6月10日起，乌克兰兹尼特赛(Ukrzaliznytsya)推出了新的集会交通时间表。</text:p>
      <text:p text:style-name="P4">
根据乌克林福姆的说法，该公司在[]报告中的新闻服务(https://t.me/UkrzalInfo/4457)。</text:p>
      <text:p text:style-name="P4">
消息写道：“ Ukrzaliznytsia从6月10日开始推出了夏季-2023的新交通时间表。”</text:p>
      <text:p text:style-name="P4">
值得注意的是，时间表提供了两次新航班：train№40/39 Zaporizhzhia -Solotvyno，它将停在乌克兰的7个地区，并将与Zaporizhzhya tadnnipro与度假村连接Zaporizhzhya tadnnipro。</text:p>
      <text:p text:style-name="P4">
<draw:frame draw:style-name="fr1" draw:name="Image28" text:anchor-type="as-char" svg:width="6.9236in" svg:height="6.109436in" draw:z-index="0">
<draw:image xlink:href="../Images/yкринформ/2023-05-23T-54-48-00-03-00/1684867798-213.jpg" xlink:type="simple" xlink:show="embed" xlink:actuate="onLoad" draw:mime-type="image/jpeg"/>
</draw:frame>
新日程安排中的另外两列乌克兰兹尼特西亚的火车将改变他们的新有趣组合的路线：#13/14基辅 -  Solotvino将贯穿全部(而不是Shepetivka和Zdolbuniv-Supreme站。)№234/233 Kyiv -Pokrovsk -Lviv将贯穿Pavlograd并将Cemisto连接到Cemisto：与Kiev和Vinnytsia，Khmelnitsky，Khmelnitsky，Ternopil和Lviv。</text:p>
      <text:p text:style-name="P4">
<draw:frame draw:style-name="fr1" draw:name="Image29" text:anchor-type="as-char" svg:width="6.9236in" svg:height="6.109436in" draw:z-index="0">
<draw:image xlink:href="../Images/yкринформ/2023-05-23T-54-48-00-03-00/1684867900-689.jpg" xlink:type="simple" xlink:show="embed" xlink:actuate="onLoad" draw:mime-type="image/jpeg"/>
</draw:frame>
此外，在新的附表四[]中(https://www.ukrinform.ua/tag-potag)Ukrzaliznytsia已扩展了这条路线：№43/44“ Stefania Express” Ivano-Frankivsk-kyiv-kyiv-kyiv-ivano-frankivsk现在将前往Cherkasy，№105/106 Odesa-kiev-odessa将是可取的，是可取的，来自Sumy Station and Sumy Station； №63/64 Kharkiv -Kyiv -Kharkiv将能够从新的时间表到Zilvov； №53/54 odesa -dnipro -odesa可选地从新的时间表中，能够往返于Zaporozhye。</text:p>
      <text:p text:style-name="P4">
<draw:frame draw:style-name="fr1" draw:name="Image30" text:anchor-type="as-char" svg:width="6.9236in" svg:height="6.109436in" draw:z-index="0">
<draw:image xlink:href="../Images/yкринформ/2023-05-23T-54-48-00-03-00/1684867968-859.jpg" xlink:type="simple" xlink:show="embed" xlink:actuate="onLoad" draw:mime-type="image/jpeg"/>
</draw:frame>
UZ还减少了35列火车的时间，特别是№3/4 Zaporozhye -Uzhgorod -uzhgorod，№15/16 Kharkiv -Yasinya -yasinya，№17/18 Kharkiv -Uzhgorod -uzhgorod，№29/30Kiv -uzhgorod，uzhgorod，№7749，№7499 /750 Kiev-Chop，Uzhgorod，№779/780 Kyiv-sumy，№790/789-792/791 Kyiv-Kropyvnytskyi/Kremenchuk等。</text:p>
      <text:p text:style-name="P4">
<text:span text:style-name="T4">
另请阅读：</text:span>
 <text:a xlink:type="simple" xlink:href="https://www.ukrinform.ua/rubric-technology/3710293-zmina-marsrutiv-i-peresadki-ukrzaliznica-protestuvala-spovisenna-pasaziriv-cerez-zastosunok.html" text:style-name="Internet_20_link" text:visited-style-name="Visited_20_Internet_20_Link">
<text:span text:style-name="T4">
 ukrzaliznytsia </text:span>
</text:a>
正如乌克林福姆报道的那样，乌克兰兹尼特斯计划实现<text:a xlink:type="simple" xlink:href="https://www.ukrinform.ua/rubric-society/3713092-ukrzaliznica-zapustit-pilotnij-proekt-zinocogo-kupe.html" text:style-name="Internet_20_link" text:visited-style-name="Visited_20_Internet_20_Link">
</text:a>
 .</text:p>
      <text:p text:style-name="P4">
News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俄罗斯的侵略应停止：古斯特拉与中国外交大臣讨论了乌克兰的战争</text:span>
</text:h>
      <text:p text:style-name="P4">
作者: Ukrinform (Person)</text:p>
      <text:p text:style-name="P4">
出版商: Укринформ (Organization)</text:p>
      <text:p text:style-name="P4">
出版时间: 2023-05-23T-56:29:00+03:00</text:p>
      <text:p text:style-name="P4">
修改时间: 2023-05-23T21:29:00+03:00</text:p>
      <text:p text:style-name="P4">
描述: 正在访问中国的荷兰沃普克·古斯特拉（Vopke Gucstra）的外交部长强调，俄罗斯在乌克兰的侵略应停止。  - 乌克林。</text:p>
      <text:p text:style-name="P4">
图片: ['<text:a xlink:type="simple" xlink:href="https://static.ukrinform.com/photos/2023_05/thumb_files/630_360_1684865934-478.jpeg" text:style-name="Internet_20_link" text:visited-style-name="Visited_20_Internet_20_Link">
630_360_16848...</text:a>
']</text:p>
      <text:p text:style-name="P4">
标签: ['Китай', 'Нідерланди', 'Україна', 'Агресія РФ']</text:p>
      <text:p text:style-name="P4">
类型: Article</text:p>
      <!--METADATA-->
      <text:p text:style-name="P4">
<draw:frame draw:style-name="fr1" draw:name="Image31" text:anchor-type="as-char" svg:width="6.9236in" svg:height="3.956343in" draw:z-index="0">
<draw:image xlink:href="../Images/yкринформ/2023-05-23T-56-29-00-03-00/630_360_1684865934-478.jpeg" xlink:type="simple" xlink:show="embed" xlink:actuate="onLoad" draw:mime-type="image/jpeg"/>
</draw:frame>
访问中国的荷兰沃普克·古斯特拉(Vopke Gucstra)的部长强调，俄罗斯在乌克兰的侵略应被终止。</text:p>
      <text:p text:style-name="P4">
根据乌克林福姆的说法，参考<text:a xlink:type="simple" xlink:href="https://twitter.com/WBHoekstra/status/1661054389438619648" text:style-name="Internet_20_link" text:visited-style-name="Visited_20_Internet_20_Link">
</text:a>
Hukstra，他会见了中国外交部长Gan Gan Vickini。</text:p>
      <text:p text:style-name="P4">
古斯特拉写道：“当前的地缘政治状况需要对话，外交和合作。”</text:p>
      <text:p text:style-name="P4">
据他说，从共同利益到问题讨论了不同的话题。</text:p>
      <text:p text:style-name="P4">
特别是关于地缘政治事件，印度太平洋地区的稳定，贸易，对网络安全和外国干预的关注[] [] <text:a xlink:type="simple" xlink:href="https://www.ukrinform.ua/tag-niderlandi" text:style-name="Internet_20_link" text:visited-style-name="Visited_20_Internet_20_Link">
</text:a>
，人权和公司平等。</text:p>
      <text:p text:style-name="P4">
<text:span text:style-name="T4">
另请阅读：</text:span>
 <text:a xlink:type="simple" xlink:href="https://www.ukrinform.ua/rubric-ato/3713070-niderlandi-rozrahovuut-na-novih-cleniv-alansu-f16-dla-ukraini.html" text:style-name="Internet_20_link" text:visited-style-name="Visited_20_Internet_20_Link">
<text:span text:style-name="T4">
荷兰</text:span>
</text:a>
“我们还详细讨论了乌克兰的战争。 我强调，乌克兰的俄罗斯攻击活动应该停止，我们将继续为乌克兰提供尽可能多的支持。”他写道。</text:p>
      <text:p text:style-name="P4">
荷兰外交部Vopke Gucstra将于5月23日至24日在北京。</text:p>
      <text:p text:style-name="P4">
<text:span text:style-name="T5">
foto：@wbhoekstra</text:span>
</text:p>
      <text:p text:style-name="P4">
News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Yevgeny Konovalets家族庄园的LVIV地区庆祝英雄节</text:span>
</text:h>
      <text:p text:style-name="P4">
作者: Ukrinform (Person)</text:p>
      <text:p text:style-name="P4">
出版商: Укринформ (Organization)</text:p>
      <text:p text:style-name="P4">
出版时间: 2023-05-23T-58:23:58+03:00</text:p>
      <text:p text:style-name="P4">
修改时间: 2023-05-23T21:23:58+03:00</text:p>
      <text:p text:style-name="P4">
描述: 在Zashkov，在Yevgeny Konovaltes纪念博物馆庆祝了OUN英雄和英雄节去世85周年。  - 乌克林。</text:p>
      <text:p text:style-name="P4">
图片: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标签: ['Львівщина', 'Музей', 'Євген Коновалець']</text:p>
      <text:p text:style-name="P4">
类型: Article</text:p>
      <!--METADATA-->
      <text:p text:style-name="P4">
<draw:frame draw:style-name="fr1" draw:name="Image32" text:anchor-type="as-char" svg:width="6.9236in" svg:height="3.956343in" draw:z-index="0">
<draw:image xlink:href="../Images/yкринформ/2023-05-23T-58-23-58-03-00/630_360_1684865663-6947.jpeg" xlink:type="simple" xlink:show="embed" xlink:actuate="onLoad" draw:mime-type="image/jpeg"/>
</draw:frame>
Eugene Konovalets纪念博物馆的Uzashkov庆祝了OUN主席和英雄日的85周年。</text:p>
      <text:p text:style-name="P4">
关于<text:a xlink:type="simple" xlink:href="https://www.facebook.com/lvoblrada/posts/pfbid08sSFHrzYYLUKAdkiC8YFHvf6PJAxqhWNzSVqbPzbysivdERGGRvWahQygEKsBD3Hl" text:style-name="Internet_20_link" text:visited-style-name="Visited_20_Internet_20_Link">
</text:a>
乌克林福姆报道说，利维夫地区理事会报道。</text:p>
      <text:p text:style-name="P4">
“ Yevgeny Konovalets纪念博物馆是在他出生的房子中创建的，长大的，他的家人居住。 今天，我们今天在Konovalets死亡的周年纪念日中确定的英雄当天，我们尊重所有堕落的英雄，从基辅·鲁斯(Kievan Rus)，哥萨克州(Cossack State)，哥萨克州(Cossack State)，西克·步枪(Sich Riflemen)时代到今天。 在这种情况下，我们表明角色不会死亡。”(https://www.ukrinform.ua/tag-muzej)Romanchmelik。</text:p>
      <text:p text:style-name="P4">
在Yevgeny Konovalets诞生的房子附近，有一个追悼会，以纪念Prokonovaltes和堕落的乌克兰英雄，以及以水为主题的理事会和音乐会。</text:p>
      <text:p text:style-name="P4">
<draw:frame draw:style-name="fr1" draw:name="Image33" text:anchor-type="as-char" svg:width="6.9236in" svg:height="4.615733in" draw:z-index="0">
<draw:image xlink:href="../Images/yкринформ/2023-05-23T-58-23-58-03-00/1684865661-9883.jpeg" xlink:type="simple" xlink:show="embed" xlink:actuate="onLoad" draw:mime-type="image/jpeg"/>
</draw:frame>
“今天，英雄节在1941年由乌克兰民族主义者组织于1941年宣布，以纪念乌克兰国家Yevgeny Konovaltes，Simonpetliura，Mykola Mikhnovsky等人的骑士团。 Yevgeny Konovaltes于1938年7月23日在Sudoplatov手中去世。 莫斯科很清楚，Konovaltes创造了一个现代的乌克兰国家。 尽管乌克兰和独立在1920年代，但科诺瓦特人创造了OUN，与前UNR官员，加利西亚军队以及领先的社会和政治人物团结。 该组织成为收购乌克兰非挥发国家的斗争的核心。在庆祝英雄节的庆祝活动中，以克鲁特(Krut)命名的著名学员展示了武器，能够管理Quadcopter和Communications的能力，并证明了由科学家开发的机器人设备如何工作，以帮助军队。</text:p>
      <text:p text:style-name="P4">
<text:span text:style-name="T4">
另请阅读：</text:span>
 <text:a xlink:type="simple" xlink:href="https://www.ukrinform.ua/rubric-society/3698023-prezidenta-prosat-iniciuvati-perepohovanna-evgena-konovalca.html" text:style-name="Internet_20_link" text:visited-style-name="Visited_20_Internet_20_Link">
<text:span text:style-name="T4">
 Eugene </text:span>
 <text:span text:style-name="T4">
 </text:span>
 konovalets **</text:a>
众所周知，Yevgeny Konovaltes-乌克兰国家，军事和政治Ardctor，UNT陆军上校，SICH步枪司令，步枪委员会成员，UVO司令，UVO司令，乌克兰民族主义者，创始人和第一Oun主管乌克兰民族主义。</text:p>
      <text:p text:style-name="P4">
News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斯洛文尼亚认识到乌克兰人民种族灭绝的holodomor</text:span>
</text:h>
      <text:p text:style-name="P4">
作者: Ukrinform (Person)</text:p>
      <text:p text:style-name="P4">
出版商: Укринформ (Organization)</text:p>
      <text:p text:style-name="P4">
出版时间: 2023-05-23T-60:19:00+03:00</text:p>
      <text:p text:style-name="P4">
修改时间: 2023-05-23T21:19:00+03:00</text:p>
      <text:p text:style-name="P4">
描述: 斯洛文尼亚议会批准了一份宣言，该声明认识到乌克兰人民种族灭绝的态度。  - 乌克林。</text:p>
      <text:p text:style-name="P4">
图片: ['<text:a xlink:type="simple" xlink:href="https://static.ukrinform.com/photos/2020_11/thumb_files/630_360_1606741632-274.jpg" text:style-name="Internet_20_link" text:visited-style-name="Visited_20_Internet_20_Link">
630_360_16067...</text:a>
']</text:p>
      <text:p text:style-name="P4">
标签: ['Геноцид', 'Голодомор', 'Словенія', 'Зеленський']</text:p>
      <text:p text:style-name="P4">
类型: Article</text:p>
      <!--METADATA-->
      <text:p text:style-name="P4">
<draw:frame draw:style-name="fr1" draw:name="Image34" text:anchor-type="as-char" svg:width="6.9236in" svg:height="3.956343in" draw:z-index="0">
<draw:image xlink:href="../Images/yкринформ/2023-05-23T-60-19-00-03-00/630_360_1606741632-274.jpg" xlink:type="simple" xlink:show="embed" xlink:actuate="onLoad" draw:mime-type="image/jpeg"/>
</draw:frame>
Parliamentlovenia批准了一项声明，该声明认识到乌克兰纳罗德(Narode)种族灭绝的holodomor。</text:p>
      <text:p text:style-name="P4">
这是由乌克兰鲁斯兰·斯利法奇克(Ruslan Slefanchuk)的Verkhovna Rada主席报道的，他报告了乌克林福姆(Ukrinform)(https://t.me/tv_rada/18508)电视频道“ RADA”。  “我感谢斯洛文尼亚议员采用一份宣言，以表彰<text:a xlink:type="simple" xlink:href="https://www.ukrinform.ua/tag-genocid" text:style-name="Internet_20_link" text:visited-style-name="Visited_20_Internet_20_Link">
</text:a>
乌克兰人民正在纪念这一可怕罪行的受害者。 人类必须知道恐怖的记忆，以便将来不会重复!”  -  Stufanchuk说。</text:p>
      <text:p text:style-name="P4">
<text:span text:style-name="T4">
另请阅读：</text:span>
 <text:a xlink:type="simple" xlink:href="https://www.ukrinform.ua/rubric-society/3710643-senat-francii-viznav-golodomor-19321933-rokiv-genocidom-ukrainskogo-narodu.html" text:style-name="Internet_20_link" text:visited-style-name="Visited_20_Internet_20_Link">
<text:span text:style-name="T4">
 holodomor </text:span>
</text:a>
沃迪米尔总统Zelenskyy还感谢斯洛文尼亚宣言的议会。</text:p>
      <text:p text:style-name="P4">
Zelensky说：“我感谢州议会的斯洛文尼亚议员，他们在1932  -  1933年在乌克兰的乌克兰征服了数百万乌克兰饥荒的乌克纳甘氏受害者的宣告，” Zelensky说<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法国认识到乌克兰人民种族灭绝的饥荒。</text:p>
      <text:p text:style-name="P4">
News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贿赂150万：在乌克扎利兹尼特的腐败案件中，拘留了三人</text:span>
</text:h>
      <text:p text:style-name="P4">
作者: Ukrinform (Person)</text:p>
      <text:p text:style-name="P4">
出版商: Укринформ (Organization)</text:p>
      <text:p text:style-name="P4">
出版时间: 2023-05-23T-62:13:00+03:00</text:p>
      <text:p text:style-name="P4">
修改时间: 2023-05-23T21:13:00+03:00</text:p>
      <text:p text:style-name="P4">
描述: 纳布（Nabu）和萨普（Sap）揭露了乌克兰兹尼特（Ukrzaliznytsia）官员的公民获得不当福利的计划，以协助与铁路需求达成“必需供应商”的合同。  - 乌克林。</text:p>
      <text:p text:style-name="P4">
图片: ['<text:a xlink:type="simple" xlink:href="https://static.ukrinform.com/photos/2022_11/thumb_files/630_360_1669109795-901.jpg" text:style-name="Internet_20_link" text:visited-style-name="Visited_20_Internet_20_Link">
630_360_16691...</text:a>
']</text:p>
      <text:p text:style-name="P4">
标签: ['Хабар', 'НАБУ', 'САП', 'Укрзалізниця']</text:p>
      <text:p text:style-name="P4">
类型: Article</text:p>
      <!--METADATA-->
      <text:p text:style-name="P4">
<draw:frame draw:style-name="fr1" draw:name="Image35" text:anchor-type="as-char" svg:width="6.9236in" svg:height="3.956343in" draw:z-index="0">
<draw:image xlink:href="../Images/yкринформ/2023-05-23T-62-13-00-03-00/630_360_1669109795-901.jpg" xlink:type="simple" xlink:show="embed" xlink:actuate="onLoad" draw:mime-type="image/jpeg"/>
</draw:frame>
纳布(Nabu)揭露了乌克兰兹尼特(Ukrzaliznytsia)部门的公民获得不当福利的计划，以协助与铁路需求达成“必需供应”的合同。</text:p>
      <text:p text:style-name="P4">
这被告知<text:a xlink:type="simple" xlink:href="https://nabu.gov.ua/news/1-55-mln-grn-za-spriiannia-v-ukladenn-dogovor-v-z-ukrzal-znitceiu-zatrimano-tr-okh-os-b/" text:style-name="Internet_20_link" text:visited-style-name="Visited_20_Internet_20_Link">
</text:a>
，报道乌克林福姆。</text:p>
      <text:p text:style-name="P4">
“为了“服务”，他收到了一辆新车丰田凯美瑞，该车由Vavtosalon以155万美元的价格购买。 2023年5月22日，纳布和SAP拘留了该小组的双章，这给了该官员带来不当的好处。 第二天指出了海报服务，第二天是“ CZV” JSC“ ukrzaliznytsya”分支机构的副主任。</text:p>
      <text:p text:style-name="P4">
纳布侦探还发现了一辆汽车 - 一个物体<text:a xlink:type="simple" xlink:href="https://www.ukrinform.ua/tag-habar" text:style-name="Internet_20_link" text:visited-style-name="Visited_20_Internet_20_Link">
</text:a>
\  - 在其中一个定居点中。 将其删除是为了确保保留证据并解决特殊没收问题。</text:p>
      <text:p text:style-name="P4">
<text:span text:style-name="T4">
另请阅读：</text:span>
 <text:a xlink:type="simple" xlink:href="https://www.ukrinform.ua/rubric-society/3711372-sap-slidstvo-poki-ne-zafiksuvalo-vplivu-figurantiv-spravi-knazeva-na-obranna-cleniv-vkks.html" text:style-name="Internet_20_link" text:visited-style-name="Visited_20_Internet_20_Link">
</text:a>
“在同一天，被拘留者被告知艺术第4部分下的怀疑。 368，艺术第3部分。 369，h。 1，艺术的第2部分。 乌克兰《刑法》 209。</text:p>
      <text:p text:style-name="P4">
根据调查，“ CZV” JSC“ Ukrzaliznytsya”分支机构的副主任在2023年4月至2023年获得了Toyota Camry。</text:p>
      <text:p text:style-name="P4">
“为了获得这种“礼物”，他为与必要的“供应商”的合同结束做出了贡献，并且在合同和付款过程中也为他们的利益行事。”</text:p>
      <text:p text:style-name="P4">
<text:span text:style-name="T4">
另请阅读：</text:span>
 <text:a xlink:type="simple" xlink:href="https://www.ukrinform.ua/rubric-society/3709899-masstabnu-korupciu-u-verhovnomu-sudi-dopomogli-viaviti-detektivi-pid-prikrittam-nabu.html" text:style-name="Internet_20_link" text:visited-style-name="Visited_20_Internet_20_Link">
<text:span text:style-name="T4">
 nabu </text:span>
</text:a>
NABU和SAP目前正在采取步骤建立所有可能的参与者。</text:p>
      <text:p text:style-name="P4">
据报道，最高反腐败法院的上诉法院已派遣了一项纳米诺沃案，以拨款超过9300万的乌克兰兹尼尼特联合股东公司的Hryvnias。</text:p>
      <text:p text:style-name="P4">
News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Kharkivvodokanal收到了来自日本政府的四个发电机</text:span>
</text:h>
      <text:p text:style-name="P4">
作者: Ukrinform (Person)</text:p>
      <text:p text:style-name="P4">
出版商: Укринформ (Organization)</text:p>
      <text:p text:style-name="P4">
出版时间: 2023-05-23T-64:11:29+03:00</text:p>
      <text:p text:style-name="P4">
修改时间: 2023-05-23T21:11:29+03:00</text:p>
      <text:p text:style-name="P4">
描述: 来自日本政府的Kharkivvodokanal已经收到了四个新发电机，即使在没有电力的情况下，他们也可以为土豆提供服务。  - 乌克林。</text:p>
      <text:p text:style-name="P4">
图片: ['<text:a xlink:type="simple" xlink:href="https://static.ukrinform.com/photos/2023_05/thumb_files/630_360_1684865361-821.jpg" text:style-name="Internet_20_link" text:visited-style-name="Visited_20_Internet_20_Link">
630_360_16848...</text:a>
']</text:p>
      <text:p text:style-name="P4">
标签: ['Японія', 'Харків', 'допомога', 'Водоканал']</text:p>
      <text:p text:style-name="P4">
类型: Article</text:p>
      <!--METADATA-->
      <text:p text:style-name="P4">
<draw:frame draw:style-name="fr1" draw:name="Image36" text:anchor-type="as-char" svg:width="6.9236in" svg:height="3.956343in" draw:z-index="0">
<draw:image xlink:href="../Images/yкринформ/2023-05-23T-64-11-29-03-00/630_360_1684865361-821.jpg" xlink:type="simple" xlink:show="embed" xlink:actuate="onLoad" draw:mime-type="image/jpeg"/>
</draw:frame>
日本政府的Kharkivvodokanal收到了四个新的发电机，即使在没有电力的情况下，侵权人也可以为Pots提供服务。</text:p>
      <text:p text:style-name="P4">
这是在[]中报道的(https://t.me/citykharkivua/31814)乌克林福姆报道说，阿卡尔基夫市议会的新闻服务。</text:p>
      <text:p text:style-name="P4">
“新设备将有助于最大程度地减少可能关闭的风险<text:a xlink:type="simple" xlink:href="https://www.ukrinform.ua/tag-elektroenergia" text:style-name="Internet_20_link" text:visited-style-name="Visited_20_Internet_20_Link">
</text:a>
在企业的对象上”，在消息中go。</text:p>
      <text:p text:style-name="P4">
Kharkivvodokanal指出，已经安装了两个发电机在抽水和纯化综合体的泵站。 对于其他两个，准备安装平台。</text:p>
      <text:p text:style-name="P4">
<text:span text:style-name="T4">
另请阅读：</text:span>
 <text:a xlink:type="simple" xlink:href="https://www.ukrinform.ua/rubric-economy/3709855-ukrzaliznica-otrimala-105-dizelgeneratoriv-vid-usaid.html" text:style-name="Internet_20_link" text:visited-style-name="Visited_20_Internet_20_Link">
</text:a>
还被告知，日本政府提供了企业的协助(是的).</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amp;Co。 kg»在德国肌肉的指示下。</text:p>
      <text:p text:style-name="P4">
<text:span text:style-name="T5">
foto：哈尔基夫市议会的新闻服务</text:span>
</text:p>
      <text:p text:style-name="P4">
News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在莱曼（Lyman）的方向，俄罗斯军队炮击了卢汉斯（Luhansk）地区和托尔斯克（Torske）的尼夫斯克（Nevske）和bilohorivka，...</text:span>
</text:h>
      <text:p text:style-name="P4">
作者: liveuamap (Language: en)</text:p>
      <text:p text:style-name="P4">
时间: 2023-05-23T-6:33:00</text:p>
      <text:p text:style-name="P4">
地点: Sieversk (Latitude:48.85952 Longtitude:38.18213)</text:p>
      <text:p text:style-name="P4">
视频: []</text:p>
      <text:p text:style-name="P4">
图片: []</text:p>
      <text:p text:style-name="P4">
标签: ["Russia"]</text:p>
      <text:p text:style-name="P4">
Id: 22564850</text:p>
      <!--METADATA-->
      <text:p text:style-name="P4">
在莱曼(Lyman)的方向上，俄罗斯军队炮击了卢汉斯基翁(Luhanskregion)和托斯克(Torske)，托内斯克(Donetsk)地区的托斯克(Torske)和托斯克(Vesele)的尼夫斯克(Nevske)和bilohorivka。 卢汉斯克地区的比洛霍利夫卡和乌克兰武装部队的武装部队说，俄罗斯航空通导的空袭和Verkhnokamyanske ofdonetsk地区 -</text:p>
      <text:p text:style-name="P4">
新闻集链接：[https://liveuamap.com/en/2023/23-may-at--------------------------- russian-army-shelled-nevske--(https://liveuamap.com/en/2023/23-may-at-lyman-direction-russian-army-shelled--nevske-and)</text:p>
      <text:p text:style-name="P4">
News Source: <text:a xlink:type="simple" xlink:href="https://t.me/lumsrc/4875" text:style-name="Internet_20_link" text:visited-style-name="Visited_20_Internet_20_Link">
https://t.me/lumsrc/4875</text:a>
</text:p>
      <!--NEWS-->
      <text:h text:style-name="P10" text:outline-level="1">
<text:span text:style-name="T4">
敌人袭击了Dnipropetrovsk-区域理事会的负责人表明了炮击的后果</text:span>
</text:h>
      <text:p text:style-name="P4">
作者: Ukrinform (Person)</text:p>
      <text:p text:style-name="P4">
出版商: Укринформ (Organization)</text:p>
      <text:p text:style-name="P4">
出版时间: 2023-05-23T-85:07:00+03:00</text:p>
      <text:p text:style-name="P4">
修改时间: 2023-05-23T20:07:00+03:00</text:p>
      <text:p text:style-name="P4">
描述: 5月23日下午，敌人袭击了Nikopol和Marganets社区。 有破坏。  - 乌克林。</text:p>
      <text:p text:style-name="P4">
图片: ['<text:a xlink:type="simple" xlink:href="https://static.ukrinform.com/photos/2023_05/thumb_files/630_360_1684862181-400.jpg" text:style-name="Internet_20_link" text:visited-style-name="Visited_20_Internet_20_Link">
630_360_16848...</text:a>
']</text:p>
      <text:p text:style-name="P4">
标签: ['Дніпропетровщина', 'Обстріл', 'Війна з Росією']</text:p>
      <text:p text:style-name="P4">
类型: Article</text:p>
      <!--METADATA-->
      <text:p text:style-name="P4">
<draw:frame draw:style-name="fr1" draw:name="Image37" text:anchor-type="as-char" svg:width="6.9236in" svg:height="3.956343in" draw:z-index="0">
<draw:image xlink:href="../Images/yкринформ/2023-05-23T-85-07-00-03-00/630_360_1684862181-400.jpg" xlink:type="simple" xlink:show="embed" xlink:actuate="onLoad" draw:mime-type="image/jpeg"/>
</draw:frame>
下午，敌人袭击了尼科波尔和玛格纳特社区。 有破坏。</text:p>
      <text:p text:style-name="P4">
关于<text:a xlink:type="simple" xlink:href="https://t.me/mykola_lukashuk/4701" text:style-name="Internet_20_link" text:visited-style-name="Visited_20_Internet_20_Link">
</text:a>
乌克林福姆报道，通知首席Properpetrovsk区域委员会Mykola Lukashuk。</text:p>
      <text:p text:style-name="P4">
卢卡苏克写道：“锰社区和尼科波(Nikopol)今天是敌人的袭击：早晨，他们占领了该地区的重型火炮地区。”</text:p>
      <text:p text:style-name="P4">
据他说，由于<text:a xlink:type="simple" xlink:href="https://www.ukrinform.ua/tag-obstril" text:style-name="Internet_20_link" text:visited-style-name="Visited_20_Internet_20_Link">
</text:a>
破坏的经济结构，又有4个 - 肢解，损坏了酒店的建筑，6个私人房屋，天然气管道。 人们没有受伤。</text:p>
      <text:p text:style-name="P4">
此外，敌人在晚上袭击了米洛夫斯基社区。 该信息目前正在拘留中。 Damlukashuk，该地区的其他地区没有开火。</text:p>
      <text:p text:style-name="P4">
<text:span text:style-name="T4">
另请阅读：</text:span>
 <text:a xlink:type="simple" xlink:href="https://www.ukrinform.ua/rubric-ato/3713141-zagarbniki-obstrilali-ocakiv-poskodzeni-zitlovi-budinki-magazini-ta-gazoprovid.html" text:style-name="Internet_20_link" text:visited-style-name="Visited_20_Internet_20_Link">
<text:span text:style-name="T4">
煤气管道</text:span>
</text:a>
据报道，敌军从Zaporizhzhya地区临时加热的领土向Nikopol地区开火。</text:p>
      <text:p text:style-name="P4">
News Source: <text:a xlink:type="simple" xlink:href="https://www.ukrinform.ua/rubric-ato/3713258-vorog-atakuvav-dnipropetrovsinu-golova-oblradi-pokazav-naslidki-obstriliv.html" text:style-name="Internet_20_link" text:visited-style-name="Visited_20_Internet_20_Link">
https://www.ukrinform.ua/rubric-ato/3713258-vorog-atakuvav-dnipropetrovsinu-golova-oblradi-pokazav-naslidki-obstriliv.html</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5-23T-8:33:00</text:p>
      <text:p text:style-name="P4">
地点: Novhorods'ke, Donetsk Oblast (Latitude:48.33366 Longtitude:37.84018)</text:p>
      <text:p text:style-name="P4">
视频: []</text:p>
      <text:p text:style-name="P4">
图片: []</text:p>
      <text:p text:style-name="P4">
标签: ["Russia"]</text:p>
      <text:p text:style-name="P4">
Id: 22564849</text:p>
      <!--METADATA-->
      <text:p text:style-name="P4">
At Bakhmut Direction Russian Army Shelled Vasukivka, Orikhovo-Vasylivka, Markove, Hryhorivka, Bakhmut, Ivanivske, Stupochky, Bila, Toreske, Toreske, Toretske, Bila, Bila, Bila, BILAKYKYKYKY F Donetsk Region. 俄罗斯航空在巴赫穆特(Bakhmut)，伊万尼维斯克(Ivanivske)和比拉·霍拉(Bila Hora)，乌克兰武装部队的总参谋部</text:p>
      <text:p text:style-name="P4">
新闻集链接：(https://liveuamap.com/en/2023/23-may-at-bakhmut-direction-russian-army-shelled-vasukivka)</text:p>
      <text:p text:style-name="P4">
News Source: <text:a xlink:type="simple" xlink:href="https://t.me/lumsrc/4876" text:style-name="Internet_20_link" text:visited-style-name="Visited_20_Internet_20_Link">
https://t.me/lumsrc/4876</text:a>
</text:p>
      <!--NEWS-->
      <text:h text:style-name="P10" text:outline-level="1">
<text:span text:style-name="T4">
欧盟递给乌克兰220,000壳和1300导弹-Borrel</text:span>
</text:h>
      <text:p text:style-name="P4">
作者: Ukrinform (Person)</text:p>
      <text:p text:style-name="P4">
出版商: Укринформ (Organization)</text:p>
      <text:p text:style-name="P4">
出版时间: 2023-05-23T-93:55:00+03:00</text:p>
      <text:p text:style-name="P4">
修改时间: 2023-05-23T19:55:00+03:00</text:p>
      <text:p text:style-name="P4">
描述: 在接下来的几天，几周和几个月中，俄罗斯针对乌克兰的战争将是决定性的，这就是为什么欧盟国家加速向乌克兰武装部队提供军事援助的原因：从现有的军队储备中，乌克兰收到了220,000架各种卡利伯斯的炮弹和1300枚导弹。 。  - 乌克林。</text:p>
      <text:p text:style-name="P4">
图片: ['<text:a xlink:type="simple" xlink:href="https://static.ukrinform.com/photos/2023_01/thumb_files/630_360_1675163952-824.jpg" text:style-name="Internet_20_link" text:visited-style-name="Visited_20_Internet_20_Link">
630_360_16751...</text:a>
']</text:p>
      <text:p text:style-name="P4">
标签: ['Євросоюз', 'Ракета', 'Україна', 'Боєприпаси', 'Боррель', 'Війна з Росією']</text:p>
      <text:p text:style-name="P4">
类型: Article</text:p>
      <!--METADATA-->
      <text:p text:style-name="P4">
<draw:frame draw:style-name="fr1" draw:name="Image38" text:anchor-type="as-char" svg:width="6.9236in" svg:height="3.956343in" draw:z-index="0">
<draw:image xlink:href="../Images/yкринформ/2023-05-23T-93-55-00-03-00/630_360_1675163952-824.jpg" xlink:type="simple" xlink:show="embed" xlink:actuate="onLoad" draw:mime-type="image/jpeg"/>
</draw:frame>
接下来的，几周和几个月将对俄罗斯针对乌克兰的战争起决定性作用，并且是欧盟国家，因此欧盟国家加速向乌克兰军械库提供军事援助：乌克兰已从现有陆军那里收到220,000个不同的小组和1300枚导弹储备金。</text:p>
      <text:p text:style-name="P4">
今天在布鲁塞尔的一次新闻发布会上，欧盟政府的外部关系结果(关于国防问题)欧盟博雷尔(Eu Borrel)的高级代表说，欧盟博雷尔(Eu Borrel)，乌克林福音通讯员报告。</text:p>
      <text:p text:style-name="P4">
“在3月20日，我们决定在未来12个月内分配20亿欧元为乌克兰提供100万炮弹，并给予成员国从自己的储备中提供它们。 最后一个数字比我们十天前的数字要痛苦得多。 我今天可以宣布，乌克兰已经收到了220,000枚不同口径和1300枚导弹的炮弹。 第一个“曲目”将于5月31日开放，我坚信我们将达到指标(赔偿 -  ed。)在10亿-MAN-现在已经绘制了这笔款项(对于表演者 -  ed。)已经8亿欧元了，”博雷尔说。</text:p>
      <text:p text:style-name="P4">
<text:span text:style-name="T4">
另请阅读：</text:span>
 <text:a xlink:type="simple" xlink:href="https://www.ukrinform.ua/rubric-ato/3713166-ce-vijna-na-visnazenna-treba-bilse-zbroi-stoltenberg-anonsuvav-zustric-nato-es-i-ukraini.html" text:style-name="Internet_20_link" text:visited-style-name="Visited_20_Internet_20_Link">
</text:a>
他回忆说，生产计划的第二个“曲目” <text:a xlink:type="simple" xlink:href="https://www.ukrinform.ua/tag-boepripasi" text:style-name="Internet_20_link" text:visited-style-name="Visited_20_Internet_20_Link">
</text:a>
它规定了他们在欧洲国防企业和挪威企业的企业的集体生产秩序 - 另外十亿欧元被分配给这项任务。 今天对该计划的法定兴趣已有24个国家确定。 领导者在该计划中的作用是由欧洲国防机构扮演的，分别在法国和德国的主持下扮演了两个。</text:p>
      <text:p text:style-name="P4">
第三个“轨道”意味着出于欧洲安全和国防的利益，欧洲国防工业的能力发展 - 欧洲委员会的相关建议已经提交给欧洲议会和欧盟委员会。</text:p>
      <text:p text:style-name="P4">
根据博雷(Borrel)的说法，所有这一切将使欧盟能够履行义务并提供100万个炮弹，持续12个月。</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text:p>
      <text:p text:style-name="P4">
_foto：武装部队总参谋部</text:p>
      <text:p text:style-name="P4">
News Source: <text:a xlink:type="simple" xlink:href="https://www.ukrinform.ua/rubric-ato/3713257-evrosouz-peredav-ukraini-220-tisac-snaradiv-i-1300-raket-borrel.html" text:style-name="Internet_20_link" text:visited-style-name="Visited_20_Internet_20_Link">
https://www.ukrinform.ua/rubric-ato/3713257-evrosouz-peredav-ukraini-220-tisac-snaradiv-i-1300-raket-borrel.html</text:a>
</text:p>
      <!--NEWS-->
      <text:h text:style-name="P10" text:outline-level="1">
<text:span text:style-name="T4">
安全行动继续在贝尔戈罗德地区的格雷沃伦地区 - 州长</text:span>
</text:h>
      <text:p text:style-name="P4">
作者: liveuamap (Language: en)</text:p>
      <text:p text:style-name="P4">
时间: 2023-05-23T00:46:40</text:p>
      <text:p text:style-name="P4">
地点: Belgorod, Belgorodskaya oblast' (Latitude:50.45166 Longtitude:35.63025)</text:p>
      <text:p text:style-name="P4">
视频: []</text:p>
      <text:p text:style-name="P4">
图片: []</text:p>
      <text:p text:style-name="P4">
标签: ["Russia"]</text:p>
      <text:p text:style-name="P4">
Id: 22564735</text:p>
      <!--METADATA-->
      <text:p text:style-name="P4">
安全行动仍在 - 格罗德地区的Belgorod地区的Grayvoron区继续</text:p>
      <text:p text:style-name="P4">
新闻集链接：<text:a xlink:type="simple" xlink:href="https://liveuamap.com/en/2023/23-may-security-operation-continues-in-grayvoron-district" text:style-name="Internet_20_link" text:visited-style-name="Visited_20_Internet_20_Link">
https://liveuamap.com/en/2023/23-may-security-operation-continues-ingrayvoron-district</text:a>
</text:p>
      <text:p text:style-name="P4">
News Source: <text:a xlink:type="simple" xlink:href="https://t.me/rusbrief/119386" text:style-name="Internet_20_link" text:visited-style-name="Visited_20_Internet_20_Link">
https://t.me/rusbrief/119386</text:a>
</text:p>
      <!--NEWS-->
      <text:h text:style-name="P10" text:outline-level="1">
<text:span text:style-name="T4">
Dnipro，Dnipropetrovska Oblast（07:22）。 红色警报：空中威胁。 警笛声。 掩护...</text:span>
</text:h>
      <text:p text:style-name="P4">
作者: liveuamap (Language: en)</text:p>
      <text:p text:style-name="P4">
时间: 2023-05-23T01:23:00</text:p>
      <text:p text:style-name="P4">
地点: Dnipro (Latitude:48.45835 Longtitude:35.03741)</text:p>
      <text:p text:style-name="P4">
视频: []</text:p>
      <text:p text:style-name="P4">
图片: []</text:p>
      <text:p text:style-name="P4">
标签: ["Europe", "Central and Eastern Europe"]</text:p>
      <text:p text:style-name="P4">
Id: 22564736</text:p>
      <!--METADATA-->
      <text:p text:style-name="P4">
dnipro，dnipropetrovsk区域(07:22). Red Alert: aerial threat. Sirenssounding. Take cover now!</text:p>
      <text:p text:style-name="P4">
News Collection Link: <text:a xlink:type="simple" xlink:href="https://liveuamap.com/en/2023/23-may-dnipro-dnipropetrovska-oblast0722-red-g" text:style-name="Internet_20_link" text:visited-style-name="Visited_20_Internet_20_Link">
https://liveuamap.com/en/2023/23-may-dnipro-dnipropetrovska-oblast0722-red-g</text:a>
</text:p>
      <text:p text:style-name="P4">
News Source: <text:a xlink:type="simple" xlink:href="https://t.me/suspilnednipro/15780" text:style-name="Internet_20_link" text:visited-style-name="Visited_20_Internet_20_Link">
https://t.me/suspilnednipro/15780</text:a>
</text:p>
      <!--NEWS-->
      <text:h text:style-name="P10" text:outline-level="1">
<text:span text:style-name="T4">
乌克兰防空击中了8个无人机</text:span>
</text:h>
      <text:p text:style-name="P4">
作者: liveuamap (Language: en)</text:p>
      <text:p text:style-name="P4">
时间: 2023-05-23T01:28:32</text:p>
      <text:p text:style-name="P4">
地点: Mykolaiv (Latitude:46.92776 Longtitude:32.00317)</text:p>
      <text:p text:style-name="P4">
视频: []</text:p>
      <text:p text:style-name="P4">
图片: ["<text:a xlink:type="simple" xlink:href="https://liveuamap.com/pics/2023/05/23/22564737_0.jpg" text:style-name="Internet_20_link" text:visited-style-name="Visited_20_Internet_20_Link">
22564737_0.jpg</text:a>
"]</text:p>
      <text:p text:style-name="P4">
标签: []</text:p>
      <text:p text:style-name="P4">
Id: 22564737</text:p>
      <!--METADATA-->
      <text:p text:style-name="P4">
乌克兰防空击中了8个无人机</text:p>
      <text:p text:style-name="P4">
<draw:frame draw:style-name="fr1" draw:name="Image39" text:anchor-type="as-char" svg:width="6.9236in" svg:height="6.9236in" draw:z-index="0">
<draw:image xlink:href="../Images/liveuamap/2023-05-23T01-28-32/22564737_0.jpg" xlink:type="simple" xlink:show="embed" xlink:actuate="onLoad" draw:mime-type="image/jpeg"/>
</draw:frame>
新闻集链接：<text:a xlink:type="simple" xlink:href="https://liveuamap.com/en/2023/23-may-ukrainian-air-defense-shot-down-8-drones-overnight" text:style-name="Internet_20_link" text:visited-style-name="Visited_20_Internet_20_Link">
https：//liveuamap.com/en/2023/23-may-ukrainian-air-defense-shot-down-8-8-drones-drones-vornight</text:a>
</text:p>
      <text:p text:style-name="P4">
News Source: <text:a xlink:type="simple" xlink:href="https://t.me/dneproperatyv/63467" text:style-name="Internet_20_link" text:visited-style-name="Visited_20_Internet_20_Link">
https://t.me/dneproperatyv/63467</text:a>
</text:p>
      <!--NEWS-->
      <text:h text:style-name="P10" text:outline-level="1">
<text:span text:style-name="T4">
Kharkiv，Kharkiv地区，顿涅茨克地区（08:20）。 红色ALRT：空中tchretate。 警报声音...</text:span>
</text:h>
      <text:p text:style-name="P4">
作者: liveuamap (Language: en)</text:p>
      <text:p text:style-name="P4">
时间: 2023-05-23T02:22:00</text:p>
      <text:p text:style-name="P4">
地点: Kharkiv (Latitude:49.98166 Longtitude:36.25216)</text:p>
      <text:p text:style-name="P4">
视频: []</text:p>
      <text:p text:style-name="P4">
图片: []</text:p>
      <text:p text:style-name="P4">
标签: ["Europe", "Central and Eastern Europe"]</text:p>
      <text:p text:style-name="P4">
Id: 22564814</text:p>
      <!--METADATA-->
      <text:p text:style-name="P4">
Kharkiv，Kharkiv地区，顿涅茨克地区(08:20). Red Alert: aerial threat.Sirens sounding. Take cover now!</text:p>
      <text:p text:style-name="P4">
News Collection Link: <text:a xlink:type="simple" xlink:href="https://liveuamap.com/en/2023/23-may-kharkiv-kharkivska-oblast-donetsk-oblag" text:style-name="Internet_20_link" text:visited-style-name="Visited_20_Internet_20_Link">
https://liveuamap.com/en/2023/23-may-kharkiv-kharkivska-oblast-donetsk-oblag</text:a>
</text:p>
      <text:p text:style-name="P4">
News Source: <text:a xlink:type="simple" xlink:href="https://t.me/air_alert_ua/46359" text:style-name="Internet_20_link" text:visited-style-name="Visited_20_Internet_20_Link">
https://t.me/air_alert_ua/46359</text:a>
</text:p>
      <!--NEWS-->
      <text:h text:style-name="P10" text:outline-level="1">
<text:span text:style-name="T4">
Donetsk Oblast（09:24）。 红色警报：空中威胁。 警笛声。 立即掩盖！</text:span>
</text:h>
      <text:p text:style-name="P4">
作者: liveuamap (Language: en)</text:p>
      <text:p text:style-name="P4">
时间: 2023-05-23T03:26:00</text:p>
      <text:p text:style-name="P4">
地点: Donetsk Oblast (Latitude:48.72744 Longtitude:37.5781)</text:p>
      <text:p text:style-name="P4">
视频: []</text:p>
      <text:p text:style-name="P4">
图片: []</text:p>
      <text:p text:style-name="P4">
标签: ["Europe", "Central and Eastern Europe"]</text:p>
      <text:p text:style-name="P4">
Id: 22564825</text:p>
      <!--METADATA-->
      <text:p text:style-name="P4">
Donetsk Oblast(09:24). Red Alert: aerial threat. Sirens sounding. Take covernow!</text:p>
      <text:p text:style-name="P4">
News Collection Link: <text:a xlink:type="simple" xlink:href="https://liveuamap.com/en/2023/23-may-donetsk-oblast0924-red-alert-aerial-thg" text:style-name="Internet_20_link" text:visited-style-name="Visited_20_Internet_20_Link">
https://liveuamap.com/en/2023/23-may-donetsk-oblast0924-red-alert-aerial-thg</text:a>
</text:p>
      <text:p text:style-name="P4">
News Source: <text:a xlink:type="simple" xlink:href="https://t.me/air_alert_ua/46363" text:style-name="Internet_20_link" text:visited-style-name="Visited_20_Internet_20_Link">
https://t.me/air_alert_ua/46363</text:a>
</text:p>
      <!--NEWS-->
      <text:h text:style-name="P10" text:outline-level="1">
<text:span text:style-name="T4">
俄罗斯军队进行了20次导弹袭击，48次空袭，并用MLRS进行了约90次炮击，-G ...</text:span>
</text:h>
      <text:p text:style-name="P4">
作者: liveuamap (Language: en)</text:p>
      <text:p text:style-name="P4">
时间: 2023-05-23T05:33:00</text:p>
      <text:p text:style-name="P4">
地点: Chernihiv (Latitude:52.08963 Longtitude:32.07458)</text:p>
      <text:p text:style-name="P4">
视频: []</text:p>
      <text:p text:style-name="P4">
图片: []</text:p>
      <text:p text:style-name="P4">
标签: ["Russia"]</text:p>
      <text:p text:style-name="P4">
Id: 22564860</text:p>
      <!--METADATA-->
      <text:p text:style-name="P4">
俄罗斯军队进行了20次导弹袭击，48次空袭和大约90枚炮弹，与MLR， - 乌克兰武装部队的总参谋部</text:p>
      <text:p text:style-name="P4">
新闻集链接：[https://liveuamap.com/en/2023/23-may-russian-army-conducted-20-missile-strikes-48-(https://liveuamap.com/en/2023/23-may-russian-army-conducted-20-missile-strikes-48-airstrikes)</text:p>
      <text:p text:style-name="P4">
News Source: <text:a xlink:type="simple" xlink:href="https://t.me/lumsrc/4872" text:style-name="Internet_20_link" text:visited-style-name="Visited_20_Internet_20_Link">
https://t.me/lumsrc/4872</text:a>
</text:p>
      <!--NEWS-->
      <text:h text:style-name="P10" text:outline-level="1">
<text:span text:style-name="T4">
Poltavska Oblast（12:21）。 红色警报：空中威胁。 警笛声。 立即掩盖！</text:span>
</text:h>
      <text:p text:style-name="P4">
作者: liveuamap (Language: en)</text:p>
      <text:p text:style-name="P4">
时间: 2023-05-23T06:22:00</text:p>
      <text:p text:style-name="P4">
地点: Poltavska Oblast (Latitude:49.47819 Longtitude:33.818)</text:p>
      <text:p text:style-name="P4">
视频: []</text:p>
      <text:p text:style-name="P4">
图片: []</text:p>
      <text:p text:style-name="P4">
标签: ["Europe", "Central and Eastern Europe"]</text:p>
      <text:p text:style-name="P4">
Id: 22564862</text:p>
      <!--METADATA-->
      <text:p text:style-name="P4">
poltava(12:21). Red Alert: aerial threat. Sirens sounding. Take covernow!</text:p>
      <text:p text:style-name="P4">
News Collection Link: <text:a xlink:type="simple" xlink:href="https://liveuamap.com/en/2023/23-may-poltavska-oblast1221-red-alert-aerial-g" text:style-name="Internet_20_link" text:visited-style-name="Visited_20_Internet_20_Link">
https://liveuamap.com/en/2023/23-may-poltavska-oblast1221-red-alert-aerial-g</text:a>
</text:p>
      <text:p text:style-name="P4">
News Source: <text:a xlink:type="simple" xlink:href="https://t.me/suspilnepoltava/11277" text:style-name="Internet_20_link" text:visited-style-name="Visited_20_Internet_20_Link">
https://t.me/suspilnepoltava/11277</text:a>
</text:p>
      <!--NEWS-->
      <text:h text:style-name="P10" text:outline-level="1">
<text:span text:style-name="T4">
Dnipro，Dnipropetrovska Oblast（12:21）。 红色警报：空中威胁。 警笛声。 掩护...</text:span>
</text:h>
      <text:p text:style-name="P4">
作者: liveuamap (Language: en)</text:p>
      <text:p text:style-name="P4">
时间: 2023-05-23T06:23:00</text:p>
      <text:p text:style-name="P4">
地点: Dnipro (Latitude:48.45991 Longtitude:35.03922)</text:p>
      <text:p text:style-name="P4">
视频: []</text:p>
      <text:p text:style-name="P4">
图片: []</text:p>
      <text:p text:style-name="P4">
标签: ["Europe", "Central and Eastern Europe"]</text:p>
      <text:p text:style-name="P4">
Id: 22564863</text:p>
      <!--METADATA-->
      <text:p text:style-name="P4">
dnipro，dnipropetrovsk区域(12:21). Red Alert: aerial threat. Sirenssounding. Take cover now!</text:p>
      <text:p text:style-name="P4">
News Collection Link: <text:a xlink:type="simple" xlink:href="https://liveuamap.com/en/2023/23-may-dnipro-dnipropetrovska-oblast1221-red-g" text:style-name="Internet_20_link" text:visited-style-name="Visited_20_Internet_20_Link">
https://liveuamap.com/en/2023/23-may-dnipro-dnipropetrovska-oblast1221-red-g</text:a>
</text:p>
      <text:p text:style-name="P4">
News Source: <text:a xlink:type="simple" xlink:href="https://t.me/air_alert_ua/46366" text:style-name="Internet_20_link" text:visited-style-name="Visited_20_Internet_20_Link">
https://t.me/air_alert_ua/46366</text:a>
</text:p>
      <!--NEWS-->
      <text:h text:style-name="P10" text:outline-level="1">
<text:span text:style-name="T4">
哈尔基夫，哈尔基夫斯卡的持久性（12:23）。 红色警报：空中威胁。 警笛声。 立即掩盖！</text:span>
</text:h>
      <text:p text:style-name="P4">
作者: liveuamap (Language: en)</text:p>
      <text:p text:style-name="P4">
时间: 2023-05-23T06:24:00</text:p>
      <text:p text:style-name="P4">
地点: Kharkiv (Latitude:49.98088 Longtitude:36.25332)</text:p>
      <text:p text:style-name="P4">
视频: []</text:p>
      <text:p text:style-name="P4">
图片: []</text:p>
      <text:p text:style-name="P4">
标签: ["Europe", "Central and Eastern Europe"]</text:p>
      <text:p text:style-name="P4">
Id: 22564864</text:p>
      <!--METADATA-->
      <text:p text:style-name="P4">
哈尔基夫(Kharkiv)，哈尔基夫地区(12:23). Red Alert: aerial threat. Sirens sounding.Take cover now!</text:p>
      <text:p text:style-name="P4">
News Collection Link: <text:a xlink:type="simple" xlink:href="https://liveuamap.com/en/2023/23-may-kharkiv-kharkivska-oblast1223-red-alerg" text:style-name="Internet_20_link" text:visited-style-name="Visited_20_Internet_20_Link">
https://liveuamap.com/en/2023/23-may-kharkiv-kharkivska-oblast1223-red-alerg</text:a>
</text:p>
      <text:p text:style-name="P4">
News Source: <text:a xlink:type="simple" xlink:href="https://t.me/suspilnekharkiv/25127" text:style-name="Internet_20_link" text:visited-style-name="Visited_20_Internet_20_Link">
https://t.me/suspilnekharkiv/25127</text:a>
</text:p>
      <!--NEWS-->
      <text:h text:style-name="P10" text:outline-level="1">
<text:span text:style-name="T4">
Zaporizka Oblast（12:57）。 红色警报：空中威胁。 警笛声。 立即掩盖！</text:span>
</text:h>
      <text:p text:style-name="P4">
作者: liveuamap (Language: en)</text:p>
      <text:p text:style-name="P4">
时间: 2023-05-23T06:58:00</text:p>
      <text:p text:style-name="P4">
地点: Zaporizka Oblast (Latitude:47.612021 Longtitude:35.765261)</text:p>
      <text:p text:style-name="P4">
视频: []</text:p>
      <text:p text:style-name="P4">
图片: []</text:p>
      <text:p text:style-name="P4">
标签: ["Europe", "Central and Eastern Europe"]</text:p>
      <text:p text:style-name="P4">
Id: 22564869</text:p>
      <!--METADATA-->
      <text:p text:style-name="P4">
Zaporizhzhia地区(12:57). Red Alert: aerial threat. Sirens sounding. Take covernow!</text:p>
      <text:p text:style-name="P4">
News Collection Link: <text:a xlink:type="simple" xlink:href="https://liveuamap.com/en/2023/23-may-zaporizka-oblast1257-red-alert-aerial-g" text:style-name="Internet_20_link" text:visited-style-name="Visited_20_Internet_20_Link">
https://liveuamap.com/en/2023/23-may-zaporizka-oblast1257-red-alert-aerial-g</text:a>
</text:p>
      <text:p text:style-name="P4">
News Source: <text:a xlink:type="simple" xlink:href="https://t.me/air_alert_ua/46371" text:style-name="Internet_20_link" text:visited-style-name="Visited_20_Internet_20_Link">
https://t.me/air_alert_ua/46371</text:a>
</text:p>
      <!--NEWS-->
      <text:h text:style-name="P10" text:outline-level="1">
<text:span text:style-name="T4">
普京：俄罗斯联邦没有发动战争，而是在特定的帮助下尝试...</text:span>
</text:h>
      <text:p text:style-name="P4">
作者: liveuamap (Language: en)</text:p>
      <text:p text:style-name="P4">
时间: 2023-05-23T08:16:26</text:p>
      <text:p text:style-name="P4">
地点: Moskva, Moscow (Latitude:55.74992 Longtitude:37.61839)</text:p>
      <text:p text:style-name="P4">
视频: []</text:p>
      <text:p text:style-name="P4">
图片: []</text:p>
      <text:p text:style-name="P4">
标签: ["Russia"]</text:p>
      <text:p text:style-name="P4">
Id: 22564876</text:p>
      <!--METADATA-->
      <text:p text:style-name="P4">
普京：俄罗斯联邦没有发动战争，而是在与特殊行动的赫尔普(Thehelp)尝试结束我们人民敌人发动的战争。</text:p>
      <text:p text:style-name="P4">
新闻集链接：[https://liveuamap.com/en/2023/23-may-putin-the-russian-federation-did-not-not-tart-war]](https://liveuamap.com/en/2023/23-may-putin-the-russian-federation-did-not-start-the-war)</text:p>
      <text:p text:style-name="P4">
News Source: <text:a xlink:type="simple" xlink:href="https://t.me/rusbrief/119552" text:style-name="Internet_20_link" text:visited-style-name="Visited_20_Internet_20_Link">
https://t.me/rusbrief/119552</text:a>
</text:p>
      <!--NEWS-->
      <text:h text:style-name="P10" text:outline-level="1">
<text:span text:style-name="T4">
在过去的一个月中，搜索人员能够找到50尸体失踪的乌克兰人-Oleg Kotenko</text:span>
</text:h>
      <text:p text:style-name="P4">
作者: ['АРМІЯINFORM']</text:p>
      <text:p text:style-name="P4">
时间: 2023-05-23T16:00:00-04:00</text:p>
      <text:p text:style-name="P4">
描述: Lesha为剩下的Mysyak -Mosyokov团体，Zwan oses of，Blagic Heslich ...与乌克兰2022年的战争，与乌克兰的最新新闻，今天与乌克兰的新闻，乌克兰2022年的战争，今天与乌克兰的新闻战争，乌克兰和俄罗斯之间的战争将是一场战争，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5/photo_5429218002701764490_y.jpg" text:style-name="Internet_20_link" text:visited-style-name="Visited_20_Internet_20_Link">
photo_5429218002701764490_y.jpg</text:a>
', '<text:a xlink:type="simple" xlink:href="https://armyinform.com.ua/wp-content/uploads/2023/05/photo_5429218002701764495_y-150x150.jpg" text:style-name="Internet_20_link" text:visited-style-name="Visited_20_Internet_20_Link">
photo_5429218002701764495_y-150x150.jpg</text:a>
', '<text:a xlink:type="simple" xlink:href="https://armyinform.com.ua/wp-content/uploads/2023/05/photo_5429218002701764494_y-150x150.jpg" text:style-name="Internet_20_link" text:visited-style-name="Visited_20_Internet_20_Link">
photo_5429218002701764494_y-150x150.jpg</text:a>
', '<text:a xlink:type="simple" xlink:href="https://armyinform.com.ua/wp-content/uploads/2023/05/photo_5429218002701764493_y-150x150.jpg" text:style-name="Internet_20_link" text:visited-style-name="Visited_20_Internet_20_Link">
photo_5429218002701764493_y-150x150.jpg</text:a>
']</text:p>
      <text:p text:style-name="P4">
标签: ['ОЛЕГ КОТЕНКО', 'УПОВНОВАЖЕНИЙ ЗІ ЗНИКЛИХ БЕЗВІСТИ']</text:p>
      <text:p text:style-name="P4">
类别: News</text:p>
      <!--METADATA-->
      <text:p text:style-name="P4">
<draw:frame draw:style-name="fr1" draw:name="Image40" text:anchor-type="as-char" svg:width="6.9236in" svg:height="3.799866in" draw:z-index="0">
<draw:image xlink:href="../Images/AРМІЯINFORM/2023-05-23T16-00-00-04-00/photo_5429218002701764490_y.jpg" xlink:type="simple" xlink:show="embed" xlink:actuate="onLoad" draw:mime-type="image/jpeg"/>
</draw:frame>
仅在上个月，在特殊情况下缺失的人的专员搜索小组才能够找到50具乌克兰人不言语的机构。</text:p>
      <text:p text:style-name="P4">
Oleg Kotenko <text:a xlink:type="simple" xlink:href="https://t.me/Oleg_Kotenko_Patriot/144" text:style-name="Internet_20_link" text:visited-style-name="Visited_20_Internet_20_Link">
报告</text:a>
在电报中。</text:p>
      <text:p text:style-name="P4">
他还出版了Donetsk，Luhansk和Kharkiv地区Alexei Yukov提供的搜索小组提供的照片。</text:p>
      <text:p text:style-name="P4">
<text:a xlink:type="simple" xlink:href="https://armyinform.com.ua/wp-content/uploads/2023/05/photo_5429218002701764495_y.jpg" text:style-name="Internet_20_link" text:visited-style-name="Visited_20_Internet_20_Link">
!(Images/AРМІЯINFORM/2023-05-23T16-00-00-04-00/photo_5429218002701764495_y-150x150.jpg)</text:a>
</text:p>
      <text:p text:style-name="P4">
<text:a xlink:type="simple" xlink:href="https://armyinform.com.ua/wp-content/uploads/2023/05/photo_5429218002701764494_y.jpg" text:style-name="Internet_20_link" text:visited-style-name="Visited_20_Internet_20_Link">
<draw:frame draw:style-name="fr1" draw:name="Image41" text:anchor-type="as-char" svg:width="6.9236in" svg:height="6.9236in" draw:z-index="0">
<draw:image xlink:href="../Images/AРМІЯINFORM/2023-05-23T16-00-00-04-00/photo_5429218002701764494_y-150x150.jpg" xlink:type="simple" xlink:show="embed" xlink:actuate="onLoad" draw:mime-type="image/jpeg"/>
</draw:frame>
</text:a>
</text:p>
      <text:p text:style-name="P4">
<text:a xlink:type="simple" xlink:href="https://armyinform.com.ua/wp-content/uploads/2023/05/photo_5429218002701764493_y.jpg" text:style-name="Internet_20_link" text:visited-style-name="Visited_20_Internet_20_Link">
<draw:frame draw:style-name="fr1" draw:name="Image42" text:anchor-type="as-char" svg:width="6.9236in" svg:height="6.9236in" draw:z-index="0">
<draw:image xlink:href="../Images/AРМІЯINFORM/2023-05-23T16-00-00-04-00/photo_5429218002701764493_y-150x150.jpg" xlink:type="simple" xlink:show="embed" xlink:actuate="onLoad" draw:mime-type="image/jpeg"/>
</draw:frame>
</text:a>
“这些人员是在地点发展期间在解放的领土上建立的。 仅在上个月，搜索人员才设法举起了五十具尸体。”专员说。</text:p>
      <text:p text:style-name="P4">
Kotenko呼吁每个了解可能的埋葬地点的人，在工作日报告专员的热线：0 800 339 247，输出在输出中，按数字向Weiber和Telegram发送消息：(095)896-04-21。</text:p>
      <text:p text:style-name="P4">
News Source: <text:a xlink:type="simple" xlink:href="https://armyinform.com.ua/2023/05/23/za-ostannij-misyacz-poshukovczyam-vdalosya-znajty-50-til-znyklyh-bezvisty-ukrayincziv-oleg-kotenko/" text:style-name="Internet_20_link" text:visited-style-name="Visited_20_Internet_20_Link">
https://armyinform.com.ua/2023/05/23/za-ostannij-misyacz-poshukovczyam-vdalosya-znajty-50-til-znyklyh-bezvisty-ukrayincziv-oleg-kotenko/</text:a>
</text:p>
      <!--NEWS-->
      <text:h text:style-name="P10" text:outline-level="1">
<text:span text:style-name="T4">
在F-16上学习乌克兰飞行员并不能使北约成为冲突的一面</text:span>
</text:h>
      <text:p text:style-name="P4">
作者: Ukrinform (Person)</text:p>
      <text:p text:style-name="P4">
出版商: Укринформ (Organization)</text:p>
      <text:p text:style-name="P4">
出版时间: 2023-05-23T16:29:00+03:00</text:p>
      <text:p text:style-name="P4">
修改时间: 2023-05-23T16:29:00+03:00</text:p>
      <text:p text:style-name="P4">
描述: 北约秘书长向乌克兰提供F-16作战飞机的决定打招呼，并宣布苏泽尔人开始训练乌克兰飞行员对现代战士的培训，但是，这并没有使联盟成为冲突的一面。  - 乌克林。</text:p>
      <text:p text:style-name="P4">
图片: ['<text:a xlink:type="simple" xlink:href="https://static.ukrinform.com/photos/2022_12/thumb_files/630_360_1669890660-463.jpg" text:style-name="Internet_20_link" text:visited-style-name="Visited_20_Internet_20_Link">
630_360_16698...</text:a>
']</text:p>
      <text:p text:style-name="P4">
标签: ['НАТО', 'Столтенберг', 'Україна', 'Зброя']</text:p>
      <text:p text:style-name="P4">
类型: Article</text:p>
      <!--METADATA-->
      <text:p text:style-name="P4">
<draw:frame draw:style-name="fr1" draw:name="Image43" text:anchor-type="as-char" svg:width="6.9236in" svg:height="3.956343in" draw:z-index="0">
<draw:image xlink:href="../Images/yкринформ/2023-05-23T16-29-00-03-00/630_360_1669890660-463.jpg" xlink:type="simple" xlink:show="embed" xlink:actuate="onLoad" draw:mime-type="image/jpeg"/>
</draw:frame>
北约秘书长向乌克兰授予F-16战争的决定打招呼，并宣布他们的苏格尔人开始训练乌克兰飞行员对现代战士的培训，但是，这并没有与政党的冲突结盟。</text:p>
      <text:p text:style-name="P4">
这是乌克林福音通讯员报告的布鲁塞尔秘书长詹斯·斯托尔滕贝格(Jens Stoltenberg)的报道。</text:p>
      <text:p text:style-name="P4">
“乌克兰的战争证明了北约和欧盟联合工作的重要性，而安卡拉扎(Ancraza)为乌克兰提供了前所未有的援助。 在过去的几个月中，我们提供了沉重的Loopard坦克，英国挑战者，美国艾布拉姆斯。 最后的英国是由现代有翼的长距火箭弹建立的，后者正在战场上改变。 我们听到了来自英国，英国和几个欧洲盟友在内的几个国家的公告，大约开始锻炼(乌克兰 - 编辑。)北约现代西方战士的飞行员。 这表明了我们很长时间与乌克兰站在一起的意愿。”斯托尔滕贝格说。</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Borrel </text:span>
</text:a>
他向政治决定向乌克兰提供F-16战斗机的决定。</text:p>
      <text:p text:style-name="P4">
“我认为这是一个好主意。 我祝贺几个工会国家开始训练飞行员的决定，这使您可以将以后的飞机放置。 但是我是某些联盟国家的权利 - 宣布他们在进行此类培训时宣布。”北约负责人说。</text:p>
      <text:p text:style-name="P4">
他祝贺美国总统贝登(Baiden)宣布准备帮助乌克兰用战斗机用品来帮助乌克兰，因为美国是制造商和F-16供应商。 因此，当美国开始这种类型时，在某个阶段将允许乌克兰为这些飞机提供这些飞机的重要步骤。</text:p>
      <text:p text:style-name="P4">
<text:span text:style-name="T4">
另请阅读：</text:span>
 <text:a xlink:type="simple" xlink:href="https://www.ukrinform.ua/rubric-ato/3712990-u-polsi-pidtverdili-navcanna-ukrainskih-pilotiv-na-f16.html" text:style-name="Internet_20_link" text:visited-style-name="Visited_20_Internet_20_Link">
</text:a>
“所有这些都非常清楚地表明，我们指望长期协助(对于乌克兰)俄罗斯将无法“等待”。 普京总统发展了这场战争，他可以完成。 应该记住这场战争是什么，这是一场战争。 乌克兰有权自卫，该国防部已注册在《宪章》中。 我们帮助乌克兰行使这项权利。 这并不会使Alliancestone冲突。 我们支持乌克兰保护其免受入侵的保护，” -said <text:a xlink:type="simple" xlink:href="https://www.ukrinform.ua/tag-stoltenberg" text:style-name="Internet_20_link" text:visited-style-name="Visited_20_Internet_20_Link">
</text:a>
</text:p>
      <text:p text:style-name="P4">
据报道，今天在布鲁塞尔，国防部长参与的外交关系议会会议继续。 在欧盟瑞典总统的倡议下，在北约秘书长参加的部长会议上，组织了一次非正式的工作午餐，该部长致力于欧盟与北约之间的就业。</text:p>
      <text:p text:style-name="P4">
News Source: <text:a xlink:type="simple" xlink:href="https://www.ukrinform.ua/rubric-ato/3713127-navcanna-ukrainskih-pilotiv-na-f16-ne-robit-nato-storonou-konfliktu-stoltenberg.html" text:style-name="Internet_20_link" text:visited-style-name="Visited_20_Internet_20_Link">
https://www.ukrinform.ua/rubric-ato/3713127-navcanna-ukrainskih-pilotiv-na-f16-ne-robit-nato-storonou-konfliktu-stoltenberg.html</text:a>
</text:p>
      <!--NEWS-->
      <text:h text:style-name="P10" text:outline-level="1">
<text:span text:style-name="T4">
在泰国，学校的屋顶 - 七人死亡，23人受伤</text:span>
</text:h>
      <text:p text:style-name="P4">
作者: Ukrinform (Person)</text:p>
      <text:p text:style-name="P4">
出版商: Укринформ (Organization)</text:p>
      <text:p text:style-name="P4">
出版时间: 2023-05-23T16:31:00+03:00</text:p>
      <text:p text:style-name="P4">
修改时间: 2023-05-23T16:31:00+03:00</text:p>
      <text:p text:style-name="P4">
描述: 由于泰国北部的学校体育竞技场崩溃，有7人被杀，另有23人受伤。  - 乌克林。</text:p>
      <text:p text:style-name="P4">
图片: ['<text:a xlink:type="simple" xlink:href="https://static.ukrinform.com/photos/2023_05/thumb_files/630_360_1684848508-176.jpg" text:style-name="Internet_20_link" text:visited-style-name="Visited_20_Internet_20_Link">
630_360_16848...</text:a>
']</text:p>
      <text:p text:style-name="P4">
标签: ['Обвалення', 'Школа', 'Таїланд']</text:p>
      <text:p text:style-name="P4">
类型: Article</text:p>
      <!--METADATA-->
      <text:p text:style-name="P4">
<draw:frame draw:style-name="fr1" draw:name="Image44" text:anchor-type="as-char" svg:width="6.9236in" svg:height="3.956343in" draw:z-index="0">
<draw:image xlink:href="../Images/yкринформ/2023-05-23T16-31-00-03-00/630_360_1684848508-176.jpg" xlink:type="simple" xlink:show="embed" xlink:actuate="onLoad" draw:mime-type="image/jpeg"/>
</draw:frame>
由于泰国北部的学校运动区瓦解，有7人被杀，另外23人受伤。</text:p>
      <text:p text:style-name="P4">
正如乌克林福姆报道的那样，它报告了<text:a xlink:type="simple" xlink:href="https://english.news.cn/asiapacific/20230523/999b973fd0854fa1b23269f5d5f103e8/c.html" text:style-name="Internet_20_link" text:visited-style-name="Visited_20_Internet_20_Link">
</text:a>
<text:a xlink:type="simple" xlink:href="https://english.news.cn/asiapacific/20230523/999b973fd0854fa1b23269f5d5f103e8/c.html" text:style-name="Internet_20_link" text:visited-style-name="Visited_20_Internet_20_Link">
</text:a>
关于本地媒体。</text:p>
      <text:p text:style-name="P4">
事故发生在周一的当地时间7:00左右，当时小学的达克霍特拉竞技场<text:a xlink:type="simple" xlink:href="https://www.ukrinform.ua/tag-skola" text:style-name="Internet_20_link" text:visited-style-name="Visited_20_Internet_20_Link">
</text:a>
菲奇特(Phichit)在大雨中包裹着 - 尖锐的灾难，并减轻了后果。</text:p>
      <text:p text:style-name="P4">
他们还报告说，受害者被转移到两家当地医院。</text:p>
      <text:p text:style-name="P4">
根据当地媒体的报道，旋风袭击了建筑物的金属屋顶，结果，整个结构崩溃了，学生，父母和学校人员都在碎片下。</text:p>
      <text:p text:style-name="P4">
总理Phut Chan-Ocha指示相关机构确定寻找失踪的搜索，评估损失的程度并向受害者提供快速援助，他的秘书副手和一位发言人说，Anucha Burapacacery的律师说。</text:p>
      <text:p text:style-name="P4">
派恩·阿萨瓦皮彭省州长周二访问了受伤的地方，在调查中，至少有100个当地家庭报告了损害赔偿，并且进一步的损害估计仍在继续。</text:p>
      <text:p text:style-name="P4">
<text:span text:style-name="T4">
另请阅读：</text:span>
 <text:a xlink:type="simple" xlink:href="https://www.ukrinform.ua/rubric-world/3708069-kilkist-zagiblih-unaslidok-poveni-v-kongo-perevisila-430.html" text:style-name="Internet_20_link" text:visited-style-name="Visited_20_Internet_20_Link">
</text:a>
学校和其他受影响地区被宣布为灾难区。</text:p>
      <text:p text:style-name="P4">
正如乌克林福姆报道的那样，缅甸的军事领导层在[]之后宣布了自然灾害的拉金森州。(https://www.ukrinform.ua/rubric-world/3711507-u-manmi-kilkist-zagiblih-unaslidok-ciklonu-zrosla-do-145.html)至少有145人被杀。</text:p>
      <text:p text:style-name="P4">
<text:span text:style-name="T5">
foto：tna</text:span>
</text:p>
      <text:p text:style-name="P4">
News Source: <text:a xlink:type="simple" xlink:href="https://www.ukrinform.ua/rubric-world/3713125-u-tailandi-obvalivsa-dah-skoli-semero-zagiblih-23-poranenih.html" text:style-name="Internet_20_link" text:visited-style-name="Visited_20_Internet_20_Link">
https://www.ukrinform.ua/rubric-world/3713125-u-tailandi-obvalivsa-dah-skoli-semero-zagiblih-23-poranenih.html</text:a>
</text:p>
      <!--NEWS-->
      <text:h text:style-name="P10" text:outline-level="1">
<text:span text:style-name="T4">
俄罗斯联邦被判处16岁的间谍活动</text:span>
</text:h>
      <text:p text:style-name="P4">
作者: Ukrinform (Person)</text:p>
      <text:p text:style-name="P4">
出版商: Укринформ (Organization)</text:p>
      <text:p text:style-name="P4">
出版时间: 2023-05-23T16:35:00+03:00</text:p>
      <text:p text:style-name="P4">
修改时间: 2023-05-23T16:35:00+03:00</text:p>
      <text:p text:style-name="P4">
描述: 图拉的俄罗斯法院被判处16年的乌克兰公民安德里·佩特克维奇（Andriy Petkevich）严格政权的殖民地。  - 乌克林。</text:p>
      <text:p text:style-name="P4">
图片: ['<text:a xlink:type="simple" xlink:href="https://static.ukrinform.com/photos/2020_05/thumb_files/630_360_1589901550-438.jpg" text:style-name="Internet_20_link" text:visited-style-name="Visited_20_Internet_20_Link">
630_360_15899...</text:a>
']</text:p>
      <text:p text:style-name="P4">
标签: ['Шпигун', 'Суд', 'Україна', 'Росія', 'Вирок']</text:p>
      <text:p text:style-name="P4">
类型: Article</text:p>
      <!--METADATA-->
      <text:p text:style-name="P4">
<draw:frame draw:style-name="fr1" draw:name="Image45" text:anchor-type="as-char" svg:width="6.9236in" svg:height="3.956343in" draw:z-index="0">
<draw:image xlink:href="../Images/yкринформ/2023-05-23T16-35-00-03-00/630_360_1589901550-438.jpg" xlink:type="simple" xlink:show="embed" xlink:actuate="onLoad" draw:mime-type="image/jpeg"/>
</draw:frame>
UTULI法院被判处乌克兰Andriyapetkevich公民严格政权的殖民地16年。</text:p>
      <text:p text:style-name="P4">
FSB公共关系中心报道了这一点，乌克林福姆向[]报告了(https://www.interfax.ru/russia/902707)。</text:p>
      <text:p text:style-name="P4">
佩特克维奇(Petkevich)被判犯有“试图招募俄罗斯拥有企业的雇员出于间谍的目的，”</text:p>
      <text:p text:style-name="P4">
按版本<text:a xlink:type="simple" xlink:href="https://www.ukrinform.ua/tag-fsb-rf" text:style-name="Internet_20_link" text:visited-style-name="Visited_20_Internet_20_Link">
</text:a>
据称，佩特克维奇(Petkevich)设想了乌克兰的情报部门“从分泌中”寻求国防企业的雇员，以便从他们的小武器领域中从他们那里获取专业发展的机密信息。</text:p>
      <text:p text:style-name="P4">
法院的判决已生效。</text:p>
      <text:p text:style-name="P4">
<text:span text:style-name="T4">
另请阅读：</text:span>
 <text:a xlink:type="simple" xlink:href="https://www.ukrinform.ua/rubric-world/3711994-u-mks-vidreaguvali-na-ogolosenna-moskvou-v-rozsuk-prokurora-sudu.html" text:style-name="Internet_20_link" text:visited-style-name="Visited_20_Internet_20_Link">
<text:span text:style-name="T4">
 court </text:span>
</text:a>
乌克兰人于2021年8月被拘留。</text:p>
      <text:p text:style-name="P4">
据乌克林福姆报道，俄罗斯当局于2018年12月拘留了美国公民保罗·维兰(Paul Vilan)。 他被指控间谍活动并被监禁了16年。维兰(Vilan)绝对否认了这一指控。</text:p>
      <text:p text:style-name="P4">
记者WSJ <text:a xlink:type="simple" xlink:href="https://www.ukrinform.ua/rubric-world/3689361-u-rosii-za-spigunstvo-zatrimali-zurnalista-the-wall-street-journal.html" text:style-name="Internet_20_link" text:visited-style-name="Visited_20_Internet_20_Link">
</text:a>
在292023年3月的俄罗斯联合会，在Yekaterinburg的新闻商务旅行中。 他成为美国媒体的第一位代表<text:a xlink:type="simple" xlink:href="https://www.ukrinform.ua/rubric-world/3689560-sprava-pro-spigunstvo-sud-u-moskvi-zaarestuvav-zurnalista-wsj-gerskovica.html" text:style-name="Internet_20_link" text:visited-style-name="Visited_20_Internet_20_Link">
</text:a>
俄罗斯当局。</text:p>
      <text:p text:style-name="P4">
News Source: <text:a xlink:type="simple" xlink:href="https://www.ukrinform.ua/rubric-society/3713135-u-rosii-zasudili-ukrainca-do-16-rokiv-za-spigunstvo.html" text:style-name="Internet_20_link" text:visited-style-name="Visited_20_Internet_20_Link">
https://www.ukrinform.ua/rubric-society/3713135-u-rosii-zasudili-ukrainca-do-16-rokiv-za-spigunstvo.html</text:a>
</text:p>
      <!--NEWS-->
      <text:h text:style-name="P10" text:outline-level="1">
<text:span text:style-name="T4">
每天有1000多个火灾任务：武装部队朝塔夫里亚（Tavriya）方向摧毁敌人</text:span>
</text:h>
      <text:p text:style-name="P4">
作者: Ukrinform (Person)</text:p>
      <text:p text:style-name="P4">
出版商: Укринформ (Organization)</text:p>
      <text:p text:style-name="P4">
出版时间: 2023-05-23T16:38:00+03:00</text:p>
      <text:p text:style-name="P4">
修改时间: 2023-05-23T16:38:00+03:00</text:p>
      <text:p text:style-name="P4">
描述: 在国防军当天，塔夫里伊斯克（Tavriysk）的方向完成了一千多个火灾任务，比俄罗斯入侵者的陪伴更受伤和受伤。  - 乌克林。</text:p>
      <text:p text:style-name="P4">
图片: ['<text:a xlink:type="simple" xlink:href="https://static.ukrinform.com/photos/2023_05/thumb_files/630_360_1683890018-634.jpg" text:style-name="Internet_20_link" text:visited-style-name="Visited_20_Internet_20_Link">
630_360_16838...</text:a>
']</text:p>
      <text:p text:style-name="P4">
标签: ['ЗСУ', 'Таврія', 'Війна з Росією', 'Артилерія']</text:p>
      <text:p text:style-name="P4">
类型: Article</text:p>
      <!--METADATA-->
      <text:p text:style-name="P4">
<draw:frame draw:style-name="fr1" draw:name="Image46" text:anchor-type="as-char" svg:width="6.9236in" svg:height="3.956343in" draw:z-index="0">
<draw:image xlink:href="../Images/yкринформ/2023-05-23T16-38-00-03-00/630_360_1683890018-634.jpg" xlink:type="simple" xlink:show="embed" xlink:actuate="onLoad" draw:mime-type="image/jpeg"/>
</draw:frame>
塔夫里亚(Tavriya)的方向完成了一千多个火灾任务，摧毁并受伤了更多的俄罗斯入侵者。</text:p>
      <text:p text:style-name="P4">
正如乌克林福姆报道的那样，关于<text:a xlink:type="simple" xlink:href="https://t.me/otarnavskiy/93" text:style-name="Internet_20_link" text:visited-style-name="Visited_20_Internet_20_Link">
</text:a>
塔夫里亚部队报道了塔夫里亚·塔夫里·塔尔南德·塔洛夫斯基的部队。</text:p>
      <text:p text:style-name="P4">
“摧毁敌人的工作仍在继续。 白天，塔夫里伊斯克(Tavriysk)指示的塔尔塔尔(Taleartillery)部队的火箭部队完成了1029个任务。</text:p>
      <text:p text:style-name="P4">
敌人的损失被杀并受伤。”</text:p>
      <text:p text:style-name="P4">
<text:span text:style-name="T4">
另请阅读：</text:span>
 <text:a xlink:type="simple" xlink:href="https://www.ukrinform.ua/rubric-culture/3712957-rosiani-rozgrabuvali-muzejzapovidnik-hersones-tavrijskij.html" text:style-name="Internet_20_link" text:visited-style-name="Visited_20_Internet_20_Link">
<text:span text:style-name="T4">
 tavri </text:span>
</text:a>
根据乌克林福姆的报道，国防军从2022年2月24日至2023年5月23日<text:a xlink:type="simple" xlink:href="https://www.ukrinform.ua/rubric-ato/3712858-zsu-znisili-vze-204-360-rosijskih-zagarbnikiv.html" text:style-name="Internet_20_link" text:visited-style-name="Visited_20_Internet_20_Link">
</text:a>
，其中480个 - 在过去的一天。(+4)，战斗装甲大师-7419(+12)，炮兵系统-3318(+40)，RSWV -565(+0)，防空-327(+0)，飞机-309(+0)，直升机-295(+1)，Blaoplooperagin-Tatical Level-2864(+34)，有翼的导弹-1015(+4)，船/船-18(+0)，汽车设备和坦克-6139(+10)，特殊设备-433(+6).</text:p>
      <text:p text:style-name="P4">
News Source: <text:a xlink:type="simple" xlink:href="https://www.ukrinform.ua/rubric-ato/3713129-ponad-1000-vognevih-zavdan-za-dobu-ak-sili-oboroni-nisat-voroga-na-tavrijskomu-napramku.html" text:style-name="Internet_20_link" text:visited-style-name="Visited_20_Internet_20_Link">
https://www.ukrinform.ua/rubric-ato/3713129-ponad-1000-vognevih-zavdan-za-dobu-ak-sili-oboroni-nisat-voroga-na-tavrijskomu-napramku.html</text:a>
</text:p>
      <!--NEWS-->
      <text:h text:style-name="P10" text:outline-level="1">
<text:span text:style-name="T4">
俄罗斯在印度和其他国家 /地区媒体媒体不适合黑胖子-Bloomberg</text:span>
</text:h>
      <text:p text:style-name="P4">
作者: Ukrinform (Person)</text:p>
      <text:p text:style-name="P4">
出版商: Укринформ (Organization)</text:p>
      <text:p text:style-name="P4">
出版时间: 2023-05-23T16:48:00+03:00</text:p>
      <text:p text:style-name="P4">
修改时间: 2023-05-23T16:48:00+03:00</text:p>
      <text:p text:style-name="P4">
描述: 莫斯科向外国政府，尤其是印度媒体媒体媒体，因此不包括在全球组织打击资金的黑名单中 - 金融行动工作组（FATF）。  - 乌克林。</text:p>
      <text:p text:style-name="P4">
图片: ['<text:a xlink:type="simple" xlink:href="https://static.ukrinform.com/photos/2023_02/thumb_files/630_360_1677241298-478.png" text:style-name="Internet_20_link" text:visited-style-name="Visited_20_Internet_20_Link">
630_360_16772...</text:a>
']</text:p>
      <text:p text:style-name="P4">
标签: ['Індія', 'Москва', 'Війна з Росією', 'FATF']</text:p>
      <text:p text:style-name="P4">
类型: Article</text:p>
      <!--METADATA-->
      <text:p text:style-name="P4">
<draw:frame draw:style-name="fr1" draw:name="Image47" text:anchor-type="as-char" svg:width="6.9236in" svg:height="3.956343in" draw:z-index="0">
<draw:image xlink:href="../Images/yкринформ/2023-05-23T16-48-00-03-00/630_360_1677241298-478.png" xlink:type="simple" xlink:show="embed" xlink:actuate="onLoad" draw:mime-type="image/png"/>
</draw:frame>
它将是外国政府，尤其是印度的蚊子，因此不包括在全球筹款组织的黑人大学 - 金融行动工作队(胖子).</text:p>
      <text:p text:style-name="P4">
Як передає Укрінформ, про це повідомляє агенція <text:a xlink:type="simple" xlink:href="https://www.bloomberg.com/news/articles/2023-05-23/putin-pushes-india-to-help-russia-avoid-fatf-global-financial-blacklist" text:style-name="Internet_20_link" text:visited-style-name="Visited_20_Internet_20_Link">
</text:a>
尤其是，莫斯科威胁要破坏防御和能源协议，如果外国地区无助于阻止旨在通过入侵乌克兰改变RFN金融状态射线国家的预期步骤。</text:p>
      <text:p text:style-name="P4">
彭博社的文件和官员的官员<text:a xlink:type="simple" xlink:href="https://www.ukrinform.ua/tag-nato" text:style-name="Internet_20_link" text:visited-style-name="Visited_20_Internet_20_Link">
</text:a>
他们在6月FATF前夕向俄罗斯联邦对商业伙伴的压力作证。</text:p>
      <text:p text:style-name="P4">
如前所述，一年后，俄罗斯联合会从参与该组织的参与中删除，这是一场完整的战争的开始。 乌克兰坚持认为，FATF必须施加更多的限制，并将俄罗斯添加到其黑色或灰色名单中。</text:p>
      <text:p text:style-name="P4">
FATF黑名单将将克里姆林宫与北朝鲜，伊朗和缅甸一起成为一家公司，伊朗和缅甸是唯一具有这种定义的国家，并以更深入的经济更深入地将其沉浸在孤立中。</text:p>
      <text:p text:style-name="P4">
<text:span text:style-name="T4">
另请阅读：</text:span>
 <text:a xlink:type="simple" xlink:href="https://www.ukrinform.ua/rubric-polytics/3674779-prizupinenna-fatf-clenstva-rosii-radikalno-oslabit-ii-ekonomiku-smigal.html" text:style-name="Internet_20_link" text:visited-style-name="Visited_20_Internet_20_Link">
<text:span text:style-name="T4">
 fatf </text:span>
</text:a>
如果批准了此事件，则成员国以及银行，付款处理中的投资公司将有义务进行加强的支票，并更严重的案件使用对策来保护国际金融体系。</text:p>
      <text:p text:style-name="P4">
据报道，印度和俄罗斯联邦<text:a xlink:type="simple" xlink:href="https://www.ukrinform.ua/rubric-world/3705215-india-planue-viroblati-rosijsku-zbrou-na-vlasnij-teritorii-zmi.html" text:style-name="Internet_20_link" text:visited-style-name="Visited_20_Internet_20_Link">
</text:a>
在印度，俄罗斯军事装备和备件。</text:p>
      <text:p text:style-name="P4">
News Source: <text:a xlink:type="simple" xlink:href="https://www.ukrinform.ua/rubric-world/3713133-moskva-tisne-na-indiu-ta-insi-kraini-sob-ii-ne-vnesli-do-cornogo-spisku-fatf-bloomberg.html" text:style-name="Internet_20_link" text:visited-style-name="Visited_20_Internet_20_Link">
https://www.ukrinform.ua/rubric-world/3713133-moskva-tisne-na-indiu-ta-insi-kraini-sob-ii-ne-vnesli-do-cornogo-spisku-fatf-bloomberg.html</text:a>
</text:p>
      <!--NEWS-->
      <text:h text:style-name="P10" text:outline-level="1">
<text:span text:style-name="T4">
目前，已知24,000名失踪的乌克兰人 - 卢比尼特</text:span>
</text:h>
      <text:p text:style-name="P4">
作者: Ukrinform (Person)</text:p>
      <text:p text:style-name="P4">
出版商: Укринформ (Organization)</text:p>
      <text:p text:style-name="P4">
出版时间: 2023-05-23T16:50:00+03:00</text:p>
      <text:p text:style-name="P4">
修改时间: 2023-05-23T16:50:00+03:00</text:p>
      <text:p text:style-name="P4">
描述: 根据统一登记册的数据，现在已知大约24,000名失踪的乌克兰人。  - 乌克林。</text:p>
      <text:p text:style-name="P4">
图片: ['<text:a xlink:type="simple" xlink:href="https://static.ukrinform.com/photos/2023_05/thumb_files/630_360_1683216865-872.jpg" text:style-name="Internet_20_link" text:visited-style-name="Visited_20_Internet_20_Link">
630_360_16832...</text:a>
', '<text:a xlink:type="simple" xlink:href="https://static.ukrinform.com/photos/2023_05/1684849924-592.jpeg" text:style-name="Internet_20_link" text:visited-style-name="Visited_20_Internet_20_Link">
1684849924-59...</text:a>
']</text:p>
      <text:p text:style-name="P4">
标签: ['Омбудсмен', 'Росія', 'Заручники', 'Полонені', 'Війна з Росією']</text:p>
      <text:p text:style-name="P4">
类型: Article</text:p>
      <!--METADATA-->
      <text:p text:style-name="P4">
<draw:frame draw:style-name="fr1" draw:name="Image48" text:anchor-type="as-char" svg:width="6.9236in" svg:height="3.956343in" draw:z-index="0">
<draw:image xlink:href="../Images/yкринформ/2023-05-23T16-50-00-03-00/630_360_1683216865-872.jpg" xlink:type="simple" xlink:show="embed" xlink:actuate="onLoad" draw:mime-type="image/jpeg"/>
</draw:frame>
根据统一登记册，已知大约有24,000名失踪的非人数已知。</text:p>
      <text:p text:style-name="P4">
这是在与战俘和武装部队失踪军事部队，乌克兰国民警卫队，乌克兰州税务局以及来自Dnipropetrovsk的其他形式和Zaporizhhehhya地区的其他形式的亲戚之间的盛会。(https://t.me/dmytro_lubinetzs/2524)人权专员Dmitrylubin，Ukrinform报告。</text:p>
      <text:p text:style-name="P4">
“他强调，根据统一的失踪登记册，今年5月2日在5月2日起，大约有24000 [] <text:a xlink:type="simple" xlink:href="https://www.ukrinform.ua/tag-znikli-bezvisti" text:style-name="Internet_20_link" text:visited-style-name="Visited_20_Internet_20_Link">
</text:a>
“， - 他说。</text:p>
      <text:p text:style-name="P4">
<draw:frame draw:style-name="fr1" draw:name="Image49" text:anchor-type="as-char" svg:width="6.9236in" svg:height="3.705408in" draw:z-index="0">
<draw:image xlink:href="../Images/yкринформ/2023-05-23T16-50-00-03-00/1684849924-592.jpeg" xlink:type="simple" xlink:show="embed" xlink:actuate="onLoad" draw:mime-type="image/jpeg"/>
</draw:frame>
在这次会议上，申诉专员谈到了与俄罗斯联邦塔蒂亚纳·莫斯卡科娃(Tatiana Moskalkova)与人权的沟通，俄罗斯一方拒绝交换“全部”，重新归还了严重担心的人和民度返回。</text:p>
      <text:p text:style-name="P4">
<text:span text:style-name="T4">
另请阅读：</text:span>
 <text:a xlink:type="simple" xlink:href="https://www.ukrinform.ua/rubric-ato/3711539-rosia-porusila-pitanna-obminu-civilnimi-lubinec.html" text:style-name="Internet_20_link" text:visited-style-name="Visited_20_Internet_20_Link">
<text:span text:style-name="T4">
 lubinets </text:span>
</text:a>
卢比尼特说：“他指出，俄罗斯人正在将代谢过程推迟，以使战俘成为一个国家。”</text:p>
      <text:p text:style-name="P4">
此外，人权专员还告知了另一种核实乌克兰士兵的方式，乌克兰士兵是由司法部齐基夫研究所法医专业知识的俄罗斯联合会和合作所捕获的。</text:p>
      <text:p text:style-name="P4">
他说：“讨论是坦率的：他们与亲戚讨论了红十字国际委员会的无所作为，还宣布，有关特定军事军人的个人数据宣传损害了他们的交流过程。”</text:p>
      <text:p text:style-name="P4">
根据监察员的说法，传统上，在会议结束时，他的团队聚集了他们的亲戚和名单，或者在特殊情况下消失了。</text:p>
      <text:p text:style-name="P4">
据报道，4月17日，卢宾告诉<text:a xlink:type="simple" xlink:href="https://www.ukrinform.ua/rubric-society/3696976-rf-trimae-u-zarucnikah-sonajmense-20-tisac-civilnih-ukrainciv-ombudsmen.html" text:style-name="Internet_20_link" text:visited-style-name="Visited_20_Internet_20_Link">
</text:a>
</text:p>
      <text:p text:style-name="P4">
News Source: <text:a xlink:type="simple" xlink:href="https://www.ukrinform.ua/rubric-society/3713138-nini-vidomo-pro-24-tisaci-zniklih-bezvisti-ukrainciv-lubinec.html" text:style-name="Internet_20_link" text:visited-style-name="Visited_20_Internet_20_Link">
https://www.ukrinform.ua/rubric-society/3713138-nini-vidomo-pro-24-tisaci-zniklih-bezvisti-ukrainciv-lubinec.html</text:a>
</text:p>
      <!--NEWS-->
      <text:h text:style-name="P10" text:outline-level="1">
<text:span text:style-name="T4">
Rivne地区Osdusshor- 2008年女孩中的沃布·乌克兰冠军</text:span>
</text:h>
      <text:p text:style-name="P4">
作者: Ukrinform (Person)</text:p>
      <text:p text:style-name="P4">
出版商: Укринформ (Organization)</text:p>
      <text:p text:style-name="P4">
出版时间: 2023-05-23T16:51:22+03:00</text:p>
      <text:p text:style-name="P4">
修改时间: 2023-05-23T16:51:22+03:00</text:p>
      <text:p text:style-name="P4">
描述: 在里涅（Rivne），在2008年的女孩中确定了全乌克兰青年篮球联盟（Vubl）的获胜者。  - 乌克林。</text:p>
      <text:p text:style-name="P4">
图片: ['<text:a xlink:type="simple" xlink:href="https://static.ukrinform.com/photos/2023_05/thumb_files/630_360_1684849827-151.jpg" text:style-name="Internet_20_link" text:visited-style-name="Visited_20_Internet_20_Link">
630_360_16848...</text:a>
']</text:p>
      <text:p text:style-name="P4">
标签: ['Баскетбол']</text:p>
      <text:p text:style-name="P4">
类型: Article</text:p>
      <!--METADATA-->
      <text:p text:style-name="P4">
<draw:frame draw:style-name="fr1" draw:name="Image50" text:anchor-type="as-char" svg:width="6.9236in" svg:height="3.956343in" draw:z-index="0">
<draw:image xlink:href="../Images/yкринформ/2023-05-23T16-51-22-03-00/630_360_1684849827-151.jpg" xlink:type="simple" xlink:show="embed" xlink:actuate="onLoad" draw:mime-type="image/jpeg"/>
</draw:frame>
全乌克兰青年篮球联盟的获胜者同样是(Vubel)2008年，出生于2008年。</text:p>
      <text:p text:style-name="P4">
根据官员<text:a xlink:type="simple" xlink:href="https://fbu.ua/news/rvnenschina-osdyusshor---chempon-ukrani-vyubl-sered-dvchat-2008-roku-narodzhennya" text:style-name="Internet_20_link" text:visited-style-name="Visited_20_Internet_20_Link">
</text:a>
冠军篮球联合会是“ Rivne-Osdusshor”团队，该团队在敖德萨敖德萨·斯杜萨尔(Odessa Odessa Sdusshor)的决赛中。 Litvaka BD -72：67，报道乌克林福姆。</text:p>
      <text:p text:style-name="P4">
在Zaporizhzhya Zodyussh Zor的第三名中，首都“ KSL-KIEV-BASKET” -93：57。</text:p>
      <text:p text:style-name="P4">
<text:span text:style-name="T4">
另请阅读：</text:span>
 <text:a xlink:type="simple" xlink:href="https://www.ukrinform.ua/rubric-sports/3713043-olimpiakos-tvorit-diva-a-peremagaut-veterani-reala.html" text:style-name="Internet_20_link" text:visited-style-name="Visited_20_Internet_20_Link">
</text:a>
本赛季的MVP被公认为是Rivne-Osdusshor Sofiubrovchenko的14岁后卫，他在决赛中获得12分，并进行了8个篮板。</text:p>
      <text:p text:style-name="P4">
照片：fbu.ua。</text:p>
      <text:p text:style-name="P4">
News Source: <text:a xlink:type="simple" xlink:href="https://www.ukrinform.ua/rubric-sports/3713136-rivnensinaosdussor-cempion-ukraini-vubl-sered-divcat-2008-roku-narodzenna.html" text:style-name="Internet_20_link" text:visited-style-name="Visited_20_Internet_20_Link">
https://www.ukrinform.ua/rubric-sports/3713136-rivnensinaosdussor-cempion-ukraini-vubl-sered-divcat-2008-roku-narodzenna.html</text:a>
</text:p>
      <!--NEWS-->
      <text:h text:style-name="P10" text:outline-level="1">
<text:span text:style-name="T4">
通过“行动”，您现在可以恢复和交换驾驶执照</text:span>
</text:h>
      <text:p text:style-name="P4">
作者: Ukrinform (Person)</text:p>
      <text:p text:style-name="P4">
出版商: Укринформ (Organization)</text:p>
      <text:p text:style-name="P4">
出版时间: 2023-05-23T16:59:00+03:00</text:p>
      <text:p text:style-name="P4">
修改时间: 2023-05-23T16:59:00+03:00</text:p>
      <text:p text:style-name="P4">
描述: 在乌克兰，在“行动”中可以访问交换和恢复驾驶执照的服务。  - 乌克林。</text:p>
      <text:p text:style-name="P4">
图片: ['<text:a xlink:type="simple" xlink:href="https://static.ukrinform.com/photos/2022_12/thumb_files/630_360_1670147770-888.jpg" text:style-name="Internet_20_link" text:visited-style-name="Visited_20_Internet_20_Link">
630_360_16701...</text:a>
']</text:p>
      <text:p text:style-name="P4">
标签: ['Водійські права', 'Мінцифри', 'Додаток “ДІЯ”']</text:p>
      <text:p text:style-name="P4">
类型: Article</text:p>
      <!--METADATA-->
      <text:p text:style-name="P4">
<draw:frame draw:style-name="fr1" draw:name="Image51" text:anchor-type="as-char" svg:width="6.9236in" svg:height="3.956343in" draw:z-index="0">
<draw:image xlink:href="../Images/yкринформ/2023-05-23T16-59-00-03-00/630_360_1670147770-888.jpg" xlink:type="simple" xlink:show="embed" xlink:actuate="onLoad" draw:mime-type="image/jpeg"/>
</draw:frame>
在乌克兰，在“行动”中可以使用交换和恢复证书的服务。</text:p>
      <text:p text:style-name="P4">
这被告知<text:a xlink:type="simple" xlink:href="https://hsc.gov.ua/2023/05/23/obmin-ta-vidnovlennya-posvidchennya-vodiya-vidteper-i-v-diyi/" text:style-name="Internet_20_link" text:visited-style-name="Visited_20_Internet_20_Link">
</text:a>
，报道乌克林福姆。</text:p>
      <text:p text:style-name="P4">
“从现在开始，可以通过应用程序申请更换驾驶员。 新闻服务部门说：“有可能同时订购物理塑料文件，并亲自拿起内政部的GOOU中心，也可以订购E -Certificate，该中心在乌克兰领土上完全有效。”</text:p>
      <text:p text:style-name="P4">
据指出，随着这项服务的推出，乌克兰成为了第一个Vevropy的国家，您可以放弃驾驶执照的物理形式，但只能持有数字文档。 根据乌克兰内政部内政部的说法，电子认证在整个乌克兰都是有效的。</text:p>
      <text:p text:style-name="P4">
为了申请兑换或恢复的公民<text:a xlink:type="simple" xlink:href="https://www.ukrinform.ua/tag-vodijski-prava" text:style-name="Internet_20_link" text:visited-style-name="Visited_20_Internet_20_Link">
</text:a>
在“操作”中，您需要转到域“服务”，然后单击“替换驾驶员证书”或在数字驱动程序上的图标-Context菜单上，然后选择“替换证书”。 然后，您需要选择更换文档的原因。</text:p>
      <text:p text:style-name="P4">
<text:span text:style-name="T4">
另请阅读：</text:span>
 <text:a xlink:type="simple" xlink:href="https://www.ukrinform.ua/rubric-vidbudova/3707215-u-dii-zapustili-programu-derzavnoi-dopomogi-evidnovlenna.html" text:style-name="Internet_20_link" text:visited-style-name="Visited_20_Internet_20_Link">
<text:span text:style-name="T4">
操作</text:span>
 <text:span text:style-name="T4">
运行</text:span>
 <text:span text:style-name="T4">
 </text:span>
程序<text:span text:style-name="T4">
 </text:span>
状态<text:span text:style-name="T4">
<text:span text:style-name="T5">
援助</text:span>
* </text:span>
效率**</text:a>
之后，该人必须确认或指定居住地的地点；选择证书类型：数字(电子认证)或塑料+数字(正常格式); 选择MIA服务中心，可以方便地获取塑料文档； 确认或指定联系数据； 签署声明； 支付诫命。</text:p>
      <text:p text:style-name="P4">
注意到，在10分钟内交换或恢复证书的申请后，有必要支付服务费用，否则该申请将被取消。</text:p>
      <text:p text:style-name="P4">
“所有 - 遵循申请的状态，并在制造后，负责完成的内政部服务中心，以获取新的塑料证书。 或等待动作发送推送的准备，” HCC中的信息。</text:p>
      <text:p text:style-name="P4">
可以澄清的是，在驾驶员的动作和电子办公室的反射以及通常的情况下，驾驶员的常规塑料证书的交换以及通常的交换。根据内部事务部的主要服务中心，乌克兰交易所和恢复驾驶执照时，不需要医疗证明。</text:p>
      <text:p text:style-name="P4">
“驾驶员的血液组现在可以保持不足 - 它没有在文件上溅出。 这就是为什么在诉讼中订购服务时，没有图表，在哪里将适用性附加到运输管理的地方。”该机构说。</text:p>
      <text:p text:style-name="P4">
据报道，乌克兰丹尼斯·施米加利加尔(Denis Shmigaligal)的总理于2022年12月7日签署了政府决议，该决议使您仅使用<text:a xlink:type="simple" xlink:href="https://www.ukrinform.ua/rubric-society/3629747-ukraincam-dozvolili-koristuvatis-posvidcennam-vodia-v-dii-bez-plastikovogo-analoga.html" text:style-name="Internet_20_link" text:visited-style-name="Visited_20_Internet_20_Link">
</text:a>
<text:span text:style-name="T5">
foto：minisfra</text:span>
</text:p>
      <text:p text:style-name="P4">
News Source: <text:a xlink:type="simple" xlink:href="https://www.ukrinform.ua/rubric-technology/3713143-cerez-diu-teper-mozna-vidnoviti-i-obminati-posvidcenna-vodia.html" text:style-name="Internet_20_link" text:visited-style-name="Visited_20_Internet_20_Link">
https://www.ukrinform.ua/rubric-technology/3713143-cerez-diu-teper-mozna-vidnoviti-i-obminati-posvidcenna-vodia.html</text:a>
</text:p>
      <!--NEWS-->
      <text:h text:style-name="P10" text:outline-level="1">
<text:span text:style-name="T4">
总理讨论了国际货币基金组织在乌克兰与欧洲基金局长恢复乌克兰的作用。</text:span>
</text:h>
      <text:p text:style-name="P4">
作者: ['АРМІЯINFORM']</text:p>
      <text:p text:style-name="P4">
时间: 2023-05-23T17:00:00-04:00</text:p>
      <text:p text:style-name="P4">
描述: Prem-Minstryst乌克兰丹尼斯·施米加尔·塞米加尔·罗兹莫夫（Denis Schmigal Profiv Rozmov）与є弗罗皮斯基的董事...与乌克兰2022年的战争，与乌克兰的最新新闻，今天与乌克兰2022年与乌克兰2022年进行战争，乌克兰和俄罗斯之间的战争将会发生，乌克兰和俄罗斯之间的战争将是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thumb_203964_820_360_0_0_auto.jpg" text:style-name="Internet_20_link" text:visited-style-name="Visited_20_Internet_20_Link">
thumb_203964_820_360_0_0_auto.jpg</text:a>
', '<text:a xlink:type="simple" xlink:href="https://armyinform.com.ua/wp-content/uploads/2023/05/thumb_203963_820_360_0_0_auto-150x150.jpg" text:style-name="Internet_20_link" text:visited-style-name="Visited_20_Internet_20_Link">
thumb_203963_820_360_0_0_auto-150x150.jpg</text:a>
', '<text:a xlink:type="simple" xlink:href="https://armyinform.com.ua/wp-content/uploads/2023/05/thumb_203962_820_360_0_0_auto-150x150.jpg" text:style-name="Internet_20_link" text:visited-style-name="Visited_20_Internet_20_Link">
thumb_203962_820_360_0_0_auto-150x150.jpg</text:a>
']</text:p>
      <text:p text:style-name="P4">
标签: ['ДЕНИС ШМИГАЛЬ', 'МВФ', 'ПРЕМ’ЄР-МІНІСТР УКРАЇНИ']</text:p>
      <text:p text:style-name="P4">
类别: News</text:p>
      <!--METADATA-->
      <text:p text:style-name="P4">
<draw:frame draw:style-name="fr1" draw:name="Image52" text:anchor-type="as-char" svg:width="6.9236in" svg:height="4.610104in" draw:z-index="0">
<draw:image xlink:href="../Images/AРМІЯINFORM/2023-05-23T17-00-00-04-00/thumb_203964_820_360_0_0_auto.jpg" xlink:type="simple" xlink:show="embed" xlink:actuate="onLoad" draw:mime-type="image/jpeg"/>
</draw:frame>
乌克兰丹尼斯·施米格尔总理</text:p>
      <text:p text:style-name="P4">
乌克兰丹尼斯·施米加尔(Denis Shmigal)总理与欧洲国际货币基金组织阿尔弗雷德·卡默(Alfred Cammer)主任进行了对话。(eff)，从5月23日在维也纳开始<text:a xlink:type="simple" xlink:href="https://www.kmu.gov.ua/news/premier-ministr-obhovoryv-rol-mvf-u-vidnovlenni-ukrainy-z-dyrektorom-ievropeiskoho-departamentu-fondu" text:style-name="Internet_20_link" text:visited-style-name="Visited_20_Internet_20_Link">
报告</text:a>
政府门户。</text:p>
      <text:p text:style-name="P4">
丹尼斯·施米加尔(Denis Shmigal)和阿尔弗雷德·卡默(Alfred Cammer)除其他外，讨论了乌克兰国际货币基金组织(IMF)的协助以及基金在恢复中的作用。</text:p>
      <text:p text:style-name="P4">
“我们正在创建国际薪酬机制，俄罗斯资产已针对乌克兰的重建。 我们正在朝这个方向计算国际货币基金组织，以及进一步的帮助，以巩固来自世界各地的合作伙伴的财政支持，”总理指出。</text:p>
      <text:p text:style-name="P4">
参考：扩展信用计划(eff)截至2023年3月底，批准了156亿美元的总量，并设计了4年。它是该计划期间的1,150亿美元的大型G7支持包的一部分。</text:p>
      <text:p text:style-name="P4">
<text:a xlink:type="simple" xlink:href="https://armyinform.com.ua/wp-content/uploads/2023/05/thumb_203963_820_360_0_0_auto.jpg" text:style-name="Internet_20_link" text:visited-style-name="Visited_20_Internet_20_Link">
!(Images/AРМІЯINFORM/2023-05-23T17-00-00-04-00/thumb_203963_820_360_0_0_auto-150x150.jpg)</text:a>
</text:p>
      <text:p text:style-name="P4">
<text:a xlink:type="simple" xlink:href="https://armyinform.com.ua/wp-content/uploads/2023/05/thumb_203962_820_360_0_0_auto.jpg" text:style-name="Internet_20_link" text:visited-style-name="Visited_20_Internet_20_Link">
<draw:frame draw:style-name="fr1" draw:name="Image53" text:anchor-type="as-char" svg:width="6.9236in" svg:height="6.9236in" draw:z-index="0">
<draw:image xlink:href="../Images/AРМІЯINFORM/2023-05-23T17-00-00-04-00/thumb_203962_820_360_0_0_auto-150x150.jpg" xlink:type="simple" xlink:show="embed" xlink:actuate="onLoad" draw:mime-type="image/jpeg"/>
</draw:frame>
</text:a>
</text:p>
      <text:p text:style-name="P4">
News Source: <text:a xlink:type="simple" xlink:href="https://armyinform.com.ua/2023/05/23/premyer-ministr-obgovoryv-rol-mvf-u-vidnovlenni-ukrayiny-z-dyrektorom-yevropejskogo-departamentu-fondu/" text:style-name="Internet_20_link" text:visited-style-name="Visited_20_Internet_20_Link">
https://armyinform.com.ua/2023/05/23/premyer-ministr-obgovoryv-rol-mvf-u-vidnovlenni-ukrayiny-z-dyrektorom-yevropejskogo-departamentu-fondu/</text:a>
</text:p>
      <!--NEWS-->
      <text:h text:style-name="P10" text:outline-level="1">
<text:span text:style-name="T4">
俄罗斯宣传最常用的叙述和方法</text:span>
</text:h>
      <text:p text:style-name="P4">
作者: Ukrinform (Person)</text:p>
      <text:p text:style-name="P4">
出版商: Укринформ (Organization)</text:p>
      <text:p text:style-name="P4">
出版时间: 2023-05-23T17:06:00+03:00</text:p>
      <text:p text:style-name="P4">
修改时间: 2023-05-23T17:06:00+03:00</text:p>
      <text:p text:style-name="P4">
描述: 俄罗斯宣传侵犯了人们获取公正和扩展信息的权利，从而扭曲了对现实的看法。  - 乌克林。</text:p>
      <text:p text:style-name="P4">
图片: ['<text:a xlink:type="simple" xlink:href="https://static.ukrinform.com/photos/2018_04/thumb_files/630_360_1524669996-2168.jpg" text:style-name="Internet_20_link" text:visited-style-name="Visited_20_Internet_20_Link">
630_360_15246...</text:a>
', '<text:a xlink:type="simple" xlink:href="https://static.ukrinform.com/photos/2023_05/1684850407-821.jpg" text:style-name="Internet_20_link" text:visited-style-name="Visited_20_Internet_20_Link">
1684850407-82...</text:a>
', '<text:a xlink:type="simple" xlink:href="https://static.ukrinform.com/photos/2023_05/1684850578-359.jpg" text:style-name="Internet_20_link" text:visited-style-name="Visited_20_Internet_20_Link">
1684850578-35...</text:a>
', '<text:a xlink:type="simple" xlink:href="https://static.ukrinform.com/photos/2023_05/1684850519-322.jpg" text:style-name="Internet_20_link" text:visited-style-name="Visited_20_Internet_20_Link">
1684850519-32...</text:a>
']</text:p>
      <text:p text:style-name="P4">
标签: ['Пропаганда', 'Дезінформація', 'Війна з Росією']</text:p>
      <text:p text:style-name="P4">
类型: Article</text:p>
      <!--METADATA-->
      <text:p text:style-name="P4">
<draw:frame draw:style-name="fr1" draw:name="Image54" text:anchor-type="as-char" svg:width="6.9236in" svg:height="3.956343in" draw:z-index="0">
<draw:image xlink:href="../Images/yкринформ/2023-05-23T17-06-00-03-00/630_360_1524669996-2168.jpg" xlink:type="simple" xlink:show="embed" xlink:actuate="onLoad" draw:mime-type="image/jpeg"/>
</draw:frame>
俄罗斯宣传侵犯了人们获得公正和扩大信息的权利，从而扭曲了对现实的看法。</text:p>
      <text:p text:style-name="P4">
在[]期间(https://www.youtube.com/watch?v=JiKKAdzn0m4)该研究“俄罗斯错误信息侵犯了乌克兰和欧洲的人权”，Uccinform已由该项目Voxcheck Svitlana Slipchenko的负责人告知。</text:p>
      <text:p text:style-name="P4">
“敌对错误信息的最敏感，最常见的叙事 - 乌克兰人的界化，与健康有关的叙述，乌克兰人的生活，安全。 Slipchenko说：“关于敌对行动如何进行的叙述。”</text:p>
      <text:p text:style-name="P4">
<draw:frame draw:style-name="fr1" draw:name="Image55" text:anchor-type="as-char" svg:width="6.9236in" svg:height="4.615733in" draw:z-index="0">
<draw:image xlink:href="../Images/yкринформ/2023-05-23T17-06-00-03-00/1684850407-821.jpg" xlink:type="simple" xlink:show="embed" xlink:actuate="onLoad" draw:mime-type="image/jpeg"/>
</draw:frame>
她强调，错误信息侵犯了人们以前访问的权利，扩展信息，从而影响决策。</text:p>
      <text:p text:style-name="P4">
非政府组织“ Internews Ukraine” Alona Grishko的高级分析师指出，使用俄罗斯人，乌克兰提供的涉嫌疏散，对于生活在积极战斗领土的推销员而言，这是看不见的。</text:p>
      <text:p text:style-name="P4">
<draw:frame draw:style-name="fr1" draw:name="Image56" text:anchor-type="as-char" svg:width="6.9236in" svg:height="4.615733in" draw:z-index="0">
<draw:image xlink:href="../Images/yкринформ/2023-05-23T17-06-00-03-00/1684850578-359.jpg" xlink:type="simple" xlink:show="embed" xlink:actuate="onLoad" draw:mime-type="image/jpeg"/>
</draw:frame>
格里希科说：“俄罗斯在电报中的宣传创造了一个故事，以至于乌克兰人担心住在那里的公民，俄罗斯正试图释放它们，因此，就乌克兰提供的疏散达成共识是危险的。”</text:p>
      <text:p text:style-name="P4">
她指出，俄罗斯积极利用反思方法来建造其虚拟现实，因此，一方面，为了支持我们在So宣告的状态，以拯救我们，另一方面是向我们展示乌克兰是一个不担心自己的公民的国家。</text:p>
      <text:p text:style-name="P4">
<text:span text:style-name="T4">
另请阅读：</text:span>
 <text:a xlink:type="simple" xlink:href="https://www.ukrinform.ua/rubric-ato/3711795-tancura-sirskij-i-zaluznij-minoboroni-zafiksuvalo-vorozi-fejki-pro-zagibel-komanduvaciv.html" text:style-name="Internet_20_link" text:visited-style-name="Visited_20_Internet_20_Link">
<text:span text:style-name="T4">
假</text:span>
</text:a>
非政府组织“媒体探测器”研究中心莱西亚·比迪科(Lesya Bidochko)的分析师指出，俄罗斯据称正在使用救护车旅行军队的叙述，从而引起了人们对快速使用的恐惧人群，因为它们可以成为成为目标的目标。俄罗斯军队。 此外，侵略者国家正在传播霍乱，结核病和其他疾病在乌克兰军队中大量分布的信息。</text:p>
      <text:p text:style-name="P4">
<draw:frame draw:style-name="fr1" draw:name="Image57" text:anchor-type="as-char" svg:width="6.9236in" svg:height="4.615733in" draw:z-index="0">
<draw:image xlink:href="../Images/yкринформ/2023-05-23T17-06-00-03-00/1684850519-322.jpg" xlink:type="simple" xlink:show="embed" xlink:actuate="onLoad" draw:mime-type="image/jpeg"/>
</draw:frame>
这位穷人还强调，俄罗斯正在抹黑乌克兰的卫生系统。分析师指出，俄罗斯证明了乌克兰儿童的驱逐出境，即唐巴斯子女的复仇，好像唐巴斯的孩子是俄罗斯的子女，他们在那里发抖。 乌克兰和西方为杀害唐巴斯的儿童做出了贡献，有必要营救。 据称在俄罗斯的儿童的生活比乌克兰的生活更好。</text:p>
      <text:p text:style-name="P4">
<text:span text:style-name="T4">
另请阅读：</text:span>
 <text:a xlink:type="simple" xlink:href="https://www.ukrinform.ua/rubric-ato/3706774-zbitta-kindzala-zsu-vidpravili-v-nokaut-rosijski-tehniku-i-propagandu.html" text:style-name="Internet_20_link" text:visited-style-name="Visited_20_Internet_20_Link">
<text:span text:style-name="T4">
宣传</text:span>
</text:a>
Slipchenko补充说，俄罗斯正试图杀死没有积极战斗的乌克兰的信息和统治者的访问。</text:p>
      <text:p text:style-name="P4">
“请记住，里凡恩地区基辅电视塔上的打击。 它是试图限制Accesso州广播公司的官方信息资源。 <text:a xlink:type="simple" xlink:href="https://www.ukrinform.ua/tag-kiberataka" text:style-name="Internet_20_link" text:visited-style-name="Visited_20_Internet_20_Link">
</text:a>
这是在乌克兰官方当局对其资源进行的。 这是对获取信息的权利的直接信息和限制。”她强调。</text:p>
      <text:p text:style-name="P4">
正如乌克林福姆报道的那样，2022年，俄罗斯在通过州媒体上促进宣传<text:a xlink:type="simple" xlink:href="https://www.ukrinform.ua/rubric-world/3711327-rosia-torik-vitratila-na-propagandu-u-media-19-milarda.html" text:style-name="Internet_20_link" text:visited-style-name="Visited_20_Internet_20_Link">
</text:a>
预算的0.50％针对RT，VGTRK和俄罗斯的媒体集团。</text:p>
      <text:p text:style-name="P4">
News Source: <text:a xlink:type="simple" xlink:href="https://www.ukrinform.ua/rubric-society/3713144-aki-narativi-ta-metodi-najcastise-vikoristovue-rosijska-propaganda.html" text:style-name="Internet_20_link" text:visited-style-name="Visited_20_Internet_20_Link">
https://www.ukrinform.ua/rubric-society/3713144-aki-narativi-ta-metodi-najcastise-vikoristovue-rosijska-propaganda.html</text:a>
</text:p>
      <!--NEWS-->
      <text:h text:style-name="P10" text:outline-level="1">
<text:span text:style-name="T4">
在加拿大举行了一次集会，以支持克里米亚塔塔尔人</text:span>
</text:h>
      <text:p text:style-name="P4">
作者: Ukrinform (Person)</text:p>
      <text:p text:style-name="P4">
出版商: Укринформ (Organization)</text:p>
      <text:p text:style-name="P4">
出版时间: 2023-05-23T17:07:00+03:00</text:p>
      <text:p text:style-name="P4">
修改时间: 2023-05-23T17:07:00+03:00</text:p>
      <text:p text:style-name="P4">
描述: 总领事Oleksandr Danileyko参加了比赛，并在一场集会上，在加拿大艾伯塔省首都埃德蒙顿市的克里米亚塔塔尔人埃德蒙顿市的克里米亚塔塔尔人民驱逐出境。  - 乌克林。</text:p>
      <text:p text:style-name="P4">
图片: ['<text:a xlink:type="simple" xlink:href="https://static.ukrinform.com/photos/2023_05/thumb_files/630_360_1684850740-674.jpg" text:style-name="Internet_20_link" text:visited-style-name="Visited_20_Internet_20_Link">
630_360_16848...</text:a>
', '<text:a xlink:type="simple" xlink:href="https://static.ukrinform.com/photos/2023_05/1684850762-116.jpg" text:style-name="Internet_20_link" text:visited-style-name="Visited_20_Internet_20_Link">
1684850762-11...</text:a>
', '<text:a xlink:type="simple" xlink:href="https://static.ukrinform.com/photos/2023_05/1684850781-932.jpg" text:style-name="Internet_20_link" text:visited-style-name="Visited_20_Internet_20_Link">
1684850781-93...</text:a>
', '<text:a xlink:type="simple" xlink:href="https://static.ukrinform.com/photos/2023_05/1684850780-150.jpg" text:style-name="Internet_20_link" text:visited-style-name="Visited_20_Internet_20_Link">
1684850780-15...</text:a>
', '<text:a xlink:type="simple" xlink:href="https://static.ukrinform.com/photos/2023_05/1684850780-135.jpg" text:style-name="Internet_20_link" text:visited-style-name="Visited_20_Internet_20_Link">
1684850780-13...</text:a>
']</text:p>
      <text:p text:style-name="P4">
标签: ['Діаспора', 'Канада', 'Консульство', 'Кримські татари', 'Війна з Росією']</text:p>
      <text:p text:style-name="P4">
类型: Article</text:p>
      <!--METADATA-->
      <text:p text:style-name="P4">
<draw:frame draw:style-name="fr1" draw:name="Image58" text:anchor-type="as-char" svg:width="6.9236in" svg:height="3.956343in" draw:z-index="0">
<draw:image xlink:href="../Images/yкринформ/2023-05-23T17-07-00-03-00/630_360_1684850740-674.jpg" xlink:type="simple" xlink:show="embed" xlink:actuate="onLoad" draw:mime-type="image/jpeg"/>
</draw:frame>
总领事Oleksandr Danileyko参加了比赛，并在加拿大艾伯塔省首都埃德蒙顿市的克里米亚塔塔尔人埃德蒙顿市的克里米亚塔塔尔人驱逐出境的集会上发表了讲话。</text:p>
      <text:p text:style-name="P4">
正如乌克林福姆报道的那样，关于<text:a xlink:type="simple" xlink:href="https://www.facebook.com/UkrConsEdmonton/posts/pfbid0dfFxNetbK3Bu4FsFgA4fVmKQN6zWXiSP5y3EFQMkAYzHZmPog4McvKd5yyJhMMkil" text:style-name="Internet_20_link" text:visited-style-name="Visited_20_Internet_20_Link">
</text:a>
埃德蒙顿的领事馆报道。</text:p>
      <text:p text:style-name="P4">
<draw:frame draw:style-name="fr1" draw:name="Image59" text:anchor-type="as-char" svg:width="6.9236in" svg:height="8.661032in" draw:z-index="0">
<draw:image xlink:href="../Images/yкринформ/2023-05-23T17-07-00-03-00/1684850762-116.jpg" xlink:type="simple" xlink:show="embed" xlink:actuate="onLoad" draw:mime-type="image/jpeg"/>
</draw:frame>
该活动的组织是为了提醒加拿大和世界的Tizlochyna社区，俄罗斯曾经是俄罗斯，现在俄罗斯想在自己的土地上和平与和谐生活。</text:p>
      <text:p text:style-name="P4">
<draw:frame draw:style-name="fr1" draw:name="Image60" text:anchor-type="as-char" svg:width="6.9236in" svg:height="9.231467in" draw:z-index="0">
<draw:image xlink:href="../Images/yкринформ/2023-05-23T17-07-00-03-00/1684850781-932.jpg" xlink:type="simple" xlink:show="embed" xlink:actuate="onLoad" draw:mime-type="image/jpeg"/>
</draw:frame>
领事馆将军强调，谋杀，酷刑，恐吓，对人民的强迫以及最糟糕的部分是俄罗斯摧毁俄罗斯的有意识的政策，而不想在俄罗斯轭下的人民则是一项有意识的政策。</text:p>
      <text:p text:style-name="P4">
<draw:frame draw:style-name="fr1" draw:name="Image61" text:anchor-type="as-char" svg:width="6.9236in" svg:height="5.1927in" draw:z-index="0">
<draw:image xlink:href="../Images/yкринформ/2023-05-23T17-07-00-03-00/1684850780-150.jpg" xlink:type="simple" xlink:show="embed" xlink:actuate="onLoad" draw:mime-type="image/jpeg"/>
</draw:frame>
“我们将站起来赢!像所有乌克兰人民一样，克里米亚的塔塔尔人将成为其土地上的全部所有者，并自由地开发了乌克兰的跨国跨国文化。”</text:p>
      <text:p text:style-name="P4">
领事馆将感谢乌克兰国家联合会韦德蒙顿青年联合会(乌克兰民族青年联合会 -  UNYF Edmonton)对于模拟的组织以及参加活动的每个人。</text:p>
      <text:p text:style-name="P4">
<draw:frame draw:style-name="fr1" draw:name="Image62" text:anchor-type="as-char" svg:width="6.9236in" svg:height="4.769591in" draw:z-index="0">
<draw:image xlink:href="../Images/yкринформ/2023-05-23T17-07-00-03-00/1684850780-135.jpg" xlink:type="simple" xlink:show="embed" xlink:actuate="onLoad" draw:mime-type="image/jpeg"/>
</draw:frame>
正如乌克林福姆报道的那样，克里米亚tatar的驱逐出境始于1944年5月18日凌晨3点，一直持续到6月初(第一个也是最大的浪潮于5月20日结束).</text:p>
      <text:p text:style-name="P4">
Офіційною підставою для депортації кримськотатарського народу стала таємнапостанова Державного комітету оборони № 5859 «Про кримських татар» від 11травня 1944 року, в якій кримським татарам висувалися претензії у начебтомасовій зраді та масовому колабораціонізмі за часів окупації Кримугітлерівськими військами.</text:p>
      <text:p text:style-name="P4">
Згідно з ухвалою Верховної Ради України, <text:a xlink:type="simple" xlink:href="https://www.ukrinform.ua/rubric-crimea/3710721-sogodni-ukraina-vsanovue-pamat-zertv-deportacii-krimskih-tatar.html" text:style-name="Internet_20_link" text:visited-style-name="Visited_20_Internet_20_Link">
 </text:a>
纪念克里米亚塔塔尔人种族灭绝的受害者的日子。</text:p>
      <text:p text:style-name="P4">
<text:span text:style-name="T5">
foto：埃德蒙顿乌克兰总领事馆 / facebook</text:span>
</text:p>
      <text:p text:style-name="P4">
News Source: <text:a xlink:type="simple" xlink:href="https://www.ukrinform.ua/rubric-diaspora/3713145-u-kanadi-vidbuvsa-miting-na-pidtrimku-krimskotatarskogo-narodu.html" text:style-name="Internet_20_link" text:visited-style-name="Visited_20_Internet_20_Link">
https://www.ukrinform.ua/rubric-diaspora/3713145-u-kanadi-vidbuvsa-miting-na-pidtrimku-krimskotatarskogo-narodu.html</text:a>
</text:p>
      <!--NEWS-->
      <text:h text:style-name="P10" text:outline-level="1">
<text:span text:style-name="T4">
相反，敌人收紧了储备：Cherevaty否认从Bakhmut撤离“ Wagner”</text:span>
</text:h>
      <text:p text:style-name="P4">
作者: Ukrinform (Person)</text:p>
      <text:p text:style-name="P4">
出版商: Укринформ (Organization)</text:p>
      <text:p text:style-name="P4">
出版时间: 2023-05-23T17:08:00+03:00</text:p>
      <text:p text:style-name="P4">
修改时间: 2023-05-23T17:08:00+03:00</text:p>
      <text:p text:style-name="P4">
描述: Wagner Pec Yevgeny Prigogin的负责人试图将其单位从Bakhmut删除，但今天没有轮换。 相反，入侵者拉起了他们的常规部队夺取巴赫穆特。  - 乌克林。</text:p>
      <text:p text:style-name="P4">
图片: ['<text:a xlink:type="simple" xlink:href="https://static.ukrinform.com/photos/2023_03/thumb_files/630_360_1679564904-243.jpg" text:style-name="Internet_20_link" text:visited-style-name="Visited_20_Internet_20_Link">
630_360_16795...</text:a>
']</text:p>
      <text:p text:style-name="P4">
标签: ['Бахмут', 'ПВК "Вагнера"', 'Пригожин', 'Війна з Росією', 'Єдині новини']</text:p>
      <text:p text:style-name="P4">
类型: Article</text:p>
      <!--METADATA-->
      <text:p text:style-name="P4">
<draw:frame draw:style-name="fr1" draw:name="Image63" text:anchor-type="as-char" svg:width="6.9236in" svg:height="3.956343in" draw:z-index="0">
<draw:image xlink:href="../Images/yкринформ/2023-05-23T17-08-00-03-00/630_360_1679564904-243.jpg" xlink:type="simple" xlink:show="embed" xlink:actuate="onLoad" draw:mime-type="image/jpeg"/>
</draw:frame>
瓦格纳(Wagner)的领导人叶夫根尼·普里戈(Yevgeny Prigogine)试图将其单位从巴赫穆特(Bakhmut)删除，但今天没有轮换。 相反，入侵者将他们的储备金拉动了普通部队占领巴赫穆特。</text:p>
      <text:p text:style-name="P4">
报道说，武装部队的东方紧急武装部队发言人谢尔盖·奇雷维蒂(Sergey Cherevaty)在电视台“统一新闻”的空中报道了这一点。</text:p>
      <text:p text:style-name="P4">
“他想离开巴赫穆特(Bakhmut)是100％他想做的，因为我们的国防人物造成了安静的损失<text:a xlink:type="simple" xlink:href="https://www.ukrinform.ua/tag-bahmut" text:style-name="Internet_20_link" text:visited-style-name="Visited_20_Internet_20_Link">
</text:a>
。 他们在100个占领区域中有一天，通常100多个受伤。 因此，胜利当然想在重组，重组中这样说。 但是，是否这样做是一个大问题。 目前，我们无法确认任何旋转。 我认为他的决定是温和的，这并不重要。 由于相反，他们在那里拉起储备金，以占领占领者的常规部队为代价，以牺牲空降，电动机单位为代价，并以某些特殊单位为代价，他们试图采取行动Bakhmut首先是所有地区中心。 毕竟，由于我们的士兵的英雄主义，稳定和令人难以置信的奉献精神，他们的计划进攻性手术中的其他所有事情都会有些失败。”</text:p>
      <text:p text:style-name="P4">
_viso：电信“统一新闻” _</text:p>
      <text:p text:style-name="P4">
<text:span text:style-name="T4">
另请阅读：</text:span>
 <text:a xlink:type="simple" xlink:href="https://www.ukrinform.ua/rubric-ato/3712858-zsu-znisili-vze-204-360-rosijskih-zagarbnikiv.html" text:style-name="Internet_20_link" text:visited-style-name="Visited_20_Internet_20_Link">
</text:a>
据乌克林福姆报道，5月22日，《统一新闻》的广播中，苏希尔吉·奇雷维蒂(Sushiergiy Cherevaty)的东部部队的发言人说，乌克兰的武装部队在当天取得了成功<text:a xlink:type="simple" xlink:href="https://www.ukrinform.ua/rubric-ato/3712795-zsu-za-dobu-vdalos-prosunutis-do-400-metriv-pid-bahmutom-cerevatij.html" text:style-name="Internet_20_link" text:visited-style-name="Visited_20_Internet_20_Link">
<text:span text:style-name="T4">
 </text:span>
 ***。 *</text:a>
</text:p>
      <text:p text:style-name="P4">
News Source: <text:a xlink:type="simple" xlink:href="https://www.ukrinform.ua/rubric-ato/3713150-vorog-navpaki-pidtague-rezervi-cerevatij-sprostuvav-vidvedenna-vagnerivciv-iz-bahmuta.html" text:style-name="Internet_20_link" text:visited-style-name="Visited_20_Internet_20_Link">
https://www.ukrinform.ua/rubric-ato/3713150-vorog-navpaki-pidtague-rezervi-cerevatij-sprostuvav-vidvedenna-vagnerivciv-iz-bahmuta.html</text:a>
</text:p>
      <!--NEWS-->
      <text:h text:style-name="P10" text:outline-level="1">
<text:span text:style-name="T4">
波兰想在欧盟Mission-Blaschak的F-16上教乌克兰飞行员</text:span>
</text:h>
      <text:p text:style-name="P4">
作者: Ukrinform (Person)</text:p>
      <text:p text:style-name="P4">
出版商: Укринформ (Organization)</text:p>
      <text:p text:style-name="P4">
出版时间: 2023-05-23T17:09:00+03:00</text:p>
      <text:p text:style-name="P4">
修改时间: 2023-05-23T17:09:00+03:00</text:p>
      <text:p text:style-name="P4">
描述: 波兰准备好教乌克兰飞行员关于F-16的飞行员，并暗示它发生在欧盟的教育任务中。  - 乌克林。</text:p>
      <text:p text:style-name="P4">
图片: ['<text:a xlink:type="simple" xlink:href="https://static.ukrinform.com/photos/2022_10/thumb_files/630_360_1666166340-125.jpg" text:style-name="Internet_20_link" text:visited-style-name="Visited_20_Internet_20_Link">
630_360_16661...</text:a>
']</text:p>
      <text:p text:style-name="P4">
标签: ['Польща', 'Україна', 'Військові навчання', 'Військові', 'Винищувач']</text:p>
      <text:p text:style-name="P4">
类型: Article</text:p>
      <!--METADATA-->
      <text:p text:style-name="P4">
<draw:frame draw:style-name="fr1" draw:name="Image64" text:anchor-type="as-char" svg:width="6.9236in" svg:height="3.956343in" draw:z-index="0">
<draw:image xlink:href="../Images/yкринформ/2023-05-23T17-09-00-03-00/630_360_1666166340-125.jpg" xlink:type="simple" xlink:show="embed" xlink:actuate="onLoad" draw:mime-type="image/jpeg"/>
</draw:frame>
Polandagotov向乌克兰飞行员教F-16，并建议执行欧盟的教育任务。</text:p>
      <text:p text:style-name="P4">
这是由国防部长拉普马里兹·布拉斯查克(Rapmariusz Blaschak)大臣在周二在布鲁塞尔举行的新闻发布会上说，在完成了欧盟国家国防部长后，这是他自己的乌克利·普通通讯员的报道。</text:p>
      <text:p text:style-name="P4">
“我们已经准备好了，波兰人准备教书(乌克兰 - 编辑。)飞行员<text:a xlink:type="simple" xlink:href="https://www.ukrinform.ua/tag-vinisuvac" text:style-name="Internet_20_link" text:visited-style-name="Visited_20_Internet_20_Link">
</text:a>
。 这种培训尚未开始，”布拉斯查(Blaschak)强调。</text:p>
      <text:p text:style-name="P4">
波兰部长指出，他建议将这种培训接触到欧盟的教育任务，这是由波兰和欧洲教练在波兰进行的。</text:p>
      <text:p text:style-name="P4">
布拉斯查克说：“这是欧洲国家在帮助乌克兰之间合作的一个很好的例子。”</text:p>
      <text:p text:style-name="P4">
<text:span text:style-name="T4">
另请阅读：</text:span>
 <text:a xlink:type="simple" xlink:href="https://www.ukrinform.ua/rubric-ato/3713127-navcanna-ukrainskih-pilotiv-na-f16-ne-robit-nato-storonou-konfliktu-stoltenberg.html" text:style-name="Internet_20_link" text:visited-style-name="Visited_20_Internet_20_Link">
<text:span text:style-name="T4">
 Stoltenberg </text:span>
</text:a>
据他说，欧盟的教育任务工具还将允许在训练乌克兰飞行员上花费的胸部。</text:p>
      <text:p text:style-name="P4">
Blaschak指出，乌克兰飞行员培训的开始还将得到告知。</text:p>
      <text:p text:style-name="P4">
波兰部长告知，在波兰可以学到的乌克兰飞行员人数将取决于波兰的能力和责任，因为乌克兰还承担着保护北约东部边界的任务，包括波罗的海国家的空中空间。</text:p>
      <text:p text:style-name="P4">
<text:span text:style-name="T4">
另请阅读：</text:span>
 <text:a xlink:type="simple" xlink:href="https://www.ukrinform.ua/rubric-ato/3712935-borrel-vidpoviv-de-pocalisa-trenuvanna-ukrainskih-pilotiv-na-f16-napriklad-u-polsi.html" text:style-name="Internet_20_link" text:visited-style-name="Visited_20_Internet_20_Link">
<text:span text:style-name="T4">
 Borrel </text:span>
</text:a>
他还补充说，华沙对其他欧盟国家的建议开放，以便参与在波兰准备乌克兰军队的任务。</text:p>
      <text:p text:style-name="P4">
据报道，早期<text:a xlink:type="simple" xlink:href="https://www.ukrinform.ua/rubric-ato/3712990-u-polsi-pidtverdili-navcanna-ukrainskih-pilotiv-na-f16.html" text:style-name="Internet_20_link" text:visited-style-name="Visited_20_Internet_20_Link">
</text:a>
欧盟高级代表约瑟夫·博雷尔(Josep Borrel)周二早上表示，乌克兰飞行员对F-16的培训开始了几堂课。 博雷尔(Borrel)回应新闻工作者的召唤，例如，波兰(Borrel)在波兰(Poland)说，避免了进一步的评论。</text:p>
      <text:p text:style-name="P4">
<text:span text:style-name="T5">
foto：norad.mil</text:span>
</text:p>
      <text:p text:style-name="P4">
News Source: <text:a xlink:type="simple" xlink:href="https://www.ukrinform.ua/rubric-ato/3713149-polsa-hoce-navcati-ukrainskih-pilotiv-na-f16-u-mezah-misii-es-blasak.html" text:style-name="Internet_20_link" text:visited-style-name="Visited_20_Internet_20_Link">
https://www.ukrinform.ua/rubric-ato/3713149-polsa-hoce-navcati-ukrainskih-pilotiv-na-f16-u-mezah-misii-es-blasak.html</text:a>
</text:p>
      <!--NEWS-->
      <text:h text:style-name="P10" text:outline-level="1">
<text:span text:style-name="T4">
拉普蒂纳（Laputina）预测，战后，约有10％的人口将与退伍军人服务有关</text:span>
</text:h>
      <text:p text:style-name="P4">
作者: Ukrinform (Person)</text:p>
      <text:p text:style-name="P4">
出版商: Укринформ (Organization)</text:p>
      <text:p text:style-name="P4">
出版时间: 2023-05-23T17:09:03+03:00</text:p>
      <text:p text:style-name="P4">
修改时间: 2023-05-23T17:09:03+03:00</text:p>
      <text:p text:style-name="P4">
描述: 乌克兰战争结束后，约有10％的乌克兰人口将与退伍军人服务有关。  - 乌克林。</text:p>
      <text:p text:style-name="P4">
图片: ['<text:a xlink:type="simple" xlink:href="https://static.ukrinform.com/photos/2022_08/thumb_files/630_360_1661351553-923.jpg" text:style-name="Internet_20_link" text:visited-style-name="Visited_20_Internet_20_Link">
630_360_16613...</text:a>
']</text:p>
      <text:p text:style-name="P4">
标签: ['Ветерани війни', 'Міністерство у справах ветеранів', 'допомога', 'Лапутіна']</text:p>
      <text:p text:style-name="P4">
类型: Article</text:p>
      <!--METADATA-->
      <text:p text:style-name="P4">
<draw:frame draw:style-name="fr1" draw:name="Image65" text:anchor-type="as-char" svg:width="6.9236in" svg:height="3.956343in" draw:z-index="0">
<draw:image xlink:href="../Images/yкринформ/2023-05-23T17-09-03-03-00/630_360_1661351553-923.jpg" xlink:type="simple" xlink:show="embed" xlink:actuate="onLoad" draw:mime-type="image/jpeg"/>
</draw:frame>
乌克兰人口中约有10％与俄罗斯 - 乌克兰战争结束后的退伍军人服务有关。</text:p>
      <text:p text:style-name="P4">
退伍军人朱莉娅·拉普丁(Julia Laputin)的大臣在接受采访<text:a xlink:type="simple" xlink:href="https://www.radiosvoboda.org/a/laputina-intervyu-ministerstvo-dopomoha-veteranam/32422428.html" text:style-name="Internet_20_link" text:visited-style-name="Visited_20_Internet_20_Link">
</text:a>
，报道乌克林福姆。</text:p>
      <text:p text:style-name="P4">
“当我们谈论将有400万人成为潜在退伍军人的人时，我们渴望所有类别。这不是4+5，而是大约4+5人，最多500万人参与退伍军人政策。这些都是直接的战斗人员或战斗人员在战斗中获得了战斗经验，捍卫独立性，领土诚信和主权。这些人受伤，因此他们确立了残疾，因此我们认为这将是4-5万人。”</text:p>
      <text:p text:style-name="P4">
据她说，它大约是人口的10％，这是退伍军人和退伍军人政策的其他国家中最大的数字。</text:p>
      <text:p text:style-name="P4">
<text:span text:style-name="T4">
另请阅读：</text:span>
 <text:a xlink:type="simple" xlink:href="https://www.ukrinform.ua/rubric-society/3701054-laputina-oznajomilas-iz-praktikami-veteranskih-politik-u-ssa.html" text:style-name="Internet_20_link" text:visited-style-name="Visited_20_Internet_20_Link">
<text:span text:style-name="T4">
 laputina </text:span>
</text:a>
她指出，积极的战斗仍在进行中，国家必须弄清楚如何准备结识所有乌克兰士兵，以融入和平生活。</text:p>
      <text:p text:style-name="P4">
据报道，Verkhovna RadA社会政策的退伍军人权利委员会将建议议会纳入议程，以简化分配状态的程序<text:a xlink:type="simple" xlink:href="https://www.ukrinform.ua/tag-veterani-vijni" text:style-name="Internet_20_link" text:visited-style-name="Visited_20_Internet_20_Link">
</text:a>
 .</text:p>
      <text:p text:style-name="P4">
News Source: <text:a xlink:type="simple" xlink:href="https://www.ukrinform.ua/rubric-society/3713148-laputina-prognozue-so-blizko-10-naselenna-budut-doticnimi-do-veteranskih-poslug-pisla-vijni.html" text:style-name="Internet_20_link" text:visited-style-name="Visited_20_Internet_20_Link">
https://www.ukrinform.ua/rubric-society/3713148-laputina-prognozue-so-blizko-10-naselenna-budut-doticnimi-do-veteranskih-poslug-pisla-vijni.html</text:a>
</text:p>
      <!--NEWS-->
      <text:h text:style-name="P10" text:outline-level="1">
<text:span text:style-name="T4">
Shevchenko奖：Nishchuk谈到了介绍“胜利贡献”提名的选择</text:span>
</text:h>
      <text:p text:style-name="P4">
作者: Ukrinform (Person)</text:p>
      <text:p text:style-name="P4">
出版商: Укринформ (Organization)</text:p>
      <text:p text:style-name="P4">
出版时间: 2023-05-23T17:12:00+03:00</text:p>
      <text:p text:style-name="P4">
修改时间: 2023-05-23T17:12:00+03:00</text:p>
      <text:p text:style-name="P4">
描述: 新任命的塔拉斯·舍申科全国奖委员会主席耶夫根尼·尼斯丘克（Yevgeny Nishchuk）提议在现有的“视觉艺术”和“戏剧艺术”中实施“为胜利的贡献“为胜利的贡献”提名。  - 乌克林。</text:p>
      <text:p text:style-name="P4">
图片: ['<text:a xlink:type="simple" xlink:href="https://static.ukrinform.com/photos/2023_05/thumb_files/630_360_1684849505-638.jpg" text:style-name="Internet_20_link" text:visited-style-name="Visited_20_Internet_20_Link">
630_360_16848...</text:a>
']</text:p>
      <text:p text:style-name="P4">
标签: ['Нищук', 'Шевченківська премія', 'Макаров']</text:p>
      <text:p text:style-name="P4">
类型: Article</text:p>
      <!--METADATA-->
      <text:p text:style-name="P4">
<draw:frame draw:style-name="fr1" draw:name="Image66" text:anchor-type="as-char" svg:width="6.9236in" svg:height="3.956343in" draw:z-index="0">
<draw:image xlink:href="../Images/yкринформ/2023-05-23T17-12-00-03-00/630_360_1684849505-638.jpg" xlink:type="simple" xlink:show="embed" xlink:actuate="onLoad" draw:mime-type="image/jpeg"/>
</draw:frame>
塔拉斯·舍申科夫(Taras Shevchenkoevgen)国家奖委员会尼斯丘克(Nishchuk)新任命的主席提议实施“为“视觉艺术”和“戏剧艺术”中获胜的“贡献”提名。</text:p>
      <text:p text:style-name="P4">
据乌克林代表通讯员说，他在塔拉斯·舍申科·弗吉尼翁博物馆的简报中说了这一点。</text:p>
      <text:p text:style-name="P4">
“是在2023年发布的要求，这使得在提名保费提名之前发布了一年不迟于一年。随后，可以在三周的时间内提交新鲜作品。可以宣布三个旅行，具体取决于提交的申请。如果非常紧急 - 或在独立日或<text:a xlink:type="simple" xlink:href="https://www.ukrinform.ua/tag-den-zahisnika-ukraini" text:style-name="Internet_20_link" text:visited-style-name="Visited_20_Internet_20_Link">
</text:a>
。 相反，您将在乌克兰写作和语言的那天为所有提名的所有获奖者永久性地举行奖励仪式。 我不能完全做到这一点，因为必须组建委员会。 此外，还有乌克兰的时间表和协议主席，我们还将从中开始。”  - 解释性。</text:p>
      <text:p text:style-name="P4">
他指出，现在有两个提名：“视觉艺术”和“戏剧艺术”，那里没有赢家，但是在财务上放置了赢家。</text:p>
      <text:p text:style-name="P4">
“为什么不现在就这些提名提交新作品？</text:p>
      <text:p text:style-name="P4">
<text:span text:style-name="T4">
另请阅读：</text:span>
 <text:a xlink:type="simple" xlink:href="https://www.ukrinform.ua/rubric-culture/3713097-kinopremia-dovzenka-prijmatime-zaavki-do-1-cervna.html" text:style-name="Internet_20_link" text:visited-style-name="Visited_20_Internet_20_Link">
</text:a>
同时，委员会主席强调，在接下来的几年中，将获得奖项的作品将为军事主题提供。 鉴于有许多州奖金，建造单独的溢价“为胜利贡献”将是一种分散，包括资金。</text:p>
      <text:p text:style-name="P4">
正如乌克林福姆报道的那样，沃迪米尔·泽伦斯基(Volodymyr Zelenskyy)总统任命Yevgenychuk为Taras Shevchenko国家奖项的负责人，他从该职位上释放了Yuri Makarov。</text:p>
      <text:p text:style-name="P4">
News Source: <text:a xlink:type="simple" xlink:href="https://www.ukrinform.ua/rubric-culture/3713152-sevcenkivska-premia-nisuk-rozpoviv-pro-varianti-vprovadzenna-nominacii-za-vnesok-u-peremogu.html" text:style-name="Internet_20_link" text:visited-style-name="Visited_20_Internet_20_Link">
https://www.ukrinform.ua/rubric-culture/3713152-sevcenkivska-premia-nisuk-rozpoviv-pro-varianti-vprovadzenna-nominacii-za-vnesok-u-peremogu.html</text:a>
</text:p>
      <!--NEWS-->
      <text:h text:style-name="P10" text:outline-level="1">
<text:span text:style-name="T4">
在北克里米亚运河上加热：最多12年徒刑俄罗斯将军和上校</text:span>
</text:h>
      <text:p text:style-name="P4">
作者: Ukrinform (Person)</text:p>
      <text:p text:style-name="P4">
出版商: Укринформ (Organization)</text:p>
      <text:p text:style-name="P4">
出版时间: 2023-05-23T17:18:06+03:00</text:p>
      <text:p text:style-name="P4">
修改时间: 2023-05-23T17:18:06+03:00</text:p>
      <text:p text:style-name="P4">
描述: 俄罗斯指挥官被判处12年监禁，命令北克里米亚频道的破坏。  - 乌克林。</text:p>
      <text:p text:style-name="P4">
图片: ['<text:a xlink:type="simple" xlink:href="https://static.ukrinform.com/photos/2023_05/thumb_files/630_360_1684851237-463.jpeg" text:style-name="Internet_20_link" text:visited-style-name="Visited_20_Internet_20_Link">
630_360_16848...</text:a>
', '<text:a xlink:type="simple" xlink:href="https://static.ukrinform.com/photos/2023_05/1684851278-393.jpg" text:style-name="Internet_20_link" text:visited-style-name="Visited_20_Internet_20_Link">
1684851278-39...</text:a>
']</text:p>
      <text:p text:style-name="P4">
标签: ['Суд', 'Російські військові', 'Вирок', 'Війна з Росією', 'Північно-Кримський канал']</text:p>
      <text:p text:style-name="P4">
类型: Article</text:p>
      <!--METADATA-->
      <text:p text:style-name="P4">
<draw:frame draw:style-name="fr1" draw:name="Image67" text:anchor-type="as-char" svg:width="6.9236in" svg:height="3.956343in" draw:z-index="0">
<draw:image xlink:href="../Images/yкринформ/2023-05-23T17-18-06-03-00/630_360_1684851237-463.jpeg" xlink:type="simple" xlink:show="embed" xlink:actuate="onLoad" draw:mime-type="image/jpeg"/>
</draw:frame>
指挥北克里米亚河道郊区的俄罗斯指挥官被判处12年徒刑。</text:p>
      <text:p text:style-name="P4">
根据乌克林的说法，乌克兰的安全局在[]中报告(https://t.me/SBUkr/8407)。</text:p>
      <text:p text:style-name="P4">
“安全局已经收集了另外两名俄罗斯军队指挥官，参与销毁关键生命支持设施的证据<text:a xlink:type="simple" xlink:href="https://www.ukrinform.ua/tag-hersonsina" text:style-name="Internet_20_link" text:visited-style-name="Visited_20_Internet_20_Link">
</text:a>
。 这是关于俄罗斯联邦黑海舰队的副指挥官，关于主要米哈伊尔·伊斯尼科夫的后勤人员，以及第11个单独的德米特里·马尔可夫(Dmitry Markov)的工程人员的指挥官，”消息说。</text:p>
      <text:p text:style-name="P4">
<draw:frame draw:style-name="fr1" draw:name="Image68" text:anchor-type="as-char" svg:width="6.9236in" svg:height="3.89773in" draw:z-index="0">
<draw:image xlink:href="../Images/yкринформ/2023-05-23T17-18-06-03-00/1684851278-393.jpg" xlink:type="simple" xlink:show="embed" xlink:actuate="onLoad" draw:mime-type="image/jpeg"/>
</draw:frame>
两位官员都是通过占领卡科夫卡水力发电站和北克里米亚海峡的占领而直接指挥的。</text:p>
      <text:p text:style-name="P4">
根据调查，是Yasnikov下令非法捕获关键基础设施对象，Markov管理了爆炸。</text:p>
      <text:p text:style-name="P4">
入侵者的刑事行动违反了该地区的供水，其灌溉系统的运作，并以特别大的规模对环境造成了严重损害。</text:p>
      <text:p text:style-name="P4">
根据SBU的调查人员收集的证据，法院承认了对艺术第2部分的罪行的入侵者。 28，艺术第1部分。 乌克兰《刑法》的438(违反战争法)但任命他们被判入狱12年。</text:p>
      <text:p text:style-name="P4">
<text:span text:style-name="T4">
另请阅读：</text:span>
 <text:a xlink:type="simple" xlink:href="https://www.ukrinform.ua/rubric-regions/3713075-pro-pidozru-povidomili-rosijskomu-senatoru-na-zaporizzi-akij-buv-soratnikom-anukovica.html" text:style-name="Internet_20_link" text:visited-style-name="Visited_20_Internet_20_Link">
</text:a>
由于这两个罪犯都在乌克兰的暂时占领领土上，因此服刑的判决的开始是从他们实际保留之日起确定的。</text:p>
      <text:p text:style-name="P4">
正在采取复杂的措施，以使肇事者对乌克兰负责。</text:p>
      <text:p text:style-name="P4">
正如乌克林福姆报道的那样，乌克兰的安全局确立了俄罗斯联合会军队炮兵团指挥官的身份，这<text:a xlink:type="simple" xlink:href="https://www.ukrinform.ua/rubric-society/3710579-sbu-vstanovila-osobu-rosijskogo-komandira-akij-nakazuvav-obstriluvati-herson.html" text:style-name="Internet_20_link" text:visited-style-name="Visited_20_Internet_20_Link">
</text:a>
_ court.investigator.org.ua的第一张照片</text:p>
      <text:p text:style-name="P4">
News Source: <text:a xlink:type="simple" xlink:href="https://www.ukrinform.ua/rubric-crimea/3713156-pidriv-pivnicnokrimskogo-kanalu-do-12-rokiv-zasudili-rosijskogo-generala-ta-polkovnika.html" text:style-name="Internet_20_link" text:visited-style-name="Visited_20_Internet_20_Link">
https://www.ukrinform.ua/rubric-crimea/3713156-pidriv-pivnicnokrimskogo-kanalu-do-12-rokiv-zasudili-rosijskogo-generala-ta-polkovnika.html</text:a>
</text:p>
      <!--NEWS-->
      <text:h text:style-name="P10" text:outline-level="1">
<text:span text:style-name="T4">
Konotop将在空气焦虑期间关闭所有插座</text:span>
</text:h>
      <text:p text:style-name="P4">
作者: Ukrinform (Person)</text:p>
      <text:p text:style-name="P4">
出版商: Укринформ (Organization)</text:p>
      <text:p text:style-name="P4">
出版时间: 2023-05-23T17:20:52+03:00</text:p>
      <text:p text:style-name="P4">
修改时间: 2023-05-23T17:20:52+03:00</text:p>
      <text:p text:style-name="P4">
描述: Konotop VCA Tatiana Sizon的负责人向市长下令在空气警报期间关闭所有业务机构。  - 乌克林。</text:p>
      <text:p text:style-name="P4">
图片: ['<text:a xlink:type="simple" xlink:href="https://static.ukrinform.com/photos/2023_02/thumb_files/630_360_1677573461-244.jpg" text:style-name="Internet_20_link" text:visited-style-name="Visited_20_Internet_20_Link">
630_360_16775...</text:a>
']</text:p>
      <text:p text:style-name="P4">
标签: ['Бізнес', 'Конотоп', 'Повітряна тривога']</text:p>
      <text:p text:style-name="P4">
类型: Article</text:p>
      <!--METADATA-->
      <text:p text:style-name="P4">
<draw:frame draw:style-name="fr1" draw:name="Image69" text:anchor-type="as-char" svg:width="6.9236in" svg:height="3.956343in" draw:z-index="0">
<draw:image xlink:href="../Images/yкринформ/2023-05-23T17-20-52-03-00/630_360_1677573461-244.jpg" xlink:type="simple" xlink:show="embed" xlink:actuate="onLoad" draw:mime-type="image/jpeg"/>
</draw:frame>
VCA负责人Tatiana Sizon指示市长在空气警报期间关闭所有业务设施。</text:p>
      <text:p text:style-name="P4">
这是由Konotop Artem semenikhin市长在[]中报道的。(https://www.facebook.com/watch/live/?ref=watch_permalink&amp;v=716003073548081)乌克林福姆报道，通过与企业家和商业联系。</text:p>
      <text:p text:style-name="P4">
“刚刚接到塔蒂亚娜·塞森(Tatiana Sizon)负责人的电话，在听到空气警报时严格待命，我们关闭了业务，人们关闭了，人们在一个安全的地方……他们执行了执行的控制权。 VCA，”  -  Semenikhin说。</text:p>
      <text:p text:style-name="P4">
<text:span text:style-name="T4">
另请阅读：</text:span>
 <text:a xlink:type="simple" xlink:href="https://www.ukrinform.ua/rubric-regions/3707743-na-zvilnenij-teritorii-hersonsini-zmensili-trivalist-komendantskoi-godini.html" text:style-name="Internet_20_link" text:visited-style-name="Visited_20_Internet_20_Link">
<text:span text:style-name="T4">
 Commandanth </text:span>
</text:a>
他呼吁所有餐饮场所，出口，咖啡馆，酒吧，餐馆和加油站关闭房屋，该地区的居民能够忽略空气警报。</text:p>
      <text:p text:style-name="P4">
如前所述，这是由于加强<text:a xlink:type="simple" xlink:href="https://www.ukrinform.ua/tag-obstril" text:style-name="Internet_20_link" text:visited-style-name="Visited_20_Internet_20_Link">
</text:a>
最近几天，苏米地区的俄罗斯军队。 昨天，在Okhtyr区的一些模制点中，由于敌人的持续袭击，宣布了对平民的自愿撤离。</text:p>
      <text:p text:style-name="P4">
News Source: <text:a xlink:type="simple" xlink:href="https://www.ukrinform.ua/rubric-regions/3713157-u-konotopi-zakrivatimut-vsi-torgovelni-tocki-pid-cas-povitranoi-trivogi.html" text:style-name="Internet_20_link" text:visited-style-name="Visited_20_Internet_20_Link">
https://www.ukrinform.ua/rubric-regions/3713157-u-konotopi-zakrivatimut-vsi-torgovelni-tocki-pid-cas-povitranoi-trivogi.html</text:a>
</text:p>
      <!--NEWS-->
      <text:h text:style-name="P10" text:outline-level="1">
<text:span text:style-name="T4">
瑞士的银行开始冻结俄罗斯和白俄罗斯的投资帐户-Roszmi</text:span>
</text:h>
      <text:p text:style-name="P4">
作者: Ukrinform (Person)</text:p>
      <text:p text:style-name="P4">
出版商: Укринформ (Organization)</text:p>
      <text:p text:style-name="P4">
出版时间: 2023-05-23T17:23:00+03:00</text:p>
      <text:p text:style-name="P4">
修改时间: 2023-05-23T17:23:00+03:00</text:p>
      <text:p text:style-name="P4">
描述: 朱利叶斯·贝尔（Julius Baer）最大的瑞士银行之一已通知其俄罗斯和白俄罗斯客户通过欧洲托儿所的要求冻结其投资帐户。  - 乌克林。</text:p>
      <text:p text:style-name="P4">
图片: ['<text:a xlink:type="simple" xlink:href="https://static.ukrinform.com/photos/2018_08/thumb_files/630_360_1535028996-5817.jpg" text:style-name="Internet_20_link" text:visited-style-name="Visited_20_Internet_20_Link">
630_360_15350...</text:a>
']</text:p>
      <text:p text:style-name="P4">
标签: ['Банк', 'Білорусь', 'Санкції', 'Швейцарія', 'Росія']</text:p>
      <text:p text:style-name="P4">
类型: Article</text:p>
      <!--METADATA-->
      <text:p text:style-name="P4">
<draw:frame draw:style-name="fr1" draw:name="Image70" text:anchor-type="as-char" svg:width="6.9236in" svg:height="3.956343in" draw:z-index="0">
<draw:image xlink:href="../Images/yкринформ/2023-05-23T17-23-00-03-00/630_360_1535028996-5817.jpg" xlink:type="simple" xlink:show="embed" xlink:actuate="onLoad" draw:mime-type="image/jpeg"/>
</draw:frame>
最大的瑞士银行之一朱利叶斯·贝尔(Julius Baer)已通知其俄罗斯ibilorus客户通过欧洲存放地冻结其投资帐户。</text:p>
      <text:p text:style-name="P4">
根据乌克林福姆的说法，该银行已确认<text:a xlink:type="simple" xlink:href="https://www.forbes.ru/investicii/489695-svejcarskij-julius-baer-nacal-zamorozku-investicionnyh-scetov-rossian-i-belorusov" text:style-name="Internet_20_link" text:visited-style-name="Visited_20_Internet_20_Link">
</text:a>
向俄罗斯和白俄罗斯的客户邮寄报告。</text:p>
      <text:p text:style-name="P4">
值得注意的是，朱利叶斯·贝尔·瑞士银行(Julius Baer Swiss Bank)向俄罗斯客户发送了他们的投资帐户与其他资产隔离开来，并且这些投资帐户的交易被冻结了。</text:p>
      <text:p text:style-name="P4">
根据在塞浦路斯提供法律和咨询服务的主要合作伙伴信托基金会，这些信件于周一发送给客户。</text:p>
      <text:p text:style-name="P4">
银行在致福布斯的客户的信中，指的是欧洲的欧洲库存存托账户，内容是俄罗斯人和白俄罗斯人的制裁立法的账户。 信中写道：“欧洲公民要求在欧洲账户中保存的证券，并从这些证券中收到的资金，非欧洲欧洲欧洲裔账户。”</text:p>
      <text:p text:style-name="P4">
Julius Baer公司银行公司通信部门Jan Wonder Mull的负责人确认，福布斯将通过Euroclear的要求隔离俄罗斯投资帐户。</text:p>
      <text:p text:style-name="P4">
朱利叶斯·贝尔(Julius Baer)通知客户，Veuroclear存储的证券的销售将暂时停止，并且不可能购买新论文。 出售股票和债券，优惠券和股息的货币将在单独的帐户中支付。 这封信指出，帐户有休息访问权限，客户无法处理它们。</text:p>
      <text:p text:style-name="P4">
<text:span text:style-name="T4">
另请阅读：</text:span>
 <text:a xlink:type="simple" xlink:href="https://www.ukrinform.ua/rubric-world/3669182-svejcarskij-bank-zablokuvav-176-milarda-frankiv-rosijskih-aktiviv-zmi.html" text:style-name="Internet_20_link" text:visited-style-name="Visited_20_Internet_20_Link">
<text:span text:style-name="T4">
瑞士</text:span>
 <text:span text:style-name="T4">
银行</text:span>
</text:a>
俄罗斯和白俄罗斯客户的来信指出，这些措施是立即获得的。 “他们提供了银行遵守<text:a xlink:type="simple" xlink:href="https://www.ukrinform.ua/tag-sankcii" text:style-name="Internet_20_link" text:visited-style-name="Visited_20_Internet_20_Link">
</text:a>
这封信说：“除了保护您的利益，减少了适当限制的潜在趋势。”隔离俄罗斯人和白俄罗斯公民资产的要求不适用于在欧盟，欧洲经济区或瑞士的公民身份的人。 如果客户(个人在欧盟，EEA或瑞士都有永久或临时住所)，则银行不会分开帐户。</text:p>
      <text:p text:style-name="P4">
<text:span text:style-name="T4">
另请阅读：</text:span>
 <text:a xlink:type="simple" xlink:href="https://www.ukrinform.ua/rubric-economy/3656011-svejcaria-pidtrimue-ideu-konfiskacii-zamorozenih-aktiviv-rf-dla-ukraini-odnak-banki-proti.html" text:style-name="Internet_20_link" text:visited-style-name="Visited_20_Internet_20_Link">
<text:span text:style-name="T4">
瑞士</text:span>
 <text:span text:style-name="T4">
支持</text:span>
 <text:span text:style-name="T4">
想法</text:span>
 <text:span text:style-name="T4">
没收</text:span>
<text:span text:style-name="T4">
冻结</text:span>
 <text:span text:style-name="T4">
资产</text:span>
 <text:span text:style-name="T4">
 </text:span>
 <text:span text:style-name="T4">
 </text:span>
 <text:span text:style-name="T4">
 </text:span>
 <text:span text:style-name="T4">
 </text:span>
 <text:span text:style-name="T4">
乌克兰<text:span text:style-name="T5">
 </text:span>
</text:span>
 <text:span text:style-name="T4">
 </text:span>
 <text:span text:style-name="T4">
但是</text:span>
银行<text:span text:style-name="T4">
 </text:span>
反对**</text:a>
根据银行市场出版物的来源，朱利叶斯·贝尔(Julius Baer)并不是第一家使用对俄罗斯ibilorus客户的加强合规性的银行银行。 特别是，福布斯对话人士指出，在银行与当地监管机构的代表举行会议之后，瑞士信贷瑞士信贷“在去年年底开始积极动摇所有人”。</text:p>
      <text:p text:style-name="P4">
这封信说，决定冻结俄罗斯人朱利叶斯·贝尔(Julius Baer)的资产决定于2023年4月向欧洲人报道，要求遵守对俄罗斯和白俄罗斯公民的圣克限制。</text:p>
      <text:p text:style-name="P4">
如报道，<text:a xlink:type="simple" xlink:href="https://www.ukrinform.ua/rubric-world/3707356-u-svejcarii-zberigaetsa-aktiviv-centrobanku-rf-na-74-milarda-frankiv.html" text:style-name="Internet_20_link" text:visited-style-name="Visited_20_Internet_20_Link">
</text:a>
</text:p>
      <text:p text:style-name="P4">
News Source: <text:a xlink:type="simple" xlink:href="https://www.ukrinform.ua/rubric-economy/3713159-bank-u-svejcarii-pocav-zamorozuvati-investicijni-rahunki-rosian-i-bilorusiv-roszmi.html" text:style-name="Internet_20_link" text:visited-style-name="Visited_20_Internet_20_Link">
https://www.ukrinform.ua/rubric-economy/3713159-bank-u-svejcarii-pocav-zamorozuvati-investicijni-rahunki-rosian-i-bilorusiv-roszmi.html</text:a>
</text:p>
      <!--NEWS-->
      <text:h text:style-name="P10" text:outline-level="1">
<text:span text:style-name="T4">
俄罗斯人在565次开火的库珀斯基方向，发生了五次人质</text:span>
</text:h>
      <text:p text:style-name="P4">
作者: Ukrinform (Person)</text:p>
      <text:p text:style-name="P4">
出版商: Укринформ (Organization)</text:p>
      <text:p text:style-name="P4">
出版时间: 2023-05-23T17:25:42+03:00</text:p>
      <text:p text:style-name="P4">
修改时间: 2023-05-23T17:25:42+03:00</text:p>
      <text:p text:style-name="P4">
描述: 34名入侵者，65人受伤并被库平国防军俘虏。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ЗСУ', 'Війна з Росією', 'Єдині новини']</text:p>
      <text:p text:style-name="P4">
类型: Article</text:p>
      <!--METADATA-->
      <text:p text:style-name="P4">
<draw:frame draw:style-name="fr1" draw:name="Image71" text:anchor-type="as-char" svg:width="6.9236in" svg:height="3.956343in" draw:z-index="0">
<draw:image xlink:href="../Images/yкринформ/2023-05-23T17-25-42-03-00/630_360_1668461240-442.jpg" xlink:type="simple" xlink:show="embed" xlink:actuate="onLoad" draw:mime-type="image/jpeg"/>
</draw:frame>
在库皮斯克方向的硅氧基防御摧毁了34名入侵者，65名受伤和鸟类。</text:p>
      <text:p text:style-name="P4">
根据乌克林福姆的说法，武装部队东部分组的记者谢尔盖·奇雷维蒂(Sergey Cherevaty)在“统一新闻”中播出。</text:p>
      <text:p text:style-name="P4">
“这个方向是[]的领导者(https://www.ukrinform.ua/tag-obstril)。 对于这565次不同的系统和口径，敌人开了这个方向。</text:p>
      <text:p text:style-name="P4">
<text:span text:style-name="T4">
另请阅读：</text:span>
 <text:a xlink:type="simple" xlink:href="https://www.ukrinform.ua/rubric-ato/3713129-ponad-1000-vognevih-zavdan-za-dobu-ak-sili-oboroni-nisat-voroga-na-tavrijskomu-napramku.html" text:style-name="Internet_20_link" text:visited-style-name="Visited_20_Internet_20_Link">
<text:span text:style-name="T4">
 tavriy </text:span>
</text:a>
如前所述，在Bakhmut和Kupyansk的指示中，入侵者消耗了33-3.5万壳。</text:p>
      <text:p text:style-name="P4">
News Source: <text:a xlink:type="simple" xlink:href="https://www.ukrinform.ua/rubric-ato/3713160-rosiani-za-dobu-565-raziv-obstriluvali-kupanskij-napramok-vidbulosa-pat-boezitknen.html" text:style-name="Internet_20_link" text:visited-style-name="Visited_20_Internet_20_Link">
https://www.ukrinform.ua/rubric-ato/3713160-rosiani-za-dobu-565-raziv-obstriluvali-kupanskij-napramok-vidbulosa-pat-boezitknen.html</text:a>
</text:p>
      <!--NEWS-->
      <text:h text:style-name="P10" text:outline-level="1">
<text:span text:style-name="T4">
Nadiya Kichenok无法突破法国的WTA锦标赛决赛的1/4</text:span>
</text:h>
      <text:p text:style-name="P4">
作者: Ukrinform (Person)</text:p>
      <text:p text:style-name="P4">
出版商: Укринформ (Organization)</text:p>
      <text:p text:style-name="P4">
出版时间: 2023-05-23T17:26:20+03:00</text:p>
      <text:p text:style-name="P4">
修改时间: 2023-05-23T17:26:20+03:00</text:p>
      <text:p text:style-name="P4">
描述: 乌克兰 - 贝尔吉亚二人组Nadiya Kichenok -Kimberley Tsimmermann在妇女网球协会（WTA） -  Internationaux de Strasbourg-在法国（法国）（法国）完成了259.3美元的奖金。  - 乌克林。</text:p>
      <text:p text:style-name="P4">
图片: ['<text:a xlink:type="simple" xlink:href="https://static.ukrinform.com/photos/2023_05/thumb_files/630_360_1684851940-505.jpg" text:style-name="Internet_20_link" text:visited-style-name="Visited_20_Internet_20_Link">
630_360_16848...</text:a>
']</text:p>
      <text:p text:style-name="P4">
标签: ['Теніс']</text:p>
      <text:p text:style-name="P4">
类型: Article</text:p>
      <!--METADATA-->
      <text:p text:style-name="P4">
<draw:frame draw:style-name="fr1" draw:name="Image72" text:anchor-type="as-char" svg:width="6.9236in" svg:height="3.956343in" draw:z-index="0">
<draw:image xlink:href="../Images/yкринформ/2023-05-23T17-26-20-03-00/630_360_1684851940-505.jpg" xlink:type="simple" xlink:show="embed" xlink:actuate="onLoad" draw:mime-type="image/jpeg"/>
</draw:frame>
乌克兰 - 贝尔吉亚二人组Nadiya Kichenok -Kimberley Tsimmermann提前参加了女子网球协会锦标赛(WTA)-InternationAuxde Strasbourg-在Strasbourg(法国)拥有259.3美元的奖金。</text:p>
      <text:p text:style-name="P4">
在决斗中，对于蒸的基希诺克和Tsimmermann的四分之一决赛的出口，1小时让位于第二名的美国 - 墨西哥tarandem tarandem deser Kravchik -Julian Olmos -Julian Olmos -6：2，6：2，6：2，Ukrinform报告，乌克利福姆的报告。</text:p>
      <text:p text:style-name="P4">
澳大利亚-thayvan夫妇Olivia Tzandraumia -Fan Sien Wu，在比赛半决赛中的位置和Olmos解决了。</text:p>
      <text:p text:style-name="P4">
<text:span text:style-name="T4">
另请阅读：</text:span>
 <text:a xlink:type="simple" xlink:href="https://www.ukrinform.ua/rubric-sports/3712723-vidoma-supernica-svitolinoi-u-drugomu-koli-turniru-wta-u-strasburzi.html" text:style-name="Internet_20_link" text:visited-style-name="Visited_20_Internet_20_Link">
</text:a>
Internationaux de Strasbourg锦标赛的获胜者将于5月27日确定。</text:p>
      <text:p text:style-name="P4">
照片：盖蒂图像。</text:p>
      <text:p text:style-name="P4">
News Source: <text:a xlink:type="simple" xlink:href="https://www.ukrinform.ua/rubric-sports/3713161-nadia-kicenok-ne-zmogla-probitisa-do-14-finalu-turniru-wta-u-francii.html" text:style-name="Internet_20_link" text:visited-style-name="Visited_20_Internet_20_Link">
https://www.ukrinform.ua/rubric-sports/3713161-nadia-kicenok-ne-zmogla-probitisa-do-14-finalu-turniru-wta-u-francii.html</text:a>
</text:p>
      <!--NEWS-->
      <text:h text:style-name="P10" text:outline-level="1">
<text:span text:style-name="T4">
这是一场疲惫的战争，需要更多武器：斯托尔滕贝格宣布了北约，欧盟和乌克兰的会议</text:span>
</text:h>
      <text:p text:style-name="P4">
作者: Ukrinform (Person)</text:p>
      <text:p text:style-name="P4">
出版商: Укринформ (Organization)</text:p>
      <text:p text:style-name="P4">
出版时间: 2023-05-23T17:27:00+03:00</text:p>
      <text:p text:style-name="P4">
修改时间: 2023-05-23T17:27:00+03:00</text:p>
      <text:p text:style-name="P4">
描述: 北约和欧盟盟友应避免在国防行业中建立新的障碍，并解决增加武器和弹药的生产，以满足自己的需求，并继续向乌克兰提供援助。  - 乌克林。</text:p>
      <text:p text:style-name="P4">
图片: ['<text:a xlink:type="simple" xlink:href="https://static.ukrinform.com/photos/2022_04/thumb_files/630_360_1649165705-470.jpg" text:style-name="Internet_20_link" text:visited-style-name="Visited_20_Internet_20_Link">
630_360_16491...</text:a>
']</text:p>
      <text:p text:style-name="P4">
标签: ['НАТО', 'Столтенберг', 'Зброя', 'Боєприпаси', 'Війна з Росією']</text:p>
      <text:p text:style-name="P4">
类型: Article</text:p>
      <!--METADATA-->
      <text:p text:style-name="P4">
<draw:frame draw:style-name="fr1" draw:name="Image73" text:anchor-type="as-char" svg:width="6.9236in" svg:height="3.956343in" draw:z-index="0">
<draw:image xlink:href="../Images/yкринформ/2023-05-23T17-27-00-03-00/630_360_1649165705-470.jpg" xlink:type="simple" xlink:show="embed" xlink:actuate="onLoad" draw:mime-type="image/jpeg"/>
</draw:frame>
北约盟国和欧盟国家应避免在国防工业中建立新的障碍，并解决增加营地武器的生产以满足自己的需求，并继续向乌克兰提供帮助。</text:p>
      <text:p text:style-name="P4">
今天在布鲁塞尔到达后，参加欧盟外部关系部长委员会的非正式午餐(关于国防问题)乌克兰·斯托尔滕贝恩(Nato Stoltenberg)乌克兰局长乌克兰通讯社报道说，北约·斯托尔滕贝格(Nato Stoltenberg)乌克兰局长乌克兰·通讯员的报道说，北约与欧盟之间的合作发展已经受到管理。</text:p>
      <text:p text:style-name="P4">
“我们需要避免在北约盟友之间建立新的障碍。 取而代之的是，我们需要加强跨大西洋工业基础，以确保以流媒体和防御的利益来补充自己的股票，同时继续支持乌克兰。 为此，我们有了武器和弹药的增长，正是这些问题与国防部长加强我们州拥有的工业基础。”北约局长说。</text:p>
      <text:p text:style-name="P4">
他祝贺欧盟朝着这一方向的努力，同时强调了北约重要的，因为联盟定义了武器标准，确保了吸引力的力量的强度和互换性。 此外，该联盟还提供指令指示，以实现乌克兰每个部队的某些防御能力，现在审查了此类能力的数量，包括存在155 mm的炮兵弹药，目前对于支持乌克兰的斗争非常重要。</text:p>
      <text:p text:style-name="P4">
<text:span text:style-name="T4">
另请阅读：</text:span>
 <text:a xlink:type="simple" xlink:href="https://www.ukrinform.ua/rubric-ato/3713127-navcanna-ukrainskih-pilotiv-na-f16-ne-robit-nato-storonou-konfliktu-stoltenberg.html" text:style-name="Internet_20_link" text:visited-style-name="Visited_20_Internet_20_Link">
<text:span text:style-name="T4">
 Stoltenberg </text:span>
</text:a>
北约秘书长回忆说，几个月前，他遇到了乌克兰·德米特里·库莱巴(Ukraine Dmitry Kuleba)的外交事务和高级代表乔瑟普·博雷尔(Josep Borrel)的协调，以使乌克兰已经在乌克兰提供了最高效率的乌克兰军事设备。 这本身需要燃料，弹药和目标。他回忆起<text:a xlink:type="simple" xlink:href="https://www.ukrinform.ua/tag-nato" text:style-name="Internet_20_link" text:visited-style-name="Visited_20_Internet_20_Link">
</text:a>
当盟国多年来购买弹药和武器时，已经有一个联合订单的系统，盟友准备分享这一经验。</text:p>
      <text:p text:style-name="P4">
据报道，与国防部长参与的欧盟行政关系会议在今天在布鲁塞尔继续进行。 在欧盟欧盟总统职位的倡议下，在北约秘书长参加的部长会议上，组织了非正式的工作午餐，他致力于欧盟与北约之间的合作。</text:p>
      <text:p text:style-name="P4">
<text:span text:style-name="T5">
foto：efe/epa</text:span>
</text:p>
      <text:p text:style-name="P4">
News Source: <text:a xlink:type="simple" xlink:href="https://www.ukrinform.ua/rubric-ato/3713166-ce-vijna-na-visnazenna-treba-bilse-zbroi-stoltenberg-anonsuvav-zustric-nato-es-i-ukraini.html" text:style-name="Internet_20_link" text:visited-style-name="Visited_20_Internet_20_Link">
https://www.ukrinform.ua/rubric-ato/3713166-ce-vijna-na-visnazenna-treba-bilse-zbroi-stoltenberg-anonsuvav-zustric-nato-es-i-ukraini.html</text:a>
</text:p>
      <!--NEWS-->
      <text:h text:style-name="P10" text:outline-level="1">
<text:span text:style-name="T4">
在基辅裸露的癌症患者的伪造药物</text:span>
</text:h>
      <text:p text:style-name="P4">
作者: Ukrinform (Person)</text:p>
      <text:p text:style-name="P4">
出版商: Укринформ (Organization)</text:p>
      <text:p text:style-name="P4">
出版时间: 2023-05-23T17:29:25+03:00</text:p>
      <text:p text:style-name="P4">
修改时间: 2023-05-23T17:29:25+03:00</text:p>
      <text:p text:style-name="P4">
描述: 在基辅，执法人员暴露了为癌症患者出售假药的恶性因素。  - 乌克林。</text:p>
      <text:p text:style-name="P4">
图片: ['<text:a xlink:type="simple" xlink:href="https://static.ukrinform.com/photos/2020_04/thumb_files/630_360_1586502118-961.jpg" text:style-name="Internet_20_link" text:visited-style-name="Visited_20_Internet_20_Link">
630_360_15865...</text:a>
']</text:p>
      <text:p text:style-name="P4">
标签: ['Фальсифікат', 'Ліки', 'Прокуратура', 'Київ', 'Онкологія']</text:p>
      <text:p text:style-name="P4">
类型: Article</text:p>
      <!--METADATA-->
      <text:p text:style-name="P4">
<draw:frame draw:style-name="fr1" draw:name="Image74" text:anchor-type="as-char" svg:width="6.9236in" svg:height="3.956343in" draw:z-index="0">
<draw:image xlink:href="../Images/yкринформ/2023-05-23T17-29-25-03-00/630_360_1586502118-961.jpg" xlink:type="simple" xlink:show="embed" xlink:actuate="onLoad" draw:mime-type="image/jpeg"/>
</draw:frame>
在基辅，执法人员暴露了为OS出售假药的恶意因素。</text:p>
      <text:p text:style-name="P4">
根据乌克林福姆的说法，基辅城市检察官办公室报告了<text:a xlink:type="simple" xlink:href="https://t.me/kyiv_pro_office/1975" text:style-name="Internet_20_link" text:visited-style-name="Visited_20_Internet_20_Link">
</text:a>
。</text:p>
      <text:p text:style-name="P4">
在基辅市所罗门斯克地区检察官办公室的程序领导下，一群分布在该领土的人的非法活动(艺术的第2部分。 乌克兰刑法的321-1).</text:p>
      <text:p text:style-name="P4">
Згідно з матеріалами слідства, фальсифіковані лікарські засоби онкологічноїгрупи надходили до України з-за кордону. У подальшому, учасники схемиорганізовували збут вказаних препаратів на території Києва та інших міст.</text:p>
      <text:p text:style-name="P4">
Вартість препарату становила 46, 5 тис. грн за упаковку. Зловмисники приймализамовлення через онлайн форму аптеки та доставляли товар покупцю.</text:p>
      <text:p text:style-name="P4">
<text:span text:style-name="T4">
Читайте також:</text:span>
 <text:a xlink:type="simple" xlink:href="https://www.ukrinform.ua/rubric-society/3710700-u-helsi-teper-mozna-pereglanuti-ci-potriben-recept-na-liki.html" text:style-name="Internet_20_link" text:visited-style-name="Visited_20_Internet_20_Link">
 <text:span text:style-name="T4">
ліки</text:span>
 </text:a>
但是，根据制造商对药物研究的结果，发现它是假冒的。 此外，专家的意见已经证实，该药物的制备与原始药物的样本不符。</text:p>
      <text:p text:style-name="P4">
“ 5月16日，根据法院命令，以查找伪造药物并修复有关刑事犯罪情况的信息，该人以及储藏室进行了搜索<text:a xlink:type="simple" xlink:href="https://www.ukrinform.ua/tag-liki" text:style-name="Internet_20_link" text:visited-style-name="Visited_20_Internet_20_Link">
</text:a>
毒品和药房，”证词写道。</text:p>
      <text:p text:style-name="P4">
在调查行动的过程中，删除了大量的药物，其中包含伪造迹象，未知来源的药物质量证书，粗糙的记录，现金，计算机设备，手机。</text:p>
      <text:p text:style-name="P4">
<text:span text:style-name="T4">
另请阅读：</text:span>
 <text:a xlink:type="simple" xlink:href="https://www.ukrinform.ua/rubric-kyiv/3698477-stolicnij-sud-prodovziv-rozglad-spravi-podruzza-ake-prodavalo-falsivi-liki-dla-onkohvorih.html" text:style-name="Internet_20_link" text:visited-style-name="Visited_20_Internet_20_Link">
<text:span text:style-name="T4">
癌症</text:span>
</text:a>
此外，在搜索过程中，执法人员发现了相当多的俄罗斯和白俄罗斯生产的医疗产品，这些医疗产品现已在乌克兰领土上占领。</text:p>
      <text:p text:style-name="P4">
所有检测到的药物的样品将被指示进行检查。</text:p>
      <text:p text:style-name="P4">
Two persons involved in committing a crime reported the suspicion of the TAVAVRIVRIVATE ABOUT CHOICE OF DIFFERENT PROTECTIONS in the form of holding.</text:p>
      <text:p text:style-name="P4">
刑事诉讼中的调查行动正在进行中。</text:p>
      <text:p text:style-name="P4">
News Source: <text:a xlink:type="simple" xlink:href="https://www.ukrinform.ua/rubric-kyiv/3713162-u-kievi-vikrili-zlovmisnikiv-aki-zbuvali-pidrobleni-liki-dla-onkohvorih.html" text:style-name="Internet_20_link" text:visited-style-name="Visited_20_Internet_20_Link">
https://www.ukrinform.ua/rubric-kyiv/3713162-u-kievi-vikrili-zlovmisnikiv-aki-zbuvali-pidrobleni-liki-dla-onkohvorih.html</text:a>
</text:p>
      <!--NEWS-->
      <text:h text:style-name="P10" text:outline-level="1">
<text:span text:style-name="T4">
新的塔拉斯·舍申科国家奖委员会将在10-14天 - 纽约市成立</text:span>
</text:h>
      <text:p text:style-name="P4">
作者: Ukrinform (Person)</text:p>
      <text:p text:style-name="P4">
出版商: Укринформ (Organization)</text:p>
      <text:p text:style-name="P4">
出版时间: 2023-05-23T17:35:00+03:00</text:p>
      <text:p text:style-name="P4">
修改时间: 2023-05-23T17:35:00+03:00</text:p>
      <text:p text:style-name="P4">
描述: Shevchenko奖委员会的最新组成将在10-14天内成立。  - 乌克林。</text:p>
      <text:p text:style-name="P4">
图片: ['<text:a xlink:type="simple" xlink:href="https://static.ukrinform.com/photos/2023_05/thumb_files/630_360_1684852663-775.jpg" text:style-name="Internet_20_link" text:visited-style-name="Visited_20_Internet_20_Link">
630_360_16848...</text:a>
']</text:p>
      <text:p text:style-name="P4">
标签: ['Культура', 'Нищук', 'Шевченківська премія']</text:p>
      <text:p text:style-name="P4">
类型: Article</text:p>
      <!--METADATA-->
      <text:p text:style-name="P4">
<draw:frame draw:style-name="fr1" draw:name="Image75" text:anchor-type="as-char" svg:width="6.9236in" svg:height="3.956343in" draw:z-index="0">
<draw:image xlink:href="../Images/yкринформ/2023-05-23T17-35-00-03-00/630_360_1684852663-775.jpg" xlink:type="simple" xlink:show="embed" xlink:actuate="onLoad" draw:mime-type="image/jpeg"/>
</draw:frame>
Shevchenko奖委员会的最新组成将在10-14天内成立。</text:p>
      <text:p text:style-name="P4">
根据乌克林的通讯员的说法，伊夫根尼·尼斯丘克(Yevgeny Nishchuk)表示，这位新任命的塔拉斯·舍申科(Taras Shevchenko)国家奖项塔拉斯·舍申科(Taras Shevchenko)国家奖委员会在塔拉斯·舍申科博物馆(Taras Shevchenko Museum)举行。</text:p>
      <text:p text:style-name="P4">
他说：“我已经为自己看到了一个游泳池。但是，我必须与所有候选人交谈。我将以某种方式需要10-14天。”</text:p>
      <text:p text:style-name="P4">
Nishchuk指出，委员会的组成将几乎100％更新，上一支团队的成员将参与专家的工作。 据他说，他看到了奖项前几年的获奖者，“他们对舍夫申科奖仍然不舒服，并且了解他们将在履行职责期间无法索取它”，以及艺术工会的代表。 计划共同附加15-16人。</text:p>
      <text:p text:style-name="P4">
<text:span text:style-name="T4">
另请阅读：</text:span>
 <text:a xlink:type="simple" xlink:href="https://www.ukrinform.ua/rubric-culture/3713152-sevcenkivska-premia-nisuk-rozpoviv-pro-varianti-vprovadzenna-nominacii-za-vnesok-u-peremogu.html" text:style-name="Internet_20_link" text:visited-style-name="Visited_20_Internet_20_Link">
<text:span text:style-name="T4">
 Shevchenkivska </text:span>
 <text:span text:style-name="T4">
奖</text:span>
</text:a>
“委员会成员将能够向专家提交建议，以便我没有任何事情。</text:p>
      <text:p text:style-name="P4">
同时，委员会主席指出，在委员会委员会成员选举期间，他认为候选人的专业精神，公民地位以及文化界是否会信任他。 他认为，协调的工作委员会应支持该品牌<text:a xlink:type="simple" xlink:href="https://www.ukrinform.ua/tag-sevcenkivska-premia" text:style-name="Internet_20_link" text:visited-style-name="Visited_20_Internet_20_Link">
</text:a>
这将为桂冠及其工作提供晋升。</text:p>
      <text:p text:style-name="P4">
根据乌克林福姆的报道，总统弗拉基米尔·泽伦斯基(Vladimir Zelensky)任命Yevgenychuk为Taras Shevchenko国家奖项塔拉斯·舍申科(Taras Shevchenko)国家奖的负责人，该奖项已从该职位上释放了尤里·马卡罗夫(Yuri Makarov)。</text:p>
      <text:p text:style-name="P4">
News Source: <text:a xlink:type="simple" xlink:href="https://www.ukrinform.ua/rubric-culture/3713167-novij-komitet-z-nacionalnoi-premii-imeni-tarasa-sevcenka-sformuut-za-1014-dniv-nisuk.html" text:style-name="Internet_20_link" text:visited-style-name="Visited_20_Internet_20_Link">
https://www.ukrinform.ua/rubric-culture/3713167-novij-komitet-z-nacionalnoi-premii-imeni-tarasa-sevcenka-sformuut-za-1014-dniv-nisuk.html</text:a>
</text:p>
      <!--NEWS-->
      <text:h text:style-name="P10" text:outline-level="1">
<text:span text:style-name="T4">
Tkachenko以卢布林三角形的格式与同事会面</text:span>
</text:h>
      <text:p text:style-name="P4">
作者: Ukrinform (Person)</text:p>
      <text:p text:style-name="P4">
出版商: Укринформ (Organization)</text:p>
      <text:p text:style-name="P4">
出版时间: 2023-05-23T17:41:00+03:00</text:p>
      <text:p text:style-name="P4">
修改时间: 2023-05-23T17:41:00+03:00</text:p>
      <text:p text:style-name="P4">
描述: 乌克兰Oleksandr Tkachenko文化部长，他的同事来自波兰，立陶宛Pyotrom Glinsky和Simonas Kairis，以Lublin Triangle的格式相遇。  - 乌克林。</text:p>
      <text:p text:style-name="P4">
图片: ['<text:a xlink:type="simple" xlink:href="https://static.ukrinform.com/photos/2023_05/thumb_files/630_360_1684853032-230.jpeg" text:style-name="Internet_20_link" text:visited-style-name="Visited_20_Internet_20_Link">
630_360_16848...</text:a>
']</text:p>
      <text:p text:style-name="P4">
标签: ['Культура', 'Литва', 'Польща', 'Ткаченко']</text:p>
      <text:p text:style-name="P4">
类型: Article</text:p>
      <!--METADATA-->
      <text:p text:style-name="P4">
<draw:frame draw:style-name="fr1" draw:name="Image76" text:anchor-type="as-char" svg:width="6.9236in" svg:height="3.956343in" draw:z-index="0">
<draw:image xlink:href="../Images/yкринформ/2023-05-23T17-41-00-03-00/630_360_1684853032-230.jpeg" xlink:type="simple" xlink:show="embed" xlink:actuate="onLoad" draw:mime-type="image/jpeg"/>
</draw:frame>
乌克兰Oleksandr Tkachenko文化部长与波兰和Litvipyur Glinsky和Simonas Kairis的同事们以Lublin Trion的形式相遇。</text:p>
      <text:p text:style-name="P4">
根据乌克林福姆的说法，Tkachenko报告了<text:a xlink:type="simple" xlink:href="https://t.me/otkachenkokyiv/3616" text:style-name="Internet_20_link" text:visited-style-name="Visited_20_Internet_20_Link">
</text:a>
“无论距离如何，真正的朋友总是在附近。他们会见乌克兰副总理，波兰的波兰文化和国家遗产共和国的朋友，由Pyotro Glinsky和立陶宛立陶宛共和国Simoras Kairis的文化部长见面。这是我们的接近最初几天的合作伙伴。但是我们从第一天就看到了 - 这是不寻常的。”</text:p>
      <text:p text:style-name="P4">
<text:span text:style-name="T4">
另请阅读：</text:span>
 <text:a xlink:type="simple" xlink:href="https://www.ukrinform.ua/rubric-culture/3712044-programa-vidnovlenna-ukraini-stosuvatimetsa-j-kulturnoi-spadsini-tkacenko.html" text:style-name="Internet_20_link" text:visited-style-name="Visited_20_Internet_20_Link">
<text:span text:style-name="T4">
 tkachenko </text:span>
</text:a>
他强调，在以卢布林三角形格式的会议框架内，各部委将在文化领域制定进一步的合作计划。</text:p>
      <text:p text:style-name="P4">
正如乌克林福姆报道的，在法国戛纳在戛纳电影节上 - 马尔凯·杜电影创新平台<text:a xlink:type="simple" xlink:href="https://www.ukrinform.ua/rubric-culture/3712358-u-kannah-obgovorili-pidtrimku-cifrovogo-ta-kulturnogo-sektoriv-ukraini.html" text:style-name="Internet_20_link" text:visited-style-name="Visited_20_Internet_20_Link">
</text:a>
<text:span text:style-name="T5">
foto：Telegram tkachenko.ua</text:span>
</text:p>
      <text:p text:style-name="P4">
News Source: <text:a xlink:type="simple" xlink:href="https://www.ukrinform.ua/rubric-culture/3713169-tkacenko-proviv-zustric-iz-kolegami-u-formati-lublinskogo-trikutnika.html" text:style-name="Internet_20_link" text:visited-style-name="Visited_20_Internet_20_Link">
https://www.ukrinform.ua/rubric-culture/3713169-tkacenko-proviv-zustric-iz-kolegami-u-formati-lublinskogo-trikutnika.html</text:a>
</text:p>
      <!--NEWS-->
      <text:h text:style-name="P10" text:outline-level="1">
<text:span text:style-name="T4">
在Bakhmut方向上，梳子数量减少 - 腹部</text:span>
</text:h>
      <text:p text:style-name="P4">
作者: Ukrinform (Person)</text:p>
      <text:p text:style-name="P4">
出版商: Укринформ (Organization)</text:p>
      <text:p text:style-name="P4">
出版时间: 2023-05-23T17:43:23+03:00</text:p>
      <text:p text:style-name="P4">
修改时间: 2023-05-23T17:43:23+03:00</text:p>
      <text:p text:style-name="P4">
描述: 在Bakhmut的方向上，每天敌人的战斗人员数量减少到三个。 国防军摧毁了79名入侵者，111人受伤，一人被俘虏。  - 乌克林。</text:p>
      <text:p text:style-name="P4">
图片: ['<text:a xlink:type="simple" xlink:href="https://static.ukrinform.com/photos/2023_05/thumb_files/630_360_1684685011-535.jpg" text:style-name="Internet_20_link" text:visited-style-name="Visited_20_Internet_20_Link">
630_360_16846...</text:a>
']</text:p>
      <text:p text:style-name="P4">
标签: ['Бахмут', 'Війна з Росією']</text:p>
      <text:p text:style-name="P4">
类型: Article</text:p>
      <!--METADATA-->
      <text:p text:style-name="P4">
<draw:frame draw:style-name="fr1" draw:name="Image77" text:anchor-type="as-char" svg:width="6.9236in" svg:height="3.956343in" draw:z-index="0">
<draw:image xlink:href="../Images/yкринформ/2023-05-23T17-43-23-03-00/630_360_1684685011-535.jpg" xlink:type="simple" xlink:show="embed" xlink:actuate="onLoad" draw:mime-type="image/jpeg"/>
</draw:frame>
敌人一天的纳巴穆特方向减少了。 国防军摧毁了79名入侵者，111人受伤，其中1人被俘虏。</text:p>
      <text:p text:style-name="P4">
报道说，武装部队的东方紧急武装部队发言人谢尔盖·奇雷维蒂(Sergey Cherevaty)在电视台“统一新闻”的空中报道了这一点。</text:p>
      <text:p text:style-name="P4">
“在这一天，只有三名战斗人员在巴赫穆特方向。 敌人是从炮兵印象的角度来看，他从RSSV和我们的枪管炮弹中击败了404次，这再次证实没有讨论没有预测的山羊。 他制造了两架飞机。 79名入侵者在战斗中被摧毁，111人受伤，其中一名在<text:a xlink:type="simple" xlink:href="https://www.ukrinform.ua/tag-poloneni" text:style-name="Internet_20_link" text:visited-style-name="Visited_20_Internet_20_Link">
</text:a>
。 他们的大量炮兵也被摧毁了：2摩尔火炮装置“风信子”和“康乃馨”，以及MSTA，D-20和D-30的9枪。 此外，销毁了7种无人驾驶类型。” Cherevaty说。</text:p>
      <text:p text:style-name="P4">
_viso：电信“统一新闻” _</text:p>
      <text:p text:style-name="P4">
发言人回答有关巴赫穆特战斗中俄罗斯人失去的问题，称西方情报称为比乌克兰一方更大的数字。 伊纳加达(Inagada)是，俄罗斯宣传不断指责乌克兰夸大了他们的损失。 例如，美国总统乔·拜登(Joe Biden)称俄罗斯乌巴克穆蒂(Ubakhmuti)的损失为100,000名士兵被杀并受伤。</text:p>
      <text:p text:style-name="P4">
<text:span text:style-name="T4">
另请阅读：</text:span>
 <text:a xlink:type="simple" xlink:href="https://www.ukrinform.ua/rubric-ato/3713150-vorog-navpaki-pidtague-rezervi-cerevatij-sprostuvav-vidvedenna-vagnerivciv-iz-bahmuta.html" text:style-name="Internet_20_link" text:visited-style-name="Visited_20_Internet_20_Link">
<text:span text:style-name="T4">
 bakhmut </text:span>
</text:a>
在过去的两个星期中，有时每天最多10-15人的俘虏数量增加了樱桃。<text:span text:style-name="T4">
另请阅读：</text:span>
 <text:a xlink:type="simple" xlink:href="https://www.ukrinform.ua/rubric-ato/3712923-na-pivnoci-j-pivdni-vid-bahmuta-zsu-maut-neznacne-prosuvanna-malar.html" text:style-name="Internet_20_link" text:visited-style-name="Visited_20_Internet_20_Link">
<text:span text:style-name="T4">
 bakhmut </text:span>
</text:a>
据他说，最近几天的国防力量在末日一直有效，以操纵敌人来破坏他的战斗潜力。</text:p>
      <text:p text:style-name="P4">
根据乌克林福姆的报道，国防军从2022年2月24日至2023年5月23日<text:a xlink:type="simple" xlink:href="https://www.ukrinform.ua/rubric-ato/3712858-zsu-znisili-vze-204-360-rosijskih-zagarbnikiv.html" text:style-name="Internet_20_link" text:visited-style-name="Visited_20_Internet_20_Link">
</text:a>
其中，有480人在过去的一天。</text:p>
      <text:p text:style-name="P4">
<text:span text:style-name="T5">
照片说明性</text:span>
</text:p>
      <text:p text:style-name="P4">
News Source: <text:a xlink:type="simple" xlink:href="https://www.ukrinform.ua/rubric-ato/3713168-na-bahmutskomu-napramku-zmensilas-kilkist-boezitknen-cerevatij.html" text:style-name="Internet_20_link" text:visited-style-name="Visited_20_Internet_20_Link">
https://www.ukrinform.ua/rubric-ato/3713168-na-bahmutskomu-napramku-zmensilas-kilkist-boezitknen-cerevatij.html</text:a>
</text:p>
      <!--NEWS-->
      <text:h text:style-name="P10" text:outline-level="1">
<text:span text:style-name="T4">
在维尔纽斯的北约峰会上，盟军将讨论关键基础设施的保护 - 北约秘书长</text:span>
</text:h>
      <text:p text:style-name="P4">
作者: Ukrinform (Person)</text:p>
      <text:p text:style-name="P4">
出版商: Укринформ (Organization)</text:p>
      <text:p text:style-name="P4">
出版时间: 2023-05-23T17:52:00+03:00</text:p>
      <text:p text:style-name="P4">
修改时间: 2023-05-23T17:52:00+03:00</text:p>
      <text:p text:style-name="P4">
描述: 北约盟国需要关注的问题之一，包括欧盟在内的最亲密的合作伙伴是对关键基础设施的保护，该主题将在维尔纽斯举行的下一次联盟峰会上讨论。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Інфраструктура', 'Литва', 'НАТО', 'Саміт', 'Столтенберг']</text:p>
      <text:p text:style-name="P4">
类型: Article</text:p>
      <!--METADATA-->
      <text:p text:style-name="P4">
<draw:frame draw:style-name="fr1" draw:name="Image78" text:anchor-type="as-char" svg:width="6.9236in" svg:height="3.956343in" draw:z-index="0">
<draw:image xlink:href="../Images/yкринформ/2023-05-23T17-52-00-03-00/630_360_1668589929-696.jpg" xlink:type="simple" xlink:show="embed" xlink:actuate="onLoad" draw:mime-type="image/jpeg"/>
</draw:frame>
北约盟友之一及其最亲密的合作伙伴，包括欧盟，是为了保护关键基础设施，在维尔纽斯举行的下一次联盟峰会上讨论了这一temabuda。</text:p>
      <text:p text:style-name="P4">
今天在布鲁塞尔到达后，参加欧盟外部关系部长委员会的非正式午餐(关于国防问题)乌克兰·斯托尔滕贝恩(Nato Stoltenberg)乌克兰局长乌克兰通讯社报道说，北约·斯托尔滕贝格(Nato Stoltenberg)乌克兰局长乌克兰·通讯员的报道说，北约与欧盟之间的合作发展已经受到管理。</text:p>
      <text:p text:style-name="P4">
“与战争有关的主题之一(俄罗斯 -  ed。)在乌克兰，它是对关键基础设施的保护。 我们已经看到了这种基础设施，尤其是水下的脆弱性。 与欧盟一起，我们组成了一个共同的可持续性运营群体，尤其是这种基础设施。 <text:a xlink:type="simple" xlink:href="https://www.ukrinform.ua/tag-nato" text:style-name="Internet_20_link" text:visited-style-name="Visited_20_Internet_20_Link">
</text:a>
为不同国家以及不同盟友，私人和州部门的努力的协调形成了一个特殊的结构，以发展我们已经在做的事情并保护关键基础设施。 我们还期望在北约北约峰会上发布新的公告和决定。”斯托尔滕贝格强调。</text:p>
      <text:p text:style-name="P4">
<text:span text:style-name="T4">
另请阅读：</text:span>
 <text:a xlink:type="simple" xlink:href="https://www.ukrinform.ua/rubric-ato/3713127-navcanna-ukrainskih-pilotiv-na-f16-ne-robit-nato-storonou-konfliktu-stoltenberg.html" text:style-name="Internet_20_link" text:visited-style-name="Visited_20_Internet_20_Link">
<text:span text:style-name="T4">
 Stoltenber </text:span>
</text:a>
据报道，欧盟对外关系政府的一次会议以及国防部长的参与今天在布鲁塞尔继续进行。 在欧盟欧盟总统职位的倡议下，北约秘书长的参与组织了非正式的工作午餐，该秘书长致力于欧盟与联盟之间的合作。</text:p>
      <text:p text:style-name="P4">
News Source: <text:a xlink:type="simple" xlink:href="https://www.ukrinform.ua/rubric-polytics/3713174-na-samiti-nato-u-vilnusi-souzniki-obgovorat-zahist-kriticnoi-infrastrukturi-gensek-nato.html" text:style-name="Internet_20_link" text:visited-style-name="Visited_20_Internet_20_Link">
https://www.ukrinform.ua/rubric-polytics/3713174-na-samiti-nato-u-vilnusi-souzniki-obgovorat-zahist-kriticnoi-infrastrukturi-gensek-nato.html</text:a>
</text:p>
      <!--NEWS-->
      <text:h text:style-name="P10" text:outline-level="1">
<text:span text:style-name="T4">
政府为恢复项目分配了5.88亿七个地区的预算-Shmigal</text:span>
</text:h>
      <text:p text:style-name="P4">
作者: Ukrinform (Person)</text:p>
      <text:p text:style-name="P4">
出版商: Укринформ (Organization)</text:p>
      <text:p text:style-name="P4">
出版时间: 2023-05-23T17:56:00+03:00</text:p>
      <text:p text:style-name="P4">
修改时间: 2023-05-23T17:56:00+03:00</text:p>
      <text:p text:style-name="P4">
描述: 部长的内阁向Dnipropetrovsk，Donetsk，Zaporizhia，Kyiv，Odessa，Poltava和Kharkiv地区的Dnipropetrovsk的预算分配了5.88亿美元，以实施今年的更新项目。  - 乌克林。</text:p>
      <text:p text:style-name="P4">
图片: ['<text:a xlink:type="simple" xlink:href="https://static.ukrinform.com/photos/2023_03/thumb_files/630_360_1679676099-828.jpg" text:style-name="Internet_20_link" text:visited-style-name="Visited_20_Internet_20_Link">
630_360_16796...</text:a>
']</text:p>
      <text:p text:style-name="P4">
标签: ['Бюджет', 'Кабмін', 'Гроші', 'Шмигаль', 'Відбудова']</text:p>
      <text:p text:style-name="P4">
类型: Article</text:p>
      <!--METADATA-->
      <text:p text:style-name="P4">
<draw:frame draw:style-name="fr1" draw:name="Image79" text:anchor-type="as-char" svg:width="6.9236in" svg:height="3.956343in" draw:z-index="0">
<draw:image xlink:href="../Images/yкринформ/2023-05-23T17-56-00-03-00/630_360_1679676099-828.jpg" xlink:type="simple" xlink:show="embed" xlink:actuate="onLoad" draw:mime-type="image/jpeg"/>
</draw:frame>
内阁部长为Dnipropetrovsk，Donetsk，Zaporizhia，Kyiv，Odessa，Poltava和Kharkiv地区的预算分配了5.88亿UAH。</text:p>
      <text:p text:style-name="P4">
关于这位乌克兰丹尼斯·史密斯(Denis Shmigal)总理<text:a xlink:type="simple" xlink:href="https://t.me/Denys_Smyhal/5277" text:style-name="Internet_20_link" text:visited-style-name="Visited_20_Internet_20_Link">
</text:a>
在一次政府会议上，乌克林福姆报道。</text:p>
      <text:p text:style-name="P4">
“今天，他们决定向各地区分配其他补贴。 588 MLN UAH将分配给Dnipropetrovsk，Donetsk，Zaporizhia，Kyiv，Odessa，Poltava和Kharkiv地区的预算，以与EIB共同实施26个项目，以实施26个项目。”(https://www.ukrinform.ua/tag-smigal)。</text:p>
      <text:p text:style-name="P4">
<text:span text:style-name="T5">
viso：<text:a xlink:type="simple" xlink:href="https://t.me/Denys_Smyhal/5277" text:style-name="Internet_20_link" text:visited-style-name="Visited_20_Internet_20_Link">
</text:a>
</text:span>
</text:p>
      <text:p text:style-name="P4">
据他说，这26个项目的目的是恢复医院，机构，CNAP，公共和文化中心。</text:p>
      <text:p text:style-name="P4">
总理保证，当局将继续帮助特别受战争影响的Igrods地区。</text:p>
      <text:p text:style-name="P4">
如<text:a xlink:type="simple" xlink:href="https://t.me/tmelnychuk/2360" text:style-name="Internet_20_link" text:visited-style-name="Visited_20_Internet_20_Link">
</text:a>
根据文本的说明<text:a xlink:type="simple" xlink:href="http://materialy.kmu.gov.ua/b66f9230/docs/926b15bc/Poyasnyuvalna_zapiska.pdf" text:style-name="Internet_20_link" text:visited-style-name="Visited_20_Internet_20_Link">
</text:a>
，2023年的国家预算提供了1 703 428.3,000个UAH，其计划“从州预算到本地预算的订阅，以实施紧急信贷计划中的付款，以恢复乌克兰”。</text:p>
      <text:p text:style-name="P4">
由于以下事实，政府的分配少于今年预算中的规定，根据协议条款，未针对及时的占领地区进行补贴的划分。 同时，对于进行主动战斗的领土，在2022年2月24日之前进行了激活的工程和服务中指定的工程和服务数量提供拨款。</text:p>
      <text:p text:style-name="P4">
<text:span text:style-name="T4">
另请阅读：</text:span>
 <text:a xlink:type="simple" xlink:href="https://www.ukrinform.ua/rubric-vidbudova/3712778-budzetnij-komitet-vr-pogodiv-vidilenna-44-milarda-na-evidnovlenna.html" text:style-name="Internet_20_link" text:visited-style-name="Visited_20_Internet_20_Link">
<text:span text:style-name="T4">
效率</text:span>
</text:a>
在该计划的框架内，在Donetsk，Lugansk，Dnipropetrovsk，Kharkiv，Zaporizhia，Zaporizhia，Odessa，Kherson，Kherson，Kyiv和Poltava地区批准了234个超过64.1亿个UAH的项目。截至目前，这些作品是在poltava地区的Dnipropetrovsk，Kyiv，敖德萨以及Zaporozhye进行的。</text:p>
      <text:p text:style-name="P4">
2014年签署了欧洲投资银行和当地自治机构的欧洲投资银行提供的2亿欧元的乌克兰恢复信贷计划。</text:p>
      <text:p text:style-name="P4">
据报道，在雷克雅未克的欧洲理事会峰会上<text:a xlink:type="simple" xlink:href="https://www.ukrinform.ua/rubric-polytics/3710382-na-samiti-radi-evropi-stvorili-reestr-zbitkiv-ukraini-vid-agresii-rf.html" text:style-name="Internet_20_link" text:visited-style-name="Visited_20_Internet_20_Link">
</text:a>
俄罗斯侵略造成乌克兰。</text:p>
      <text:p text:style-name="P4">
News Source: <text:a xlink:type="simple" xlink:href="https://www.ukrinform.ua/rubric-vidbudova/3713175-urad-vidilae-588-miljoniv-budzetam-semi-oblastej-na-proekti-z-vidnovlenna-smigal.html" text:style-name="Internet_20_link" text:visited-style-name="Visited_20_Internet_20_Link">
https://www.ukrinform.ua/rubric-vidbudova/3713175-urad-vidilae-588-miljoniv-budzetam-semi-oblastej-na-proekti-z-vidnovlenna-smigal.html</text:a>
</text:p>
      <!--NEWS-->
      <text:h text:style-name="P10" text:outline-level="1">
<text:span text:style-name="T4">
国际足联继续一年的规则，该规则允许由于乌克兰战争而违约</text:span>
</text:h>
      <text:p text:style-name="P4">
作者: ['АРМІЯINFORM']</text:p>
      <text:p text:style-name="P4">
时间: 2023-05-23T18:00:00-04:00</text:p>
      <text:p text:style-name="P4">
描述: FIFA杀死了格雷夫蒂·图（Gravtsi Tu）合同教练的诺瓦亚（Novaya of Posupinenia）。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630_360_1684766530-241.jpg" text:style-name="Internet_20_link" text:visited-style-name="Visited_20_Internet_20_Link">
630_360_1684766530-241.jpg</text:a>
']</text:p>
      <text:p text:style-name="P4">
标签: ['STOPRUSSIA', 'АГРЕСІЯ РФ', 'ВТОРГНЕННЯ РФ', 'ФІФА']</text:p>
      <text:p text:style-name="P4">
类别: News</text:p>
      <!--METADATA-->
      <text:p text:style-name="P4">
<draw:frame draw:style-name="fr1" draw:name="Image80" text:anchor-type="as-char" svg:width="6.9236in" svg:height="3.956343in" draw:z-index="0">
<draw:image xlink:href="../Images/AРМІЯINFORM/2023-05-23T18-00-00-04-00/630_360_1684766530-241.jpg" xlink:type="simple" xlink:show="embed" xlink:actuate="onLoad" draw:mime-type="image/jpeg"/>
</draw:frame>
FIFA <text:a xlink:type="simple" xlink:href="https://www.fifa.com/legal/football-regulatory/media-releases/fifa-extends-and-adapts-temporary-employment-rules-to-address-issues-relating-to-war-in-ukraine" text:style-name="Internet_20_link" text:visited-style-name="Visited_20_Internet_20_Link">
出版</text:a>
外国球员与俄罗斯和乌克兰俱乐部签订合同的新规则。</text:p>
      <text:p text:style-name="P4">
外国球员和培训师将继续有权单方面申请与乌克兰协会列出的俱乐部的合同(WAF)或俄罗斯足球联盟(RFU)，到2024年6月30日，规定将在12023年7月之前以书面形式告知俱乐部。</text:p>
      <text:p text:style-name="P4">
尽管在乌克兰进行了战争，但他们决定来，返回或离开乌克兰或俄罗斯领土的外国球员和培训师将无法依靠第七附件暂停当前合同。</text:p>
      <text:p text:style-name="P4">
从现在开始，第七申请将不应用于：</text:p>
      <ul>
        <li>
          <text:p text:style-name="P4">
仍在俱乐部注册的外国足球运动员，这是UAF或RFS的一部分；</text:p>
        </li>
        <li>
          <text:p text:style-name="P4">
仍在向俱乐部提供服务的外国教练，这是UAF或RFS的一部分；</text:p>
        </li>
        <li>
          <text:p text:style-name="P4">
在2012年3月7日之后，外国足球运动员或教练的劳工合同是由UAF或俄罗斯联邦一部分的俱乐部签订或继续的劳动合同。——</text:p>
        </li>
      </ul>
      <text:p text:style-name="P4">
预防虐待的目的是，合同被第七附件暂停的球员将无法中止：停赛期：</text:p>
      <ul>
        <li>
          <text:p text:style-name="P4">
成为转移的对象(永久性或租赁权利)有薪酬的;</text:p>
        </li>
        <li>
          <text:p text:style-name="P4">
与另一个是UAF或RFS一部分的俱乐部签订新合同。</text:p>
        </li>
      </ul>
      <text:p text:style-name="P4">
该规则不会扩展到广泛入侵后返回乌克兰的球员。</text:p>
      <text:p text:style-name="P4">
News Source: <text:a xlink:type="simple" xlink:href="https://armyinform.com.ua/2023/05/23/fifa-shhe-na-rik-prodovzhyla-pravylo-yake-dozvolyaye-rozryvaty-kontrakty-cherez-vijnu-ukrayini/" text:style-name="Internet_20_link" text:visited-style-name="Visited_20_Internet_20_Link">
https://armyinform.com.ua/2023/05/23/fifa-shhe-na-rik-prodovzhyla-pravylo-yake-dozvolyaye-rozryvaty-kontrakty-cherez-vijnu-ukrayini/</text:a>
</text:p>
      <!--NEWS-->
      <text:h text:style-name="P10" text:outline-level="1">
<text:span text:style-name="T4">
入侵者在Zaporozhye方向上改变了DNIEPER的左岸</text:span>
</text:h>
      <text:p text:style-name="P4">
作者: Ukrinform (Person)</text:p>
      <text:p text:style-name="P4">
出版商: Укринформ (Organization)</text:p>
      <text:p text:style-name="P4">
出版时间: 2023-05-23T18:08:01+03:00</text:p>
      <text:p text:style-name="P4">
修改时间: 2023-05-23T18:08:01+03:00</text:p>
      <text:p text:style-name="P4">
描述: 在Zaporizhzhya的方向上，俄罗斯入侵者领导了So Active Active Defense-他们正在改变DNIEPER的左岸。  - 乌克林。</text:p>
      <text:p text:style-name="P4">
图片: ['<text:a xlink:type="simple" xlink:href="https://static.ukrinform.com/photos/2022_04/thumb_files/630_360_1650992482-665.jpg" text:style-name="Internet_20_link" text:visited-style-name="Visited_20_Internet_20_Link">
630_360_16509...</text:a>
']</text:p>
      <text:p text:style-name="P4">
标签: ['Дніпро', 'Міна', 'Мінування', 'Війна з Росією', 'Єдині новини']</text:p>
      <text:p text:style-name="P4">
类型: Article</text:p>
      <!--METADATA-->
      <text:p text:style-name="P4">
<draw:frame draw:style-name="fr1" draw:name="Image81" text:anchor-type="as-char" svg:width="6.9236in" svg:height="3.956343in" draw:z-index="0">
<draw:image xlink:href="../Images/yкринформ/2023-05-23T18-08-01-03-00/630_360_1650992482-665.jpg" xlink:type="simple" xlink:show="embed" xlink:actuate="onLoad" draw:mime-type="image/jpeg"/>
</draw:frame>
纳扎普基(Nazapochi)的指示俄罗斯入侵者领导了苏打的主动防御 - 他们交换了dnieper的左岸。</text:p>
      <text:p text:style-name="P4">
乌克林福姆报道，塔夫里亚方向联合出版社国防中心的发言人瓦利·谢尔什(Valery Shershn)在Telelorphone的“单一新闻”中报道了这一点。</text:p>
      <text:p text:style-name="P4">
“在Zaporizhhya的方向上，俄罗斯入侵者在Novopavlovsk和Orikhiv地区领导了SO的主动防御。除了在左岸进行了积极挖掘以外，(https://www.ukrinform.ua/tag-dnipro)，我们观察到针对船只和飞船的障碍。”谢尔什说。</text:p>
      <text:p text:style-name="P4">
_viso：电信“统一新闻” _</text:p>
      <text:p text:style-name="P4">
<text:span text:style-name="T4">
另请阅读：</text:span>
 <text:a xlink:type="simple" xlink:href="https://www.ukrinform.ua/rubric-ato/3713168-na-bahmutskomu-napramku-zmensilas-kilkist-boezitknen-cerevatij.html" text:style-name="Internet_20_link" text:visited-style-name="Visited_20_Internet_20_Link">
<text:span text:style-name="T4">
 bakhmut </text:span>
</text:a>
据报道，总的来说，塔夫里亚方向<text:a xlink:type="simple" xlink:href="https://www.ukrinform.ua/rubric-ato/3713129-ponad-1000-vognevih-zavdan-za-dobu-ak-sili-oboroni-nisat-voroga-na-tavrijskomu-napramku.html" text:style-name="Internet_20_link" text:visited-style-name="Visited_20_Internet_20_Link">
</text:a>
。 特别是，在顿涅茨克方向的空军肉，三个 - 在Zaporizhzhya中。 还记录了五个Kamikadze无人机。</text:p>
      <text:p text:style-name="P4">
<text:span text:style-name="T5">
照片说明性</text:span>
</text:p>
      <text:p text:style-name="P4">
News Source: <text:a xlink:type="simple" xlink:href="https://www.ukrinform.ua/rubric-ato/3713180-zagarbniki-minuut-livij-bereg-dnipra-na-zaporizkomu-napramku.html" text:style-name="Internet_20_link" text:visited-style-name="Visited_20_Internet_20_Link">
https://www.ukrinform.ua/rubric-ato/3713180-zagarbniki-minuut-livij-bereg-dnipra-na-zaporizkomu-napramku.html</text:a>
</text:p>
      <!--NEWS-->
      <text:h text:style-name="P10" text:outline-level="1">
<text:span text:style-name="T4">
政府预计，今年将播种超过1300万公顷的土地</text:span>
</text:h>
      <text:p text:style-name="P4">
作者: Ukrinform (Person)</text:p>
      <text:p text:style-name="P4">
出版商: Укринформ (Organization)</text:p>
      <text:p text:style-name="P4">
出版时间: 2023-05-23T18:13:51+03:00</text:p>
      <text:p text:style-name="P4">
修改时间: 2023-05-23T18:13:51+03:00</text:p>
      <text:p text:style-name="P4">
描述: 政府预计，今年将播种超过1300万公顷的土地，这将满足市场的内部需求，并留出大量出口空间。  - 乌克林。</text:p>
      <text:p text:style-name="P4">
图片: ['<text:a xlink:type="simple" xlink:href="https://static.ukrinform.com/photos/2021_05/thumb_files/630_360_1620508101-183.jpg" text:style-name="Internet_20_link" text:visited-style-name="Visited_20_Internet_20_Link">
630_360_16205...</text:a>
']</text:p>
      <text:p text:style-name="P4">
标签: ['Експорт', 'Розмінування', 'Аграрії', 'Шмигаль']</text:p>
      <text:p text:style-name="P4">
类型: Article</text:p>
      <!--METADATA-->
      <text:p text:style-name="P4">
<draw:frame draw:style-name="fr1" draw:name="Image82" text:anchor-type="as-char" svg:width="6.9236in" svg:height="3.956343in" draw:z-index="0">
<draw:image xlink:href="../Images/yкринформ/2023-05-23T18-13-51-03-00/630_360_1620508101-183.jpg" xlink:type="simple" xlink:show="embed" xlink:actuate="onLoad" draw:mime-type="image/jpeg"/>
</draw:frame>
政府认为，今年将播种超过1300万公顷的土地，这将使市场内部需求赋予市场需求，并留出大量出口空间。</text:p>
      <text:p text:style-name="P4">
关于这位总理丹尼斯·施米加尔<text:a xlink:type="simple" xlink:href="https://t.me/Denys_Smyhal/5277" text:style-name="Internet_20_link" text:visited-style-name="Visited_20_Internet_20_Link">
</text:a>
 <text:a xlink:type="simple" xlink:href="https://t.me/Denys_Smyhal/5277" text:style-name="Internet_20_link" text:visited-style-name="Visited_20_Internet_20_Link">
</text:a>
在一次政府会议上，乌克林福姆报道。</text:p>
      <text:p text:style-name="P4">
“我们继续在农业部门的协助下。 尽管遇到了所有困难，但超过1000万公顷。 总的来说，我们预计今年将超过1300万。 这充分满足了我们市场的内在需求，并为出口空间提供了相当大的空间，因此支持经济。” Smigal说。</text:p>
      <text:p text:style-name="P4">
据他说，农民和整个国家的另一个挑战是<text:a xlink:type="simple" xlink:href="https://www.ukrinform.ua/tag-mina" text:style-name="Internet_20_link" text:visited-style-name="Visited_20_Internet_20_Link">
</text:a>
危险。 因此，今年恢复的关键优先级的Yakoin定义了脱节。 已经创建了一个特殊的负责机构。</text:p>
      <text:p text:style-name="P4">
“我们吸引资金，技术和技术以使过程更快。 它已经经过1.1万公顷的检查，并确定了超过60万的熄灭对象。 总理补充说，需求，尤其是在一线地区，使您能够播种并将生命恢复到社区。”</text:p>
      <text:p text:style-name="P4">
<text:span text:style-name="T4">
另请阅读：</text:span>
 <text:a xlink:type="simple" xlink:href="https://www.ukrinform.ua/rubric-economy/3707221-ukrainski-agrarii-zalucili-majze-30-milardiv-kreditiv.html" text:style-name="Internet_20_link" text:visited-style-name="Visited_20_Internet_20_Link">
</text:a>
据乌克林福姆报道，今年在乌克兰<text:a xlink:type="simple" xlink:href="https://www.ukrinform.ua/rubric-economy/3710343-cogoric-ukraina-moze-posiati-najbilse-aroi-psenici-za-ostanni-12-rokiv.html" text:style-name="Internet_20_link" text:visited-style-name="Visited_20_Internet_20_Link">
</text:a>
春季播种的最后一次播种是12年前的播种。</text:p>
      <text:p text:style-name="P4">
News Source: <text:a xlink:type="simple" xlink:href="https://www.ukrinform.ua/rubric-economy/3713184-urad-rozrahovue-so-cogoric-bude-zasiano-ponad-13-miljoniv-gektariv-zemli.html" text:style-name="Internet_20_link" text:visited-style-name="Visited_20_Internet_20_Link">
https://www.ukrinform.ua/rubric-economy/3713184-urad-rozrahovue-so-cogoric-bude-zasiano-ponad-13-miljoniv-gektariv-zemli.html</text:a>
</text:p>
      <!--NEWS-->
      <text:h text:style-name="P10" text:outline-level="1">
<text:span text:style-name="T4">
在俄罗斯联邦的Belgorod地区，取消了柜台行动制度</text:span>
</text:h>
      <text:p text:style-name="P4">
作者: Ukrinform (Person)</text:p>
      <text:p text:style-name="P4">
出版商: Укринформ (Organization)</text:p>
      <text:p text:style-name="P4">
出版时间: 2023-05-23T18:20:00+03:00</text:p>
      <text:p text:style-name="P4">
修改时间: 2023-05-23T18:20:00+03:00</text:p>
      <text:p text:style-name="P4">
描述: 俄罗斯联邦Vyacheslav Gladkov的Belgorod地区州长宣布取消该地区的反恐行动政权。  - 乌克林。</text:p>
      <text:p text:style-name="P4">
图片: ['<text:a xlink:type="simple" xlink:href="https://static.ukrinform.com/photos/2023_05/thumb_files/630_360_1684770066-994.jpg" text:style-name="Internet_20_link" text:visited-style-name="Visited_20_Internet_20_Link">
630_360_16847...</text:a>
']</text:p>
      <text:p text:style-name="P4">
标签: ['Росія', 'Війна з Росією', 'Бєлгород', 'Партизани']</text:p>
      <text:p text:style-name="P4">
类型: Article</text:p>
      <!--METADATA-->
      <text:p text:style-name="P4">
<draw:frame draw:style-name="fr1" draw:name="Image83" text:anchor-type="as-char" svg:width="6.9236in" svg:height="3.956343in" draw:z-index="0">
<draw:image xlink:href="../Images/yкринформ/2023-05-23T18-20-00-03-00/630_360_1684770066-994.jpg" xlink:type="simple" xlink:show="embed" xlink:actuate="onLoad" draw:mime-type="image/jpeg"/>
</draw:frame>
俄罗斯联合会维亚切斯拉夫·格拉德科夫(Vyacheslav Gladkov)的州长区域宣布取消该地区的治疗措施控制行动。</text:p>
      <text:p text:style-name="P4">
他在<text:a xlink:type="simple" xlink:href="https://t.me/vvgladkov/2273" text:style-name="Internet_20_link" text:visited-style-name="Visited_20_Internet_20_Link">
</text:a>
，报道乌克林福姆。</text:p>
      <text:p text:style-name="P4">
“决定取消在Belgorod地区领土上的反恐行动的法律制度。 相应的文档已发布，”该帖子可用。</text:p>
      <text:p text:style-name="P4">
据报道，5月22日上午，对俄罗斯人的呼吁“军团”在电报通道“俄罗斯的自由”上返回家园。</text:p>
      <text:p text:style-name="P4">
还出版了白色和蓝白国旗的照片。</text:p>
      <text:p text:style-name="P4">
大约下午2:00，Legion报告说，与“俄罗斯志愿军”一起(RDC)“完全解放”了Kozynka Belgorod地区的定居点，并在Grayvoron市“进入了高级单位”。</text:p>
      <text:p text:style-name="P4">
<text:span text:style-name="T4">
另请阅读：</text:span>
 <text:a xlink:type="simple" xlink:href="https://www.ukrinform.ua/rubric-ato/3712919-rosia-vikoristae-zavorusenna-u-belgorodi-sob-vidati-sebe-za-zertvu-vijni-britanska-rozvidka.html" text:style-name="Internet_20_link" text:visited-style-name="Visited_20_Internet_20_Link">
<text:span text:style-name="T4">
 belgorod </text:span>
</text:a>
该部门后来表示，山上的Podil已经旅行了。</text:p>
      <text:p text:style-name="P4">
RDC电报上还有几个视频，其中这些视频在该领域<text:a xlink:type="simple" xlink:href="https://www.ukrinform.ua/tag-rosia" text:style-name="Internet_20_link" text:visited-style-name="Visited_20_Internet_20_Link">
</text:a>
据俄罗斯联合会总统德米特里·佩斯科夫(Dmitry Peskov)的发言人说，弗拉基米尔·普京(Vladimir Putin)重建了“试图休息”。 他称Belgorod地区的事件为“转移”，其目的是“分散Bakhmut方向”。 佩斯科夫说，俄罗斯部队正试图摧毁“破坏者”。</text:p>
      <text:p text:style-name="P4">
<text:span text:style-name="T4">
另请阅读：</text:span>
 <text:a xlink:type="simple" xlink:href="https://www.ukrinform.ua/rubric-ato/3712951-incident-u-belgorodskij-oblasti-ne-bude-ostannim-povstannam-v-rosii-radnik-reznikova.html" text:style-name="Internet_20_link" text:visited-style-name="Visited_20_Internet_20_Link">
<text:span text:style-name="T4">
起义</text:span>
</text:a>
总统办公室负责人Mikhail Podolyak的顾问表示，乌克兰不参与Belgorod地区的活动。</text:p>
      <text:p text:style-name="P4">
News Source: <text:a xlink:type="simple" xlink:href="https://www.ukrinform.ua/rubric-world/3713190-u-belgorodskij-oblasti-rf-skasuvali-rezim-kontrteroristicnoi-operacii.html" text:style-name="Internet_20_link" text:visited-style-name="Visited_20_Internet_20_Link">
https://www.ukrinform.ua/rubric-world/3713190-u-belgorodskij-oblasti-rf-skasuvali-rezim-kontrteroristicnoi-operacii.html</text:a>
</text:p>
      <!--NEWS-->
      <text:h text:style-name="P10" text:outline-level="1">
<text:span text:style-name="T4">
Sviridenko：由于风险地区污染炸药 - 超过600万人</text:span>
</text:h>
      <text:p text:style-name="P4">
作者: Ukrinform (Person)</text:p>
      <text:p text:style-name="P4">
出版商: Укринформ (Organization)</text:p>
      <text:p text:style-name="P4">
出版时间: 2023-05-23T18:21:38+03:00</text:p>
      <text:p text:style-name="P4">
修改时间: 2023-05-23T18:21:38+03:00</text:p>
      <text:p text:style-name="P4">
描述: 由于乌克兰爆炸物在风险区域的污染，有610万人。  - 乌克林。</text:p>
      <text:p text:style-name="P4">
图片: ['<text:a xlink:type="simple" xlink:href="https://static.ukrinform.com/photos/2023_04/thumb_files/630_360_1681922887-607.jpg" text:style-name="Internet_20_link" text:visited-style-name="Visited_20_Internet_20_Link">
630_360_16819...</text:a>
']</text:p>
      <text:p text:style-name="P4">
标签: ['Мінекономіки', 'Розмінування', 'Вибухівка', 'Юлія Свириденко']</text:p>
      <text:p text:style-name="P4">
类型: Article</text:p>
      <!--METADATA-->
      <text:p text:style-name="P4">
<draw:frame draw:style-name="fr1" draw:name="Image84" text:anchor-type="as-char" svg:width="6.9236in" svg:height="3.956343in" draw:z-index="0">
<draw:image xlink:href="../Images/yкринформ/2023-05-23T18-21-38-03-00/630_360_1681922887-607.jpg" xlink:type="simple" xlink:show="embed" xlink:actuate="onLoad" draw:mime-type="image/jpeg"/>
</draw:frame>
由于乌克兰领土的崩溃，风险区中有610万人的爆炸物。</text:p>
      <text:p text:style-name="P4">
乌克兰经济部长尤利亚·斯维里德科(Yulia Sviridenko)报道了这一点。(https://www.me.gov.ua/News/Detail?lang=uk-UA&amp;id=de1a046d-5201-4724-a093-4211a0b244a4&amp;title=ZabrudneniVibukhivkoiuTeritorii)<text:a xlink:type="simple" xlink:href="https://www.me.gov.ua/News/Detail" text:style-name="Internet_20_link" text:visited-style-name="Visited_20_Internet_20_Link">
 </text:a>
“技术考试需要1.75千公里的广场。 尤其是乌克兰的领土，有610万人的风险。 我们呼吁我们的国际合作伙伴加入人道主义进程<text:a xlink:type="simple" xlink:href="https://www.ukrinform.ua/tag-minuvanna" text:style-name="Internet_20_link" text:visited-style-name="Visited_20_Internet_20_Link">
</text:a>
。 乌克兰只有12辆车可以更换 - 这还不够。 因此，政府正在寻找机会与将有助于我们进入全球设备市场的国家建立“矿山联盟”。”</text:p>
      <text:p text:style-name="P4">
她指出，国防部只有2,000名杀手，我们需要培训更多的专家并吸引来自其他国家的牧师。</text:p>
      <text:p text:style-name="P4">
在乌克兰，已经建立了人道主义需求中心，该中心将协调所有参与者，吸引资金并确定优先事项。 同样在乌克兰，也制定了人道主义忠实的农业土地计划，其中包括Dnipropetrovsk，Zaporizhia，Kyiv，Mykolaiv，Mykolaiv，Sumy，Kharkiv，Kharkiv，Kharkiv，Kherson，Kherson，Chernihiv和Cherkasy地区。</text:p>
      <text:p text:style-name="P4">
<text:span text:style-name="T4">
另请阅读：</text:span>
 <text:a xlink:type="simple" xlink:href="https://www.ukrinform.ua/rubric-ato/3712914-u-morskih-vodah-navkolo-ukraini-perebuvaut-400-min-gumenuk.html" text:style-name="Internet_20_link" text:visited-style-name="Visited_20_Internet_20_Link">
<text:span text:style-name="T4">
 400 </text:span>
</text:a>
“在乌克兰重建的背景下，人道主义的魔术是首要任务。 首先，这是关于关键基础设施，社会基础设施和住宅建筑，农业用地。 6月，弗拉登将参加乌克兰修复的重要会议。该计划的一个要素将是致力于加速人道主义指定的会议。” Sviridenko补充说。</text:p>
      <text:p text:style-name="P4">
据乌克林福姆报道，截至5月初，在农业土地上人道主义矿产矿物质中，在乌克兰进行了约7万公顷的调查。</text:p>
      <text:p text:style-name="P4">
News Source: <text:a xlink:type="simple" xlink:href="https://www.ukrinform.ua/rubric-economy/3713188-sviridenko-cerez-zabrudneni-vibuhivkou-teritorii-v-zoni-riziku-ponad-6-miljoniv-ludej.html" text:style-name="Internet_20_link" text:visited-style-name="Visited_20_Internet_20_Link">
https://www.ukrinform.ua/rubric-economy/3713188-sviridenko-cerez-zabrudneni-vibuhivkou-teritorii-v-zoni-riziku-ponad-6-miljoniv-ludej.html</text:a>
</text:p>
      <!--NEWS-->
      <text:h text:style-name="P10" text:outline-level="1">
<text:span text:style-name="T4">
俄罗斯航空公司的首席执行官涉嫌非法运输犯罪</text:span>
</text:h>
      <text:p text:style-name="P4">
作者: Ukrinform (Person)</text:p>
      <text:p text:style-name="P4">
出版商: Укринформ (Organization)</text:p>
      <text:p text:style-name="P4">
出版时间: 2023-05-23T18:27:19+03:00</text:p>
      <text:p text:style-name="P4">
修改时间: 2023-05-23T18:27:19+03:00</text:p>
      <text:p text:style-name="P4">
描述: 俄罗斯航空公司“ Izhavia”的总董事被告知缺席涉嫌组织非法客运运输到临时被占领的克里米亚，并朝相反的方向前进。  - 乌克林。</text:p>
      <text:p text:style-name="P4">
图片: ['<text:a xlink:type="simple" xlink:href="https://static.ukrinform.com/photos/2022_06/thumb_files/630_360_1655121940-321.png" text:style-name="Internet_20_link" text:visited-style-name="Visited_20_Internet_20_Link">
630_360_16551...</text:a>
', '<text:a xlink:type="simple" xlink:href="https://static.ukrinform.com/photos/2023_05/1684855582-718.jpeg" text:style-name="Internet_20_link" text:visited-style-name="Visited_20_Internet_20_Link">
1684855582-71...</text:a>
']</text:p>
      <text:p text:style-name="P4">
标签: ['Крим', 'Літак', 'Підозра', 'Війна з Росією']</text:p>
      <text:p text:style-name="P4">
类型: Article</text:p>
      <!--METADATA-->
      <text:p text:style-name="P4">
<draw:frame draw:style-name="fr1" draw:name="Image85" text:anchor-type="as-char" svg:width="6.9236in" svg:height="3.956343in" draw:z-index="0">
<draw:image xlink:href="../Images/yкринформ/2023-05-23T18-27-19-03-00/630_360_1655121940-321.png" xlink:type="simple" xlink:show="embed" xlink:actuate="onLoad" draw:mime-type="image/png"/>
</draw:frame>
俄罗斯航空公司“ Izhavia”的总董事在组织非法客运的组织中被告知缺席，朝着暂时占领的克里米亚和相反的方向。</text:p>
      <text:p text:style-name="P4">
正如乌克林福姆报道的那样，它报告了<text:a xlink:type="simple" xlink:href="https://www.gp.gov.ua/ua/posts/nezakonni-pasazirski-perevezennya-do-okupovanogo-krimu-povidomleno-pro-pidozru-gendirektoru-rosiiskoyi-aviakompaniyi-izavia" text:style-name="Internet_20_link" text:visited-style-name="Visited_20_Internet_20_Link">
</text:a>
在检察官自治办公室的程序指导下，伊扎维亚总局长被告知涉嫌组织非消费者运输的组织在乌克兰国家边界(艺术的第3部分。 332乌克兰的刑法).</text:p>
      <text:p text:style-name="P4">
За даними слідства, гендиректор авіакомпанії організував схему незаконногопереправлення осіб через державний кордон України з РФ на територію тимчасовоокупованого півострова <text:a xlink:type="simple" xlink:href="https://www.ukrinform.ua/tag-krim" text:style-name="Internet_20_link" text:visited-style-name="Visited_20_Internet_20_Link">
 </text:a>
并朝相反的方向。  <draw:frame draw:style-name="fr1" draw:name="Image86" text:anchor-type="as-char" svg:width="6.9236in" svg:height="4.660609in" draw:z-index="0">
<draw:image xlink:href="../Images/yкринформ/2023-05-23T18-27-19-03-00/1684855582-718.jpeg" xlink:type="simple" xlink:show="embed" xlink:actuate="onLoad" draw:mime-type="image/jpeg"/>
</draw:frame>
在乌克兰州边界的所有空中点关闭之后，进行了定期的航班，并违反了乌克兰坦率立法的国际法规则。</text:p>
      <text:p text:style-name="P4">
<text:span text:style-name="T4">
另请阅读：</text:span>
 <text:a xlink:type="simple" xlink:href="https://www.ukrinform.ua/rubric-crimea/3713156-pidriv-pivnicnokrimskogo-kanalu-do-12-rokiv-zasudili-rosijskogo-generala-ta-polkovnika.html" text:style-name="Internet_20_link" text:visited-style-name="Visited_20_Internet_20_Link">
<text:span text:style-name="T4">
 crimea </text:span>
</text:a>
在飞行计划中，该公司与俄罗斯政府机构保持协调，尤其是Rosaviation。</text:p>
      <text:p text:style-name="P4">
在犯罪嫌疑人的指导下，该航空公司从2018年至2023年至2023年临时飞往克里米亚的航班，违反了国际法和乌克兰立法。</text:p>
      <text:p text:style-name="P4">
正如乌克林福姆(Ukrinform)报道的，2月<text:a xlink:type="simple" xlink:href="https://www.ukrinform.ua/rubric-crimea/3666328-gendirektor-rosijskoi-aviakompanii-otrimav-pidozru-za-nezakonni-rejsi-do-krimu.html" text:style-name="Internet_20_link" text:visited-style-name="Visited_20_Internet_20_Link">
</text:a>
西伯利亚被怀疑组织了从俄罗斯到暂时占领的克里米亚的非耗费飞行。</text:p>
      <text:p text:style-name="P4">
News Source: <text:a xlink:type="simple" xlink:href="https://www.ukrinform.ua/rubric-crimea/3713192-gendirektoru-rosijskoi-aviakompanii-ogolosili-pidozru-za-nezakonni-perevezenna-do-krimu.html" text:style-name="Internet_20_link" text:visited-style-name="Visited_20_Internet_20_Link">
https://www.ukrinform.ua/rubric-crimea/3713192-gendirektoru-rosijskoi-aviakompanii-ogolosili-pidozru-za-nezakonni-perevezenna-do-krimu.html</text:a>
</text:p>
      <!--NEWS-->
      <text:h text:style-name="P10" text:outline-level="1">
<text:span text:style-name="T4">
乌克兰在克里米亚计划中的教育计划，以引入过渡期</text:span>
</text:h>
      <text:p text:style-name="P4">
作者: Ukrinform (Person)</text:p>
      <text:p text:style-name="P4">
出版商: Укринформ (Organization)</text:p>
      <text:p text:style-name="P4">
出版时间: 2023-05-23T18:32:53+03:00</text:p>
      <text:p text:style-name="P4">
修改时间: 2023-05-23T18:32:53+03:00</text:p>
      <text:p text:style-name="P4">
描述: 对于克里米亚教育体系的完全过渡，在占领之后，可以用乌克兰语言实施过渡期，并且正在讨论其条款。  - 乌克林。</text:p>
      <text:p text:style-name="P4">
图片: ['<text:a xlink:type="simple" xlink:href="https://static.ukrinform.com/photos/2022_11/thumb_files/630_360_1668109830-293.jpeg" text:style-name="Internet_20_link" text:visited-style-name="Visited_20_Internet_20_Link">
630_360_16681...</text:a>
', '<text:a xlink:type="simple" xlink:href="https://static.ukrinform.com/photos/2023_05/1684855728-768.jpg" text:style-name="Internet_20_link" text:visited-style-name="Visited_20_Internet_20_Link">
1684855728-76...</text:a>
', '<text:a xlink:type="simple" xlink:href="https://static.ukrinform.com/photos/2023_05/1684855757-871.jpg" text:style-name="Internet_20_link" text:visited-style-name="Visited_20_Internet_20_Link">
1684855757-87...</text:a>
']</text:p>
      <text:p text:style-name="P4">
标签: ['Крим', 'Школа', 'Українізація']</text:p>
      <text:p text:style-name="P4">
类型: Article</text:p>
      <!--METADATA-->
      <text:p text:style-name="P4">
<draw:frame draw:style-name="fr1" draw:name="Image87" text:anchor-type="as-char" svg:width="6.9236in" svg:height="3.956343in" draw:z-index="0">
<draw:image xlink:href="../Images/yкринформ/2023-05-23T18-32-53-03-00/630_360_1668109830-293.jpeg" xlink:type="simple" xlink:show="embed" xlink:actuate="onLoad" draw:mime-type="image/jpeg"/>
</draw:frame>
对于克里米亚的教育体系的完全过渡，在占领之后，过渡期将以乌克兰的方式实施，目前将讨论其条款。</text:p>
      <text:p text:style-name="P4">
在乌克林福姆举行的圆桌会议“克里米亚的退化和重新融合：奥斯费尔教育的挑战”中说，这是乌克林福姆的挑战。在Stepan Zolotar的弧线。</text:p>
      <text:p text:style-name="P4">
<draw:frame draw:style-name="fr1" draw:name="Image88" text:anchor-type="as-char" svg:width="6.9236in" svg:height="4.615733in" draw:z-index="0">
<draw:image xlink:href="../Images/yкринформ/2023-05-23T18-32-53-03-00/1684855728-768.jpg" xlink:type="simple" xlink:show="embed" xlink:actuate="onLoad" draw:mime-type="image/jpeg"/>
</draw:frame>
Stepan Zolotar</text:p>
      <text:p text:style-name="P4">
“通过法律“确保使用乌克兰语言”之后，整个乌克兰领土都设立了一定的过渡时期：在某些时候，我们在某些广告等中搬到了乌克兰媒体。我们正在与同事谈论这件事，可以为[]长大这个模型(https://www.ukrinform.ua/tag-deokupacia)领土。 我们不会一次将所有教学转化为乌克兰人。 为了将克里米亚的教育体系完全转化为占领之后，必须有一个过渡时期。 现在，尤其是关于这个问题的讨论是什么。”佐罗塔尔说。</text:p>
      <text:p text:style-name="P4">
<draw:frame draw:style-name="fr1" draw:name="Image89" text:anchor-type="as-char" svg:width="6.9236in" svg:height="4.615733in" draw:z-index="0">
<draw:image xlink:href="../Images/yкринформ/2023-05-23T18-32-53-03-00/1684855757-871.jpg" xlink:type="simple" xlink:show="embed" xlink:actuate="onLoad" draw:mime-type="image/jpeg"/>
</draw:frame>
Sergey Syrotenko</text:p>
      <text:p text:style-name="P4">
保护国家背景专员秘书处秘书长Sergiy Serrotenko强调，乌克兰当前的语言立法已被引入领土上的重新整合活动。</text:p>
      <text:p text:style-name="P4">
<text:span text:style-name="T4">
另请阅读：</text:span>
 <text:a xlink:type="simple" xlink:href="https://www.ukrinform.ua/rubric-crimea/3710953-zelenskij-zatverdiv-sklad-konsultativnoi-radi-z-deokupacii-ta-reintegracii-krimu.html" text:style-name="Internet_20_link" text:visited-style-name="Visited_20_Internet_20_Link">
<text:span text:style-name="T4">
 decoupaci </text:span>
</text:a>
“乌克兰法律第6条关于国家语言政策的原则”规定，乌克兰的每个公民都必须讲国家语言。 然而，对于属于少数民族的人来说，语言过程应该是乌克兰人，并确保与国家一起学习的权利。” Syrotenko说。</text:p>
      <text:p text:style-name="P4">
据报道，公民教育中心“ Almena” Valentina Potapova教育领域的国家倡导负责人指出，今年只有197名学生在被占领的克里米亚学习。</text:p>
      <text:p text:style-name="P4">
News Source: <text:a xlink:type="simple" xlink:href="https://www.ukrinform.ua/rubric-crimea/3713195-dla-ukrainizacii-osviti-v-krimu-planuut-vprovaditi-perehidnij-period.html" text:style-name="Internet_20_link" text:visited-style-name="Visited_20_Internet_20_Link">
https://www.ukrinform.ua/rubric-crimea/3713195-dla-ukrainizacii-osviti-v-krimu-planuut-vprovaditi-perehidnij-period.html</text:a>
</text:p>
      <!--NEWS-->
      <text:h text:style-name="P10" text:outline-level="1">
<text:span text:style-name="T4">
土耳其大使馆在基辅组织一场音乐会“两个人 - 一颗心”</text:span>
</text:h>
      <text:p text:style-name="P4">
作者: Ukrinform (Person)</text:p>
      <text:p text:style-name="P4">
出版商: Укринформ (Organization)</text:p>
      <text:p text:style-name="P4">
出版时间: 2023-05-23T18:34:06+03:00</text:p>
      <text:p text:style-name="P4">
修改时间: 2023-05-23T18:34:06+03:00</text:p>
      <text:p text:style-name="P4">
描述: 土耳其驻乌克兰的大使馆在乌克兰国家歌剧院的舞台上组织了一场乌克兰音乐音乐会“两个人 - 一颗心”。  - 乌克林。</text:p>
      <text:p text:style-name="P4">
图片: ['<text:a xlink:type="simple" xlink:href="https://static.ukrinform.com/photos/2021_04/thumb_files/630_360_1619091087-772.jpg" text:style-name="Internet_20_link" text:visited-style-name="Visited_20_Internet_20_Link">
630_360_16190...</text:a>
', '<text:a xlink:type="simple" xlink:href="https://static.ukrinform.com/photos/2023_05/1684855849-438.jpeg" text:style-name="Internet_20_link" text:visited-style-name="Visited_20_Internet_20_Link">
1684855849-43...</text:a>
']</text:p>
      <text:p text:style-name="P4">
标签: ['Концерт', 'Музика', 'Туреччина', 'Київ']</text:p>
      <text:p text:style-name="P4">
类型: Article</text:p>
      <!--METADATA-->
      <text:p text:style-name="P4">
<draw:frame draw:style-name="fr1" draw:name="Image90" text:anchor-type="as-char" svg:width="6.9236in" svg:height="3.956343in" draw:z-index="0">
<draw:image xlink:href="../Images/yкринформ/2023-05-23T18-34-06-03-00/630_360_1619091087-772.jpg" xlink:type="simple" xlink:show="embed" xlink:actuate="onLoad" draw:mime-type="image/jpeg"/>
</draw:frame>
乌克兰土耳其大使馆在乌克兰国家歌剧院的舞台上组织了乌克兰音乐音乐“两个人 - 一颗心”的音乐会。</text:p>
      <text:p text:style-name="P4">
土耳其代表在[]中报道了这一点(https://twitter.com/tckievbe/status/1660941864252370946?s=46&amp;t=-rzt-8388teFqgJ_dZ2SIQ)，报道乌克林福姆。</text:p>
      <text:p text:style-name="P4">
“尽管乌克兰艺术家都遇到了所有困难，我们受到了极大的启发。(https://www.ukrinform.ua/tag-vijna)举办了非常好的文化活动。我们竭尽所能组织一场共同的音乐会，将结合土耳其和乌克兰的历史音乐和舞蹈，”大使馆是。</text:p>
      <text:p text:style-name="P4">
<draw:frame draw:style-name="fr1" draw:name="Image91" text:anchor-type="as-char" svg:width="6.9236in" svg:height="5.173468in" draw:z-index="0">
<draw:image xlink:href="../Images/yкринформ/2023-05-23T18-34-06-03-00/1684855849-438.jpeg" xlink:type="simple" xlink:show="embed" xlink:actuate="onLoad" draw:mime-type="image/jpeg"/>
</draw:frame>
因此，在6月16日至17日，伊斯坦布尔州立民间音乐的合奏团和乌克兰国家歌剧院的创意团体被邀请从传统音乐和舞蹈到古典作品的决议。</text:p>
      <text:p text:style-name="P4">
<text:span text:style-name="T4">
另请阅读：</text:span>
 <text:a xlink:type="simple" xlink:href="https://www.ukrinform.ua/rubric-culture/3713048-u-lvivskij-operi-vidbulisa-dva-koncerti-z-pisen-na-virsi-sergia-zadana.html" text:style-name="Internet_20_link" text:visited-style-name="Visited_20_Internet_20_Link">
<text:span text:style-name="T4">
音乐会</text:span>
</text:a>
据报道，在5月22日，作为Osokin Festival的一部分发布了一场支持乌克兰的音乐会。</text:p>
      <text:p text:style-name="P4">
News Source: <text:a xlink:type="simple" xlink:href="https://www.ukrinform.ua/rubric-culture/3713197-posolstvo-tureccini-organizovue-v-kievi-koncert-dva-narodi-odne-serce.html" text:style-name="Internet_20_link" text:visited-style-name="Visited_20_Internet_20_Link">
https://www.ukrinform.ua/rubric-culture/3713197-posolstvo-tureccini-organizovue-v-kievi-koncert-dva-narodi-odne-serce.html</text:a>
</text:p>
      <!--NEWS-->
      <text:h text:style-name="P10" text:outline-level="1">
<text:span text:style-name="T4">
俄罗斯联邦计划从8月开始启动的损失登记册 - 司法部</text:span>
</text:h>
      <text:p text:style-name="P4">
作者: Ukrinform (Person)</text:p>
      <text:p text:style-name="P4">
出版商: Укринформ (Organization)</text:p>
      <text:p text:style-name="P4">
出版时间: 2023-05-23T18:35:00+03:00</text:p>
      <text:p text:style-name="P4">
修改时间: 2023-05-23T18:35:00+03:00</text:p>
      <text:p text:style-name="P4">
描述: 计划以来，俄罗斯联邦侵略造成的损失登记册定于今年8月以来启动。  - 乌克林。</text:p>
      <text:p text:style-name="P4">
图片: ['<text:a xlink:type="simple" xlink:href="https://static.ukrinform.com/photos/2022_07/thumb_files/630_360_1657202378-682.jpg" text:style-name="Internet_20_link" text:visited-style-name="Visited_20_Internet_20_Link">
630_360_16572...</text:a>
']</text:p>
      <text:p text:style-name="P4">
标签: ["Мін'юст", 'Війна з Росією', 'Єдині новини', 'Реєстр збитків']</text:p>
      <text:p text:style-name="P4">
类型: Article</text:p>
      <!--METADATA-->
      <text:p text:style-name="P4">
<draw:frame draw:style-name="fr1" draw:name="Image92" text:anchor-type="as-char" svg:width="6.9236in" svg:height="3.956343in" draw:z-index="0">
<draw:image xlink:href="../Images/yкринформ/2023-05-23T18-35-00-03-00/630_360_1657202378-682.jpg" xlink:type="simple" xlink:show="embed" xlink:actuate="onLoad" draw:mime-type="image/jpeg"/>
</draw:frame>
乌克兰侵略俄罗斯联邦造成的注册机构正计划自八月以来启动本年度。</text:p>
      <text:p text:style-name="P4">
乌克林福音通讯员报道，伊林·怀斯(Irin Wise)副部长伊林·怀斯(Irin Wise)说，这是唯一新闻的广播。</text:p>
      <text:p text:style-name="P4">
“我们目前已经从政治声明转变为具有法律约束力的文件。 实际上，在雷克雅未克签署的一项条约是一份文件，该文件赋予了该条约参与国家的某些义务。 已同意41个国家，另外三个国家处于这一成就的同意阶段，<text:a xlink:type="simple" xlink:href="https://www.ukrinform.ua/tag-evrosouz" text:style-name="Internet_20_link" text:visited-style-name="Visited_20_Internet_20_Link">
</text:a>
。 六个国家，欧洲成员尚未签署该条约。”</text:p>
      <text:p text:style-name="P4">
根据她的说法，今天正在进行建立签名合同管理机构的程序。</text:p>
      <text:p text:style-name="P4">
“这是一个国际组织，秘书处将有效，实际上，这是一个水ech机构，它将收集有关原因和伤害的证据的信息。 该组织中将有一个董事会可以验证证据，实际上包括对登记册本身的申请和索赔。 塔布达(Tabuda)是最高机构 - 当事各方的会议将由加入该协议的所有时间组成-44个国家将是欧盟，欧盟将任命执行董事并采用本登记册的规则和程序。 我们计划从本月开始使注册表充满工作。 到这个时候，我们将同意建立该组织的管理和融资的所有必要步骤。”副部长解释说。</text:p>
      <text:p text:style-name="P4">
<text:span text:style-name="T4">
另请阅读：</text:span>
 <text:a xlink:type="simple" xlink:href="https://www.ukrinform.ua/rubric-polytics/3711877-minust-reestr-zbitkiv-vagomij-krok-u-procesi-pritagnenna-rf-do-vidpovidalnosti-za-agresiu.html" text:style-name="Internet_20_link" text:visited-style-name="Visited_20_Internet_20_Link">
</text:a>
她说，六个没有签署注册协议的国家是“俄罗斯联合会的众所周知的朋友 - 亚美尼亚，阿塞拜疆，波斯尼亚和黑塞哥维那，匈牙利，塞尔维亚和土耳其。”</text:p>
      <text:p text:style-name="P4">
“但是，我想说的是，这六个国家中的三个国家(11月)支持了大会通过的赔偿决议，即波斯尼亚和黑塞哥维那，土耳其和匈牙利 - 他们投票决定了该决议。 因此，我们希望在与这些国家进行额外的谈判之后，它仍然会加入登记册。”</text:p>
      <text:p text:style-name="P4">
副部长提醒注册表已开放。她还指出，俄罗斯联邦侵略的损失登记册，而不是授予机械化，而是收集证据基础：“登记册将在所有将被宣布为宣布的人的数据库中收集信息，并将证据基础收集。 。这个薪酬委员会。”</text:p>
      <text:p text:style-name="P4">
<text:span text:style-name="T4">
另请阅读：</text:span>
 <text:a xlink:type="simple" xlink:href="https://www.ukrinform.ua/rubric-society/3712735-reestr-zbitkiv-zavdanih-agresieu-rf-vklucatime-i-skodu-zertvam-seksualnogo-nasilstva-minust.html" text:style-name="Internet_20_link" text:visited-style-name="Visited_20_Internet_20_Link">
<text:span text:style-name="T4">
注册表</text:span>
 <text:span text:style-name="T4">
 </text:span>
损失**</text:a>
明智的明智指出，这些决定将与国际社会(不仅是乌克兰)一起做出，尽管乌克兰将在那里发挥相当的作用。” 据她说，根据登记处的签署协议，执行董事可能是乌克兰专门提出的候选人，乌克兰也将其候选人资格提交给本登记册的董事会，塔克赫克林将在当事方会议上介绍。</text:p>
      <text:p text:style-name="P4">
明智的强调：“也就是说，乌克兰将发挥关键作用，但所有行动都将由大众伙伴共同发挥作用。”</text:p>
      <text:p text:style-name="P4">
据报道，5月17日，在雷克雅未克的欧洲理事会峰会上<text:a xlink:type="simple" xlink:href="https://www.ukrinform.ua/rubric-polytics/3710382-na-samiti-radi-evropi-stvorili-reestr-zbitkiv-ukraini-vid-agresii-rf.html" text:style-name="Internet_20_link" text:visited-style-name="Visited_20_Internet_20_Link">
</text:a>
，由俄罗斯联邦的乌克兰机构造成。</text:p>
      <text:p text:style-name="P4">
News Source: <text:a xlink:type="simple" xlink:href="https://www.ukrinform.ua/rubric-vidbudova/3713198-reestr-zbitkiv-zavdanih-agresieu-rf-planuut-zapustiti-z-serpna-minust.html" text:style-name="Internet_20_link" text:visited-style-name="Visited_20_Internet_20_Link">
https://www.ukrinform.ua/rubric-vidbudova/3713198-reestr-zbitkiv-zavdanih-agresieu-rf-planuut-zapustiti-z-serpna-minust.html</text:a>
</text:p>
      <!--NEWS-->
      <text:h text:style-name="P10" text:outline-level="1">
<text:span text:style-name="T4">
80个生态活化主义者被拘留在瑞士</text:span>
</text:h>
      <text:p text:style-name="P4">
作者: Ukrinform (Person)</text:p>
      <text:p text:style-name="P4">
出版商: Укринформ (Organization)</text:p>
      <text:p text:style-name="P4">
出版时间: 2023-05-23T18:36:00+03:00</text:p>
      <text:p text:style-name="P4">
修改时间: 2023-05-23T18:36:00+03:00</text:p>
      <text:p text:style-name="P4">
描述: 瑞士警方今天拘留了80名“气候活动家”，他们在日内瓦机场举行了一次抗议集会。  - 乌克林。</text:p>
      <text:p text:style-name="P4">
图片: ['<text:a xlink:type="simple" xlink:href="https://static.ukrinform.com/photos/2023_05/thumb_files/630_360_1684856305-576.jpg" text:style-name="Internet_20_link" text:visited-style-name="Visited_20_Internet_20_Link">
630_360_16848...</text:a>
']</text:p>
      <text:p text:style-name="P4">
标签: ['Швейцарія', 'Женева', 'Зміна клімату', 'активісти']</text:p>
      <text:p text:style-name="P4">
类型: Article</text:p>
      <!--METADATA-->
      <text:p text:style-name="P4">
<draw:frame draw:style-name="fr1" draw:name="Image93" text:anchor-type="as-char" svg:width="6.9236in" svg:height="3.956343in" draw:z-index="0">
<draw:image xlink:href="../Images/yкринформ/2023-05-23T18-36-00-03-00/630_360_1684856305-576.jpg" xlink:type="simple" xlink:show="embed" xlink:actuate="onLoad" draw:mime-type="image/jpeg"/>
</draw:frame>
瑞士警方今天拘留了80名“气候活动家”，这是在日内瓦机场举行的抗议集会。</text:p>
      <text:p text:style-name="P4">
正如乌克林福姆报道的那样，它报告了<text:a xlink:type="simple" xlink:href="https://www.swissinfo.ch/rus/радикальные-активисты-парализовали-аэропорт-женевы/48534806" text:style-name="Internet_20_link" text:visited-style-name="Visited_20_Internet_20_Link">
</text:a>
。</text:p>
      <text:p text:style-name="P4">
举办最大的私人商务飞机展览Evropepopecon Business Aviation会议与展览(ebace)违反了“气候活动家”，该行为于周二早上在日内瓦机场抗议。</text:p>
      <text:p text:style-name="P4">
出于安全原因，整个机场的空中连接必须悬挂1小时C 11：40。</text:p>
      <text:p text:style-name="P4">
来自组织的一百多名激进主义者参加了抗议行动<text:a xlink:type="simple" xlink:href="https://www.ukrinform.ua/tag-greenpeace" text:style-name="Internet_20_link" text:visited-style-name="Visited_20_Internet_20_Link">
</text:a>
，保持地面网络，灭绝，科学家叛乱和其他气候组织。</text:p>
      <text:p text:style-name="P4">
他们呼吁完全禁止私人飞机的航班，并阻止了商业航空展览的主要入口，该展览会在日内瓦机场附近的Palexpo展览中心举行。</text:p>
      <text:p text:style-name="P4">
<text:span text:style-name="T4">
另请阅读：</text:span>
 <text:a xlink:type="simple" xlink:href="https://www.ukrinform.ua/rubric-world/3713111-bila-budivli-senatu-italii-ekoaktivisti-oblilisa-bagnukou.html" text:style-name="Internet_20_link" text:visited-style-name="Visited_20_Internet_20_Link">
</text:a>
当地警察迅速介入并开除了激进分子，其中一些人长大了。 总共有80人被拘留。</text:p>
      <text:p text:style-name="P4">
值得注意的是，在过去的20年中，世界各地的私人和商业飞机数量增加了两次。</text:p>
      <text:p text:style-name="P4">
正如乌克林福姆报道的，Ultima Generazione的两名激进分子(“最后一代”)他们抗议气候变化，是由罗马的意大利参议院参议院倾诉的。</text:p>
      <text:p text:style-name="P4">
News Source: <text:a xlink:type="simple" xlink:href="https://www.ukrinform.ua/rubric-world/3713201-u-svejcarii-zatrimali-80-ekoaktivistiv.html" text:style-name="Internet_20_link" text:visited-style-name="Visited_20_Internet_20_Link">
https://www.ukrinform.ua/rubric-world/3713201-u-svejcarii-zatrimali-80-ekoaktivistiv.html</text:a>
</text:p>
      <!--NEWS-->
      <text:h text:style-name="P10" text:outline-level="1">
<text:span text:style-name="T4">
在首都经过培训以协助化学物质损坏</text:span>
</text:h>
      <text:p text:style-name="P4">
作者: Ukrinform (Person)</text:p>
      <text:p text:style-name="P4">
出版商: Укринформ (Organization)</text:p>
      <text:p text:style-name="P4">
出版时间: 2023-05-23T18:38:00+03:00</text:p>
      <text:p text:style-name="P4">
修改时间: 2023-05-23T18:38:00+03:00</text:p>
      <text:p text:style-name="P4">
描述: 根据基辅城市临床医院，该市的准备和响应服务接受了培训。  - 乌克林。</text:p>
      <text:p text:style-name="P4">
图片: ['<text:a xlink:type="simple" xlink:href="https://static.ukrinform.com/photos/2023_05/thumb_files/630_360_1684856311-449.jpg" text:style-name="Internet_20_link" text:visited-style-name="Visited_20_Internet_20_Link">
630_360_16848...</text:a>
', '<text:a xlink:type="simple" xlink:href="https://static.ukrinform.com/photos/2023_05/1684856223-613.jpg" text:style-name="Internet_20_link" text:visited-style-name="Visited_20_Internet_20_Link">
1684856223-61...</text:a>
', '<text:a xlink:type="simple" xlink:href="https://static.ukrinform.com/photos/2023_05/1684856222-844.jpg" text:style-name="Internet_20_link" text:visited-style-name="Visited_20_Internet_20_Link">
1684856222-84...</text:a>
', '<text:a xlink:type="simple" xlink:href="https://static.ukrinform.com/photos/2023_05/1684856223-595.jpg" text:style-name="Internet_20_link" text:visited-style-name="Visited_20_Internet_20_Link">
1684856223-59...</text:a>
']</text:p>
      <text:p text:style-name="P4">
标签: ['Хімічна зброя', 'Надзвичайна ситуація', 'Лікарі', 'Київ']</text:p>
      <text:p text:style-name="P4">
类型: Article</text:p>
      <!--METADATA-->
      <text:p text:style-name="P4">
<draw:frame draw:style-name="fr1" draw:name="Image94" text:anchor-type="as-char" svg:width="6.9236in" svg:height="3.956343in" draw:z-index="0">
<draw:image xlink:href="../Images/yкринформ/2023-05-23T18-38-00-03-00/630_360_1684856311-449.jpg" xlink:type="simple" xlink:show="embed" xlink:actuate="onLoad" draw:mime-type="image/jpeg"/>
</draw:frame>
在城市临床医院紧急医疗援助的基础上，该市的服务接受了化学准备和反应培训。</text:p>
      <text:p text:style-name="P4">
正如乌克林福姆报道的那样，它报告了<text:a xlink:type="simple" xlink:href="https://kyivcity.gov.ua/news/na_bazi_kivsko_misko_klinichno_likarni_shvidko_medichno_dopomogi_proyshli_navchannya_sluzhb_mista_z_khimichno_gotovnosti_ta_reaguvannya__valentina_ginzburg/" text:style-name="Internet_20_link" text:visited-style-name="Visited_20_Internet_20_Link">
</text:a>
“基辅城市紧急医院的医生，紧急医疗援助和灾难医学中心以及乌克兰州紧急服务的工作人员通过释放化学药品的纳达扎特殊事件的反应算法，”  - 消息读到。”</text:p>
      <text:p text:style-name="P4">
卫生部门卫生部瓦伦丁·金斯堡(Valentin Ginsburg)的主任提醒：“如果有必要协助化学药品的主要损害，则第三次机构跨级练习，目的是实现明显的服务成本。”</text:p>
      <text:p text:style-name="P4">
<draw:frame draw:style-name="fr1" draw:name="Image95" text:anchor-type="as-char" svg:width="6.9236in" svg:height="6.9236in" draw:z-index="0">
<draw:image xlink:href="../Images/yкринформ/2023-05-23T18-38-00-03-00/1684856223-613.jpg" xlink:type="simple" xlink:show="embed" xlink:actuate="onLoad" draw:mime-type="image/jpeg"/>
</draw:frame>
与以前的工作一样，假想的紧急情况是通过案件通知进行的。 该脚本的制作方式是在其开发过程中考虑到所有可能使参与者任务复杂化的情况和事件的事件。</text:p>
      <text:p text:style-name="P4">
<draw:frame draw:style-name="fr1" draw:name="Image96" text:anchor-type="as-char" svg:width="6.9236in" svg:height="6.9236in" draw:z-index="0">
<draw:image xlink:href="../Images/yкринформ/2023-05-23T18-38-00-03-00/1684856222-844.jpg" xlink:type="simple" xlink:show="embed" xlink:actuate="onLoad" draw:mime-type="image/jpeg"/>
</draw:frame>
从受害者撤离事件之时，危险的化学物质就会遭受危险的化学物质的大规模损害，进行了弥补的整个过程(从人体表面消除嵌合体的措施)在院前医院阶段进行分类和提供医疗服务之前。</text:p>
      <text:p text:style-name="P4">
<text:span text:style-name="T4">
另请阅读：</text:span>
 <text:a xlink:type="simple" xlink:href="https://www.ukrinform.ua/rubric-kyiv/3687067-kiani-mozut-bezkostovno-otrimuvati-reabilitacijni-poslugi-v-38-komunalnih-medzakladah.html" text:style-name="Internet_20_link" text:visited-style-name="Visited_20_Internet_20_Link">
</text:a>
</text:p>
      <text:p text:style-name="P4">
<draw:frame draw:style-name="fr1" draw:name="Image97" text:anchor-type="as-char" svg:width="6.9236in" svg:height="6.9236in" draw:z-index="0">
<draw:image xlink:href="../Images/yкринформ/2023-05-23T18-38-00-03-00/1684856223-595.jpg" xlink:type="simple" xlink:show="embed" xlink:actuate="onLoad" draw:mime-type="image/jpeg"/>
</draw:frame>
“ SES的医生和员工 - 他们领域的每个专业人士。 但是，除了专业技能外，任何级联需要对规则有清晰的了解。 特别是在人们的生活方面。”金斯堡说。“医疗保健专业人员总是更好地了解并能够比您需要的更多。因此，在首都，我们利用一切机会进行培训，培训，掌握新的专业技能。 这是一种合理的方法，因为通常取决于医生是否会挽救生命。 更确切地说，就专业而言，他对自己的行为充满信心，为自动主义而努力。”金斯堡总结道。</text:p>
      <text:p text:style-name="P4">
她感谢基辅医生：“他们在当今的困难情况下完全分享了这一立场，比他们的工作负责任地对待自我完善。”</text:p>
      <text:p text:style-name="P4">
正如乌克林福姆报道的<text:a xlink:type="simple" xlink:href="https://www.ukrinform.ua/rubric-kyiv/3712905-oborona-kieva-u-stolici-ta-oblasti-tri-dni-jtimut-vijskovi-navcanna.html" text:style-name="Internet_20_link" text:visited-style-name="Visited_20_Internet_20_Link">
</text:a>
随着一组部队和基辅国防手段的参与。</text:p>
      <text:p text:style-name="P4">
<text:span text:style-name="T5">
foto：kmda</text:span>
</text:p>
      <text:p text:style-name="P4">
News Source: <text:a xlink:type="simple" xlink:href="https://www.ukrinform.ua/rubric-kyiv/3713212-u-stolici-projsli-navcanna-z-nadanna-dopomogi-pri-masovomu-urazenni-himikatami.html" text:style-name="Internet_20_link" text:visited-style-name="Visited_20_Internet_20_Link">
https://www.ukrinform.ua/rubric-kyiv/3713212-u-stolici-projsli-navcanna-z-nadanna-dopomogi-pri-masovomu-urazenni-himikatami.html</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5-23T18:41:24+03:00</text:p>
      <text:p text:style-name="P4">
修改时间: 2023-05-23T18:41:24+03:00</text:p>
      <text:p text:style-name="P4">
描述: 在顿涅茨克地区神之母的解放村庄中，执法人员发现了五名男子和两名妇女的尸体，这些尸体在俄罗斯联邦临时扣押期间死亡。  - 乌克林。</text:p>
      <text:p text:style-name="P4">
图片: ['<text:a xlink:type="simple" xlink:href="https://static.ukrinform.com/photos/2023_05/thumb_files/630_360_1684856325-736.jpeg" text:style-name="Internet_20_link" text:visited-style-name="Visited_20_Internet_20_Link">
630_360_16848...</text:a>
']</text:p>
      <text:p text:style-name="P4">
标签: ['Донеччина', 'Окупація', 'Ексгумація', 'Війна з Росією']</text:p>
      <text:p text:style-name="P4">
类型: Article</text:p>
      <!--METADATA-->
      <text:p text:style-name="P4">
<draw:frame draw:style-name="fr1" draw:name="Image98" text:anchor-type="as-char" svg:width="6.9236in" svg:height="3.956343in" draw:z-index="0">
<draw:image xlink:href="../Images/yкринформ/2023-05-23T18-41-24-03-00/630_360_1684856325-736.jpeg" xlink:type="simple" xlink:show="embed" xlink:actuate="onLoad" draw:mime-type="image/jpeg"/>
</draw:frame>
乡村执法机构发现了村庄执法机构和两名妇女在临时占领俄罗斯联邦地区死亡的妇女。</text:p>
      <text:p text:style-name="P4">
根据乌克林福姆的说法，检察长的办公室报告了<text:a xlink:type="simple" xlink:href="https://t.me/pgo_gov_ua/12446" text:style-name="Internet_20_link" text:visited-style-name="Visited_20_Internet_20_Link">
</text:a>
在顿涅茨克地区检察官办公室的程序指导下，继续识别和记录调查和手术措施<text:a xlink:type="simple" xlink:href="https://www.ukrinform.ua/tag-vijskovi-zlocinihttps://www.ukrinform.ua/tag-vijskovi-zlocini" text:style-name="Internet_20_link" text:visited-style-name="Visited_20_Internet_20_Link">
</text:a>
由俄罗斯联邦武装部队在该地区领土上的代表。</text:p>
      <text:p text:style-name="P4">
“检察官与警察的调查人员一起检查了维尔京克拉马托克(Virgin Kramatorsk)地区的地形，发现了五名男子和两名女子的尸体，他们在死亡时为60至72年。声明说，建立了两个人。”声明说。</text:p>
      <text:p text:style-name="P4">
在暂时扣押俄罗斯联邦普遍力量的定居期间，每个人都被杀害。</text:p>
      <text:p text:style-name="P4">
该尸体目前被送去进行法医检查。</text:p>
      <text:p text:style-name="P4">
正在采取措施建立情况，证人和目击者。</text:p>
      <text:p text:style-name="P4">
<text:span text:style-name="T4">
另请阅读：</text:span>
 <text:a xlink:type="simple" xlink:href="https://www.ukrinform.ua/rubric-regions/3710267-na-doneccini-eksgumuvali-se-cotiri-tila-zagiblih-pid-cas-okupacii.html" text:style-name="Internet_20_link" text:visited-style-name="Visited_20_Internet_20_Link">
<text:span text:style-name="T4">
发掘</text:span>
</text:a>
对违反战争法律和习俗的法律和预谋谋杀案进行了预审(艺术的第2部分。 乌克兰《刑法》的438).</text:p>
      <text:p text:style-name="P4">
Як повідомляв Укрінформ, у Донецькій області на звільнених від російськихвійськ територіях правоохоронці <text:a xlink:type="simple" xlink:href="https://www.ukrinform.ua/rubric-regions/3707418-na-zvilnenih-teritoriah-doneccini-viavili-385-til-identifikovani-282-osobi.html" text:style-name="Internet_20_link" text:visited-style-name="Visited_20_Internet_20_Link">
 </text:a>
，今天已经确定了282人。</text:p>
      <text:p text:style-name="P4">
News Source: <text:a xlink:type="simple" xlink:href="https://www.ukrinform.ua/rubric-regions/3713200-na-doneccini-viavili-tila-patoh-colovikiv-ta-dvoh-zinok-aki-zaginuli-pid-cas-okupacii.html" text:style-name="Internet_20_link" text:visited-style-name="Visited_20_Internet_20_Link">
https://www.ukrinform.ua/rubric-regions/3713200-na-doneccini-viavili-tila-patoh-colovikiv-ta-dvoh-zinok-aki-zaginuli-pid-cas-okupacii.html</text:a>
</text:p>
      <!--NEWS-->
      <text:h text:style-name="P10" text:outline-level="1">
<text:span text:style-name="T4">
授予欧洲足球决赛的仲裁员</text:span>
</text:h>
      <text:p text:style-name="P4">
作者: Ukrinform (Person)</text:p>
      <text:p text:style-name="P4">
出版商: Укринформ (Organization)</text:p>
      <text:p text:style-name="P4">
出版时间: 2023-05-23T18:43:35+03:00</text:p>
      <text:p text:style-name="P4">
修改时间: 2023-05-23T18:43:35+03:00</text:p>
      <text:p text:style-name="P4">
描述: 欧洲足球协会联盟（UEFA）已宣布仲裁员参加了季节2022/23欧洲杯的决赛。  - 乌克林。</text:p>
      <text:p text:style-name="P4">
图片: ['<text:a xlink:type="simple" xlink:href="https://static.ukrinform.com/photos/2023_05/thumb_files/630_360_1684856505-893.jpg" text:style-name="Internet_20_link" text:visited-style-name="Visited_20_Internet_20_Link">
630_360_16848...</text:a>
']</text:p>
      <text:p text:style-name="P4">
标签: ['Футбол', 'Ліга чемпіонів', 'Ліга Європи', 'Судді', 'Ліга конференцій УЄФА']</text:p>
      <text:p text:style-name="P4">
类型: Article</text:p>
      <!--METADATA-->
      <text:p text:style-name="P4">
<draw:frame draw:style-name="fr1" draw:name="Image99" text:anchor-type="as-char" svg:width="6.9236in" svg:height="3.956343in" draw:z-index="0">
<draw:image xlink:href="../Images/yкринформ/2023-05-23T18-43-35-03-00/630_360_1684856505-893.jpg" xlink:type="simple" xlink:show="embed" xlink:actuate="onLoad" draw:mime-type="image/jpeg"/>
</draw:frame>
欧洲足球协会的联盟(欧法)他宣布了季节2022/23欧洲最后一杯的仲裁员。</text:p>
      <text:p text:style-name="P4">
5月31日在“ Pushkash Arena”的欧洲联盟“塞维利亚”联盟的果断比赛(匈牙利)乌克林福姆报道，由Zenton Taylor领导的英格兰的司法旅将服务。</text:p>
      <text:p text:style-name="P4">
6月7日在布拉格的Sinobo Stedium举行的会议联赛决赛(捷克共和国)来自西班牙的律师仲裁员与卡洛斯·德尔·塞罗·格兰德(Carlos del Serro Grande)一起出发。</text:p>
      <text:p text:style-name="P4">
<text:span text:style-name="T4">
另请阅读：</text:span>
 <text:a xlink:type="simple" xlink:href="https://www.ukrinform.ua/rubric-sports/3712697-fifa-se-na-rik-prodovzila-pravilo-so-dozvolae-rozrivati-kontrakti-cerez-vijnu-v-ukraini.html" text:style-name="Internet_20_link" text:visited-style-name="Visited_20_Internet_20_Link">
</text:a>
欧洲冠军联赛决赛将于6月10日在伊斯坦布尔的阿塔图尔克奥林匹克体育场举行(火鸡)来自波兰的Shimon Marchyniak将举行。</text:p>
      <text:p text:style-name="P4">
在照片中：Shimon Marchyniak在冠军联赛比赛中(AP照片).</text:p>
      <text:p text:style-name="P4">
News Source: <text:a xlink:type="simple" xlink:href="https://www.ukrinform.ua/rubric-sports/3713202-priznaceno-arbitriv-na-finali-futbolnih-evrokubkiv.html" text:style-name="Internet_20_link" text:visited-style-name="Visited_20_Internet_20_Link">
https://www.ukrinform.ua/rubric-sports/3713202-priznaceno-arbitriv-na-finali-futbolnih-evrokubkiv.html</text:a>
</text:p>
      <!--NEWS-->
      <text:h text:style-name="P10" text:outline-level="1">
<text:span text:style-name="T4">
俄罗斯法院在夏季结束时将WSJ Gershkovich记者留在了一次预审中心</text:span>
</text:h>
      <text:p text:style-name="P4">
作者: Ukrinform (Person)</text:p>
      <text:p text:style-name="P4">
出版商: Укринформ (Organization)</text:p>
      <text:p text:style-name="P4">
出版时间: 2023-05-23T18:45:34+03:00</text:p>
      <text:p text:style-name="P4">
修改时间: 2023-05-23T18:45:34+03:00</text:p>
      <text:p text:style-name="P4">
描述: 莫斯科·勒福切维斯基地方法院继续逮捕《华尔街日报》记者埃文·格什科维奇（Evan Gershkovich），他被指控进行间谍活动，直到8月30日。  - 乌克林。</text:p>
      <text:p text:style-name="P4">
图片: ['<text:a xlink:type="simple" xlink:href="https://static.ukrinform.com/photos/2023_03/thumb_files/630_360_1680175015-446.jpg" text:style-name="Internet_20_link" text:visited-style-name="Visited_20_Internet_20_Link">
630_360_16801...</text:a>
']</text:p>
      <text:p text:style-name="P4">
标签: ['Арешт', 'Журналіст', 'Росія', 'The Wall Street Journal ', 'Еван Гершкович']</text:p>
      <text:p text:style-name="P4">
类型: Article</text:p>
      <!--METADATA-->
      <text:p text:style-name="P4">
<draw:frame draw:style-name="fr1" draw:name="Image100" text:anchor-type="as-char" svg:width="6.9236in" svg:height="3.956343in" draw:z-index="0">
<draw:image xlink:href="../Images/yкринформ/2023-05-23T18-45-34-03-00/630_360_1680175015-446.jpg" xlink:type="simple" xlink:show="embed" xlink:actuate="onLoad" draw:mime-type="image/jpeg"/>
</draw:frame>
莫斯科的勒福特维夫地方法院继续被指控逮捕华尔街记者埃文·格什科维奇(Evan Gershkovich)，他被指控进行间谍活动，直到8月30日。</text:p>
      <text:p text:style-name="P4">
正如乌克林福姆报道的那样，它报告了<text:a xlink:type="simple" xlink:href="https://zona.media/news/2023/05/23/evan" text:style-name="Internet_20_link" text:visited-style-name="Visited_20_Internet_20_Link">
</text:a>
。</text:p>
      <text:p text:style-name="P4">
法庭会议是在封闭模式下进行的。</text:p>
      <text:p text:style-name="P4">
根据电报通道的“小心，新闻”的报道，新闻记者被告知Gershkovich的案件材料没有上法庭，新闻服务被忽略了。 媒体再次无法从法院新闻服务中获得答案。</text:p>
      <text:p text:style-name="P4">
<text:span text:style-name="T4">
另请阅读：</text:span>
 <text:a xlink:type="simple" xlink:href="https://www.ukrinform.ua/rubric-world/3708046-ssa-sukaut-po-svitu-rosijskih-spiguniv-dla-obminu-dvoh-amerikanciv-akih-uvaznila-moskva.html" text:style-name="Internet_20_link" text:visited-style-name="Visited_20_Internet_20_Link">
</text:a>
正如WSJ记者<text:a xlink:type="simple" xlink:href="https://www.ukrinform.ua/rubric-world/3689361-u-rosii-za-spigunstvo-zatrimali-zurnalista-the-wall-street-journal.html" text:style-name="Internet_20_link" text:visited-style-name="Visited_20_Internet_20_Link">
</text:a>
2023年3月29日，在俄罗斯联邦(俄罗斯联邦)中，在 - 卡特林堡(Katerinburg)的新闻商务旅行中。 他成为美国媒体的第一位代表<text:a xlink:type="simple" xlink:href="https://www.ukrinform.ua/rubric-world/3689560-sprava-pro-spigunstvo-sud-u-moskvi-zaarestuvav-zurnalista-wsj-gerskovica.html" text:style-name="Internet_20_link" text:visited-style-name="Visited_20_Internet_20_Link">
</text:a>
俄罗斯当局。</text:p>
      <text:p text:style-name="P4">
Gershkovich被指控进行间谍活动。</text:p>
      <text:p text:style-name="P4">
<text:span text:style-name="T4">
另请阅读：</text:span>
 <text:a xlink:type="simple" xlink:href="https://www.ukrinform.ua/rubric-world/3703931-kerivnik-nyt-v-oon-miznarodne-spivtovaristvo-mae-karati-za-represii-proti-zurnalistiv.html" text:style-name="Internet_20_link" text:visited-style-name="Visited_20_Internet_20_Link">
</text:a>
根据FSB的说法，《华尔街日报》的通讯员“按照美国页面的任务，构成国家安全局的信息，有关俄罗斯军事工业综合体的企业活动的信息。” 格什科维奇本人拒绝了他。</text:p>
      <text:p text:style-name="P4">
<text:span text:style-name="T5">
foto：wsj</text:span>
</text:p>
      <text:p text:style-name="P4">
News Source: <text:a xlink:type="simple" xlink:href="https://www.ukrinform.ua/rubric-world/3713203-rosijskij-sud-zalisiv-zurnalista-wsj-gerskovica-u-sizo-do-kinca-lita.html" text:style-name="Internet_20_link" text:visited-style-name="Visited_20_Internet_20_Link">
https://www.ukrinform.ua/rubric-world/3713203-rosijskij-sud-zalisiv-zurnalista-wsj-gerskovica-u-sizo-do-kinca-lita.html</text:a>
</text:p>
      <!--NEWS-->
      <text:h text:style-name="P10" text:outline-level="1">
<text:span text:style-name="T4">
Shmigal在另一场ZPE炮击之后 - 乌克兰正在努力迫使俄罗斯离开车站</text:span>
</text:h>
      <text:p text:style-name="P4">
作者: Ukrinform (Person)</text:p>
      <text:p text:style-name="P4">
出版商: Укринформ (Organization)</text:p>
      <text:p text:style-name="P4">
出版时间: 2023-05-23T18:48:00+03:00</text:p>
      <text:p text:style-name="P4">
修改时间: 2023-05-23T18:48:00+03:00</text:p>
      <text:p text:style-name="P4">
描述: 乌克兰与所有合作伙伴合作，迫使俄罗斯离开Zaporozhye NPP，并在车站周围建立非军事区。  - 乌克林。</text:p>
      <text:p text:style-name="P4">
图片: ['<text:a xlink:type="simple" xlink:href="https://static.ukrinform.com/photos/2023_03/thumb_files/630_360_1677849280-201.jpg" text:style-name="Internet_20_link" text:visited-style-name="Visited_20_Internet_20_Link">
630_360_16778...</text:a>
']</text:p>
      <text:p text:style-name="P4">
标签: ['Окупація', 'Шмигаль', 'Запорізька АЕС', 'Війна з Росією']</text:p>
      <text:p text:style-name="P4">
类型: Article</text:p>
      <!--METADATA-->
      <text:p text:style-name="P4">
<draw:frame draw:style-name="fr1" draw:name="Image101" text:anchor-type="as-char" svg:width="6.9236in" svg:height="3.956343in" draw:z-index="0">
<draw:image xlink:href="../Images/yкринформ/2023-05-23T18-48-00-03-00/630_360_1677849280-201.jpg" xlink:type="simple" xlink:show="embed" xlink:actuate="onLoad" draw:mime-type="image/jpeg"/>
</draw:frame>
乌克兰与所有合作伙伴合作，迫使俄罗斯将Zaporizhhya Npps留在非军事区域的车站周围。</text:p>
      <text:p text:style-name="P4">
关于这位总理丹尼斯·施米加尔<text:a xlink:type="simple" xlink:href="https://t.me/Denys_Smyhal/5277" text:style-name="Internet_20_link" text:visited-style-name="Visited_20_Internet_20_Link">
</text:a>
乌克林福姆报道，政府政府。</text:p>
      <text:p text:style-name="P4">
“我们的Zaporozhye核电站的占领仍然是巨大的威胁。 俄罗斯恐怖分子继续炮击基础设施站。 因此，它已经停用了。 现在，Ukrenergo恢复了车站的力量，但仍然存在巨大的风险。 我们由合作伙伴在Zuzima工作，迫使俄罗斯离开<text:a xlink:type="simple" xlink:href="https://www.ukrinform.ua/tag-zaporizka-aes" text:style-name="Internet_20_link" text:visited-style-name="Visited_20_Internet_20_Link">
</text:a>
但是，要在车站周围建立一个非军事区。” Shmigal说。</text:p>
      <text:p text:style-name="P4">
据他说，政府的另一个重点是经济可持续性。 今年，该国已经从国际合作伙伴那里获得了170亿美元的援助。 一年半以来，第一次超过了超过业务活动水平的水平。 Premier说，在全面战争的条件下，它或多或少地谈到了对企业家的积极期望。</text:p>
      <text:p text:style-name="P4">
<text:span text:style-name="T4">
另请阅读：</text:span>
 <text:a xlink:type="simple" xlink:href="https://www.ukrinform.ua/rubric-vidbudova/3713175-urad-vidilae-588-miljoniv-budzetam-semi-oblastej-na-proekti-z-vidnovlenna-smigal.html" text:style-name="Internet_20_link" text:visited-style-name="Visited_20_Internet_20_Link">
<text:span text:style-name="T4">
 shmigal </text:span>
</text:a>
据报道，由于5月22日晚上的炮击，Dniprovska 750kV的最后一条高速公路线被打开，从中为Zaporizhzhia NPP提供了动力。(https://www.ukrinform.ua/rubric-economy/3712445-zaes-cerez-obstril-usome-za-cas-okupacii-perejsla-v-rezim-blekautu.html)ZPP是欧洲最大的核电站，自2022年3月4日以来，被俄罗斯军方俘虏，此后在车站的车站上，入侵者放置了军事设备和弹药，向周围地区开火。</text:p>
      <text:p text:style-name="P4">
News Source: <text:a xlink:type="simple" xlink:href="https://www.ukrinform.ua/rubric-ato/3713205-smigal-pisla-cergovogo-obstrilu-zaes-ukraina-pracue-nad-tim-sob-zmusiti-rosiu-zalisiti-stanciu.html" text:style-name="Internet_20_link" text:visited-style-name="Visited_20_Internet_20_Link">
https://www.ukrinform.ua/rubric-ato/3713205-smigal-pisla-cergovogo-obstrilu-zaes-ukraina-pracue-nad-tim-sob-zmusiti-rosiu-zalisiti-stanciu.html</text:a>
</text:p>
      <!--NEWS-->
      <text:h text:style-name="P10" text:outline-level="1">
<text:span text:style-name="T4">
Stefanchuk呼吁瑞典议会促进武器转移到乌克兰</text:span>
</text:h>
      <text:p text:style-name="P4">
作者: Ukrinform (Person)</text:p>
      <text:p text:style-name="P4">
出版商: Укринформ (Organization)</text:p>
      <text:p text:style-name="P4">
出版时间: 2023-05-23T18:50:14+03:00</text:p>
      <text:p text:style-name="P4">
修改时间: 2023-05-23T18:50:14+03:00</text:p>
      <text:p text:style-name="P4">
描述: 乌克兰鲁斯兰·斯特凡库克（Ruslan Stefanchuk）的Verkhovna Rada主席呼吁Shvetsky Ricksdag的议员们协助将武器转移到乌克兰。  - 乌克林。</text:p>
      <text:p text:style-name="P4">
图片: ['<text:a xlink:type="simple" xlink:href="https://static.ukrinform.com/photos/2023_05/thumb_files/630_360_1684856966-575.jpeg" text:style-name="Internet_20_link" text:visited-style-name="Visited_20_Internet_20_Link">
630_360_16848...</text:a>
', '<text:a xlink:type="simple" xlink:href="https://static.ukrinform.com/photos/2023_05/1684856966-549.jpeg" text:style-name="Internet_20_link" text:visited-style-name="Visited_20_Internet_20_Link">
1684856966-54...</text:a>
', '<text:a xlink:type="simple" xlink:href="https://static.ukrinform.com/photos/2023_05/1684856966-927.jpeg" text:style-name="Internet_20_link" text:visited-style-name="Visited_20_Internet_20_Link">
1684856966-92...</text:a>
']</text:p>
      <text:p text:style-name="P4">
标签: ['Швеція', 'Зброя', 'Стефанчук', 'Війна з Росією']</text:p>
      <text:p text:style-name="P4">
类型: Article</text:p>
      <!--METADATA-->
      <text:p text:style-name="P4">
<draw:frame draw:style-name="fr1" draw:name="Image102" text:anchor-type="as-char" svg:width="6.9236in" svg:height="3.956343in" draw:z-index="0">
<draw:image xlink:href="../Images/yкринформ/2023-05-23T18-50-14-03-00/630_360_1684856966-575.jpeg" xlink:type="simple" xlink:show="embed" xlink:actuate="onLoad" draw:mime-type="image/jpeg"/>
</draw:frame>
乌克兰Golovverk理事会Ruslan Stefanchuk呼吁Schwetskivksdag的议员协助将武器转移到乌克兰。</text:p>
      <text:p text:style-name="P4">
他在瑞典议会的演讲中进行了相应的电话。(https://www.rada.gov.ua/news/Top-novyna/236807.html) <text:a xlink:type="simple" xlink:href="https://www.rada.gov.ua/news/Top-novyna/236807.html" text:style-name="Internet_20_link" text:visited-style-name="Visited_20_Internet_20_Link">
</text:a>
，报道乌克林福姆。</text:p>
      <text:p text:style-name="P4">
乌克兰议会的发言人总结说：“俄罗斯不仅在过去的军事大师身上，而且还为某人的生活比俄罗斯的生活更好。”</text:p>
      <text:p text:style-name="P4">
他表示，不仅乌克兰邻国国家，而且俄罗斯“不能宽恕其所有权和极权主义，受到侵略者国家的行动的威胁，而且俄罗斯不能宽恕其所有权和极权主义的人。”</text:p>
      <text:p text:style-name="P4">
<draw:frame draw:style-name="fr1" draw:name="Image103" text:anchor-type="as-char" svg:width="6.9236in" svg:height="4.615733in" draw:z-index="0">
<draw:image xlink:href="../Images/yкринформ/2023-05-23T18-50-14-03-00/1684856966-549.jpeg" xlink:type="simple" xlink:show="embed" xlink:actuate="onLoad" draw:mime-type="image/jpeg"/>
</draw:frame>
Stefanchuk坚信敌人应该反复击退。</text:p>
      <text:p text:style-name="P4">
“给我们更多的howits弓箭手完成<text:a xlink:type="simple" xlink:href="https://www.ukrinform.ua/tag-vijna" text:style-name="Internet_20_link" text:visited-style-name="Visited_20_Internet_20_Link">
</text:a>
我们的共同胜利!给我们您的leepard，为我们的边界扔敌人。 给我们您的抓地力，以保护乌克兰的天空。”乌克兰议会的发言人补充说。</text:p>
      <text:p text:style-name="P4">
<text:span text:style-name="T4">
另请阅读：</text:span>
 <text:a xlink:type="simple" xlink:href="https://www.ukrinform.ua/rubric-polytics/3712979-stefancuk-zustrivsa-z-premerom-svecii-obgovorili-podalsu-pidtrimku-ukraini.html" text:style-name="Internet_20_link" text:visited-style-name="Visited_20_Internet_20_Link">
<text:span text:style-name="T4">
瑞典</text:span>
</text:a>
此外，乌克兰的Verkhovna Rada主席呼吁瑞典通过恐怖主义的国家存在及其私人军事公司 - 恐怖组织的组织认可俄罗斯联邦。</text:p>
      <text:p text:style-name="P4">
Golovavr说：“我们指望瑞典里克斯达格(Ricksdag)的声音，赞成通过恐怖主义国家存在俄罗斯联邦，并由瓦格纳 - 恐怖组织(Wagner-Terrorist)等私人军事公司资助。”</text:p>
      <text:p text:style-name="P4">
<draw:frame draw:style-name="fr1" draw:name="Image104" text:anchor-type="as-char" svg:width="6.9236in" svg:height="4.615733in" draw:z-index="0">
<draw:image xlink:href="../Images/yкринформ/2023-05-23T18-50-14-03-00/1684856966-927.jpeg" xlink:type="simple" xlink:show="embed" xlink:actuate="onLoad" draw:mime-type="image/jpeg"/>
</draw:frame>
乌克兰议会的发言人指出，乌克兰赞赏瑞典参与核心小组，这已经有37个指出，共同努力，将侵略者带入国际法律责任。</text:p>
      <text:p text:style-name="P4">
Stefanchuk还呼吁瑞典加入乌克兰Volodymyr Zelensky总统提议的支持和实施。</text:p>
      <text:p text:style-name="P4">
<text:span text:style-name="T4">
另请阅读：</text:span>
 <text:a xlink:type="simple" xlink:href="https://www.ukrinform.ua/rubric-polytics/3712655-stefancuk-zaklikav-sveciu-peredati-ukraini-vinisuvaci-gripen.html" text:style-name="Internet_20_link" text:visited-style-name="Visited_20_Internet_20_Link">
<text:span text:style-name="T4">
瑞典</text:span>
</text:a>
</text:p>
      <text:p text:style-name="P4">
正如乌克林福姆(Ukrinform)报道的那样，乌克兰·鲁斯兰·斯特凡库库里(Ukraine Ruslan Stefanchuschukri)的Verkhovna Rada主席对斯堪的纳维亚国家进行了工作访问。</text:p>
      <text:p text:style-name="P4">
News Source: <text:a xlink:type="simple" xlink:href="https://www.ukrinform.ua/rubric-polytics/3713208-stefancuk-zaklikav-parlament-svecii-pospriati-peredaci-ukraini-zbroi.html" text:style-name="Internet_20_link" text:visited-style-name="Visited_20_Internet_20_Link">
https://www.ukrinform.ua/rubric-polytics/3713208-stefancuk-zaklikav-parlament-svecii-pospriati-peredaci-ukraini-zbroi.html</text:a>
</text:p>
      <!--NEWS-->
      <text:h text:style-name="P10" text:outline-level="1">
<text:span text:style-name="T4">
宣布即将接近的敌人无人机：乌克兰发明家创建了一个无人机检测器</text:span>
</text:h>
      <text:p text:style-name="P4">
作者: Ukrinform (Person)</text:p>
      <text:p text:style-name="P4">
出版商: Укринформ (Organization)</text:p>
      <text:p text:style-name="P4">
出版时间: 2023-05-23T18:52:00+03:00</text:p>
      <text:p text:style-name="P4">
修改时间: 2023-05-23T18:52:00+03:00</text:p>
      <text:p text:style-name="P4">
描述: Rivne地区的发明者为乌克兰防御者从空中无人机安全的安全而创建了一个无人机探测器。  - 乌克林。</text:p>
      <text:p text:style-name="P4">
图片: ['<text:a xlink:type="simple" xlink:href="https://static.ukrinform.com/photos/2023_05/thumb_files/630_360_1684857361-244.jpeg" text:style-name="Internet_20_link" text:visited-style-name="Visited_20_Internet_20_Link">
630_360_16848...</text:a>
', '<text:a xlink:type="simple" xlink:href="https://static.ukrinform.com/photos/2023_05/1684857326-449.jpeg" text:style-name="Internet_20_link" text:visited-style-name="Visited_20_Internet_20_Link">
1684857326-44...</text:a>
']</text:p>
      <text:p text:style-name="P4">
标签: ['Безпілотник', 'Рівненщина', 'Винахід', 'Дрон']</text:p>
      <text:p text:style-name="P4">
类型: Article</text:p>
      <!--METADATA-->
      <text:p text:style-name="P4">
<draw:frame draw:style-name="fr1" draw:name="Image105" text:anchor-type="as-char" svg:width="6.9236in" svg:height="3.956343in" draw:z-index="0">
<draw:image xlink:href="../Images/yкринформ/2023-05-23T18-52-00-03-00/630_360_1684857361-244.jpeg" xlink:type="simple" xlink:show="embed" xlink:actuate="onLoad" draw:mime-type="image/jpeg"/>
</draw:frame>
Rivne地区的发明家为乌克兰保护免受空中无人机的安全而创建了一个无人机检测器。</text:p>
      <text:p text:style-name="P4">
正如乌克林福姆报道的那样，关于<text:a xlink:type="simple" xlink:href="https://t.me/v_pekarskiy/1841" text:style-name="Internet_20_link" text:visited-style-name="Visited_20_Internet_20_Link">
</text:a>
杜本斯基地区的Tellinger Vsevolod面包店。</text:p>
      <text:p text:style-name="P4">
消息写道：“来自Mlynov的发明者创建了一个无人机检测器，该检测器对零的防御者有用。”</text:p>
      <text:p text:style-name="P4">
正如它所指出的那样，Mlyniv Company Kseonics Technology Sergititkov和Dmitry Renzhin的创始人开发了一个无人驾驶飞机探测器，以安全地保护乌克兰免受空中无人机的保护。</text:p>
      <text:p text:style-name="P4">
<draw:frame draw:style-name="fr1" draw:name="Image106" text:anchor-type="as-char" svg:width="6.9236in" svg:height="8.190379in" draw:z-index="0">
<draw:image xlink:href="../Images/yкринформ/2023-05-23T18-52-00-03-00/1684857326-449.jpeg" xlink:type="simple" xlink:show="embed" xlink:actuate="onLoad" draw:mime-type="image/jpeg"/>
</draw:frame>
该设备的特殊性在于它捕获了无人机的频率，并在声音或振动信号的帮助下告知了敌人无人机的接近。 它将迅速做出决定对进一步行动做出决定。</text:p>
      <text:p text:style-name="P4">
<text:span text:style-name="T4">
另请阅读：</text:span>
 <text:a xlink:type="simple" xlink:href="https://www.ukrinform.ua/rubric-regions/3711557-na-harkivsini-vigotovili-masinu-dla-rozminuvanna.html" text:style-name="Internet_20_link" text:visited-style-name="Visited_20_Internet_20_Link">
</text:a>
现在由几名军事进行测试，发明家本身正在不同条件下测试该设备。</text:p>
      <text:p text:style-name="P4">
此外，发明者正在开发无人机检测器探测器采矿。</text:p>
      <text:p text:style-name="P4">
正如乌克林福姆报道的那样，流离失所的人德米特里·马莫诺夫<text:a xlink:type="simple" xlink:href="https://www.ukrinform.ua/rubric-technology/3703055-elektronosi-aki-zmozut-ratuvati-zitta-poranenih-bijciv.html" text:style-name="Internet_20_link" text:visited-style-name="Visited_20_Internet_20_Link">
</text:a>
<text:span text:style-name="T5">
foto：Telegram Vsevolod Bakery</text:span>
</text:p>
      <text:p text:style-name="P4">
News Source: <text:a xlink:type="simple" xlink:href="https://www.ukrinform.ua/rubric-technology/3713218-spovisae-pro-nablizenna-vorozogo-bpla-ukrainski-vinahidniki-stvorili-drondetektor.html" text:style-name="Internet_20_link" text:visited-style-name="Visited_20_Internet_20_Link">
https://www.ukrinform.ua/rubric-technology/3713218-spovisae-pro-nablizenna-vorozogo-bpla-ukrainski-vinahidniki-stvorili-drondetektor.html</text:a>
</text:p>
      <!--NEWS-->
      <text:h text:style-name="P10" text:outline-level="1">
<text:span text:style-name="T4">
Zelensky Foundation在喀尔巴阡山脉的假期中为1,200名来自家庭式房屋的儿童组织</text:span>
</text:h>
      <text:p text:style-name="P4">
作者: Ukrinform (Person)</text:p>
      <text:p text:style-name="P4">
出版商: Укринформ (Organization)</text:p>
      <text:p text:style-name="P4">
出版时间: 2023-05-23T18:55:47+03:00</text:p>
      <text:p text:style-name="P4">
修改时间: 2023-05-23T18:55:47+03:00</text:p>
      <text:p text:style-name="P4">
描述: Elena Zelenskaya基金会在喀尔巴阡山脉组织一个假期，为1,200名有150多个家庭式家庭式房屋及其父母的儿童组织。  - 乌克林。</text:p>
      <text:p text:style-name="P4">
图片: ['<text:a xlink:type="simple" xlink:href="https://static.ukrinform.com/photos/2022_12/thumb_files/630_360_1672220473-651.jpeg" text:style-name="Internet_20_link" text:visited-style-name="Visited_20_Internet_20_Link">
630_360_16722...</text:a>
']</text:p>
      <text:p text:style-name="P4">
标签: ['Діти', 'Карпати', 'Відпочинок', 'Олена Зеленська']</text:p>
      <text:p text:style-name="P4">
类型: Article</text:p>
      <!--METADATA-->
      <text:p text:style-name="P4">
<draw:frame draw:style-name="fr1" draw:name="Image107" text:anchor-type="as-char" svg:width="6.9236in" svg:height="3.956343in" draw:z-index="0">
<draw:image xlink:href="../Images/yкринформ/2023-05-23T18-55-47-03-00/630_360_1672220473-651.jpeg" xlink:type="simple" xlink:show="embed" xlink:actuate="onLoad" draw:mime-type="image/jpeg"/>
</draw:frame>
Zelensky Foundation在喀尔巴阡山脉(Carpathians)为1,200名家庭及其父母的1,200名儿童组织一个假期。</text:p>
      <text:p text:style-name="P4">
总统的妻子在[]中报道了(https://t.me/FirstLadyOfUkraine/3207)，报道乌克林福姆。</text:p>
      <text:p text:style-name="P4">
“与教育者进行了沟通后，我们意识到，基金会不断提供DBST的唯一家庭援助不足以使孩子和父母需要恢复力量。休息 - 永远。 1200 <text:a xlink:type="simple" xlink:href="https://www.ukrinform.ua/tag-diti" text:style-name="Internet_20_link" text:visited-style-name="Visited_20_Internet_20_Link">
</text:a>
第一夫人说：“有150多个家庭式房屋。”</text:p>
      <text:p text:style-name="P4">
她补充说，有39个家庭将来营地，第一个来自哈尔基夫地区照顾者的240名儿童。</text:p>
      <text:p text:style-name="P4">
根据她的说法，计划对乌克兰六个地区的家庭进行六次变化：Chernihiv，Sumy，Kharkiv，Dnipropetrovsk，Zaporizhzhya和Kherson。</text:p>
      <text:p text:style-name="P4">
<text:span text:style-name="T4">
另请阅读：</text:span>
 <text:a xlink:type="simple" xlink:href="https://www.ukrinform.ua/rubric-society/3702565-zelenska-obgovorila-zi-sluhacami-ukrainskoi-skoli-politstudij-temu-liderstva-pid-cas-vijni.html" text:style-name="Internet_20_link" text:visited-style-name="Visited_20_Internet_20_Link">
</text:a>
Zelenskaya说，已经为7岁以下的父母和孩子配备了一个单独的特别计划，并且已经开发了一个特别的计划，年龄较大的孩子将在Artek-Bukovel营地休息。</text:p>
      <text:p text:style-name="P4">
“从基金会的第一天开始，我们已经定义了其使命：恢复人民。因为我们相信从此开始恢复整个国家。我们希望每个孩子，爸爸和妈妈都会去他们的家乡喀尔巴阡山脉一年，获得力量并继续恢复他们的未来，幸运的是，入侵者无法被撤职。”总统妻子强调。</text:p>
      <text:p text:style-name="P4">
据报道，在喀尔巴阡山脉的一部分中，在喀尔巴阡山脉的一部分。(https://www.ukrinform.ua/rubric-society/3708751-za-sprianna-fundacii-zelenskoi-cogoric-planuut-provesti-reabilitaciu-dla-200-ditej.html) .</text:p>
      <text:p text:style-name="P4">
News Source: <text:a xlink:type="simple" xlink:href="https://www.ukrinform.ua/rubric-society/3713211-fundacia-zelenskoi-organizovue-vidpocinok-u-karpatah-dla-1200-ditej-z-budinkiv-simejnogo-tipu.html" text:style-name="Internet_20_link" text:visited-style-name="Visited_20_Internet_20_Link">
https://www.ukrinform.ua/rubric-society/3713211-fundacia-zelenskoi-organizovue-vidpocinok-u-karpatah-dla-1200-ditej-z-budinkiv-simejnogo-tipu.html</text:a>
</text:p>
      <!--NEWS-->
      <text:h text:style-name="P10" text:outline-level="1">
<text:span text:style-name="T4">
俄罗斯线人被拘留：在巴赫穆特地区为乌克兰防空的“狩猎”</text:span>
</text:h>
      <text:p text:style-name="P4">
作者: ['АРМІЯINFORM']</text:p>
      <text:p text:style-name="P4">
时间: 2023-05-23T19:00:00-04:00</text:p>
      <text:p text:style-name="P4">
描述: 在Donechini Vikrita Vikrita的Offrontovs上，一个到Vorozhnitsye，Yak Zatrav，是...与乌克兰2022年的战争，与乌克兰的最新新闻，今天与乌克兰2022年的新闻战争，今天，乌克兰和俄罗斯之间的战争将在乌克兰和俄罗斯之间发生一场战争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fd123421fd95bf369bee87c3c1019ae3-1.jpeg" text:style-name="Internet_20_link" text:visited-style-name="Visited_20_Internet_20_Link">
fd123421fd95bf369bee87c3c1019ae3-1.jpeg</text:a>
']</text:p>
      <text:p text:style-name="P4">
标签: ['АГЕНТ РФ', 'ВІЙНА', 'СБУ']</text:p>
      <text:p text:style-name="P4">
类别: News</text:p>
      <!--METADATA-->
      <text:p text:style-name="P4">
<draw:frame draw:style-name="fr1" draw:name="Image108" text:anchor-type="as-char" svg:width="6.9236in" svg:height="4.615733in" draw:z-index="0">
<draw:image xlink:href="../Images/AРМІЯINFORM/2023-05-23T19-00-00-04-00/fd123421fd95bf369bee87c3c1019ae3-1.jpeg" xlink:type="simple" xlink:show="embed" xlink:actuate="onLoad" draw:mime-type="image/jpeg"/>
</draw:frame>
在顿涅茨克地区的前线地区，另一个敌方伙伴被暴露出来，该敌人是为基地地点的情报占领而释放的，并沿Bakhmut方向移动了Siloboron。</text:p>
      <text:p text:style-name="P4">
关于它<text:a xlink:type="simple" xlink:href="https://ssu.gov.ua/novyny/sbu-zatrymala-vorozhu-informatorku-yaka-poliuvala-za-ukrainskoiu-ppo-v-raioni-bakhmuta" text:style-name="Internet_20_link" text:visited-style-name="Visited_20_Internet_20_Link">
报告</text:a>
乌克兰的安全服务。</text:p>
      <text:p text:style-name="P4">
根据调查，敌方线人是Oleksiyevo-Druzhkivka的居民。 Vonabula是禁止社交网络“同学”的活跃用户，该网络寡居的反乌克兰文章。</text:p>
      <text:p text:style-name="P4">
恶意因素试图建立乌克兰捍卫者的射击位置，防御和防空的坐标。</text:p>
      <text:p text:style-name="P4">
“为了收集情报，恶意因子被隐藏在乌克兰军队的部队中。 她还使用了邻居和熟人，他们询问了有关Silobolophe军事装备柱的移动信息，”该消息写道。</text:p>
      <text:p text:style-name="P4">
它在敌对任务中被拘留，并报告怀疑疫苗接种。</text:p>
      <text:p text:style-name="P4">
目前，线人被拘留，受到最高15年监禁的威胁。</text:p>
      <text:p text:style-name="P4">
News Source: <text:a xlink:type="simple" xlink:href="https://armyinform.com.ua/2023/05/23/zatrymano-informatorku-rf-polyuvala-za-ukrayinskoyu-ppo-v-rajoni-bahmuta/" text:style-name="Internet_20_link" text:visited-style-name="Visited_20_Internet_20_Link">
https://armyinform.com.ua/2023/05/23/zatrymano-informatorku-rf-polyuvala-za-ukrayinskoyu-ppo-v-rajoni-bahmuta/</text:a>
</text:p>
      <!--NEWS-->
      <text:h text:style-name="P10" text:outline-level="1">
<text:span text:style-name="T4">
达尼洛夫回应了普京对贝尔戈罗德局势的“关注”</text:span>
</text:h>
      <text:p text:style-name="P4">
作者: Ukrinform (Person)</text:p>
      <text:p text:style-name="P4">
出版商: Укринформ (Organization)</text:p>
      <text:p text:style-name="P4">
出版时间: 2023-05-23T19:00:05+03:00</text:p>
      <text:p text:style-name="P4">
修改时间: 2023-05-23T19:00:05+03:00</text:p>
      <text:p text:style-name="P4">
描述: 唯一担心乌克兰人的是，俄罗斯总统弗拉基米尔·普京仍然有机会表达任何焦虑，而不是在牢房中熟悉他的罚​​款材料。  - 乌克林。</text:p>
      <text:p text:style-name="P4">
图片: ['<text:a xlink:type="simple" xlink:href="https://static.ukrinform.com/photos/2023_04/thumb_files/630_360_1680783800-691.jpg" text:style-name="Internet_20_link" text:visited-style-name="Visited_20_Internet_20_Link">
630_360_16807...</text:a>
']</text:p>
      <text:p text:style-name="P4">
标签: ['Путін', 'Данілов', 'Війна з Росією', 'Бєлгород']</text:p>
      <text:p text:style-name="P4">
类型: Article</text:p>
      <!--METADATA-->
      <text:p text:style-name="P4">
<draw:frame draw:style-name="fr1" draw:name="Image109" text:anchor-type="as-char" svg:width="6.9236in" svg:height="3.956343in" draw:z-index="0">
<draw:image xlink:href="../Images/yкринформ/2023-05-23T19-00-05-03-00/630_360_1680783800-691.jpg" xlink:type="simple" xlink:show="embed" xlink:actuate="onLoad" draw:mime-type="image/jpeg"/>
</draw:frame>
与乌克兰人唯一的关系是，俄罗斯总统弗拉基米尔·普京仍然必须表达任何焦虑，而不是在牢房中熟悉他的刑事案件的功能。</text:p>
      <text:p text:style-name="P4">
根据乌克林福姆的说法，这一观点是由乌克兰Alexeydanilov国家安全局秘书在<text:a xlink:type="simple" xlink:href="https://twitter.com/OleksiyDanilov/status/1660999580186542080" text:style-name="Internet_20_link" text:visited-style-name="Visited_20_Internet_20_Link">
</text:a>
由于贝尔戈罗德(Belgorod)的局势，普京发表了关于他兴奋的陈述。</text:p>
      <text:p text:style-name="P4">
“关于克里姆林宫的兴奋和<text:a xlink:type="simple" xlink:href="https://www.ukrinform.ua/tag-putin" text:style-name="Internet_20_link" text:visited-style-name="Visited_20_Internet_20_Link">
</text:a>
由于Belgorod的抵抗力。 在这方面，唯一关注乌克兰人的事情只是普京有机会表达任何焦虑，并在一个带有个人犯罪材料的会议厅里勒死。 但是这一天以最大的速度团结起来。”丹尼洛夫说。</text:p>
      <text:p text:style-name="P4">
媒体早些时候报道说，在俄罗斯联邦的Belgorod地区<text:a xlink:type="simple" xlink:href="https://www.ukrinform.ua/rubric-world/3712817-u-centri-belgoroda-stavsa-vibuh.html" text:style-name="Internet_20_link" text:visited-style-name="Visited_20_Internet_20_Link">
</text:a>
后来有关志愿者到达该领土的到来的信息出现在媒体上。</text:p>
      <text:p text:style-name="P4">
在社交网络上，有关于俄罗斯的“俄罗斯自由”“俄罗斯自由”的陈述，涉及乌贝尔戈罗德地区几个定居点的“解放”。</text:p>
      <text:p text:style-name="P4">
<text:span text:style-name="T4">
另请阅读：</text:span>
 <text:a xlink:type="simple" xlink:href="https://www.ukrinform.ua/rubric-ato/3712919-rosia-vikoristae-zavorusenna-u-belgorodi-sob-vidati-sebe-za-zertvu-vijni-britanska-rozvidka.html" text:style-name="Internet_20_link" text:visited-style-name="Visited_20_Internet_20_Link">
<text:span text:style-name="T4">
 belgorod </text:span>
</text:a>
据俄罗斯总统德米特里·佩斯科夫(Dmitry Peskov)的发言人说，弗拉基米尔·普京(Vladimir Putin)因“突破性企图”而被消费。 佩斯科夫将Belgorod地区的事件称为“破坏”，其目的是“分散Bakhmut方向”。 他说，俄罗斯部队正试图摧毁“破坏者”。</text:p>
      <text:p text:style-name="P4">
News Source: <text:a xlink:type="simple" xlink:href="https://www.ukrinform.ua/rubric-polytics/3713214-danilov-vidreaguvav-na-zanepokoenna-putina-sodo-situacii-v-belgorodi.html" text:style-name="Internet_20_link" text:visited-style-name="Visited_20_Internet_20_Link">
https://www.ukrinform.ua/rubric-polytics/3713214-danilov-vidreaguvav-na-zanepokoenna-putina-sodo-situacii-v-belgorodi.html</text:a>
</text:p>
      <!--NEWS-->
      <text:h text:style-name="P10" text:outline-level="1">
<text:span text:style-name="T4">
美国将军：如果乌克兰一年前获得F-16，情况会好得多</text:span>
</text:h>
      <text:p text:style-name="P4">
作者: Ukrinform (Person)</text:p>
      <text:p text:style-name="P4">
出版商: Укринформ (Organization)</text:p>
      <text:p text:style-name="P4">
出版时间: 2023-05-23T19:01:26+03:00</text:p>
      <text:p text:style-name="P4">
修改时间: 2023-05-23T19:01:26+03:00</text:p>
      <text:p text:style-name="P4">
描述: 美国少将戴维·博尔丁（David Boldin）表示，如果乌克兰一年前收到F-16飞机，情况将会好得多。  - 乌克林。</text:p>
      <text:p text:style-name="P4">
图片: ['<text:a xlink:type="simple" xlink:href="https://static.ukrinform.com/photos/2023_05/thumb_files/630_360_1684836468-338.jpg" text:style-name="Internet_20_link" text:visited-style-name="Visited_20_Internet_20_Link">
630_360_16848...</text:a>
']</text:p>
      <text:p text:style-name="P4">
标签: ['Україна', 'Винищувач', 'Війна з Росією', 'Девід Болдуін']</text:p>
      <text:p text:style-name="P4">
类型: Article</text:p>
      <!--METADATA-->
      <text:p text:style-name="P4">
<draw:frame draw:style-name="fr1" draw:name="Image110" text:anchor-type="as-char" svg:width="6.9236in" svg:height="3.956343in" draw:z-index="0">
<draw:image xlink:href="../Images/yкринформ/2023-05-23T19-01-26-03-00/630_360_1684836468-338.jpg" xlink:type="simple" xlink:show="embed" xlink:actuate="onLoad" draw:mime-type="image/jpeg"/>
</draw:frame>
美国少将戴维·博尔丁(David Boldin)表示，如果乌克兰一年前收到了16架飞机，情况将会好得多。</text:p>
      <text:p text:style-name="P4">
根据乌克林福姆的说法，巴尔杜因在对武装部队的采访中强调，发表在<text:a xlink:type="simple" xlink:href="https://www.ukrinform.ua/rubric-ato/3712983-devid-bolduin-general-ssa.html" text:style-name="Internet_20_link" text:visited-style-name="Visited_20_Internet_20_Link">
</text:a>
.</text:p>
      <text:p text:style-name="P4">
На думку Болдуіна, західні країни мають надати Україні F-16 «прямо зараз».</text:p>
      <text:p text:style-name="P4">
«Якби Україна отримала ці літаки ще рік тому, то ситуація була б набагатокращою. Набагато менше було б жертв серед цивільного населення, серед дітей,набагато менше було б зруйнованої інфраструктури. Тобто політики самі малюютьці червоні лінії для себе, щоб запобігти ескалації. І потім все ж таки вони тілінії переступають. Як військовий командувач я розумію, що коли наді мною вповітрі є такі потужні літаки, як F-16, вони допоможуть мені й у повітрі, й унанесенні наземних ударів. Тому гадаю, що за допомогою такої зброї українськаармія набагато впевненіше себе почувала б на полі бою», - зазначив генерал.</text:p>
      <text:p text:style-name="P4">
<text:span text:style-name="T4">
Читайте також:</text:span>
 <text:a xlink:type="simple" xlink:href="https://www.ukrinform.ua/rubric-ato/3713127-navcanna-ukrainskih-pilotiv-na-f16-ne-robit-nato-storonou-konfliktu-stoltenberg.html" text:style-name="Internet_20_link" text:visited-style-name="Visited_20_Internet_20_Link">
 <text:span text:style-name="T4">
пілотів</text:span>
 </text:a>
据他说，他听到了反对授予乌克兰F-16的三个论点。 第一个乌克兰机场遭到了巨大破坏，太短，无法使用F-16。 第二个是乌克兰大师将无法在该水平上维持这些飞机的技术状况。 第三个 - 好像乌克兰飞行员与这些强大的机器无法正常工作。</text:p>
      <text:p text:style-name="P4">
“指定的任何内容是正确的。 特别是第三。 他们召集了乌克兰飞行员在空中的战斗。 他们的战斗不仅仅是升级<text:a xlink:type="simple" xlink:href="https://www.ukrinform.ua/tag-litak" text:style-name="Internet_20_link" text:visited-style-name="Visited_20_Internet_20_Link">
</text:a>
俄罗斯人。 现在，用F-16这样的强大机器来弄清楚他们可以做什么。 我希望在不久的将来，乌克兰仍然会得到康复。 我知道乌克兰飞行员现在正在训练。”  - 强调Bolduin。</text:p>
      <text:p text:style-name="P4">
<text:span text:style-name="T4">
另请阅读：</text:span>
 <text:a xlink:type="simple" xlink:href="https://www.ukrinform.ua/rubric-ato/3713149-polsa-hoce-navcati-ukrainskih-pilotiv-na-f16-u-mezah-misii-es-blasak.html" text:style-name="Internet_20_link" text:visited-style-name="Visited_20_Internet_20_Link">
<text:span text:style-name="T4">
飞行员</text:span>
</text:a>
他认为，培训将需要一点时间，但乌克兰人非常好。正如乌克林福姆(Ukrinform(https://www.ukrinform.ua/rubric-ato/3712935-borrel-vidpoviv-de-pocalisa-trenuvanna-ukrainskih-pilotiv-na-f16-napriklad-u-polsi.html)。 博雷尔在回答新闻工作者的问题时说，例如，在波兰，他收到了进一步的评论。</text:p>
      <text:p text:style-name="P4">
News Source: <text:a xlink:type="simple" xlink:href="https://www.ukrinform.ua/rubric-ato/3713215-amerikanskij-general-akbi-ukraina-otrimala-f16-rik-tomu-situacia-bula-b-nabagato-krasou.html" text:style-name="Internet_20_link" text:visited-style-name="Visited_20_Internet_20_Link">
https://www.ukrinform.ua/rubric-ato/3713215-amerikanskij-general-akbi-ukraina-otrimala-f16-rik-tomu-situacia-bula-b-nabagato-krasou.html</text:a>
</text:p>
      <!--NEWS-->
      <text:h text:style-name="P10" text:outline-level="1">
<text:span text:style-name="T4">
在乌克兰，草莓平均下降了1.5次 - 东果</text:span>
</text:h>
      <text:p text:style-name="P4">
作者: Ukrinform (Person)</text:p>
      <text:p text:style-name="P4">
出版商: Укринформ (Organization)</text:p>
      <text:p text:style-name="P4">
出版时间: 2023-05-23T19:03:00+03:00</text:p>
      <text:p text:style-name="P4">
修改时间: 2023-05-23T19:03:00+03:00</text:p>
      <text:p text:style-name="P4">
描述: 在乌克兰，花园草莓（草莓）的价格跌至50-85 UAH/kg（$ 1.37-2.32/kg），平均比上一周结束时便宜1.5倍。  - 乌克林。</text:p>
      <text:p text:style-name="P4">
图片: ['<text:a xlink:type="simple" xlink:href="https://static.ukrinform.com/photos/2017_05/thumb_files/630_360_1494921368-4520.jpg" text:style-name="Internet_20_link" text:visited-style-name="Visited_20_Internet_20_Link">
630_360_14949...</text:a>
']</text:p>
      <text:p text:style-name="P4">
标签: ['Ціни', 'Ягоди']</text:p>
      <text:p text:style-name="P4">
类型: Article</text:p>
      <!--METADATA-->
      <text:p text:style-name="P4">
<draw:frame draw:style-name="fr1" draw:name="Image111" text:anchor-type="as-char" svg:width="6.9236in" svg:height="3.956343in" draw:z-index="0">
<draw:image xlink:href="../Images/yкринформ/2023-05-23T19-03-00-03-00/630_360_1494921368-4520.jpg" xlink:type="simple" xlink:show="embed" xlink:actuate="onLoad" draw:mime-type="image/jpeg"/>
</draw:frame>
在乌克兰萨德瓦草莓(草莓)跌至50-85 UAH/kg(1.37-2.32美元/公斤)平均水平的1.5倍，比上一个工作周结束时便宜。</text:p>
      <text:p text:style-name="P4">
正如乌克林福姆报道的那样，它报告了<text:a xlink:type="simple" xlink:href="https://east-fruit.com/uk/novyny/v-ukrayini-rozpochavsya-sezon-sunytsi-sadovoyi-vidkrytoho-gruntu/" text:style-name="Internet_20_link" text:visited-style-name="Visited_20_Internet_20_Link">
</text:a>
值得注意的是，乌克兰草莓的出售始于5月初，但只有一个温室浆果。 本周，乌克兰西部地区的制造商对开放的土壤草莓进行了大规模认识。</text:p>
      <text:p text:style-name="P4">
今年，在漫长而寒冷的春天中，开放的土壤草莓季节在某种程度上打破了。 因此，在同一时期，去年，乌克兰的所有地区开始意识到这一浆果。</text:p>
      <text:p text:style-name="P4">
<text:span text:style-name="T4">
另请阅读：</text:span>
 <text:a xlink:type="simple" xlink:href="https://www.ukrinform.ua/rubric-economy/3706925-u-magazinah-zrosli-cini-na-molocni-produkti-asociacia-virobnikiv.html" text:style-name="Internet_20_link" text:visited-style-name="Visited_20_Internet_20_Link">
</text:a>
根据Eastfruit的说法，截至5月23日，乌克兰的草莓平均价格比去年5月底高25％。 这种价格差异与开放土壤浆果开始开始的后来开始有关。</text:p>
      <text:p text:style-name="P4">
据报道，在2023季节开始时，乌克兰的早期草莓(超过$ 5.2/公斤).</text:p>
      <text:p text:style-name="P4">
News Source: <text:a xlink:type="simple" xlink:href="https://www.ukrinform.ua/rubric-economy/3713221-v-ukraini-polunica-podesevsala-v-serednomu-u-15-raza-eastfruit.html" text:style-name="Internet_20_link" text:visited-style-name="Visited_20_Internet_20_Link">
https://www.ukrinform.ua/rubric-economy/3713221-v-ukraini-polunica-podesevsala-v-serednomu-u-15-raza-eastfruit.html</text:a>
</text:p>
      <!--NEWS-->
      <text:h text:style-name="P10" text:outline-level="1">
<text:span text:style-name="T4">
哥伦比亚，科索沃和赞比亚是第一个引入乌克兰“行动”的人</text:span>
</text:h>
      <text:p text:style-name="P4">
作者: Ukrinform (Person)</text:p>
      <text:p text:style-name="P4">
出版商: Укринформ (Organization)</text:p>
      <text:p text:style-name="P4">
出版时间: 2023-05-23T19:08:00+03:00</text:p>
      <text:p text:style-name="P4">
修改时间: 2023-05-23T19:08:00+03:00</text:p>
      <text:p text:style-name="P4">
描述: 第一个开始在美国国际发展机构的支持下实施乌克兰应用程序“行动”进程的国家将是哥伦比亚，科索沃和赞比亚。  - 乌克林。</text:p>
      <text:p text:style-name="P4">
图片: ['<text:a xlink:type="simple" xlink:href="https://static.ukrinform.com/photos/2022_12/thumb_files/630_360_1670147687-418.jpg" text:style-name="Internet_20_link" text:visited-style-name="Visited_20_Internet_20_Link">
630_360_16701...</text:a>
', '<text:a xlink:type="simple" xlink:href="https://static.ukrinform.com/photos/2023_05/1684857621-776.jpg" text:style-name="Internet_20_link" text:visited-style-name="Visited_20_Internet_20_Link">
1684857621-77...</text:a>
', '<text:a xlink:type="simple" xlink:href="https://static.ukrinform.com/photos/2023_05/1684857693-948.jpg" text:style-name="Internet_20_link" text:visited-style-name="Visited_20_Internet_20_Link">
1684857693-94...</text:a>
']</text:p>
      <text:p text:style-name="P4">
标签: ['Колумбія', 'Косово', 'Україна', 'Замбія', 'Додаток “ДІЯ”']</text:p>
      <text:p text:style-name="P4">
类型: Article</text:p>
      <!--METADATA-->
      <text:p text:style-name="P4">
<draw:frame draw:style-name="fr1" draw:name="Image112" text:anchor-type="as-char" svg:width="6.9236in" svg:height="3.956343in" draw:z-index="0">
<draw:image xlink:href="../Images/yкринформ/2023-05-23T19-08-00-03-00/630_360_1670147687-418.jpg" xlink:type="simple" xlink:show="embed" xlink:actuate="onLoad" draw:mime-type="image/jpeg"/>
</draw:frame>
在美国国际发展机构的支持下，将开始实施乌克兰申请电子政府“行动”进程的第一批乌克兰人将成为科洛比亚，科索沃和赞比亚。</text:p>
      <text:p text:style-name="P4">
乌克利福通讯员报道，在美国国际开发署萨曼莎电力行政机构在美国首都的诉讼中宣布了这一点。</text:p>
      <text:p text:style-name="P4">
“今年1月，我宣布美国将支持伙伴关系，这些伙伴关系被忽视了<text:a xlink:type="simple" xlink:href="https://www.ukrinform.ua/tag-dodatok-dia" text:style-name="Internet_20_link" text:visited-style-name="Visited_20_Internet_20_Link">
</text:a>
谁想进行自己的数字化转型，发展和扩展E -Grovenance，” Power回忆道。</text:p>
      <text:p text:style-name="P4">
<draw:frame draw:style-name="fr1" draw:name="Image113" text:anchor-type="as-char" svg:width="6.9236in" svg:height="4.679841in" draw:z-index="0">
<draw:image xlink:href="../Images/yкринформ/2023-05-23T19-08-00-03-00/1684857621-776.jpg" xlink:type="simple" xlink:show="embed" xlink:actuate="onLoad" draw:mime-type="image/jpeg"/>
</draw:frame>
萨曼莎力量</text:p>
      <text:p text:style-name="P4">
她指出，这种经历将在不同国家具有特殊性，淹没了第一批国家从事乌克兰为其公民开发的成员国的工作清单。</text:p>
      <text:p text:style-name="P4">
鲍尔说：“我很高兴美国国际开发署将与哥伦比亚，科索沃和赞比亚合作。”</text:p>
      <text:p text:style-name="P4">
<text:span text:style-name="T4">
另请阅读：</text:span>
 <text:a xlink:type="simple" xlink:href="https://www.ukrinform.ua/rubric-technology/3702174-u-dii-mozut-zavitisa-onovlenna-na-osnovi-stucnogo-intelektu.html" text:style-name="Internet_20_link" text:visited-style-name="Visited_20_Internet_20_Link">
<text:span text:style-name="T4">
动作</text:span>
 <text:span text:style-name="T4">
可以</text:span>
 <text:span text:style-name="T4">
 </text:span>
出现<text:span text:style-name="T4">
 </text:span>
更新<text:span text:style-name="T4">
 </text:span>
 <text:span text:style-name="T4">
 face </text:span>
 face <text:span text:style-name="T4">
<text:span text:style-name="T5">
*人工</text:span>
* </text:span>
 <text:span text:style-name="T4">
智能</text:span>
</text:a>
她指出，美国试图帮助合作伙伴“找到能够取得进步的方法”在数字平民基础设施中。</text:p>
      <text:p text:style-name="P4">
<draw:frame draw:style-name="fr1" draw:name="Image114" text:anchor-type="as-char" svg:width="6.9236in" svg:height="4.679841in" draw:z-index="0">
<draw:image xlink:href="../Images/yкринформ/2023-05-23T19-08-00-03-00/1684857693-948.jpg" xlink:type="simple" xlink:show="embed" xlink:actuate="onLoad" draw:mime-type="image/jpeg"/>
</draw:frame>
Udaid强调说：“我们将通过进一步支持“行动”的发展以及协助与其他国家的合作伙伴关系，继续与乌克兰的密切合作伙伴关系，以便乌克兰的领导能力可以激发全球更多的数字化转型。”</text:p>
      <text:p text:style-name="P4">
据报道，周二，在华盛顿，乌克兰数字化转型部共同组织了乌克兰电子政府“行动”的发展。 该活动得到了UKAID，Eurasia Foundation，Visa，diia.education和Google.org的支持。</text:p>
      <text:p text:style-name="P4">
News Source: <text:a xlink:type="simple" xlink:href="https://www.ukrinform.ua/rubric-world/3713220-kolumbia-kosovo-j-zambia-persimi-vprovadat-ukrainsku-diu-glava-usaid.html" text:style-name="Internet_20_link" text:visited-style-name="Visited_20_Internet_20_Link">
https://www.ukrinform.ua/rubric-world/3713220-kolumbia-kosovo-j-zambia-persimi-vprovadat-ukrainsku-diu-glava-usaid.html</text:a>
</text:p>
      <!--NEWS-->
      <text:h text:style-name="P10" text:outline-level="1">
<text:span text:style-name="T4">
武装冲突中平民的保护：联合国安理会的古特雷斯没有提及乌克兰人中的受害者</text:span>
</text:h>
      <text:p text:style-name="P4">
作者: Ukrinform (Person)</text:p>
      <text:p text:style-name="P4">
出版商: Укринформ (Organization)</text:p>
      <text:p text:style-name="P4">
出版时间: 2023-05-23T19:11:00+03:00</text:p>
      <text:p text:style-name="P4">
修改时间: 2023-05-23T19:11:00+03:00</text:p>
      <text:p text:style-name="P4">
描述: 联合国秘书长安东尼·古特雷斯（Anthony Guterres）周二在联合国安理会举行的公开辩论中发表讲话，以保护武装冲突中的平民，乌克兰在《黑海倡议》的背景下仅提及乌克兰。  - 乌克林。</text:p>
      <text:p text:style-name="P4">
图片: ['<text:a xlink:type="simple" xlink:href="https://static.ukrinform.com/photos/2023_04/thumb_files/630_360_1682350611-574.jpg" text:style-name="Internet_20_link" text:visited-style-name="Visited_20_Internet_20_Link">
630_360_16823...</text:a>
']</text:p>
      <text:p text:style-name="P4">
标签: ['Гутерреш', 'ООН', 'Війна з Росією']</text:p>
      <text:p text:style-name="P4">
类型: Article</text:p>
      <!--METADATA-->
      <text:p text:style-name="P4">
<draw:frame draw:style-name="fr1" draw:name="Image115" text:anchor-type="as-char" svg:width="6.9236in" svg:height="3.956343in" draw:z-index="0">
<draw:image xlink:href="../Images/yкринформ/2023-05-23T19-11-00-03-00/630_360_1682350611-574.jpg" xlink:type="simple" xlink:show="embed" xlink:actuate="onLoad" draw:mime-type="image/jpeg"/>
</draw:frame>
联合国秘书长安东尼·古特雷斯(Anthony Guterres)周二发表讲话，讲述联合国安理会在武装冲突中保护平民的发作，乌克兰仅在《黑海倡议》的背景下回忆起乌克兰。</text:p>
      <text:p text:style-name="P4">
随着乌克林的通讯员在纽约传播，秘书长致力于保护苏丹，阿富汗，埃塞俄比亚，叙利亚的平民的很大一部分，也专注于执行黑海倡议和米道的重要性和世界熟悉的纪念物。</text:p>
      <text:p text:style-name="P4">
他说：“俄罗斯对乌克兰的入侵导致了世界各地的食品价格，能源和肥料的上涨，这导致了对世界最小人口的可怕后果。”平民基础设施。</text:p>
      <text:p text:style-name="P4">
<text:span text:style-name="T4">
另请阅读：</text:span>
 <text:a xlink:type="simple" xlink:href="https://www.ukrinform.ua/rubric-polytics/3706692-peregovori-pro-mir-v-ukraini-zaraz-nemozlivi-guterres.html" text:style-name="Internet_20_link" text:visited-style-name="Visited_20_Internet_20_Link">
<text:span text:style-name="T4">
 guterres </text:span>
</text:a>
在谈到红十字国际委员会在保护人口方面的重要作用时，古特雷斯还没有提到敖德萨地区俄罗斯红十字会的破坏和许多人道主义伴游。</text:p>
      <text:p text:style-name="P4">
星期二，安全理事会<text:a xlink:type="simple" xlink:href="https://www.ukrinform.ua/tag-oon" text:style-name="Internet_20_link" text:visited-style-name="Visited_20_Internet_20_Link">
</text:a>
在瑞士主持的情况下，他进行了公开辩论，以保护武装冲突中的平民。</text:p>
      <text:p text:style-name="P4">
<text:span text:style-name="T5">
foto：Era</text:span>
</text:p>
      <text:p text:style-name="P4">
News Source: <text:a xlink:type="simple" xlink:href="https://www.ukrinform.ua/rubric-polytics/3713222-zahist-civilnih-u-zbrojnih-konfliktah-guterres-u-radbezi-oon-ne-zgadav-pro-zertvi-sered-ukrainciv.html" text:style-name="Internet_20_link" text:visited-style-name="Visited_20_Internet_20_Link">
https://www.ukrinform.ua/rubric-polytics/3713222-zahist-civilnih-u-zbrojnih-konfliktah-guterres-u-radbezi-oon-ne-zgadav-pro-zertvi-sered-ukrainciv.html</text:a>
</text:p>
      <!--NEWS-->
      <text:h text:style-name="P10" text:outline-level="1">
<text:span text:style-name="T4">
毒品处于麻醉性中毒状态：检察官办公室将质疑基夫市议会副代表的众议院逮捕</text:span>
</text:h>
      <text:p text:style-name="P4">
作者: Ukrinform (Person)</text:p>
      <text:p text:style-name="P4">
出版商: Укринформ (Organization)</text:p>
      <text:p text:style-name="P4">
出版时间: 2023-05-23T19:15:00+03:00</text:p>
      <text:p text:style-name="P4">
修改时间: 2023-05-23T19:15:00+03:00</text:p>
      <text:p text:style-name="P4">
描述: 检察官办公室将以众议院逮捕的形式提出预防措施，这是基辅市议会的副手，他涉嫌在麻醉性中毒状态下犯有严重后果的道路事故。  - 乌克林。</text:p>
      <text:p text:style-name="P4">
图片: ['<text:a xlink:type="simple" xlink:href="https://static.ukrinform.com/photos/2023_05/thumb_files/630_360_1683796887-821.jpg" text:style-name="Internet_20_link" text:visited-style-name="Visited_20_Internet_20_Link">
630_360_16837...</text:a>
']</text:p>
      <text:p text:style-name="P4">
标签: ['Домашній арешт', 'ДТП', 'Прокуратура', 'Київ', 'Київрада']</text:p>
      <text:p text:style-name="P4">
类型: Article</text:p>
      <!--METADATA-->
      <text:p text:style-name="P4">
<draw:frame draw:style-name="fr1" draw:name="Image116" text:anchor-type="as-char" svg:width="6.9236in" svg:height="3.956343in" draw:z-index="0">
<draw:image xlink:href="../Images/yкринформ/2023-05-23T19-15-00-03-00/630_360_1683796887-821.jpg" xlink:type="simple" xlink:show="embed" xlink:actuate="onLoad" draw:mime-type="image/jpeg"/>
</draw:frame>
检察官办公室将以众议院逮捕代表的形式挑战预防措施，该措施涉嫌犯有醉酒状态的严重毛毛雨的交通事故。</text:p>
      <text:p text:style-name="P4">
根据乌克林福姆的说法，基辅城市检察官办公室报告了<text:a xlink:type="simple" xlink:href="https://t.me/kyiv_pro_office/1978" text:style-name="Internet_20_link" text:visited-style-name="Visited_20_Internet_20_Link">
</text:a>
。</text:p>
      <text:p text:style-name="P4">
在资本检察官办公室的程序领导下，据报道涉嫌乌克兰公民(艺术的第2部分。 乌克兰《刑法》的286-1).</text:p>
      <text:p text:style-name="P4">
Дорожня пригода сталася 27 листопада 2022 року у Києві.</text:p>
      <text:p text:style-name="P4">
Згідно з матеріалами слідства, підозрювана, керуючи автомобілем маркиVolkswagen Polo в стані наркотичного сп’яніння, рухалася по проспекту Бандериу напрямку вулиці Богатирської.</text:p>
      <text:p text:style-name="P4">
<text:span text:style-name="T4">
Читайте також:</text:span>
 <text:a xlink:type="simple" xlink:href="https://www.ukrinform.ua/rubric-society/3709424-v-ukraini-za-cotiri-misaci-u-dtp-zaginuli-852-ludini-policia.html" text:style-name="Internet_20_link" text:visited-style-name="Visited_20_Internet_20_Link">
 <text:span text:style-name="T4">
ДТП</text:span>
 </text:a>
他读到说：“接近一个不受管制的行人穿越，一个女人意识到自己在关注和反应中，无法评估道路状况的变化，并击中了一名妇女 - 船长妇女，造成她的伤害。”</text:p>
      <text:p text:style-name="P4">
检察官办公室指出，无视驾驶员的交通规则被造成了许多伤害。 因此 <text:a xlink:type="simple" xlink:href="https://www.ukrinform.ua/tag-dtp" text:style-name="Internet_20_link" text:visited-style-name="Visited_20_Internet_20_Link">
</text:a>
该妇女因拔牙，四肢骨折，闭合脑损伤和其他伤害而受到肩th骨的骨折。</text:p>
      <text:p text:style-name="P4">
据专家说，交通事故的原因是可疑的交通要求，这与此事故发生及其后果直接与因果关系有联系。</text:p>
      <text:p text:style-name="P4">
<text:span text:style-name="T4">
另请阅读：</text:span>
 <text:a xlink:type="simple" xlink:href="https://www.ukrinform.ua/rubric-regions/3707681-u-dtp-na-lvivsini-zaginula-zinka-ta-dvoe-ii-ditej.html" text:style-name="Internet_20_link" text:visited-style-name="Visited_20_Internet_20_Link">
<text:span text:style-name="T4">
事故</text:span>
</text:a>
2023年5月23日，法院在20:00至06:00的逮捕中选择了一项可疑的预防措施，为期2个月。检察官办公室将对此提出质疑。</text:p>
      <text:p text:style-name="P4">
该文章的制裁规定，在5到8年期间，剥夺了驾驶车辆的监禁3到8年。</text:p>
      <text:p text:style-name="P4">
正如乌克林福姆报道的那样，五月，基辅市议会呼吁乌克兰的Verkhovna Rada加速，并确保采用三局前项目№4594，№3023，№5798，以提高参与者的公路运动安全性。 。</text:p>
      <text:p text:style-name="P4">
News Source: <text:a xlink:type="simple" xlink:href="https://www.ukrinform.ua/rubric-kyiv/3713287-dtp-u-stani-narkoticnogo-spaninna-prokuratura-oskarzit-domasnij-arest-deputatci-kiivradi.html" text:style-name="Internet_20_link" text:visited-style-name="Visited_20_Internet_20_Link">
https://www.ukrinform.ua/rubric-kyiv/3713287-dtp-u-stani-narkoticnogo-spaninna-prokuratura-oskarzit-domasnij-arest-deputatci-kiivradi.html</text:a>
</text:p>
      <!--NEWS-->
      <text:h text:style-name="P10" text:outline-level="1">
<text:span text:style-name="T4">
超过600,000个爆炸性物品 - 乌克兰已经发现了Shmigal</text:span>
</text:h>
      <text:p text:style-name="P4">
作者: Ukrinform (Person)</text:p>
      <text:p text:style-name="P4">
出版商: Укринформ (Organization)</text:p>
      <text:p text:style-name="P4">
出版时间: 2023-05-23T19:17:00+03:00</text:p>
      <text:p text:style-name="P4">
修改时间: 2023-05-23T19:17:00+03:00</text:p>
      <text:p text:style-name="P4">
描述: 在乌克兰，该领土的110,000公顷作为矿山的一部分进行了检查，并检测到超过60万个爆炸性物品（GNP）。  - 乌克林。</text:p>
      <text:p text:style-name="P4">
图片: ['<text:a xlink:type="simple" xlink:href="https://static.ukrinform.com/photos/2023_03/thumb_files/630_360_1678977565-171.jpg" text:style-name="Internet_20_link" text:visited-style-name="Visited_20_Internet_20_Link">
630_360_16789...</text:a>
']</text:p>
      <text:p text:style-name="P4">
标签: ['Міна', 'Розмінування', 'Шмигаль', 'Війна з Росією']</text:p>
      <text:p text:style-name="P4">
类型: Article</text:p>
      <!--METADATA-->
      <text:p text:style-name="P4">
<draw:frame draw:style-name="fr1" draw:name="Image117" text:anchor-type="as-char" svg:width="6.9236in" svg:height="3.956343in" draw:z-index="0">
<draw:image xlink:href="../Images/yкринформ/2023-05-23T19-17-00-03-00/630_360_1678977565-171.jpg" xlink:type="simple" xlink:show="embed" xlink:actuate="onLoad" draw:mime-type="image/jpeg"/>
</draw:frame>
在乌克兰，对110,000公顷的领土进行了调查。(GNP).</text:p>
      <text:p text:style-name="P4">
Як передає Укрінформ, про це у <text:a xlink:type="simple" xlink:href="https://t.me/Denys_Smyhal/5280" text:style-name="Internet_20_link" text:visited-style-name="Visited_20_Internet_20_Link">
 </text:a>
报道乌克兰丹尼斯·施米格尔(Denis Shmigal)的总理。</text:p>
      <text:p text:style-name="P4">
“之内 <text:a xlink:type="simple" xlink:href="https://www.ukrinform.ua/tag-rozminuvanna" text:style-name="Internet_20_link" text:visited-style-name="Visited_20_Internet_20_Link">
 </text:a>
已经调查了1,1,000公顷，已经确定了600,000多个爆炸物。该改动被定义为今年恢复的关键优先事项之一。 创建了一个特殊的负责机构。 我们吸引资金，技术和技术以使过程更快。” Shmigal写道。</text:p>
      <text:p text:style-name="P4">
<text:span text:style-name="T4">
另请阅读：</text:span>
 <text:a xlink:type="simple" xlink:href="https://www.ukrinform.ua/rubric-regions/3712991-nad-rozminuvannam-deokupovanih-teritorij-pracuut-ponad-30-sapernih-grup.html" text:style-name="Internet_20_link" text:visited-style-name="Visited_20_Internet_20_Link">
<text:span text:style-name="T4">
 Demining </text:span>
</text:a>
正如乌克林福姆报道的<text:a xlink:type="simple" xlink:href="https://www.ukrinform.ua/rubric-kyiv/3713046-za-tizden-v-ukraini-rozminuvali-ponad-1400-gektariv-zemel-silgosppriznacenna.html" text:style-name="Internet_20_link" text:visited-style-name="Visited_20_Internet_20_Link">
</text:a>
</text:p>
      <text:p text:style-name="P4">
News Source: <text:a xlink:type="simple" xlink:href="https://www.ukrinform.ua/rubric-ato/3713225-v-ukraini-vze-viavili-ponad-600-tisac-vibuhonebezpecnih-predmetiv-smigal.html" text:style-name="Internet_20_link" text:visited-style-name="Visited_20_Internet_20_Link">
https://www.ukrinform.ua/rubric-ato/3713225-v-ukraini-vze-viavili-ponad-600-tisac-vibuhonebezpecnih-predmetiv-smigal.html</text:a>
</text:p>
      <!--NEWS-->
      <text:h text:style-name="P10" text:outline-level="1">
<text:span text:style-name="T4">
国防军仍然控制着巴赫穆特的一部分-Danilov</text:span>
</text:h>
      <text:p text:style-name="P4">
作者: Ukrinform (Person)</text:p>
      <text:p text:style-name="P4">
出版商: Укринформ (Organization)</text:p>
      <text:p text:style-name="P4">
出版时间: 2023-05-23T19:20:00+03:00</text:p>
      <text:p text:style-name="P4">
修改时间: 2023-05-23T19:20:00+03:00</text:p>
      <text:p text:style-name="P4">
描述: Bakhmut的一部分仍在乌克兰国防军的控制之下。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РНБО', 'Данілов', 'Війна з Росією']</text:p>
      <text:p text:style-name="P4">
类型: Article</text:p>
      <!--METADATA-->
      <text:p text:style-name="P4">
<draw:frame draw:style-name="fr1" draw:name="Image118" text:anchor-type="as-char" svg:width="6.9236in" svg:height="3.956343in" draw:z-index="0">
<draw:image xlink:href="../Images/yкринформ/2023-05-23T19-20-00-03-00/630_360_1682412643-256.png" xlink:type="simple" xlink:show="embed" xlink:actuate="onLoad" draw:mime-type="image/png"/>
</draw:frame>
Abakhmut的一部分仍在乌克兰国防军的控制之下。</text:p>
      <text:p text:style-name="P4">
根据乌克林福姆的说法，这是在采访中<text:a xlink:type="simple" xlink:href="https://edition.cnn.com/europe/live-news/russia-ukraine-war-news-05-23-23/index.html" text:style-name="Internet_20_link" text:visited-style-name="Visited_20_Internet_20_Link">
</text:a>
NSDC秘书Alexei Danilov说。</text:p>
      <text:p text:style-name="P4">
“阿斯蒂娜·巴赫穆特(Astina Bakhmut)仍在乌克兰国防军的控制之下。 如果他们是(俄罗斯人 -  ed。)他们相信自己拿走了巴赫穆特，我可以说这不是真的。 今天，巴赫穆特的一部分在我们的控制之下。 我不能这么说，但是巴赫穆特的一部分仍处于我们的火灾之下，”他说。</text:p>
      <text:p text:style-name="P4">
NSDC秘书指出，将这座城市尽可能长时间的决定摧毁了许多占领军。</text:p>
      <text:p text:style-name="P4">
“关于巴赫穆特，它们是战略层面的决定。 在总司令 - 总司令的率会议上，不断监控防守行动。 我们了解我们为什么这样做。 Nabakhmut方向被许多俄罗斯士兵杀死，只有<text:a xlink:type="simple" xlink:href="https://www.ukrinform.ua/tag-pvk-vagnera" text:style-name="Internet_20_link" text:visited-style-name="Visited_20_Internet_20_Link">
</text:a>
，ISPEC，空军和其他俄罗斯军队的代表。 有大量的设备，他们花了大量的胸部。 这是我们的战略防御行动，这对于小说来说是成功的，因为我们保留了每天制作的领土。 Bakhmut不需要10个月。 他们可以吹嘘什么？” Danilov补充说。</text:p>
      <text:p text:style-name="P4">
<text:span text:style-name="T4">
另请阅读：</text:span>
 <text:a xlink:type="simple" xlink:href="https://www.ukrinform.ua/rubric-ato/3713168-na-bahmutskomu-napramku-zmensilas-kilkist-boezitknen-cerevatij.html" text:style-name="Internet_20_link" text:visited-style-name="Visited_20_Internet_20_Link">
<text:span text:style-name="T4">
 bakhmut </text:span>
</text:a>
他还强调，当乌克兰总统决定开始反对意见时，俄罗斯必须感受到这一点。</text:p>
      <text:p text:style-name="P4">
“我们正在制定计划。 我们清楚地知道何时，何处，开始什么。 总统，池塘指挥官会议的最终决定。 当解决方案时(关于反性 -  ed。)它将被接受，俄罗斯一定会感觉到。”他说。</text:p>
      <text:p text:style-name="P4">
根据乌克林福姆的说法，国防副部长安娜·马里亚尔(Anna Malyar)说<text:a xlink:type="simple" xlink:href="https://www.ukrinform.ua/rubric-ato/3712923-na-pivnoci-j-pivdni-vid-bahmuta-zsu-maut-neznacne-prosuvanna-malar.html" text:style-name="Internet_20_link" text:visited-style-name="Visited_20_Internet_20_Link">
</text:a>
在沼泽的北部和南部。</text:p>
      <text:p text:style-name="P4">
News Source: <text:a xlink:type="simple" xlink:href="https://www.ukrinform.ua/rubric-ato/3713227-ukraina-dosi-kontrolue-castinu-bahmuta-danilov.html" text:style-name="Internet_20_link" text:visited-style-name="Visited_20_Internet_20_Link">
https://www.ukrinform.ua/rubric-ato/3713227-ukraina-dosi-kontrolue-castinu-bahmuta-danilov.html</text:a>
</text:p>
      <!--NEWS-->
      <text:h text:style-name="P10" text:outline-level="1">
<text:span text:style-name="T4">
俄罗斯人解雇了赫尔森地区的村庄，受伤了</text:span>
</text:h>
      <text:p text:style-name="P4">
作者: Ukrinform (Person)</text:p>
      <text:p text:style-name="P4">
出版商: Укринформ (Organization)</text:p>
      <text:p text:style-name="P4">
出版时间: 2023-05-23T19:21:00+03:00</text:p>
      <text:p text:style-name="P4">
修改时间: 2023-05-23T19:21:00+03:00</text:p>
      <text:p text:style-name="P4">
描述: 俄罗斯联邦的军队再次向赫尔森地区开火，死者受伤。  - 乌克林。</text:p>
      <text:p text:style-name="P4">
图片: ['<text:a xlink:type="simple" xlink:href="https://static.ukrinform.com/photos/2023_05/thumb_files/630_360_1684858979-563.jpeg" text:style-name="Internet_20_link" text:visited-style-name="Visited_20_Internet_20_Link">
630_360_16848...</text:a>
', '<text:a xlink:type="simple" xlink:href="https://static.ukrinform.com/photos/2023_05/1684858998-406.jpeg" text:style-name="Internet_20_link" text:visited-style-name="Visited_20_Internet_20_Link">
1684858998-40...</text:a>
']</text:p>
      <text:p text:style-name="P4">
标签: ['Херсонщина', 'Обстріл', 'Поранені', 'Загибель', 'Війна з Росією']</text:p>
      <text:p text:style-name="P4">
类型: Article</text:p>
      <!--METADATA-->
      <text:p text:style-name="P4">
<draw:frame draw:style-name="fr1" draw:name="Image119" text:anchor-type="as-char" svg:width="6.9236in" svg:height="3.956343in" draw:z-index="0">
<draw:image xlink:href="../Images/yкринформ/2023-05-23T19-21-00-03-00/630_360_1684858979-563.jpeg" xlink:type="simple" xlink:show="embed" xlink:actuate="onLoad" draw:mime-type="image/jpeg"/>
</draw:frame>
军事联合会再次在赫尔森地区开火，有一个死去的tatraved。</text:p>
      <text:p text:style-name="P4">
根据乌克林福姆的说法，检察长的办公室报告了<text:a xlink:type="simple" xlink:href="https://t.me/pgo_gov_ua/12458" text:style-name="Internet_20_link" text:visited-style-name="Visited_20_Internet_20_Link">
</text:a>
在伯里斯拉夫地区检察官办公室的程序领导下，刑事诉讼进行了预审调查(艺术的第2部分。 乌克兰《刑法》的438).</text:p>
      <text:p text:style-name="P4">
За даними слідства, близько 16:30 травня російські військові здійснилимінометний <text:a xlink:type="simple" xlink:href="https://www.ukrinform.ua/tag-obstril" text:style-name="Internet_20_link" text:visited-style-name="Visited_20_Internet_20_Link">
 </text:a>
uberlav区的LVIV村庄。</text:p>
      <text:p text:style-name="P4">
一名男子因受伤而丧生。 另一名平民受伤，住院。</text:p>
      <text:p text:style-name="P4">
<draw:frame draw:style-name="fr1" draw:name="Image120" text:anchor-type="as-char" svg:width="6.9236in" svg:height="5.1927in" draw:z-index="0">
<draw:image xlink:href="../Images/yкринформ/2023-05-23T19-21-00-03-00/1684858998-406.jpeg" xlink:type="simple" xlink:show="embed" xlink:actuate="onLoad" draw:mime-type="image/jpeg"/>
</draw:frame>
<text:span text:style-name="T4">
另请阅读：</text:span>
 <text:a xlink:type="simple" xlink:href="https://www.ukrinform.ua/rubric-ato/3713141-zagarbniki-obstrilali-ocakiv-poskodzeni-zitlovi-budinki-magazini-ta-gazoprovid.html" text:style-name="Internet_20_link" text:visited-style-name="Visited_20_Internet_20_Link">
<text:span text:style-name="T4">
射击</text:span>
</text:a>
正在采取优先措施来记录乌克兰 - 侵略者军队犯下的犯罪。</text:p>
      <text:p text:style-name="P4">
正如乌克林福姆(Ukrinform)报道的，在Kherson地区<text:a xlink:type="simple" xlink:href="https://www.ukrinform.ua/rubric-regions/3713064-na-hersonsini-zagarbniki-obstrilali-elektrikiv-aki-lagodili-merezu.html" text:style-name="Internet_20_link" text:visited-style-name="Visited_20_Internet_20_Link">
</text:a>
照片：Kherson地区检察官办公室</text:p>
      <text:p text:style-name="P4">
News Source: <text:a xlink:type="simple" xlink:href="https://www.ukrinform.ua/rubric-ato/3713229-rosiani-obstrilali-selo-na-hersonsini-e-zagiblij-i-poranenij.html" text:style-name="Internet_20_link" text:visited-style-name="Visited_20_Internet_20_Link">
https://www.ukrinform.ua/rubric-ato/3713229-rosiani-obstrilali-selo-na-hersonsini-e-zagiblij-i-poranenij.html</text:a>
</text:p>
      <!--NEWS-->
      <text:h text:style-name="P10" text:outline-level="1">
<text:span text:style-name="T4">
在每天五个方向上有16场战斗冲突</text:span>
</text:h>
      <text:p text:style-name="P4">
作者: Ukrinform (Person)</text:p>
      <text:p text:style-name="P4">
出版商: Укринформ (Organization)</text:p>
      <text:p text:style-name="P4">
出版时间: 2023-05-23T19:23:35+03:00</text:p>
      <text:p text:style-name="P4">
修改时间: 2023-05-23T19:23:35+03:00</text:p>
      <text:p text:style-name="P4">
描述: 在库平，莱曼斯基，巴赫穆特，阿夫迪夫和马林斯克的那天，发生了16次战斗碰撞。  - 乌克林。</text:p>
      <text:p text:style-name="P4">
图片: ['<text:a xlink:type="simple" xlink:href="https://static.ukrinform.com/photos/2023_04/thumb_files/630_360_1682620469-597.jpg" text:style-name="Internet_20_link" text:visited-style-name="Visited_20_Internet_20_Link">
630_360_16826...</text:a>
']</text:p>
      <text:p text:style-name="P4">
标签: ['Генштаб', 'ЗСУ', 'Війна з Росією']</text:p>
      <text:p text:style-name="P4">
类型: Article</text:p>
      <!--METADATA-->
      <text:p text:style-name="P4">
<draw:frame draw:style-name="fr1" draw:name="Image121" text:anchor-type="as-char" svg:width="6.9236in" svg:height="3.956343in" draw:z-index="0">
<draw:image xlink:href="../Images/yкринформ/2023-05-23T19-23-35-03-00/630_360_1682620469-597.jpg" xlink:type="simple" xlink:show="embed" xlink:actuate="onLoad" draw:mime-type="image/jpeg"/>
</draw:frame>
Nakupyansky，Lyman，Bakhmut，Avdiivsky和Marinsky Napryamki发生在白天。</text:p>
      <text:p text:style-name="P4">
根据乌克兰的说法，乌克兰武装部队的总参谋部在[]中报道(https://www.facebook.com/GeneralStaff.ua/posts/pfbid0Ub5r2CaSRnsC4V9AAmFGGFFvhupPXx761KFuQSXc5TgkmzS7Q3re3ktHq8ysbWWDl)截至5月23日18:00发布了及时信息。</text:p>
      <text:p text:style-name="P4">
“在这个时代，没有导弹罢工。 但是，敌人进行了25次航空罢工，并在我们的部队和定居点的位置上对喷气系统火灾进行了20多次炮击。 不幸的是，埃扎吉尔(Ezagyls)和平民人口，私人住宅建筑和行政基础设施的受伤者受到损害。”该消息写道。</text:p>
      <text:p text:style-name="P4">
整个乌克兰的火箭和航空罢工的可能性很高。</text:p>
      <text:p text:style-name="P4">
“敌人继续专注于Kupyansk，Lyman，Bakhmut，Avdiiv和Mariinsky的主要努力。 在白天，总共有16次战斗碰撞，而巴赫穆特(Bakhmut)和马林卡(Marinka)对敌对行动进行了擦拭。</text:p>
      <text:p text:style-name="P4">
在<text:span text:style-name="T4">
 Volynskyi </text:span>
和<text:span text:style-name="T4">
 Polissya方向</text:span>
无显着变化的操作情况。</text:p>
      <text:p text:style-name="P4">
<text:span text:style-name="T4">
另请阅读：</text:span>
 <text:a xlink:type="simple" xlink:href="https://www.ukrinform.ua/rubric-ato/3713160-rosiani-za-dobu-565-raziv-obstriluvali-kupanskij-napramok-vidbulosa-pat-boezitknen.html" text:style-name="Internet_20_link" text:visited-style-name="Visited_20_Internet_20_Link">
</text:a>
在<text:span text:style-name="T4">
 Siverskyi </text:span>
和<text:span text:style-name="T4">
 Slobozhansky的指示</text:span>
敌人继续在与乌克兰的边境地区保留了体内的存在。 在耶琳·切尔尼希夫地区Khrinivka定居点的先发制性迫击炮和炮击期间； Gudovo, Vovkivka, Novomykolaivka and the Great Pisariv Kasuma region, as well as moan, Udi, Sagittari, Deep, Morokhovets, Lipka, Neskutny, Ogirtseve, Gatyshche, Pletenivka, Vovchansk, Varvanyk, Nesterne, Budarki and Dandelions in Kharkiv.</text:p>
      <text:p text:style-name="P4">
在<text:span text:style-name="T4">
 kupyansk的方向</text:span>
，在白天，进攻行动的入侵者并非如此。 Kamianka，Poplar，Krasne First，Novomlinsk，两年，Masyutivka，Mala Shapkivka，Kindrashivka，Kupyansk，Tabaivka，Berestovo，Kharkiv地区和Stelmakhivka Lugansk地区，Altar shallillery andertar shallillery andertar selling and Stelmakhivka lugansk地区。在白天，在<text:span text:style-name="T4">
巴赫穆特方向</text:span>
，俄罗斯军队在定居于Chrome的方向上执行了不成功的连续行动。 Bila Gora，Azarivka和Toretsk的定居点的空袭受到了袭击。 Kramatorsk，Vasyukivka，Orikhovo-Vasylivka，Grigorivka，Bakhmut，Ivanivske，Stupochka，Konstantinovka，White Gora，White Gora，Toretsk，Toretsk，North，North，North，South，South，South，South，South和New York donetsk地区受到了寄宿的伤害。</text:p>
      <text:p text:style-name="P4">
<text:span text:style-name="T4">
另请阅读：</text:span>
 <text:a xlink:type="simple" xlink:href="https://www.ukrinform.ua/rubric-ato/3713168-na-bahmutskomu-napramku-zmensilas-kilkist-boezitknen-cerevatij.html" text:style-name="Internet_20_link" text:visited-style-name="Visited_20_Internet_20_Link">
<text:span text:style-name="T4">
方向</text:span>
</text:a>
在<text:span text:style-name="T4">
 avdeevsky方向</text:span>
敌人白天没有表演敌人。 在陶瓷定居点，芦苇，燕子，Avdiivka，Severene，Vodyane，Pervomaisk，Netaylovo，Netaylovo，Karlovka和Nevelskedenetsk地区的陶瓷站点。</text:p>
      <text:p text:style-name="P4">
在<text:span text:style-name="T4">
马林斯基方向上</text:span>
国防军部队在Marinka地区击退了许多攻击。 同时，敌对的炮击暴露于Krasnogorovka，St. George，Maximilyanivka，Kurakhovo和Victory Donetsk地区。</text:p>
      <text:p text:style-name="P4">
俄罗斯军队在<text:span text:style-name="T4">
 shakhtar的方向上</text:span>
在Prychistivka击中了空袭，在Paraskovka，Novomikhailivka，Mulled，Bogoyavlenka，Golden Niva和Gorge Novosilka的定居点开火。</text:p>
      <text:p text:style-name="P4">
在<text:span text:style-name="T4">
 zaporizhzhya </text:span>
和<text:span text:style-name="T4">
 kherson的方向</text:span>
入侵者继续采取了动作。 他们不会停止破坏定居点的基础架构，这是战斗碰撞线的方式。 在这一天，在小型TOCT和Steppe Zaporizhhya地区Gulyaypol造成了航空 - 海上风格，<text:a xlink:type="simple" xlink:href="https://www.ukrinform.ua/tag-obstril" text:style-name="Internet_20_link" text:visited-style-name="Visited_20_Internet_20_Link">
</text:a>
来自乌雷米夫卡炮兵，伯拉特斯克，诺茨克地区绿色田地； Olgivske，Gulyaypole，Railway，Belogorye，Small Tokmachka，Mali Shcherbaki和Kamianske Zaporizhhzhya地区； Golden Balka，Vesele，Cossack，Lviv，Lviv，Antonovka，Antonovka，Kizomis，Kizomis，Stanislavherson地区和Kherson。</text:p>
      <text:p text:style-name="P4">
敌人继续使用乌克兰暂时热情领土的平民医疗机构出于自己的目的。 因此，Belovodsk中部地区，医院被改造成一家军事医院。 目前，该医疗机构溢出的俄罗斯入侵者严重程度不同。</text:p>
      <text:p text:style-name="P4">
<text:span text:style-name="T4">
另请阅读：</text:span>
 <text:a xlink:type="simple" xlink:href="https://www.ukrinform.ua/rubric-ato/3713129-ponad-1000-vognevih-zavdan-za-dobu-ak-sili-oboroni-nisat-voroga-na-tavrijskomu-napramku.html" text:style-name="Internet_20_link" text:visited-style-name="Visited_20_Internet_20_Link">
</text:a>
</text:p>
      <text:p text:style-name="P4">
此外，导弹部队和炮兵部队被3个管理要点，4个武器和军事设备，1个弹药仓库，2个炮火阵地的炮兵部队以及3个更重要的敌人目标击中。</text:p>
      <text:p text:style-name="P4">
正如乌克林福姆报道的，乌克兰的国防军从2022年2月24日至2023年23日<text:a xlink:type="simple" xlink:href="https://www.ukrinform.ua/rubric-ato/3712858-zsu-znisili-vze-204-360-rosijskih-zagarbnikiv.html" text:style-name="Internet_20_link" text:visited-style-name="Visited_20_Internet_20_Link">
</text:a>
其中，有480人在过去的一天。</text:p>
      <text:p text:style-name="P4">
_foto：武装部队总参谋部</text:p>
      <text:p text:style-name="P4">
News Source: <text:a xlink:type="simple" xlink:href="https://www.ukrinform.ua/rubric-ato/3713228-na-pati-napramkah-frontu-za-dobu-vidbulisa-16-bojovih-zitknen.html" text:style-name="Internet_20_link" text:visited-style-name="Visited_20_Internet_20_Link">
https://www.ukrinform.ua/rubric-ato/3713228-na-pati-napramkah-frontu-za-dobu-vidbulisa-16-bojovih-zitknen.html</text:a>
</text:p>
      <!--NEWS-->
      <text:h text:style-name="P10" text:outline-level="1">
<text:span text:style-name="T4">
LG展示了一个新房子 - 野蛮人</text:span>
</text:h>
      <text:p text:style-name="P4">
作者: Ukrinform (Person)</text:p>
      <text:p text:style-name="P4">
出版商: Укринформ (Organization)</text:p>
      <text:p text:style-name="P4">
出版时间: 2023-05-23T19:29:00+03:00</text:p>
      <text:p text:style-name="P4">
修改时间: 2023-05-23T19:29:00+03:00</text:p>
      <text:p text:style-name="P4">
描述: LG推出了一种新的高质量自制Cinebeam PU700R。  - 乌克林。</text:p>
      <text:p text:style-name="P4">
图片: ['<text:a xlink:type="simple" xlink:href="https://static.ukrinform.com/photos/2023_05/thumb_files/630_360_1684852551-861.jpeg" text:style-name="Internet_20_link" text:visited-style-name="Visited_20_Internet_20_Link">
630_360_16848...</text:a>
', '<text:a xlink:type="simple" xlink:href="https://static.ukrinform.com/photos/2023_05/1684852550-146.jpeg" text:style-name="Internet_20_link" text:visited-style-name="Visited_20_Internet_20_Link">
1684852550-14...</text:a>
', '<text:a xlink:type="simple" xlink:href="https://static.ukrinform.com/photos/2023_05/1684852550-845.jpeg" text:style-name="Internet_20_link" text:visited-style-name="Visited_20_Internet_20_Link">
1684852550-84...</text:a>
']</text:p>
      <text:p text:style-name="P4">
标签: ['Технології', 'Гаджети', 'Wi-Fi', 'Bluetooth']</text:p>
      <text:p text:style-name="P4">
类型: Article</text:p>
      <!--METADATA-->
      <text:p text:style-name="P4">
<draw:frame draw:style-name="fr1" draw:name="Image122" text:anchor-type="as-char" svg:width="6.9236in" svg:height="3.956343in" draw:z-index="0">
<draw:image xlink:href="../Images/yкринформ/2023-05-23T19-29-00-03-00/630_360_1684852551-861.jpeg" xlink:type="simple" xlink:show="embed" xlink:actuate="onLoad" draw:mime-type="image/jpeg"/>
</draw:frame>
LLG推出了一种新的高质量自制Sininebeam PU700R。</text:p>
      <text:p text:style-name="P4">
正如乌克林福姆报道的那样，它报告了<text:a xlink:type="simple" xlink:href="https://newatlas.com/home-entertainment/lg-cinebeam-pu700r-projector/" text:style-name="Internet_20_link" text:visited-style-name="Visited_20_Internet_20_Link">
</text:a>
。</text:p>
      <text:p text:style-name="P4">
它的大小为162.5 x 304.8 x 144.7毫米，重量为3 kg，对应于便携式设备LG的大小和重量。</text:p>
      <text:p text:style-name="P4">
但是，该项目没有内置的电池，因此用户仍然可以寻找插座。</text:p>
      <text:p text:style-name="P4">
<draw:frame draw:style-name="fr1" draw:name="Image123" text:anchor-type="as-char" svg:width="6.9236in" svg:height="6.949243in" draw:z-index="0">
<draw:image xlink:href="../Images/yкринформ/2023-05-23T19-29-00-03-00/1684852550-146.jpeg" xlink:type="simple" xlink:show="embed" xlink:actuate="onLoad" draw:mime-type="image/jpeg"/>
</draw:frame>
Cinebeam PU700R目前的售价为1,699.99美元，包括背光控制。</text:p>
      <text:p text:style-name="P4">
注意到Cinebeam PU700R的分辨率等于4K UHD(3 840 x2 160像素). Він дозволяє транслювати контент на «екран» з розміром до 305см.</text:p>
      <text:p text:style-name="P4">
<text:span text:style-name="T4">
Читайте також:</text:span>
 <text:a xlink:type="simple" xlink:href="https://www.ukrinform.ua/rubric-technology/3707634-google-prezentuvala-tri-novih-pristroi-pixel.html" text:style-name="Internet_20_link" text:visited-style-name="Visited_20_Internet_20_Link">
 <text:span text:style-name="T4">
Google</text:span>
 <text:span text:style-name="T4">
презентувала</text:span>
 <text:span text:style-name="T4">
три</text:span>
 <text:span text:style-name="T4">
нових</text:span>
<text:span text:style-name="T4">
пристрої</text:span>
 <text:span text:style-name="T4">
Pixel</text:span>
 </text:a>
除其他外，该项目具有用于电缆连接的HDMI和USB输入。在屏幕共享的支持下，包括Bluetooth和Wi-Fi。</text:p>
      <text:p text:style-name="P4">
<draw:frame draw:style-name="fr1" draw:name="Image124" text:anchor-type="as-char" svg:width="6.9236in" svg:height="6.949243in" draw:z-index="0">
<draw:image xlink:href="../Images/yкринформ/2023-05-23T19-29-00-03-00/1684852550-845.jpeg" xlink:type="simple" xlink:show="embed" xlink:actuate="onLoad" draw:mime-type="image/jpeg"/>
</draw:frame>
还有一个5W扬声器，但是该设备可以连接到具有蓝牙支持的两个型动力学。</text:p>
      <text:p text:style-name="P4">
正如韩国公司乌克林福姆(Ukrinform)报告<text:a xlink:type="simple" xlink:href="https://www.ukrinform.ua/rubric-technology/3701696-lg-predstavila-novij-tonkij-noutbuk.html" text:style-name="Internet_20_link" text:visited-style-name="Visited_20_Internet_20_Link">
</text:a>
克超级lim。</text:p>
      <text:p text:style-name="P4">
News Source: <text:a xlink:type="simple" xlink:href="https://www.ukrinform.ua/rubric-technology/3713189-lg-predstavila-novij-domasnij-proektor.html" text:style-name="Internet_20_link" text:visited-style-name="Visited_20_Internet_20_Link">
https://www.ukrinform.ua/rubric-technology/3713189-lg-predstavila-novij-domasnij-proektor.html</text:a>
</text:p>
      <!--NEWS-->
      <text:h text:style-name="P10" text:outline-level="1">
<text:span text:style-name="T4">
在Kropyvnytskyi，他们向四名死军人道别</text:span>
</text:h>
      <text:p text:style-name="P4">
作者: Ukrinform (Person)</text:p>
      <text:p text:style-name="P4">
出版商: Укринформ (Organization)</text:p>
      <text:p text:style-name="P4">
出版时间: 2023-05-23T19:32:58+03:00</text:p>
      <text:p text:style-name="P4">
修改时间: 2023-05-23T19:32:58+03:00</text:p>
      <text:p text:style-name="P4">
描述: 在Kropyvnytskyi，在与俄罗斯的战争中被杀的四人以最后的方式举行。  - 乌克林。</text:p>
      <text:p text:style-name="P4">
图片: ['<text:a xlink:type="simple" xlink:href="https://static.ukrinform.com/photos/2023_05/thumb_files/630_360_1684859457-399.jpg" text:style-name="Internet_20_link" text:visited-style-name="Visited_20_Internet_20_Link">
630_360_16848...</text:a>
']</text:p>
      <text:p text:style-name="P4">
标签: ['Кропивницький', 'Прощання', 'Військові', 'Війна з Росією']</text:p>
      <text:p text:style-name="P4">
类型: Article</text:p>
      <!--METADATA-->
      <text:p text:style-name="P4">
<draw:frame draw:style-name="fr1" draw:name="Image125" text:anchor-type="as-char" svg:width="6.9236in" svg:height="3.956343in" draw:z-index="0">
<draw:image xlink:href="../Images/yкринформ/2023-05-23T19-32-58-03-00/630_360_1684859457-399.jpg" xlink:type="simple" xlink:show="embed" xlink:actuate="onLoad" draw:mime-type="image/jpeg"/>
</draw:frame>
Kropyvnytskyi被置于与俄罗斯战争中四人丧生的最后一条道路上。</text:p>
      <text:p text:style-name="P4">
关于它报告了[] Kropyvnytskyi市议会(https://www.facebook.com/krrada.official/posts/pfbid02CbZYPiiNMJ4TmBy2RdWkRCWMptZ8f8BERnqz145Ah1YM9kzRHSfLPuDF2N7GdkZVl)，报道乌克林福姆。</text:p>
      <text:p text:style-name="P4">
“今天，5月23日，乡镇居民在弗拉基米尔登基科(Vladimirlenchenko)，谢尔盖·菲什丘克(Sergey Fishchuk)和弗拉基米尔·迪迪克(Vladimir Didik)和中士塞尔吉·塞雷纳特(Sergiy Cherenat)的官员中度过了一篇官员的领导人。”</text:p>
      <text:p text:style-name="P4">
步枪排的46岁首席中士Volodymyr Lenchenko死于Donetsk地区的颞YAR的12日。</text:p>
      <text:p text:style-name="P4">
谢尔盖·菲什丘克(Sergey Fishchuk)是一场激增的调查，一名40岁的战士于5月15日在顿涅茨克地区的沃克罗夫斯基地区去世。</text:p>
      <text:p text:style-name="P4">
弗拉基米尔·迪迪克(Vladimir Didik)在55岁时与俄罗斯人战斗。 2022年6月，他希望在Siverskodonetsk区的Toshkivka <text:a xlink:type="simple" xlink:href="https://www.ukrinform.ua/tag-lugansina" text:style-name="Internet_20_link" text:visited-style-name="Visited_20_Internet_20_Link">
</text:a>
。</text:p>
      <text:p text:style-name="P4">
酋长谢尔盖·切纳特(Sergey Chernat)于8月10日在顿涅茨克地区的Marinka去世。</text:p>
      <text:p text:style-name="P4">
最后的勇士在达利卡东部公墓的军事葬礼的荣誉小巷中发现。 追悼会由Kropyvnytskyi大主教和乌克兰Mark的Golovan东正教教堂提供服务。</text:p>
      <text:p text:style-name="P4">
正如乌克林福姆报道的，5月19日<text:a xlink:type="simple" xlink:href="https://www.ukrinform.ua/rubric-regions/3711473-u-kropivnickomu-pohovali-sistoh-zahisnikiv-ukraini.html" text:style-name="Internet_20_link" text:visited-style-name="Visited_20_Internet_20_Link">
</text:a>
 .</text:p>
      <text:p text:style-name="P4">
News Source: <text:a xlink:type="simple" xlink:href="https://www.ukrinform.ua/rubric-regions/3713234-u-kropivnickomu-poprosalis-iz-cotirma-zagiblimi-vijskovimi.html" text:style-name="Internet_20_link" text:visited-style-name="Visited_20_Internet_20_Link">
https://www.ukrinform.ua/rubric-regions/3713234-u-kropivnickomu-poprosalis-iz-cotirma-zagiblimi-vijskovimi.html</text:a>
</text:p>
      <!--NEWS-->
      <text:h text:style-name="P10" text:outline-level="1">
<text:span text:style-name="T4">
乌克兰的国防购买转换为北约成员国政府的模式</text:span>
</text:h>
      <text:p text:style-name="P4">
作者: Ukrinform (Person)</text:p>
      <text:p text:style-name="P4">
出版商: Укринформ (Organization)</text:p>
      <text:p text:style-name="P4">
出版时间: 2023-05-23T19:37:00+03:00</text:p>
      <text:p text:style-name="P4">
修改时间: 2023-05-23T19:37:00+03:00</text:p>
      <text:p text:style-name="P4">
描述: 乌克兰部长的内阁通过了一项决议，在该决议中，为乌克兰武装部队购买武器和军事装备将由国防部进行。  - 乌克林。</text:p>
      <text:p text:style-name="P4">
图片: ['<text:a xlink:type="simple" xlink:href="https://static.ukrinform.com/photos/2020_12/thumb_files/630_360_1608131272-754.jpg" text:style-name="Internet_20_link" text:visited-style-name="Visited_20_Internet_20_Link">
630_360_16081...</text:a>
']</text:p>
      <text:p text:style-name="P4">
标签: ['Кабмін', 'Міноборони', 'Оборона', 'Уряд', 'Оборонні закупівлі']</text:p>
      <text:p text:style-name="P4">
类型: Article</text:p>
      <!--METADATA-->
      <text:p text:style-name="P4">
<draw:frame draw:style-name="fr1" draw:name="Image126" text:anchor-type="as-char" svg:width="6.9236in" svg:height="3.949857in" draw:z-index="0">
<draw:image xlink:href="../Images/yкринформ/2023-05-23T19-37-00-03-00/630_360_1608131272-754.jpg" xlink:type="simple" xlink:show="embed" xlink:actuate="onLoad" draw:mime-type="image/jpeg"/>
</draw:frame>
乌克兰部长的内阁通过了一项决议，在该决议中，为乌克兰武装部队购买武器和军事装备将由国防采购局进行。</text:p>
      <text:p text:style-name="P4">
正如乌克林福姆报道的那样，它报告了<text:a xlink:type="simple" xlink:href="https://www.kmu.gov.ua/news/oboronni-zakupivli-v-ukraini-perekhodiat-na-model-derzhav-chleniv-nato-oleksii-reznikov" text:style-name="Internet_20_link" text:visited-style-name="Visited_20_Internet_20_Link">
</text:a>
“我们在2022年创建的代理机构与该部的机构分开，该机构将腐败风险降至最低。该决定使辩方更接近北约标准和程序的实施，将有助于使用预算使用并减少为货物供应的供应武装部队的需求。</text:p>
      <text:p text:style-name="P4">
反过来，国防部副部长丹尼斯·莎拉波夫(Denis Sharapov)指出，他现在已经以旨在在国家安全领域和[]领域实施国家拥有的计划的商品，工程和服务的购买商品，工程和服务。(https://www.ukrinform.ua/tag-oborona)，将提供一个国家机构。 据他说，这是在需要的基础上进行使用的资金的限制，这是由乌克兰武装部队决定的。</text:p>
      <text:p text:style-name="P4">
*!(https://www.ukrinform.ua/rubric-ato/3710160-urad-zatverdiv-poradok-vikoristanna-kostiv-agencieu-oboronnih-zakupivel.html)目前，乌克兰国防部正在吸引英国，挪威和北约支持和供应机构的合作伙伴，以协助开发国防采购机构的机制并评估北约州立客户服务。</text:p>
      <text:p text:style-name="P4">
正如乌克兰乌克兰(Ukrinform)报道的那样，乌克兰沃迪米尔·泽伦斯基(Volodymyr Zelensky)签署了<text:a xlink:type="simple" xlink:href="https://www.ukrinform.ua/rubric-polytics/3685391-prezident-pidpisav-zakon-pro-prozorist-v-oboronnih-zakupivlah.html" text:style-name="Internet_20_link" text:visited-style-name="Visited_20_Internet_20_Link">
</text:a>
</text:p>
      <text:p text:style-name="P4">
News Source: <text:a xlink:type="simple" xlink:href="https://www.ukrinform.ua/rubric-ato/3713236-oboronni-zakupivli-v-ukraini-perehodat-na-model-derzavcleniv-nato-urad.html" text:style-name="Internet_20_link" text:visited-style-name="Visited_20_Internet_20_Link">
https://www.ukrinform.ua/rubric-ato/3713236-oboronni-zakupivli-v-ukraini-perehodat-na-model-derzavcleniv-nato-urad.html</text:a>
</text:p>
      <!--NEWS-->
      <text:h text:style-name="P10" text:outline-level="1">
<text:span text:style-name="T4">
Svitolina将在Gerrogenbos比赛的主要网格中播放</text:span>
</text:h>
      <text:p text:style-name="P4">
作者: Ukrinform (Person)</text:p>
      <text:p text:style-name="P4">
出版商: Укринформ (Organization)</text:p>
      <text:p text:style-name="P4">
出版时间: 2023-05-23T19:38:41+03:00</text:p>
      <text:p text:style-name="P4">
修改时间: 2023-05-23T19:38:41+03:00</text:p>
      <text:p text:style-name="P4">
描述: 乌克兰人收到了组织者的通配符。  - 乌克林。</text:p>
      <text:p text:style-name="P4">
图片: ['<text:a xlink:type="simple" xlink:href="https://static.ukrinform.com/photos/2023_05/thumb_files/630_360_1684859828-468.jpg" text:style-name="Internet_20_link" text:visited-style-name="Visited_20_Internet_20_Link">
630_360_16848...</text:a>
']</text:p>
      <text:p text:style-name="P4">
标签: ['Світоліна', 'Теніс']</text:p>
      <text:p text:style-name="P4">
类型: Article</text:p>
      <!--METADATA-->
      <text:p text:style-name="P4">
<draw:frame draw:style-name="fr1" draw:name="Image127" text:anchor-type="as-char" svg:width="6.9236in" svg:height="3.956343in" draw:z-index="0">
<draw:image xlink:href="../Images/yкринформ/2023-05-23T19-38-41-03-00/630_360_1684859828-468.jpg" xlink:type="simple" xlink:show="embed" xlink:actuate="onLoad" draw:mime-type="image/jpeg"/>
</draw:frame>
乌克兰站在组织者的通配符上。</text:p>
      <text:p text:style-name="P4">
Elina Svitolina将在WTA锦标赛250大学Gerrogenbos开始本赛季的草药部分，比赛的组织者是通过通配符的烤箱网向乌克兰人提供的，<text:a xlink:type="simple" xlink:href="https://twitter.com/LibemaOpen/status/1660929566381096962" text:style-name="Internet_20_link" text:visited-style-name="Visited_20_Internet_20_Link">
</text:a>
乌克林福姆报道，新闻服务。</text:p>
      <text:p text:style-name="P4">
自2014年以来，Svitolina将首次在Gerrogenbos演出。 然后，埃琳娜(Elina)进入了比赛的第一/4决赛。</text:p>
      <text:p text:style-name="P4">
Gertogenbos的比赛将于6月12日至6月18日举行。</text:p>
      <text:p text:style-name="P4">
本周，Svitolina在Strasbourg的WTA锦标赛250上演出。 她击败了第二个比赛，击败了美国的路易丝·奇里科(Louise Chiriko)。</text:p>
      <text:p text:style-name="P4">
<text:span text:style-name="T4">
另请阅读：</text:span>
 <text:a xlink:type="simple" xlink:href="https://www.ukrinform.ua/rubric-sports/3712723-vidoma-supernica-svitolinoi-u-drugomu-koli-turniru-wta-u-strasburzi.html" text:style-name="Internet_20_link" text:visited-style-name="Visited_20_Internet_20_Link">
<text:span text:style-name="T4">
 svitolino </text:span>
</text:a>
正如乌克林福姆报道的那样，艾琳娜(Elina)在职业生涯康复后赢得了11场11场比赛。 在WTA排名中，乌克兰人处于第508位。</text:p>
      <text:p text:style-name="P4">
照片：Twitter.com/libemapen</text:p>
      <text:p text:style-name="P4">
News Source: <text:a xlink:type="simple" xlink:href="https://www.ukrinform.ua/rubric-sports/3713237-svitolina-zigrae-v-osnovnij-sitci-turniru-v-gertogenbosi.html" text:style-name="Internet_20_link" text:visited-style-name="Visited_20_Internet_20_Link">
https://www.ukrinform.ua/rubric-sports/3713237-svitolina-zigrae-v-osnovnij-sitci-turniru-v-gertogenbosi.html</text:a>
</text:p>
      <!--NEWS-->
      <text:h text:style-name="P10" text:outline-level="1">
<text:span text:style-name="T4">
自负担得起的信贷战争开始以来，您已经发行了1009亿张 -  Shmigal</text:span>
</text:h>
      <text:p text:style-name="P4">
作者: Ukrinform (Person)</text:p>
      <text:p text:style-name="P4">
出版商: Укринформ (Organization)</text:p>
      <text:p text:style-name="P4">
出版时间: 2023-05-23T19:41:06+03:00</text:p>
      <text:p text:style-name="P4">
修改时间: 2023-05-23T19:41:06+03:00</text:p>
      <text:p text:style-name="P4">
描述: 在全面战争期间负担得起的贷款计划的框架内，发出了10090亿贷款，上周，UAH 15亿美元。  - 乌克林。</text:p>
      <text:p text:style-name="P4">
图片: ['<text:a xlink:type="simple" xlink:href="https://static.ukrinform.com/photos/2021_02/thumb_files/630_360_1613724187-883.jpg" text:style-name="Internet_20_link" text:visited-style-name="Visited_20_Internet_20_Link">
630_360_16137...</text:a>
']</text:p>
      <text:p text:style-name="P4">
标签: ['Кабмін', 'Гроші', 'Шмигаль', 'Доступні кредити']</text:p>
      <text:p text:style-name="P4">
类型: Article</text:p>
      <!--METADATA-->
      <text:p text:style-name="P4">
<draw:frame draw:style-name="fr1" draw:name="Image128" text:anchor-type="as-char" svg:width="6.9236in" svg:height="3.954646in" draw:z-index="0">
<draw:image xlink:href="../Images/yкринформ/2023-05-23T19-41-06-03-00/630_360_1613724187-883.jpg" xlink:type="simple" xlink:show="embed" xlink:actuate="onLoad" draw:mime-type="image/jpeg"/>
</draw:frame>
在“可用贷款”中，在一场完整的战争中发行了10090亿贷款，上周UAH 15亿美元。</text:p>
      <text:p text:style-name="P4">
关于这位乌克兰丹尼斯·史密斯(Denis Shmigal)总理<text:a xlink:type="simple" xlink:href="https://t.me/Denys_Smyhal/5277" text:style-name="Internet_20_link" text:visited-style-name="Visited_20_Internet_20_Link">
</text:a>
在一次政府会议上，乌克林福姆报道。</text:p>
      <text:p text:style-name="P4">
“就我们而言，我们激活业务支持计划。 优先<text:a xlink:type="simple" xlink:href="https://www.ukrinform.ua/tag-kredit" text:style-name="Internet_20_link" text:visited-style-name="Visited_20_Internet_20_Link">
</text:a>
“ 5-7-9”，Erobot的不可逆转赠款，投资组合保证。 在大战期间，在5-7-9中发行了1009亿UAH，上周UAH 15亿美元。” Shmigal说。</text:p>
      <text:p text:style-name="P4">
据他说，根据投资组合计划，仅在4月份保证了近40亿UAH的清单。 多亏了Erobot的赠款，已经创建了4,000多家新业务。 他们扩大了使用微电磁方向的方向清单，并为退伍军人启动了一项赠款计划。</text:p>
      <text:p text:style-name="P4">
<text:span text:style-name="T4">
另请阅读：</text:span>
 <text:a xlink:type="simple" xlink:href="https://www.ukrinform.ua/rubric-economy/3689542-programa-dostupni-krediti-579-zapracuvala-dla-pidpriemciv-iz-deokupovanih-teritorij.html" text:style-name="Internet_20_link" text:visited-style-name="Visited_20_Internet_20_Link">
<text:span text:style-name="T4">
可用</text:span>
 <text:span text:style-name="T4">
积分</text:span>
</text:a>
总理还补充说，CMU正在努力改善物流，因为他被乌克兰业务的主要挑战之一所治愈。 该项目是卡车车已经证明了其效率。 由于这个清晰，透明的工具，边境的近25,000个交叉口。</text:p>
      <text:p text:style-name="P4">
据报道，政府计划“可用的贷款为5-7-9％”，对1 2020年开始为1。</text:p>
      <text:p text:style-name="P4">
News Source: <text:a xlink:type="simple" xlink:href="https://www.ukrinform.ua/rubric-economy/3713239-z-pocatku-vijni-za-programou-dostupni-krediti-vidali-vze-109-milardiv-smigal.html" text:style-name="Internet_20_link" text:visited-style-name="Visited_20_Internet_20_Link">
https://www.ukrinform.ua/rubric-economy/3713239-z-pocatku-vijni-za-programou-dostupni-krediti-vidali-vze-109-milardiv-smigal.html</text:a>
</text:p>
      <!--NEWS-->
      <text:h text:style-name="P10" text:outline-level="1">
<text:span text:style-name="T4">
LVIV OVA建议在乌克兰护照中禁止俄罗斯 - 转向BP</text:span>
</text:h>
      <text:p text:style-name="P4">
作者: Ukrinform (Person)</text:p>
      <text:p text:style-name="P4">
出版商: Укринформ (Organization)</text:p>
      <text:p text:style-name="P4">
出版时间: 2023-05-23T19:41:46+03:00</text:p>
      <text:p text:style-name="P4">
修改时间: 2023-05-23T19:41:46+03:00</text:p>
      <text:p text:style-name="P4">
描述: LVIV OVA致信Verkhovna Rada，总统办公室和乌克兰内政部，因此对于乌克兰的书籍护照所有者的公民，无需重复俄罗斯的数据。  - 乌克林。</text:p>
      <text:p text:style-name="P4">
图片: ['<text:a xlink:type="simple" xlink:href="https://static.ukrinform.com/photos/2019_12/thumb_files/630_360_1576666521-614.jpg" text:style-name="Internet_20_link" text:visited-style-name="Visited_20_Internet_20_Link">
630_360_15766...</text:a>
']</text:p>
      <text:p text:style-name="P4">
标签: ['Депутат', 'Львівщина', 'Паспорт', 'Заборона', 'Верховна Рада', 'Російська мова']</text:p>
      <text:p text:style-name="P4">
类型: Article</text:p>
      <!--METADATA-->
      <text:p text:style-name="P4">
<draw:frame draw:style-name="fr1" draw:name="Image129" text:anchor-type="as-char" svg:width="6.9236in" svg:height="3.956343in" draw:z-index="0">
<draw:image xlink:href="../Images/yкринформ/2023-05-23T19-41-46-03-00/630_360_1576666521-614.jpg" xlink:type="simple" xlink:show="embed" xlink:actuate="onLoad" draw:mime-type="image/jpeg"/>
</draw:frame>
利维夫斯卡(Lvivska)向乌克兰总统和内政部办公室弗科霍夫纳拉达(Verkhovna Rada)发送了上诉信，因此对于乌克兰公民(Passports-Books)的所有者而言，无需在俄罗斯复制数据。</text:p>
      <text:p text:style-name="P4">
关于<text:a xlink:type="simple" xlink:href="https://t.me/kozytskyy_maksym_official/8329" text:style-name="Internet_20_link" text:visited-style-name="Visited_20_Internet_20_Link">
</text:a>
乌克林福姆报道，马克西姆·科兹基(Maxim Kozytsky)主要报道了OVA OVA。</text:p>
      <text:p text:style-name="P4">
“俄罗斯语言不应在乌克兰人的护照中!9年来，我们国家的领土完整性和主权侵占。 在15个月的时间里，有一场全面的战争。 乌克兰最好的儿子和女儿被杀。 儿童死。 我们的城市和村庄被减去。 在<text:a xlink:type="simple" xlink:href="https://www.ukrinform.ua/tag-pasport" text:style-name="Internet_20_link" text:visited-style-name="Visited_20_Internet_20_Link">
</text:a>
乌克兰人仍以侵略者的语言重复信息。 这个问题无法解决。</text:p>
      <text:p text:style-name="P4">
因此，今天5月23日，利维夫OVA致信乌克兰乌克兰市，总统办公室和乌克兰内政部，供乌克兰的公民，乌克兰公民是护照书或制造纸质护照的所有者。</text:p>
      <text:p text:style-name="P4">
<text:span text:style-name="T4">
另请阅读：</text:span>
 <text:a xlink:type="simple" xlink:href="https://www.ukrinform.ua/rubric-society/3680657-riven-vzivanna-rosijskoi-movi-u-2022-roci-znizivsa-majze-na-10.html" text:style-name="Internet_20_link" text:visited-style-name="Visited_20_Internet_20_Link">
</text:a>
OVA负责人补充说：“我们期待在其他两个领域和州一级支持。”</text:p>
      <text:p text:style-name="P4">
据乌克林福姆(Ukrinform)报道，在遵守乌克兰法律“关于乌克兰语作为国家的运作”的国家语言专员的第三份年度报告结束时30，有人说<text:a xlink:type="simple" xlink:href="https://www.ukrinform.ua/rubric-society/3703157-ukraina-v-umovah-voennogo-stanu-zrobila-znacnij-postup-nazustric-derzavnij-movi.html" text:style-name="Internet_20_link" text:visited-style-name="Visited_20_Internet_20_Link">
</text:a>
，以及2022年变化的动力和性质引起了社会快速“自我熟练”的推出。</text:p>
      <text:p text:style-name="P4">
News Source: <text:a xlink:type="simple" xlink:href="https://www.ukrinform.ua/rubric-regions/3713240-lvivska-ova-proponue-zaboroniti-rosijsku-movu-v-ukrainskih-pasportah-zvernulasa-do-vr.html" text:style-name="Internet_20_link" text:visited-style-name="Visited_20_Internet_20_Link">
https://www.ukrinform.ua/rubric-regions/3713240-lvivska-ova-proponue-zaboroniti-rosijsku-movu-v-ukrainskih-pasportah-zvernulasa-do-vr.html</text:a>
</text:p>
      <!--NEWS-->
      <text:h text:style-name="P10" text:outline-level="1">
<text:span text:style-name="T4">
跆拳道联合会已接纳了来自俄罗斯和白俄罗斯的23名运动员到巴库的巴库世界杯</text:span>
</text:h>
      <text:p text:style-name="P4">
作者: Ukrinform (Person)</text:p>
      <text:p text:style-name="P4">
出版商: Укринформ (Organization)</text:p>
      <text:p text:style-name="P4">
出版时间: 2023-05-23T19:45:45+03:00</text:p>
      <text:p text:style-name="P4">
修改时间: 2023-05-23T19:45:45+03:00</text:p>
      <text:p text:style-name="P4">
描述: 他们将处于中立地位。  - 乌克林。</text:p>
      <text:p text:style-name="P4">
图片: ['<text:a xlink:type="simple" xlink:href="https://static.ukrinform.com/photos/2023_05/thumb_files/630_360_1684860201-224.jpeg" text:style-name="Internet_20_link" text:visited-style-name="Visited_20_Internet_20_Link">
630_360_16848...</text:a>
']</text:p>
      <text:p text:style-name="P4">
标签: ['тхеквондо']</text:p>
      <text:p text:style-name="P4">
类型: Article</text:p>
      <!--METADATA-->
      <text:p text:style-name="P4">
<draw:frame draw:style-name="fr1" draw:name="Image130" text:anchor-type="as-char" svg:width="6.9236in" svg:height="3.956343in" draw:z-index="0">
<draw:image xlink:href="../Images/yкринформ/2023-05-23T19-45-45-03-00/630_360_1684860201-224.jpeg" xlink:type="simple" xlink:show="embed" xlink:actuate="onLoad" draw:mime-type="image/jpeg"/>
</draw:frame>
他们将处于中立状态。</text:p>
      <text:p text:style-name="P4">
跆拳道联合会(世界跆拳道)23名灌溉和白俄罗斯的运动员已承认2023年世界杯中立地位，<text:a xlink:type="simple" xlink:href="http://www.worldtaekwondo.org/wtnews/view.html" text:style-name="Internet_20_link" text:visited-style-name="Visited_20_Internet_20_Link">
</text:a>
乌克林福姆报道，该组织的新闻服务。</text:p>
      <text:p text:style-name="P4">
2023年与跆拳道举行的世界锦标赛将于5月29日至6月6日举行。 在联邦允许他们在中立地位的主持下，这项比赛将是俄罗斯和白俄罗斯人的第一个比赛。</text:p>
      <text:p text:style-name="P4">
由于俄罗斯和白俄罗斯在阿塞拜疆的世界杯上接纳了运动员，乌克兰国家队将参加。 尽管比赛是2024年奥运会的选择，但蓝色和黄色还是会错过比赛。</text:p>
      <text:p text:style-name="P4">
跆拳道联合会不允许两名运动员参加世界锦标赛。作为主管组织，由于中立标准的不一致，运动员的候选人被撤职。 大概是东京Thoompic冠军-Maxim Khramsov和Vladislav Larin。</text:p>
      <text:p text:style-name="P4">
“有23位运动员被预先吸引到世界杯上，成为独立的中立运动员(ain)在4月3日，世界议会与跆拳道建立了三个阶段的检查之后。 进入坦克后，他们将不得不签署完全符合参与条件的声明。 在委员会确定他们不符合入学标准之后，两名运动员的申请被拒绝。”</text:p>
      <text:p text:style-name="P4">
<text:span text:style-name="T4">
另请阅读：</text:span>
 <text:a xlink:type="simple" xlink:href="https://www.ukrinform.ua/rubric-sports/3691055-sportsmeniv-rf-ta-bilorusi-dopustat-na-cs2023-z-thekvondo.html" text:style-name="Internet_20_link" text:visited-style-name="Visited_20_Internet_20_Link">
<text:span text:style-name="T4">
跆拳道</text:span>
</text:a>
根据巴库竞赛的结果，将为2024年奥运会选择每种举重中最好的跆拳道。 其余的将由巴黎奥运会前将举行的比赛决定。</text:p>
      <text:p text:style-name="P4">
照片：Getty Omages</text:p>
      <text:p text:style-name="P4">
News Source: <text:a xlink:type="simple" xlink:href="https://www.ukrinform.ua/rubric-sports/3713241-vsesvitna-federacia-thekvondo-dopustila-na-cempionat-svitu-u-baku-23-atleti-z-rosii-ta-bilorusi.html" text:style-name="Internet_20_link" text:visited-style-name="Visited_20_Internet_20_Link">
https://www.ukrinform.ua/rubric-sports/3713241-vsesvitna-federacia-thekvondo-dopustila-na-cempionat-svitu-u-baku-23-atleti-z-rosii-ta-bilorusi.html</text:a>
</text:p>
      <!--NEWS-->
      <text:h text:style-name="P10" text:outline-level="1">
<text:span text:style-name="T4">
RF军方即使在担心收到一篇文章的情况下也拒绝走到最前沿-Gur</text:span>
</text:h>
      <text:p text:style-name="P4">
作者: Ukrinform (Person)</text:p>
      <text:p text:style-name="P4">
出版商: Укринформ (Organization)</text:p>
      <text:p text:style-name="P4">
出版时间: 2023-05-23T19:50:00+03:00</text:p>
      <text:p text:style-name="P4">
修改时间: 2023-05-23T19:50:00+03:00</text:p>
      <text:p text:style-name="P4">
描述: 俄罗斯军队即使在担心收到一篇文章的情况下，俄罗斯军队也拒绝走上最前沿。  - 乌克林。</text:p>
      <text:p text:style-name="P4">
图片: ['<text:a xlink:type="simple" xlink:href="https://static.ukrinform.com/photos/2023_05/thumb_files/630_360_1683785694-269.jpg" text:style-name="Internet_20_link" text:visited-style-name="Visited_20_Internet_20_Link">
630_360_16837...</text:a>
']</text:p>
      <text:p text:style-name="P4">
标签: ['Перехоплення', 'Розвідка', 'Російські військові', 'Війна з Росією']</text:p>
      <text:p text:style-name="P4">
类型: Article</text:p>
      <!--METADATA-->
      <text:p text:style-name="P4">
<draw:frame draw:style-name="fr1" draw:name="Image131" text:anchor-type="as-char" svg:width="6.9236in" svg:height="3.956343in" draw:z-index="0">
<draw:image xlink:href="../Images/yкринформ/2023-05-23T19-50-00-03-00/630_360_1683785694-269.jpg" xlink:type="simple" xlink:show="embed" xlink:actuate="onLoad" draw:mime-type="image/jpeg"/>
</draw:frame>
俄罗斯拒绝在担心收到文章的情况下拒绝走上最前沿。</text:p>
      <text:p text:style-name="P4">
这是在俄罗斯军事录制的录音中指出的，一位熟悉的妇女已经付钱了<text:a xlink:type="simple" xlink:href="https://gur.gov.ua/content/v-p-zdorez-nas-otpravliaiut-realnyi-nashy-yzvyny-menia-try-snariada-a-u-nykh.html" text:style-name="Internet_20_link" text:visited-style-name="Visited_20_Internet_20_Link">
</text:a>
据报道，国防部情报部主要部门的新闻服务据报道。</text:p>
      <text:p text:style-name="P4">
“谁不想签名，宣布“ 500年代”，出口到汉堡。 我说：“我不在乎，我什么都不会签署。” 尽管他们被冲洗了……”他强调。</text:p>
      <text:p text:style-name="P4">
根据俄罗斯人的说法，他们被派往环境非常困难的地方。</text:p>
      <text:p text:style-name="P4">
_wherelo：乌克兰国防部情报局主要局</text:p>
      <text:p text:style-name="P4">
“这是我们在现场的盔甲，这是他们的(乌克兰人 -  ed。)40米。 他们有里西德，我们有种植。 但是我们的，对我的抱歉，3个贝壳(生产 -  ed。)和单位 - 他们如何来击败!昨天，有两个300人在酒吧里 - 作为志愿者，在这里。”军方说。</text:p>
      <text:p text:style-name="P4">
<text:span text:style-name="T4">
另请阅读：</text:span>
 <text:a xlink:type="simple" xlink:href="https://www.ukrinform.ua/rubric-ato/3711960-na-luganskomu-napramku-vorog-za-nic-vbiv-ne-mens-ak-400-civilnih-perehoplenna.html" text:style-name="Internet_20_link" text:visited-style-name="Visited_20_Internet_20_Link">
<text:span text:style-name="T4">
拦截</text:span>
</text:a>
gur保证，对于针对乌克兰的每项军事犯罪，正确的正确付款。</text:p>
      <text:p text:style-name="P4">
据报道，乌克兰国防部的主要情报局负责人基里尔·布达诺夫(Kirill Budanov)呼吁俄罗斯军人挽救他的生命，并通过项目“我想活着”寻求囚禁。</text:p>
      <text:p text:style-name="P4">
News Source: <text:a xlink:type="simple" xlink:href="https://www.ukrinform.ua/rubric-ato/3713245-vijskovi-rf-vidmovlautsa-ihati-na-peredovu-navit-pid-strahom-otrimati-stattu-gur.html" text:style-name="Internet_20_link" text:visited-style-name="Visited_20_Internet_20_Link">
https://www.ukrinform.ua/rubric-ato/3713245-vijskovi-rf-vidmovlautsa-ihati-na-peredovu-navit-pid-strahom-otrimati-stattu-gur.html</text:a>
</text:p>
      <!--NEWS-->
      <text:h text:style-name="P10" text:outline-level="1">
<text:span text:style-name="T4">
俄罗斯可以禁止汽油出口以避免不足 - 路透社</text:span>
</text:h>
      <text:p text:style-name="P4">
作者: Ukrinform (Person)</text:p>
      <text:p text:style-name="P4">
出版商: Укринформ (Organization)</text:p>
      <text:p text:style-name="P4">
出版时间: 2023-05-23T19:55:00+03:00</text:p>
      <text:p text:style-name="P4">
修改时间: 2023-05-23T19:55:00+03:00</text:p>
      <text:p text:style-name="P4">
描述: 俄罗斯政府正在考虑禁止汽油出口，以防止内部燃料缺乏和减少炼油厂补贴的决定后价格上涨。  - 乌克林。</text:p>
      <text:p text:style-name="P4">
图片: ['<text:a xlink:type="simple" xlink:href="https://static.ukrinform.com/photos/2023_05/thumb_files/630_360_1684860808-642.jpg" text:style-name="Internet_20_link" text:visited-style-name="Visited_20_Internet_20_Link">
630_360_16848...</text:a>
']</text:p>
      <text:p text:style-name="P4">
标签: ['Бензин', 'Експорт', 'Заборона', 'Росія']</text:p>
      <text:p text:style-name="P4">
类型: Article</text:p>
      <!--METADATA-->
      <text:p text:style-name="P4">
<draw:frame draw:style-name="fr1" draw:name="Image132" text:anchor-type="as-char" svg:width="6.9236in" svg:height="3.956343in" draw:z-index="0">
<draw:image xlink:href="../Images/yкринформ/2023-05-23T19-55-00-03-00/630_360_1684860808-642.jpg" xlink:type="simple" xlink:show="embed" xlink:actuate="onLoad" draw:mime-type="image/jpeg"/>
</draw:frame>
俄罗斯政府正在考虑禁止汽油出口，以防止内部缺陷和决定减少炼油厂补贴后价格上涨。</text:p>
      <text:p text:style-name="P4">
正如乌克林福姆报道的那样，它报告了<text:a xlink:type="simple" xlink:href="https://www.reuters.com/business/energy/russia-considers-gasoline-export-ban-sources-say-2023-05-23/" text:style-name="Internet_20_link" text:visited-style-name="Visited_20_Internet_20_Link">
</text:a>
关于个人资料行业和政府的对话者。</text:p>
      <text:p text:style-name="P4">
从2月初开始，欧盟禁止进口俄罗斯石油产品，包括分散燃料和燃料油，但俄罗斯的出口额增加了将近50％，而去年与第一季度的同期相比，俄罗斯将商品直接运送到非洲。</text:p>
      <text:p text:style-name="P4">
消息人士还报告说，政府可以增加交易所的强制性销售量。</text:p>
      <text:p text:style-name="P4">
值得注意的是，俄罗斯财政部计划减少炼油厂运动鞋的两倍，以补充稀缺的国家财政部。</text:p>
      <text:p text:style-name="P4">
自4月初以来，俄罗斯汽油的价格开始上涨。</text:p>
      <text:p text:style-name="P4">
路透社表明，在俄罗斯最常使用的AI-92燃料的平均批发价格已在2021年达到Zena的最高水平。</text:p>
      <text:p text:style-name="P4">
<text:span text:style-name="T4">
另请阅读：</text:span>
 <text:a xlink:type="simple" xlink:href="https://www.ukrinform.ua/rubric-economy/3707866-import-rosijskoi-nafti-v-indiu-torik-zris-majze-udesatero-bbc.html" text:style-name="Internet_20_link" text:visited-style-name="Visited_20_Internet_20_Link">
</text:a>
5月的AI-95汽油更好的AI-95汽油的批发价格达到了60436卢布的创纪录。($ 777,60)每吨。</text:p>
      <text:p text:style-name="P4">
该行业的消息来源指出，俄罗斯在四月出口汽油，可能每月约200,000吨，冬季低于60万吨至70万吨。 俄罗斯汽油的内部消费每月约为300万吨。</text:p>
      <text:p text:style-name="P4">
正如乌克林福姆报道的那样，由于引入了禁运<text:a xlink:type="simple" xlink:href="https://www.ukrinform.ua/tag-nafta" text:style-name="Internet_20_link" text:visited-style-name="Visited_20_Internet_20_Link">
</text:a>
但是Prica-Caps的下降，俄罗斯从年度预算中损失了400亿美元。</text:p>
      <text:p text:style-name="P4">
News Source: <text:a xlink:type="simple" xlink:href="https://www.ukrinform.ua/rubric-economy/3713256-rosia-moze-zaboroniti-eksport-benzinu-abi-uniknuti-deficitu-reuters.html" text:style-name="Internet_20_link" text:visited-style-name="Visited_20_Internet_20_Link">
https://www.ukrinform.ua/rubric-economy/3713256-rosia-moze-zaboroniti-eksport-benzinu-abi-uniknuti-deficitu-reuters.html</text:a>
</text:p>
      <!--NEWS-->
      <text:h text:style-name="P10" text:outline-level="1">
<text:span text:style-name="T4">
乌克兰，波兰和立陶宛文化部长已签署了卢布林三角的宣言</text:span>
</text:h>
      <text:p text:style-name="P4">
作者: Ukrinform (Person)</text:p>
      <text:p text:style-name="P4">
出版商: Укринформ (Organization)</text:p>
      <text:p text:style-name="P4">
出版时间: 2023-05-23T19:57:00+03:00</text:p>
      <text:p text:style-name="P4">
修改时间: 2023-05-23T19:57:00+03:00</text:p>
      <text:p text:style-name="P4">
描述: 乌克兰Oleksandr Tkachenko文化部长，他的同事来自波兰和立陶宛Pyotrom Glinsky和Simonas Kairis，签署了卢布林三角的宣言。  - 乌克林。</text:p>
      <text:p text:style-name="P4">
图片: ['<text:a xlink:type="simple" xlink:href="https://static.ukrinform.com/photos/2023_05/thumb_files/630_360_1684860931-191.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093-498.jpg" text:style-name="Internet_20_link" text:visited-style-name="Visited_20_Internet_20_Link">
1684861093-49...</text:a>
']</text:p>
      <text:p text:style-name="P4">
标签: ['Ткаченко', 'МКІП ', 'Люблінський трикутник']</text:p>
      <text:p text:style-name="P4">
类型: Article</text:p>
      <!--METADATA-->
      <text:p text:style-name="P4">
<draw:frame draw:style-name="fr1" draw:name="Image133" text:anchor-type="as-char" svg:width="6.9236in" svg:height="3.956343in" draw:z-index="0">
<draw:image xlink:href="../Images/yкринформ/2023-05-23T19-57-00-03-00/630_360_1684860931-191.jpg" xlink:type="simple" xlink:show="embed" xlink:actuate="onLoad" draw:mime-type="image/jpeg"/>
</draw:frame>
乌克兰Oleksandr Tkachenko文化部长，他的同事来自波兰，Litvipyur Glinsky和Simonas Kairis签署了卢布林Trivom的宣言。</text:p>
      <text:p text:style-name="P4">
根据乌克林福姆的说法，Tkachenko报告了<text:a xlink:type="simple" xlink:href="https://t.me/otkachenkokyiv/3617" text:style-name="Internet_20_link" text:visited-style-name="Visited_20_Internet_20_Link">
</text:a>
 .</text:p>
      <text:p text:style-name="P4">
<draw:frame draw:style-name="fr1" draw:name="Image134" text:anchor-type="as-char" svg:width="6.9236in" svg:height="5.1927in" draw:z-index="0">
<draw:image xlink:href="../Images/yкринформ/2023-05-23T19-57-00-03-00/1684861092-396.jpg" xlink:type="simple" xlink:show="embed" xlink:actuate="onLoad" draw:mime-type="image/jpeg"/>
</draw:frame>
“从战争的头几天开始，我们的友谊和伙伴关系越来越牢固。今天，米加林的宣言“卢布林三角”，在那里他们再次提到了以各种国际格式支持乌克兰的货币，以保护乌克兰以保护它<text:a xlink:type="simple" xlink:href="https://www.ukrinform.ua/tag-kultura" text:style-name="Internet_20_link" text:visited-style-name="Visited_20_Internet_20_Link">
</text:a>
Tkachenko说，继承和价值观，交流知识，支持乌克兰艺术家和文化专业人士，促进乌克兰的恢复，并创建欧洲基金来保护文化和创造力的统治。”</text:p>
      <text:p text:style-name="P4">
<draw:frame draw:style-name="fr1" draw:name="Image135" text:anchor-type="as-char" svg:width="6.9236in" svg:height="4.609323in" draw:z-index="0">
<draw:image xlink:href="../Images/yкринформ/2023-05-23T19-57-00-03-00/1684861093-498.jpg" xlink:type="simple" xlink:show="embed" xlink:actuate="onLoad" draw:mime-type="image/jpeg"/>
</draw:frame>
据他说，这种伙伴关系确实是历史性的。</text:p>
      <text:p text:style-name="P4">
部长强调说：“如果您需要为乌克兰的利益而战，我知道该转向谁。”</text:p>
      <text:p text:style-name="P4">
<text:span text:style-name="T4">
另请阅读：</text:span>
 <text:a xlink:type="simple" xlink:href="https://www.ukrinform.ua/rubric-culture/3713169-tkacenko-proviv-zustric-iz-kolegami-u-formati-lublinskogo-trikutnika.html" text:style-name="Internet_20_link" text:visited-style-name="Visited_20_Internet_20_Link">
<text:span text:style-name="T4">
 tkachenko </text:span>
</text:a>
根据乌克林福姆的说法，根据Tkachenko的说法，<text:a xlink:type="simple" xlink:href="https://www.ukrinform.ua/rubric-culture/3712044-programa-vidnovlenna-ukraini-stosuvatimetsa-j-kulturnoi-spadsini-tkacenko.html" text:style-name="Internet_20_link" text:visited-style-name="Visited_20_Internet_20_Link">
</text:a>
。</text:p>
      <text:p text:style-name="P4">
<text:span text:style-name="T5">
foto：Oleksandr Tkachenko，Telegram</text:span>
</text:p>
      <text:p text:style-name="P4">
News Source: <text:a xlink:type="simple" xlink:href="https://www.ukrinform.ua/rubric-culture/3713248-ministri-kulturi-ukraini-polsi-ta-litvi-pidpisali-deklaraciu-lublinskogo-trikutnika.html" text:style-name="Internet_20_link" text:visited-style-name="Visited_20_Internet_20_Link">
https://www.ukrinform.ua/rubric-culture/3713248-ministri-kulturi-ukraini-polsi-ta-litvi-pidpisali-deklaraciu-lublinskogo-trikutnika.html</text:a>
</text:p>
      <!--NEWS-->
      <text:h text:style-name="P10" text:outline-level="1">
<text:span text:style-name="T4">
招聘始于退伍军人的体育巴萨德计划</text:span>
</text:h>
      <text:p text:style-name="P4">
作者: ['АРМІЯINFORM']</text:p>
      <text:p text:style-name="P4">
时间: 2023-05-23T20:00:00-04:00</text:p>
      <text:p text:style-name="P4">
描述: 保护Nesier的Mixi -domogti向退伍军人进口到退伍军人...与乌克兰2022年的战争，与乌克兰与乌克兰的最新新闻，今天与乌克兰2022年的新闻战争，今天将在乌克兰和俄罗斯之间发生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348657879_933583151201537_6525090912773528693_n-3.jpg" text:style-name="Internet_20_link" text:visited-style-name="Visited_20_Internet_20_Link">
348657879_933583151201537_6525090912773528693_n-3.jpg</text:a>
']</text:p>
      <text:p text:style-name="P4">
标签: ['INVICTUS GAMES', 'СПОРТИВНИЙ АМБАСАДОР']</text:p>
      <text:p text:style-name="P4">
类别: News</text:p>
      <!--METADATA-->
      <text:p text:style-name="P4">
<draw:frame draw:style-name="fr1" draw:name="Image136" text:anchor-type="as-char" svg:width="6.9236in" svg:height="4.155321in" draw:z-index="0">
<draw:image xlink:href="../Images/AРМІЯINFORM/2023-05-23T20-00-00-04-00/348657879_933583151201537_6525090912773528693_n-3.jpg" xlink:type="simple" xlink:show="embed" xlink:actuate="onLoad" draw:mime-type="image/jpeg"/>
</draw:frame>
该计划执行了一个重要的任务 - 帮助退伍军人和退伍军人从体育运动中恢复过来，在和平生活中找到自己的位置并实现自己的目标。 由于体育大使，可能会闲置。</text:p>
      <text:p text:style-name="P4">
这在[消息]中说明了(https://www.facebook.com/InvictusGamesTeamUkraine/posts/pfbid0YXfFMuxXpknn7gpZYFXskAaRPnUG94fsGUfoDbwDDZrZasnQvQTxFo2kET7xYq1Nl)发布在Invictus游戏页面：Facebook上的乌克兰团队。</text:p>
      <text:p text:style-name="P4">
该套装将持续从5月22日至6月18日。 体育巴萨德计划将选出20名活跃和积极进取的退伍军人。 在培训体育使馆时，将获得领导，指导，演讲，自适应运动培训和心理支持的技能。</text:p>
      <text:p text:style-name="P4">
“参加该计划后，退伍军人会得到什么？ 诱人的个人成长以帮助他人。 他们将能够成为最好的公众演讲者，导师，领导者，Invictus Games成员，或者是退伍军人自适应运动的培训师。 从体育领导力开始。 完成计划后，他们将能够体现自己的项目，计划并创建他们想要的国家!”  - 消息指出。</text:p>
      <text:p text:style-name="P4">
那些想成为“体育大使”的人应该通过[参考]填写修正案。(https://savelife.in.ua/sport-ambassadors/).</text:p>
      <text:p text:style-name="P4">
Проєкт реалізує БФ «Повернись живим» за підтримки Посольства США в Україні.</text:p>
      <text:p text:style-name="P4">
News Source: <text:a xlink:type="simple" xlink:href="https://armyinform.com.ua/2023/05/23/rozpochavsya-nabir-u-programu-sportambasadory-sered-veteraniv/" text:style-name="Internet_20_link" text:visited-style-name="Visited_20_Internet_20_Link">
https://armyinform.com.ua/2023/05/23/rozpochavsya-nabir-u-programu-sportambasadory-sered-veteraniv/</text:a>
</text:p>
      <!--NEWS-->
      <text:h text:style-name="P10" text:outline-level="1">
<text:span text:style-name="T4">
乌克兰农产品出口的限制与协会协议相矛盾 - 德国专家</text:span>
</text:h>
      <text:p text:style-name="P4">
作者: Ukrinform (Person)</text:p>
      <text:p text:style-name="P4">
出版商: Укринформ (Organization)</text:p>
      <text:p text:style-name="P4">
出版时间: 2023-05-23T20:01:00+03:00</text:p>
      <text:p text:style-name="P4">
修改时间: 2023-05-23T20:01:00+03:00</text:p>
      <text:p text:style-name="P4">
描述: 贸易保护主义 - 低欧洲国家曾击中乌克兰和国际粮食安全。  - 乌克林。</text:p>
      <text:p text:style-name="P4">
图片: ['<text:a xlink:type="simple" xlink:href="https://static.ukrinform.com/photos/2023_04/thumb_files/630_360_1680511197-485.jpg" text:style-name="Internet_20_link" text:visited-style-name="Visited_20_Internet_20_Link">
630_360_16805...</text:a>
']</text:p>
      <text:p text:style-name="P4">
标签: ['Експорт', 'Євросоюз', 'Україна', 'Угода', 'Агропродукція']</text:p>
      <text:p text:style-name="P4">
类型: Article</text:p>
      <!--METADATA-->
      <text:p text:style-name="P4">
<draw:frame draw:style-name="fr1" draw:name="Image137" text:anchor-type="as-char" svg:width="6.9236in" svg:height="3.956343in" draw:z-index="0">
<draw:image xlink:href="../Images/yкринформ/2023-05-23T20-01-00-03-00/630_360_1680511197-485.jpg" xlink:type="simple" xlink:show="embed" xlink:actuate="onLoad" draw:mime-type="image/jpeg"/>
</draw:frame>
贸易保护主义的低欧洲国家在乌克兰和国际粮食安全中均受到袭击。</text:p>
      <text:p text:style-name="P4">
乌克林福姆报道，德国经济集团的专家得出了这一结论，乌克兰政府为乌克兰政府提供了建议。</text:p>
      <text:p text:style-name="P4">
“可靠的土地交通走廊不仅对乌克兰有决定性，而且对国际粮食安全也是决定性的。 最后，在乌克兰加入乌克兰的过程中，这种政治国家将继续发挥重要作用。”</text:p>
      <text:p text:style-name="P4">
专家们回忆说，今年4月，乌克兰农业食品出口受到了严重打击：波兰，匈牙利，斯洛伐克和保加利亚生牛的进口，到6月底，谷物，油料籽和许多其他食品的进口。 此外，波兰禁止过境。</text:p>
      <text:p text:style-name="P4">
专家强调：“单方面和突然的禁止进口和过境的决定与乌克兰与欧盟以及欧盟以及欧盟和世贸组织联合线规范之间的关联协议不一致。”</text:p>
      <text:p text:style-name="P4">
<text:span text:style-name="T4">
另请阅读：</text:span>
 <text:a xlink:type="simple" xlink:href="https://www.ukrinform.ua/rubric-economy/3711996-u-razi-rozblokuvanna-portiv-mikolaeva-ukraina-zmoze-zbilsiti-eksport-zerna-vdvici-solskij.html" text:style-name="Internet_20_link" text:visited-style-name="Visited_20_Internet_20_Link">
<text:span text:style-name="T4">
谷物</text:span>
</text:a>
重要的是要不仅在小麦和玉米上禁止欧盟，这对于关税配额有效(trq)根据协会协议。 但是，这项活动还包含菜籽和葵花籽，这些种子已经使用了多年的非欧盟政权。</text:p>
      <text:p text:style-name="P4">
经过两周的咨询，欧盟委员会宣布了替代品(到6月5日)欧盟禁止进口小麦，玉米，菜籽和种子向包括罗马尼亚在内的五个欧盟成员国进口，但没有过境。</text:p>
      <text:p text:style-name="P4">
欧盟禁令覆盖了乌克兰4亿美元(乌克兰对该产品的一般出口的关闭 - )，在4月，乌克兰农业食品出口到四个国家的出口，引入横幅下降了68％，至11亿美元。</text:p>
      <text:p text:style-name="P4">
专家说，乌克兰对其他国家的重新定位导致了新的延误和额外的成本。</text:p>
      <text:p text:style-name="P4">
但是，欧盟的决定并未决定贸易不确定性。 各国已经敦促扩大限制和限制，而其他紧急成员国则关心欧盟内部市场自由贸易的后果。4月21日，通过波兰过境恢复。 但是，提出了包括车队和GPS跟踪器在内的其他机构。 乌克兰出口商已通知边境的过境延误和大型队列。 此外，需要超载或等待端口的出口仍然很困难。</text:p>
      <text:p text:style-name="P4">
回想一下，禁令开始抗议农民，并需要进入市场，并损害遭受低价的激活背景的生产者<text:a xlink:type="simple" xlink:href="https://www.ukrinform.ua/tag-eksport" text:style-name="Internet_20_link" text:visited-style-name="Visited_20_Internet_20_Link">
</text:a>
乌克兰欧盟的谷物倡议是关于自动贸易措施和“团结方式”的谷物。</text:p>
      <text:p text:style-name="P4">
实际上，乌克兰进口欧盟进口的物理量从20121年的790万吨增加了一倍，达到2022年的16000万吨。 三分之一的进口进口是五个邻国，波兰在2022年又进口了240万吨(+130万吨).</text:p>
      <text:p text:style-name="P4">
«Однак вплив цього припливу зерна на ринки сусідніх країн неочевидний», -стверджують економісти. Ринкові ціни на зерно впали у перші місяці 2023 рокупорівняно з піком навесні 2022 року, але так і залишилися значно вищими задовоєнний рівень.</text:p>
      <text:p text:style-name="P4">
<text:span text:style-name="T4">
Читайте також:</text:span>
 <text:a xlink:type="simple" xlink:href="https://www.ukrinform.ua/rubric-economy/3697156-so-robiti-abi-pitanna-zernovogo-eksportu-ne-rozsvarilo-nas-iz-susidami.html" text:style-name="Internet_20_link" text:visited-style-name="Visited_20_Internet_20_Link">
 </text:a>
专家说，对于乌克兰而言，欧盟的决定也许是“最糟糕的情况”。这是最好的禁令，但目前的协议保留了通过过境的欧盟和其他国家的访问权限。 并正式地是解决方案。 另一方面，该决定需要明显的短期重新定位，这意味着除了出口商通过禁令执行的损失之外，还表明了额外的损失。</text:p>
      <text:p text:style-name="P4">
德国经济集团由塔博比(Taborby)的联邦经济部以气候资助。</text:p>
      <text:p text:style-name="P4">
<text:span text:style-name="T5">
foto：minagro</text:span>
</text:p>
      <text:p text:style-name="P4">
News Source: <text:a xlink:type="simple" xlink:href="https://www.ukrinform.ua/rubric-economy/3713254-obmezenna-eksportu-ukrainskoi-agroprodukcii-protiricit-ugodi-pro-asociaciu-nimecki-eksperti.html" text:style-name="Internet_20_link" text:visited-style-name="Visited_20_Internet_20_Link">
https://www.ukrinform.ua/rubric-economy/3713254-obmezenna-eksportu-ukrainskoi-agroprodukcii-protiricit-ugodi-pro-asociaciu-nimecki-eksperti.html</text:a>
</text:p>
      <!--NEWS-->
      <text:h text:style-name="P10" text:outline-level="1">
<text:span text:style-name="T4">
德国递给乌克兰另一个军事援助计划 - 其中</text:span>
</text:h>
      <text:p text:style-name="P4">
作者: Ukrinform (Person)</text:p>
      <text:p text:style-name="P4">
出版商: Укринформ (Organization)</text:p>
      <text:p text:style-name="P4">
出版时间: 2023-05-23T20:02:00+03:00</text:p>
      <text:p text:style-name="P4">
修改时间: 2023-05-23T20:02:00+03:00</text:p>
      <text:p text:style-name="P4">
描述: 德国政府于5月23日星期二宣布了下一个转移到乌克兰的军事装备。  - 乌克林。</text:p>
      <text:p text:style-name="P4">
图片: ['<text:a xlink:type="simple" xlink:href="https://static.ukrinform.com/photos/2023_05/thumb_files/630_360_1684861882-361.jpg" text:style-name="Internet_20_link" text:visited-style-name="Visited_20_Internet_20_Link">
630_360_16848...</text:a>
']</text:p>
      <text:p text:style-name="P4">
标签: ['Німеччина', 'Військова техніка', 'допомога', 'Війна з Росією']</text:p>
      <text:p text:style-name="P4">
类型: Article</text:p>
      <!--METADATA-->
      <text:p text:style-name="P4">
<draw:frame draw:style-name="fr1" draw:name="Image138" text:anchor-type="as-char" svg:width="6.9236in" svg:height="3.956343in" draw:z-index="0">
<draw:image xlink:href="../Images/yкринформ/2023-05-23T20-02-00-03-00/630_360_1684861882-361.jpg" xlink:type="simple" xlink:show="embed" xlink:actuate="onLoad" draw:mime-type="image/jpeg"/>
</draw:frame>
5月23日，星期二，政府报告了下一个转移到乌克兰的军事装备。</text:p>
      <text:p text:style-name="P4">
乌克林福姆报道，该列表在联邦政府的网站上进行了更新。</text:p>
      <text:p text:style-name="P4">
已经交付了：TRML-4D防空雷达，两个海狸桥罐，修剪和受保护的矿工，54个矢量侦察无人机，八种反比例疗法和一个无线电电子智能系统。</text:p>
      <text:p text:style-name="P4">
<text:span text:style-name="T4">
另请阅读：</text:span>
 <text:a xlink:type="simple" xlink:href="https://www.ukrinform.ua/rubric-world/3712777-borrel-zaklikav-priskoriti-dostavku-vijskovoi-dopomogi-ukraini.html" text:style-name="Internet_20_link" text:visited-style-name="Visited_20_Internet_20_Link">
<text:span text:style-name="T4">
军事</text:span>
 <text:span text:style-name="T4">
帮助</text:span>
</text:a>
德国当局还将六辆车移交给边境，两辆8x6卡车，五辆半月，34辆皮卡Ivisim Zetros卡车。</text:p>
      <text:p text:style-name="P4">
正如乌克林福姆报道的德国总理奥拉夫<text:a xlink:type="simple" xlink:href="https://www.ukrinform.ua/tag-solc" text:style-name="Internet_20_link" text:visited-style-name="Visited_20_Internet_20_Link">
</text:a>
它预测俄罗斯在战争中的失败和乌克兰在欧盟的成员身份。</text:p>
      <text:p text:style-name="P4">
News Source: <text:a xlink:type="simple" xlink:href="https://www.ukrinform.ua/rubric-ato/3713249-nimeccina-peredala-ukraini-cergovij-paket-vijskovoi-dopomogi-so-u-nomu.html" text:style-name="Internet_20_link" text:visited-style-name="Visited_20_Internet_20_Link">
https://www.ukrinform.ua/rubric-ato/3713249-nimeccina-peredala-ukraini-cergovij-paket-vijskovoi-dopomogi-so-u-nomu.html</text:a>
</text:p>
      <!--NEWS-->
      <text:h text:style-name="P10" text:outline-level="1">
<text:span text:style-name="T4">
UAF将在5月30日推出RIB-媒体</text:span>
</text:h>
      <text:p text:style-name="P4">
作者: Ukrinform (Person)</text:p>
      <text:p text:style-name="P4">
出版商: Укринформ (Organization)</text:p>
      <text:p text:style-name="P4">
出版时间: 2023-05-23T20:05:19+03:00</text:p>
      <text:p text:style-name="P4">
修改时间: 2023-05-23T20:05:19+03:00</text:p>
      <text:p text:style-name="P4">
描述: 6月16日，乌克兰国家队将在2024年欧洲欧洲杯对阵马其顿 - 乌基林的比赛中举行一场甄选。</text:p>
      <text:p text:style-name="P4">
图片: ['<text:a xlink:type="simple" xlink:href="https://static.ukrinform.com/photos/2023_05/thumb_files/630_360_1684860650-942.jpg" text:style-name="Internet_20_link" text:visited-style-name="Visited_20_Internet_20_Link">
630_360_16848...</text:a>
']</text:p>
      <text:p text:style-name="P4">
标签: ['Футбол', 'Ребров', 'Збірна України']</text:p>
      <text:p text:style-name="P4">
类型: Article</text:p>
      <!--METADATA-->
      <text:p text:style-name="P4">
<draw:frame draw:style-name="fr1" draw:name="Image139" text:anchor-type="as-char" svg:width="6.9236in" svg:height="3.956343in" draw:z-index="0">
<draw:image xlink:href="../Images/yкринформ/2023-05-23T20-05-19-03-00/630_360_1684860650-942.jpg" xlink:type="simple" xlink:show="embed" xlink:actuate="onLoad" draw:mime-type="image/jpeg"/>
</draw:frame>
6月16日，乌克兰将举行2024年欧洲欧洲杯的选拔比赛</text:p>
      <text:p text:style-name="P4">
乌克兰Sergey Rebrov国家队的新任总教练及其工作人员将于5月30日举行<text:a xlink:type="simple" xlink:href="https://www.youtube.com/watch" text:style-name="Internet_20_link" text:visited-style-name="Visited_20_Internet_20_Link">
</text:a>
据《乌克林》报道，《洛基》。</text:p>
      <text:p text:style-name="P4">
5月28日，即在Ligioae杯与Al-Sharja的最后一场比赛后的第二天，一名48岁的乌克兰人和他的助手将向Al-Ain说再见，第二天他们将在第二天到达基辅。</text:p>
      <text:p text:style-name="P4">
据指出，没有计划，但是一切都可以改变一天的时间。</text:p>
      <text:p text:style-name="P4">
6月5日，国家队应首先聚集在肋骨头上，并决定为北部马切多尼亚的6月欧洲欧洲赛车比赛做准备(6月16日)和马耳他(6月19日).</text:p>
      <text:p text:style-name="P4">
<text:span text:style-name="T4">
Читайте також:</text:span>
 <text:a xlink:type="simple" xlink:href="https://www.ukrinform.ua/rubric-sports/3713042-zminivsa-cas-pocatku-futbolnogo-matcu-ukraina-malta.html" text:style-name="Internet_20_link" text:visited-style-name="Visited_20_Internet_20_Link">
 <text:span text:style-name="T4">
Мальта</text:span>
 </text:a>
正如乌克林福姆报道的那样，乌克兰 - 马耳他的比赛将于6月19日(19:00开始)举行。</text:p>
      <text:p text:style-name="P4">
照片：盖蒂图像</text:p>
      <text:p text:style-name="P4">
News Source: <text:a xlink:type="simple" xlink:href="https://www.ukrinform.ua/rubric-sports/3713250-uaf-predstavit-rebrova-30-travna-zmi.html" text:style-name="Internet_20_link" text:visited-style-name="Visited_20_Internet_20_Link">
https://www.ukrinform.ua/rubric-sports/3713250-uaf-predstavit-rebrova-30-travna-zmi.html</text:a>
</text:p>
      <!--NEWS-->
      <text:h text:style-name="P10" text:outline-level="1">
<text:span text:style-name="T4">
Tkachenko感谢波兰和立陶宛在战争期间对乌克兰文化的支持</text:span>
</text:h>
      <text:p text:style-name="P4">
作者: Ukrinform (Person)</text:p>
      <text:p text:style-name="P4">
出版商: Укринформ (Organization)</text:p>
      <text:p text:style-name="P4">
出版时间: 2023-05-23T20:07:00+03:00</text:p>
      <text:p text:style-name="P4">
修改时间: 2023-05-23T20:07:00+03:00</text:p>
      <text:p text:style-name="P4">
描述: 文化和信息政策部长Oleksandr Tkachenko感谢他来自波兰的同事和Pyotra Glinsky的立陶宛和Simonas Kiris在俄罗斯侵略的条件下支持乌克兰的乌克兰文化和乌克兰文化人物。  - 乌克林。</text:p>
      <text:p text:style-name="P4">
图片: ['<text:a xlink:type="simple" xlink:href="https://static.ukrinform.com/photos/2023_05/thumb_files/630_360_1684861093-498.jpg" text:style-name="Internet_20_link" text:visited-style-name="Visited_20_Internet_20_Link">
630_360_16848...</text:a>
', '<text:a xlink:type="simple" xlink:href="https://static.ukrinform.com/photos/2023_05/1684861092-396.jpg" text:style-name="Internet_20_link" text:visited-style-name="Visited_20_Internet_20_Link">
1684861092-39...</text:a>
', '<text:a xlink:type="simple" xlink:href="https://static.ukrinform.com/photos/2023_05/1684861528-415.jpg" text:style-name="Internet_20_link" text:visited-style-name="Visited_20_Internet_20_Link">
1684861528-41...</text:a>
', '<text:a xlink:type="simple" xlink:href="https://static.ukrinform.com/photos/2023_05/1684861560-209.jpg" text:style-name="Internet_20_link" text:visited-style-name="Visited_20_Internet_20_Link">
1684861560-20...</text:a>
']</text:p>
      <text:p text:style-name="P4">
标签: ['Культура', 'Литва', 'Польща', 'Ткаченко', 'допомога', 'МКІП ', 'Люблінський трикутник']</text:p>
      <text:p text:style-name="P4">
类型: Article</text:p>
      <!--METADATA-->
      <text:p text:style-name="P4">
<draw:frame draw:style-name="fr1" draw:name="Image140" text:anchor-type="as-char" svg:width="6.9236in" svg:height="3.956343in" draw:z-index="0">
<draw:image xlink:href="../Images/yкринформ/2023-05-23T20-07-00-03-00/630_360_1684861093-498.jpg" xlink:type="simple" xlink:show="embed" xlink:actuate="onLoad" draw:mime-type="image/jpeg"/>
</draw:frame>
文化和信息政策部长Oleksandr Tkachenko感谢他的波兰和立陶宛Piotra Glinsky和Simonas Kairis的同事在乌克兰的文化和乌克兰文化人物的支持下，在俄罗斯侵略的条件下。</text:p>
      <text:p text:style-name="P4">
他在为三角形三角文化的三个文化的媒体的联合声明中强调了这一点(乌克兰，波兰，立陶宛)周二，在克拉科夫(Krakow)签署了有关保护乌克兰文化的合作宣言，在波兰和立陶宛支持它，为乌克兰艺术家提供了在乌克兰国家工作的机会，以及乌克兰与乌克兰与乌克兰合作机程的工作。波兰在损失的领域中，乌克利形式的通讯转移。</text:p>
      <text:p text:style-name="P4">
“我感谢我的同事们支持乌克兰文化，因为乌克兰文化人物继续工作：开放剧院(50首映)，开放式的穆斯和人们非常想在战争期间加入文化。”  - 强调。</text:p>
      <text:p text:style-name="P4">
他指出，乌克兰无疑要感谢波兰和立陶宛政府的基辅沙发，首先是用武器和向乌克兰人提供庇护所，他们在这些国家感到羞耻。</text:p>
      <text:p text:style-name="P4">
<draw:frame draw:style-name="fr1" draw:name="Image141" text:anchor-type="as-char" svg:width="6.9236in" svg:height="5.1927in" draw:z-index="0">
<draw:image xlink:href="../Images/yкринформ/2023-05-23T20-07-00-03-00/1684861092-396.jpg" xlink:type="simple" xlink:show="embed" xlink:actuate="onLoad" draw:mime-type="image/jpeg"/>
</draw:frame>
<text:span text:style-name="T5">
foto：Oleksandr Tkachenko，Telegram</text:span>
</text:p>
      <text:p text:style-name="P4">
Tkachenko强调：“但是对我来说，重要的是，我们也是文化遗产的常识。”</text:p>
      <text:p text:style-name="P4">
据他说，在克拉科夫的Chartoriysky博物馆中，他看到了口号：“过去是为了未来。”</text:p>
      <text:p text:style-name="P4">
<text:span text:style-name="T4">
另请阅读：</text:span>
 <text:a xlink:type="simple" xlink:href="https://www.ukrinform.ua/rubric-culture/3713248-ministri-kulturi-ukraini-polsi-ta-litvi-pidpisali-deklaraciu-lublinskogo-trikutnika.html" text:style-name="Internet_20_link" text:visited-style-name="Visited_20_Internet_20_Link">
</text:a>
“这过去确实有能力将我们带入未来，因为我们是由独立和我们共同的军事栖息地团结在一起的。 但是主要的事情 - 它为我们的未来提供了共同的了解。”部长说。</text:p>
      <text:p text:style-name="P4">
他指出，1863年在波兰举行的一月份起义的口号，乌克兰人也简要介绍了“为我们和您的自由”  - 现在是乌克兰人争取全欧洲自由的斗争的非常重要的。</text:p>
      <text:p text:style-name="P4">
反过来，赫林斯基(Hlinsky)的文化和民族遗产维塞勒米尔(Viceremier)强调，普京(Putin)解决了反乌克兰(Anti -Ukraine)的可怕战争，不仅要杀死乌克兰人民，而且最重要的是摧毁乌克兰文化文化。</text:p>
      <text:p text:style-name="P4">
<draw:frame draw:style-name="fr1" draw:name="Image142" text:anchor-type="as-char" svg:width="6.9236in" svg:height="4.92986in" draw:z-index="0">
<draw:image xlink:href="../Images/yкринформ/2023-05-23T20-07-00-03-00/1684861528-415.jpg" xlink:type="simple" xlink:show="embed" xlink:actuate="onLoad" draw:mime-type="image/jpeg"/>
</draw:frame>
_foto：@kultura_gov_pl_他感谢乌克兰和立陶宛同事在文化领域的文化三角上的合作，并指出这种友谊在战争中积极锻造。</text:p>
      <text:p text:style-name="P4">
<text:span text:style-name="T4">
另请阅读：</text:span>
 <text:a xlink:type="simple" xlink:href="https://www.ukrinform.ua/rubric-culture/3713169-tkacenko-proviv-zustric-iz-kolegami-u-formati-lublinskogo-trikutnika.html" text:style-name="Internet_20_link" text:visited-style-name="Visited_20_Internet_20_Link">
<text:span text:style-name="T4">
 tkachenko </text:span>
</text:a>
Viceremierpolshchy强调说：“感谢您的团结，我们将为我们的乌克兰人和文化领域的人民建立良好的未来。”</text:p>
      <text:p text:style-name="P4">
同时，立陶宛文化部长凯里斯(Kairis)认为，这三个国家之间的纪录片合作在纳瓦瓦尔(Royal Castle of Navavel)签署非常重要，那里的共同历史和文化要素非常可见。 他报名参加：当俄罗斯侵略者试图摧毁乌克兰文化时，结果恰恰相反：乌克兰，波兰伊利洛夫斯基人民更加团结。</text:p>
      <text:p text:style-name="P4">
<draw:frame draw:style-name="fr1" draw:name="Image143" text:anchor-type="as-char" svg:width="6.9236in" svg:height="4.615733in" draw:z-index="0">
<draw:image xlink:href="../Images/yкринформ/2023-05-23T20-07-00-03-00/1684861560-209.jpg" xlink:type="simple" xlink:show="embed" xlink:actuate="onLoad" draw:mime-type="image/jpeg"/>
</draw:frame>
<text:span text:style-name="T5">
foto：@kultura_gov_pl</text:span>
</text:p>
      <text:p text:style-name="P4">
“乌克兰为其他民族可以居住的事实付出了很高的费用。 因此，我们非常担心乌克兰人，并通过所有采用方法来支持他们。”凯里斯强调。</text:p>
      <text:p text:style-name="P4">
据报道，卢布林三角文化部长也是一个社区<text:a xlink:type="simple" xlink:href="https://www.ukrinform.ua/tag-vistavka" text:style-name="Internet_20_link" text:visited-style-name="Visited_20_Internet_20_Link">
</text:a>
“ ekpression。约翰·皮瑟尔(Johann Pinsel)的《雕塑》(Rokoko-works)撰写的lviv国家艺术画廊(Lviv National Gallery of Art Gallery of Art of Art Gallery)在皇家城堡(Royal Castle)展出，还参与了博览会的正式开放“ Vilni Krakow。展览是在维尔纽斯成立700周年之际准备的。</text:p>
      <text:p text:style-name="P4">
<text:span text:style-name="T5">
第一张照片：Oleksandr Tkachenko，Telegram</text:span>
</text:p>
      <text:p text:style-name="P4">
News Source: <text:a xlink:type="simple" xlink:href="https://www.ukrinform.ua/rubric-culture/3713253-tkacenko-podakuvav-polsi-i-litvi-za-pidtrimku-ukrainskoi-kulturi-pid-cas-vijni.html" text:style-name="Internet_20_link" text:visited-style-name="Visited_20_Internet_20_Link">
https://www.ukrinform.ua/rubric-culture/3713253-tkacenko-podakuvav-polsi-i-litvi-za-pidtrimku-ukrainskoi-kulturi-pid-cas-vijni.html</text:a>
</text:p>
      <!--NEWS-->
      <text:h text:style-name="P10" text:outline-level="1">
<text:span text:style-name="T4">
自战争开始以来，欧盟就得到了乌克兰的协助，大约650亿欧元</text:span>
</text:h>
      <text:p text:style-name="P4">
作者: Ukrinform (Person)</text:p>
      <text:p text:style-name="P4">
出版商: Укринформ (Organization)</text:p>
      <text:p text:style-name="P4">
出版时间: 2023-05-23T20:10:00+03:00</text:p>
      <text:p text:style-name="P4">
修改时间: 2023-05-23T20:10:00+03:00</text:p>
      <text:p text:style-name="P4">
描述: 俄罗斯侵略开始后，欧盟以近650亿欧元的价格向乌克兰提供了金融，经济，人道主义和军事援助，因此是与俄罗斯联邦作战的最大捐助者。  - 乌克林。</text:p>
      <text:p text:style-name="P4">
图片: ['<text:a xlink:type="simple" xlink:href="https://static.ukrinform.com/photos/2020_04/thumb_files/630_360_1588174487-194.jpg" text:style-name="Internet_20_link" text:visited-style-name="Visited_20_Internet_20_Link">
630_360_15881...</text:a>
']</text:p>
      <text:p text:style-name="P4">
标签: ['Євросоюз', 'Україна', 'Гроші', 'Війна з Росією']</text:p>
      <text:p text:style-name="P4">
类型: Article</text:p>
      <!--METADATA-->
      <text:p text:style-name="P4">
<draw:frame draw:style-name="fr1" draw:name="Image144" text:anchor-type="as-char" svg:width="6.9236in" svg:height="3.956343in" draw:z-index="0">
<draw:image xlink:href="../Images/yкринформ/2023-05-23T20-10-00-03-00/630_360_1588174487-194.jpg" xlink:type="simple" xlink:show="embed" xlink:actuate="onLoad" draw:mime-type="image/jpeg"/>
</draw:frame>
俄罗斯侵略欧盟的邮政为乌克兰提供了价值近650亿欧元的财务，经济，人道主义军事援助，因此是与俄罗斯联邦作战的最大捐助者。</text:p>
      <text:p text:style-name="P4">
今天在布鲁塞尔的一次新闻发布会上，欧盟政府的外部关系结果(关于国防问题)欧盟博雷尔(Eu Borrel)的高级代表说，欧盟博雷尔(Eu Borrel)，乌克林福音通讯员报告。</text:p>
      <text:p text:style-name="P4">
“除了军事援助外，我们还提供了15亿欧元的宏观财务援助，以帮助乌克兰国家执行其职能。 如果您整理所有这些援助 - 军事，平民经济，金融，人道主义，难民资金等 - 这将约为650亿。 这意味着欧盟及其成员国是乌克兰最大的捐助者，我们将继续扮演这样的角色。”博雷尔说。</text:p>
      <text:p text:style-name="P4">
他指出，由于欧洲和平基金会提供的激励措施，这些国家向价值约100亿欧元的乌克兰提供了军事设备和弹药，这大大超过了预期。 大多数成员国已经成长为将欧洲和平基金增加35亿欧元，这将大大提高其能力，不仅在为乌克兰提供援助，而且还可以为世界其他地区的国防和安全项目提供资金。</text:p>
      <text:p text:style-name="P4">
在对乌克兰的援助方面，欧盟高级代表提醒乌克兰为欧洲和平基金会获得了560万欧元的军事支持。 目前，餐桌上还有5亿欧元的乌克兰。 关于这样的批次的讨论正在进行中。</text:p>
      <text:p text:style-name="P4">
“我希望这5亿欧元可以得到强调。 这个问题是在技术委员会级别提出的，但是今天没有做出一个一致的决定。 我希望在本周将消除任何障碍。” Josep Borrel说。</text:p>
      <text:p text:style-name="P4">
他指出，不需要积极的决定等待下一个欧盟的部长委员会，因为它可以根据书面程序采用。</text:p>
      <text:p text:style-name="P4">
News Source: <text:a xlink:type="simple" xlink:href="https://www.ukrinform.ua/rubric-ato/3713260-es-z-pocatku-vijni-nadav-ukraini-dopopogi-na-blizko-65-milardiv.html" text:style-name="Internet_20_link" text:visited-style-name="Visited_20_Internet_20_Link">
https://www.ukrinform.ua/rubric-ato/3713260-es-z-pocatku-vijni-nadav-ukraini-dopopogi-na-blizko-65-milardiv.html</text:a>
</text:p>
      <!--NEWS-->
      <text:h text:style-name="P10" text:outline-level="1">
<text:span text:style-name="T4">
克里米亚的入侵者已经开了两个针对人权活动家杰珀夫的新案件</text:span>
</text:h>
      <text:p text:style-name="P4">
作者: Ukrinform (Person)</text:p>
      <text:p text:style-name="P4">
出版商: Укринформ (Organization)</text:p>
      <text:p text:style-name="P4">
出版时间: 2023-05-23T20:11:00+03:00</text:p>
      <text:p text:style-name="P4">
修改时间: 2023-05-23T20:11:00+03:00</text:p>
      <text:p text:style-name="P4">
描述: 克里米亚塔塔尔民族运动的退伍军人和人权激进主义者Abdureshit dureshit jepperov耶稣侵犯了克里米亚塔塔尔民族运动的退伍军人，这两个新案件违反了克里米亚塔塔尔民族运动的退伍军人，违反了俄罗斯塔塔尔民族运动的退伍军人。  - 乌克林。</text:p>
      <text:p text:style-name="P4">
图片: ['<text:a xlink:type="simple" xlink:href="https://static.ukrinform.com/photos/2023_04/thumb_files/630_360_1682522283-692.jpg" text:style-name="Internet_20_link" text:visited-style-name="Visited_20_Internet_20_Link">
630_360_16825...</text:a>
']</text:p>
      <text:p text:style-name="P4">
标签: ['Крим', 'Правозахисники', 'Росія']</text:p>
      <text:p text:style-name="P4">
类型: Article</text:p>
      <!--METADATA-->
      <text:p text:style-name="P4">
<draw:frame draw:style-name="fr1" draw:name="Image145" text:anchor-type="as-char" svg:width="6.9236in" svg:height="3.956343in" draw:z-index="0">
<draw:image xlink:href="../Images/yкринформ/2023-05-23T20-11-00-03-00/630_360_1682522283-692.jpg" xlink:type="simple" xlink:show="embed" xlink:actuate="onLoad" draw:mime-type="image/jpeg"/>
</draw:frame>
俄罗斯人拥有的临时占领的克里米亚违反了退伍军人塔塔尔民族运动和人权活动家Abdureshit jepparovad关于抹黑俄罗斯军队和滥用自由信息的新案件。</text:p>
      <text:p text:style-name="P4">
克里米亚的消息来源通过版本告知<text:a xlink:type="simple" xlink:href="https://zmina.info/news/rosijski-sylovyky-porushyly-shhe-dvi-administratyvni-spravy-proty-krymskogo-pravozahysnyka-abdureshyta-dzheparova/" text:style-name="Internet_20_link" text:visited-style-name="Visited_20_Internet_20_Link">
</text:a>
，报道乌克林福姆。</text:p>
      <text:p text:style-name="P4">
“起诉的本质是，人权活动家据称是克里米亚思想倡议的行政情节，该计划在[]中发表了违反国际人道主义法的评论。(https://www.ukrinform.ua/tag-krim)并促使有关半岛领土上侵犯人权行为的信息。</text:p>
      <text:p text:style-name="P4">
据报道，杰帕罗夫本人拒绝了这一指控。 据他说，他还站在制定人权倡议的开始之初，但是很长一段时间以来与之无关，尤其是在他最近两次行政逮捕中不断更新的页面并没有经常进行。</text:p>
      <text:p text:style-name="P4">
<text:span text:style-name="T4">
另请阅读：</text:span>
 <text:a xlink:type="simple" xlink:href="https://www.ukrinform.ua/rubric-crimea/3703778-v-okupovanomu-krimu-sud-zalisiv-pid-arestom-pravozahisnika-dzepparova.html" text:style-name="Internet_20_link" text:visited-style-name="Visited_20_Internet_20_Link">
<text:span text:style-name="T4">
 deppariv </text:span>
</text:a>
据报道，4月25日，与人权活动家Abdureshit Jepparova一起搜查了临时占领的克里米亚的俄罗斯安全部队，之后他们是男性。</text:p>
      <text:p text:style-name="P4">
<text:span text:style-name="T5">
照片：晶格</text:span>
</text:p>
      <text:p text:style-name="P4">
News Source: <text:a xlink:type="simple" xlink:href="https://www.ukrinform.ua/rubric-crimea/3713255-okupanti-v-krimu-vidkrili-dvi-novi-spravi-proti-pravozahisnika-dzepparova.html" text:style-name="Internet_20_link" text:visited-style-name="Visited_20_Internet_20_Link">
https://www.ukrinform.ua/rubric-crimea/3713255-okupanti-v-krimu-vidkrili-dvi-novi-spravi-proti-pravozahisnika-dzepparova.html</text:a>
</text:p>
      <!--NEWS-->
      <text:h text:style-name="P10" text:outline-level="1">
<text:span text:style-name="T4">
Belgorod地区的活动不会影响乌克兰NSDC秘书的安全状况</text:span>
</text:h>
      <text:p text:style-name="P4">
作者: Ukrinform (Person)</text:p>
      <text:p text:style-name="P4">
出版商: Укринформ (Organization)</text:p>
      <text:p text:style-name="P4">
出版时间: 2023-05-23T20:24:00+03:00</text:p>
      <text:p text:style-name="P4">
修改时间: 2023-05-23T20:24:00+03:00</text:p>
      <text:p text:style-name="P4">
描述: 在俄罗斯联邦的Belgorod地区展开的事件不会影响乌克兰的安全状况。 武装部队参与俄罗斯人对其权力的抗议的陈述是胡说八道。  - 乌克林。</text:p>
      <text:p text:style-name="P4">
图片: ['<text:a xlink:type="simple" xlink:href="https://static.ukrinform.com/photos/2023_04/thumb_files/630_360_1680783781-501.jpg" text:style-name="Internet_20_link" text:visited-style-name="Visited_20_Internet_20_Link">
630_360_16807...</text:a>
']</text:p>
      <text:p text:style-name="P4">
标签: ['РНБО', 'Росія', 'Данілов', 'Бєлгород', 'Єдині новини']</text:p>
      <text:p text:style-name="P4">
类型: Article</text:p>
      <!--METADATA-->
      <text:p text:style-name="P4">
<draw:frame draw:style-name="fr1" draw:name="Image146" text:anchor-type="as-char" svg:width="6.9236in" svg:height="3.956343in" draw:z-index="0">
<draw:image xlink:href="../Images/yкринформ/2023-05-23T20-24-00-03-00/630_360_1680783781-501.jpg" xlink:type="simple" xlink:show="embed" xlink:actuate="onLoad" draw:mime-type="image/jpeg"/>
</draw:frame>
最近在俄罗斯联邦Belgorod地区出现的事件不会影响乌克兰的激励局势。 与俄罗斯人的抗议相比，关于武装部队武装部队的陈述是胡说八道。</text:p>
      <text:p text:style-name="P4">
NSDC Oleksiy Danilov的秘书在Nsdovya的空中告知了这一点，回答了这些问题，后者将在Belgorod地区举行事件，以了解乌克兰边境警卫的安全局势。</text:p>
      <text:p text:style-name="P4">
“这不会以任何方式影响乌克兰的安全状况。 RFMMA的公民是抗议的权利，其中包括在其监管文件中。 俄罗斯必须自行解决这个问题。 责备我们国家的武装部队是胡说八道，”他说<text:a xlink:type="simple" xlink:href="https://www.ukrinform.ua/tag-danilov" text:style-name="Internet_20_link" text:visited-style-name="Visited_20_Internet_20_Link">
</text:a>
在评论有关俄罗斯前地区乌克兰地区俄罗斯部队转移的信息时，他指出：“他们可以抛弃您想要的任何人，我们了解我们必须释放我们所有的土地，包括克里米亚在内。 您会发现，有一些非常活跃的国际活动对所有这些过程都有强大的影响。”</text:p>
      <text:p text:style-name="P4">
<text:span text:style-name="T4">
另请阅读：</text:span>
 <text:a xlink:type="simple" xlink:href="https://www.ukrinform.ua/rubric-polytics/3713214-danilov-vidreaguvav-na-zanepokoenna-putina-sodo-situacii-v-belgorodi.html" text:style-name="Internet_20_link" text:visited-style-name="Visited_20_Internet_20_Link">
<text:span text:style-name="T4">
 danilov </text:span>
</text:a>
他提醒他，就乌克兰加入欧盟和乌克兰飞机提供的谈判。</text:p>
      <text:p text:style-name="P4">
丹尼洛夫回答了俄罗斯联邦在对比和释放俄罗斯联邦的内部危机中是否会准确影响战场上的局势。</text:p>
      <text:p text:style-name="P4">
“今天，我们对俄罗斯进行了一项社会学研究。有孩子的老年公民的数量不再渴望自己的孩子进行战争。 25岁以下的年轻人 - 蒂夫扎(Tiivza)明确拒绝参加创立现代希特勒的盟约，”丹尼洛夫强调。</text:p>
      <text:p text:style-name="P4">
<text:span text:style-name="T4">
另请阅读：</text:span>
 <text:a xlink:type="simple" xlink:href="https://www.ukrinform.ua/rubric-ato/3712951-incident-u-belgorodskij-oblasti-ne-bude-ostannim-povstannam-v-rosii-radnik-reznikova.html" text:style-name="Internet_20_link" text:visited-style-name="Visited_20_Internet_20_Link">
<text:span text:style-name="T4">
 belgorod </text:span>
</text:a>
据媒体报道，爆炸发生在Belgorod地区，后来在媒体上报道了有关俄罗斯志愿者这一领土的到来的信息。</text:p>
      <text:p text:style-name="P4">
在社交网络上，有关于俄罗斯“俄罗斯自由”俄罗斯志愿兵团关于贝尔戈罗德地区Kozynka和Gora Podol的“解放”的言论。乌克兰·安德里约索夫国防部智力部主要委员会代表表示<text:a xlink:type="simple" xlink:href="https://www.ukrinform.ua/rubric-world/3712744-situacia-u-belgorodskij-oblasti-e-vnutrisnim-konfliktom-gur.html" text:style-name="Internet_20_link" text:visited-style-name="Visited_20_Internet_20_Link">
</text:a>
</text:p>
      <text:p text:style-name="P4">
News Source: <text:a xlink:type="simple" xlink:href="https://www.ukrinform.ua/rubric-ato/3713265-podii-v-belgorodskij-oblasti-niak-ne-vplinut-na-bezpekovu-situaciu-v-ukraini-sekretar-rnbo.html" text:style-name="Internet_20_link" text:visited-style-name="Visited_20_Internet_20_Link">
https://www.ukrinform.ua/rubric-ato/3713265-podii-v-belgorodskij-oblasti-niak-ne-vplinut-na-bezpekovu-situaciu-v-ukraini-sekretar-rnbo.html</text:a>
</text:p>
      <!--NEWS-->
      <text:h text:style-name="P10" text:outline-level="1">
<text:span text:style-name="T4">
联合国秘书长发言人在Radbeza忘记乌克兰的演讲中否认了古特雷斯</text:span>
</text:h>
      <text:p text:style-name="P4">
作者: Ukrinform (Person)</text:p>
      <text:p text:style-name="P4">
出版商: Укринформ (Organization)</text:p>
      <text:p text:style-name="P4">
出版时间: 2023-05-23T20:29:00+03:00</text:p>
      <text:p text:style-name="P4">
修改时间: 2023-05-23T20:29:00+03:00</text:p>
      <text:p text:style-name="P4">
描述: 他的发言人斯蒂芬·杜扎里克（Stephen Duzharik）说，联合国秘书长安东尼·古特雷斯（Anthony Guterres）在苏联理事会的公开辩论中发表讲话，以保护武装冲突中的平民，谈到了冲突，指的是针对乌克兰的战争。  - 乌克林。</text:p>
      <text:p text:style-name="P4">
图片: ['<text:a xlink:type="simple" xlink:href="https://static.ukrinform.com/photos/2022_08/thumb_files/630_360_1660844697-270.jpg" text:style-name="Internet_20_link" text:visited-style-name="Visited_20_Internet_20_Link">
630_360_16608...</text:a>
']</text:p>
      <text:p text:style-name="P4">
标签: ['Гутерреш', 'ООН', 'Війна з Росією']</text:p>
      <text:p text:style-name="P4">
类型: Article</text:p>
      <!--METADATA-->
      <text:p text:style-name="P4">
<draw:frame draw:style-name="fr1" draw:name="Image147" text:anchor-type="as-char" svg:width="6.9236in" svg:height="3.956343in" draw:z-index="0">
<draw:image xlink:href="../Images/yкринформ/2023-05-23T20-29-00-03-00/630_360_1660844697-270.jpg" xlink:type="simple" xlink:show="embed" xlink:actuate="onLoad" draw:mime-type="image/jpeg"/>
</draw:frame>
据一位发言人斯蒂芬·杜萨里克(Stefan Duzharik)称，联合国秘书长安东尼·古特雷斯(Anthony Guterres)在有关武装冲突中的平民旨在保护平民的讲话中，一般冲突，指的是针对乌克兰的战争。</text:p>
      <text:p text:style-name="P4">
根据纽约的乌克林福音通讯员的说法，他在紧迫的，回答了乌克林的问题时在插入中指出了这一点。</text:p>
      <text:p text:style-name="P4">
这个问题的提出如下：“秘书长<text:a xlink:type="simple" xlink:href="https://www.ukrinform.ua/tag-oon" text:style-name="Internet_20_link" text:visited-style-name="Visited_20_Internet_20_Link">
</text:a>
在对安全理事会的呼吁时，武装冲突中对平民的保护并未提及俄罗斯战争造成的乌克兰受害者。 他只提到黑海。 是偶然的还是有任何这样的旅行的理由？”</text:p>
      <text:p text:style-name="P4">
杜扎里克(Duzharrik)否认这一点说，秘书长谈到了一般冲突，包括在针对乌克兰的战争中。</text:p>
      <text:p text:style-name="P4">
“我认为秘书长在任何冲突中谈到了对平民的保护。 他提到1亿难民被迫通过战争打断房屋。”秘书长发言人解释说。</text:p>
      <text:p text:style-name="P4">
<text:span text:style-name="T4">
另请阅读：</text:span>
 <text:a xlink:type="simple" xlink:href="https://www.ukrinform.ua/rubric-world/3700106-gensek-oon-u-vistupi-v-radbezi-prisvativ-vijni-rosii-proti-ukraini-odne-recenna.html" text:style-name="Internet_20_link" text:visited-style-name="Visited_20_Internet_20_Link">
</text:a>
他补充说：“整个联合国制度秘书长，非常大声地指出了对乌克兰的民用保护，民用基础设施等的起诉。”</text:p>
      <text:p text:style-name="P4">
正如乌克林福姆(Ukrinform)报道的，古特雷斯(Guterres)在周二发表的讲话中发表了关于保护武装冲突中平民的发作的讲话，<text:a xlink:type="simple" xlink:href="https://www.ukrinform.ua/rubric-ato/3713222-zahist-civilnih-u-zbrojnih-konfliktah-guterres-u-radbezi-oon-ne-zgadav-pro-zertvi-sered-ukrainciv.html" text:style-name="Internet_20_link" text:visited-style-name="Visited_20_Internet_20_Link">
</text:a>
。 同时，他将演讲的很大一部分致力于苏丹，阿富汗，埃塞俄比亚，叙利亚的平民，并拘留了黑海倡议的重要性和“备忘录，以了解促进俄罗斯食品和肥料”。</text:p>
      <text:p text:style-name="P4">
News Source: <text:a xlink:type="simple" xlink:href="https://www.ukrinform.ua/rubric-polytics/3713261-recnik-genseka-oon-zaperecue-so-guterres-u-vistupi-na-radbezi-zabuv-pro-ukrainu.html" text:style-name="Internet_20_link" text:visited-style-name="Visited_20_Internet_20_Link">
https://www.ukrinform.ua/rubric-polytics/3713261-recnik-genseka-oon-zaperecue-so-guterres-u-vistupi-na-radbezi-zabuv-pro-ukrainu.html</text:a>
</text:p>
      <!--NEWS-->
      <text:h text:style-name="P10" text:outline-level="1">
<text:span text:style-name="T4">
与瑞士大使馆讨论了OP，以创建被驱逐出俄罗斯的登记册</text:span>
</text:h>
      <text:p text:style-name="P4">
作者: Ukrinform (Person)</text:p>
      <text:p text:style-name="P4">
出版商: Укринформ (Organization)</text:p>
      <text:p text:style-name="P4">
出版时间: 2023-05-23T20:31:54+03:00</text:p>
      <text:p text:style-name="P4">
修改时间: 2023-05-23T20:31:54+03:00</text:p>
      <text:p text:style-name="P4">
描述: 总统办公室副主管尤利亚·索科洛夫斯卡亚（Yulia Sokolovskaya）在与瑞士大使馆代表会面时，讨论了向乌克兰建立登记册的援助，并交流了有关受害者/被驱逐的乌克兰儿童的信息。  - 乌克林。</text:p>
      <text:p text:style-name="P4">
图片: ['<text:a xlink:type="simple" xlink:href="https://static.ukrinform.com/photos/2023_04/thumb_files/630_360_1681205523-955.jpg" text:style-name="Internet_20_link" text:visited-style-name="Visited_20_Internet_20_Link">
630_360_16812...</text:a>
', '<text:a xlink:type="simple" xlink:href="https://static.ukrinform.com/photos/2023_05/1684862917-165.jpeg" text:style-name="Internet_20_link" text:visited-style-name="Visited_20_Internet_20_Link">
1684862917-16...</text:a>
']</text:p>
      <text:p text:style-name="P4">
标签: ['Депортація', 'Діти', 'Швейцарія', 'Росія', 'Офіс Президента']</text:p>
      <text:p text:style-name="P4">
类型: Article</text:p>
      <!--METADATA-->
      <text:p text:style-name="P4">
<draw:frame draw:style-name="fr1" draw:name="Image148" text:anchor-type="as-char" svg:width="6.9236in" svg:height="3.956343in" draw:z-index="0">
<draw:image xlink:href="../Images/yкринформ/2023-05-23T20-31-54-03-00/630_360_1681205523-955.jpg" xlink:type="simple" xlink:show="embed" xlink:actuate="onLoad" draw:mime-type="image/jpeg"/>
</draw:frame>
总统办公室尤利亚·索科洛夫斯卡亚(Yulia Sokolovskaya)在与瑞士代表的会议上讨论了乌克兰在创建登记册的协助，并交换了有关受害者/被驱逐的乌克兰儿童的信息。</text:p>
      <text:p text:style-name="P4">
这被告知<text:a xlink:type="simple" xlink:href="https://www.president.gov.ua/news/yuliya-sokolovska-zustrilasya-z-predstavnikami-posolstva-shv-83121" text:style-name="Internet_20_link" text:visited-style-name="Visited_20_Internet_20_Link">
</text:a>
，报道乌克林福姆。</text:p>
      <text:p text:style-name="P4">
值得注意的是，从瑞士大使馆举行的会议上，会议出席了会议，瑞士联邦大使馆大使馆盖坦·沃恩(Gaetan Vanone)的和平与人权计划负责人和和平与右派大使馆的项目协调员联邦纳塔利娅·索罗金(Natalia Sorokin)。</text:p>
      <text:p text:style-name="P4">
<draw:frame draw:style-name="fr1" draw:name="Image149" text:anchor-type="as-char" svg:width="6.9236in" svg:height="4.604691in" draw:z-index="0">
<draw:image xlink:href="../Images/yкринформ/2023-05-23T20-31-54-03-00/1684862917-165.jpeg" xlink:type="simple" xlink:show="embed" xlink:actuate="onLoad" draw:mime-type="image/jpeg"/>
</draw:frame>
照片：办公室主席</text:p>
      <text:p text:style-name="P4">
OP Press Service说：“会议的参与者讨论了乌克兰在创建和开发登记册的协助以及有关受害者 /被驱逐的乌克兰儿童的信息的交流。”</text:p>
      <text:p text:style-name="P4">
<text:span text:style-name="T4">
另请阅读：</text:span>
 <text:a xlink:type="simple" xlink:href="https://www.ukrinform.ua/rubric-other_news/3711054-deportaciu-ukrainskih-ditej-rosia-pocala-z-2015-roku-v-okupovanomu-krimu-lubinec.html" text:style-name="Internet_20_link" text:visited-style-name="Visited_20_Internet_20_Link">
<text:span text:style-name="T4">
 devort </text:span>
</text:a>
特别是，建立适当的注册表和信息交换工具的措施是在项目“电子治理责任当局和社区参与的责任”范围内实施的(egap)，由瑞士(Eastern Foundation)瑞士资助<text:a xlink:type="simple" xlink:href="https://www.ukrinform.ua/tag-evropa" text:style-name="Internet_20_link" text:visited-style-name="Visited_20_Internet_20_Link">
</text:a>
与乌克兰数字化转型部和Innovabridge基金会合作。</text:p>
      <text:p text:style-name="P4">
会议的参与者同意进一步合作。 当事方确定优先级是建立一种透明机制，这些机制集中在受害者的需求和清晰的算法上。</text:p>
      <text:p text:style-name="P4">
正如乌克林福姆报道的那样，专家Onisiya Sinyuk表示<text:a xlink:type="simple" xlink:href="https://www.ukrinform.ua/rubric-society/3710917-dla-povernenna-ukrainskih-ditej-iz-rf-neobhidno-rozrobiti-konkretnij-algoritm-ekspertka.html" text:style-name="Internet_20_link" text:visited-style-name="Visited_20_Internet_20_Link">
</text:a>
有必要开发特定的算法。</text:p>
      <text:p text:style-name="P4">
News Source: <text:a xlink:type="simple" xlink:href="https://www.ukrinform.ua/rubric-ato/3713263-v-op-obgovorili-z-posolstvom-svejcarii-stvorenna-reestru-deportovanih-u-rosiu-ditej.html" text:style-name="Internet_20_link" text:visited-style-name="Visited_20_Internet_20_Link">
https://www.ukrinform.ua/rubric-ato/3713263-v-op-obgovorili-z-posolstvom-svejcarii-stvorenna-reestru-deportovanih-u-rosiu-ditej.html</text:a>
</text:p>
      <!--NEWS-->
      <text:h text:style-name="P10" text:outline-level="1">
<text:span text:style-name="T4">
Zaluzhni通过加强防空的咖啡讨论，包括F-16</text:span>
</text:h>
      <text:p text:style-name="P4">
作者: Ukrinform (Person)</text:p>
      <text:p text:style-name="P4">
出版商: Укринформ (Organization)</text:p>
      <text:p text:style-name="P4">
出版时间: 2023-05-23T20:32:00+03:00</text:p>
      <text:p text:style-name="P4">
修改时间: 2023-05-23T20:32:00+03:00</text:p>
      <text:p text:style-name="P4">
描述: 乌克兰瓦莱里·扎卢兹尼（Zaluzhny）武装部队的总司令与北约武装部队的最高总司令克里斯托弗·卡维利（Christopher Cavoli）讨论了，包括F-16战斗机。  - 乌克林。</text:p>
      <text:p text:style-name="P4">
图片: ['<text:a xlink:type="simple" xlink:href="https://static.ukrinform.com/photos/2023_03/thumb_files/630_360_1679686596-447.jpg" text:style-name="Internet_20_link" text:visited-style-name="Visited_20_Internet_20_Link">
630_360_16796...</text:a>
']</text:p>
      <text:p text:style-name="P4">
标签: ['Європа', 'НАТО', 'ЗСУ', 'Валерій Залужний']</text:p>
      <text:p text:style-name="P4">
类型: Article</text:p>
      <!--METADATA-->
      <text:p text:style-name="P4">
<draw:frame draw:style-name="fr1" draw:name="Image150" text:anchor-type="as-char" svg:width="6.9236in" svg:height="3.956343in" draw:z-index="0">
<draw:image xlink:href="../Images/yкринформ/2023-05-23T20-32-00-03-00/630_360_1679686596-447.jpg" xlink:type="simple" xlink:show="embed" xlink:actuate="onLoad" draw:mime-type="image/jpeg"/>
</draw:frame>
乌克兰瓦莱里·扎卢兹尼武装部队的总司令与北约北约武装部队总司令最高总司令在欧洲进行了讨论，北约武装部队是Favoli Cavela的一般珊瑚圈，加强了空中防空，包括F-的帮助16架战斗机。</text:p>
      <text:p text:style-name="P4">
根据乌克林福姆的说法，Zaluzhny在[]中报道了(https://t.me/CinCAFU/503)。</text:p>
      <text:p text:style-name="P4">
Zaluzhny说：“在包括F -16的帮助以及弹药数量的帮助下，加强防空的必要性是更多对话的关键主题。”</text:p>
      <text:p text:style-name="P4">
对话者讨论了继续进行军事设备服务和维修的联合工作的重要性。</text:p>
      <text:p text:style-name="P4">
<text:span text:style-name="T4">
另请阅读：</text:span>
 <text:a xlink:type="simple" xlink:href="https://www.ukrinform.ua/rubric-ato/3713127-navcanna-ukrainskih-pilotiv-na-f16-ne-robit-nato-storonou-konfliktu-stoltenberg.html" text:style-name="Internet_20_link" text:visited-style-name="Visited_20_Internet_20_Link">
</text:a>
“他还谈到了我们军队的定量和定性组成，并致力于通过创建新的briggades来加强乌克兰海军陆战队。他们与卡沃利将军达成共识，并继续与国防防御[]继续积极互动<text:a xlink:type="simple" xlink:href="https://www.ukrinform.ua/tag-ukraina" text:style-name="Internet_20_link" text:visited-style-name="Visited_20_Internet_20_Link">
</text:a>
“，”扎卢兹尼说。</text:p>
      <text:p text:style-name="P4">
正如乌克林福姆报道的那样，5月19日，扎卢兹尼与美国总部主席米利·米莉(Milly Millie)董事长讨论了帕帕特里奥特综合体的工作和远程炮弹的供应。</text:p>
      <text:p text:style-name="P4">
News Source: <text:a xlink:type="simple" xlink:href="https://www.ukrinform.ua/rubric-ato/3713269-zaluznij-obgovoriv-iz-kavoli-posilenna-ppo-v-tomu-cisli-za-dopomogou-f16.html" text:style-name="Internet_20_link" text:visited-style-name="Visited_20_Internet_20_Link">
https://www.ukrinform.ua/rubric-ato/3713269-zaluznij-obgovoriv-iz-kavoli-posilenna-ppo-v-tomu-cisli-za-dopomogou-f16.html</text:a>
</text:p>
      <!--NEWS-->
      <text:h text:style-name="P10" text:outline-level="1">
<text:span text:style-name="T4">
俄罗斯对乌克兰的侵略已成为欧盟的防守能力的测试</text:span>
</text:h>
      <text:p text:style-name="P4">
作者: Ukrinform (Person)</text:p>
      <text:p text:style-name="P4">
出版商: Укринформ (Organization)</text:p>
      <text:p text:style-name="P4">
出版时间: 2023-05-23T20:35:47+03:00</text:p>
      <text:p text:style-name="P4">
修改时间: 2023-05-23T20:35:47+03:00</text:p>
      <text:p text:style-name="P4">
描述: 俄罗斯对乌克兰的积极战争成为一项考验，这是对欧盟确保其自身安全和防御能力的现场测试。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Оборона', 'Боррель', 'Війна з Росією']</text:p>
      <text:p text:style-name="P4">
类型: Article</text:p>
      <!--METADATA-->
      <text:p text:style-name="P4">
<draw:frame draw:style-name="fr1" draw:name="Image151" text:anchor-type="as-char" svg:width="6.9236in" svg:height="3.956343in" draw:z-index="0">
<draw:image xlink:href="../Images/yкринформ/2023-05-23T20-35-47-03-00/630_360_1667561515-584.jpg" xlink:type="simple" xlink:show="embed" xlink:actuate="onLoad" draw:mime-type="image/jpeg"/>
</draw:frame>
针对乌克兰的激进战争成为了一项测试，这是欧盟确保其自身安全和防御的现场测试。</text:p>
      <text:p text:style-name="P4">
今天在布鲁塞尔的一次新闻发布会上，欧盟政府的外部关系结果(关于国防问题)欧盟博雷尔(Eu Borrel)的高级代表说，欧盟博雷尔(Eu Borrel)，乌克林福音通讯员报告。</text:p>
      <text:p text:style-name="P4">
“在欧盟理事会会议之前，举行了欧洲国防局领导委员会的会议。 我们总结了从中汲取的教训(俄语 -  ed。)激进的战争。 从我们军事技能和欧洲防御的发展的角度来看，不幸的是，这场战争已成为一个实验室，这是一个测试我们的tap虫能力的领域。”博雷尔说。</text:p>
      <text:p text:style-name="P4">
<text:span text:style-name="T4">
另请阅读：</text:span>
 <text:a xlink:type="simple" xlink:href="https://www.ukrinform.ua/rubric-ato/3713257-evrosouz-peredav-ukraini-220-tisac-snaradiv-i-1300-raket-borrel.html" text:style-name="Internet_20_link" text:visited-style-name="Visited_20_Internet_20_Link">
<text:span text:style-name="T4">
 Borrel </text:span>
</text:a>
他注意到。 欧盟应该利用这种悲伤的经历来在未来建立更好的欧洲防守。 欧洲国防局已经准备了一份特别报告，该报告是欧洲国防部长的注意提出的。</text:p>
      <text:p text:style-name="P4">
“我们从运营，工业和战略的角度考虑了这一点。 许多人从这场战争中学到了从这个栖息地得出结论 - 如何改善我们已经拥有的东西，以及欧洲应采取的措施来提高其防御能力，”欧盟高级代表说。</text:p>
      <text:p text:style-name="P4">
同时，他强调，他一直否认乌克兰在这场战争中无法获胜的那些国家，并试图说服他们相反。</text:p>
      <text:p text:style-name="P4">
“乌克兰在防守方面表现良好。 她已经打断了普京的计划迅速胜利的计划，无疑可以保护自己。”博雷尔说。</text:p>
      <text:p text:style-name="P4">
<text:span text:style-name="T4">
另请阅读：</text:span>
 <text:a xlink:type="simple" xlink:href="https://www.ukrinform.ua/rubric-ato/3713166-ce-vijna-na-visnazenna-treba-bilse-zbroi-stoltenberg-anonsuvav-zustric-nato-es-i-ukraini.html" text:style-name="Internet_20_link" text:visited-style-name="Visited_20_Internet_20_Link">
<text:span text:style-name="T4">
 Stoltenberg </text:span>
</text:a>
他确认，只要有必要，欧盟将继续支持乌克兰。</text:p>
      <text:p text:style-name="P4">
News Source: <text:a xlink:type="simple" xlink:href="https://www.ukrinform.ua/rubric-world/3713267-rosijska-agresia-proti-ukraini-stala-viprobuvannam-dla-oboronnih-spromoznostej-es-borrel.html" text:style-name="Internet_20_link" text:visited-style-name="Visited_20_Internet_20_Link">
https://www.ukrinform.ua/rubric-world/3713267-rosijska-agresia-proti-ukraini-stala-viprobuvannam-dla-oboronnih-spromoznostej-es-borrel.html</text:a>
</text:p>
      <!--NEWS-->
      <text:h text:style-name="P10" text:outline-level="1">
<text:span text:style-name="T4">
Ukrposhta将一系列传单，品牌和信封交给了Kherson博物馆</text:span>
</text:h>
      <text:p text:style-name="P4">
作者: Ukrinform (Person)</text:p>
      <text:p text:style-name="P4">
出版商: Укринформ (Organization)</text:p>
      <text:p text:style-name="P4">
出版时间: 2023-05-23T20:44:00+03:00</text:p>
      <text:p text:style-name="P4">
修改时间: 2023-05-23T20:44:00+03:00</text:p>
      <text:p text:style-name="P4">
描述: Kherson博物馆的收藏是由明​​信片，邮票和乌克普什塔集体所移交的信封的补充。  - 乌克林。</text:p>
      <text:p text:style-name="P4">
图片: ['<text:a xlink:type="simple" xlink:href="https://static.ukrinform.com/photos/2023_05/thumb_files/630_360_1684863839-526.jpg" text:style-name="Internet_20_link" text:visited-style-name="Visited_20_Internet_20_Link">
630_360_16848...</text:a>
', '<text:a xlink:type="simple" xlink:href="https://static.ukrinform.com/photos/2023_05/1684863826-256.jpg" text:style-name="Internet_20_link" text:visited-style-name="Visited_20_Internet_20_Link">
1684863826-25...</text:a>
', '<text:a xlink:type="simple" xlink:href="https://static.ukrinform.com/photos/2023_05/1684863942-630.jpg" text:style-name="Internet_20_link" text:visited-style-name="Visited_20_Internet_20_Link">
1684863942-63...</text:a>
']</text:p>
      <text:p text:style-name="P4">
标签: ['Херсон', 'Музей', 'Укрпошта']</text:p>
      <text:p text:style-name="P4">
类型: Article</text:p>
      <!--METADATA-->
      <text:p text:style-name="P4">
<draw:frame draw:style-name="fr1" draw:name="Image152" text:anchor-type="as-char" svg:width="6.9236in" svg:height="3.956343in" draw:z-index="0">
<draw:image xlink:href="../Images/yкринформ/2023-05-23T20-44-00-03-00/630_360_1684863839-526.jpg" xlink:type="simple" xlink:show="embed" xlink:actuate="onLoad" draw:mime-type="image/jpeg"/>
</draw:frame>
明信片，邮票，信封将当地历史博物馆收藏的收藏集补充，该明信片，邮票，信封是由乌克普什塔(Ukrposhta)集体传播的。</text:p>
      <text:p text:style-name="P4">
正如乌克林福姆报道的那样，它报告了<text:a xlink:type="simple" xlink:href="https://www.facebook.com/hokmksua/posts/pfbid0ncszKiHAewZzi86k74kJ5YkJC3ek2v6yopDLQbgBNjag9UDe37AcQ5jaTkC4wZMBl" text:style-name="Internet_20_link" text:visited-style-name="Visited_20_Internet_20_Link">
</text:a>
“今天，博物馆收藏的下一个补充已经进行!乌克普沙塔(Ukrposhta)的集体为恢复赫尔森地区历史博物馆的恢复提供了帮助。</text:p>
      <text:p text:style-name="P4">
如前所述，<text:a xlink:type="simple" xlink:href="https://www.ukrinform.ua/tag-muzej" text:style-name="Internet_20_link" text:visited-style-name="Visited_20_Internet_20_Link">
</text:a>
他收到了58种产品：明信片，邮票，信封，特别是在2022  -  23年期间发行的信封，副本“ Kherson是乌克兰”!</text:p>
      <text:p text:style-name="P4">
<draw:frame draw:style-name="fr1" draw:name="Image153" text:anchor-type="as-char" svg:width="6.9236in" svg:height="6.661508in" draw:z-index="0">
<draw:image xlink:href="../Images/yкринформ/2023-05-23T20-44-00-03-00/1684863826-256.jpg" xlink:type="simple" xlink:show="embed" xlink:actuate="onLoad" draw:mime-type="image/jpeg"/>
</draw:frame>
«赫尔森地区的象征 - 西瓜和西红柿 - 在安德烈·萨加奇(Andrei Sagach)的图纸中获得了重要的重要性。 西瓜的切片象征着赫尔森，西瓜种子 - 俄罗斯入侵者向城市开火的塞拉克斯。”证词写道。 切片描绘了对赫森和恐怖的抵抗场景，该场景受到赫森地区的影响。</text:p>
      <text:p text:style-name="P4">
<draw:frame draw:style-name="fr1" draw:name="Image154" text:anchor-type="as-char" svg:width="6.9236in" svg:height="7.390523in" draw:z-index="0">
<draw:image xlink:href="../Images/yкринформ/2023-05-23T20-44-00-03-00/1684863942-630.jpg" xlink:type="simple" xlink:show="embed" xlink:actuate="onLoad" draw:mime-type="image/jpeg"/>
</draw:frame>
<text:span text:style-name="T4">
另请阅读：</text:span>
 <text:a xlink:type="simple" xlink:href="https://www.ukrinform.ua/rubric-culture/3712208-u-mikolaevi-prezentuvali-pidsumki-persogo-etapu-proektu-vogni-pivdna-ludimaaki.html" text:style-name="Internet_20_link" text:visited-style-name="Visited_20_Internet_20_Link">
</text:a>
博物馆对Ukrposhta的管理层和员工表示感谢。</text:p>
      <text:p text:style-name="P4">
根据乌克林福姆的说法，俄罗斯侵略者是赫森博物馆更有价值的展览。</text:p>
      <text:p text:style-name="P4">
在赫尔森<text:a xlink:type="simple" xlink:href="https://www.ukrinform.ua/rubric-culture/3711315-u-hersonskomu-muzei-vidkrili-vistavku-herson2022-hroniki-deokupacii.html" text:style-name="Internet_20_link" text:visited-style-name="Visited_20_Internet_20_Link">
</text:a>
</text:p>
      <text:p text:style-name="P4">
News Source: <text:a xlink:type="simple" xlink:href="https://www.ukrinform.ua/rubric-culture/3713271-ukrposta-peredala-hersonskomu-kraeznavcomu-muzeu-kolekciu-listivok-marok-i-konvertiv.html" text:style-name="Internet_20_link" text:visited-style-name="Visited_20_Internet_20_Link">
https://www.ukrinform.ua/rubric-culture/3713271-ukrposta-peredala-hersonskomu-kraeznavcomu-muzeu-kolekciu-listivok-marok-i-konvertiv.html</text:a>
</text:p>
      <!--NEWS-->
      <text:h text:style-name="P10" text:outline-level="1">
<text:span text:style-name="T4">
乌克兰的火力控制下的巴赫穆特 - 丹尼洛夫</text:span>
</text:h>
      <text:p text:style-name="P4">
作者: Ukrinform (Person)</text:p>
      <text:p text:style-name="P4">
出版商: Укринформ (Organization)</text:p>
      <text:p text:style-name="P4">
出版时间: 2023-05-23T20:46:21+03:00</text:p>
      <text:p text:style-name="P4">
修改时间: 2023-05-23T20:46:21+03:00</text:p>
      <text:p text:style-name="P4">
描述: 巴赫穆特（Bakhmut）市在乌克兰国防军的火灾中，该国将解放它和顿涅茨克，卢坎克，赫尔森，Zaporizhzhya地区和克里米亚的其他城市。  - 乌克林。</text:p>
      <text:p text:style-name="P4">
图片: ['<text:a xlink:type="simple" xlink:href="https://static.ukrinform.com/photos/2023_03/thumb_files/630_360_1678825036-533.jpg" text:style-name="Internet_20_link" text:visited-style-name="Visited_20_Internet_20_Link">
630_360_16788...</text:a>
']</text:p>
      <text:p text:style-name="P4">
标签: None</text:p>
      <text:p text:style-name="P4">
类型: Article</text:p>
      <!--METADATA-->
      <text:p text:style-name="P4">
<draw:frame draw:style-name="fr1" draw:name="Image155" text:anchor-type="as-char" svg:width="6.9236in" svg:height="3.956343in" draw:z-index="0">
<draw:image xlink:href="../Images/yкринформ/2023-05-23T20-46-21-03-00/630_360_1678825036-533.jpg" xlink:type="simple" xlink:show="embed" xlink:actuate="onLoad" draw:mime-type="image/jpeg"/>
</draw:frame>
Citybakhmut受到乌克兰国防军的火灾控制，该国国防军解放了塔塔里姆(Tatarim)的顿涅茨克(Donetsk)，卢坎克(Lugansk)，赫尔森(Kherson)，扎波里兹希亚(Zaporizhhea)地区。</text:p>
      <text:p text:style-name="P4">
NSDC Alexei Danilov的秘书乌克林福姆(Ukrinform)表示，恩迪诺维亚(Ndiinovya)的空中告知了这一点。</text:p>
      <text:p text:style-name="P4">
“关于巴赫穆特(Bakhmut)的关注之处，我可以说巴赫穆塔(Bakhmuta)在我们的火灾中。 IVSI无法解决任何最后的问题(Wagner Pec Yevgeny Prigogine的负责人-ed。)他们来到那里的刺，他们来了，那里有人向某人打招呼。 自2022年8月1日以来，我不知道他们会发生什么，他们不能也不能乘坐小型地区中心，他们聚集在一起带我们的乌克兰，然后让他们等待。” Danilov说。</text:p>
      <text:p text:style-name="P4">
NSDC秘书回答有关促进巴赫穆特(Bakhmut)周围侧面的国防军的问题，指出乌克兰捍卫者不仅将由比利巴克穆特(Bilybakhmut)促进，而且还将在整个顿涅茨克(Donetsk)，卢汉斯克(Luhansk)和其他乌克兰地区晋升。</text:p>
      <text:p text:style-name="P4">
“它不仅是Bakhmut。 它将是Donetsk，Lugansk，这将是我们所有的城市，它位于Chherson地区，Zaporizhzhya地区和克里米亚的一部分的顿涅茨克和卢汉斯克地区的领土。 他们将咬住所有被指控控制的领土。 我们将尽一切努力尽快做到这一点。” Danilov保证。</text:p>
      <text:p text:style-name="P4">
他补充说，国防军将竭尽所能使释放发生，并强调国际伙伴的协助是过程中的关键。</text:p>
      <text:p text:style-name="P4">
正如乌克林福姆报道的那样，在巴赫穆特方向上，当天战斗人员的数量减少到三个。 国防军摧毁了79名入侵者，111人受伤，被捕。</text:p>
      <text:p text:style-name="P4">
News Source: <text:a xlink:type="simple" xlink:href="https://www.ukrinform.ua/rubric-ato/3713270-bahmut-pid-vognevim-kontrolem-ukraini-danilov.html" text:style-name="Internet_20_link" text:visited-style-name="Visited_20_Internet_20_Link">
https://www.ukrinform.ua/rubric-ato/3713270-bahmut-pid-vognevim-kontrolem-ukraini-danilov.html</text:a>
</text:p>
      <!--NEWS-->
      <text:h text:style-name="P10" text:outline-level="1">
<text:span text:style-name="T4">
在荷兰，希望与Google收取赔偿</text:span>
</text:h>
      <text:p text:style-name="P4">
作者: Ukrinform (Person)</text:p>
      <text:p text:style-name="P4">
出版商: Укринформ (Organization)</text:p>
      <text:p text:style-name="P4">
出版时间: 2023-05-23T20:51:00+03:00</text:p>
      <text:p text:style-name="P4">
修改时间: 2023-05-23T20:51:00+03:00</text:p>
      <text:p text:style-name="P4">
描述: 荷兰消费者协会打算针对Google提起诉讼，以了解用户隐私领域的大规模违规行为。  - 乌克林。</text:p>
      <text:p text:style-name="P4">
图片: ['<text:a xlink:type="simple" xlink:href="https://static.ukrinform.com/photos/2019_03/thumb_files/630_360_1553098741-454.jpg" text:style-name="Internet_20_link" text:visited-style-name="Visited_20_Internet_20_Link">
630_360_15530...</text:a>
']</text:p>
      <text:p text:style-name="P4">
标签: ['Google', 'Позов', 'Суд']</text:p>
      <text:p text:style-name="P4">
类型: Article</text:p>
      <!--METADATA-->
      <text:p text:style-name="P4">
<draw:frame draw:style-name="fr1" draw:name="Image156" text:anchor-type="as-char" svg:width="6.9236in" svg:height="3.956343in" draw:z-index="0">
<draw:image xlink:href="../Images/yкринформ/2023-05-23T20-51-00-03-00/630_360_1553098741-454.jpg" xlink:type="simple" xlink:show="embed" xlink:actuate="onLoad" draw:mime-type="image/jpeg"/>
</draw:frame>
荷兰消费者协会打算在用户隐私领域对Google易于违规行为提起诉讼。</text:p>
      <text:p text:style-name="P4">
关于IT报告乌克林福姆，参考<text:a xlink:type="simple" xlink:href="https://nos.nl/artikel/2476129-consumentenbond-komt-met-massaclaim-tegen-google" text:style-name="Internet_20_link" text:visited-style-name="Visited_20_Internet_20_Link">
</text:a>
。</text:p>
      <text:p text:style-name="P4">
“消费者协会正在针对Google提起诉讼。 根据工会的说法，公司以侵犯用户的机密性。”该消息写道。</text:p>
      <text:p text:style-name="P4">
据指出，如果美国公司不停止这项活动并支付赔偿，该协会打算上法庭。</text:p>
      <text:p text:style-name="P4">
早些时候，消费者协会已经在Facebook的类似过程中成功了。</text:p>
      <text:p text:style-name="P4">
“ Google是世界上最著名的数据处理公司，”消费者代表Gerard Spirenburg说。</text:p>
      <text:p text:style-name="P4">
根据协会的说法，Google使用不同的技术，因此，用户通常不知道，因此无意间，允许公司收集违反法律的数据。</text:p>
      <text:p text:style-name="P4">
<text:span text:style-name="T4">
另请阅读：</text:span>
 <text:a xlink:type="simple" xlink:href="https://www.ukrinform.ua/rubric-technology/3711870-porusenna-antimonopolnogo-zakonodavstva-india-protidiatime-google.html" text:style-name="Internet_20_link" text:visited-style-name="Visited_20_Internet_20_Link">
<text:span text:style-name="T4">
 Google </text:span>
</text:a>
在此阶段，荷兰消费者协会希望开始与Google进行谈判，以向自2012年3月1日以来使用该公司的所有荷兰人支付薪酬。 如果双方不成功订购，协会将上法庭。</text:p>
      <text:p text:style-name="P4">
依次在<text:a xlink:type="simple" xlink:href="https://www.ukrinform.ua/tag-google" text:style-name="Internet_20_link" text:visited-style-name="Visited_20_Internet_20_Link">
</text:a>
他们说，他们对用户违反机密行为的抱怨很认真。</text:p>
      <text:p text:style-name="P4">
正如乌克林福姆报道的那样，今年3月，法院裁定Facebook违反了荷兰的用户。</text:p>
      <text:p text:style-name="P4">
荷兰法院得出的结论是，Facebook违反了该平台的机密性。</text:p>
      <text:p text:style-name="P4">
<text:span text:style-name="T4">
另请阅读：</text:span>
 <text:a xlink:type="simple" xlink:href="https://www.ukrinform.ua/rubric-technology/3709572-google-zapuskae-funkcii-dla-posuku-fejkovih-ta-stucno-zgenerovanih-zobrazen.html" text:style-name="Internet_20_link" text:visited-style-name="Visited_20_Internet_20_Link">
<text:span text:style-name="T4">
 Google </text:span>
</text:a>
该决定是由消费者协会和数据隐私配置发起的案件做出的(DPS).</text:p>
      <text:p text:style-name="P4">
Суд ухвалив, що Facebook недостатньо інформував нідерландських користувачівпро те, що платформа робить з їхніми даними. Цим Facebook порушує закон проконфіденційність, який передбачає, що завжди має бути зрозуміло, з якоїпричини та з якоюю метою обробляються певні конфіденційні дані.</text:p>
      <text:p text:style-name="P4">
Рішення суду охоплює період з 2010 по 2020 рр.</text:p>
      <text:p text:style-name="P4">
News Source: <text:a xlink:type="simple" xlink:href="https://www.ukrinform.ua/rubric-technology/3713272-u-niderlandah-hocut-stagnuti-kompensaciu-z-google-za-porusenna-konfidencijnosti.html" text:style-name="Internet_20_link" text:visited-style-name="Visited_20_Internet_20_Link">
https://www.ukrinform.ua/rubric-technology/3713272-u-niderlandah-hocut-stagnuti-kompensaciu-z-google-za-porusenna-konfidencijnosti.html</text:a>
</text:p>
      <!--NEWS-->
      <text:h text:style-name="P10" text:outline-level="1">
<text:span text:style-name="T4">
匈牙利是唯一一个没有召回单方面限制从乌克兰进口的国家的国家</text:span>
</text:h>
      <text:p text:style-name="P4">
作者: Ukrinform (Person)</text:p>
      <text:p text:style-name="P4">
出版商: Укринформ (Organization)</text:p>
      <text:p text:style-name="P4">
出版时间: 2023-05-23T20:53:00+03:00</text:p>
      <text:p text:style-name="P4">
修改时间: 2023-05-23T20:53:00+03:00</text:p>
      <text:p text:style-name="P4">
描述: 匈牙利仍然是乌克兰唯一仍然对乌克兰农业进口的单方面限制。  - 乌克林。</text:p>
      <text:p text:style-name="P4">
图片: ['<text:a xlink:type="simple" xlink:href="https://static.ukrinform.com/photos/2022_06/thumb_files/630_360_1655013510-329.jpg" text:style-name="Internet_20_link" text:visited-style-name="Visited_20_Internet_20_Link">
630_360_16550...</text:a>
']</text:p>
      <text:p text:style-name="P4">
标签: ['Євросоюз', 'Імпорт', 'Угорщина', 'Україна', 'Агропродукція']</text:p>
      <text:p text:style-name="P4">
类型: Article</text:p>
      <!--METADATA-->
      <text:p text:style-name="P4">
<draw:frame draw:style-name="fr1" draw:name="Image157" text:anchor-type="as-char" svg:width="6.9236in" svg:height="3.956343in" draw:z-index="0">
<draw:image xlink:href="../Images/yкринформ/2023-05-23T20-53-00-03-00/630_360_1655013510-329.jpg" xlink:type="simple" xlink:show="embed" xlink:actuate="onLoad" draw:mime-type="image/jpeg"/>
</draw:frame>
匈牙利是乌克兰唯一的邻国，至今仍保留对乌克兰农业进口的单向限制。</text:p>
      <text:p text:style-name="P4">
这是由今天在布鲁塞尔的贸易和农业发言人在新闻发布会上说的。</text:p>
      <text:p text:style-name="P4">
“仍然有一个国家尚未取消针对乌克兰的农业出口的唯一措施。 它不必反映在乌克兰运输中(谷物 -  ed。)，并且不适用于欧盟。 但是我们建议应召回一项措施。 犹豫的国家 -  <text:a xlink:type="simple" xlink:href="https://www.ukrinform.ua/tag-ugorsina" text:style-name="Internet_20_link" text:visited-style-name="Visited_20_Internet_20_Link">
</text:a>
»， - 发言人说，回答了记者的问题。</text:p>
      <text:p text:style-name="P4">
她提醒人们，4月28日，欧盟委员会同意乌克兰的四个邻国 - 保加利亚，匈牙利，波兰和斯洛伐克 - 一揽子措施是在上述国家取消了针对从乌克兰的农业进口的唯一行动之后采取的。 该套餐还包括在包括罗马尼亚在内的五个国家 /地区的受害者的直接帮助。</text:p>
      <text:p text:style-name="P4">
<text:span text:style-name="T4">
另请阅读：</text:span>
 <text:a xlink:type="simple" xlink:href="https://www.ukrinform.ua/rubric-economy/3709952-ugorsina-zbilsila-termin-tranzitu-ukrainskih-tovariv.html" text:style-name="Internet_20_link" text:visited-style-name="Visited_20_Internet_20_Link">
<text:span text:style-name="T4">
匈牙利</text:span>
 <text:span text:style-name="T4">
增加</text:span>
 <text:span text:style-name="T4">
 </text:span>
 <text:span text:style-name="T4">
 </text:span>
 <text:span text:style-name="T4">
 </text:span>
 transit <text:span text:style-name="T4">
<text:span text:style-name="T5">
*乌克兰人</text:span>
* </text:span>
 <text:span text:style-name="T4">
 </text:span>
货物<text:span text:style-name="T4">
货物</text:span>
</text:a>
“我们在5月3日与不同国家一起参与了这些措施。 然后，口罩得到了1亿欧元及其安置条件的帮助。 这一刻，我们仍在等待消除在下一步之前已经实施的某些单方面措施。”  - 补充说。</text:p>
      <text:p text:style-name="P4">
她指出，这笔钱是从So称为欧盟农业水库的每年4.5亿欧元中分配的。</text:p>
      <text:p text:style-name="P4">
“我们已经将此金额的一部分用于第一个帮助包(5600万欧元 -  ed。)，我们在三月份提出。 现在，我们为第二套计划提供了1亿欧元，对于其他市场情况和危机感到惊讶的国家，我们的数量也减少了。 因此，我们仍然拥有这笔钱的一半以上，如果另一个危机或需要它的情况，我们准备使用它。”欧洲委员会发言人说。</text:p>
      <text:p text:style-name="P4">
<text:span text:style-name="T4">
另请阅读：</text:span>
 <text:a xlink:type="simple" xlink:href="https://www.ukrinform.ua/rubric-economy/3713254-obmezenna-eksportu-ukrainskoi-agroprodukcii-protiricit-ugodi-pro-asociaciu-nimecki-eksperti.html" text:style-name="Internet_20_link" text:visited-style-name="Visited_20_Internet_20_Link">
<text:span text:style-name="T4">
专家</text:span>
</text:a>
</text:p>
      <text:p text:style-name="P4">
“我可以确认欧盟委员会在本月收到了一封信。 我们很快就会回答。 但是我无法预测答案的时间。”欧洲委员会发言人说。</text:p>
      <text:p text:style-name="P4">
如报道，<text:a xlink:type="simple" xlink:href="https://www.ukrinform.ua/rubric-economy/3703840-evrokomisia-zaboronila-import-okremih-agroproduktiv-z-ukraini.html" text:style-name="Internet_20_link" text:visited-style-name="Visited_20_Internet_20_Link">
</text:a>
这将乌克兰生产的农业产品限制为保加利亚，匈牙利，波兰，罗马尼亚和斯洛伐克。休息时间将包括四种农产品：源自乌克兰的小麦，玉米，玉米，菜籽和向日葵种子 - 并将在2023年6月5日之前输入。</text:p>
      <text:p text:style-name="P4">
News Source: <text:a xlink:type="simple" xlink:href="https://www.ukrinform.ua/rubric-economy/3713275-ugorsina-edina-kraina-aka-ne-vidklikala-odnostoronni-obmezenna-agrarnogo-importu-z-ukraini.html" text:style-name="Internet_20_link" text:visited-style-name="Visited_20_Internet_20_Link">
https://www.ukrinform.ua/rubric-economy/3713275-ugorsina-edina-kraina-aka-ne-vidklikala-odnostoronni-obmezenna-agrarnogo-importu-z-ukraini.html</text:a>
</text:p>
      <!--NEWS-->
      <text:h text:style-name="P10" text:outline-level="1">
<text:span text:style-name="T4">
在巴西，由于鸟流感宣布紧急状态</text:span>
</text:h>
      <text:p text:style-name="P4">
作者: Ukrinform (Person)</text:p>
      <text:p text:style-name="P4">
出版商: Укринформ (Organization)</text:p>
      <text:p text:style-name="P4">
出版时间: 2023-05-23T20:56:00+03:00</text:p>
      <text:p text:style-name="P4">
修改时间: 2023-05-23T20:56:00+03:00</text:p>
      <text:p text:style-name="P4">
描述: 在野鸟发现了几例鸟类流感病例之后，巴西在动物健康领域宣布了六个月的紧急情况。  - 乌克林。</text:p>
      <text:p text:style-name="P4">
图片: ['<text:a xlink:type="simple" xlink:href="https://static.ukrinform.com/photos/2023_05/thumb_files/630_360_1684843910-972.png" text:style-name="Internet_20_link" text:visited-style-name="Visited_20_Internet_20_Link">
630_360_16848...</text:a>
']</text:p>
      <text:p text:style-name="P4">
标签: ['Бразилія', 'Надзвичайна ситуація', 'Пташиний грип']</text:p>
      <text:p text:style-name="P4">
类型: Article</text:p>
      <!--METADATA-->
      <text:p text:style-name="P4">
<draw:frame draw:style-name="fr1" draw:name="Image158" text:anchor-type="as-char" svg:width="6.9236in" svg:height="3.956343in" draw:z-index="0">
<draw:image xlink:href="../Images/yкринформ/2023-05-23T20-56-00-03-00/630_360_1684843910-972.png" xlink:type="simple" xlink:show="embed" xlink:actuate="onLoad" draw:mime-type="image/png"/>
</draw:frame>
在野生鸟类发现几例鸟类流感之后，巴西洛杉矶在动物健康领域处于六个月的紧急情况。</text:p>
      <text:p text:style-name="P4">
正如乌克林福姆报道的那样，它报告了<text:a xlink:type="simple" xlink:href="https://www.bbc.co.uk/news/world-latin-america-65679328" text:style-name="Internet_20_link" text:visited-style-name="Visited_20_Internet_20_Link">
</text:a>
。</text:p>
      <text:p text:style-name="P4">
正如所指出的那样，在埃斯皮里特圣诞老人中注册了7例流感病例，在里约热内卢发现了另一例。</text:p>
      <text:p text:style-name="P4">
紧急情况将使政府更容易采取措施阻止H5N1高感染病毒。</text:p>
      <text:p text:style-name="P4">
<text:a xlink:type="simple" xlink:href="https://www.ukrinform.ua/tag-brazilia" text:style-name="Internet_20_link" text:visited-style-name="Visited_20_Internet_20_Link">
</text:a>
它是世界上最大的出口商肉，年销售额近100亿美元。</text:p>
      <text:p text:style-name="P4">
但是，当局说，这些案件已经远离巴西南部的主要生产区域。</text:p>
      <text:p text:style-name="P4">
<text:span text:style-name="T4">
另请阅读：</text:span>
 <text:a xlink:type="simple" xlink:href="https://www.ukrinform.ua/rubric-world/3683820-u-niderlandah-vakcinu-proti-ptasinogo-gripu-protestuut-na-ptahofabrikah.html" text:style-name="Internet_20_link" text:visited-style-name="Visited_20_Internet_20_Link">
</text:a>
对农场疾病的检测通常会导致缺乏大量鸟类 - 有时可能导致与其他乌克兰人的贸易限制。</text:p>
      <text:p text:style-name="P4">
声明说：“作为在接下来的180天内，全国各地的一种预防措施，是一个国家拥有的卫生保健状态。”</text:p>
      <text:p text:style-name="P4">
据乌克林福姆报道，一月份，法国农业部报告说，该国需要销毁250万只家禽，因为在西南州发现了几个闪烁的流感中心。</text:p>
      <text:p text:style-name="P4">
_foto：Getty Images _</text:p>
      <text:p text:style-name="P4">
News Source: <text:a xlink:type="simple" xlink:href="https://www.ukrinform.ua/rubric-world/3713089-u-brazilii-ogolosili-nadzvicajnij-stan-cerez-ptasinij-grip.html" text:style-name="Internet_20_link" text:visited-style-name="Visited_20_Internet_20_Link">
https://www.ukrinform.ua/rubric-world/3713089-u-brazilii-ogolosili-nadzvicajnij-stan-cerez-ptasinij-grip.html</text:a>
</text:p>
      <!--NEWS-->
      <text:h text:style-name="P10" text:outline-level="1">
<text:span text:style-name="T4">
我们还有30个人 - 古尔的拦截</text:span>
</text:h>
      <text:p text:style-name="P4">
作者: ['АРМІЯINFORM']</text:p>
      <text:p text:style-name="P4">
时间: 2023-05-23T21:00:00-04:00</text:p>
      <text:p text:style-name="P4">
描述: Golovna由乌克兰国防部Oprilyudni Opriloholnnya的Rosveski管理...与乌克兰2022年的战争，与乌克兰的最新新闻，与乌克兰的新闻，与乌克兰的新闻进行战争，今天与乌克兰2022年的新闻战争，乌克兰和俄罗斯和俄罗斯之间以及乌克兰和俄罗斯之间的战争将会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ІЙНА', 'ВТОРГНЕННЯ РФ', 'ГОЛОВНЕ УПРАВЛІННЯ РОЗВІДКИ МО УКРАЇНИ', 'ГУР ПЕРЕХОПЛЕННЯ']</text:p>
      <text:p text:style-name="P4">
类别: News</text:p>
      <!--METADATA-->
      <text:p text:style-name="P4">
<draw:frame draw:style-name="fr1" draw:name="Image159" text:anchor-type="as-char" svg:width="6.9236in" svg:height="3.894525in" draw:z-index="0">
<draw:image xlink:href="../Images/AРМІЯINFORM/2023-05-23T21-00-00-04-00/gurperehoplennya.jpg" xlink:type="simple" xlink:show="embed" xlink:actuate="onLoad" draw:mime-type="image/jpeg"/>
</draw:frame>
乌克兰国防部情报局总局发表了对谈话的新拦截，俄罗斯占领者告诉他的妻子，以spit和炮击的特殊性。</text:p>
      <text:p text:style-name="P4">
“我们被打破了，我们有30个人。 我已经“得到”了。 他放下了Coptergranate。</text:p>
      <text:p text:style-name="P4">
News Source: <text:a xlink:type="simple" xlink:href="https://armyinform.com.ua/2023/05/23/u-nas-zalyshylos-30-cholovik-perehoplennya-gur/" text:style-name="Internet_20_link" text:visited-style-name="Visited_20_Internet_20_Link">
https://armyinform.com.ua/2023/05/23/u-nas-zalyshylos-30-cholovik-perehoplennya-gur/</text:a>
</text:p>
      <!--NEWS-->
      <text:h text:style-name="P10" text:outline-level="1">
<text:span text:style-name="T4">
Krasuk：我们考虑Berinchik将在Usik的UndercardCard中战斗的选择</text:span>
</text:h>
      <text:p text:style-name="P4">
作者: Ukrinform (Person)</text:p>
      <text:p text:style-name="P4">
出版商: Укринформ (Organization)</text:p>
      <text:p text:style-name="P4">
出版时间: 2023-05-23T21:00:37+03:00</text:p>
      <text:p text:style-name="P4">
修改时间: 2023-05-23T21:00:37+03:00</text:p>
      <text:p text:style-name="P4">
描述: 最近，丹尼斯（Denis）与意大利马赛尔（Marsyl）放弃了一场决斗，失去了EBU冠军的冠军。  - 乌克林。</text:p>
      <text:p text:style-name="P4">
图片: ['<text:a xlink:type="simple" xlink:href="https://static.ukrinform.com/photos/2023_05/thumb_files/630_360_1684864735-780.jpg" text:style-name="Internet_20_link" text:visited-style-name="Visited_20_Internet_20_Link">
630_360_16848...</text:a>
']</text:p>
      <text:p text:style-name="P4">
标签: ['Бокс']</text:p>
      <text:p text:style-name="P4">
类型: Article</text:p>
      <!--METADATA-->
      <text:p text:style-name="P4">
<draw:frame draw:style-name="fr1" draw:name="Image160" text:anchor-type="as-char" svg:width="6.9236in" svg:height="3.956343in" draw:z-index="0">
<draw:image xlink:href="../Images/yкринформ/2023-05-23T21-00-37-03-00/630_360_1684864735-780.jpg" xlink:type="simple" xlink:show="embed" xlink:actuate="onLoad" draw:mime-type="image/jpeg"/>
</draw:frame>
最近放弃了与意大利玛丽的决斗，失去了冠军头衔。</text:p>
      <text:p text:style-name="P4">
WBO国际冠军发起人Denysaberinchik轻量级的Oleksandr Krasyuk(17-0，9 KO)，讲述了他的客户的下一次战斗，<text:a xlink:type="simple" xlink:href="https://champion.com.ua/boxing/2023/05/23/929984/promouter-usyka-rozpoviv-pro-rynkovu-vartist-nastupnoho-boyu-ukrayintsya" text:style-name="Internet_20_link" text:visited-style-name="Visited_20_Internet_20_Link">
</text:a>
乌克林福姆报道，冠军。</text:p>
      <text:p text:style-name="P4">
“我们考虑此选项[在USIK -DUBOIS USIK的波兰的Berinchik战斗中)。 不要忘记，贝林奇克(Berinchik)还有另一个Prospoterfrenko Warren，他有同样的义务来组织丹尼斯(Denis)下一个姿势。”</text:p>
      <text:p text:style-name="P4">
在他的最新战斗中，乌克兰在一场统一的战斗中击败了EBU法国人Ivanamendi的冠军。 胜利后，丹尼斯与咨询公司与弗兰克·沃伦(Frank Warren)签订了合同。</text:p>
      <text:p text:style-name="P4">
<text:span text:style-name="T4">
另请阅读：</text:span>
 <text:a xlink:type="simple" xlink:href="https://www.ukrinform.ua/rubric-sports/3708537-berincik-vidmovivsa-zahisati-titul-zalisivsi-poas-ebu-vakantnim.html" text:style-name="Internet_20_link" text:visited-style-name="Visited_20_Internet_20_Link">
<text:span text:style-name="T4">
 berinchi </text:span>
</text:a>
6月24日，乌克兰人必须保护46岁的拳击手Emiliano Marcila的欧洲EBU冠军头衔。 但是，Berinchyk拒绝按下并释放EBU腰带。</text:p>
      <text:p text:style-name="P4">
照片：盖蒂图像</text:p>
      <text:p text:style-name="P4">
News Source: <text:a xlink:type="simple" xlink:href="https://www.ukrinform.ua/rubric-sports/3713273-krasuk-rozgladaemo-variant-so-berincik-provede-bij-v-anderkardi-usika.html" text:style-name="Internet_20_link" text:visited-style-name="Visited_20_Internet_20_Link">
https://www.ukrinform.ua/rubric-sports/3713273-krasuk-rozgladaemo-variant-so-berincik-provede-bij-v-anderkardi-usika.html</text:a>
</text:p>
      <!--NEWS-->
      <text:h text:style-name="P10" text:outline-level="1">
<text:span text:style-name="T4">
Danilov不排除俄罗斯志愿者在布莱恩斯克，库尔斯克，Voronezh地区的外观</text:span>
</text:h>
      <text:p text:style-name="P4">
作者: Ukrinform (Person)</text:p>
      <text:p text:style-name="P4">
出版商: Укринформ (Organization)</text:p>
      <text:p text:style-name="P4">
出版时间: 2023-05-23T21:00:50+03:00</text:p>
      <text:p text:style-name="P4">
修改时间: 2023-05-23T21:00:50+03:00</text:p>
      <text:p text:style-name="P4">
描述: 在布莱恩斯克，库尔斯克，沃罗尼兹和俄罗斯其他地区，也将观察到类似于贝尔戈罗德地区的俄罗斯人的抗议。 这些进程将在战争中持续到乌克兰的全部胜利。  - 乌克林。</text:p>
      <text:p text:style-name="P4">
图片: ['<text:a xlink:type="simple" xlink:href="https://static.ukrinform.com/photos/2023_02/thumb_files/630_360_1677009539-824.jpg" text:style-name="Internet_20_link" text:visited-style-name="Visited_20_Internet_20_Link">
630_360_16770...</text:a>
']</text:p>
      <text:p text:style-name="P4">
标签: ['Протест', 'Росія', 'Данілов']</text:p>
      <text:p text:style-name="P4">
类型: Article</text:p>
      <!--METADATA-->
      <text:p text:style-name="P4">
<draw:frame draw:style-name="fr1" draw:name="Image161" text:anchor-type="as-char" svg:width="6.9236in" svg:height="3.956343in" draw:z-index="0">
<draw:image xlink:href="../Images/yкринформ/2023-05-23T21-00-50-03-00/630_360_1677009539-824.jpg" xlink:type="simple" xlink:show="embed" xlink:actuate="onLoad" draw:mime-type="image/jpeg"/>
</draw:frame>
抗议者，类似于在贝尔戈罗德地区发生的抗议者，也将在布莱恩斯克，库尔斯克，沃罗尼兹和俄罗斯其他地区观察到。这些进程将是持续的，因为战争中乌克兰的彻底胜利。</text:p>
      <text:p text:style-name="P4">
NSDC Alexei Danilov的秘书在乌克林法姆(Ukrinform)表示，在全国性的Temachnova的播放中，它在俄罗斯其他地区是否等待类似事件的问题。</text:p>
      <text:p text:style-name="P4">
«考虑到与过去23年在该领土上开发的政权的俄罗斯公民人数，其他领土的Bryansk，Kursk，Voronezh地区，其他领土不可能安全。(https://www.ukrinform.ua/tag-rosia)当然，他们可以在俄罗斯联邦的任何时刻站起来。 此外，我相信我们的赢家将是持续不断的过程。”丹尼洛夫说。</text:p>
      <text:p text:style-name="P4">
如前所述，Belgorod地区发生了爆炸，后来出现了有关俄罗斯志愿者领土的乌玛迪亚的信息。</text:p>
      <text:p text:style-name="P4">
<text:span text:style-name="T4">
另请阅读：</text:span>
 <text:a xlink:type="simple" xlink:href="https://www.ukrinform.ua/rubric-ato/3713265-podii-v-belgorodskij-oblasti-niak-ne-vplinut-na-bezpekovu-situaciu-v-ukraini-sekretar-rnbo.html" text:style-name="Internet_20_link" text:visited-style-name="Visited_20_Internet_20_Link">
</text:a>
在社交网络上，有关于俄罗斯的俄罗斯志愿兵团“俄罗斯自由”的陈述，内容涉及定居点Kozynka和Belgorod地区的Gora-Podol。</text:p>
      <text:p text:style-name="P4">
总统办公室Mikhail Podolyak顾问表示<text:a xlink:type="simple" xlink:href="https://www.ukrinform.ua/rubric-ato/3712678-ukraina-ne-mae-stosunku-do-podij-u-belgorodskij-oblasti-rf-podolak.html" text:style-name="Internet_20_link" text:visited-style-name="Visited_20_Internet_20_Link">
</text:a>
。</text:p>
      <text:p text:style-name="P4">
乌克兰·安德里亚索夫国防部情报局主要局长代表表示，俄罗斯联邦贝尔戈罗德地区的局势是内部冲突。</text:p>
      <text:p text:style-name="P4">
<text:span text:style-name="T5">
foto：nsdb</text:span>
</text:p>
      <text:p text:style-name="P4">
News Source: <text:a xlink:type="simple" xlink:href="https://www.ukrinform.ua/rubric-world/3713274-danilov-ne-viklucae-poavu-rosijskih-dobrovolciv-u-branskij-kurskij-voronezkij-oblastah.html" text:style-name="Internet_20_link" text:visited-style-name="Visited_20_Internet_20_Link">
https://www.ukrinform.ua/rubric-world/3713274-danilov-ne-viklucae-poavu-rosijskih-dobrovolciv-u-branskij-kurskij-voronezkij-oblastah.html</text:a>
</text:p>
      <!--NEWS-->
      <text:h text:style-name="P10" text:outline-level="1">
<text:span text:style-name="T4">
在Zaporizhhya，死去士兵的妻子发起了“记忆旗”空间</text:span>
</text:h>
      <text:p text:style-name="P4">
作者: Ukrinform (Person)</text:p>
      <text:p text:style-name="P4">
出版商: Укринформ (Organization)</text:p>
      <text:p text:style-name="P4">
出版时间: 2023-05-23T21:05:13+03:00</text:p>
      <text:p text:style-name="P4">
修改时间: 2023-05-23T21:05:13+03:00</text:p>
      <text:p text:style-name="P4">
描述: 在春季战斗机的英雄们的那天，他们是“心爱的人，我活着！”的参与者。 启动了纪念空间“内存框”。  - 乌克林。</text:p>
      <text:p text:style-name="P4">
图片: ['<text:a xlink:type="simple" xlink:href="https://static.ukrinform.com/photos/2023_05/thumb_files/630_360_1684862681-5356.jpeg" text:style-name="Internet_20_link" text:visited-style-name="Visited_20_Internet_20_Link">
630_360_16848...</text:a>
', '<text:a xlink:type="simple" xlink:href="https://static.ukrinform.com/photos/2023_05/thumb_files/630_360_1684862680-7645.jpeg" text:style-name="Internet_20_link" text:visited-style-name="Visited_20_Internet_20_Link">
630_360_16848...</text:a>
', '<text:a xlink:type="simple" xlink:href="https://static.ukrinform.com/photos/2023_05/thumb_files/630_360_1684862680-7464.jpeg" text:style-name="Internet_20_link" text:visited-style-name="Visited_20_Internet_20_Link">
630_360_16848...</text:a>
', '<text:a xlink:type="simple" xlink:href="https://static.ukrinform.com/photos/2023_05/thumb_files/630_360_1684862680-3357.jpeg" text:style-name="Internet_20_link" text:visited-style-name="Visited_20_Internet_20_Link">
630_360_16848...</text:a>
', '<text:a xlink:type="simple" xlink:href="https://static.ukrinform.com/photos/2023_05/thumb_files/630_360_1684862680-1130.jpeg" text:style-name="Internet_20_link" text:visited-style-name="Visited_20_Internet_20_Link">
630_360_16848...</text:a>
', '<text:a xlink:type="simple" xlink:href="https://static.ukrinform.com/photos/2023_05/thumb_files/630_360_1684862680-2591.jpeg" text:style-name="Internet_20_link" text:visited-style-name="Visited_20_Internet_20_Link">
630_360_16848...</text:a>
', '<text:a xlink:type="simple" xlink:href="https://static.ukrinform.com/photos/2023_05/thumb_files/630_360_1684862681-7131.jpeg" text:style-name="Internet_20_link" text:visited-style-name="Visited_20_Internet_20_Link">
630_360_16848...</text:a>
', '<text:a xlink:type="simple" xlink:href="https://static.ukrinform.com/photos/2023_05/thumb_files/630_360_1684862681-1767.jpeg" text:style-name="Internet_20_link" text:visited-style-name="Visited_20_Internet_20_Link">
630_360_16848...</text:a>
', '<text:a xlink:type="simple" xlink:href="https://static.ukrinform.com/photos/2023_05/thumb_files/630_360_1684862681-2655.jpeg" text:style-name="Internet_20_link" text:visited-style-name="Visited_20_Internet_20_Link">
630_360_16848...</text:a>
', '<text:a xlink:type="simple" xlink:href="https://static.ukrinform.com/photos/2023_05/thumb_files/630_360_1684862681-8299.jpeg" text:style-name="Internet_20_link" text:visited-style-name="Visited_20_Internet_20_Link">
630_360_16848...</text:a>
', '<text:a xlink:type="simple" xlink:href="https://static.ukrinform.com/photos/2023_05/thumb_files/630_360_1684862681-3676.jpeg" text:style-name="Internet_20_link" text:visited-style-name="Visited_20_Internet_20_Link">
630_360_16848...</text:a>
', '<text:a xlink:type="simple" xlink:href="https://static.ukrinform.com/photos/2023_05/thumb_files/630_360_1684862682-4715.jpeg" text:style-name="Internet_20_link" text:visited-style-name="Visited_20_Internet_20_Link">
630_360_16848...</text:a>
', '<text:a xlink:type="simple" xlink:href="https://static.ukrinform.com/photos/2023_05/thumb_files/630_360_1684862682-5990.jpeg" text:style-name="Internet_20_link" text:visited-style-name="Visited_20_Internet_20_Link">
630_360_16848...</text:a>
', '<text:a xlink:type="simple" xlink:href="https://static.ukrinform.com/photos/2023_05/thumb_files/630_360_1684862682-6554.jpeg" text:style-name="Internet_20_link" text:visited-style-name="Visited_20_Internet_20_Link">
630_360_16848...</text:a>
', '<text:a xlink:type="simple" xlink:href="https://static.ukrinform.com/photos/2023_05/thumb_files/630_360_1684862688-6149.jpeg" text:style-name="Internet_20_link" text:visited-style-name="Visited_20_Internet_20_Link">
630_360_16848...</text:a>
', '<text:a xlink:type="simple" xlink:href="https://static.ukrinform.com/photos/2023_05/thumb_files/630_360_1684862688-1448.jpeg" text:style-name="Internet_20_link" text:visited-style-name="Visited_20_Internet_20_Link">
630_360_16848...</text:a>
', '<text:a xlink:type="simple" xlink:href="https://static.ukrinform.com/photos/2023_05/thumb_files/630_360_1684862696-5221.jpeg" text:style-name="Internet_20_link" text:visited-style-name="Visited_20_Internet_20_Link">
630_360_16848...</text:a>
']</text:p>
      <text:p text:style-name="P4">
标签: None</text:p>
      <text:p text:style-name="P4">
类型: Article</text:p>
      <!--METADATA-->
      <text:p text:style-name="P4">
<draw:frame draw:style-name="fr1" draw:name="Image162" text:anchor-type="as-char" svg:width="6.9236in" svg:height="3.956343in" draw:z-index="0">
<draw:image xlink:href="../Images/yкринформ/2023-05-23T21-05-13-03-00/630_360_1684862681-5356.jpeg" xlink:type="simple" xlink:show="embed" xlink:actuate="onLoad" draw:mime-type="image/jpeg"/>
</draw:frame>
在“心爱的人，我活着!”的参与者的死去士兵的妻子的英雄之日，他们开始了纪念空间“纪念物”。</text:p>
      <text:p text:style-name="P4">
这是乌克利福通讯员的报道。</text:p>
      <text:p text:style-name="P4">
“我活着!” Irina。因此，在会议上，她建议将复选框设置为纪念为乌克兰杀害的士兵。 。</text:p>
      <text:p text:style-name="P4">
据她说，难忘的空间的地方不是偶然地选择的。 毕竟，甚至在全面入侵开始之前，他们计划建立在鲁索 - 乌克兰战争中丧生的古迹。</text:p>
      <text:p text:style-name="P4">
这座纪念碑项目在一场全面战争开始之前获得了批准，并指定了俄罗斯 - 乌克兰战争的资深人士为“设计师”的呼叫标志。</text:p>
      <text:p text:style-name="P4">
<text:span text:style-name="T4">
另请阅读：</text:span>
 <text:a xlink:type="simple" xlink:href="https://www.ukrinform.ua/rubric-regions/3713234-u-kropivnickomu-poprosalis-iz-cotirma-zagiblimi-vijskovimi.html" text:style-name="Internet_20_link" text:visited-style-name="Visited_20_Internet_20_Link">
<text:span text:style-name="T4">
死</text:span>
</text:a>
</text:p>
      <text:p text:style-name="P4">
“内存复选框”动作是不确定的，将继续直到安装纪念碑。</text:p>
      <text:p text:style-name="P4">
行动的参与者在死亡日期的电话，姓名和名称的旗帜上写道。 他们指出，他们现在将有一个能够收集死者的地方。 此外，这样的空间提醒了当地人的预计和Zaporizhhya家族为选择晒黑自由所支付的价格。</text:p>
      <text:p text:style-name="P4">
News Source: <text:a xlink:type="simple" xlink:href="https://www.ukrinform.ua/rubric-regions/3713276-u-zaporizzi-druzini-zagiblih-bijciv-zapocatkuvali-prostir-praporec-pamati.html" text:style-name="Internet_20_link" text:visited-style-name="Visited_20_Internet_20_Link">
https://www.ukrinform.ua/rubric-regions/3713276-u-zaporizzi-druzini-zagiblih-bijciv-zapocatkuvali-prostir-praporec-pamati.html</text:a>
</text:p>
      <!--NEWS-->
      <text:h text:style-name="P10" text:outline-level="1">
<text:span text:style-name="T4">
政府扩大了农作物清单，以获得园艺的赠款</text:span>
</text:h>
      <text:p text:style-name="P4">
作者: Ukrinform (Person)</text:p>
      <text:p text:style-name="P4">
出版商: Укринформ (Organization)</text:p>
      <text:p text:style-name="P4">
出版时间: 2023-05-23T21:08:38+03:00</text:p>
      <text:p text:style-name="P4">
修改时间: 2023-05-23T21:08:38+03:00</text:p>
      <text:p text:style-name="P4">
描述: 部长的内阁将玫瑰果和杏仁添加到水果和浆果作物清单中，可以根据国家计划的创建或开发园艺，浆果和葡萄栽培的国家计划赠送赠款。  - 乌克林。</text:p>
      <text:p text:style-name="P4">
图片: ['<text:a xlink:type="simple" xlink:href="https://static.ukrinform.com/photos/2018_08/thumb_files/630_360_1535267714-3890.jpg" text:style-name="Internet_20_link" text:visited-style-name="Visited_20_Internet_20_Link">
630_360_15352...</text:a>
']</text:p>
      <text:p text:style-name="P4">
标签: ['Кабмін', 'Грант', 'Садівництво']</text:p>
      <text:p text:style-name="P4">
类型: Article</text:p>
      <!--METADATA-->
      <text:p text:style-name="P4">
<draw:frame draw:style-name="fr1" draw:name="Image163" text:anchor-type="as-char" svg:width="6.9236in" svg:height="3.956343in" draw:z-index="0">
<draw:image xlink:href="../Images/yкринформ/2023-05-23T21-08-38-03-00/630_360_1535267714-3890.jpg" xlink:type="simple" xlink:show="embed" xlink:actuate="onLoad" draw:mime-type="image/jpeg"/>
</draw:frame>
部长的内阁将玫瑰果和杏仁添加到水果和浆果作物清单中，这可以由国家计划下的赠款获得，以创建或发展园艺，浆果和葡萄栽培。</text:p>
      <text:p text:style-name="P4">
根据乌克林福姆的说法，在<text:a xlink:type="simple" xlink:href="https://t.me/tmelnychuk/2361" text:style-name="Internet_20_link" text:visited-style-name="Visited_20_Internet_20_Link">
</text:a>
他指出，2012222年6月21日的部长内阁“格兰特·赠款的一些问题”进行了相关的更改。</text:p>
      <text:p text:style-name="P4">
同时，梅尔尼丘克补充说，确定了杏仁的单独降落区域清单。</text:p>
      <text:p text:style-name="P4">
政府还发现，赠款公司应用提交给州税务机关的文件副本确认创建新工作。 特别是，您需要提交纳税金额的税收计算副本(有薪酬的)赞成纳税人 - 身体上的人，从他们那里扣留的款项<text:a xlink:type="simple" xlink:href="https://www.ukrinform.ua/tag-podatki" text:style-name="Internet_20_link" text:visited-style-name="Visited_20_Internet_20_Link">
</text:a>
，以及最近报告期间的单一贡献的摘要。</text:p>
      <text:p text:style-name="P4">
<text:span text:style-name="T4">
另请阅读：</text:span>
 <text:a xlink:type="simple" xlink:href="https://www.ukrinform.ua/rubric-economy/3710927-ukrainski-agrarii-vze-zalucili-318-milarda-kreditiv.html" text:style-name="Internet_20_link" text:visited-style-name="Visited_20_Internet_20_Link">
<text:span text:style-name="T4">
农民</text:span>
</text:a>
此外，政府还确定了用于监控实体二手预算资金返回的税收和费用清单。</text:p>
      <text:p text:style-name="P4">
乌克林福姆(Ukrinform)报道，从今年年初开始，61名农业企业为开发园艺，浆果，葡萄栽培和温室农场而获得了政府赠款援助的20100万UAH。</text:p>
      <text:p text:style-name="P4">
News Source: <text:a xlink:type="simple" xlink:href="https://www.ukrinform.ua/rubric-economy/3713277-urad-rozsiriv-perelik-kultur-dla-otrimanna-grantiv-na-sadivnictvo.html" text:style-name="Internet_20_link" text:visited-style-name="Visited_20_Internet_20_Link">
https://www.ukrinform.ua/rubric-economy/3713277-urad-rozsiriv-perelik-kultur-dla-otrimanna-grantiv-na-sadivnictvo.html</text:a>
</text:p>
      <!--NEWS-->
      <text:h text:style-name="P10" text:outline-level="1">
<text:span text:style-name="T4">
Kharkivvodokanal收到了来自日本政府的四个发电机</text:span>
</text:h>
      <text:p text:style-name="P4">
作者: Ukrinform (Person)</text:p>
      <text:p text:style-name="P4">
出版商: Укринформ (Organization)</text:p>
      <text:p text:style-name="P4">
出版时间: 2023-05-23T21:11:29+03:00</text:p>
      <text:p text:style-name="P4">
修改时间: 2023-05-23T21:11:29+03:00</text:p>
      <text:p text:style-name="P4">
描述: 来自日本政府的Kharkivvodokanal已经收到了四个新发电机，即使在没有电力的情况下，他们也可以为土豆提供服务。  - 乌克林。</text:p>
      <text:p text:style-name="P4">
图片: ['<text:a xlink:type="simple" xlink:href="https://static.ukrinform.com/photos/2023_05/thumb_files/630_360_1684865361-821.jpg" text:style-name="Internet_20_link" text:visited-style-name="Visited_20_Internet_20_Link">
630_360_16848...</text:a>
']</text:p>
      <text:p text:style-name="P4">
标签: ['Японія', 'Харків', 'допомога', 'Водоканал']</text:p>
      <text:p text:style-name="P4">
类型: Article</text:p>
      <!--METADATA-->
      <text:p text:style-name="P4">
<draw:frame draw:style-name="fr1" draw:name="Image164" text:anchor-type="as-char" svg:width="6.9236in" svg:height="3.956343in" draw:z-index="0">
<draw:image xlink:href="../Images/yкринформ/2023-05-23T21-11-29-03-00/630_360_1684865361-821.jpg" xlink:type="simple" xlink:show="embed" xlink:actuate="onLoad" draw:mime-type="image/jpeg"/>
</draw:frame>
日本政府的Kharkivvodokanal收到了四个新的发电机，即使在没有电力的情况下，侵权人也可以为Pots提供服务。</text:p>
      <text:p text:style-name="P4">
这是在[]中报道的(https://t.me/citykharkivua/31814)乌克林福姆报道说，阿卡尔基夫市议会的新闻服务。</text:p>
      <text:p text:style-name="P4">
“新设备将有助于最大程度地减少可能关闭的风险<text:a xlink:type="simple" xlink:href="https://www.ukrinform.ua/tag-elektroenergia" text:style-name="Internet_20_link" text:visited-style-name="Visited_20_Internet_20_Link">
</text:a>
在企业的对象上”，在消息中go。</text:p>
      <text:p text:style-name="P4">
Kharkivvodokanal指出，已经安装了两个发电机在抽水和纯化综合体的泵站。 对于其他两个，准备安装平台。</text:p>
      <text:p text:style-name="P4">
<text:span text:style-name="T4">
另请阅读：</text:span>
 <text:a xlink:type="simple" xlink:href="https://www.ukrinform.ua/rubric-economy/3709855-ukrzaliznica-otrimala-105-dizelgeneratoriv-vid-usaid.html" text:style-name="Internet_20_link" text:visited-style-name="Visited_20_Internet_20_Link">
</text:a>
还被告知，日本政府提供了企业的协助(是的).</text:p>
      <text:p text:style-name="P4">
Як повідомляв Укрінформ, <text:a xlink:type="simple" xlink:href="https://www.ukrinform.ua/rubric-vidbudova/3713098-hersonvodokanal-otrimav-dva-transformatori-vid-nimeckoi-kompanii.html" text:style-name="Internet_20_link" text:visited-style-name="Visited_20_Internet_20_Link">
 </text:a>
«e-werk Wanfried von Scharfenberg GmbH&amp;Co。 kg»在德国肌肉的指示下。</text:p>
      <text:p text:style-name="P4">
<text:span text:style-name="T5">
foto：哈尔基夫市议会的新闻服务</text:span>
</text:p>
      <text:p text:style-name="P4">
News Source: <text:a xlink:type="simple" xlink:href="https://www.ukrinform.ua/rubric-vidbudova/3713278-harkivvodokanal-otrimav-cotiri-generatori-vid-uradu-aponii.html" text:style-name="Internet_20_link" text:visited-style-name="Visited_20_Internet_20_Link">
https://www.ukrinform.ua/rubric-vidbudova/3713278-harkivvodokanal-otrimav-cotiri-generatori-vid-uradu-aponii.html</text:a>
</text:p>
      <!--NEWS-->
      <text:h text:style-name="P10" text:outline-level="1">
<text:span text:style-name="T4">
贿赂150万：在乌克扎利兹尼特的腐败案件中，拘留了三人</text:span>
</text:h>
      <text:p text:style-name="P4">
作者: Ukrinform (Person)</text:p>
      <text:p text:style-name="P4">
出版商: Укринформ (Organization)</text:p>
      <text:p text:style-name="P4">
出版时间: 2023-05-23T21:13:00+03:00</text:p>
      <text:p text:style-name="P4">
修改时间: 2023-05-23T21:13:00+03:00</text:p>
      <text:p text:style-name="P4">
描述: 纳布（Nabu）和萨普（Sap）揭露了乌克兰兹尼特（Ukrzaliznytsia）官员的公民获得不当福利的计划，以协助与铁路需求达成“必需供应商”的合同。  - 乌克林。</text:p>
      <text:p text:style-name="P4">
图片: ['<text:a xlink:type="simple" xlink:href="https://static.ukrinform.com/photos/2022_11/thumb_files/630_360_1669109795-901.jpg" text:style-name="Internet_20_link" text:visited-style-name="Visited_20_Internet_20_Link">
630_360_16691...</text:a>
']</text:p>
      <text:p text:style-name="P4">
标签: ['Хабар', 'НАБУ', 'САП', 'Укрзалізниця']</text:p>
      <text:p text:style-name="P4">
类型: Article</text:p>
      <!--METADATA-->
      <text:p text:style-name="P4">
<draw:frame draw:style-name="fr1" draw:name="Image165" text:anchor-type="as-char" svg:width="6.9236in" svg:height="3.956343in" draw:z-index="0">
<draw:image xlink:href="../Images/yкринформ/2023-05-23T21-13-00-03-00/630_360_1669109795-901.jpg" xlink:type="simple" xlink:show="embed" xlink:actuate="onLoad" draw:mime-type="image/jpeg"/>
</draw:frame>
纳布(Nabu)和萨普里(Sapryriven)曾是乌克萨利兹尼特(Ukrzaliznytsia)官员的公民获得不当福利的计划，以协助与铁路需求达成“需要供应”的合同。</text:p>
      <text:p text:style-name="P4">
这被告知<text:a xlink:type="simple" xlink:href="https://nabu.gov.ua/news/1-55-mln-grn-za-spriiannia-v-ukladenn-dogovor-v-z-ukrzal-znitceiu-zatrimano-tr-okh-os-b/" text:style-name="Internet_20_link" text:visited-style-name="Visited_20_Internet_20_Link">
</text:a>
，报道乌克林福姆。</text:p>
      <text:p text:style-name="P4">
“为了“服务”，他收到了一辆新车丰田凯美瑞，该车由Vavtosalon以155万美元的价格购买。 2023年5月22日，纳布和SAP拘留了该小组的双章，这给了该官员带来不当的好处。 第二天指出了海报服务，第二天是“ CZV” JSC“ ukrzaliznytsya”分支机构的副主任。</text:p>
      <text:p text:style-name="P4">
纳布侦探还发现了一辆汽车 - 一个物体<text:a xlink:type="simple" xlink:href="https://www.ukrinform.ua/tag-habar" text:style-name="Internet_20_link" text:visited-style-name="Visited_20_Internet_20_Link">
</text:a>
\  - 在其中一个定居点中。 将其删除是为了确保保留证据并解决特殊没收问题。</text:p>
      <text:p text:style-name="P4">
<text:span text:style-name="T4">
另请阅读：</text:span>
 <text:a xlink:type="simple" xlink:href="https://www.ukrinform.ua/rubric-society/3711372-sap-slidstvo-poki-ne-zafiksuvalo-vplivu-figurantiv-spravi-knazeva-na-obranna-cleniv-vkks.html" text:style-name="Internet_20_link" text:visited-style-name="Visited_20_Internet_20_Link">
</text:a>
“在同一天，被拘留者被告知艺术第4部分下的怀疑。 368，艺术第3部分。 369，h。 1，艺术的第2部分。 乌克兰《刑法》 209。</text:p>
      <text:p text:style-name="P4">
根据调查，“ CZV” JSC“ Ukrzaliznytsya”分支机构的副主任在2023年4月至2023年获得了Toyota Camry。</text:p>
      <text:p text:style-name="P4">
“为了获得这种“礼物”，他为与必要的“供应商”的合同结束做出了贡献，并且在合同和付款过程中也为他们的利益行事。”</text:p>
      <text:p text:style-name="P4">
<text:span text:style-name="T4">
另请阅读：</text:span>
 <text:a xlink:type="simple" xlink:href="https://www.ukrinform.ua/rubric-society/3709899-masstabnu-korupciu-u-verhovnomu-sudi-dopomogli-viaviti-detektivi-pid-prikrittam-nabu.html" text:style-name="Internet_20_link" text:visited-style-name="Visited_20_Internet_20_Link">
<text:span text:style-name="T4">
 nabu </text:span>
</text:a>
NABU和SAP目前正在采取步骤建立所有可能的参与者。</text:p>
      <text:p text:style-name="P4">
据报道，最高反腐败法院的上诉法院已派遣了一项纳米诺沃案，以拨款超过9300万的乌克兰兹尼尼特联合股东公司的Hryvnias。</text:p>
      <text:p text:style-name="P4">
News Source: <text:a xlink:type="simple" xlink:href="https://www.ukrinform.ua/rubric-economy/3713280-habar-na-15-miljona-u-korupcijnij-spravi-sodo-ukrzaliznici-zatrimali-troh-osib.html" text:style-name="Internet_20_link" text:visited-style-name="Visited_20_Internet_20_Link">
https://www.ukrinform.ua/rubric-economy/3713280-habar-na-15-miljona-u-korupcijnij-spravi-sodo-ukrzaliznici-zatrimali-troh-osib.html</text:a>
</text:p>
      <!--NEWS-->
      <text:h text:style-name="P10" text:outline-level="1">
<text:span text:style-name="T4">
斯洛文尼亚认识到乌克兰人民种族灭绝的holodomor</text:span>
</text:h>
      <text:p text:style-name="P4">
作者: Ukrinform (Person)</text:p>
      <text:p text:style-name="P4">
出版商: Укринформ (Organization)</text:p>
      <text:p text:style-name="P4">
出版时间: 2023-05-23T21:19:00+03:00</text:p>
      <text:p text:style-name="P4">
修改时间: 2023-05-23T21:19:00+03:00</text:p>
      <text:p text:style-name="P4">
描述: 斯洛文尼亚议会批准了一份宣言，该声明认识到乌克兰人民种族灭绝的态度。  - 乌克林。</text:p>
      <text:p text:style-name="P4">
图片: ['<text:a xlink:type="simple" xlink:href="https://static.ukrinform.com/photos/2020_11/thumb_files/630_360_1606741632-274.jpg" text:style-name="Internet_20_link" text:visited-style-name="Visited_20_Internet_20_Link">
630_360_16067...</text:a>
']</text:p>
      <text:p text:style-name="P4">
标签: ['Геноцид', 'Голодомор', 'Словенія', 'Зеленський']</text:p>
      <text:p text:style-name="P4">
类型: Article</text:p>
      <!--METADATA-->
      <text:p text:style-name="P4">
<draw:frame draw:style-name="fr1" draw:name="Image166" text:anchor-type="as-char" svg:width="6.9236in" svg:height="3.956343in" draw:z-index="0">
<draw:image xlink:href="../Images/yкринформ/2023-05-23T21-19-00-03-00/630_360_1606741632-274.jpg" xlink:type="simple" xlink:show="embed" xlink:actuate="onLoad" draw:mime-type="image/jpeg"/>
</draw:frame>
Parliamentlovenia批准了一项声明，该声明认识到乌克兰纳罗德(Narode)种族灭绝的holodomor。</text:p>
      <text:p text:style-name="P4">
这是由乌克兰鲁斯兰·斯利法奇克(Ruslan Slefanchuk)的Verkhovna Rada主席报道的，他报告了乌克林福姆(Ukrinform)(https://t.me/tv_rada/18508)电视频道“ RADA”。  “我感谢斯洛文尼亚议员采用一份宣言，以表彰<text:a xlink:type="simple" xlink:href="https://www.ukrinform.ua/tag-genocid" text:style-name="Internet_20_link" text:visited-style-name="Visited_20_Internet_20_Link">
</text:a>
乌克兰人民正在纪念这一可怕罪行的受害者。 人类必须知道恐怖的记忆，以便将来不会重复!”  -  Stufanchuk说。</text:p>
      <text:p text:style-name="P4">
<text:span text:style-name="T4">
另请阅读：</text:span>
 <text:a xlink:type="simple" xlink:href="https://www.ukrinform.ua/rubric-society/3710643-senat-francii-viznav-golodomor-19321933-rokiv-genocidom-ukrainskogo-narodu.html" text:style-name="Internet_20_link" text:visited-style-name="Visited_20_Internet_20_Link">
<text:span text:style-name="T4">
 holodomor </text:span>
</text:a>
沃迪米尔总统Zelenskyy还感谢斯洛文尼亚议会的宣言。</text:p>
      <text:p text:style-name="P4">
Zelensky说：“我感谢州议会的斯洛文尼亚议员，他们在1932  -  1933年在乌克兰的乌克兰征服了数百万乌克兰饥荒的乌克纳甘氏受害者的宣告，” Zelensky说<text:a xlink:type="simple" xlink:href="https://twitter.com/zelenskyyua/status/1661067480448614432" text:style-name="Internet_20_link" text:visited-style-name="Visited_20_Internet_20_Link">
</text:a>
.</text:p>
      <text:p text:style-name="P4">
Президент зауважив, що міжнародна коаліція держав, відданих відновленнюісторичної справедливості, і далі зміцнюється. "Разом до правди, а отже, йвідповідальності!", - наголосив Президент.</text:p>
      <text:p text:style-name="P4">
Як повідомляв Укрінформ, 28 березня Зеленський  <text:a xlink:type="simple" xlink:href="https://www.ukrinform.ua/rubric-polytics/3688730-zelenskij-podakuvav-francii-za-viznanna-golodomoru-193233-genocidom-ukrainskogo-narodu.html" text:style-name="Internet_20_link" text:visited-style-name="Visited_20_Internet_20_Link">
</text:a>
法国认识到乌克兰人民种族灭绝的饥荒。</text:p>
      <text:p text:style-name="P4">
News Source: <text:a xlink:type="simple" xlink:href="https://www.ukrinform.ua/rubric-polytics/3713283-zelenskij-podakuvav-slovenii-za-uhvalenna-deklaracii-pro-vsanuvanna-pamati-zertv-golodomoru.html" text:style-name="Internet_20_link" text:visited-style-name="Visited_20_Internet_20_Link">
https://www.ukrinform.ua/rubric-polytics/3713283-zelenskij-podakuvav-slovenii-za-uhvalenna-deklaracii-pro-vsanuvanna-pamati-zertv-golodomoru.html</text:a>
</text:p>
      <!--NEWS-->
      <text:h text:style-name="P10" text:outline-level="1">
<text:span text:style-name="T4">
Yevgeny Konovalets家族庄园的LVIV地区庆祝英雄节</text:span>
</text:h>
      <text:p text:style-name="P4">
作者: Ukrinform (Person)</text:p>
      <text:p text:style-name="P4">
出版商: Укринформ (Organization)</text:p>
      <text:p text:style-name="P4">
出版时间: 2023-05-23T21:23:58+03:00</text:p>
      <text:p text:style-name="P4">
修改时间: 2023-05-23T21:23:58+03:00</text:p>
      <text:p text:style-name="P4">
描述: 在Zashkov，在Yevgeny Konovaltes纪念博物馆庆祝了OUN英雄和英雄节去世85周年。  - 乌克林。</text:p>
      <text:p text:style-name="P4">
图片: ['<text:a xlink:type="simple" xlink:href="https://static.ukrinform.com/photos/2023_05/thumb_files/630_360_1684865663-6947.jpeg" text:style-name="Internet_20_link" text:visited-style-name="Visited_20_Internet_20_Link">
630_360_16848...</text:a>
', '<text:a xlink:type="simple" xlink:href="https://static.ukrinform.com/photos/2023_05/1684865661-9883.jpeg" text:style-name="Internet_20_link" text:visited-style-name="Visited_20_Internet_20_Link">
1684865661-98...</text:a>
', '<text:a xlink:type="simple" xlink:href="https://static.ukrinform.com/photos/2023_05/thumb_files/630_360_1684865662-1666.jpeg" text:style-name="Internet_20_link" text:visited-style-name="Visited_20_Internet_20_Link">
630_360_16848...</text:a>
', '<text:a xlink:type="simple" xlink:href="https://static.ukrinform.com/photos/2023_05/thumb_files/630_360_1684865661-3309.jpeg" text:style-name="Internet_20_link" text:visited-style-name="Visited_20_Internet_20_Link">
630_360_16848...</text:a>
', '<text:a xlink:type="simple" xlink:href="https://static.ukrinform.com/photos/2023_05/thumb_files/630_360_1684865661-9883.jpeg" text:style-name="Internet_20_link" text:visited-style-name="Visited_20_Internet_20_Link">
630_360_16848...</text:a>
', '<text:a xlink:type="simple" xlink:href="https://static.ukrinform.com/photos/2023_05/thumb_files/630_360_1684865661-5116.jpeg" text:style-name="Internet_20_link" text:visited-style-name="Visited_20_Internet_20_Link">
630_360_16848...</text:a>
', '<text:a xlink:type="simple" xlink:href="https://static.ukrinform.com/photos/2023_05/thumb_files/630_360_1684865662-9677.jpeg" text:style-name="Internet_20_link" text:visited-style-name="Visited_20_Internet_20_Link">
630_360_16848...</text:a>
', '<text:a xlink:type="simple" xlink:href="https://static.ukrinform.com/photos/2023_05/thumb_files/630_360_1684865662-1771.jpeg" text:style-name="Internet_20_link" text:visited-style-name="Visited_20_Internet_20_Link">
630_360_16848...</text:a>
', '<text:a xlink:type="simple" xlink:href="https://static.ukrinform.com/photos/2023_05/thumb_files/630_360_1684865662-7607.jpeg" text:style-name="Internet_20_link" text:visited-style-name="Visited_20_Internet_20_Link">
630_360_16848...</text:a>
']</text:p>
      <text:p text:style-name="P4">
标签: ['Львівщина', 'Музей', 'Євген Коновалець']</text:p>
      <text:p text:style-name="P4">
类型: Article</text:p>
      <!--METADATA-->
      <text:p text:style-name="P4">
<draw:frame draw:style-name="fr1" draw:name="Image167" text:anchor-type="as-char" svg:width="6.9236in" svg:height="3.956343in" draw:z-index="0">
<draw:image xlink:href="../Images/yкринформ/2023-05-23T21-23-58-03-00/630_360_1684865663-6947.jpeg" xlink:type="simple" xlink:show="embed" xlink:actuate="onLoad" draw:mime-type="image/jpeg"/>
</draw:frame>
Eugene Konovalets纪念博物馆的Uzashkov庆祝了OUN主席和英雄日的85周年。</text:p>
      <text:p text:style-name="P4">
关于<text:a xlink:type="simple" xlink:href="https://www.facebook.com/lvoblrada/posts/pfbid08sSFHrzYYLUKAdkiC8YFHvf6PJAxqhWNzSVqbPzbysivdERGGRvWahQygEKsBD3Hl" text:style-name="Internet_20_link" text:visited-style-name="Visited_20_Internet_20_Link">
</text:a>
乌克林福姆报道说，利维夫地区理事会报道。</text:p>
      <text:p text:style-name="P4">
“ Yevgeny Konovalets纪念博物馆是在他出生的房子中创建的，长大的，他的家人居住。 今天，我们今天在Konovalets死亡的周年纪念日中确定的英雄当天，我们尊重所有堕落的英雄，从基辅·鲁斯(Kievan Rus)，哥萨克州(Cossack State)，哥萨克州(Cossack State)，西克·步枪(Sich Riflemen)时代到今天。 在这种情况下，我们表明角色不会死亡。”(https://www.ukrinform.ua/tag-muzej)Romanchmelik。</text:p>
      <text:p text:style-name="P4">
在Yevgeny Konovalets诞生的房子附近，有一个追悼会，以纪念Prokonovaltes和堕落的乌克兰英雄，以及以水为主题的理事会和音乐会。</text:p>
      <text:p text:style-name="P4">
<draw:frame draw:style-name="fr1" draw:name="Image168" text:anchor-type="as-char" svg:width="6.9236in" svg:height="4.615733in" draw:z-index="0">
<draw:image xlink:href="../Images/yкринформ/2023-05-23T21-23-58-03-00/1684865661-9883.jpeg" xlink:type="simple" xlink:show="embed" xlink:actuate="onLoad" draw:mime-type="image/jpeg"/>
</draw:frame>
“今天，英雄节在1941年由乌克兰民族主义者组织于1941年宣布，以纪念乌克兰国家Yevgeny Konovaltes，Simonpetliura，Mykola Mikhnovsky等人的骑士团。 Yevgeny Konovaltes于1938年7月23日在Sudoplatov手中去世。 莫斯科很清楚，Konovaltes创造了一个现代的乌克兰国家。 尽管乌克兰和独立在1920年代，但科诺瓦特人创造了OUN，与前UNR官员，加利西亚军队以及领先的社会和政治人物团结。 该组织成为收购乌克兰非挥发国家的斗争的核心。在庆祝英雄节的庆祝活动中，以克鲁特(Krut)命名的著名学员展示了武器，能够管理Quadcopter和Communications的能力，并证明了由科学家开发的机器人设备如何工作，以帮助军队。</text:p>
      <text:p text:style-name="P4">
<text:span text:style-name="T4">
另请阅读：</text:span>
 <text:a xlink:type="simple" xlink:href="https://www.ukrinform.ua/rubric-society/3698023-prezidenta-prosat-iniciuvati-perepohovanna-evgena-konovalca.html" text:style-name="Internet_20_link" text:visited-style-name="Visited_20_Internet_20_Link">
<text:span text:style-name="T4">
 Eugene </text:span>
 <text:span text:style-name="T4">
 </text:span>
 konovalets **</text:a>
众所周知，Yevgeny Konovaltes-乌克兰国家，军事和政治Ardctor，UNT陆军上校，SICH步枪司令，步枪委员会成员，UVO司令，UVO司令，乌克兰民族主义者，创始人和第一Oun主管乌克兰民族主义。</text:p>
      <text:p text:style-name="P4">
News Source: <text:a xlink:type="simple" xlink:href="https://www.ukrinform.ua/rubric-regions/3713284-na-lvivsini-v-rodinnomu-maetku-evgena-konovalca-vidznacili-den-geroiv.html" text:style-name="Internet_20_link" text:visited-style-name="Visited_20_Internet_20_Link">
https://www.ukrinform.ua/rubric-regions/3713284-na-lvivsini-v-rodinnomu-maetku-evgena-konovalca-vidznacili-den-geroiv.html</text:a>
</text:p>
      <!--NEWS-->
      <text:h text:style-name="P10" text:outline-level="1">
<text:span text:style-name="T4">
俄罗斯的侵略应停止：古斯特拉与中国外交大臣讨论了乌克兰的战争</text:span>
</text:h>
      <text:p text:style-name="P4">
作者: Ukrinform (Person)</text:p>
      <text:p text:style-name="P4">
出版商: Укринформ (Organization)</text:p>
      <text:p text:style-name="P4">
出版时间: 2023-05-23T21:29:00+03:00</text:p>
      <text:p text:style-name="P4">
修改时间: 2023-05-23T21:29:00+03:00</text:p>
      <text:p text:style-name="P4">
描述: 正在访问中国的荷兰沃普克·古斯特拉（Vopke Gucstra）的外交部长强调，俄罗斯在乌克兰的侵略应停止。  - 乌克林。</text:p>
      <text:p text:style-name="P4">
图片: ['<text:a xlink:type="simple" xlink:href="https://static.ukrinform.com/photos/2023_05/thumb_files/630_360_1684865934-478.jpeg" text:style-name="Internet_20_link" text:visited-style-name="Visited_20_Internet_20_Link">
630_360_16848...</text:a>
']</text:p>
      <text:p text:style-name="P4">
标签: ['Китай', 'Нідерланди', 'Україна', 'Агресія РФ']</text:p>
      <text:p text:style-name="P4">
类型: Article</text:p>
      <!--METADATA-->
      <text:p text:style-name="P4">
<draw:frame draw:style-name="fr1" draw:name="Image169" text:anchor-type="as-char" svg:width="6.9236in" svg:height="3.956343in" draw:z-index="0">
<draw:image xlink:href="../Images/yкринформ/2023-05-23T21-29-00-03-00/630_360_1684865934-478.jpeg" xlink:type="simple" xlink:show="embed" xlink:actuate="onLoad" draw:mime-type="image/jpeg"/>
</draw:frame>
访问中国的荷兰沃普克·古斯特拉(Vopke Gucstra)的部长强调，俄罗斯在乌克兰的侵略应被终止。</text:p>
      <text:p text:style-name="P4">
根据乌克林福姆的说法，参考<text:a xlink:type="simple" xlink:href="https://twitter.com/WBHoekstra/status/1661054389438619648" text:style-name="Internet_20_link" text:visited-style-name="Visited_20_Internet_20_Link">
</text:a>
Hukstra，他会见了中国外交部长Gan Gan Vickini。</text:p>
      <text:p text:style-name="P4">
古斯特拉写道：“当前的地缘政治状况需要对话，外交和合作。”</text:p>
      <text:p text:style-name="P4">
据他说，从共同利益到问题讨论了不同的话题。</text:p>
      <text:p text:style-name="P4">
特别是关于地缘政治事件，印度太平洋地区的稳定，贸易，对网络安全和外国干预的关注[] [] <text:a xlink:type="simple" xlink:href="https://www.ukrinform.ua/tag-niderlandi" text:style-name="Internet_20_link" text:visited-style-name="Visited_20_Internet_20_Link">
</text:a>
，人权和公司平等。</text:p>
      <text:p text:style-name="P4">
<text:span text:style-name="T4">
另请阅读：</text:span>
 <text:a xlink:type="simple" xlink:href="https://www.ukrinform.ua/rubric-ato/3713070-niderlandi-rozrahovuut-na-novih-cleniv-alansu-f16-dla-ukraini.html" text:style-name="Internet_20_link" text:visited-style-name="Visited_20_Internet_20_Link">
<text:span text:style-name="T4">
荷兰</text:span>
</text:a>
“我们还详细讨论了乌克兰的战争。 我强调，乌克兰的俄罗斯攻击活动应该停止，我们将继续为乌克兰提供尽可能多的支持。”他写道。</text:p>
      <text:p text:style-name="P4">
荷兰外交部Vopke Gucstra将于5月23日至24日在北京。</text:p>
      <text:p text:style-name="P4">
<text:span text:style-name="T5">
foto：@wbhoekstra</text:span>
</text:p>
      <text:p text:style-name="P4">
News Source: <text:a xlink:type="simple" xlink:href="https://www.ukrinform.ua/rubric-polytics/3713282-glava-mzs-niderlandiv-rosijska-agresia-v-ukraini-mae-buti-pripinena.html" text:style-name="Internet_20_link" text:visited-style-name="Visited_20_Internet_20_Link">
https://www.ukrinform.ua/rubric-polytics/3713282-glava-mzs-niderlandiv-rosijska-agresia-v-ukraini-mae-buti-pripinena.html</text:a>
</text:p>
      <!--NEWS-->
      <text:h text:style-name="P10" text:outline-level="1">
<text:span text:style-name="T4">
Ukrzaliznytsia宣布了火车的夏季交通时间表：新路线</text:span>
</text:h>
      <text:p text:style-name="P4">
作者: Ukrinform (Person)</text:p>
      <text:p text:style-name="P4">
出版商: Укринформ (Organization)</text:p>
      <text:p text:style-name="P4">
出版时间: 2023-05-23T21:48:00+03:00</text:p>
      <text:p text:style-name="P4">
修改时间: 2023-05-23T21:48:00+03:00</text:p>
      <text:p text:style-name="P4">
描述: 从2023年6月10日起，乌克兰兹尼特（Ukrzaliznytsia）推出了夏季的新交通计划。  - 乌克林。</text:p>
      <text:p text:style-name="P4">
图片: ['<text:a xlink:type="simple" xlink:href="https://static.ukrinform.com/photos/2018_04/thumb_files/630_360_1524228943-4095.jpg" text:style-name="Internet_20_link" text:visited-style-name="Visited_20_Internet_20_Link">
630_360_15242...</text:a>
', '<text:a xlink:type="simple" xlink:href="https://static.ukrinform.com/photos/2023_05/1684867798-213.jpg" text:style-name="Internet_20_link" text:visited-style-name="Visited_20_Internet_20_Link">
1684867798-21...</text:a>
', '<text:a xlink:type="simple" xlink:href="https://static.ukrinform.com/photos/2023_05/1684867900-689.jpg" text:style-name="Internet_20_link" text:visited-style-name="Visited_20_Internet_20_Link">
1684867900-68...</text:a>
', '<text:a xlink:type="simple" xlink:href="https://static.ukrinform.com/photos/2023_05/1684867968-859.jpg" text:style-name="Internet_20_link" text:visited-style-name="Visited_20_Internet_20_Link">
1684867968-85...</text:a>
']</text:p>
      <text:p text:style-name="P4">
标签: ['Потяг', 'Укрзалізниця']</text:p>
      <text:p text:style-name="P4">
类型: Article</text:p>
      <!--METADATA-->
      <text:p text:style-name="P4">
<draw:frame draw:style-name="fr1" draw:name="Image170" text:anchor-type="as-char" svg:width="6.9236in" svg:height="3.956343in" draw:z-index="0">
<draw:image xlink:href="../Images/yкринформ/2023-05-23T21-48-00-03-00/630_360_1524228943-4095.jpg" xlink:type="simple" xlink:show="embed" xlink:actuate="onLoad" draw:mime-type="image/jpeg"/>
</draw:frame>
从2023年6月10日起，乌克兰兹尼特赛(Ukrzaliznytsya)推出了新的集会交通时间表。</text:p>
      <text:p text:style-name="P4">
根据乌克林福姆的说法，该公司在[]报告中的新闻服务(https://t.me/UkrzalInfo/4457)。</text:p>
      <text:p text:style-name="P4">
消息写道：“ Ukrzaliznytsia从6月10日开始推出了夏季-2023的新交通时间表。”</text:p>
      <text:p text:style-name="P4">
值得注意的是，时间表提供了两次新航班：train№40/39 Zaporizhzhia -Solotvyno，它将停在乌克兰的7个地区，并将与Zaporizhzhya tadnnipro与度假村连接Zaporizhzhya tadnnipro。</text:p>
      <text:p text:style-name="P4">
<draw:frame draw:style-name="fr1" draw:name="Image171" text:anchor-type="as-char" svg:width="6.9236in" svg:height="6.109436in" draw:z-index="0">
<draw:image xlink:href="../Images/yкринформ/2023-05-23T21-48-00-03-00/1684867798-213.jpg" xlink:type="simple" xlink:show="embed" xlink:actuate="onLoad" draw:mime-type="image/jpeg"/>
</draw:frame>
新日程安排中的另外两列乌克兰兹尼特西亚的火车将改变他们的新有趣组合的路线：#13/14基辅 -  Solotvino将贯穿全部(而不是Shepetivka和Zdolbuniv-Supreme站。)№234/233 Kyiv -Pokrovsk -Lviv将贯穿Pavlograd并将Cemisto连接到Cemisto：与Kiev和Vinnytsia，Khmelnitsky，Khmelnitsky，Ternopil和Lviv。</text:p>
      <text:p text:style-name="P4">
<draw:frame draw:style-name="fr1" draw:name="Image172" text:anchor-type="as-char" svg:width="6.9236in" svg:height="6.109436in" draw:z-index="0">
<draw:image xlink:href="../Images/yкринформ/2023-05-23T21-48-00-03-00/1684867900-689.jpg" xlink:type="simple" xlink:show="embed" xlink:actuate="onLoad" draw:mime-type="image/jpeg"/>
</draw:frame>
此外，在新的附表四[]中(https://www.ukrinform.ua/tag-potag)Ukrzaliznytsia已扩展了这条路线：№43/44“ Stefania Express” Ivano-Frankivsk-kyiv-kyiv-kyiv-ivano-frankivsk现在将前往Cherkasy，№105/106 Odesa-kiev-odessa将是可取的，是可取的，来自Sumy Station and Sumy Station； №63/64 Kharkiv -Kyiv -Kharkiv将能够从新的时间表到Zilvov； №53/54 odesa -dnipro -odesa可选地从新的时间表中，能够往返于Zaporozhye。</text:p>
      <text:p text:style-name="P4">
<draw:frame draw:style-name="fr1" draw:name="Image173" text:anchor-type="as-char" svg:width="6.9236in" svg:height="6.109436in" draw:z-index="0">
<draw:image xlink:href="../Images/yкринформ/2023-05-23T21-48-00-03-00/1684867968-859.jpg" xlink:type="simple" xlink:show="embed" xlink:actuate="onLoad" draw:mime-type="image/jpeg"/>
</draw:frame>
UZ还减少了35列火车的时间，特别是№3/4 Zaporozhye -Uzhgorod -uzhgorod，№15/16 Kharkiv -Yasinya -yasinya，№17/18 Kharkiv -Uzhgorod -uzhgorod，№29/30Kiv -uzhgorod，uzhgorod，№7749，№7499 /750 Kiev-Chop，Uzhgorod，№779/780 Kyiv-sumy，№790/789-792/791 Kyiv-Kropyvnytskyi/Kremenchuk等。</text:p>
      <text:p text:style-name="P4">
<text:span text:style-name="T4">
另请阅读：</text:span>
 <text:a xlink:type="simple" xlink:href="https://www.ukrinform.ua/rubric-technology/3710293-zmina-marsrutiv-i-peresadki-ukrzaliznica-protestuvala-spovisenna-pasaziriv-cerez-zastosunok.html" text:style-name="Internet_20_link" text:visited-style-name="Visited_20_Internet_20_Link">
<text:span text:style-name="T4">
 ukrzaliznytsia </text:span>
</text:a>
正如乌克林福姆报道的那样，乌克兰兹尼特斯计划实现<text:a xlink:type="simple" xlink:href="https://www.ukrinform.ua/rubric-society/3713092-ukrzaliznica-zapustit-pilotnij-proekt-zinocogo-kupe.html" text:style-name="Internet_20_link" text:visited-style-name="Visited_20_Internet_20_Link">
</text:a>
 .</text:p>
      <text:p text:style-name="P4">
News Source: <text:a xlink:type="simple" xlink:href="https://www.ukrinform.ua/rubric-regions/3713290-ukrzaliznica-anonsuvala-litnij-grafik-ruhu-poizdiv-novi-marsruti.html" text:style-name="Internet_20_link" text:visited-style-name="Visited_20_Internet_20_Link">
https://www.ukrinform.ua/rubric-regions/3713290-ukrzaliznica-anonsuvala-litnij-grafik-ruhu-poizdiv-novi-marsruti.html</text:a>
</text:p>
      <!--NEWS-->
      <text:h text:style-name="P10" text:outline-level="1">
<text:span text:style-name="T4">
尤金·戴基（Eugene Dyky）成为乌克兰英超联赛的完整负责人</text:span>
</text:h>
      <text:p text:style-name="P4">
作者: Ukrinform (Person)</text:p>
      <text:p text:style-name="P4">
出版商: Укринформ (Organization)</text:p>
      <text:p text:style-name="P4">
出版时间: 2023-05-23T21:52:00+03:00</text:p>
      <text:p text:style-name="P4">
修改时间: 2023-05-23T21:52:00+03:00</text:p>
      <text:p text:style-name="P4">
描述: 自2020年4月以来，联盟一直没有头。  - 乌克林。</text:p>
      <text:p text:style-name="P4">
图片: ['<text:a xlink:type="simple" xlink:href="https://static.ukrinform.com/photos/2023_05/thumb_files/630_360_1684867872-831.jpg" text:style-name="Internet_20_link" text:visited-style-name="Visited_20_Internet_20_Link">
630_360_16848...</text:a>
']</text:p>
      <text:p text:style-name="P4">
标签: ['Футбол']</text:p>
      <text:p text:style-name="P4">
类型: Article</text:p>
      <!--METADATA-->
      <text:p text:style-name="P4">
<draw:frame draw:style-name="fr1" draw:name="Image174" text:anchor-type="as-char" svg:width="6.9236in" svg:height="3.956343in" draw:z-index="0">
<draw:image xlink:href="../Images/yкринформ/2023-05-23T21-52-00-03-00/630_360_1684867872-831.jpg" xlink:type="simple" xlink:show="embed" xlink:actuate="onLoad" draw:mime-type="image/jpeg"/>
</draw:frame>
自2020年4月以来，它一直没有头部。</text:p>
      <text:p text:style-name="P4">
Yevgeny Dyky成为乌克兰英超联赛的完整董事长，这是Upl Raziklub的决定<text:a xlink:type="simple" xlink:href="https://upl.ua/ua/news/view/7342" text:style-name="Internet_20_link" text:visited-style-name="Visited_20_Internet_20_Link">
</text:a>
报道说，今天的足球场一致一致。</text:p>
      <text:p text:style-name="P4">
此前，野外担任UPL执行董事的职位。 应当指出的是，自2020年4月以来，该组织由托马斯·格林(Thomas Grimm)建立以来，它是没有完整总统的。</text:p>
      <text:p text:style-name="P4">
未来几天的UPL将开发一个独立的OTT平台的项目，用于在2023/24赛季中广播乌克兰冠军的比赛，该计划将由UPL俱乐部拥有。 在这种情况下，考虑了进一步实施广播权的选择。</text:p>
      <text:p text:style-name="P4">
<text:span text:style-name="T4">
另请阅读：</text:span>
 <text:a xlink:type="simple" xlink:href="https://www.ukrinform.ua/rubric-sports/3713114-matci-28go-turu-futbolnoi-premerligi-ukraini-projdut-2425-travna.html" text:style-name="Internet_20_link" text:visited-style-name="Visited_20_Internet_20_Link">
</text:a>
根据乌克林福姆的说法，Shakhtar是UPL的领导者。 皮特曼被授予Dnipro-1的两分和五分黎明。</text:p>
      <text:p text:style-name="P4">
照片：uaf.ua</text:p>
      <text:p text:style-name="P4">
News Source: <text:a xlink:type="simple" xlink:href="https://www.ukrinform.ua/rubric-sports/3713289-evgen-dikij-stav-povnopravnim-golovou-ukrainskoi-premerligi.html" text:style-name="Internet_20_link" text:visited-style-name="Visited_20_Internet_20_Link">
https://www.ukrinform.ua/rubric-sports/3713289-evgen-dikij-stav-povnopravnim-golovou-ukrainskoi-premerligi.html</text:a>
</text:p>
      <!--NEWS-->
      <text:h text:style-name="P10" text:outline-level="1">
<text:span text:style-name="T4">
武装部队特种行动的操作员离开了敌人没有“眼睛”</text:span>
</text:h>
      <text:p text:style-name="P4">
作者: ['АРМІЯINFORM']</text:p>
      <text:p text:style-name="P4">
时间: 2023-05-23T22:00:00-04:00</text:p>
      <text:p text:style-name="P4">
描述: 关于谷物服务Zv'yazkiv到Gromadzkk的司令部指挥特殊行动的力量...与乌克兰2022年的战争，与乌克兰的最新新闻，今天与乌克兰的新闻，乌克兰2022年上次与乌克兰进行战争，乌克兰与俄罗斯和俄罗斯以及俄罗斯以及何时在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5/168331d-screenshot-2078-1-.jpg" text:style-name="Internet_20_link" text:visited-style-name="Visited_20_Internet_20_Link">
168331d-screenshot-2078-1-.jpg</text:a>
']</text:p>
      <text:p text:style-name="P4">
标签: ['КОМПЛЕКС "ІРОНІЯ"', 'СИЛИ СПЕЦІАЛЬНИХ ОПЕРАЦІЙ']</text:p>
      <text:p text:style-name="P4">
类别: News</text:p>
      <!--METADATA-->
      <text:p text:style-name="P4">
<draw:frame draw:style-name="fr1" draw:name="Image175" text:anchor-type="as-char" svg:width="6.9236in" svg:height="3.883237in" draw:z-index="0">
<draw:image xlink:href="../Images/AРМІЯINFORM/2023-05-23T22-00-00-04-00/168331d-screenshot-2078-1-.jpg" xlink:type="simple" xlink:show="embed" xlink:actuate="onLoad" draw:mime-type="image/jpeg"/>
</draw:frame>
关于它<text:a xlink:type="simple" xlink:href="https://fb.watch/kHgUEJyDWw/" text:style-name="Internet_20_link" text:visited-style-name="Visited_20_Internet_20_Link">
报告</text:a>
乌克兰武装部队特种作战指挥的关系服务。</text:p>
      <text:p text:style-name="P4">
俄罗斯的“讽刺”被摧毁了。 现代监视综合体是由乘员在其中一个运营区域建立的。 在其帮助下，他们收集了有关乌克兰国防军行动的信息，并展示了设备和人员。</text:p>
      <text:p text:style-name="P4">
乌克兰武装部队SCA的小组在敌人对敌人综合大楼“工作”的帮助下，剥夺了敌人的重要因素。在MSC士兵的战斗中，他们的掩护是由乌克兰防御友好的单位提供的。</text:p>
      <text:p text:style-name="P4">
具有讽刺意味的综合体包括热成像仪，一个测距仪，提供了语音的功能 - 所有这些使敌人能够及时及时地观察到圆形的观察并响应乌克兰单位的行为。” 。</text:p>
      <text:p text:style-name="P4">
News Source: <text:a xlink:type="simple" xlink:href="https://armyinform.com.ua/2023/05/23/operatory-syl-speczialnyh-operaczij-zsu-zalyshyly-voroga-bez-ochej/" text:style-name="Internet_20_link" text:visited-style-name="Visited_20_Internet_20_Link">
https://armyinform.com.ua/2023/05/23/operatory-syl-speczialnyh-operaczij-zsu-zalyshyly-voroga-bez-ochej/</text:a>
</text:p>
      <!--NEWS-->
      <text:h text:style-name="P10" text:outline-level="1">
<text:span text:style-name="T4">
俄罗斯人以“老鹰”结尾 - 胶合板的无人机进入了课程</text:span>
</text:h>
      <text:p text:style-name="P4">
作者: Ukrinform (Person)</text:p>
      <text:p text:style-name="P4">
出版商: Укринформ (Organization)</text:p>
      <text:p text:style-name="P4">
出版时间: 2023-05-23T22:07:00+03:00</text:p>
      <text:p text:style-name="P4">
修改时间: 2023-05-23T22:07:00+03:00</text:p>
      <text:p text:style-name="P4">
描述: 乌克兰伞兵击倒了由胶合板制成的俄罗斯无人机。  - 乌克林。</text:p>
      <text:p text:style-name="P4">
图片: ['<text:a xlink:type="simple" xlink:href="https://static.ukrinform.com/photos/2023_05/thumb_files/630_360_1684869258-140.jpg" text:style-name="Internet_20_link" text:visited-style-name="Visited_20_Internet_20_Link">
630_360_16848...</text:a>
', '<text:a xlink:type="simple" xlink:href="https://static.ukrinform.com/photos/2023_05/1684869149-109.jpg" text:style-name="Internet_20_link" text:visited-style-name="Visited_20_Internet_20_Link">
1684869149-10...</text:a>
']</text:p>
      <text:p text:style-name="P4">
标签: ['Безпілотник', 'Дрон', 'Війна з Росією']</text:p>
      <text:p text:style-name="P4">
类型: Article</text:p>
      <!--METADATA-->
      <text:p text:style-name="P4">
<draw:frame draw:style-name="fr1" draw:name="Image176" text:anchor-type="as-char" svg:width="6.9236in" svg:height="3.956343in" draw:z-index="0">
<draw:image xlink:href="../Images/yкринформ/2023-05-23T22-07-00-03-00/630_360_1684869258-140.jpg" xlink:type="simple" xlink:show="embed" xlink:actuate="onLoad" draw:mime-type="image/jpeg"/>
</draw:frame>
乌克兰居民击倒了由胶合板制成的俄罗斯无人机。</text:p>
      <text:p text:style-name="P4">
根据乌克林福姆的说法，乌克兰武装部队的着陆部队在<text:a xlink:type="simple" xlink:href="https://www.facebook.com/uaairborne/posts/pfbid034k9vdNa1cv8U3iggeRjA2bzCzWKBv7vvMs6BqU3u2Xri9TPcZZRH5QZpLTyiU8Esl" text:style-name="Internet_20_link" text:visited-style-name="Visited_20_Internet_20_Link">
</text:a>
.</text:p>
      <text:p text:style-name="P4">
23 травня на одному з напрямків, мобільною вогневою групою 71 окремоїєгерської бригади Десантно-штурмових військ ЗС України зі стрілецької зброїбув знищений російський <text:a xlink:type="simple" xlink:href="https://www.ukrinform.ua/tag-bezpilotnik" text:style-name="Internet_20_link" text:visited-style-name="Visited_20_Internet_20_Link">
 </text:a>
飞机。</text:p>
      <text:p text:style-name="P4">
“可以看出，胶合板是原始的。但是，这种类型的“状态 -  the -art”无人机被放置在批处理中。</text:p>
      <text:p text:style-name="P4">
*!(https://www.ukrinform.ua/rubric-ato/3707666-nacgvardijci-zbili-rosijskij-rozviduvalnij-bezpilotnik-iz-vibuhivkou.html)</text:p>
      <text:p text:style-name="P4">
<draw:frame draw:style-name="fr1" draw:name="Image177" text:anchor-type="as-char" svg:width="6.9236in" svg:height="6.9236in" draw:z-index="0">
<draw:image xlink:href="../Images/yкринформ/2023-05-23T22-07-00-03-00/1684869149-109.jpg" xlink:type="simple" xlink:show="embed" xlink:actuate="onLoad" draw:mime-type="image/jpeg"/>
</draw:frame>
据乌克林福姆报道，国防军从2022年2月24日至2023年5月23日被摧毁2864(+34)无人机的手术水平。</text:p>
      <text:p text:style-name="P4">
<text:span text:style-name="T5">
第一张照片说明性</text:span>
</text:p>
      <text:p text:style-name="P4">
News Source: <text:a xlink:type="simple" xlink:href="https://www.ukrinform.ua/rubric-ato/3713294-u-rosian-zakincuutsa-orlani-v-hid-pisli-bezpilotniki-z-faneri.html" text:style-name="Internet_20_link" text:visited-style-name="Visited_20_Internet_20_Link">
https://www.ukrinform.ua/rubric-ato/3713294-u-rosian-zakincuutsa-orlani-v-hid-pisli-bezpilotniki-z-faneri.html</text:a>
</text:p>
      <!--NEWS-->
      <text:h text:style-name="P10" text:outline-level="1">
<text:span text:style-name="T4">
普京展示了一张17世纪的地图，那里没有乌克兰</text:span>
</text:h>
      <text:p text:style-name="P4">
作者: Ukrinform (Person)</text:p>
      <text:p text:style-name="P4">
出版商: Укринформ (Organization)</text:p>
      <text:p text:style-name="P4">
出版时间: 2023-05-23T22:19:49+03:00</text:p>
      <text:p text:style-name="P4">
修改时间: 2023-05-23T22:19:49+03:00</text:p>
      <text:p text:style-name="P4">
描述: 俄罗斯总统弗拉基米尔·普京（Vladimir Putin）在5月23日星期二会见了宪法法院瓦莱里·佐尔金（Valery Zorkin）的主席，后者带来了17世纪的地图，乌克兰并未将其标记为一个单独的州。  - 乌克林。</text:p>
      <text:p text:style-name="P4">
图片: ['<text:a xlink:type="simple" xlink:href="https://static.ukrinform.com/photos/2022_01/thumb_files/630_360_1641379358-376.jpg" text:style-name="Internet_20_link" text:visited-style-name="Visited_20_Internet_20_Link">
630_360_16413...</text:a>
']</text:p>
      <text:p text:style-name="P4">
标签: ['Фейк', 'Історія', 'Пропаганда', 'Путін', 'Україна', 'Росія', 'Карта']</text:p>
      <text:p text:style-name="P4">
类型: Article</text:p>
      <!--METADATA-->
      <text:p text:style-name="P4">
<draw:frame draw:style-name="fr1" draw:name="Image178" text:anchor-type="as-char" svg:width="6.9236in" svg:height="3.956343in" draw:z-index="0">
<draw:image xlink:href="../Images/yкринформ/2023-05-23T22-19-49-03-00/630_360_1641379358-376.jpg" xlink:type="simple" xlink:show="embed" xlink:actuate="onLoad" draw:mime-type="image/jpeg"/>
</draw:frame>
5月23日，星期二，总统弗拉基米尔·普京(Vladimir Putin)会见了宪法法院瓦莱里·佐尔金(Valery Zorkin)的总统，后者带来了17世纪的地图，杜克兰(Deukraine)并未将其标记为一个单独的州。</text:p>
      <text:p text:style-name="P4">
正如乌克林福姆报道的那样，它报告了<text:a xlink:type="simple" xlink:href="https://meduza.io/feature/2023/05/23/glava-konstitutsionnogo-suda-risknul-pokazat-putinu-kartu-sostavlennuyu-pri-lyudovike-xiv" text:style-name="Internet_20_link" text:visited-style-name="Visited_20_Internet_20_Link">
</text:a>
。</text:p>
      <text:p text:style-name="P4">
Zorkin向普京展示了在法国国王路易斯(Louis)期间制作的地图，并说这张地图上没有乌克兰。</text:p>
      <text:p text:style-name="P4">
“我们在Zalyudovik XIV编写的宪法法院中拥有了XVII世纪地图的副本。 也就是说，它是17世纪中叶，由法国人本身组成。为什么我带它，弗拉基米尔·弗拉基米罗维奇(Vladimir Vladimirovich)：没有乌克兰!”  -  Zzorkin说。</text:p>
      <text:p text:style-name="P4">
反过来 <text:a xlink:type="simple" xlink:href="https://www.ukrinform.ua/tag-putin" text:style-name="Internet_20_link" text:visited-style-name="Visited_20_Internet_20_Link">
 </text:a>
他同意这样的地图，并再次证明了“他对乌克兰的历史知识”。</text:p>
      <text:p text:style-name="P4">
“我们知道这些土地只是英联邦的一部分，然后它们是莫斯科王国的一部分。 就这样。 他们在王国。 然后，在十月革命之后，各种准州的形态开始形成，苏联创造乌克兰乌克兰的当局。”普京说。</text:p>
      <text:p text:style-name="P4">
<text:span text:style-name="T4">
另请阅读：</text:span>
 <text:a xlink:type="simple" xlink:href="https://www.ukrinform.ua/rubric-ato/3713119-u-kremli-maut-raditi-u-mzs-vidreaguvali-na-zaavu-orbana-pro-ukrainu.html" text:style-name="Internet_20_link" text:visited-style-name="Visited_20_Internet_20_Link">
<text:span text:style-name="T4">
 orban </text:span>
</text:a>
据报道，普京一再被称为乌克兰“人造国家形成”，认为乌克兰从来没有在苏联时期“发明”它是“发明”的。</text:p>
      <text:p text:style-name="P4">
News Source: <text:a xlink:type="simple" xlink:href="https://www.ukrinform.ua/rubric-world/3713295-putinu-pokazali-kartu-17-stolitta-de-nemae-ukraini.html" text:style-name="Internet_20_link" text:visited-style-name="Visited_20_Internet_20_Link">
https://www.ukrinform.ua/rubric-world/3713295-putinu-pokazali-kartu-17-stolitta-de-nemae-ukraini.html</text:a>
</text:p>
      <!--NEWS-->
      <text:h text:style-name="P10" text:outline-level="1">
<text:span text:style-name="T4">
Zelensky：乌克兰的主要任务是加强和加强防御</text:span>
</text:h>
      <text:p text:style-name="P4">
作者: Ukrinform (Person)</text:p>
      <text:p text:style-name="P4">
出版商: Укринформ (Organization)</text:p>
      <text:p text:style-name="P4">
出版时间: 2023-05-23T22:26:00+03:00</text:p>
      <text:p text:style-name="P4">
修改时间: 2023-05-23T22:26:00+03:00</text:p>
      <text:p text:style-name="P4">
描述: 我们国家的主要任务以及实际上每种国际交流的意义是加强乌克兰，加强我们的防御，增加我们勇士和整个国家的可能性。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ЗСУ', 'Зеленський', 'Війна з Росією', '#stoprussia']</text:p>
      <text:p text:style-name="P4">
类型: Article</text:p>
      <!--METADATA-->
      <text:p text:style-name="P4">
<draw:frame draw:style-name="fr1" draw:name="Image179" text:anchor-type="as-char" svg:width="6.9236in" svg:height="3.956343in" draw:z-index="0">
<draw:image xlink:href="../Images/yкринформ/2023-05-23T22-26-00-03-00/630_360_1682862659-378.jpeg" xlink:type="simple" xlink:show="embed" xlink:actuate="onLoad" draw:mime-type="image/jpeg"/>
</draw:frame>
我们国家的主要学习以及我们国际交流的每一次国际交流的意义是加强乌克兰，加强我们的防御，增加我们的战士和整个国家的可能性。</text:p>
      <text:p text:style-name="P4">
这是在晚上<text:a xlink:type="simple" xlink:href="https://www.youtube.com/watch" text:style-name="Internet_20_link" text:visited-style-name="Visited_20_Internet_20_Link">
</text:a>
据报道，沃迪米尔Zelenskyy总统据报道。</text:p>
      <text:p text:style-name="P4">
<text:span text:style-name="T5">
viso：<text:a xlink:type="simple" xlink:href="https://t.me/OP_UA/9570" text:style-name="Internet_20_link" text:visited-style-name="Visited_20_Internet_20_Link">
</text:a>
</text:span>
</text:p>
      <text:p text:style-name="P4">
<text:span text:style-name="T4">
 <text:span text:style-name="T5">
我希望健康，亲爱的乌克兰人!</text:span>
 </text:span>
</text:p>
      <text:p text:style-name="P4">
今天，他在我们的领先地位的顿涅茨克地区 - 在伊玛金林卡村。 很荣幸祝贺我们的海军陆战队的职业假期，即乌克兰的日子。</text:p>
      <text:p text:style-name="P4">
他向士兵们颁发了州奖，并向士兵颁发了“勇气和勇气”的录像带，并提供了保护这一部分的最佳单元。 我相信您还记得单位 - 通常在晚上上诉，感谢他们在战斗中给乌克兰带来的紧急情况。 今天，他亲自授予他们授予。 这是海军陆战队的第35旅，以406号独立的炮兵大队命名，以Khorunzholeksiya Diamomozov和第140个单独的侦察营命名。 非常强大的单位，我感谢你们每个人，战士!</text:p>
      <text:p text:style-name="P4">
谢谢您的雪琴，这真的很光荣!</text:p>
      <text:p text:style-name="P4">
今天，正是在前线宣布在乌克兰建立海军陆战队是正确的。 我们的部队还将被添加到我们的海军步兵部队中 - 我们将为他们提供现代武器和设备。</text:p>
      <text:p text:style-name="P4">
实际上，这次前进的旅程已成为经过许多网站和与当今发生的合作伙伴进行的许多站点和谈判的最终组成部分。</text:p>
      <text:p text:style-name="P4">
我们都必须了解：我们国家的主要任务和其他国际交流的意义在于加强乌克兰，加强防御，增加我们的战士和整个国家的可能性。我们进行了外国访问，几乎进行每次谈判都使乌克兰能够成为法定。</text:p>
      <text:p text:style-name="P4">
当然，我要感谢我们第36个单独的海军陆战队名字Mikhail Bilynsky。 现在，通过战斗，这个单元通常会磨损其力量和效率。 现在也要记住他们也很公平。 谢谢，祝贺您的一天!</text:p>
      <text:p text:style-name="P4">
来自海军陆战队第137个单独的营的战士，今天，您今天都在敏感! - 对于您到达前线的非常好的结果。 做得好!我祝贺您度假!今天，我很荣幸感谢我们国防军的其他部队，这将在最暴力的地区与之相匹配。</text:p>
      <text:p text:style-name="P4">
第55个单独的炮兵旅“ Zaporizhzhya Sich”  - 毫无用处，总是有效的。 谢谢你， <text:a xlink:type="simple" xlink:href="https://www.ukrinform.ua/tag-zsu" text:style-name="Internet_20_link" text:visited-style-name="Visited_20_Internet_20_Link">
 </text:a>
呢</text:p>
      <text:p text:style-name="P4">
第59步兵旅以雅各布·甘兹克(Jacob Gandziuk)的名字命名，就像最强大!谢谢你!</text:p>
      <text:p text:style-name="P4">
勇士第74单独的侦察营，谢谢!</text:p>
      <text:p text:style-name="P4">
我们的国民警卫队的第五个独立的Slobozhansk旅与Nalugansk与其他国防军一起与Nalugansk作战，并且在必要的情况下，在必要时保护职位，就像必要的一样，摧毁了俄罗斯入侵者……谢谢您，我们的勇士队!</text:p>
      <text:p text:style-name="P4">
谢谢所有为乌克兰增添力量的人!现在，我们国家的实力是，我们国防的力量现在是基于指示的国际秩序力量的基础。</text:p>
      <text:p text:style-name="P4">
让我们一起赢!</text:p>
      <text:p text:style-name="P4">
<text:span text:style-name="T4">
 <text:span text:style-name="T5">
荣耀与乌克兰!</text:span>
 </text:span>
</text:p>
      <text:p text:style-name="P4">
News Source: <text:a xlink:type="simple" xlink:href="https://www.ukrinform.ua/rubric-ato/3713300-zelenskij-golovne-zavdanna-derzavi-u-zmicnenni-ukraini-ta-posilenni-oboroni.html" text:style-name="Internet_20_link" text:visited-style-name="Visited_20_Internet_20_Link">
https://www.ukrinform.ua/rubric-ato/3713300-zelenskij-golovne-zavdanna-derzavi-u-zmicnenni-ukraini-ta-posilenni-oboroni.html</text:a>
</text:p>
      <!--NEWS-->
      <text:h text:style-name="P10" text:outline-level="1">
<text:span text:style-name="T4">
乌克兰公民身份的网球运动员在二重奏中与俄罗斯人一起参加WTA锦标赛</text:span>
</text:h>
      <text:p text:style-name="P4">
作者: Ukrinform (Person)</text:p>
      <text:p text:style-name="P4">
出版商: Укринформ (Organization)</text:p>
      <text:p text:style-name="P4">
出版时间: 2023-05-23T22:33:44+03:00</text:p>
      <text:p text:style-name="P4">
修改时间: 2023-05-23T22:33:44+03:00</text:p>
      <text:p text:style-name="P4">
描述: 网球运动员本赛季第三次一起比赛。  - 乌克林。</text:p>
      <text:p text:style-name="P4">
图片: ['<text:a xlink:type="simple" xlink:href="https://static.ukrinform.com/photos/2023_05/thumb_files/630_360_1684870329-681.jpg" text:style-name="Internet_20_link" text:visited-style-name="Visited_20_Internet_20_Link">
630_360_16848...</text:a>
']</text:p>
      <text:p text:style-name="P4">
标签: ['Теніс']</text:p>
      <text:p text:style-name="P4">
类型: Article</text:p>
      <!--METADATA-->
      <text:p text:style-name="P4">
<draw:frame draw:style-name="fr1" draw:name="Image180" text:anchor-type="as-char" svg:width="6.9236in" svg:height="3.956343in" draw:z-index="0">
<draw:image xlink:href="../Images/yкринформ/2023-05-23T22-33-44-03-00/630_360_1684870329-681.jpg" xlink:type="simple" xlink:show="embed" xlink:actuate="onLoad" draw:mime-type="image/jpeg"/>
</draw:frame>
网球本赛季第三次一起比赛。</text:p>
      <text:p text:style-name="P4">
今年，已经在WTA级别举行了20多场比赛，但是只有一个名字叫乌克兰国旗，与侵略者国家的代表[] [] []站在二重奏中。(https://btu.org.ua/ua/news/ukrainskiy-tennis/45106-tenisistka-z-ukrayinskim-gromadyanstvom-graye-na-turniri-wta-z-rosiyankoyu-sho-vidomo.html)BTU，乌克林福姆报道。</text:p>
      <text:p text:style-name="P4">
“中立”的伊琳娜·赫罗诺莫娃(Irina Khromachova)在社交网络上以粉丝页面签署，并在去年的克里姆林宫独裁者5月9日的表演下使她“喜欢”，这是第三次瓦莱里亚(Valeria)的合伙人(以前，网球运动员在ITF级别赢得了两个配对的标题).</text:p>
      <text:p text:style-name="P4">
Валерія Страхова в одиночному рейтингу займає 303 місце, а в парному – 135-те.Торік вона встановила свій особистий рекорд у парній класифікації – 118.</text:p>
      <text:p text:style-name="P4">
В офіційному профайлі спортсменки, який невідомо коли востаннє оновлювався,місцем народження вказано місто Керч, а резиденцією – Донецьк. ВалеріяСтрахова, якій у червні виповниться 28 років, спортивне громадянство незмінювала, проте після початку російської війни, з’явилась інформація, щотенісистка тренується в Рязані в академії Озерова.</text:p>
      <text:p text:style-name="P4">
У сезоні-2022 Валерія Страхова не коментувала ЗМІ повномасштабне вторгнення.</text:p>
      <text:p text:style-name="P4">
<text:span text:style-name="T4">
Читайте також:</text:span>
 <text:a xlink:type="simple" xlink:href="https://www.ukrinform.ua/rubric-sports/3713237-svitolina-zigrae-v-osnovnij-sitci-turniru-v-gertogenbosi.html" text:style-name="Internet_20_link" text:visited-style-name="Visited_20_Internet_20_Link">
 </text:a>
正如乌克林福姆报道的那样，WTA尚未公开解释妇女网球关于支持俄罗斯当局和军队行动的球员的地位。</text:p>
      <text:p text:style-name="P4">
照片：btu.org.ua</text:p>
      <text:p text:style-name="P4">
News Source: <text:a xlink:type="simple" xlink:href="https://www.ukrinform.ua/rubric-sports/3713297-tenisistka-z-ukrainskim-gromadanstvom-grae-na-turniri-wta-v-dueti-z-rosiankou.html" text:style-name="Internet_20_link" text:visited-style-name="Visited_20_Internet_20_Link">
https://www.ukrinform.ua/rubric-sports/3713297-tenisistka-z-ukrainskim-gromadanstvom-grae-na-turniri-wta-v-dueti-z-rosiankou.html</text:a>
</text:p>
      <!--NEWS-->
      <text:h text:style-name="P10" text:outline-level="1">
<text:span text:style-name="T4">
荷兰国防部负责人与欧盟的同事讨论了乌克兰的军事支持</text:span>
</text:h>
      <text:p text:style-name="P4">
作者: Ukrinform (Person)</text:p>
      <text:p text:style-name="P4">
出版商: Укринформ (Organization)</text:p>
      <text:p text:style-name="P4">
出版时间: 2023-05-23T22:34:00+03:00</text:p>
      <text:p text:style-name="P4">
修改时间: 2023-05-23T22:34:00+03:00</text:p>
      <text:p text:style-name="P4">
描述: 5月23日在布鲁塞尔举行了欧盟国防部的国防部国防部长Kais Ollongren，谈到了乌克兰的军事支持，扩大生产能力和新的国防项目的启动。  - 乌克林。</text:p>
      <text:p text:style-name="P4">
图片: ['<text:a xlink:type="simple" xlink:href="https://static.ukrinform.com/photos/2023_05/thumb_files/630_360_1684870284-998.jpg" text:style-name="Internet_20_link" text:visited-style-name="Visited_20_Internet_20_Link">
630_360_16848...</text:a>
', '<text:a xlink:type="simple" xlink:href="https://static.ukrinform.com/photos/2023_05/1684870446-693.jpeg" text:style-name="Internet_20_link" text:visited-style-name="Visited_20_Internet_20_Link">
1684870446-69...</text:a>
']</text:p>
      <text:p text:style-name="P4">
标签: ['Євросоюз', 'Нідерланди', 'Україна', 'допомога', 'Війна з Росією']</text:p>
      <text:p text:style-name="P4">
类型: Article</text:p>
      <!--METADATA-->
      <text:p text:style-name="P4">
<draw:frame draw:style-name="fr1" draw:name="Image181" text:anchor-type="as-char" svg:width="6.9236in" svg:height="3.956343in" draw:z-index="0">
<draw:image xlink:href="../Images/yкринформ/2023-05-23T22-34-00-03-00/630_360_1684870284-998.jpg" xlink:type="simple" xlink:show="embed" xlink:actuate="onLoad" draw:mime-type="image/jpeg"/>
</draw:frame>
5月23日，在布鲁塞尔，欧盟的国防部长乌克兰谈到了乌克兰的军事支持，扩大了生产设施并启动了新的防御项目。</text:p>
      <text:p text:style-name="P4">
她在她的<text:a xlink:type="simple" xlink:href="https://twitter.com/DefensieMin/status/1661018043873636352" text:style-name="Internet_20_link" text:visited-style-name="Visited_20_Internet_20_Link">
</text:a>
<text:a xlink:type="simple" xlink:href="https://twitter.com/DefensieMin/status/1661018043873636352" text:style-name="Internet_20_link" text:visited-style-name="Visited_20_Internet_20_Link">
</text:a>
.</text:p>
      <text:p text:style-name="P4">
“Військова підтримка України, розширення виробничих потужностей та запускнових оборонних проєктів. Я говорила про це сьогодні у Брюсселі з міністрамиоборони <text:a xlink:type="simple" xlink:href="https://www.ukrinform.ua/tag-evrosouz" text:style-name="Internet_20_link" text:visited-style-name="Visited_20_Internet_20_Link">
 </text:a>
“， - 她写了。</text:p>
      <text:p text:style-name="P4">
<draw:frame draw:style-name="fr1" draw:name="Image182" text:anchor-type="as-char" svg:width="6.9236in" svg:height="4.617987in" draw:z-index="0">
<draw:image xlink:href="../Images/yкринформ/2023-05-23T22-34-00-03-00/1684870446-693.jpeg" xlink:type="simple" xlink:show="embed" xlink:actuate="onLoad" draw:mime-type="image/jpeg"/>
</draw:frame>
照片：Twitter/Kajsa Ollongen</text:p>
      <text:p text:style-name="P4">
<text:span text:style-name="T4">
另请阅读：</text:span>
 <text:a xlink:type="simple" xlink:href="https://www.ukrinform.ua/rubric-ato/3713070-niderlandi-rozrahovuut-na-novih-cleniv-alansu-f16-dla-ukraini.html" text:style-name="Internet_20_link" text:visited-style-name="Visited_20_Internet_20_Link">
<text:span text:style-name="T4">
荷兰</text:span>
</text:a>
据报道，今天在布鲁塞尔举行了一次国防部长会议，讨论了如何加强对乌克兰的军事援助并加强欧洲国防工业。</text:p>
      <text:p text:style-name="P4">
News Source: <text:a xlink:type="simple" xlink:href="https://www.ukrinform.ua/rubric-ato/3713298-glava-oboroni-niderlandiv-obgovorila-z-kolegami-po-es-vijskovu-pidtrimku-ukraini.html" text:style-name="Internet_20_link" text:visited-style-name="Visited_20_Internet_20_Link">
https://www.ukrinform.ua/rubric-ato/3713298-glava-oboroni-niderlandiv-obgovorila-z-kolegami-po-es-vijskovu-pidtrimku-ukraini.html</text:a>
</text:p>
      <!--NEWS-->
      <text:h text:style-name="P10" text:outline-level="1">
<text:span text:style-name="T4">
La Liga：Girona与“ Selta”一起打了平局</text:span>
</text:h>
      <text:p text:style-name="P4">
作者: Ukrinform (Person)</text:p>
      <text:p text:style-name="P4">
出版商: Укринформ (Organization)</text:p>
      <text:p text:style-name="P4">
出版时间: 2023-05-23T22:39:17+03:00</text:p>
      <text:p text:style-name="P4">
修改时间: 2023-05-23T22:39:17+03:00</text:p>
      <text:p text:style-name="P4">
描述: Tsigankov受到了罚款。  - 乌克林。</text:p>
      <text:p text:style-name="P4">
图片: ['<text:a xlink:type="simple" xlink:href="https://static.ukrinform.com/photos/2023_05/thumb_files/630_360_1684870698-221.jpg" text:style-name="Internet_20_link" text:visited-style-name="Visited_20_Internet_20_Link">
630_360_16848...</text:a>
']</text:p>
      <text:p text:style-name="P4">
标签: ['Футбол', 'Віктор Циганков']</text:p>
      <text:p text:style-name="P4">
类型: Article</text:p>
      <!--METADATA-->
      <text:p text:style-name="P4">
<draw:frame draw:style-name="fr1" draw:name="Image183" text:anchor-type="as-char" svg:width="6.9236in" svg:height="3.956343in" draw:z-index="0">
<draw:image xlink:href="../Images/yкринформ/2023-05-23T22-39-17-03-00/630_360_1684870698-221.jpg" xlink:type="simple" xlink:show="embed" xlink:actuate="onLoad" draw:mime-type="image/jpeg"/>
</draw:frame>
吉根科夫(Gygankov)处罚。</text:p>
      <text:p text:style-name="P4">
据报道，吉罗纳在冠军-1：1的第36轮比赛中与“塞尔塔”打平局。</text:p>
      <text:p text:style-name="P4">
在卡尔斯·佩雷斯(Carles Perez)努力的努力之前，该领域的所有者都向前走。 吉罗娜(Girona)在第59分钟的基督教斯图纳(Stuana)中表演了十一台仪表的准确性。</text:p>
      <text:p text:style-name="P4">
应当指出的是，“塞尔塔”门的罚款是针对维克托里甘科夫犯规的。 乌克兰边锋在“吉罗尼”开始时出去，并在田野上度过。</text:p>
      <text:p text:style-name="P4">
吉罗纳(Girona)在西班牙冠军赛中排名第八，排名第八。塞尔塔(Celta)获得40分，上升到第14位。</text:p>
      <text:p text:style-name="P4">
<text:span text:style-name="T4">
另请阅读：</text:span>
 <text:a xlink:type="simple" xlink:href="https://www.ukrinform.ua/rubric-sports/3711922-la-liga-zirona-z-cigankovim-postupilasa-vilarrealu.html" text:style-name="Internet_20_link" text:visited-style-name="Visited_20_Internet_20_Link">
<text:span text:style-name="T4">
 gironi </text:span>
</text:a>
正如乌克林福姆报道的那样，在5月28日的下一轮中，“吉罗纳”将在家中接待贝蒂斯，而“凯尔塔”将与对阵卡迪斯的离开。</text:p>
      <text:p text:style-name="P4">
照片：盖蒂图像</text:p>
      <text:p text:style-name="P4">
News Source: <text:a xlink:type="simple" xlink:href="https://www.ukrinform.ua/rubric-sports/3713299-la-liga-zirona-zigrala-vniciu-iz-seltou.html" text:style-name="Internet_20_link" text:visited-style-name="Visited_20_Internet_20_Link">
https://www.ukrinform.ua/rubric-sports/3713299-la-liga-zirona-zigrala-vniciu-iz-seltou.html</text:a>
</text:p>
      <!--NEWS-->
      <text:h text:style-name="P10" text:outline-level="1">
<text:span text:style-name="T4">
明天在乌克兰，在某些地方短期降雨和雷暴，下午为+25°</text:span>
</text:h>
      <text:p text:style-name="P4">
作者: Ukrinform (Person)</text:p>
      <text:p text:style-name="P4">
出版商: Укринформ (Organization)</text:p>
      <text:p text:style-name="P4">
出版时间: 2023-05-23T22:46:00+03:00</text:p>
      <text:p text:style-name="P4">
修改时间: 2023-05-23T22:46:00+03:00</text:p>
      <text:p text:style-name="P4">
描述: 5月24日，星期三，乌克兰的多云。 在东部的晚上，大多数中央和Zaporizhzhya区域，小雨，在其余地区没有降水； 下午在乌克兰，除了Volyn，Rivne，Ternopil和Khmelnitsky地区，短期降雨和雷暴。  - 乌克林。</text:p>
      <text:p text:style-name="P4">
图片: ['<text:a xlink:type="simple" xlink:href="https://static.ukrinform.com/photos/2019_04/thumb_files/630_360_1555161144-582.jpg" text:style-name="Internet_20_link" text:visited-style-name="Visited_20_Internet_20_Link">
630_360_15551...</text:a>
']</text:p>
      <text:p text:style-name="P4">
标签: ['Дощ', 'Гроза', 'Погода', 'Україна', 'Регіони']</text:p>
      <text:p text:style-name="P4">
类型: Article</text:p>
      <!--METADATA-->
      <text:p text:style-name="P4">
<draw:frame draw:style-name="fr1" draw:name="Image184" text:anchor-type="as-char" svg:width="6.9236in" svg:height="3.956343in" draw:z-index="0">
<draw:image xlink:href="../Images/yкринформ/2023-05-23T22-46-00-03-00/630_360_1555161144-582.jpg" xlink:type="simple" xlink:show="embed" xlink:actuate="onLoad" draw:mime-type="image/jpeg"/>
</draw:frame>
5月24日，星期三，乌克兰的多云。 晚上，在东部，大多数中央和中部的Zaporizhzhya地区，小雨，在其余地区没有降水；在乌克兰下午，除了Volyn，Rivne，Rivne，Ternopil和Khmelnytsky地区，短期降雨，雷暴。</text:p>
      <text:p text:style-name="P4">
乌克兰形式在乌克兰水文气象学中心报道。</text:p>
      <text:p text:style-name="P4">
根据预报员的说法，明天的风是东北(在西方和伊斯特细胞中)，5-10 m/s。 晚上12-17°的温度在西部，Vinnytsia和Zhytomyr区域为6-11°，下午20-25°，南部<text:a xlink:type="simple" xlink:href="https://www.ukrinform.ua/tag-odesina" text:style-name="Internet_20_link" text:visited-style-name="Visited_20_Internet_20_Link">
</text:a>
 - 最多28°; 晚上3-8°的喀尔巴阡山脉在下午13-18°。</text:p>
      <text:p text:style-name="P4">
在周三的首都地区，夜间没有降水量的多云。 在白天，短期降雨，雷暴。 东北，5-10 m/pp。 在晚上12-17°的晚上，下午20-25°。</text:p>
      <text:p text:style-name="P4">
5月25日至26日，预测者预测天气晴朗，短期雨水和雷暴(晚上在正确的银行地方)，在某些地区的南部和东部地区，下午在15-20 m/s的地方。 Witter-West(在西南部的东部地区)在晚上11-16°的温度为5-10 m/c。在西部地区为8-13°； 第21-26°。</text:p>
      <text:p text:style-name="P4">
<text:span text:style-name="T4">
另请阅读：</text:span>
 <text:a xlink:type="simple" xlink:href="https://www.ukrinform.ua/rubric-world/3711348-bils-ak-polovina-velikih-ozer-svitu-visihaut-cerez-zmini-klimatu.html" text:style-name="Internet_20_link" text:visited-style-name="Visited_20_Internet_20_Link">
<text:span text:style-name="T4">
更多</text:span>
 <text:span text:style-name="T4">
 </text:span>
半<text:span text:style-name="T4">
 </text:span>
大<text:span text:style-name="T4">
 </text:span>
 lack <text:span text:style-name="T4">
 </text:span>
 <text:span text:style-name="T4">
 </text:span>
 world <text:span text:style-name="T4">
<text:span text:style-name="T5">
* dry </text:span>
* </text:span>
 <text:span text:style-name="T4">
 </text:span>
 <text:span text:style-name="T4">
通过</text:span>
<text:span text:style-name="T5">
 </text:span>
更改<text:span text:style-name="T4">
 </text:span>
 <text:span text:style-name="T4">
 </text:span>
气候**</text:a>
在基辅和该地区，5月25日至26日将浑浊(晚上)，在雷暴的下午。 西北风，5-10 m/pp。 在晚上11-16°的晚上，下午21-26°。</text:p>
      <text:p text:style-name="P4">
根据乌克里德顿中心的预测，5月27日在该国南部，东部大多数中央地区 - 中等短期雨水，雷暴，雷暴，28克，在该国南部和东部 - 小雨 - ; 在不同的功率上没有明显的降水。 5月28日在西部的10-16°晚上的温度在北部和大多数中央区域6-12°； 5月27日，在5月27日，在5月27日，他是西部和北部地区，5月28日在乌克兰17-23°的大部分地区。</text:p>
      <text:p text:style-name="P4">
5月27日至28日在首都和基辅地区，没有大降雨。 晚上的夜晚温度为5月27日，5月28日9-11°； 下午约20°。 在该地区：5月27日至5月28日6-11°晚上； 下午18-23°。</text:p>
      <text:p text:style-name="P4">
News Source: <text:a xlink:type="simple" xlink:href="https://www.ukrinform.ua/rubric-regions/3713244-v-ukraini-zavtra-podekudi-korotkocasni-dosi-j-grozi-vden-do-25.html" text:style-name="Internet_20_link" text:visited-style-name="Visited_20_Internet_20_Link">
https://www.ukrinform.ua/rubric-regions/3713244-v-ukraini-zavtra-podekudi-korotkocasni-dosi-j-grozi-vden-do-25.html</text:a>
</text:p>
      <!--NEWS-->
      <text:h text:style-name="P10" text:outline-level="1">
<text:span text:style-name="T4">
主席：乌克兰的权力是根据规则的国际秩序的基础</text:span>
</text:h>
      <text:p text:style-name="P4">
作者: Ukrinform (Person)</text:p>
      <text:p text:style-name="P4">
出版商: Укринформ (Organization)</text:p>
      <text:p text:style-name="P4">
出版时间: 2023-05-23T22:49:00+03:00</text:p>
      <text:p text:style-name="P4">
修改时间: 2023-05-23T22:49:00+03:00</text:p>
      <text:p text:style-name="P4">
描述: 乌克兰的权力和我们的辩护现在是根据规则的国际秩序力量的基础。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СУ', 'Морпіхи', 'Зеленський', 'Війна з Росією', '#stoprussia']</text:p>
      <text:p text:style-name="P4">
类型: Article</text:p>
      <!--METADATA-->
      <text:p text:style-name="P4">
<draw:frame draw:style-name="fr1" draw:name="Image185" text:anchor-type="as-char" svg:width="6.9236in" svg:height="3.956343in" draw:z-index="0">
<draw:image xlink:href="../Images/yкринформ/2023-05-23T22-49-00-03-00/630_360_1682451261-591.jpeg" xlink:type="simple" xlink:show="embed" xlink:actuate="onLoad" draw:mime-type="image/jpeg"/>
</draw:frame>
现在的力量和我们的防御是基于规则的国际秩序力量的基础。</text:p>
      <text:p text:style-name="P4">
在您晚上<text:a xlink:type="simple" xlink:href="https://www.youtube.com/watch" text:style-name="Internet_20_link" text:visited-style-name="Visited_20_Internet_20_Link">
</text:a>
乌克林福称通讯员报告说，沃迪米尔总统Zelenskyy说。</text:p>
      <text:p text:style-name="P4">
_ <text:span text:style-name="T4">
 视频 </text:span>
： <text:a xlink:type="simple" xlink:href="https://t.me/OP_UA/9570" text:style-name="Internet_20_link" text:visited-style-name="Visited_20_Internet_20_Link">
</text:a>
_</text:p>
      <text:p text:style-name="P4">
“谢谢所有为乌克兰增添力量的人!现在，我们国家的力量现在，我们的防御力量是基于方向的国际秩序力量的基础。”  - 强调<text:a xlink:type="simple" xlink:href="https://www.ukrinform.ua/tag-zelenskij" text:style-name="Internet_20_link" text:visited-style-name="Visited_20_Internet_20_Link">
</text:a>
。</text:p>
      <text:p text:style-name="P4">
另外，Zelensky告诉他，周二，他在我们以前的职位 - 在煤炭和Marinka地区的顿涅茨克地区，他很荣幸祝贺乌克兰海军陆战队的职业假期 - 海军陆战队日。</text:p>
      <text:p text:style-name="P4">
<text:span text:style-name="T4">
另请阅读：</text:span>
 <text:a xlink:type="simple" xlink:href="https://www.ukrinform.ua/rubric-ato/3713257-evrosouz-peredav-ukraini-220-tisac-snaradiv-i-1300-raket-borrel.html" text:style-name="Internet_20_link" text:visited-style-name="Visited_20_Internet_20_Link">
</text:a>
“他将国家奖项交给了战士和录音带，以勇​​于勇气和勇气来保护这一领域的这一部分。 我敢肯定 - 您还记得这些单位，通常在晚上上诉，我感谢他们在战斗中给乌克兰带来的非凡结果。 今天，他亲自授予他们授予。”总统说。</text:p>
      <text:p text:style-name="P4">
乌克兰国家的负责人指出，这是乌特拉德梅尔步兵步兵第35旅，米哈伊尔·奥斯特格拉德斯基(Mikhail Ostrogradsky)，第406个单独的旅，以khorunzhi alexei alexei diamozov和140年级的侦察battallion命名。</text:p>
      <text:p text:style-name="P4">
“非常强大的单位，我感谢你们每个人，战士!谢谢您的Zseshivrons，这确实非常光荣。”他保证。</text:p>
      <text:p text:style-name="P4">
泽伦斯基(Zelensky)反过来表示，周二宣布在乌克兰的海军陆战队成立正处于最前沿。</text:p>
      <text:p text:style-name="P4">
<text:span text:style-name="T4">
另请阅读：</text:span>
 <text:a xlink:type="simple" xlink:href="https://www.ukrinform.ua/rubric-ato/3713129-ponad-1000-vognevih-zavdan-za-dobu-ak-sili-oboroni-nisat-voroga-na-tavrijskomu-napramku.html" text:style-name="Internet_20_link" text:visited-style-name="Visited_20_Internet_20_Link">
<text:span text:style-name="T4">
武装部队</text:span>
</text:a>
总统说：“海军陆战队的新旅将被添加到我们的部队中 - 我们为他们提供现代武器和设备。”</text:p>
      <text:p text:style-name="P4">
乌克兰国家的负责人指出，实际上，这次旅行是在与当今和前几周发生的许多会议和谈判之后，一直走到了《冠军》的最前沿。</text:p>
      <text:p text:style-name="P4">
据报道，自2018年5月23日以来，每年在乌克兰<text:a xlink:type="simple" xlink:href="https://www.ukrinform.ua/rubric-ato/3712898-v-ukraini-vidznacaut-den-morskoi-pihoti.html" text:style-name="Internet_20_link" text:visited-style-name="Visited_20_Internet_20_Link">
</text:a>
 .</text:p>
      <text:p text:style-name="P4">
News Source: <text:a xlink:type="simple" xlink:href="https://www.ukrinform.ua/rubric-ato/3713301-prezident-sila-ukraini-zaraz-ce-osnova-sili-miznarodnogo-poradku-zasnovanogo-na-pravilah.html" text:style-name="Internet_20_link" text:visited-style-name="Visited_20_Internet_20_Link">
https://www.ukrinform.ua/rubric-ato/3713301-prezident-sila-ukraini-zaraz-ce-osnova-sili-miznarodnogo-poradku-zasnovanogo-na-pravilah.html</text:a>
</text:p>
      <!--NEWS-->
      <text:h text:style-name="P10" text:outline-level="1">
<text:span text:style-name="T4">
由于非法网络活动，各州对朝鲜实施了制裁</text:span>
</text:h>
      <text:p text:style-name="P4">
作者: Ukrinform (Person)</text:p>
      <text:p text:style-name="P4">
出版商: Укринформ (Organization)</text:p>
      <text:p text:style-name="P4">
出版时间: 2023-05-23T22:57:00+03:00</text:p>
      <text:p text:style-name="P4">
修改时间: 2023-05-23T22:57:00+03:00</text:p>
      <text:p text:style-name="P4">
描述: 美国财政部宣布对五十个法人实体和朝鲜的个人进行新的制裁，这与网络球员的非法行动有关，这允许平壤的政权从边境赚取利润。  - 乌克林。</text:p>
      <text:p text:style-name="P4">
图片: ['<text:a xlink:type="simple" xlink:href="https://static.ukrinform.com/photos/2018_12/thumb_files/630_360_1544470492-627.jpeg" text:style-name="Internet_20_link" text:visited-style-name="Visited_20_Internet_20_Link">
630_360_15444...</text:a>
']</text:p>
      <text:p text:style-name="P4">
标签: ['Кібербезпека', 'КНДР', 'Санкції', 'США']</text:p>
      <text:p text:style-name="P4">
类型: Article</text:p>
      <!--METADATA-->
      <text:p text:style-name="P4">
<draw:frame draw:style-name="fr1" draw:name="Image186" text:anchor-type="as-char" svg:width="6.9236in" svg:height="3.956343in" draw:z-index="0">
<draw:image xlink:href="../Images/yкринформ/2023-05-23T22-57-00-03-00/630_360_1544470492-627.jpeg" xlink:type="simple" xlink:show="embed" xlink:actuate="onLoad" draw:mime-type="image/jpeg"/>
</draw:frame>
美国财政部宣布对五十个司法和朝鲜的个人进行新的制裁，与网络中的非法行动有关，允许平壤的政权从边境赚取利润。</text:p>
      <text:p text:style-name="P4">
这是在财政部对外国资产控制办公室的官方信息中指出的(OFAC)，报道乌克林福姆。</text:p>
      <text:p text:style-name="P4">
“如今，OFAC已对四个组织实施制裁，并涉及隐藏收入的人格和恶意，以支持政府<text:a xlink:type="simple" xlink:href="https://www.ukrinform.ua/tag-kndr" text:style-name="Internet_20_link" text:visited-style-name="Visited_20_Internet_20_Link">
</text:a>
”， - 声明说。</text:p>
      <text:p text:style-name="P4">
它强调，朝鲜使用IT工人，这些工人被安排为外国公司的盈利工作，然后支持Kim政权及其优先事项。 Tsikosht是指导的，包括用于开发和生产武器破坏和弹道导弹的计划。</text:p>
      <text:p text:style-name="P4">
<text:span text:style-name="T4">
另请阅读：</text:span>
 <text:a xlink:type="simple" xlink:href="https://www.ukrinform.ua/rubric-ato/3712314-solc-pivnicna-korea-mae-pripiniti-aderni-viprobuvanna.html" text:style-name="Internet_20_link" text:visited-style-name="Visited_20_Internet_20_Link">
</text:a>
为了阻止这一点，美国对平民自动化大学，技术情报局和第110研究中心实施了制裁。 这些结构的活动由DPRK的主要情报部门控制。 此外，对朝鲜公司Chinyong及其在俄罗斯金·圣马纳(Kim San Mana)的官方代表实施了制裁。 这种结构由朝鲜人民武装部部门控制，朝鲜在俄罗斯和老挝的IT专业人士安排。</text:p>
      <text:p text:style-name="P4">
“美国和我们的合作伙伴仍致力于与朝鲜的非法活动作斗争，以获取收入和继续努力，并在金融机构中盗窃线程，虚拟货币的交流，公司和私人的交流，“代表”财务部长在这方面表示。布莱恩·尼尔森(Brian Nelson)的恐怖主义和金融情报。</text:p>
      <text:p text:style-name="P4">
<text:span text:style-name="T4">
另请阅读：</text:span>
 <text:a xlink:type="simple" xlink:href="https://www.ukrinform.ua/rubric-world/3702648-kndr-aktivno-rozbudovue-adernij-naukovij-kompleks-de-moze-viroblatisa-zbrojovij-uran.html" text:style-name="Internet_20_link" text:visited-style-name="Visited_20_Internet_20_Link">
<text:span text:style-name="T4">
 dprk </text:span>
</text:a>
</text:p>
      <text:p text:style-name="P4">
News Source: <text:a xlink:type="simple" xlink:href="https://www.ukrinform.ua/rubric-economy/3713303-ssa-vveli-sankcii-proti-pivnicnoi-korei-cerez-nezakonnu-kiberdialnist.html" text:style-name="Internet_20_link" text:visited-style-name="Visited_20_Internet_20_Link">
https://www.ukrinform.ua/rubric-economy/3713303-ssa-vveli-sankcii-proti-pivnicnoi-korei-cerez-nezakonnu-kiberdialnist.html</text:a>
</text:p>
      <!--NEWS-->
      <text:h text:style-name="P10" text:outline-level="1">
<text:span text:style-name="T4">
作为乌克兰人出生时在网上装饰帮助</text:span>
</text:h>
      <text:p text:style-name="P4">
作者: ['Іветта Василенко']</text:p>
      <text:p text:style-name="P4">
时间: 2023-05-23T23:00:00-04:00</text:p>
      <text:p text:style-name="P4">
描述: pid of winn我将在ditini乌克兰人民上，五月，我会发现vid的副本...与乌克兰2022年的战争，与乌克兰与乌克兰的最新新闻，今天与乌克兰2022年的新闻战争，今天将有一个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5/dytyna_99a03.jpg" text:style-name="Internet_20_link" text:visited-style-name="Visited_20_Internet_20_Link">
dytyna_99a03.jpg</text:a>
']</text:p>
      <text:p text:style-name="P4">
标签: ['СОЦІАЛЬНА ДОПОМОГА']</text:p>
      <text:p text:style-name="P4">
类别: News</text:p>
      <!--METADATA-->
      <text:p text:style-name="P4">
<draw:frame draw:style-name="fr1" draw:name="Image187" text:anchor-type="as-char" svg:width="6.9236in" svg:height="4.152099in" draw:z-index="0">
<draw:image xlink:href="../Images/AРМІЯINFORM/2023-05-23T23-00-00-04-00/dytyna_99a03.jpg" xlink:type="simple" xlink:show="embed" xlink:actuate="onLoad" draw:mime-type="image/jpeg"/>
</draw:frame>
说明性照片</text:p>
      <text:p text:style-name="P4">
在婴儿诞生时，乌克兰妇女有机会在线帮助该州。 为此，您需要去社会的官方网站，并采取一些简单的步骤。 这非常方便，因为没有必要浪费时间，去社会保障器官并长期排队来绘制所有文件。</text:p>
      <text:p text:style-name="P4">
因此，在[“电子服务”]部分中的站点上(https://www.msp.gov.ua/main/Eservices.html)有必要选择“出生帮助”部分。 然后，您需要在合格的电子签名的帮助下注册或登录到E -Mail。 接下来，需要以下数据填写电子应用程序：</text:p>
      <text:p text:style-name="P4">
<text:span text:style-name="T5">
出生证明； </text:span>
父母的护照； *父母双方纳税人的注册人数； * iban的银行帐号。</text:p>
      <text:p text:style-name="P4">
<text:span text:style-name="T4">
重要的细微差别</text:span>
  - 文档无需扫描。 足以填写语句的相应图。</text:p>
      <text:p text:style-name="P4">
该声明将需要指出有关孩子，母亲，父亲，位置和实际居住地的信息(如果有所不同)。 之后，您需要选择一种接收付款的方法：在卡或分支前。</text:p>
      <text:p text:style-name="P4">
此外，如果正确填写了地址数据，您将需要选择社会保障的领土机构，该机构应考虑该请求，以及领土机构在付款援助的一部分中与合同关系的银行筹码清单。</text:p>
      <text:p text:style-name="P4">
之后，您需要：</text:p>
      <text:p text:style-name="P4">
添加一种付款的方法。</text:p>
      <text:p text:style-name="P4">
选择银行以付款，帐号(29个字符)，MFI银行(6个字符)，EDRPOU银行代码(8个字符).</text:p>
      <text:p text:style-name="P4">
І останній крок: треба підписати заяву за допомогою кваліфікованогоелектронного підпису. Рішення про призначення коштів прийде на вказануелектронну пошту.</text:p>
      <text:p text:style-name="P4">
<text:span text:style-name="T5">
Фото ілюстративне</text:span>
</text:p>
      <text:p text:style-name="P4">
News Source: <text:a xlink:type="simple" xlink:href="https://armyinform.com.ua/2023/05/23/yak-ukrayinkam-pry-narodzhenni-dytyny-oformyty-dopomogu-onlajn/" text:style-name="Internet_20_link" text:visited-style-name="Visited_20_Internet_20_Link">
https://armyinform.com.ua/2023/05/23/yak-ukrayinkam-pry-narodzhenni-dytyny-oformyty-dopomogu-onlajn/</text:a>
</text:p>
      <!--NEWS-->
      <text:h text:style-name="P10" text:outline-level="1">
<text:span text:style-name="T4">
每次外国访问都使乌克兰变得更强大-Zelensky</text:span>
</text:h>
      <text:p text:style-name="P4">
作者: Ukrinform (Person)</text:p>
      <text:p text:style-name="P4">
出版商: Укринформ (Organization)</text:p>
      <text:p text:style-name="P4">
出版时间: 2023-05-23T23:08:00+03:00</text:p>
      <text:p text:style-name="P4">
修改时间: 2023-05-23T23:08:00+03:00</text:p>
      <text:p text:style-name="P4">
描述: 每次外国访问和几乎所有谈判都使我们的国家变得更加强大。  - 乌克林。</text:p>
      <text:p text:style-name="P4">
图片: ['<text:a xlink:type="simple" xlink:href="https://static.ukrinform.com/photos/2023_05/thumb_files/630_360_1683122925-491.jpeg" text:style-name="Internet_20_link" text:visited-style-name="Visited_20_Internet_20_Link">
630_360_16831...</text:a>
']</text:p>
      <text:p text:style-name="P4">
标签: ['Переговори', 'Україна', 'Візит', 'Зеленський', 'Війна з Росією']</text:p>
      <text:p text:style-name="P4">
类型: Article</text:p>
      <!--METADATA-->
      <text:p text:style-name="P4">
<draw:frame draw:style-name="fr1" draw:name="Image188" text:anchor-type="as-char" svg:width="6.9236in" svg:height="3.956343in" draw:z-index="0">
<draw:image xlink:href="../Images/yкринформ/2023-05-23T23-08-00-03-00/630_360_1683122925-491.jpeg" xlink:type="simple" xlink:show="embed" xlink:actuate="onLoad" draw:mime-type="image/jpeg"/>
</draw:frame>
每个法律访问和几乎每次谈判都使我们的国家变得更高。</text:p>
      <text:p text:style-name="P4">
在您的[]中(https://t.me/V_Zelenskiy_official/6342)乌克林事物通讯员报告说，沃迪米尔·泽伦斯基(Volodymyr Zelenskyy)告知乌克兰总统。</text:p>
      <text:p text:style-name="P4">
“我们必须理解的每个人：我们国家的主要任务和其他国际交流的含义在于乌克兰的加强，加强防御，增加我们勇士和整个国家的可能性。我们有一个外国人访问，几乎所有谈判都能够乌克兰。”他说。</text:p>
      <text:p text:style-name="P4">
分别地 <text:a xlink:type="simple" xlink:href="https://www.ukrinform.ua/tag-zelenskij" text:style-name="Internet_20_link" text:visited-style-name="Visited_20_Internet_20_Link">
</text:a>
他感谢我们以米哈伊尔·比利恩斯基(Mikhail Bilynsky)命名的第36-宫步兵旅。 “这个单位现在战斗时，由于其力量而经常值得感激。 现在也要记住他们。 谢谢你，我祝贺你的一天，”总统说。</text:p>
      <text:p text:style-name="P4">
<text:span text:style-name="T4">
另请阅读：</text:span>
 <text:a xlink:type="simple" xlink:href="https://www.ukrinform.ua/rubric-ato/3712980-zelenskij-vidvidav-pozicii-na-dilanci-vugledar-marinka-i-vruciv-nagorodi-bijcam.html" text:style-name="Internet_20_link" text:visited-style-name="Visited_20_Internet_20_Link">
<text:span text:style-name="T4">
 Zelensky </text:span>
</text:a>
视频： <text:a xlink:type="simple" xlink:href="https://t.me/OP_UA/9570" text:style-name="Internet_20_link" text:visited-style-name="Visited_20_Internet_20_Link">
</text:a>
乌克兰国家的负责人还感谢第137个单独的无营的步兵的士兵 - 每个战斗机，他们在前线上取得的良好成绩，并说他们是年轻人。</text:p>
      <text:p text:style-name="P4">
他在一个职业假期向他们打招呼。 Zelensky说：“我祝贺所有正在尊重乌克兰海军陆战队剂量的人。”</text:p>
      <text:p text:style-name="P4">
总统还感谢我们国防军的其他部队，他们与最赤裸的方向作斗争。</text:p>
      <text:p text:style-name="P4">
<text:span text:style-name="T4">
另请阅读：</text:span>
 <text:a xlink:type="simple" xlink:href="https://www.ukrinform.ua/rubric-ato/3712927-zelenskij-poihav-na-front-privitati-morskih-pihotinciv.html" text:style-name="Internet_20_link" text:visited-style-name="Visited_20_Internet_20_Link">
<text:span text:style-name="T4">
 Zelensky </text:span>
 <text:span text:style-name="T4">
 </text:span>
去了<text:span text:style-name="T4">
 front </text:span>
招呼<text:span text:style-name="T4">
招呼</text:span>
<text:span text:style-name="T4">
<text:span text:style-name="T5">
*</text:span>
</text:span>
<text:span text:style-name="T4">
<text:span text:style-name="T5">
*</text:span>
 </text:span>
 <text:span text:style-name="T4">
 </text:span>
 <text:span text:style-name="T4">
步兵</text:span>
 **</text:a>
“第55个单独的炮兵旅“ Zaporizhzhya Sich”总是有效的。 谢谢你，战士!第59个单独的步兵旅以Yakovagandyuk的名字命名，就像最强大的!谢谢你!第74个单独的侦察营 - 谢谢勇士，”乌克兰国家负责人说。</text:p>
      <text:p text:style-name="P4">
反过来，他感谢乌克兰的第五个独立的Slobozhansky Brigadionitation Guard的士兵，他正在卢汉斯地区战斗，以及国防军的其他部队，“正如它应该在必要时保护阵地占领者。”</text:p>
      <text:p text:style-name="P4">
“谢谢你，我们的战士!让我们一起赢!荣耀对乌克兰，”泽伦斯基说。</text:p>
      <text:p text:style-name="P4">
News Source: <text:a xlink:type="simple" xlink:href="https://www.ukrinform.ua/rubric-polytics/3713304-kozen-zakordonnij-vizit-dae-ukraini-zmogu-stati-silnisou-zelenskij.html" text:style-name="Internet_20_link" text:visited-style-name="Visited_20_Internet_20_Link">
https://www.ukrinform.ua/rubric-polytics/3713304-kozen-zakordonnij-vizit-dae-ukraini-zmogu-stati-silnisou-zelenskij.html</text:a>
</text:p>
      <!--NEWS-->
      <text:h text:style-name="P10" text:outline-level="1">
<text:span text:style-name="T4">
美国选举：佛罗里达州州长空降将宣布参与赛车</text:span>
</text:h>
      <text:p text:style-name="P4">
作者: Ukrinform (Person)</text:p>
      <text:p text:style-name="P4">
出版商: Укринформ (Organization)</text:p>
      <text:p text:style-name="P4">
出版时间: 2023-05-23T23:17:00+03:00</text:p>
      <text:p text:style-name="P4">
修改时间: 2023-05-23T23:17:00+03:00</text:p>
      <text:p text:style-name="P4">
描述: 佛罗里达州州长共和党人罗恩·阿里亚尼斯（Ron Aryanis）将于明天晚上宣布参加共和党的入门，以使他在2024年选举中为美国总统竞选。  - 乌克林。</text:p>
      <text:p text:style-name="P4">
图片: ['<text:a xlink:type="simple" xlink:href="https://static.ukrinform.com/photos/2021_06/thumb_files/630_360_1624333429-183.jpeg" text:style-name="Internet_20_link" text:visited-style-name="Visited_20_Internet_20_Link">
630_360_16243...</text:a>
']</text:p>
      <text:p text:style-name="P4">
标签: ['Президент', 'Вибори у США', 'Праймеріз']</text:p>
      <text:p text:style-name="P4">
类型: Article</text:p>
      <!--METADATA-->
      <text:p text:style-name="P4">
<draw:frame draw:style-name="fr1" draw:name="Image189" text:anchor-type="as-char" svg:width="6.9236in" svg:height="3.956343in" draw:z-index="0">
<draw:image xlink:href="../Images/yкринформ/2023-05-23T23-17-00-03-00/630_360_1624333429-183.jpeg" xlink:type="simple" xlink:show="embed" xlink:actuate="onLoad" draw:mime-type="image/jpeg"/>
</draw:frame>
佛罗里达州州长共和党人罗恩·迪恩坦蒂斯(Ron Deantantis)明天将宣布参加共和党的入门书，以提名他在2024年为美国总统的候选人资格提名。</text:p>
      <text:p text:style-name="P4">
正如乌克林福姆报道了<text:a xlink:type="simple" xlink:href="https://www.foxnews.com/politics/florida-gov-ron-desantis-announce-candidacy-president-wednesday-twitter-sources" text:style-name="Internet_20_link" text:visited-style-name="Visited_20_Internet_20_Link">
</text:a>
他将在Twitter与亿万富翁Ilon面具交谈时宣布这一消息。</text:p>
      <text:p text:style-name="P4">
可以预期，与Demantis公告一起，将提交Dopherdred选举委员会的相关文件。</text:p>
      <text:p text:style-name="P4">
佛罗里达州州长的评级不如唐纳德的外国人<text:a xlink:type="simple" xlink:href="https://www.ukrinform.ua/tag-tramp" text:style-name="Internet_20_link" text:visited-style-name="Visited_20_Internet_20_Link">
</text:a>
，但在对共和党成员的调查中，它领先于其他可能的候选人。</text:p>
      <text:p text:style-name="P4">
<text:span text:style-name="T4">
另请阅读：</text:span>
 <text:a xlink:type="simple" xlink:href="https://www.ukrinform.ua/rubric-world/3710449-vibori-u-ssa-bajden-viperedzae-trampa-u-gipoteticnomu-drugomu-turi-na-6.html" text:style-name="Internet_20_link" text:visited-style-name="Visited_20_Internet_20_Link">
<text:span text:style-name="T4">
选择</text:span>
</text:a>
在特朗普的大力支持下，这位44岁的着陆点在2018年赢得了他在2018年担任州长的第一次选举。 与扩张不同，乌克兰在战争中的支持继续。</text:p>
      <text:p text:style-name="P4">
但是他成为一支独立的力量，建立了一个从海岸延伸到海岸的政治品牌。</text:p>
      <text:p text:style-name="P4">
News Source: <text:a xlink:type="simple" xlink:href="https://www.ukrinform.ua/rubric-world/3713302-vibori-u-ssa-gubernator-floridi-desantis-ogolosit-pro-svou-ucast-u-peregonah.html" text:style-name="Internet_20_link" text:visited-style-name="Visited_20_Internet_20_Link">
https://www.ukrinform.ua/rubric-world/3713302-vibori-u-ssa-gubernator-floridi-desantis-ogolosit-pro-svou-ucast-u-peregonah.html</text:a>
</text:p>
      <!--NEWS-->
      <text:h text:style-name="P10" text:outline-level="1">
<text:span text:style-name="T4">
在联合国理事会中的基斯利察（Kyslitsa）在粮食安全的背景下制定了俄罗斯战争的教训</text:span>
</text:h>
      <text:p text:style-name="P4">
作者: Ukrinform (Person)</text:p>
      <text:p text:style-name="P4">
出版商: Укринформ (Organization)</text:p>
      <text:p text:style-name="P4">
出版时间: 2023-05-23T23:19:00+03:00</text:p>
      <text:p text:style-name="P4">
修改时间: 2023-05-23T23:19:00+03:00</text:p>
      <text:p text:style-name="P4">
描述: 乌克兰的永久代表是联合国谢尔盖·基斯利特斯（Sergey Kyslytsia），周二在联合国议会上发表讲话，命名为俄罗斯的四个教训，在讨论粮食安全对武装冲突的依赖的背景下，这很有用。  - 乌克林。</text:p>
      <text:p text:style-name="P4">
图片: ['<text:a xlink:type="simple" xlink:href="https://static.ukrinform.com/photos/2023_05/thumb_files/630_360_1684872981-949.jpeg" text:style-name="Internet_20_link" text:visited-style-name="Visited_20_Internet_20_Link">
630_360_16848...</text:a>
']</text:p>
      <text:p text:style-name="P4">
标签: ['Експорт', 'Зерно', 'Кислиця', 'Радбез ООН', 'Війна з Росією', 'Продовольча безпека']</text:p>
      <text:p text:style-name="P4">
类型: Article</text:p>
      <!--METADATA-->
      <text:p text:style-name="P4">
<draw:frame draw:style-name="fr1" draw:name="Image190" text:anchor-type="as-char" svg:width="6.9236in" svg:height="3.956343in" draw:z-index="0">
<draw:image xlink:href="../Images/yкринформ/2023-05-23T23-19-00-03-00/630_360_1684872981-949.jpeg" xlink:type="simple" xlink:show="embed" xlink:actuate="onLoad" draw:mime-type="image/jpeg"/>
</draw:frame>
乌克兰在联合国谢尔基·基斯利特(Sergey Kislytsia)的常任代表在联合国理事会插入中发表讲话，命名为俄罗斯的四个教训，这可能是有用的“讨论粮食安全对武装冲突的依赖。</text:p>
      <text:p text:style-name="P4">
乌克林福姆在纽约报道了这一点。</text:p>
      <text:p text:style-name="P4">
首先，“饥荒仍然是侵略者工具包的重要因素，以征服他袭击的国家的防御能力，并在被占领地区镇压平民法规。”</text:p>
      <text:p text:style-name="P4">
他回忆说，从入侵莫斯科的开始，诉诸于封锁人道主义走廊，并进入周围和占领领土。</text:p>
      <text:p text:style-name="P4">
Ppred补充说：“饥饿也被用作对被占领地区和乌克兰战俘的被拘留者的酷刑。”</text:p>
      <text:p text:style-name="P4">
<text:span text:style-name="T4">
另请阅读：</text:span>
 <text:a xlink:type="simple" xlink:href="https://www.ukrinform.ua/rubric-economy/3713275-ugorsina-edina-kraina-aka-ne-vidklikala-odnostoronni-obmezenna-agrarnogo-importu-z-ukraini.html" text:style-name="Internet_20_link" text:visited-style-name="Visited_20_Internet_20_Link">
</text:a>
其次，侵略者试图以侵略的受害者的身份将全球食品问题转变为侵略受害者，并以受影响的国家和地区的需求为由。</text:p>
      <text:p text:style-name="P4">
为此，侵略者试图破坏多边倡议来应对危机，就俄罗斯战争而言，是黑海谷物。</text:p>
      <text:p text:style-name="P4">
第三，武装冲突导致“农业用地的矿山污染以及关键基础设施的破坏，这破坏了生产，分配和获取食品和水””。</text:p>
      <text:p text:style-name="P4">
<text:span text:style-name="T4">
另请阅读：</text:span>
 <text:a xlink:type="simple" xlink:href="https://www.ukrinform.ua/rubric-regions/3711362-osnovni-roboti-z-rozminuvanna-narazi-provodatsa-u-cotiroh-oblastah-dsns.html" text:style-name="Internet_20_link" text:visited-style-name="Visited_20_Internet_20_Link">
</text:a>
据他说，俄罗斯已将乌克兰变成了世界上最受污染的国家之一。 特别是，成千上万的矿山和其他爆炸物散布在乌克兰农业用地上，面积超过4700平方公里。</text:p>
      <text:p text:style-name="P4">
第四，以粉后的信念，<text:a xlink:type="simple" xlink:href="https://www.ukrinform.ua/tag-oon" text:style-name="Internet_20_link" text:visited-style-name="Visited_20_Internet_20_Link">
</text:a>
应在旨在克服战争对平民的后果的全球努力中发挥重要作用。</text:p>
      <text:p text:style-name="P4">
Kyslytsya从他的演讲中提醒了联合国秘书长古特雷斯的话，他几个小时前宣称：“战争意思是饥饿。”<text:span text:style-name="T4">
另请阅读：</text:span>
 <text:a xlink:type="simple" xlink:href="https://www.ukrinform.ua/rubric-economy/3700628-evropi-potribni-ukrainski-silskogospodarski-tovari-solskij.html" text:style-name="Internet_20_link" text:visited-style-name="Visited_20_Internet_20_Link">
</text:a>
根据基斯利特(Kislytsya)的说法，乌克兰并不是第一次反对克里姆林宫作为武器的做法。</text:p>
      <text:p text:style-name="P4">
他指出，今年是由斯大林政权造成的巨大饥荒成立90周年，该政权夺走了乌克兰数百万人民的生命。</text:p>
      <text:p text:style-name="P4">
Postdperd补充说：“这些痛苦的回忆现在是乌克兰对当代关系的抵制的​​主要来源之一。”</text:p>
      <text:p text:style-name="P4">
正如乌克林福姆(Ukrinform)报道的那样，周二，主持主席的联合国安理会举行了公开辩论，以保护武装冲突中的平民。 联合国秘书长，在其[]中讲话(https://www.ukrinform.ua/rubric-polytics/3713222-zahist-civilnih-u-zbrojnih-konfliktah-guterres-u-radbezi-oon-ne-zgadav-pro-zertvi-sered-ukrainciv.html)黑海倡议。 同时，演讲的很大一部分致力于保护苏丹，阿富汗，埃塞俄比亚，叙利亚的平民，如下关于执行黑海倡议的重要性和“对晋升相互了解的备忘录的重要性世界上俄罗斯产品和肥料的作品。”</text:p>
      <text:p text:style-name="P4">
News Source: <text:a xlink:type="simple" xlink:href="https://www.ukrinform.ua/rubric-economy/3713306-kislica-v-radbezi-oon-sformuluvav-uroki-rosijskoi-vijni-u-konteksti-prodovolcoi-bezpeki.html" text:style-name="Internet_20_link" text:visited-style-name="Visited_20_Internet_20_Link">
https://www.ukrinform.ua/rubric-economy/3713306-kislica-v-radbezi-oon-sformuluvav-uroki-rosijskoi-vijni-u-konteksti-prodovolcoi-bezpeki.html</text:a>
</text:p>
      <!--NEWS-->
      <text:h text:style-name="P10" text:outline-level="1">
<text:span text:style-name="T4">
Vereshchuk：到周末，IDP必须收到5月的债务付款</text:span>
</text:h>
      <text:p text:style-name="P4">
作者: Ukrinform (Person)</text:p>
      <text:p text:style-name="P4">
出版商: Укринформ (Organization)</text:p>
      <text:p text:style-name="P4">
出版时间: 2023-05-23T23:24:26+03:00</text:p>
      <text:p text:style-name="P4">
修改时间: 2023-05-23T23:24:26+03:00</text:p>
      <text:p text:style-name="P4">
描述: 到工作周结束时，内部流离失所者应在5月的债务上收取其付款。  - 乌克林。</text:p>
      <text:p text:style-name="P4">
图片: ['<text:a xlink:type="simple" xlink:href="https://static.ukrinform.com/photos/2023_05/thumb_files/630_360_1683807598-471.jpg" text:style-name="Internet_20_link" text:visited-style-name="Visited_20_Internet_20_Link">
630_360_16838...</text:a>
']</text:p>
      <text:p text:style-name="P4">
标签: ['Переселенці', 'Гроші', 'Верещук', 'Єдині новини']</text:p>
      <text:p text:style-name="P4">
类型: Article</text:p>
      <!--METADATA-->
      <text:p text:style-name="P4">
<draw:frame draw:style-name="fr1" draw:name="Image191" text:anchor-type="as-char" svg:width="6.9236in" svg:height="3.956343in" draw:z-index="0">
<draw:image xlink:href="../Images/yкринформ/2023-05-23T23-24-26-03-00/630_360_1683807598-471.jpg" xlink:type="simple" xlink:show="embed" xlink:actuate="onLoad" draw:mime-type="image/jpeg"/>
</draw:frame>
到工作周结束时，内部流离失所者应获得五月的付款。</text:p>
      <text:p text:style-name="P4">
乌克林福姆报道，Viceremier的 - 临时占领领土的重新融入伊琳娜·弗雷什丘克(Irina Vereshchuk)在Teletrius的“统一新闻”中告知了这一点，回答了有关IDP付款IDP债务的问题。</text:p>
      <text:p text:style-name="P4">
“(这是 -  ed。)对于5月的债务，在第二和第三付款期内。 5月12日，他是第二名，5月23日(第三名)。 在乌克兰总理的主席下提出了prapocode，决定立即筛选资金以偿还债务。 因此，本周，到工作周结束时，人们必须赚钱。”她说。</text:p>
      <text:p text:style-name="P4">
据她说，目前约有500万人在相关登记册中注册，即这些付款约250万。</text:p>
      <text:p text:style-name="P4">
<text:span text:style-name="T4">
另请阅读：</text:span>
 <text:a xlink:type="simple" xlink:href="https://www.ukrinform.ua/rubric-kyiv/3710945-kiivrada-zatverdila-perelik-zitla-dla-rozmisenna-pereselenciv.html" text:style-name="Internet_20_link" text:visited-style-name="Visited_20_Internet_20_Link">
<text:span text:style-name="T4">
流离失所</text:span>
</text:a>
在回答这个问题时，政府说，冬季和春季记录了30万新的国内流离失所者。 “今天是30万，这是新的国内流离失所者，并且收到了这些付款。”</text:p>
      <text:p text:style-name="P4">
另外，临时占领领土重新融合的部长指出，社会政策部目前正在提议确定给出这些付款的参数。</text:p>
      <text:p text:style-name="P4">
“因为有332号的相关决议，并且有一些人受薪资的约束。 现在，社会政策部提议进行紧急tsivplay，也就是说，必须确定将考虑IDP人员的数量，将其整合花费多少时间。 这是持续的讨论。 看来，这是必要的。”重返社会部负责人说。</text:p>
      <text:p text:style-name="P4">
但是，正如它所相信的<text:a xlink:type="simple" xlink:href="https://www.ukrinform.ua/tag-veresuk" text:style-name="Internet_20_link" text:visited-style-name="Visited_20_Internet_20_Link">
</text:a>
，一年中的人们必须拥有2022年的所有适当付款。</text:p>
      <text:p text:style-name="P4">
“我们将看到我们的讨论将结束什么，因为您确实需要很多钱。 当我们谈论300,000个额外的170亿(VPO- ed。)，这是一笔钱，需要在某个地方找到它们。 但是应该有正义 - 需要国家的帮助。”她说。</text:p>
      <text:p text:style-name="P4">
<text:span text:style-name="T4">
另请阅读：</text:span>
 <text:a xlink:type="simple" xlink:href="https://www.ukrinform.ua/rubric-society/3711666-pereselenci-j-veterani-mozut-otrimati-vaucer-na-navcanna-za-perelikom-profesij-minreintegracii.html" text:style-name="Internet_20_link" text:visited-style-name="Visited_20_Internet_20_Link">
<text:span text:style-name="T4">
流离失所</text:span>
</text:a>
</text:p>
      <text:p text:style-name="P4">
“也就是说，一个人离开，到达一个地方，需要6个月才能适应。 接下来是集成模式，即 - 工作，住房和其他所有内容。(它是对此提出的。)”</text:p>
      <text:p text:style-name="P4">
据报道，Vereshchuk告知<text:a xlink:type="simple" xlink:href="https://www.ukrinform.ua/rubric-society/3712902-socviplati-dla-pereselenciv-u-2023-roci-budut-zberezeni-veresuk.html" text:style-name="Internet_20_link" text:visited-style-name="Visited_20_Internet_20_Link">
</text:a>
</text:p>
      <text:p text:style-name="P4">
News Source: <text:a xlink:type="simple" xlink:href="https://www.ukrinform.ua/rubric-society/3713309-veresuk-do-kinca-tizna-vpo-maut-otrimati-viplati-po-zaborgovanostah-za-traven.html" text:style-name="Internet_20_link" text:visited-style-name="Visited_20_Internet_20_Link">
https://www.ukrinform.ua/rubric-society/3713309-veresuk-do-kinca-tizna-vpo-maut-otrimati-viplati-po-zaborgovanostah-za-traven.html</text:a>
</text:p>
      <!--NEWS-->
      <text:h text:style-name="P10" text:outline-level="1">
<text:span text:style-name="T4">
在基辅，在公共文件中介绍了第一张签名Simon Petliura</text:span>
</text:h>
      <text:p text:style-name="P4">
作者: Ukrinform (Person)</text:p>
      <text:p text:style-name="P4">
出版商: Укринформ (Organization)</text:p>
      <text:p text:style-name="P4">
出版时间: 2023-05-23T23:32:08+03:00</text:p>
      <text:p text:style-name="P4">
修改时间: 2023-05-23T23:32:08+03:00</text:p>
      <text:p text:style-name="P4">
描述: Mykola Lysenko博物馆介绍了西蒙·佩特利拉（Simon Petliura）的乌克兰革命政治的早期签名。  - 乌克林。</text:p>
      <text:p text:style-name="P4">
图片: ['<text:a xlink:type="simple" xlink:href="https://static.ukrinform.com/photos/2023_05/thumb_files/630_360_1684869168-3017.jpeg" text:style-name="Internet_20_link" text:visited-style-name="Visited_20_Internet_20_Link">
630_360_16848...</text:a>
', '<text:a xlink:type="simple" xlink:href="https://static.ukrinform.com/photos/2023_05/thumb_files/630_360_1684869174-7386.jpeg" text:style-name="Internet_20_link" text:visited-style-name="Visited_20_Internet_20_Link">
630_360_16848...</text:a>
', '<text:a xlink:type="simple" xlink:href="https://static.ukrinform.com/photos/2023_05/thumb_files/630_360_1684869168-7941.jpeg" text:style-name="Internet_20_link" text:visited-style-name="Visited_20_Internet_20_Link">
630_360_16848...</text:a>
', '<text:a xlink:type="simple" xlink:href="https://static.ukrinform.com/photos/2023_05/thumb_files/630_360_1684869168-7673.jpeg" text:style-name="Internet_20_link" text:visited-style-name="Visited_20_Internet_20_Link">
630_360_16848...</text:a>
', '<text:a xlink:type="simple" xlink:href="https://static.ukrinform.com/photos/2023_05/thumb_files/630_360_1684869168-8401.jpeg" text:style-name="Internet_20_link" text:visited-style-name="Visited_20_Internet_20_Link">
630_360_16848...</text:a>
', '<text:a xlink:type="simple" xlink:href="https://static.ukrinform.com/photos/2023_05/thumb_files/630_360_1684869168-9295.jpeg" text:style-name="Internet_20_link" text:visited-style-name="Visited_20_Internet_20_Link">
630_360_16848...</text:a>
', '<text:a xlink:type="simple" xlink:href="https://static.ukrinform.com/photos/2023_05/thumb_files/630_360_1684869168-1262.jpeg" text:style-name="Internet_20_link" text:visited-style-name="Visited_20_Internet_20_Link">
630_360_16848...</text:a>
', '<text:a xlink:type="simple" xlink:href="https://static.ukrinform.com/photos/2023_05/thumb_files/630_360_1684869174-5853.jpeg" text:style-name="Internet_20_link" text:visited-style-name="Visited_20_Internet_20_Link">
630_360_16848...</text:a>
', '<text:a xlink:type="simple" xlink:href="https://static.ukrinform.com/photos/2023_05/thumb_files/630_360_1684869174-1707.jpeg" text:style-name="Internet_20_link" text:visited-style-name="Visited_20_Internet_20_Link">
630_360_16848...</text:a>
', '<text:a xlink:type="simple" xlink:href="https://static.ukrinform.com/photos/2023_05/thumb_files/630_360_1684869174-9235.jpeg" text:style-name="Internet_20_link" text:visited-style-name="Visited_20_Internet_20_Link">
630_360_16848...</text:a>
', '<text:a xlink:type="simple" xlink:href="https://static.ukrinform.com/photos/2023_05/thumb_files/630_360_1684869174-4272.jpeg" text:style-name="Internet_20_link" text:visited-style-name="Visited_20_Internet_20_Link">
630_360_16848...</text:a>
', '<text:a xlink:type="simple" xlink:href="https://static.ukrinform.com/photos/2023_05/thumb_files/630_360_1684869175-1131.jpeg" text:style-name="Internet_20_link" text:visited-style-name="Visited_20_Internet_20_Link">
630_360_16848...</text:a>
', '<text:a xlink:type="simple" xlink:href="https://static.ukrinform.com/photos/2023_05/thumb_files/630_360_1684869175-6034.jpeg" text:style-name="Internet_20_link" text:visited-style-name="Visited_20_Internet_20_Link">
630_360_16848...</text:a>
', '<text:a xlink:type="simple" xlink:href="https://static.ukrinform.com/photos/2023_05/thumb_files/630_360_1684869175-5476.jpeg" text:style-name="Internet_20_link" text:visited-style-name="Visited_20_Internet_20_Link">
630_360_16848...</text:a>
', '<text:a xlink:type="simple" xlink:href="https://static.ukrinform.com/photos/2023_05/thumb_files/630_360_1684869175-1278.jpeg" text:style-name="Internet_20_link" text:visited-style-name="Visited_20_Internet_20_Link">
630_360_16848...</text:a>
']</text:p>
      <text:p text:style-name="P4">
标签: ['Історія', 'Виставка', 'Петлюра', 'Документи']</text:p>
      <text:p text:style-name="P4">
类型: Article</text:p>
      <!--METADATA-->
      <text:p text:style-name="P4">
<draw:frame draw:style-name="fr1" draw:name="Image192" text:anchor-type="as-char" svg:width="6.9236in" svg:height="3.956343in" draw:z-index="0">
<draw:image xlink:href="../Images/yкринформ/2023-05-23T23-32-08-03-00/630_360_1684869168-3017.jpeg" xlink:type="simple" xlink:show="embed" xlink:actuate="onLoad" draw:mime-type="image/jpeg"/>
</draw:frame>
Mykola Lysenko的Ubank博物馆提出了西蒙·佩特利拉(Simon Petliura)乌克兰革命的早期亲笔签名政策，该政策在作曲家音乐创造力成立35周年之际，在多利森科(Dolisenko)的热情讲话中指出。</text:p>
      <text:p text:style-name="P4">
这是乌克利福通讯员的报道。“这是佩特利拉(Petliura)最早的签名之一，也许是第一个公共建筑。西蒙·佩特里拉(Simon Petliura)老师。“今天是独一无二的，因为它是在文化文件上。它还证实了佩特里拉(Petliura)和乌克兰音乐是相关的现象，”  - 称为乌克兰考古研究所的科学员工。 Mikhail Hrushevsky Tina Peresunko。</text:p>
      <text:p text:style-name="P4">
据她说，他于1903年12月从库班发给佩特利拉(Petliura)，由于俄罗斯宪兵所迫害，延迟了革命活动。</text:p>
      <text:p text:style-name="P4">
<text:span text:style-name="T4">
另请阅读：</text:span>
 <text:a xlink:type="simple" xlink:href="https://www.ukrinform.ua/rubric-regions/3713284-na-lvivsini-v-rodinnomu-maetku-evgena-konovalca-vidznacili-den-geroiv.html" text:style-name="Internet_20_link" text:visited-style-name="Visited_20_Internet_20_Link">
</text:a>
“我们认为佩特利拉是一个政治和军事人物。但是这种文化在他一生中的重要地位。他在斯基尔普卡上唱歌很好，他是波尔塔瓦神学院的一名学生合唱团。“击败了门槛，”禁止俄罗斯审查，”研究人员说。</text:p>
      <text:p text:style-name="P4">
据历史学家安德烈·鲁卡斯(Andrei Rukkas)说，正是乌克兰歌曲使Petliura Joyaman和目录的负责人。</text:p>
      <text:p text:style-name="P4">
“他的弟弟亚历山大在记忆中说，即使是学习竞标学校(在神学院之前)，西蒙最喜欢上课，因为老师教乌克兰歌曲。 而且，据他的兄弟说，是歌手对西蒙·瓦西利耶夫(Simon Vasilyevich)的影响最大，因此我们欠他，酋长和目录的负责人。”</text:p>
      <text:p text:style-name="P4">
同时研究人员<text:a xlink:type="simple" xlink:href="https://www.ukrinform.ua/tag-istoria" text:style-name="Internet_20_link" text:visited-style-name="Visited_20_Internet_20_Link">
</text:a>
乌克兰人Kubanidmitro White指出，随着Petliura的签名，20世纪初期，Kuban政治人物的权威同样重要。 特别是，在63个典范中，有Mykola Ryabovil，Stepan Eraastov，Stepan Manzhula，Ivan Rotar，Vladimir Skidan。</text:p>
      <text:p text:style-name="P4">
<text:span text:style-name="T4">
另请阅读：</text:span>
 <text:a xlink:type="simple" xlink:href="https://www.ukrinform.ua/rubric-society/3708197-zaluznomu-podaruvali-vidtvorenu-visivanku-banderi-u-stili-military.html" text:style-name="Internet_20_link" text:visited-style-name="Visited_20_Internet_20_Link">
<text:span text:style-name="T4">
 bandera </text:span>
</text:a>
根据组织者的说法，由于博物馆的股票收藏，该文件从未出现。在活动期间，他还听到了伊万·弗兰科(Ivan Franko)的话语“不建立日”的浪漫史以及由基辅音乐学院第四课的学生表演的莱森科音乐。 R M。 耀眼的阿德尔·舒鲁伯拉(Adel Shurubura)。</text:p>
      <text:p text:style-name="P4">
News Source: <text:a xlink:type="simple" xlink:href="https://www.ukrinform.ua/rubric-kyiv/3713311-u-kievi-prezentuvali-persij-avtograf-simona-petluri-na-publicnomu-dokumenti.html" text:style-name="Internet_20_link" text:visited-style-name="Visited_20_Internet_20_Link">
https://www.ukrinform.ua/rubric-kyiv/3713311-u-kievi-prezentuvali-persij-avtograf-simona-petluri-na-publicnomu-dokumenti.html</text:a>
</text:p>
      <!--NEWS-->
      <text:h text:style-name="P10" text:outline-level="1">
<text:span text:style-name="T4">
在Melitopol，入侵者从基座坦克纪念碑中移走</text:span>
</text:h>
      <text:p text:style-name="P4">
作者: Ukrinform (Person)</text:p>
      <text:p text:style-name="P4">
出版商: Укринформ (Organization)</text:p>
      <text:p text:style-name="P4">
出版时间: 2023-05-23T23:35:00+03:00</text:p>
      <text:p text:style-name="P4">
修改时间: 2023-05-23T23:35:00+03:00</text:p>
      <text:p text:style-name="P4">
描述: 在临时占领的梅利托波尔（Melitopol）以恢复和恢复机制中，派出了一个坦克。  - 乌克林。</text:p>
      <text:p text:style-name="P4">
图片: ['<text:a xlink:type="simple" xlink:href="https://static.ukrinform.com/photos/2023_05/thumb_files/630_360_1684873820-373.jpg" text:style-name="Internet_20_link" text:visited-style-name="Visited_20_Internet_20_Link">
630_360_16848...</text:a>
']</text:p>
      <text:p text:style-name="P4">
标签: ['Мелітополь', "Пам'ятник", 'Танк', 'Федоров']</text:p>
      <text:p text:style-name="P4">
类型: Article</text:p>
      <!--METADATA-->
      <text:p text:style-name="P4">
<draw:frame draw:style-name="fr1" draw:name="Image193" text:anchor-type="as-char" svg:width="6.9236in" svg:height="3.956343in" draw:z-index="0">
<draw:image xlink:href="../Images/yкринформ/2023-05-23T23-35-00-03-00/630_360_1684873820-373.jpg" xlink:type="simple" xlink:show="embed" xlink:actuate="onLoad" draw:mime-type="image/jpeg"/>
</draw:frame>
类似地占领了Melitopol，以恢复和恢复机制来赎回坦克。</text:p>
      <text:p text:style-name="P4">
关于<text:a xlink:type="simple" xlink:href="https://t.me/ivan_fedorov_melitopol/2076" text:style-name="Internet_20_link" text:visited-style-name="Visited_20_Internet_20_Link">
</text:a>
乌克林福姆报道说，梅利托波尔·伊万·费多罗夫(Melitopol Ivan Fedorov)的城市主席报道。</text:p>
      <text:p text:style-name="P4">
“乌克兰军队收到“豹子”和“艾布拉姆斯”，而Melitopolyn恢复和恢复机制的占领者则被发送<text:a xlink:type="simple" xlink:href="https://www.ukrinform.ua/tag-tank" text:style-name="Internet_20_link" text:visited-style-name="Visited_20_Internet_20_Link">
</text:a>
费多罗夫写道：“一座站在基座上半个世纪的纪念碑。”</text:p>
      <text:p text:style-name="P4">
据他说，目前尚不清楚这是否是具有“类似物”技术的新水平的安全人员，还是“现象已经在寻找交通工具”。 但是他警告说：“无法恢复阿富汗人纪念馆的BRDM。”</text:p>
      <text:p text:style-name="P4">
<text:span text:style-name="T4">
另请阅读：</text:span>
 <text:a xlink:type="simple" xlink:href="https://www.ukrinform.ua/rubric-regions/3709108-u-kafe-okupovanogo-melitopola-divcina-zirvala-rosijskij-trikolor.html" text:style-name="Internet_20_link" text:visited-style-name="Visited_20_Internet_20_Link">
<text:span text:style-name="T4">
 melitopol </text:span>
</text:a>
据报道，今年1月，俄罗斯入侵者拆除了安装在中央种植者的塔拉斯·舍申科的纪念碑。</text:p>
      <text:p text:style-name="P4">
News Source: <text:a xlink:type="simple" xlink:href="https://www.ukrinform.ua/rubric-regions/3713312-u-melitopoli-zagarbniki-znali-z-postamentu-tankpamatnik.html" text:style-name="Internet_20_link" text:visited-style-name="Visited_20_Internet_20_Link">
https://www.ukrinform.ua/rubric-regions/3713312-u-melitopoli-zagarbniki-znali-z-postamentu-tankpamatnik.html</text:a>
</text:p>
      <!--NEWS-->
      <text:h text:style-name="P10" text:outline-level="1">
<text:span text:style-name="T4">
与曲棍球季后赛的决心参与者</text:span>
</text:h>
      <text:p text:style-name="P4">
作者: Ukrinform (Person)</text:p>
      <text:p text:style-name="P4">
出版商: Укринформ (Organization)</text:p>
      <text:p text:style-name="P4">
出版时间: 2023-05-23T23:37:29+03:00</text:p>
      <text:p text:style-name="P4">
修改时间: 2023-05-23T23:37:29+03:00</text:p>
      <text:p text:style-name="P4">
描述: 在小组赛的最后一轮中，确定了两名季后赛参与者。  - 乌克林。</text:p>
      <text:p text:style-name="P4">
图片: ['<text:a xlink:type="simple" xlink:href="https://static.ukrinform.com/photos/2023_05/thumb_files/630_360_1684874081-167.jpg" text:style-name="Internet_20_link" text:visited-style-name="Visited_20_Internet_20_Link">
630_360_16848...</text:a>
']</text:p>
      <text:p text:style-name="P4">
标签: ['Чемпіонат світу з хокею', 'хокей']</text:p>
      <text:p text:style-name="P4">
类型: Article</text:p>
      <!--METADATA-->
      <text:p text:style-name="P4">
<draw:frame draw:style-name="fr1" draw:name="Image194" text:anchor-type="as-char" svg:width="6.9236in" svg:height="3.956343in" draw:z-index="0">
<draw:image xlink:href="../Images/yкринформ/2023-05-23T23-37-29-03-00/630_360_1684874081-167.jpg" xlink:type="simple" xlink:show="embed" xlink:actuate="onLoad" draw:mime-type="image/jpeg"/>
</draw:frame>
小组赛的最后一轮由两个季后赛确定。</text:p>
      <text:p text:style-name="P4">
在精英师的曲棍球世界锦标赛上，所有床垫都结束了。 乌克利福姆报道，根据比赛的这一部分的结果，确定了桩的参与者。</text:p>
      <text:p text:style-name="P4">
今年在精英师举行的曲棍球锦标赛在拉脱维亚塔夫兰德举行。 该级别的竞赛参与者是16支球队，由8位参与者分为两个球队。 小组赛结束后，每个小组的最后一支球队都被精英分区切断，而四个球队最好进入季后赛。</text:p>
      <text:p text:style-name="P4">
根据2023年世界杯足球杯的六轮比赛的结果，两支国家队被释放到下级和六个季后赛参与者中。 匈牙利和斯洛文尼亚，美国，瑞典，塔夫兰，保证了A组中的前三个位置以及瑞士，捷克共和国和加拿大的A组</text:p>
      <text:p text:style-name="P4">
在小组赛的最后一轮比赛中，又确定了两个季后赛：德国以5-0击败了法国，并保证了季后赛。 取而代之的是，斯洛伐克绕开了斯洛伐克，在对阵瑞士的比赛中得分。 结果，这些国家队的比赛在主要时间以3：3的平局结束，并允许拉脱维亚进入季后赛，在加时赛中，拉脱维亚人赢得了比赛，并在小组中获得了第三次摘要。</text:p>
      <text:p text:style-name="P4">
<text:span text:style-name="T4">
 <text:span text:style-name="T5">
四分之一决赛(比赛将于5月25日举行)：</text:span>
 </text:span>
</text:p>
      <text:p text:style-name="P4">
美国是捷克共和国</text:p>
      <text:p text:style-name="P4">
瑞士是德国</text:p>
      <text:p text:style-name="P4">
瑞典 - 拉脱维亚</text:p>
      <text:p text:style-name="P4">
加拿大是芬兰</text:p>
      <text:p text:style-name="P4">
<text:span text:style-name="T4">
另请阅读：</text:span>
 <text:a xlink:type="simple" xlink:href="https://www.ukrinform.ua/rubric-sports/3713099-cs2023-z-hokeu-nimeccina-vijsla-do-cvertfinalu-rozgromivsi-franciu.html" text:style-name="Internet_20_link" text:visited-style-name="Visited_20_Internet_20_Link">
<text:span text:style-name="T4">
曲棍球</text:span>
</text:a>
据乌克林福姆报道，英国和波兰在课堂上有所增加，该课堂分别在IA组中排名第一和第二。</text:p>
      <text:p text:style-name="P4">
照片：盖蒂图像</text:p>
      <text:p text:style-name="P4">
News Source: <text:a xlink:type="simple" xlink:href="https://www.ukrinform.ua/rubric-sports/3713313-viznacilisa-ucasniki-plejof-cs-z-hokeu.html" text:style-name="Internet_20_link" text:visited-style-name="Visited_20_Internet_20_Link">
https://www.ukrinform.ua/rubric-sports/3713313-viznacilisa-ucasniki-plejof-cs-z-hokeu.html</text:a>
</text:p>
      <!--NEWS-->
      <text:h text:style-name="P10" text:outline-level="1">
<text:span text:style-name="T4">
SBU暴露了一家在沃尔林的公司，该公司向俄罗斯提供了潜艇</text:span>
</text:h>
      <text:p text:style-name="P4">
作者: Ukrinform (Person)</text:p>
      <text:p text:style-name="P4">
出版商: Укринформ (Organization)</text:p>
      <text:p text:style-name="P4">
出版时间: 2023-05-23T23:40:00+03:00</text:p>
      <text:p text:style-name="P4">
修改时间: 2023-05-23T23:40:00+03:00</text:p>
      <text:p text:style-name="P4">
描述: 乌克兰的安全局暴露了向俄罗斯提供附件生产潜艇的公司。  - 乌克林。</text:p>
      <text:p text:style-name="P4">
图片: ['<text:a xlink:type="simple" xlink:href="https://static.ukrinform.com/photos/2023_05/thumb_files/630_360_1684833890-387.jpeg" text:style-name="Internet_20_link" text:visited-style-name="Visited_20_Internet_20_Link">
630_360_16848...</text:a>
']</text:p>
      <text:p text:style-name="P4">
标签: ['СБУ', 'Волинь', 'Війна з Росією']</text:p>
      <text:p text:style-name="P4">
类型: Article</text:p>
      <!--METADATA-->
      <text:p text:style-name="P4">
<draw:frame draw:style-name="fr1" draw:name="Image195" text:anchor-type="as-char" svg:width="6.9236in" svg:height="3.956343in" draw:z-index="0">
<draw:image xlink:href="../Images/yкринформ/2023-05-23T23-40-00-03-00/630_360_1684833890-387.jpeg" xlink:type="simple" xlink:show="embed" xlink:actuate="onLoad" draw:mime-type="image/jpeg"/>
</draw:frame>
乌克兰的服务暴露了该公司向俄罗斯提供附件以生产潜艇的公司。</text:p>
      <text:p text:style-name="P4">
正如Ukrinform报道的那样，SBU报告<text:a xlink:type="simple" xlink:href="https://t.me/SBUkr/8404" text:style-name="Internet_20_link" text:visited-style-name="Visited_20_Internet_20_Link">
</text:a>
在特殊服务中强调的是，在设备组织中强调了沃尔林地区的一家公司的负责人，该公司生产了高科技产品。</text:p>
      <text:p text:style-name="P4">
这些产品用于生产重型设备，包括工作人员。 正是这些稀有产品被出售给俄罗斯联邦。</text:p>
      <text:p text:style-name="P4">
正如SBU所强调的那样，恶性因素涉及一家欧洲国家领土的会员公司，以掩盖非法活动。 据记录，该公司的负责人与LDNR恐怖组织合作。</text:p>
      <text:p text:style-name="P4">
根据该计划，外国商业结构购买了据称满足其需求的乌克兰工厂的产品，然后运送了最终客户。</text:p>
      <text:p text:style-name="P4">
根据可用数据，从经销商的全面入侵开始时，已经出口了将近200,000个关键产品。</text:p>
      <text:p text:style-name="P4">
期间 <text:a xlink:type="simple" xlink:href="https://www.ukrinform.ua/tag-obsuk" text:style-name="Internet_20_link" text:visited-style-name="Visited_20_Internet_20_Link">
 </text:a>
在所涉及人员的生产和压缩时：计算机设备，手机是具有非法活动证据的IDOCOMENTE； 通过犯罪获得的钱。</text:p>
      <text:p text:style-name="P4">
在SBU调查人员根据《艺术》第4部分发起的刑事诉讼框架内。 乌克兰刑法的111-1(与侵略国合作进行经济活动的服务)，正在采取全面的措施来确定犯罪的所有情况并起诉肇事者。</text:p>
      <text:p text:style-name="P4">
<text:span text:style-name="T4">
另请阅读：</text:span>
 <text:a xlink:type="simple" xlink:href="https://www.ukrinform.ua/rubric-society/3711803-sbu-vikrila-v-ukraini-se-12-prorosijskih-agitatoriv.html" text:style-name="Internet_20_link" text:visited-style-name="Visited_20_Internet_20_Link">
<text:span text:style-name="T4">
暴露</text:span>
</text:a>
特别是，计划对沃尔林企业制造商负责人的怀疑。</text:p>
      <text:p text:style-name="P4">
该调查是由区域检察官办公室保存领导层的SBU工作人员进行的。</text:p>
      <text:p text:style-name="P4">
当他们添加到<text:a xlink:type="simple" xlink:href="https://www.gp.gov.ua/ua/posts/volinski-pravooxoronci-vikrili-sxemu-postacannya-v-rosiyu-unikalnix-zapcastin-do-spectexniki" text:style-name="Internet_20_link" text:visited-style-name="Visited_20_Internet_20_Link">
</text:a>
 <text:a xlink:type="simple" xlink:href="https://www.gp.gov.ua/ua/posts/volinski-pravooxoronci-vikrili-sxemu-postacannya-v-rosiyu-unikalnix-zapcastin-do-spectexniki" text:style-name="Internet_20_link" text:visited-style-name="Visited_20_Internet_20_Link">
</text:a>
为实施犯罪设备的实施而批准了该判决的资本企业负责人。正如乌克林福姆报道的<text:a xlink:type="simple" xlink:href="https://www.ukrinform.ua/rubric-regions/3711856-sered-vlasnikiv-obekta-kriticnoi-infrastrukturi-na-rivnensini-buli-rosiani-policia.html" text:style-name="Internet_20_link" text:visited-style-name="Visited_20_Internet_20_Link">
</text:a>
在俄罗斯联邦公民的关键基础设施的对象拥有的企业所有者中找到。</text:p>
      <text:p text:style-name="P4">
News Source: <text:a xlink:type="simple" xlink:href="https://www.ukrinform.ua/rubric-ato/3712992-sbu-vikrila-na-volini-kompaniu-aka-postacala-v-rosiu-komplektuuci-dla-pidvodnih-covniv.html" text:style-name="Internet_20_link" text:visited-style-name="Visited_20_Internet_20_Link">
https://www.ukrinform.ua/rubric-ato/3712992-sbu-vikrila-na-volini-kompaniu-aka-postacala-v-rosiu-komplektuuci-dla-pidvodnih-covniv.html</text:a>
</text:p>
      <!--NEWS-->
      <text:h text:style-name="P10" text:outline-level="1">
<text:span text:style-name="T4">
由于辛弗罗尔地区的铁路“爆炸”，入侵者绑架了克里米亚人寻找“有罪”</text:span>
</text:h>
      <text:p text:style-name="P4">
作者: ['АРМІЯINFORM']</text:p>
      <text:p text:style-name="P4">
时间: 2023-05-23T24:00:00-04:00</text:p>
      <text:p text:style-name="P4">
描述: 关于为乌克兰人，德米特罗人民的权利，至高无上的主权...与乌克兰2022年的战争，与乌克兰的战争是今天的最新新闻，《与乌克兰2022年的新闻战》是今天的最后一场新闻乌克兰和俄罗斯之间会发生战争吗？当与乌克兰与乌克兰的战争在不久的将来与乌克兰发生战争，他们说，与乌克兰与乌克兰的战争，今天，乌克兰新闻，乌克兰新闻，乌克兰新闻在俄罗斯的乌克兰媒体</text:p>
      <text:p text:style-name="P4">
图片: ['<text:a xlink:type="simple" xlink:href="https://armyinform.com.ua/wp-content/uploads/2021/03/krym-2.jpg" text:style-name="Internet_20_link" text:visited-style-name="Visited_20_Internet_20_Link">
krym-2.jpg</text:a>
']</text:p>
      <text:p text:style-name="P4">
标签: ['ДМИТРО ЛУБІНЕЦЬ', 'КРИМ']</text:p>
      <text:p text:style-name="P4">
类别: News</text:p>
      <!--METADATA-->
      <text:p text:style-name="P4">
<draw:frame draw:style-name="fr1" draw:name="Image196" text:anchor-type="as-char" svg:width="6.9236in" svg:height="3.956343in" draw:z-index="0">
<draw:image xlink:href="../Images/AРМІЯINFORM/2023-05-23T24-00-00-04-00/krym-2.jpg" xlink:type="simple" xlink:show="embed" xlink:actuate="onLoad" draw:mime-type="image/jpeg"/>
</draw:frame>
照片说明性</text:p>
      <text:p text:style-name="P4">
关于它，乌克兰人权Dmitry Lubinets的Verkhovna Rada专员<text:a xlink:type="simple" xlink:href="https://t.me/dmytro_lubinetzs/2507" text:style-name="Internet_20_link" text:visited-style-name="Visited_20_Internet_20_Link">
报告</text:a>
在电报中。</text:p>
      <text:p text:style-name="P4">
“ 5月18日至19日晚上，距离基洛夫斯克村不远，俄罗斯DPS的雇员拘留了29岁的克里米亚塔塔尔·曼贝斯·阿桑·奥斯塔。 他们将男子带到俄罗斯联邦内政部，以制定一项保险行政协议，并承诺将他归还留下的汽车。 同时，俄罗斯人没有这样做，而是因为正式的产出，在等待大众小巴和用军事形式的面具的人们带出曼贝斯。 他们袭击了那个男人，被绑在车里并有力地种植在车上。对于被绑架的版本，他被带到辛菲罗尔(Simferopol)，在一个未知的公寓中，他开始询问该男子与乌克兰的关系以及对乌克兰的关系和对村庄村庄的损害。 Puretsenko，Simforopol District。 毕竟，5月18日上午发生了一次爆炸，这就是为什么一些带有谷物的汽车从轨道上脱落的原因。 半岛的占领指控乌克兰发生了这一事件。 军事形式的人们继续威胁到克里米亚塔塔尔的大屠杀，倾向于签署未知文件。 他们还希望Mambeth通过测谎仪，但该男子拒绝了。</text:p>
      <text:p text:style-name="P4">
我想指出的是，自从2014年2月占领克里米亚以来，俄罗斯联邦侵犯了乌克兰公民的权利。 绑架人，违法，捏造的案件，剥夺公正法院的权利是应惩罚_r_轴的罪行。</text:p>
      <ul>
        <li>
今天，有181人是通过溢价和/或以宗教动机的事务在克里米亚和俄罗斯非法持有的。</li>
      </ul>
      <text:p text:style-name="P4">
根据国际法规则，俄罗斯有义务立即停止tzlochyna。</text:p>
      <text:p text:style-name="P4">
News Source: <text:a xlink:type="simple" xlink:href="https://armyinform.com.ua/2023/05/23/okupanty-vykradayut-krymcziv-u-poshukah-vynnyh-cherez-pidryv-zaliznyczi-u-simferopolskomu-rajoni/" text:style-name="Internet_20_link" text:visited-style-name="Visited_20_Internet_20_Link">
https://armyinform.com.ua/2023/05/23/okupanty-vykradayut-krymcziv-u-poshukah-vynnyh-cherez-pidryv-zaliznyczi-u-simferopolskomu-rajoni/</text:a>
</text:p>
      <!--NEWS-->
      <text:h text:style-name="P10" text:outline-level="1">
<text:span text:style-name="T4">
到了晚上，俄罗斯人袭击了乌克兰沙赫达，我们所有的防空被杀</text:span>
</text:h>
      <text:p text:style-name="P4">
作者: ['АРМІЯINFORM']</text:p>
      <text:p text:style-name="P4">
时间: 2023-05-23T25:00:00-04:00</text:p>
      <text:p text:style-name="P4">
描述: 关于ZS乌克兰人的总部。 “ Chotirist P'atyy诞生了……与乌克兰2022的战争，与乌克兰的战争是今天的最新消息，今天与乌克兰2022的战争是今天的最后一场，乌克兰和俄罗斯之间的战争是否会发生战争他们说，与乌克兰与乌克兰的战争将与否，他们说，在不久的将来，将与乌克兰发生战争，他们说，今天与乌克兰的战争，今天的乌克兰新闻，乌克兰新闻，乌克兰媒体在俄罗斯的乌克兰新闻</text:p>
      <text:p text:style-name="P4">
图片: ['<text:a xlink:type="simple" xlink:href="https://armyinform.com.ua/wp-content/uploads/2023/03/2799375.jpg" text:style-name="Internet_20_link" text:visited-style-name="Visited_20_Internet_20_Link">
2799375.jpg</text:a>
']</text:p>
      <text:p text:style-name="P4">
标签: ['SHAHED', 'STOPRUSSIA', 'АГРЕСІЯ РФ', 'БПЛА', 'ВТОРГНЕННЯ РФ', 'ГШ ЗСУ']</text:p>
      <text:p text:style-name="P4">
类别: News</text:p>
      <!--METADATA-->
      <text:p text:style-name="P4">
<draw:frame draw:style-name="fr1" draw:name="Image197" text:anchor-type="as-char" svg:width="6.9236in" svg:height="4.944604in" draw:z-index="0">
<draw:image xlink:href="../Images/AРМІЯINFORM/2023-05-23T25-00-00-04-00/2799375.jpg" xlink:type="simple" xlink:show="embed" xlink:actuate="onLoad" draw:mime-type="image/jpeg"/>
</draw:frame>
照片 - 刑事工具<text:span text:style-name="T4">
🔥俄罗斯入侵的情况</text:span>
</text:p>
      <text:p text:style-name="P4">
关于它<text:a xlink:type="simple" xlink:href="https://www.facebook.com/GeneralStaff.ua/posts/pfbid02uuxbGrs1ZsWkrdKsRJM3rrAGoUvYwcurC87hbNYLxP1fJsqaV1fwnngvUW5KB1M6l" text:style-name="Internet_20_link" text:visited-style-name="Visited_20_Internet_20_Link">
报告</text:a>
乌克兰武装部队的总参谋部。</text:p>
      <text:p text:style-name="P4">
“俄罗斯对乌克兰联邦的大规模武装侵略的四十五十四天开始了。 俄罗斯联邦继续成为入侵战争，不再停止罢工，只开火，而是民用物体。</text:p>
      <text:p text:style-name="P4">
之前。 今晚，敌人过去最多打了4个“ shahmed”，全部停止了。</text:p>
      <text:p text:style-name="P4">
在最后一天，敌人总共击中了20次火箭。 在Dnipropetrovsk的城市，Zaporizhhya和Kharkiv地区使用了空气基础的Krylatirakets，弹道导弹“ Iskander-M”和C-300的防空导弹。 此外，他还采用了48架飞机打击，由Shira的无人机“ Shahd”使用。</text:p>
      <text:p text:style-name="P4">
此外，他对我们部队和定居点部署的凌空火灾的反应系统进行了大约90架炮击。 维持和平人员，住宅公寓楼，私人住宅，幼儿园和其他平民基础设施之间受伤。</text:p>
      <text:p text:style-name="P4">
消息说：“乌克兰在整个乌克兰进行进一步的导弹和航空罢工的可能性很高。”</text:p>
      <text:p text:style-name="P4">
News Source: <text:a xlink:type="simple" xlink:href="https://armyinform.com.ua/2023/05/23/vnochi-rosiyany-atakuvaly-ukrayinu-shahedamy-usi-zbyla-nasha-ppo/" text:style-name="Internet_20_link" text:visited-style-name="Visited_20_Internet_20_Link">
https://armyinform.com.ua/2023/05/23/vnochi-rosiyany-atakuvaly-ukrayinu-shahedamy-usi-zbyla-nasha-ppo/</text:a>
</text:p>
      <!--NEWS-->
      <text:h text:style-name="P10" text:outline-level="1">
<text:span text:style-name="T4">
轻率的人继续对巴赫穆特（Bakhmut）采取进攻行动，该城市的战斗继续</text:span>
</text:h>
      <text:p text:style-name="P4">
作者: ['АРМІЯINFORM']</text:p>
      <text:p text:style-name="P4">
时间: 2023-05-23T26:00:00-04:00</text:p>
      <text:p text:style-name="P4">
描述: 关于ZS乌克兰人的总部。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5/346602943_930746711458657_3803960496336145141_n-1.jpg" text:style-name="Internet_20_link" text:visited-style-name="Visited_20_Internet_20_Link">
346602943_930746711458657_3803960496336145141_n-1.jpg</text:a>
']</text:p>
      <text:p text:style-name="P4">
标签: []</text:p>
      <text:p text:style-name="P4">
类别: News</text:p>
      <!--METADATA-->
      <text:p text:style-name="P4">
<draw:frame draw:style-name="fr1" draw:name="Image198" text:anchor-type="as-char" svg:width="6.9236in" svg:height="4.622945in" draw:z-index="0">
<draw:image xlink:href="../Images/AРМІЯINFORM/2023-05-23T26-00-00-04-00/346602943_930746711458657_3803960496336145141_n-1.jpg" xlink:type="simple" xlink:show="embed" xlink:actuate="onLoad" draw:mime-type="image/jpeg"/>
</draw:frame>
说明性照片<text:span text:style-name="T4">
🔥俄罗斯入侵的情况</text:span>
</text:p>
      <text:p text:style-name="P4">
关于它<text:a xlink:type="simple" xlink:href="https://www.facebook.com/GeneralStaff.ua/posts/pfbid02uuxbGrs1ZsWkrdKsRJM3rrAGoUvYwcurC87hbNYLxP1fJsqaV1fwnngvUW5KB1M6l" text:style-name="Internet_20_link" text:visited-style-name="Visited_20_Internet_20_Link">
报告</text:a>
乌克兰武装部队的总参谋部。</text:p>
      <text:p text:style-name="P4">
“敌人继续专注于库平，莱曼，巴赫穆特，阿夫迪夫和玛丽斯基的指示 - 有30场战斗冲突。 Bakhmut Tamarinka仍然是战斗的中心。</text:p>
      <text:p text:style-name="P4">
<text:span text:style-name="T4">
 </text:span>
 <text:span text:style-name="T4">
<text:span text:style-name="T5">
*</text:span>
* volynsky和</text:span>
 <text:span text:style-name="T4">
<text:span text:style-name="T5">
*</text:span>
* Polissya指示</text:span>
操作和操作。</text:p>
      <text:p text:style-name="P4">
<text:span text:style-name="T4">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slobozhansky指示**敌人预测在与乌克兰边境地区维持军事存在。 在卡尔波维奇，蒂莫诺维奇，哈拉加尼夫卡和扎里希亚·切尔尼希夫地区的意识点进行了迫击炮和炮地庇护所； Old, walking, slides, booths, Katerynivka, Timofeevka, Oleksandrivka, Yunakivka, Miropillya, Popivka and Dmitrivka of Sumy region, ashovako Forazova Valley, Shevchenko, Kozacha Lopan, Goptivka, Lukyanka, Zelene, Starytska, Gatyshch , Unbroken, Budarki Tachugunivka in Kharkiv地区。</text:p>
      <text:p text:style-name="P4">
<text:span text:style-name="T4">
 </text:span>
 <text:span text:style-name="T4">
<text:span text:style-name="T5">
*</text:span>
* kupyansk方向</text:span>
 Vorosh在Kharkiv地区的Massutivka进行了不成功的进攻行动。 他在哈尔基夫地区的Orlyanskyi，Kislivka和Tabaivka附近袭击了空袭。 敌人的炮兵和迫击炮遭到了卡米安卡(Kamianka)，菲洛利夫卡(Figolivka)，诺沃特林斯克(Novomlinsk)，两年，西方，库皮斯克(Kupyansk)，kupyansk，husynka，tabaivka，berestovo，berestovo，kharkiv fiveelmakhivka tastelmakhivka tastelmakhivka。</text:p>
      <text:p text:style-name="P4">
<text:span text:style-name="T4">
在</text:span>
 <text:span text:style-name="T4">
<text:span text:style-name="T5">
*</text:span>
* liman方向</text:span>
占领者是卢汉斯克地区Bigorivka的Wrius的进攻行动。 在那里和上卡米斯基顿涅茨克地区附近，他们引起了空袭。 卢汉斯克地区和托尔克(Donetsk)地区的炮弹尤其是卢汉斯克地区和托尔克的炮弹。<text:span text:style-name="T4">
 </text:span>
 <text:span text:style-name="T4">
<text:span text:style-name="T5">
*</text:span>
</text:span>
<text:span text:style-name="T4">
<text:span text:style-name="T5">
*</text:span>
 avdeevsky方向</text:span>
 <text:span text:style-name="T4">
<text:span text:style-name="T5">
* </text:span>
</text:span>
***敌人在Novokalin，Severny，Water和Pervomaisky的方向上引起了不成功的进攻。这一天被Avdiivka和Pervomaisky附近的空袭击中。 填补诺茨克地区的定居点Novokalinov，Berdychi，Avdiivka，Vodyane，Pervomaisk和Karlovka的燃料。</text:p>
      <text:p text:style-name="P4">
<text:span text:style-name="T4">
玛丽的方向</text:span>
在该市地区有许多敌人的袭击。 附近的Valedy村也是敌对的炮击。</text:p>
      <text:p text:style-name="P4">
<text:span text:style-name="T4">
在</text:span>
 <text:span text:style-name="T4">
<text:span text:style-name="T5">
*</text:span>
*挖掘方向</text:span>
没有执行进攻行动的对手。</text:p>
      <text:p text:style-name="P4">
<text:span text:style-name="T4">
 </text:span>
 <text:span text:style-name="T4">
<text:span text:style-name="T5">
*</text:span>
* zaporizhia和</text:span>
 <text:span text:style-name="T4">
<text:span text:style-name="T5">
*</text:span>
* kherson </text:span>
指示是对手。 在这一天，他在Zaporizhzhya地区的Malynivka地区，几乎没有Tokmachka和Novodanylivka袭击了航空。 进行了乌雷米夫克(Uremivk)和顿涅茨克地区(Donetsk Region)诺维波尔(Novopol)的开创点； Olgivske，Gulyaipole，Belogorye，Mala Tokmachka，Novodanilovka，Novoandriivka，Zaporizhzhya地区的Malishcherbaki和Zaporozhye市； Kachkarivka，Vesele，Cossack，Antonovka，Stanislav Kherson地区和Kherson市。”</text:p>
      <text:p text:style-name="P4">
News Source: <text:a xlink:type="simple" xlink:href="https://armyinform.com.ua/2023/05/23/rashysty-prodovzhuyut-vesty-nastupalni-diyi-na-bahmut-boyi-za-misto-tryvayut/" text:style-name="Internet_20_link" text:visited-style-name="Visited_20_Internet_20_Link">
https://armyinform.com.ua/2023/05/23/rashysty-prodovzhuyut-vesty-nastupalni-diyi-na-bahmut-boyi-za-misto-tryvayut/</text:a>
</text:p>
      <!--NEWS-->
      <text:h text:style-name="P10" text:outline-level="1">
<text:span text:style-name="T4">
过去一天，我们的后卫摧毁了一架敌直升机，4翼的导弹和23架鼓无人机</text:span>
</text:h>
      <text:p text:style-name="P4">
作者: ['АРМІЯINFORM']</text:p>
      <text:p text:style-name="P4">
时间: 2023-05-23T27:00:00-04:00</text:p>
      <text:p text:style-name="P4">
描述: 关于ZS乌克兰人的总部。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3/04/mi-24-znyshheno.jpg" text:style-name="Internet_20_link" text:visited-style-name="Visited_20_Internet_20_Link">
mi-24-znyshheno.jpg</text:a>
']</text:p>
      <text:p text:style-name="P4">
标签: ['SHAHED', 'STOPRUSSIA', 'АГРЕСІЯ РФ', 'БПЛА', 'ВТОРГНЕННЯ РФ', 'ГШ ЗСУ', 'МІ-24', 'ОБСТРІЛ УКРАЇНИ', 'РАКЕТИ', 'УДАРНІ ДРОНИ РФ']</text:p>
      <text:p text:style-name="P4">
类别: News</text:p>
      <!--METADATA-->
      <text:p text:style-name="P4">
<draw:frame draw:style-name="fr1" draw:name="Image199" text:anchor-type="as-char" svg:width="6.9236in" svg:height="4.538804in" draw:z-index="0">
<draw:image xlink:href="../Images/AРМІЯINFORM/2023-05-23T27-00-00-04-00/mi-24-znyshheno.jpg" xlink:type="simple" xlink:show="embed" xlink:actuate="onLoad" draw:mime-type="image/jpeg"/>
</draw:frame>
<text:span text:style-name="T4">
🔥俄罗斯入侵的情况</text:span>
</text:p>
      <text:p text:style-name="P4">
关于它<text:a xlink:type="simple" xlink:href="https://www.facebook.com/GeneralStaff.ua/posts/pfbid02uuxbGrs1ZsWkrdKsRJM3rrAGoUvYwcurC87hbNYLxP1fJsqaV1fwnngvUW5KB1M6l" text:style-name="Internet_20_link" text:visited-style-name="Visited_20_Internet_20_Link">
报告</text:a>
乌克兰武装部队的总参谋部。</text:p>
      <text:p text:style-name="P4">
“在过去的一天中，国防军的航空在个人工作人员和敌方军事装备的集中以及2次在防空导弹中赢得了8次。</text:p>
      <text:p text:style-name="P4">
在过去的一天中，我们的捍卫者摧毁了4翼空气广播导弹X-101/X-555，俄罗斯冲击直升机MI-24，</text:p>
      <text:p text:style-name="P4">
23 Shock无人机“ Shahd”和9个敌人侦察无人机”，这是证词。</text:p>
      <text:p text:style-name="P4">
News Source: <text:a xlink:type="simple" xlink:href="https://armyinform.com.ua/2023/05/23/nashi-zahysnyky-za-mynulu-dobu-znyshhyly-vorozhyj-vertolit-4-krylatyh-rakety-ta-23-udarnyh-drony-okupantiv/" text:style-name="Internet_20_link" text:visited-style-name="Visited_20_Internet_20_Link">
https://armyinform.com.ua/2023/05/23/nashi-zahysnyky-za-mynulu-dobu-znyshhyly-vorozhyj-vertolit-4-krylatyh-rakety-ta-23-udarnyh-drony-okupantiv/</text:a>
</text:p>
      <!--NEWS-->
      <text:h text:style-name="P10" text:outline-level="1">
<text:span text:style-name="T4">
武装部队被4个控制点和4个敌方弹药仓库击中</text:span>
</text:h>
      <text:p text:style-name="P4">
作者: ['АРМІЯINFORM']</text:p>
      <text:p text:style-name="P4">
时间: 2023-05-23T28:00:00-04:00</text:p>
      <text:p text:style-name="P4">
描述: 关于ZS乌克兰人的总部。 “导弹的皮德罗迪（Pidrodili）……与乌克兰2022年的战争，与乌克兰的最新新闻，今天与乌克兰2022年的新闻战争，乌克兰和俄罗斯之间的战争，乌克兰和俄罗斯之间的战争将在2022年在2022年与乌克兰进行战争。是否会在不久的将来说，是否会有与乌克兰的战争，这是与乌克兰的战争，今天与乌克兰的战争，今天的乌克兰新闻，乌克兰的新闻，乌克兰媒体在俄罗斯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АРТИЛЕРІЯ', 'ВТОРГНЕННЯ РФ', 'ГШ ЗСУ', 'РАКЕТНІ ВІЙСЬКА']</text:p>
      <text:p text:style-name="P4">
类别: News</text:p>
      <!--METADATA-->
      <text:p text:style-name="P4">
<draw:frame draw:style-name="fr1" draw:name="Image200" text:anchor-type="as-char" svg:width="6.9236in" svg:height="4.615733in" draw:z-index="0">
<draw:image xlink:href="../Images/AРМІЯINFORM/2023-05-23T28-00-00-04-00/artyleriya.jpg" xlink:type="simple" xlink:show="embed" xlink:actuate="onLoad" draw:mime-type="image/jpeg"/>
</draw:frame>
说明性照片<text:span text:style-name="T4">
🔥俄罗斯入侵的情况</text:span>
</text:p>
      <text:p text:style-name="P4">
关于它<text:a xlink:type="simple" xlink:href="https://www.facebook.com/GeneralStaff.ua/posts/pfbid02uuxbGrs1ZsWkrdKsRJM3rrAGoUvYwcurC87hbNYLxP1fJsqaV1fwnngvUW5KB1M6l" text:style-name="Internet_20_link" text:visited-style-name="Visited_20_Internet_20_Link">
报告</text:a>
乌克兰武装部队的总参谋部。</text:p>
      <text:p text:style-name="P4">
“导弹部队和炮兵的师击中了4个管理要点，</text:p>
      <text:p text:style-name="P4">
该消息写道：“ 3个武器和军事设备集中的领域，4个弹药仓库，11个炮兵，雷达站和3次俄罗斯入侵者的无线电斗争。”</text:p>
      <text:p text:style-name="P4">
News Source: <text:a xlink:type="simple" xlink:href="https://armyinform.com.ua/2023/05/23/ukrayinski-raketni-vijska-ta-artyleriya-urazyly-4-punkty-upravlinnya-ta-4-sklady-boyeprypasiv-voroga/" text:style-name="Internet_20_link" text:visited-style-name="Visited_20_Internet_20_Link">
https://armyinform.com.ua/2023/05/23/ukrayinski-raketni-vijska-ta-artyleriya-urazyly-4-punkty-upravlinnya-ta-4-sklady-boyeprypasiv-voroga/</text:a>
</text:p>
      <!--NEWS-->
      <text:h text:style-name="P10" text:outline-level="1">
<text:span text:style-name="T4">
克里米亚的占领是黑海航行和自由贸易安全的主要资产-Alexei Danilov</text:span>
</text:h>
      <text:p text:style-name="P4">
作者: ['АРМІЯINFORM']</text:p>
      <text:p text:style-name="P4">
时间: 2023-05-23T29:00:00-04:00</text:p>
      <text:p text:style-name="P4">
描述: Tilki deokupatsiya krima grantivati bezpeku shos torgivem的托运人...与乌克兰2022年的战争，与乌克兰的最新新闻战争，今天与乌克兰的新闻新闻，今天与乌克兰2022年上次与乌克兰战争，乌克兰和俄罗斯之间的战争将与乌克兰和俄罗斯之间发生战争他们说，乌克兰在2022年将是与乌克兰的战争</text:p>
      <text:p text:style-name="P4">
图片: ['<text:a xlink:type="simple" xlink:href="https://armyinform.com.ua/wp-content/uploads/2023/05/4e613a013471eaae1b3aad63a09477f8.jpeg" text:style-name="Internet_20_link" text:visited-style-name="Visited_20_Internet_20_Link">
4e613a013471eaae1b3aad63a09477f8.jpeg</text:a>
']</text:p>
      <text:p text:style-name="P4">
标签: ['ОЛЕКСІЙ ДАНІЛОВ']</text:p>
      <text:p text:style-name="P4">
类别: News</text:p>
      <!--METADATA-->
      <text:p text:style-name="P4">
<draw:frame draw:style-name="fr1" draw:name="Image201" text:anchor-type="as-char" svg:width="6.9236in" svg:height="4.330592in" draw:z-index="0">
<draw:image xlink:href="../Images/AРМІЯINFORM/2023-05-23T29-00-00-04-00/4e613a013471eaae1b3aad63a09477f8.jpeg" xlink:type="simple" xlink:show="embed" xlink:actuate="onLoad" draw:mime-type="image/jpeg"/>
</draw:frame>
Alexei Danilov</text:p>
      <text:p text:style-name="P4">
只有克里米亚人占领才能保证黑海的航行和自由贸易的安全。</text:p>
      <text:p text:style-name="P4">
这是由[Twitter]乌克兰Alexei Danilov国家安全与国防委员会部长撰写的。(https://twitter.com/OleksiyDanilov/status/1660667032352817159?ref_src=twsrc%5Egoogle%7Ctwcamp%5Eserp%7Ctwgr%5Etweet%7Ctwtr%5Etrue)“如果没有克里米亚的完整而无条件的设计，就无法解决整个中东地区的安全问题，黑海的贸易安全性无法解决他写了。</text:p>
      <text:p text:style-name="P4">
News Source: <text:a xlink:type="simple" xlink:href="https://armyinform.com.ua/2023/05/23/deokupacziya-krymu-ye-osnovnym-dlya-bezpeky-sudnoplavstva-ta-vilnoyi-torgivli-v-chornomu-mori-oleksij-danilov/" text:style-name="Internet_20_link" text:visited-style-name="Visited_20_Internet_20_Link">
https://armyinform.com.ua/2023/05/23/deokupacziya-krymu-ye-osnovnym-dlya-bezpeky-sudnoplavstva-ta-vilnoyi-torgivli-v-chornomu-mori-oleksij-danilov/</text:a>
</text:p>
      <!--NEWS-->
      <text:h text:style-name="P10" text:outline-level="1">
<text:span text:style-name="T4">
乌克兰防守者每天消除了近500名入侵者，摧毁了4个坦克和40个手工艺系统</text:span>
</text:h>
      <text:p text:style-name="P4">
作者: ['АРМІЯINFORM']</text:p>
      <text:p text:style-name="P4">
时间: 2023-05-23T30:00:00-04:00</text:p>
      <text:p text:style-name="P4">
描述: Zagalni Boyov，将敌人于02.24.22至05/23/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5/a1325092-465a-4dac-812d-f2a62c896fff-scaled.jpg" text:style-name="Internet_20_link" text:visited-style-name="Visited_20_Internet_20_Link">
a1325092-465a-4dac-812d-f2a62c896fff-scaled.jpg</text:a>
']</text:p>
      <text:p text:style-name="P4">
标签: ['STOPRUSSIA', 'АГРЕСІЯ РФ', 'ВІЙНА', 'ВТОРГНЕННЯ РФ', 'ВТРАТИ ВОРОГА', 'ГЕНЕРАЛЬНИЙ ШТАБ ЗС УКРАЇНИ']</text:p>
      <text:p text:style-name="P4">
类别: News</text:p>
      <!--METADATA-->
      <text:p text:style-name="P4">
<draw:frame draw:style-name="fr1" draw:name="Image202" text:anchor-type="as-char" svg:width="6.9236in" svg:height="6.992836in" draw:z-index="0">
<draw:image xlink:href="../Images/AРМІЯINFORM/2023-05-23T30-00-00-04-00/a1325092-465a-4dac-812d-f2a62c896fff-scaled.jpg" xlink:type="simple" xlink:show="embed" xlink:actuate="onLoad" draw:mime-type="image/jpeg"/>
</draw:frame>
敌人从24.02.22到23.05.23的总损失将分配给：</text:p>
      <text:p text:style-name="P4">
<text:span text:style-name="T4">
<text:span text:style-name="T5">
人员 -  </text:span>
* 204360(+480)淘汰的人</text:span>
<text:span text:style-name="T5">
坦克 -  </text:span>
<text:span text:style-name="T5">
 3789(+4)</text:span>
<text:span text:style-name="T4">
战斗装甲车 -  </text:span>
 7419(+12)<text:span text:style-name="T4">
<text:span text:style-name="T5">
炮兵系统 -  </text:span>
<text:span text:style-name="T5">
 3318(+40)</text:span>
 </text:span>
 rszv- <text:span text:style-name="T4">
 565(0)</text:span>
<text:span text:style-name="T5">
防空 -  </text:span>
<text:span text:style-name="T5">
 327(0)</text:span>
<text:span text:style-name="T4">
飞机 -  </text:span>
 309(0)<text:span text:style-name="T4">
<text:span text:style-name="T5">
直升机 -  </text:span>
* 295(+1)</text:span>
<text:span text:style-name="T5">
无人机手术战术水平 -  </text:span>
<text:span text:style-name="T5">
 2864(+34)</text:span>
<text:span text:style-name="T4">
有翼的导弹 -  </text:span>
 1015(+4)<text:span text:style-name="T4">
<text:span text:style-name="T5">
船 /船 -  </text:span>
* 18(0)</text:span>
<text:span text:style-name="T5">
汽车设备和坦克 -  </text:span>
<text:span text:style-name="T5">
 6139(+10)</text:span>
<text:span text:style-name="T4">
特殊设备 -  </text:span>
 433(+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3.05.23。</text:p>
      <text:p text:style-name="P4">
News Source: <text:a xlink:type="simple" xlink:href="https://armyinform.com.ua/2023/05/23/ukrayinski-zahysnyky-za-dobu-likviduvaly-majzhe-500-okupantiv-znyshhyly-4-tanky-ta-40-artsystem/" text:style-name="Internet_20_link" text:visited-style-name="Visited_20_Internet_20_Link">
https://armyinform.com.ua/2023/05/23/ukrayinski-zahysnyky-za-dobu-likviduvaly-majzhe-500-okupantiv-znyshhyly-4-tanky-ta-40-artsystem/</text:a>
</text:p>
      <!--NEWS-->
      <text:h text:style-name="P10" text:outline-level="1">
<text:span text:style-name="T4">
防空队摧毁了六个SHAHD和两个“ Merlin”</text:span>
</text:h>
      <text:p text:style-name="P4">
作者: ['АРМІЯINFORM']</text:p>
      <text:p text:style-name="P4">
时间: 2023-05-23T31:00:00-04:00</text:p>
      <text:p text:style-name="P4">
描述: Uonoch 2 23 Rosisski Persushaini Vissyska用震惊的无人机袭击了乌克兰的薄雾。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shahed-znyshheno.jpg" text:style-name="Internet_20_link" text:visited-style-name="Visited_20_Internet_20_Link">
shahed-znyshheno.jpg</text:a>
']</text:p>
      <text:p text:style-name="P4">
标签: ['SHAHED', 'КОМАНДУВАННЯ ПОВІТРЯНИХ СИЛ ЗСУ', 'МЕРЛІН-ВР']</text:p>
      <text:p text:style-name="P4">
类别: News</text:p>
      <!--METADATA-->
      <text:p text:style-name="P4">
<draw:frame draw:style-name="fr1" draw:name="Image203" text:anchor-type="as-char" svg:width="6.9236in" svg:height="3.89908in" draw:z-index="0">
<draw:image xlink:href="../Images/AРМІЯINFORM/2023-05-23T31-00-00-04-00/shahed-znyshheno.jpg" xlink:type="simple" xlink:show="embed" xlink:actuate="onLoad" draw:mime-type="image/jpeg"/>
</draw:frame>
5月23日晚上，俄罗斯占领部队用鼓声袭击了乌克兰城市。</text:p>
      <text:p text:style-name="P4">
如<text:a xlink:type="simple" xlink:href="https://t.me/kpszsu/2530" text:style-name="Internet_20_link" text:visited-style-name="Visited_20_Internet_20_Link">
报告</text:a>
乌克兰武装部队空军的指挥在不同的方向上，六个敌人对Uakhed-136/131的袭击和两名侦察无人机“ Merlin-Wr”被摧毁。</text:p>
      <text:p text:style-name="P4">
同样在乌克兰捍卫者的最后一天<text:a xlink:type="simple" xlink:href="https://armyinform.com.ua/2023/05/23/ukrayinski-zahysnyky-za-dobu-likviduvaly-majzhe-500-okupantiv-znyshhyly-4-tanky-ta-40-artsystem/" text:style-name="Internet_20_link" text:visited-style-name="Visited_20_Internet_20_Link">
淘汰</text:a>
近500名入侵者，摧毁了4个坦克和40个手工系统。</text:p>
      <text:p text:style-name="P4">
News Source: <text:a xlink:type="simple" xlink:href="https://armyinform.com.ua/2023/05/23/syly-ppo-znyshhyly-shist-shahed-i-dva-merlina/" text:style-name="Internet_20_link" text:visited-style-name="Visited_20_Internet_20_Link">
https://armyinform.com.ua/2023/05/23/syly-ppo-znyshhyly-shist-shahed-i-dva-merlina/</text:a>
</text:p>
      <!--NEWS-->
      <text:h text:style-name="P10" text:outline-level="1">
<text:span text:style-name="T4">
乌克兰正在与俄罗斯一方进行谈判，以便从囚禁中返回</text:span>
</text:h>
      <text:p text:style-name="P4">
作者: ['АРМІЯINFORM']</text:p>
      <text:p text:style-name="P4">
时间: 2023-05-23T32:00:00-04:00</text:p>
      <text:p text:style-name="P4">
描述: 协调总部Veda Peremovini与Crimean-Agresoor Shtoino Vi-Service ...与乌克兰2022年的战争，与乌克兰与乌克兰的最新消息，今天与乌克兰的新闻战争，今天与乌克兰的新闻战争最后一次，乌克兰和俄罗斯之间的战争将会发生战争他们在2022年与乌克兰有一年</text:p>
      <text:p text:style-name="P4">
图片: ['<text:a xlink:type="simple" xlink:href="https://armyinform.com.ua/wp-content/uploads/2023/05/photo_6009159916192903286_w-1.jpg" text:style-name="Internet_20_link" text:visited-style-name="Visited_20_Internet_20_Link">
photo_6009159916192903286_w-1.jpg</text:a>
']</text:p>
      <text:p text:style-name="P4">
标签: ['ВІЙНА', 'ВІЙСЬКОВОПОЛОНЕНІ', 'КООРДИНАЦІЙНИЙ ШТАБ З ПИТАНЬ ПОВОДЖЕННЯ З ВІЙСЬКОВОПОЛОНЕНИМИ']</text:p>
      <text:p text:style-name="P4">
类别: News</text:p>
      <!--METADATA-->
      <text:p text:style-name="P4">
<draw:frame draw:style-name="fr1" draw:name="Image204" text:anchor-type="as-char" svg:width="6.9236in" svg:height="4.615733in" draw:z-index="0">
<draw:image xlink:href="../Images/AРМІЯINFORM/2023-05-23T32-00-00-04-00/photo_6009159916192903286_w-1.jpg" xlink:type="simple" xlink:show="embed" xlink:actuate="onLoad" draw:mime-type="image/jpeg"/>
</draw:frame>
协调总部正在与侵略国进行谈判，以交换所有年龄段的服务，包括癫痫发作。</text:p>
      <text:p text:style-name="P4">
关于这个<text:a xlink:type="simple" xlink:href="https://t.me/Koord_shtab/1098" text:style-name="Internet_20_link" text:visited-style-name="Visited_20_Internet_20_Link">
一个正在说话</text:a>
在与乌克兰国民警卫队的家庭军人举行的一次会议上，就战俘管理的协调产品进行了会议。</text:p>
      <text:p text:style-name="P4">
“没有考虑到谁和如何捕获。 有针迹，也需要转动它们。”总部指出。</text:p>
      <text:p text:style-name="P4">
土著人民担心俄罗斯人有时将我们的部队从乌克兰囚犯的领土上解雇，将其用作“活盾”。</text:p>
      <text:p text:style-name="P4">
“根据国际人道主义法，对持有这些俘虏的俘虏的责任。 但是，我们正在尽最大努力改善国际社会压力下的拘留条件，并为囚犯的安全竭尽所能。”总部代表强调。</text:p>
      <text:p text:style-name="P4">
他还指出，目前从囚禁开始，可以将俄罗斯确认的囚犯确认，也没有得到确认。</text:p>
      <text:p text:style-name="P4">
“我们已经提出了一些有关确认的举措 - 对侵略者的答案。侵略者国家通过红十字会的国际委员会确认人民。忽略俄罗斯的确认机制是违反人道主义法的，”会议说。 。</text:p>
      <text:p text:style-name="P4">
律师和人权捍卫者也更容易在俄罗斯和被占领的领土上找到刑期，因为他们被判刑是因为他们出现在相关的俄罗斯注册表中。 目前，交换囚犯和正在调查的人正在交换。</text:p>
      <text:p text:style-name="P4">
“每天补充交易基金。 在任何情况下，交换都取决于前部。 现在我们可以管理风险，但是预测某些事情还为时过早 - 战争仍在进行中，”总部代表总结说。</text:p>
      <text:p text:style-name="P4">
News Source: <text:a xlink:type="simple" xlink:href="https://armyinform.com.ua/2023/05/23/ukrayina-provodyt-peremovyny-z-rosijskoyu-storonoyu-shhodo-povernennya-iz-polonu-strokovykiv/" text:style-name="Internet_20_link" text:visited-style-name="Visited_20_Internet_20_Link">
https://armyinform.com.ua/2023/05/23/ukrayina-provodyt-peremovyny-z-rosijskoyu-storonoyu-shhodo-povernennya-iz-polonu-strokovykiv/</text:a>
</text:p>
      <!--NEWS-->
      <text:h text:style-name="P10" text:outline-level="1">
<text:span text:style-name="T4">
在乌克兰沉默的时刻</text:span>
</text:h>
      <text:p text:style-name="P4">
作者: ['АРМІЯINFORM']</text:p>
      <text:p text:style-name="P4">
时间: 2023-05-23T3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1.gif" text:style-name="Internet_20_link" text:visited-style-name="Visited_20_Internet_20_Link">
candle-1.gif</text:a>
']</text:p>
      <text:p text:style-name="P4">
标签: ['STOPRUSSIA', "ВШАНУВАННЯ ПАМ'ЯТІ", 'ХВИЛИНА МОВЧАННЯ']</text:p>
      <text:p text:style-name="P4">
类别: News</text:p>
      <!--METADATA-->
      <text:p text:style-name="P4">
<draw:frame draw:style-name="fr1" draw:name="Image205" text:anchor-type="as-char" svg:width="6.9236in" svg:height="3.895992in" draw:z-index="0">
<draw:image xlink:href="../Images/AРМІЯINFORM/2023-05-23T33-00-00-04-00/candle-1.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23/v-ukrayini-hvylyna-movchannya-3/" text:style-name="Internet_20_link" text:visited-style-name="Visited_20_Internet_20_Link">
https://armyinform.com.ua/2023/05/23/v-ukrayini-hvylyna-movchannya-3/</text:a>
</text:p>
      <!--NEWS-->
      <text:h text:style-name="P10" text:outline-level="1">
<text:span text:style-name="T4">
敌人有力地感觉到乌克兰海军陆战队的力量 - 沃迪米尔·泽伦斯基</text:span>
</text:h>
      <text:p text:style-name="P4">
作者: ['АРМІЯINFORM']</text:p>
      <text:p text:style-name="P4">
时间: 2023-05-23T34:00:00-04:00</text:p>
      <text:p text:style-name="P4">
描述: 克洛克索·派克特（Klokso Pikhoty）的日子 - 霍克霍蒂（Khokhoti）的圣洁行业...与乌克兰2022年的战争，与乌克兰的最新新闻，今天与乌克兰的新闻，乌克兰2022年上次与乌克兰进行战争，乌克兰和俄罗斯之间以及俄罗斯之间的战争是否会发生。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5/a666e145-4f78-4cb1-a2e4-3abcf00703e7.jpg" text:style-name="Internet_20_link" text:visited-style-name="Visited_20_Internet_20_Link">
a666e145-4f78-4cb1-a2e4-3abcf00703e7.jpg</text:a>
', '<text:a xlink:type="simple" xlink:href="https://armyinform.com.ua/wp-content/uploads/2023/05/2370b99c-eab8-45cb-9dec-5837fce4a2db-150x150.jpg" text:style-name="Internet_20_link" text:visited-style-name="Visited_20_Internet_20_Link">
2370b99c-eab8-45cb-9dec-5837fce4a2db-150x150.jpg</text:a>
', '<text:a xlink:type="simple" xlink:href="https://armyinform.com.ua/wp-content/uploads/2023/05/3dce650e-5783-49d4-ac89-8e196e319ac2-150x150.jpg" text:style-name="Internet_20_link" text:visited-style-name="Visited_20_Internet_20_Link">
3dce650e-5783-49d4-ac89-8e196e319ac2-150x150.jpg</text:a>
', '<text:a xlink:type="simple" xlink:href="https://armyinform.com.ua/wp-content/uploads/2023/05/8ffb3c8e-bc6f-4583-857b-c032844aaf26-150x150.jpg" text:style-name="Internet_20_link" text:visited-style-name="Visited_20_Internet_20_Link">
8ffb3c8e-bc6f-4583-857b-c032844aaf26-150x150.jpg</text:a>
', '<text:a xlink:type="simple" xlink:href="https://armyinform.com.ua/wp-content/uploads/2023/05/96328c51-7ece-4003-a1ab-7de1ed3e9728-150x150.jpg" text:style-name="Internet_20_link" text:visited-style-name="Visited_20_Internet_20_Link">
96328c51-7ece-4003-a1ab-7de1ed3e9728-150x150.jpg</text:a>
', '<text:a xlink:type="simple" xlink:href="https://armyinform.com.ua/wp-content/uploads/2023/05/9a61d563-dee3-40b1-ae85-3ebc24a8210e-150x150.jpg" text:style-name="Internet_20_link" text:visited-style-name="Visited_20_Internet_20_Link">
9a61d563-dee3-40b1-ae85-3ebc24a8210e-150x150.jpg</text:a>
']</text:p>
      <text:p text:style-name="P4">
标签: ['ВОЛОДИМИР ЗЕЛЕНСЬКИЙ', 'ДЕНЬ МОРСЬКОЇ ПІХОТИ УКРАЇНИ']</text:p>
      <text:p text:style-name="P4">
类别: News</text:p>
      <!--METADATA-->
      <text:p text:style-name="P4">
<draw:frame draw:style-name="fr1" draw:name="Image206" text:anchor-type="as-char" svg:width="6.9236in" svg:height="4.608521in" draw:z-index="0">
<draw:image xlink:href="../Images/AРМІЯINFORM/2023-05-23T34-00-00-04-00/a666e145-4f78-4cb1-a2e4-3abcf00703e7.jpg" xlink:type="simple" xlink:show="embed" xlink:actuate="onLoad" draw:mime-type="image/jpeg"/>
</draw:frame>
海军陆战队日是海军陆战队军事人员的职业假期和乌克兰武装部队的海军，每年在第23届庆祝活动。</text:p>
      <text:p text:style-name="P4">
在假期之际，乌克兰沃迪米尔Zelenskyy总统<text:a xlink:type="simple" xlink:href="https://t.me/V_Zelenskiy_official/6319" text:style-name="Internet_20_link" text:visited-style-name="Visited_20_Internet_20_Link">
注明</text:a>
：</text:p>
      <text:p text:style-name="P4">
乌克兰海军陆战队为在海洋和空中采取行动做好准备，完全执行复杂的任务。 有动力，坚强，勇敢。 敌人感觉到我们战士的力量。 感谢您击败您的祖国!</text:p>
      <text:p text:style-name="P4">
我们将永远记住为我们国家未来献出生命的英雄。</text:p>
      <text:p text:style-name="P4">
荣耀与乌克兰海军陆战队!”</text:p>
      <text:p text:style-name="P4">
荣耀乌克兰!</text:p>
      <text:p text:style-name="P4">
<text:a xlink:type="simple" xlink:href="https://armyinform.com.ua/wp-content/uploads/2023/05/2370b99c-eab8-45cb-9dec-5837fce4a2db.jpg" text:style-name="Internet_20_link" text:visited-style-name="Visited_20_Internet_20_Link">
!(Images/AРМІЯINFORM/2023-05-23T34-00-00-04-00/2370b99c-eab8-45cb-9dec-5837fce4a2db-150x150.jpg)</text:a>
</text:p>
      <text:p text:style-name="P4">
<text:a xlink:type="simple" xlink:href="https://armyinform.com.ua/wp-content/uploads/2023/05/3dce650e-5783-49d4-ac89-8e196e319ac2.jpg" text:style-name="Internet_20_link" text:visited-style-name="Visited_20_Internet_20_Link">
<draw:frame draw:style-name="fr1" draw:name="Image207" text:anchor-type="as-char" svg:width="6.9236in" svg:height="6.9236in" draw:z-index="0">
<draw:image xlink:href="../Images/AРМІЯINFORM/2023-05-23T34-00-00-04-00/3dce650e-5783-49d4-ac89-8e196e319ac2-150x150.jpg" xlink:type="simple" xlink:show="embed" xlink:actuate="onLoad" draw:mime-type="image/jpeg"/>
</draw:frame>
</text:a>
</text:p>
      <text:p text:style-name="P4">
<text:a xlink:type="simple" xlink:href="https://armyinform.com.ua/wp-content/uploads/2023/05/8ffb3c8e-bc6f-4583-857b-c032844aaf26.jpg" text:style-name="Internet_20_link" text:visited-style-name="Visited_20_Internet_20_Link">
<draw:frame draw:style-name="fr1" draw:name="Image208" text:anchor-type="as-char" svg:width="6.9236in" svg:height="6.9236in" draw:z-index="0">
<draw:image xlink:href="../Images/AРМІЯINFORM/2023-05-23T34-00-00-04-00/8ffb3c8e-bc6f-4583-857b-c032844aaf26-150x150.jpg" xlink:type="simple" xlink:show="embed" xlink:actuate="onLoad" draw:mime-type="image/jpeg"/>
</draw:frame>
</text:a>
</text:p>
      <text:p text:style-name="P4">
<text:a xlink:type="simple" xlink:href="https://armyinform.com.ua/wp-content/uploads/2023/05/96328c51-7ece-4003-a1ab-7de1ed3e9728.jpg" text:style-name="Internet_20_link" text:visited-style-name="Visited_20_Internet_20_Link">
<draw:frame draw:style-name="fr1" draw:name="Image209" text:anchor-type="as-char" svg:width="6.9236in" svg:height="6.9236in" draw:z-index="0">
<draw:image xlink:href="../Images/AРМІЯINFORM/2023-05-23T34-00-00-04-00/96328c51-7ece-4003-a1ab-7de1ed3e9728-150x150.jpg" xlink:type="simple" xlink:show="embed" xlink:actuate="onLoad" draw:mime-type="image/jpeg"/>
</draw:frame>
</text:a>
</text:p>
      <text:p text:style-name="P4">
<text:a xlink:type="simple" xlink:href="https://armyinform.com.ua/wp-content/uploads/2023/05/9a61d563-dee3-40b1-ae85-3ebc24a8210e.jpg" text:style-name="Internet_20_link" text:visited-style-name="Visited_20_Internet_20_Link">
<draw:frame draw:style-name="fr1" draw:name="Image210" text:anchor-type="as-char" svg:width="6.9236in" svg:height="6.9236in" draw:z-index="0">
<draw:image xlink:href="../Images/AРМІЯINFORM/2023-05-23T34-00-00-04-00/9a61d563-dee3-40b1-ae85-3ebc24a8210e-150x150.jpg" xlink:type="simple" xlink:show="embed" xlink:actuate="onLoad" draw:mime-type="image/jpeg"/>
</draw:frame>
</text:a>
</text:p>
      <text:p text:style-name="P4">
News Source: <text:a xlink:type="simple" xlink:href="https://armyinform.com.ua/2023/05/23/vorog-potuzhno-vidchuvaye-micz-ukrayinskyh-morskyh-pihotyncziv-volodymyr-zelenskyj/" text:style-name="Internet_20_link" text:visited-style-name="Visited_20_Internet_20_Link">
https://armyinform.com.ua/2023/05/23/vorog-potuzhno-vidchuvaye-micz-ukrayinskyh-morskyh-pihotyncziv-volodymyr-zelenskyj/</text:a>
</text:p>
      <!--NEWS-->
      <text:h text:style-name="P10" text:outline-level="1">
<text:span text:style-name="T4">
政府已批准选择和探索战俘的生物材料的程序</text:span>
</text:h>
      <text:p text:style-name="P4">
作者: ['АРМІЯINFORM']</text:p>
      <text:p text:style-name="P4">
时间: 2023-05-23T35:00:00-04:00</text:p>
      <text:p text:style-name="P4">
描述: Kabisnet Min Striv，硬化“ Visbor的秩序，针对分子遗传学...与乌克兰2022年的战争，与乌克兰与乌克兰的最新新闻，今天与乌克兰的新闻进行战争，今天与乌克兰的新闻战争最后一次，将在乌克兰和俄罗斯之间以及俄罗斯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19/10/uryad-1-e1638886488113.jpg" text:style-name="Internet_20_link" text:visited-style-name="Visited_20_Internet_20_Link">
uryad-1-e1638886488113.jpg</text:a>
']</text:p>
      <text:p text:style-name="P4">
标签: ['STOPRUSSIA', 'АГРЕСІЯ РФ', 'ВТОРГНЕННЯ РФ', 'ГЕНОМНА ІНФОРМАЦІЯ', 'КАБІНЕТ МІНІСТРІВ УКРАЇНИ', 'РОСІЙСЬКІ ВІЙСЬКОВОПОЛОНЕНІ']</text:p>
      <text:p text:style-name="P4">
类别: News</text:p>
      <!--METADATA-->
      <text:p text:style-name="P4">
<draw:frame draw:style-name="fr1" draw:name="Image211" text:anchor-type="as-char" svg:width="6.9236in" svg:height="3.964969in" draw:z-index="0">
<draw:image xlink:href="../Images/AРМІЯINFORM/2023-05-23T35-00-00-04-00/uryad-1-e1638886488113.jpg" xlink:type="simple" xlink:show="embed" xlink:actuate="onLoad" draw:mime-type="image/jpeg"/>
</draw:frame>
部长的内阁批准了“选择顺序，转介到分子遗传检查(研究)俄罗斯的生物材料 - 用于建立基因组信息及其存储。”</text:p>
      <text:p text:style-name="P4">
这在政府决议[第508号]中指出。(https://www.kmu.gov.ua/npas/pro-zatverdzhennia-poriadku-vidboru-napravlennia-na-molekuliarno-henetychnu-ekspertyzu-s508-190523)如<text:a xlink:type="simple" xlink:href="https://minjust.gov.ua/news/ministry/zatverdjeno-poryadok-vidboru-ta-doslidjennya-biologichnogo-materialu-viyskovopolonenih" text:style-name="Internet_20_link" text:visited-style-name="Visited_20_Internet_20_Link">
注释</text:a>
乌克兰司法副部长埃琳娜·维索斯卡(Elena Vysotska)，“战俘基因组信息的州注册将有助于建立与与军事侵略有关的犯罪有关的行动搜索法案期间犯有刑事罪行的人俄罗斯联邦。”</text:p>
      <text:p text:style-name="P4">
批准的程序将调节选择生物材料的选择问题，将其引用于髋关节的分子遗传学研究。</text:p>
      <text:p text:style-name="P4">
因此，选择生物学材料泛滥以建立其基因组信息的问题受顺序调节，这将通过这种选择，即定时研究来确定。 该顺序还包含有关生物材料储存条件和条款的一般位置。</text:p>
      <text:p text:style-name="P4">
值得注意的是，来自法医检查，司法和医疗机构，卫生保健机构以及国防部，内政部，SBU，国家边境服务，国家边境服务部，国家边境服务部的医学和专业的研究机构的专家Tanatzgarty的警察可能参与了战俘中的生物材料的选择。</text:p>
      <text:p text:style-name="P4">
News Source: <text:a xlink:type="simple" xlink:href="https://armyinform.com.ua/2023/05/23/uryad-zatverdyv-poryadok-vidboru-ta-doslidzhennya-biologichnogo-materialu-vijskovopolonenyh/" text:style-name="Internet_20_link" text:visited-style-name="Visited_20_Internet_20_Link">
https://armyinform.com.ua/2023/05/23/uryad-zatverdyv-poryadok-vidboru-ta-doslidzhennya-biologichnogo-materialu-vijskovopolonenyh/</text:a>
</text:p>
      <!--NEWS-->
      <text:h text:style-name="P10" text:outline-level="1">
<text:span text:style-name="T4">
斯洛维亚人失踪人员的专员与搜索引擎举行了出口会议</text:span>
</text:h>
      <text:p text:style-name="P4">
作者: ['АРМІЯINFORM']</text:p>
      <text:p text:style-name="P4">
时间: 2023-05-23T36:00:00-04:00</text:p>
      <text:p text:style-name="P4">
描述: Zi Tsilich Undind Oleg Kotenko Proviv Vidn Naradu Zhukovmi的拘留日...与乌克兰2022年的战争，与乌克兰的最新消息，今天与乌克兰的新闻，今天与乌克兰2022年的新闻，今天，乌克兰和俄罗斯之间的战争以及何时，乌克兰和俄罗斯之间的战争将会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e7c69535-0a25-4e74-a5ac-fdfd963f0f2d.jpg" text:style-name="Internet_20_link" text:visited-style-name="Visited_20_Internet_20_Link">
e7c69535-0a25-4e74-a5ac-fdfd963f0f2d.jpg</text:a>
']</text:p>
      <text:p text:style-name="P4">
标签: ['МІНРЕІНТЕГРАЦІЇ', 'ОЛЕГ КОТЕНКО', 'ПОШУК ЗНИКЛИХ БЕЗВІСТИ', 'УПОВНОВАЖЕНИЙ ЗІ ЗНИКЛИХ БЕЗВІСТИ']</text:p>
      <text:p text:style-name="P4">
类别: News</text:p>
      <!--METADATA-->
      <text:p text:style-name="P4">
<draw:frame draw:style-name="fr1" draw:name="Image212" text:anchor-type="as-char" svg:width="6.9236in" svg:height="4.682085in" draw:z-index="0">
<draw:image xlink:href="../Images/AРМІЯINFORM/2023-05-23T36-00-00-04-00/e7c69535-0a25-4e74-a5ac-fdfd963f0f2d.jpg" xlink:type="simple" xlink:show="embed" xlink:actuate="onLoad" draw:mime-type="image/jpeg"/>
</draw:frame>
前几天，失踪的失踪人员Oleg Kotenko与搜索小组举行了出站会议。 会议在斯拉夫举行。 顿涅茨克地区康斯坦丁·切尼科夫(Konstantin Chernikov)也参加了该地区代表。</text:p>
      <text:p text:style-name="P4">
关于它<text:a xlink:type="simple" xlink:href="https://t.me/minre_ua/3389" text:style-name="Internet_20_link" text:visited-style-name="Visited_20_Internet_20_Link">
报告</text:a>
乌克兰在电报中暂时占领领土的重新融入部。</text:p>
      <text:p text:style-name="P4">
目前，搜索正在探索顿涅茨克，卢甘斯克和哈尔基夫地区的解放系统中的葬礼。 以前，将施加死者身体的刺激应用于互动图。 CESSA更有效地搜索。</text:p>
      <text:p text:style-name="P4">
在领土的占领之后，他们立即与SES和国家警察一起工作了众所周知的地点。 仅在上个月才<text:a xlink:type="simple" xlink:href="https://armyinform.com.ua/2023/05/23/za-ostannij-misyacz-poshukovczyam-vdalosya-znajty-50-til-znyklyh-bezvisty-ukrayincziv-oleg-kotenko/" text:style-name="Internet_20_link" text:visited-style-name="Visited_20_Internet_20_Link">
筹集</text:a>
尸体50死亡。</text:p>
      <text:p text:style-name="P4">
News Source: <text:a xlink:type="simple" xlink:href="https://armyinform.com.ua/2023/05/23/upovnovazhenyj-zi-znyklyh-bezvisty-u-slov%ca%bcyansku-proviv-vyyiznu-naradu-z-poshukovczyamy/" text:style-name="Internet_20_link" text:visited-style-name="Visited_20_Internet_20_Link">
https://armyinform.com.ua/2023/05/23/upovnovazhenyj-zi-znyklyh-bezvisty-u-slov%ca%bcyansku-proviv-vyyiznu-naradu-z-poshukovczyamy/</text:a>
</text:p>
      <!--NEWS-->
      <text:h text:style-name="P10" text:outline-level="1">
<text:span text:style-name="T4">
5月23日 - 乌克兰海军陆战队日！</text:span>
</text:h>
      <text:p text:style-name="P4">
作者: ['АРМІЯINFORM']</text:p>
      <text:p text:style-name="P4">
时间: 2023-05-23T37:00:00-04:00</text:p>
      <text:p text:style-name="P4">
描述: Schakhota nms ZsuєPotuzhnoye仓库Nashogo Vissyca。 对于Vizhiet的岩石...与乌克兰2022年的战争，与乌克兰的最新消息，今天与乌克兰的新闻战争，2022年的新闻战争，今天将在乌克兰和俄罗斯之间发动战争，当2022年与乌克兰的战争将在是否会有吗，是否会有是否会有，无论是否会有，是否会在不久的将来与乌克兰进行战争，这是与乌克兰的战争，今天的乌克兰新闻，乌克兰的新闻，乌克兰媒体在俄罗斯的乌克兰媒体</text:p>
      <text:p text:style-name="P4">
图片: ['<text:a xlink:type="simple" xlink:href="https://armyinform.com.ua/wp-content/uploads/2023/05/den-morskoyi-pihoty-ukrayiny-ia-5.jpg" text:style-name="Internet_20_link" text:visited-style-name="Visited_20_Internet_20_Link">
den-morskoyi-pihoty-ukrayiny-ia-5.jpg</text:a>
']</text:p>
      <text:p text:style-name="P4">
标签: ['МОРСЬКА ПІХОТА']</text:p>
      <text:p text:style-name="P4">
类别: News</text:p>
      <!--METADATA-->
      <text:p text:style-name="P4">
<draw:frame draw:style-name="fr1" draw:name="Image213" text:anchor-type="as-char" svg:width="6.9236in" svg:height="3.894525in" draw:z-index="0">
<draw:image xlink:href="../Images/AРМІЯINFORM/2023-05-23T37-00-00-04-00/den-morskoyi-pihoty-ukrayiny-ia-5.jpg" xlink:type="simple" xlink:show="embed" xlink:actuate="onLoad" draw:mime-type="image/jpeg"/>
</draw:frame>
武装部队海军的海军陆战队是我们军队的强大组成部分。 在反对轻率主义者的解放的几年中，海军陆战队反复证明，更复杂的情况是动机的士兵能够打破事件的进展并赢得敌人的胜利。 即使敌人占上风。</text:p>
      <text:p text:style-name="P4">
在这场漫长的战争中，海军的武装部队海军将展示精神的力量和每天为我们独立宣誓的忠诚。</text:p>
      <text:p text:style-name="P4">
非常感谢您对乌克兰人民的敬业服务!</text:p>
      <text:p text:style-name="P4">
荣耀英雄!</text:p>
      <text:p text:style-name="P4">
News Source: <text:a xlink:type="simple" xlink:href="https://armyinform.com.ua/2023/05/23/23-travnya-den-morskoyi-pihoty-ukrayiny-2/" text:style-name="Internet_20_link" text:visited-style-name="Visited_20_Internet_20_Link">
https://armyinform.com.ua/2023/05/23/23-travnya-den-morskoyi-pihoty-ukrayiny-2/</text:a>
</text:p>
      <!--NEWS-->
      <text:h text:style-name="P10" text:outline-level="1">
<text:span text:style-name="T4">
将F-16战斗机转移到乌克兰，乌克兰飞行员的准备是美国国家部门的优先事项</text:span>
</text:h>
      <text:p text:style-name="P4">
作者: ['АРМІЯINFORM']</text:p>
      <text:p text:style-name="P4">
时间: 2023-05-23T38:00:00-04:00</text:p>
      <text:p text:style-name="P4">
描述: 乌克兰Vinishchyvyv F-16 Nazrai的传播是美国的。 关于Pid Hour ...与乌克兰2022的战争，与乌克兰的战争是今天的最新消息，与乌克兰2022的新闻战是今天的最后一场新闻，乌克兰和俄罗斯之间以及与俄罗斯之间的战争以及与与俄罗斯之间的战争乌克兰在2022年将是不存在的，是否会有，是否会有，是否会有，是否会在不久的将来与乌克兰进行战争，这是与乌克兰的战争，今天的乌克兰新闻，乌克兰媒体的乌克兰新闻，在乌克兰媒体上俄语</text:p>
      <text:p text:style-name="P4">
图片: ['<text:a xlink:type="simple" xlink:href="https://armyinform.com.ua/wp-content/uploads/2023/05/f-16.jpg" text:style-name="Internet_20_link" text:visited-style-name="Visited_20_Internet_20_Link">
f-16.jpg</text:a>
']</text:p>
      <text:p text:style-name="P4">
标签: ['F-16', 'ДЕРЖДЕП США', 'ДОПОМОГА ПАРТНЕРІВ', 'НАВЧАННЯ ВІЙСЬКОВИХ', 'СВІТ ПІДТРИМУЄ УКРАЇНУ']</text:p>
      <text:p text:style-name="P4">
类别: News</text:p>
      <!--METADATA-->
      <text:p text:style-name="P4">
<draw:frame draw:style-name="fr1" draw:name="Image214" text:anchor-type="as-char" svg:width="6.9236in" svg:height="3.894525in" draw:z-index="0">
<draw:image xlink:href="../Images/AРМІЯINFORM/2023-05-23T38-00-00-04-00/f-16.jpg" xlink:type="simple" xlink:show="embed" xlink:actuate="onLoad" draw:mime-type="image/jpeg"/>
</draw:frame>
目前，F-16战斗机的转移是美国的优先事项。</text:p>
      <text:p text:style-name="P4">
在简报中<text:a xlink:type="simple" xlink:href="https://www.state.gov/briefings/department-press-briefing-may-22-2023/" text:style-name="Internet_20_link" text:visited-style-name="Visited_20_Internet_20_Link">
陈述</text:a>
美国部门先驱者马修·米勒(Matthew Miller)。</text:p>
      <text:p text:style-name="P4">
“在授予乌克兰F-16时，总统_(美国乔·拜登(Joe Biden) -  ed。)_很明显，我们将开始教乌克兰军事飞行员F-16，我们将与我们的盟友和合作伙伴一起提供F-16乌克兰，” Matthew Miller说。</text:p>
      <text:p text:style-name="P4">
他还补充说，目前尚无有关如何转移飞机或将到达哪些国家到达的报告。 但是，该项目的实现将“在未来几个月”开始。</text:p>
      <text:p text:style-name="P4">
此前，美国总统乔·拜登<text:a xlink:type="simple" xlink:href="https://armyinform.com.ua/2023/05/21/amerykanski-vijskovi-pochnut-trenuvaty-ukrayinskyh-pilotiv-dlya-f-16-dzho-bajden/" text:style-name="Internet_20_link" text:visited-style-name="Visited_20_Internet_20_Link">
宣布</text:a>
非美国军队将开始训练乌克兰飞行员为F-16训练。</text:p>
      <text:p text:style-name="P4">
News Source: <text:a xlink:type="simple" xlink:href="https://armyinform.com.ua/2023/05/23/peredacha-vynyshhuvachiv-f-16-ukrayini-ta-pidgotovka-ukrayinskyh-pilotiv-ye-priorytetom-dlya-ssha-derzhdep/" text:style-name="Internet_20_link" text:visited-style-name="Visited_20_Internet_20_Link">
https://armyinform.com.ua/2023/05/23/peredacha-vynyshhuvachiv-f-16-ukrayini-ta-pidgotovka-ukrayinskyh-pilotiv-ye-priorytetom-dlya-ssha-derzhdep/</text:a>
</text:p>
      <!--NEWS-->
      <text:h text:style-name="P10" text:outline-level="1">
<text:span text:style-name="T4">
通过参与谅解备忘录代表的参与，介绍了领土的拆除</text:span>
</text:h>
      <text:p text:style-name="P4">
作者: ['АРМІЯINFORM']</text:p>
      <text:p text:style-name="P4">
时间: 2023-05-23T39:00:00-04:00</text:p>
      <text:p text:style-name="P4">
描述: https://www.youtube.com/watch?v=po9kui5mmk5e与军事媒体中心一起进行简报...与乌克兰2022年的战争，今天与乌克兰与乌克兰战争，与乌克兰的新闻战争，今天与乌克兰2022年上次与乌克兰进行战争乌克兰以及2022年俄罗斯与乌克兰的战争将与否，在不久的将来，将与乌克兰发动战争，与乌克兰的战争，今天的乌克兰新闻，乌克兰的新闻，乌克兰媒体的俄罗斯媒体新闻</text:p>
      <text:p text:style-name="P4">
图片: []</text:p>
      <text:p text:style-name="P4">
标签: ['БРИФІНГ', 'ДЕРЖСПЕЦТРАНССЛУЖБА', 'РОЗМІНУВАННЯ']</text:p>
      <text:p text:style-name="P4">
类别: News</text:p>
      <!--METADATA-->
      <text:p text:style-name="P4">
军事媒体中心有一个简报，主题**“要求国防部州特别运输部的领土部门” 。</text:p>
      <text:p text:style-name="P4">
简报是关于：</text:p>
      <text:p text:style-name="P4">
1.通过国家支持服务部​​门将履行领土的任务履行进展； 2.考虑当前风险的经验，准备袋。</text:p>
      <text:p text:style-name="P4">
News Source: <text:a xlink:type="simple" xlink:href="https://armyinform.com.ua/2023/05/23/bryfing-shhodo-rozminuvannya-terytorij-za-uchasti-predstavnyka-derzhspecztranssluzhby-mou/" text:style-name="Internet_20_link" text:visited-style-name="Visited_20_Internet_20_Link">
https://armyinform.com.ua/2023/05/23/bryfing-shhodo-rozminuvannya-terytorij-za-uchasti-predstavnyka-derzhspecztranssluzhby-mou/</text:a>
</text:p>
      <!--NEWS-->
      <text:h text:style-name="P10" text:outline-level="1">
<text:span text:style-name="T4">
Alexei Reznikov祝贺海军陆战队的职业假期</text:span>
</text:h>
      <text:p text:style-name="P4">
作者: ['АРМІЯINFORM']</text:p>
      <text:p text:style-name="P4">
时间: 2023-05-23T40:00:00-04:00</text:p>
      <text:p text:style-name="P4">
描述: 乌克兰Oleksii Reznikov Provitav Morsky Pikhotsiv的临时防御工具...与乌克兰2022年的战争，与乌克兰的最新新闻战争，今天与乌克兰2022年的新闻战争，今天上次与乌克兰的新闻战争，乌克兰和俄罗斯之间的战争是否会发生战争他们说，乌克兰在2022年将是与乌克兰的战争</text:p>
      <text:p text:style-name="P4">
图片: ['<text:a xlink:type="simple" xlink:href="https://armyinform.com.ua/wp-content/uploads/2023/05/image_2023-05-23_10-12-26.png" text:style-name="Internet_20_link" text:visited-style-name="Visited_20_Internet_20_Link">
image_2023-05-23_10-12-26.png</text:a>
']</text:p>
      <text:p text:style-name="P4">
标签: ['ДЕНЬ МОРСЬКОЇ ПІХОТИ УКРАЇНИ', 'ОЛЕКСІЙ РЕЗНІКОВ', 'ОФІЦІЙНО']</text:p>
      <text:p text:style-name="P4">
类别: News</text:p>
      <!--METADATA-->
      <text:p text:style-name="P4">
<draw:frame draw:style-name="fr1" draw:name="Image215" text:anchor-type="as-char" svg:width="6.9236in" svg:height="2.76367in" draw:z-index="0">
<draw:image xlink:href="../Images/AРМІЯINFORM/2023-05-23T40-00-00-04-00/image_2023-05-23_10-12-26.png" xlink:type="simple" xlink:show="embed" xlink:actuate="onLoad" draw:mime-type="image/png"/>
</draw:frame>
乌克兰Oleksiy Reznikov国防部长为海军陆战队的职业假期祝贺。</text:p>
      <text:p text:style-name="P4">
向乌克兰国防部负责人的问候<text:a xlink:type="simple" xlink:href="https://www.facebook.com/reznikovoleksii/posts/pfbid0w2wVWfq5NmN6SHgvfTcT8Perm9pb3Ltwg8YiqamRCiBBG457pzvGRHPTKQ18xDwXl" text:style-name="Internet_20_link" text:visited-style-name="Visited_20_Internet_20_Link">
放置</text:a>
在Facebook。</text:p>
      <text:p text:style-name="P4">
“这三个要素的战士 - 今天的地球，水和天堂庆祝了他们的一天。 Oleksireznikov写道：“夜间恐怖的恐怖。”</text:p>
      <text:p text:style-name="P4">
他回忆说，在乌克兰海军陆战队的ATO/OOS期间，每次都在争论：他们在哪里拥有职位 - 将会有非交流。</text:p>
      <text:p text:style-name="P4">
“大规模战争的开始是在最前沿的，泰坦尼克号的勇气被表现出来，敌人很难形容敌人。 今天，他们正在从入侵者中释放乌克兰土地。 敌人应该是周到的：即使在如此艰难的时刻，我们也会形成新的步兵部队，这将不可避免地使他们更接近Cobzon音乐会。</text:p>
      <text:p text:style-name="P4">
我为乌克兰海军陆战队中的朋友有朋友而感到自豪，为他们带来楔形武器的样本而感到自豪，自豪地成为他们附近的乌克兰人。</text:p>
      <text:p text:style-name="P4">
节日快乐，休息!Semper fi!”  -  Alexei Reznikov说。</text:p>
      <text:p text:style-name="P4">
News Source: <text:a xlink:type="simple" xlink:href="https://armyinform.com.ua/2023/05/23/oleksij-reznikov-pryvitav-morskyh-pihotyncziv-z-profesijnym-svyatom/" text:style-name="Internet_20_link" text:visited-style-name="Visited_20_Internet_20_Link">
https://armyinform.com.ua/2023/05/23/oleksij-reznikov-pryvitav-morskyh-pihotyncziv-z-profesijnym-svyatom/</text:a>
</text:p>
      <!--NEWS-->
      <text:h text:style-name="P10" text:outline-level="1">
<text:span text:style-name="T4">
英雄节：故事</text:span>
</text:h>
      <text:p text:style-name="P4">
作者: ['Сергій Зятьєв']</text:p>
      <text:p text:style-name="P4">
时间: 2023-05-23T41:00:00-04:00</text:p>
      <text:p text:style-name="P4">
描述: 英雄们的日子一直是乌克兰勇士的荣誉 - 乌克兰的遗嘱，面对乌克兰的遗嘱...与乌克兰2022年的战争，与乌克兰的最新新闻，今天与乌克兰的新闻战争，今天与乌克兰的新闻战争，乌克兰和乌克兰之间的战争，乌克兰和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en-gero〓〓v.jpg" text:style-name="Internet_20_link" text:visited-style-name="Visited_20_Internet_20_Link">
en-gero〓〓v.jpg</text:a>
', '<text:a xlink:type="simple" xlink:href="https://armyinform.com.ua/wp-content/uploads/2023/05/general-horunzhyj-oleksa-almazov.jpg" text:style-name="Internet_20_link" text:visited-style-name="Visited_20_Internet_20_Link">
general-horunzhyj-oleksa-almazov.jpg</text:a>
', '<text:a xlink:type="simple" xlink:href="https://armyinform.com.ua/wp-content/uploads/2023/05/yevgen-konovalecz.jpg" text:style-name="Internet_20_link" text:visited-style-name="Visited_20_Internet_20_Link">
yevgen-konovalecz.jpg</text:a>
', '<text:a xlink:type="simple" xlink:href="https://armyinform.com.ua/wp-content/uploads/2023/05/roman-darmograj.jpg" text:style-name="Internet_20_link" text:visited-style-name="Visited_20_Internet_20_Link">
roman-darmograj.jpg</text:a>
', '<text:a xlink:type="simple" xlink:href="https://armyinform.com.ua/wp-content/uploads/2023/05/valerij-lyulka.jpg" text:style-name="Internet_20_link" text:visited-style-name="Visited_20_Internet_20_Link">
valerij-lyulka.jpg</text:a>
', '<text:a xlink:type="simple" xlink:href="https://armyinform.com.ua/wp-content/uploads/2023/05/rogovczeva.jpg" text:style-name="Internet_20_link" text:visited-style-name="Visited_20_Internet_20_Link">
rogovczeva.jpg</text:a>
']</text:p>
      <text:p text:style-name="P4">
标签: ['ВТОРГНЕННЯ РФ', 'ДЕНЬ ГЕРОЇВ', 'УНР', 'УПА']</text:p>
      <text:p text:style-name="P4">
类别: News</text:p>
      <!--METADATA-->
      <text:p text:style-name="P4">
<draw:frame draw:style-name="fr1" draw:name="Image216" text:anchor-type="as-char" svg:width="6.9236in" svg:height="4.592655in" draw:z-index="0">
<draw:image xlink:href="../Images/AРМІЯINFORM/2023-05-23T41-00-00-04-00/en-gero〓〓v.jpg" xlink:type="simple" xlink:show="embed" xlink:actuate="onLoad" draw:mime-type="image/jpeg"/>
</draw:frame>
<text:span text:style-name="T4">
英雄节是为了纪念乌克兰士兵而建立的 - 乌克兰遗嘱的战士，基辅鲁斯骑士团，赫特曼时代的哥萨克人，海达马克，海达马克，萨吉塔伊斯，萨吉塔伊斯，苏吉塔伊斯，工业士兵，Unrisers，Underiers，UPA。1941年4月在克拉科夫。 Zadyan时报主要由前UPA士兵，持不同政见者的其他“反索斯元素”庆祝。 当然，地下。</text:span>
</text:p>
      <text:p text:style-name="P4">
<text:span text:style-name="T4">
英雄节现在在乌克兰的战争继续时，现在正在体重减轻……他们是谁 - 不同时代的乌克兰英雄？</text:span>
</text:p>
      <text:h text:style-name="P12" text:outline-level="3">
<text:span text:style-name="T4">
<text:span text:style-name="T4">
霍尔西·奥列克萨(Hoorzhi Oleksa Diamozov)将军被授予Armuunor的最高奖项</text:span>
</text:span>
</text:h>
      <text:p text:style-name="P4">
在第一次世界大战期间，Oleksa Diomozov上校指挥了第一个Kino-Mountain师。 他以非凡的勇气为特色。 1919年，他参加了从Drazhny区到Vapnyarka的UNT军队的成功进攻，Kamianets-Podilskyi，Vinnitsa和Kiev的穷人。 他与布尔什维克(Bolsheviks)和白色卫队面前作战。</text:p>
      <text:p text:style-name="P4">
<draw:frame draw:style-name="fr1" draw:name="Image217" text:anchor-type="as-char" svg:width="6.9236in" svg:height="5.1927in" draw:z-index="0">
<draw:image xlink:href="../Images/AРМІЯINFORM/2023-05-23T41-00-00-04-00/general-horunzhyj-oleksa-almazov.jpg" xlink:type="simple" xlink:show="embed" xlink:actuate="onLoad" draw:mime-type="image/jpeg"/>
</draw:frame>
1921年3月，他被升成了一般的Hourunji Unt军队头衔。 他被授予1919  -  1920年UNR部队的冬季最高战役 - 铁十字架“为冬季徒步旅行和战斗”。</text:p>
      <text:p text:style-name="P4">
随后，当乌克兰军队不得不撤退ZBRUCH时，Oleksa Diaronda与他的士兵被拘留，并被前波兰盟友搬到了波兰的弗拉多夫特营地。</text:p>
      <text:p text:style-name="P4">
_</text:p>
      <text:p text:style-name="P4">
2018年，VMSSUKRAIN海岸防御的第406个单独的炮兵旅以Alexei Diamozov的名字命名。</text:p>
      <text:p text:style-name="P4">
_</text:p>
      <text:p text:style-name="P4">
Oleksa Diomozov于1936年12月13日去世。 2016年，以他的名字命名的街道出现在Kyiv，Kherson Talutsk。 在2018年，他的名字是由乌克兰海军海岸防御的炮兵旅管理的。</text:p>
      <text:h text:style-name="P12" text:outline-level="3">
<text:span text:style-name="T4">
<text:span text:style-name="T4">
 Yevgeny Konovaltets上校致力于与Muscovites作战</text:span>
</text:span>
</text:h>
      <text:p text:style-name="P4">
Yevgeny Konovalets于1891年6月14日出生于LVIV附近的Selyzashkiv的一个教学家庭。 在公立学校和体育馆学习后，他对利维夫大学感到惊讶。 1914年，他被废止军队动员，1915年，他被俄罗斯囚禁。1917年秋天，年轻军官前往基辅，在那里他参加了乌克兰武装部队的创建：首先是小步枪兵，步枪夫人，步枪兵，，步枪阵线，，步枪阵线，，苏克里奇人，乌克兰武装部队，乌克兰武装力Azgod和军团。</text:p>
      <text:p text:style-name="P4">
<draw:frame draw:style-name="fr1" draw:name="Image218" text:anchor-type="as-char" svg:width="6.9236in" svg:height="3.89773in" draw:z-index="0">
<draw:image xlink:href="../Images/AРМІЯINFORM/2023-05-23T41-00-00-04-00/yevgen-konovalecz.jpg" xlink:type="simple" xlink:show="embed" xlink:actuate="onLoad" draw:mime-type="image/jpeg"/>
</draw:frame>
</text:p>
      <text:p text:style-name="P4">
_</text:p>
      <text:p text:style-name="P4">
莫斯科在西蒙·佩特利拉(Simon Petliura</text:p>
      <text:p text:style-name="P4">
_</text:p>
      <text:p text:style-name="P4">
西蒙·佩特里拉(Simon Petliura)毁灭后，莫斯科在其主要敌人的耶夫根尼·科诺瓦特(Yevgeny Konovaltets)的身上看到了。 因此，莫斯科恐怖分子Pavel Sudoplatovplklav被派往上校炸药。 1938年5月23日在鹿特丹，英雄的生活被缩短了...</text:p>
      <text:h text:style-name="P12" text:outline-level="3">
<text:span text:style-name="T4">
<text:span text:style-name="T4">
罗马·达莫格里(Roman Darmogray)获得了四个小时的防御行动的乌克兰英雄头衔</text:span>
</text:span>
</text:h>
      <text:p text:style-name="P4">
在他的28年中，这位年轻而才华横溢的指挥官罗马·达莫格里(Roman Darmogray)进入了“ 30至30：未来的面孔”。 他毕业于国家陆军学院以Hetman Peter Sahaidachny的名字命名，此后一直在第72个独立的机械大队中任职。</text:p>
      <text:p text:style-name="P4">
<draw:frame draw:style-name="fr1" draw:name="Image219" text:anchor-type="as-char" svg:width="6.9236in" svg:height="5.976504in" draw:z-index="0">
<draw:image xlink:href="../Images/AРМІЯINFORM/2023-05-23T41-00-00-04-00/roman-darmograj.jpg" xlink:type="simple" xlink:show="embed" xlink:actuate="onLoad" draw:mime-type="image/jpeg"/>
</draw:frame>
在最激烈的战斗中，他为阿夫迪夫卡(Avdiivka)辩护，从大战开始，在他的领导下，该营停止了brovary对基辅的袭击。 与此同时，在2022年俄罗斯入侵乌克兰期间，他计划了基辅地区普基夫卡(Pukhivka)，罗齐·希夫卡(Rozhivka)和卡利诺夫卡布罗瓦斯基(Kalinovkabrovarsky)地区的辩护，创建了机械小旅营的有效火灾部队。</text:p>
      <text:p text:style-name="P4">
_</text:p>
      <text:p text:style-name="P4">
经过近4个小时的战斗，3月9日，17个坦克，3个BMP和多达55名敌方战斗机被摧毁</text:p>
      <text:p text:style-name="P4">
_</text:p>
      <text:p text:style-name="P4">
经过近4个小时的战斗，3月9日，17个坦克，3个BMP和多达55名敌方战斗机被摧毁。 对于这个防御组织，这部小说获得了乌克兰英雄的头衔。</text:p>
      <text:h text:style-name="P12" text:outline-level="3">
<text:span text:style-name="T4">
<text:span text:style-name="T4">
 Valery Lulka带有呼号“祖父”，通过帮助受伤的战斗机</text:span>
杀死了</text:span>
</text:h>
      <text:p text:style-name="P4">
从大规模入侵的头几天，Zhytomyr地区的Hlyhochokhonvuyuyvin村庄的59岁负责人，Valery Lyulka就在排队前往领土的完整中心。</text:p>
      <text:p text:style-name="P4">
“上次寻找护照时，您是否看过护照？  - 回答他。  - 您将“击中”六十个月。 因此，请照顾好您的孙子并参与家园。”</text:p>
      <text:p text:style-name="P4">
<draw:frame draw:style-name="fr1" draw:name="Image220" text:anchor-type="as-char" svg:width="6.9236in" svg:height="5.1927in" draw:z-index="0">
<draw:image xlink:href="../Images/AРМІЯINFORM/2023-05-23T41-00-00-04-00/valerij-lyulka.jpg" xlink:type="simple" xlink:show="embed" xlink:actuate="onLoad" draw:mime-type="image/jpeg"/>
</draw:frame>
但是，一名退休的退伍军人，退休的高级少尉和以前的托运人没有放弃，去年5月底，他回到了家中，他在伊万·博恩(Ivan Bohun ”。营成立后，他离开了赫森地区，然后是哈尔基夫地区。 最初，他在相对安静的位置任职，但实现了转移到情报部门。 据他的Diters称，Valery Petrovich不仅是一个非常勇敢的人，而且是一个明确准备的战士。 当一些负责任和有危险的人被放置时，他要求他们被送给他，而不是年轻的战士。</text:p>
      <text:p text:style-name="P4">
当我要求摇篮的兄弟们讲述他一生中的战斗情节时，他们说：“他们都拥有我们所有人。”</text:p>
      <text:p text:style-name="P4">
_</text:p>
      <text:p text:style-name="P4">
“祖父”在早上在背部受伤，但拒绝撤离，不想在敌人的反官方攻击期间激起兄弟</text:p>
      <text:p text:style-name="P4">
_</text:p>
      <text:p text:style-name="P4">
在一个村庄的解放期间，我们的男孩们用撕裂的武器和弹药抓住了敌人的支援点。 瓦莱里·彼得罗维奇(Valery Petrovich)带着懒惰的“祖父”的呼号受伤，但拒绝撤离，不想离开书籍，因为反对敌人的反击始于巨大的力量。 在该部队中，许多受伤的人，指挥官决定从战术高度的村庄撤退。 瓦里普特罗维奇(Valerypetrovich)和中士涵盖了山姆(Sam)的呼号。 在用参考点的名称散布敌方机枪后，他们将敌人压倒了几个小时。 白天的结果并帮助受伤的战士，他被一个碎片矿山击中，立即死亡。</text:p>
      <text:p text:style-name="P4">
单位指挥官安德里·马拉科夫(Andriy Malakhov)高度赞赏瓦莱里·彼得罗维奇(Valery Petrovich)的杰作的壮举，并提交了文件，以授予英雄获得高州奖。 他回答他的兄弟：“战士的最高荣誉是在战斗中死亡。 这是真实的。 但是这种理解并不容易，损失的痛苦不会消退，眼泪不会干燥。 我们单位的瓦莱里·彼得罗维奇(Valery Petrovich)年龄最大。 因此，呼号具有适当的“祖父”。由于年龄，他从字面上的意义上被撕成了战斗。 在那场战斗中，受伤了，但没有离开该职位，提供了覆盖受伤的大火，这是很多。 他自己一生的价格保留了他的双胞胎...</text:p>
      <text:h text:style-name="P12" text:outline-level="3">
<text:span text:style-name="T4">
<text:span text:style-name="T4">
“他们都是英雄。 让他们保留上帝……” </text:span>
</text:span>
</text:h>
      <text:p text:style-name="P4">
乌克兰的人民艺术家，塔拉斯·舍申科(Taras Shevchenko)国家奖的获奖者，乌克兰艾达·罗戈夫(Ada Rogovtseva)的英雄反复拜访乌克兰士兵，乌克兰士兵受到顿涅茨克机​​场的保护。</text:p>
      <text:p text:style-name="P4">
<draw:frame draw:style-name="fr1" draw:name="Image221" text:anchor-type="as-char" svg:width="6.9236in" svg:height="5.1927in" draw:z-index="0">
<draw:image xlink:href="../Images/AРМІЯINFORM/2023-05-23T41-00-00-04-00/rogovczeva.jpg" xlink:type="simple" xlink:show="embed" xlink:actuate="onLoad" draw:mime-type="image/jpeg"/>
</draw:frame>
</text:p>
      <text:p text:style-name="P4">
正是因为我开始拜访我们的士兵。 他们都是英雄。让上帝保护他们。 我不会放弃任何钱的职位。 在巨大怪物的侵略之前，我支持我的家园，我不想再次成为奴隶...</text:p>
      <text:p text:style-name="P4">
News Source: <text:a xlink:type="simple" xlink:href="https://armyinform.com.ua/2023/05/23/den-geroyiv-istoriyi-zvytyagy-ukrayincziv-riznyh-chasiv/" text:style-name="Internet_20_link" text:visited-style-name="Visited_20_Internet_20_Link">
https://armyinform.com.ua/2023/05/23/den-geroyiv-istoriyi-zvytyagy-ukrayincziv-riznyh-chasiv/</text:a>
</text:p>
      <!--NEWS-->
      <text:h text:style-name="P10" text:outline-level="1">
<text:span text:style-name="T4">
感谢您的专业精神，可持续性和耐力：武装部队总司令 - 武装部队祝贺海军陆战队</text:span>
</text:h>
      <text:p text:style-name="P4">
作者: ['АРМІЯINFORM']</text:p>
      <text:p text:style-name="P4">
时间: 2023-05-23T42:00:00-04:00</text:p>
      <text:p text:style-name="P4">
描述: ZSU将军Valeriy Zaluzhny在Kloksi Khokhoti Klakhotav的那天...与乌克兰2022年的战争，与乌克兰的最新新闻，今天与乌克兰2022年的新闻战争，今天与乌克兰的新闻战争，乌克兰和俄罗斯和俄罗斯之间的战争以及何时会发生战争他们说，乌克兰在2022年是否会有一年的时间，在不久的将来是否会与乌克兰进行战争</text:p>
      <text:p text:style-name="P4">
图片: ['<text:a xlink:type="simple" xlink:href="https://armyinform.com.ua/wp-content/uploads/2022/05/2730470-e1661171404394.jpg" text:style-name="Internet_20_link" text:visited-style-name="Visited_20_Internet_20_Link">
2730470-e1661171404394.jpg</text:a>
']</text:p>
      <text:p text:style-name="P4">
标签: ['ГОЛОВНОКОМАНДУВАЧ ЗБРОЙНИХ СИЛ УКРАЇНИ', 'ДЕНЬ МОРСЬКОЇ ПІХОТИ УКРАЇНИ']</text:p>
      <text:p text:style-name="P4">
类别: News</text:p>
      <!--METADATA-->
      <text:p text:style-name="P4">
<draw:frame draw:style-name="fr1" draw:name="Image222" text:anchor-type="as-char" svg:width="6.9236in" svg:height="3.660754in" draw:z-index="0">
<draw:image xlink:href="../Images/AРМІЯINFORM/2023-05-23T42-00-00-04-00/2730470-e1661171404394.jpg" xlink:type="simple" xlink:show="embed" xlink:actuate="onLoad" draw:mime-type="image/jpeg"/>
</draw:frame>
乌克兰海军陆战队当天武装部队武装部队武装部队总司令说，军人表示，感谢他们的专业精神，塔博尔的稳定。</text:p>
      <text:p text:style-name="P4">
他<text:a xlink:type="simple" xlink:href="https://t.me/CinCAFU/502" text:style-name="Internet_20_link" text:visited-style-name="Visited_20_Internet_20_Link">
写</text:a>
在他的电报频道中。</text:p>
      <text:p text:style-name="P4">
“您勇敢地捍卫我们的国家免受俄罗斯入侵者的侵害，在海上和空中执行地球上最复杂的任务。 “永远忠实!” 从乌克兰步兵的那一天开始!” 他写了。</text:p>
      <text:p text:style-name="P4">
据报道，5月23日在乌克兰<text:a xlink:type="simple" xlink:href="https://armyinform.com.ua/2023/05/23/23-travnya-den-morskoyi-pihoty-ukrayiny-2/" text:style-name="Internet_20_link" text:visited-style-name="Visited_20_Internet_20_Link">
庆祝</text:a>
海洋日。</text:p>
      <text:p text:style-name="P4">
News Source: <text:a xlink:type="simple" xlink:href="https://armyinform.com.ua/2023/05/23/dyakuyu-za-profesijnist-stijkist-ta-vytryvalist-golovnokomanduvach-zsu-pryvitav-morpihiv/" text:style-name="Internet_20_link" text:visited-style-name="Visited_20_Internet_20_Link">
https://armyinform.com.ua/2023/05/23/dyakuyu-za-profesijnist-stijkist-ta-vytryvalist-golovnokomanduvach-zsu-pryvitav-morpihiv/</text:a>
</text:p>
      <!--NEWS-->
      <text:h text:style-name="P10" text:outline-level="1">
<text:span text:style-name="T4">
巴赫穆特（Bakhmut）北部和南部的侧面有一点进步-Anna Malyar</text:span>
</text:h>
      <text:p text:style-name="P4">
作者: ['АРМІЯINFORM']</text:p>
      <text:p text:style-name="P4">
时间: 2023-05-23T43:00:00-04:00</text:p>
      <text:p text:style-name="P4">
描述: 在Bakhmut Trivayati的潜艇上，Vorog将由Vigidni Put，Ale Yoma Tse Bay Bay Bay ...与乌克兰2022年的战争，与乌克兰与乌克兰的最新新闻，与乌克兰的新闻战争，与乌克兰2022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5/129656707_19dcdcfc-0f77-4194-8e2f-212d6aebfaea.jpg" text:style-name="Internet_20_link" text:visited-style-name="Visited_20_Internet_20_Link">
129656707_19dcdcfc-0f77-4194-8e2f-212d6aebfaea.jpg</text:a>
']</text:p>
      <text:p text:style-name="P4">
标签: ['АГРЕСІЯ РФ', 'БАХМУТСЬКИЙ НАПРЯМОК', 'ВТОРГНЕННЯ РФ', 'ГАННА МАЛЯР']</text:p>
      <text:p text:style-name="P4">
类别: News</text:p>
      <!--METADATA-->
      <text:p text:style-name="P4">
<draw:frame draw:style-name="fr1" draw:name="Image223" text:anchor-type="as-char" svg:width="6.9236in" svg:height="3.894525in" draw:z-index="0">
<draw:image xlink:href="../Images/AРМІЯINFORM/2023-05-23T43-00-00-04-00/129656707_19dcdcfc-0f77-4194-8e2f-212d6aebfaea.jpg" xlink:type="simple" xlink:show="embed" xlink:actuate="onLoad" draw:mime-type="image/jpeg"/>
</draw:frame>
在巴赫穆特(Bakhmut)的郊区，战斗仍在继续，敌人试图获得有利的贷款，但他失败了。 在某些地区，敌人正在防守。 携带大量。</text:p>
      <text:p text:style-name="P4">
关于它<text:a xlink:type="simple" xlink:href="https://t.me/annamaliar/790" text:style-name="Internet_20_link" text:visited-style-name="Visited_20_Internet_20_Link">
报告</text:a>
乌克兰国防部副部长安娜·马利亚尔(Anna Malyar)表示，巴赫穆特(Bakhmut)北部和南部的侧面有略有晋升。</text:p>
      <text:p text:style-name="P4">
“这个时代，敌人在巴赫穆特方向的进攻行动的活动有些有些。 但是，炮击的数量稳步上很高。”  - 说。</text:p>
      <text:p text:style-name="P4">
根据安娜·马利亚(Anna Malyar)的说法，在巴赫穆特(Bakhmut)，战斗减少了，敌人继续处理所控制的地区。</text:p>
      <text:p text:style-name="P4">
“我们的部队控制着乌克兰国防部副部长“飞机”城市西南部郊区。</text:p>
      <text:p text:style-name="P4">
News Source: <text:a xlink:type="simple" xlink:href="https://armyinform.com.ua/2023/05/23/po-flangah-na-pivnochi-i-pivdni-vid-bahmuta-u-nas-ye-neznachne-prosuvannya-ganna-malyar/" text:style-name="Internet_20_link" text:visited-style-name="Visited_20_Internet_20_Link">
https://armyinform.com.ua/2023/05/23/po-flangah-na-pivnochi-i-pivdni-vid-bahmuta-u-nas-ye-neznachne-prosuvannya-ganna-malyar/</text:a>
</text:p>
      <!--NEWS-->
      <text:h text:style-name="P10" text:outline-level="1">
<text:span text:style-name="T4">
俄罗斯在巴赫穆特的战斗中损失了100,000多人 - 古尔</text:span>
</text:h>
      <text:p text:style-name="P4">
作者: ['АРМІЯINFORM']</text:p>
      <text:p text:style-name="P4">
时间: 2023-05-23T44:00:00-04:00</text:p>
      <text:p text:style-name="P4">
描述: 折叠Rosieki puptsyni vissyk pid bakhmut是超级大的 -  podn 100 tisisyach。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20230523-01.jpg" text:style-name="Internet_20_link" text:visited-style-name="Visited_20_Internet_20_Link">
20230523-01.jpg</text:a>
']</text:p>
      <text:p text:style-name="P4">
标签: ['БОЇ ЗА БАХМУТ', 'ВТРАТИ ПРОТИВНИКА', 'ГУР МІНОБОРОНИ УКРАЇНИ', 'СХІД УКРАЇНИ']</text:p>
      <text:p text:style-name="P4">
类别: News</text:p>
      <!--METADATA-->
      <text:p text:style-name="P4">
<draw:frame draw:style-name="fr1" draw:name="Image224" text:anchor-type="as-char" svg:width="6.9236in" svg:height="4.370522in" draw:z-index="0">
<draw:image xlink:href="../Images/AРМІЯINFORM/2023-05-23T44-00-00-04-00/20230523-01.jpg" xlink:type="simple" xlink:show="embed" xlink:actuate="onLoad" draw:mime-type="image/jpeg"/>
</draw:frame>
巴赫穆特(Bakhmut)领导下的俄罗斯占领军的损失极大 - 超过110万。</text:p>
      <text:p text:style-name="P4">
关于它<text:a xlink:type="simple" xlink:href="https://gur.gov.ua/content/vtraty-rosiiski-pid-bakhmutom-kolosalni.html" text:style-name="Internet_20_link" text:visited-style-name="Visited_20_Internet_20_Link">
报告</text:a>
国防部安德里·尤索夫(Andriy Yusov)智力部主要局长代表。</text:p>
      <text:p text:style-name="P4">
“在巴赫穆特(Bakhmut)领导下的俄罗斯人的损失确实是巨大的。 他们与目标或获得的结果完全不一致。”  - 总结乌克兰军事情报的代表。</text:p>
      <text:p text:style-name="P4">
根据初步信息，敌人在巴赫穆特(Bakhmut)<text:a xlink:type="simple" xlink:href="https://armyinform.com.ua/2023/05/23/rashysty-prodovzhuyut-vesty-nastupalni-diyi-na-bahmut-boyi-za-misto-tryvayut/" text:style-name="Internet_20_link" text:visited-style-name="Visited_20_Internet_20_Link">
尝试</text:a>
为了占领城市西南部，乌克兰的防守部队正在反击侧面的占领者。</text:p>
      <text:p text:style-name="P4">
News Source: <text:a xlink:type="simple" xlink:href="https://armyinform.com.ua/2023/05/23/rosiya-vtratyla-u-boyah-za-bahmut-ponad-100-tysyach-osib-gur/" text:style-name="Internet_20_link" text:visited-style-name="Visited_20_Internet_20_Link">
https://armyinform.com.ua/2023/05/23/rosiya-vtratyla-u-boyah-za-bahmut-ponad-100-tysyach-osib-gur/</text:a>
</text:p>
      <!--NEWS-->
      <text:h text:style-name="P10" text:outline-level="1">
<text:span text:style-name="T4">
在海军陆战队日，乌克兰总统参观了乌克兰捍卫者在顿涅茨克地区的领先职位</text:span>
</text:h>
      <text:p text:style-name="P4">
作者: ['АРМІЯINFORM']</text:p>
      <text:p text:style-name="P4">
时间: 2023-05-23T45:00:00-04:00</text:p>
      <text:p text:style-name="P4">
描述: Syogodnis，23种Herbails，总统Volodymyr Zelensky，令人讨厌的日子，Klokso Pikhoti Vidvisd.dav ...与乌克兰2022年的战争，与乌克兰与乌克兰的最新新闻，与乌克兰的新闻，与乌克兰2022年的新闻战争，今天与乌克兰的2022年进行战争，乌克兰和俄罗斯之间的战争将在乌克兰和俄罗斯之间发生一场战争，与2022年的战争，乌克兰是否会在不久</text:p>
      <text:p text:style-name="P4">
图片: ['<text:a xlink:type="simple" xlink:href="https://armyinform.com.ua/wp-content/uploads/2023/05/photo_5433872055033514214_y.jpg" text:style-name="Internet_20_link" text:visited-style-name="Visited_20_Internet_20_Link">
photo_5433872055033514214_y.jpg</text:a>
', '<text:a xlink:type="simple" xlink:href="https://armyinform.com.ua/wp-content/uploads/2023/05/photo_5433872055033514223_y-150x150.jpg" text:style-name="Internet_20_link" text:visited-style-name="Visited_20_Internet_20_Link">
photo_5433872055033514223_y-150x150.jpg</text:a>
', '<text:a xlink:type="simple" xlink:href="https://armyinform.com.ua/wp-content/uploads/2023/05/photo_5433872055033514220_y-150x150.jpg" text:style-name="Internet_20_link" text:visited-style-name="Visited_20_Internet_20_Link">
photo_5433872055033514220_y-150x150.jpg</text:a>
', '<text:a xlink:type="simple" xlink:href="https://armyinform.com.ua/wp-content/uploads/2023/05/f252b43c-a422-49b5-b31d-5a7c9aff089b-e1684831037334.jpg" text:style-name="Internet_20_link" text:visited-style-name="Visited_20_Internet_20_Link">
f252b43c-a422-49b5-b31d-5a7c9aff089b-e1684831037334.jpg</text:a>
']</text:p>
      <text:p text:style-name="P4">
标签: ['ВОЛОДИМИР ЗЕЛЕНСЬКИЙ', 'ДЕНЬ МОРСЬКОЇ ПІХОТИ']</text:p>
      <text:p text:style-name="P4">
类别: News</text:p>
      <!--METADATA-->
      <text:p text:style-name="P4">
<draw:frame draw:style-name="fr1" draw:name="Image225" text:anchor-type="as-char" svg:width="6.9236in" svg:height="4.61393in" draw:z-index="0">
<draw:image xlink:href="../Images/AРМІЯINFORM/2023-05-23T45-00-00-04-00/photo_5433872055033514214_y.jpg" xlink:type="simple" xlink:show="embed" xlink:actuate="onLoad" draw:mime-type="image/jpeg"/>
</draw:frame>
今天，5月23日，海上步兵日之际，沃迪米尔·Zelenskyy总统参观了乌克兰武装部队在顿涅茨克地区的煤炭国防车道上的领先地位。</text:p>
      <text:p text:style-name="P4">
关于它<text:a xlink:type="simple" xlink:href="https://www.president.gov.ua/news/u-den-morskoyi-pihoti-prezident-ukrayini-vidvidav-peredovi-p-83109" text:style-name="Internet_20_link" text:visited-style-name="Visited_20_Internet_20_Link">
报告</text:a>
乌克兰总统办公室。</text:p>
      <text:p text:style-name="P4">
总司令听到了顿涅茨克海军陆战队海军陆战队指挥官，尤里·索多尔中尉的报告，内容涉及前线正面区域的现状。</text:p>
      <text:p text:style-name="P4">
<text:a xlink:type="simple" xlink:href="https://armyinform.com.ua/wp-content/uploads/2023/05/photo_5433872055033514223_y.jpg" text:style-name="Internet_20_link" text:visited-style-name="Visited_20_Internet_20_Link">
!(Images/AРМІЯINFORM/2023-05-23T45-00-00-04-00/photo_5433872055033514223_y-150x150.jpg)</text:a>
</text:p>
      <text:p text:style-name="P4">
<text:a xlink:type="simple" xlink:href="https://armyinform.com.ua/wp-content/uploads/2023/05/photo_5433872055033514220_y.jpg" text:style-name="Internet_20_link" text:visited-style-name="Visited_20_Internet_20_Link">
<draw:frame draw:style-name="fr1" draw:name="Image226" text:anchor-type="as-char" svg:width="6.9236in" svg:height="6.9236in" draw:z-index="0">
<draw:image xlink:href="../Images/AРМІЯINFORM/2023-05-23T45-00-00-04-00/photo_5433872055033514220_y-150x150.jpg" xlink:type="simple" xlink:show="embed" xlink:actuate="onLoad" draw:mime-type="image/jpeg"/>
</draw:frame>
</text:a>
沃迪米尔·泽伦斯基(Volodymyr Zelensky)强调，海军陆战队是坚强，耐心，忠实的兄弟情谊，以及将始终表现出速度，决心和结果的战斗机的召唤。</text:p>
      <text:p text:style-name="P4">
根据国家元首的说法，自俄罗斯侵略性开始以来，海军陆战队的军事单位和单位可靠地将辩护留在了最负责任的战场上，专业和自信地摧毁了入侵者。</text:p>
      <text:p text:style-name="P4">
“每天在战场上，乌克兰海洋步兵都证明，这是一支强大的力量，破坏敌人，解放乌克兰土地，在最困难的条件下表现最困难。 我们需要更多这样的力量。 今天，我们大大提高了海军陆战队的潜力并创造了军团步兵。”总统说。</text:p>
      <text:p text:style-name="P4">
根据Volodymyr Zelenskyy的说法，将形成新的船员，并提供最近的设备和武器。</text:p>
      <text:p text:style-name="P4">
<draw:frame draw:style-name="fr1" draw:name="Image227" text:anchor-type="as-char" svg:width="6.9236in" svg:height="3.651117in" draw:z-index="0">
<draw:image xlink:href="../Images/AРМІЯINFORM/2023-05-23T45-00-00-04-00/f252b43c-a422-49b5-b31d-5a7c9aff089b-e1684831037334.jpg" xlink:type="simple" xlink:show="embed" xlink:actuate="onLoad" draw:mime-type="image/jpeg"/>
</draw:frame>
</text:p>
      <text:p text:style-name="P4">
News Source: <text:a xlink:type="simple" xlink:href="https://armyinform.com.ua/2023/05/23/u-den-morskoyi-pihoty-prezydent-ukrayiny-vidvidav-peredovi-pozycziyi-ukrayinskyh-zahysnykiv-na-donechchyni/" text:style-name="Internet_20_link" text:visited-style-name="Visited_20_Internet_20_Link">
https://armyinform.com.ua/2023/05/23/u-den-morskoyi-pihoty-prezydent-ukrayiny-vidvidav-peredovi-pozycziyi-ukrayinskyh-zahysnykiv-na-donechchyni/</text:a>
</text:p>
      <!--NEWS-->
      <text:h text:style-name="P10" text:outline-level="1">
<text:span text:style-name="T4">
创建了一个单一协调中心来监视矿山安全状态</text:span>
</text:h>
      <text:p text:style-name="P4">
作者: ['Андрій Задубінний']</text:p>
      <text:p text:style-name="P4">
时间: 2023-05-23T46:00:00-04:00</text:p>
      <text:p text:style-name="P4">
描述: 借助桶形系统控制Rosema Teritor kerivnitsta Minoborni ...与乌克兰的战争，2022年的战争，与乌克兰与乌克兰的最新新闻，今天与乌克兰的新闻，乌克兰2022年上次与乌克兰的新闻战争，乌克兰和俄罗斯之间的战争以及何时战争，何时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5/konopelnyuk5.jpg" text:style-name="Internet_20_link" text:visited-style-name="Visited_20_Internet_20_Link">
konopelnyuk5.jpg</text:a>
']</text:p>
      <text:p text:style-name="P4">
标签: ['MILITARY MEDIA CENTER', 'ВТОРГНЕННЯ РФ', 'КООРДИНАЦІЙНИЙ ЦЕНТР', 'МИХАЙЛО КОНОПЕЛЬНЮК', 'МІНИ', 'МІНОБОРОНИ']</text:p>
      <text:p text:style-name="P4">
类别: News</text:p>
      <!--METADATA-->
      <text:p text:style-name="P4">
<draw:frame draw:style-name="fr1" draw:name="Image228" text:anchor-type="as-char" svg:width="6.9236in" svg:height="4.615733in" draw:z-index="0">
<draw:image xlink:href="../Images/AРМІЯINFORM/2023-05-23T46-00-00-04-00/konopelnyuk5.jpg" xlink:type="simple" xlink:show="embed" xlink:actuate="onLoad" draw:mime-type="image/jpeg"/>
</draw:frame>
Mikhail Konopelnyuk</text:p>
      <text:p text:style-name="P4">
为了建立一个统一的矿山控制系统系统，乌克兰国防部的管理已决定建立一个协调中心，以监视乌克兰领土的矿山安全状况。乌克兰的统一收集和概括MU，乌克兰的武装部队，涉及非技术，脱魔的技术检查，清洁/降低领土的爆炸性爆炸性对象，涉及措施实施涉及的手段和力量的数量和力量和更多。</text:p>
      <text:p text:style-name="P4">
这是由乌克兰中尉米哈伊尔·科诺佩尔尼克上校的国家特殊运输服务部支持部高级官员报告的报告。(https://armyinform.com.ua/2023/05/23/bryfing-shhodo-rozminuvannya-terytorij-za-uchasti-predstavnyka-derzhspecztranssluzhby-mou/)VMILETIRE媒体中心。</text:p>
      <text:p text:style-name="P4">
根据Konopelniuk上校的说法，信息的概括有助于系统化和加速乌克兰的降解过程。 有效地利用专家的现有资源来挖掘最污染的交换对象。</text:p>
      <text:p text:style-name="P4">
News Source: <text:a xlink:type="simple" xlink:href="https://armyinform.com.ua/2023/05/23/dlya-monitoryngu-stanu-minnoyi-bezpeky-na-deokupovanyh-terytoriyah-stvoreno-yedynyj-koordynaczijnyj-czentr/" text:style-name="Internet_20_link" text:visited-style-name="Visited_20_Internet_20_Link">
https://armyinform.com.ua/2023/05/23/dlya-monitoryngu-stanu-minnoyi-bezpeky-na-deokupovanyh-terytoriyah-stvoreno-yedynyj-koordynaczijnyj-czentr/</text:a>
</text:p>
      <!--NEWS-->
      <text:h text:style-name="P10" text:outline-level="1">
<text:span text:style-name="T4">
乌克兰是世界上污染最严重的爆炸物</text:span>
</text:h>
      <text:p text:style-name="P4">
作者: ['Євген Проворний']</text:p>
      <text:p text:style-name="P4">
时间: 2023-05-23T47:00:00-04:00</text:p>
      <text:p text:style-name="P4">
描述: 乌克兰人的侵略性罗西斯卡（Rosieska）累积了新的刮胡子……与乌克兰2022年的战争，与乌克兰的最新新闻，今天与乌克兰的新闻，乌克兰2022年的新闻战争，今天将在乌克兰和俄罗斯之间以及俄罗斯之间发生战争他们说，与乌克兰的战争将在2022年发生，或者将会或将会或将不是，将在不久的将来与乌克兰发生战争，他们说，与乌克兰的战争，今天的乌克兰新闻，乌克兰媒体的乌克兰新闻，在乌克兰媒体上俄语</text:p>
      <text:p text:style-name="P4">
图片: ['<text:a xlink:type="simple" xlink:href="https://armyinform.com.ua/wp-content/uploads/2023/05/konopelnyuk12.jpg" text:style-name="Internet_20_link" text:visited-style-name="Visited_20_Internet_20_Link">
konopelnyuk12.jpg</text:a>
']</text:p>
      <text:p text:style-name="P4">
标签: ['MILITARY MEDIA CENTER', 'МИХАЙЛО КОНОПЕЛЬНЮК']</text:p>
      <text:p text:style-name="P4">
类别: News</text:p>
      <!--METADATA-->
      <text:p text:style-name="P4">
<draw:frame draw:style-name="fr1" draw:name="Image229" text:anchor-type="as-char" svg:width="6.9236in" svg:height="4.615733in" draw:z-index="0">
<draw:image xlink:href="../Images/AРМІЯINFORM/2023-05-23T47-00-00-04-00/konopelnyuk12.jpg" xlink:type="simple" xlink:show="embed" xlink:actuate="onLoad" draw:mime-type="image/jpeg"/>
</draw:frame>
由于俄罗斯的侵略，乌克兰领土通过在世界各国之间交换物体而受到最大的污染。 目前，调查需要超过1.74千平方米的领土。 公里，其中14,000名是海军陆战队。 大约是我们国家的三分之一。 但是，只有在人道主义矿山的条件下，才有可能恢复过分谨慎的领土，并可以重建住房，运输和关键基础设施。</text:p>
      <text:p text:style-name="P4">
这是由乌克兰中尉米哈伊尔·科诺佩尔尼克上校的国家特殊运输服务部支持部高级官员报告的报告。(https://armyinform.com.ua/2023/05/23/bryfing-shhodo-rozminuvannya-terytorij-za-uchasti-predstavnyka-derzhspecztranssluzhby-mou/)军事媒体中心。</text:p>
      <text:p text:style-name="P4">
News Source: <text:a xlink:type="simple" xlink:href="https://armyinform.com.ua/2023/05/23/ukrayiny-najbilsh-zabrudnena-vybuhonebezpechnymy-predmetamy-krayina-svitu/" text:style-name="Internet_20_link" text:visited-style-name="Visited_20_Internet_20_Link">
https://armyinform.com.ua/2023/05/23/ukrayiny-najbilsh-zabrudnena-vybuhonebezpechnymy-predmetamy-krayina-svitu/</text:a>
</text:p>
      <!--NEWS-->
      <text:h text:style-name="P10" text:outline-level="1">
<text:span text:style-name="T4">
超过30个saper组</text:span>
</text:h>
      <text:p text:style-name="P4">
作者: ['Євген Проворний']</text:p>
      <text:p text:style-name="P4">
时间: 2023-05-23T48:00:00-04:00</text:p>
      <text:p text:style-name="P4">
描述: 纳兹雷（Nazrai）有30多个抽动小组（其中3个是Pidivodnoye Rosinwanni）...与乌克兰2022年的战争，与乌克兰与乌克兰的最新新闻，今天与乌克兰的新闻战争，今天与乌克兰的新闻战争最后一次，将在乌克兰和俄罗斯之间以及俄罗斯和俄罗斯之间的战争，与2022年的战争，乌克兰是否会在不久</text:p>
      <text:p text:style-name="P4">
图片: ['<text:a xlink:type="simple" xlink:href="https://armyinform.com.ua/wp-content/uploads/2023/05/konopelnyuk4.jpg" text:style-name="Internet_20_link" text:visited-style-name="Visited_20_Internet_20_Link">
konopelnyuk4.jpg</text:a>
']</text:p>
      <text:p text:style-name="P4">
标签: ['MILITARY MEDIA CENTER', 'ВТОРГНЕННЯ РФ', 'ДЕРЖСПЕЦТРАНССЛУЖБА', 'МИХАЙЛО КОНОПЕЛЬНЮК', 'МІНИ', 'МІНОБОРОНИ', 'САПЕРИ', 'ЦЕНТР РОЗМІНУВАННЯ']</text:p>
      <text:p text:style-name="P4">
类别: News</text:p>
      <!--METADATA-->
      <text:p text:style-name="P4">
<draw:frame draw:style-name="fr1" draw:name="Image230" text:anchor-type="as-char" svg:width="6.9236in" svg:height="4.615733in" draw:z-index="0">
<draw:image xlink:href="../Images/AРМІЯINFORM/2023-05-23T48-00-00-04-00/konopelnyuk4.jpg" xlink:type="simple" xlink:show="embed" xlink:actuate="onLoad" draw:mime-type="image/jpeg"/>
</draw:frame>
Mikhail Konopelnyuk</text:p>
      <text:p text:style-name="P4">
目前超过30个助人小组(在这三组水下脱水中)州支持服务在哈尔基夫，米科洛夫，科尔森，切尼夫，基辅和其他地区运营。(https://armyinform.com.ua/2023/05/23/bryfing-shhodo-rozminuvannya-terytorij-za-uchasti-predstavnyka-derzhspecztranssluzhby-mou/)在军事媒体中心。</text:p>
      <text:p text:style-name="P4">
据该官员称，中央地任职活动和矿业中心是在乌克兰国家支持服务局的资金中创建的。</text:p>
      <text:p text:style-name="P4">
<text:span text:style-name="T4">
矿场活动中心</text:span>
正在计划订购矿山活动的实用组织，向人口通报与矿山和战争的爆炸性残留物相关的风险。</text:p>
      <text:p text:style-name="P4">
<text:span text:style-name="T4">
 DMINGING中心</text:span>
国家支持服务有明确的主要任务 - 实用人道主义魔术的瞳孔。 目前，该中心正在进行培训和招募，这些专家有策划Tagtov工作的经验。</text:p>
      <ul>
        <li>
迪米宁中心的全部活动将允许在俄罗斯占领地区命名的陆地矿山，工业和基础设施对象上进行优先级 - 制定优先级。</li>
      </ul>
      <text:p text:style-name="P4">
<text:span text:style-name="T5">
foto dmitry Yurchenko</text:span>
</text:p>
      <text:p text:style-name="P4">
News Source: <text:a xlink:type="simple" xlink:href="https://armyinform.com.ua/2023/05/23/ponad-30-sapernyh-grup-derzhspecztranssluzhby-praczyuyut-nad-rozminuvannyam-deokupovanyh-terytorij/" text:style-name="Internet_20_link" text:visited-style-name="Visited_20_Internet_20_Link">
https://armyinform.com.ua/2023/05/23/ponad-30-sapernyh-grup-derzhspecztranssluzhby-praczyuyut-nad-rozminuvannyam-deokupovanyh-terytorij/</text:a>
</text:p>
      <!--NEWS-->
      <text:h text:style-name="P10" text:outline-level="1">
<text:span text:style-name="T4">
俄罗斯联邦急切地撤离核弹药的存储“ Belgorod-22” -Andriy Yusov</text:span>
</text:h>
      <text:p text:style-name="P4">
作者: ['АРМІЯINFORM']</text:p>
      <text:p text:style-name="P4">
时间: 2023-05-23T49:00:00-04:00</text:p>
      <text:p text:style-name="P4">
描述: Vlada Rosiysko Federals inthovo任期核男孩...与乌克兰2022年的战争，今天与乌克兰的最新新闻，今天与乌克兰2022年的新闻战争，乌克兰和俄罗斯之间的战争以及与乌克兰之间的战争是否会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2023-05-04-11.39.59.jpg" text:style-name="Internet_20_link" text:visited-style-name="Visited_20_Internet_20_Link">
2023-05-04-11.39.59.jpg</text:a>
']</text:p>
      <text:p text:style-name="P4">
标签: ['АГРЕСІЯ РФ', 'ВІЙНА', 'ГУР МО УКРАЇНИ']</text:p>
      <text:p text:style-name="P4">
类别: News</text:p>
      <!--METADATA-->
      <text:p text:style-name="P4">
<draw:frame draw:style-name="fr1" draw:name="Image231" text:anchor-type="as-char" svg:width="6.9236in" svg:height="4.615733in" draw:z-index="0">
<draw:image xlink:href="../Images/AРМІЯINFORM/2023-05-23T49-00-00-04-00/2023-05-04-11.39.59.jpg" xlink:type="simple" xlink:show="embed" xlink:actuate="onLoad" draw:mime-type="image/jpeg"/>
</draw:frame>
安德里·尤索夫(Andriy Yusov)。 照片：Dmitryurchenko /陆军</text:p>
      <text:p text:style-name="P4">
俄罗斯联邦的当​​局紧急撤离了核胸部“ Belgorod-22”在Belgorod地区的储存。</text:p>
      <text:p text:style-name="P4">
关于它<text:a xlink:type="simple" xlink:href="https://t.me/DIUkraine/2339" text:style-name="Internet_20_link" text:visited-style-name="Visited_20_Internet_20_Link">
陈述</text:a>
乌克兰安德里·尤索夫国防部情报部主要部门的代表。</text:p>
      <text:p text:style-name="P4">
“它(核弹药存储 -  _ ed。)在Grayvoron附近，它是核武器弹药的一部分。”谅解备忘录的代表补充说。</text:p>
      <text:p text:style-name="P4">
据他说，由于贝尔戈罗德地区的局势，尤其是俄罗斯领导人的代表，尤其是撤离当地人口的“元素”。</text:p>
      <text:p text:style-name="P4">
Belgorod-22军事物体的撤离也是一种反应。 我们了解，为了撤离此类物体，我们需要制定一个计划，吸引严重的设备，人员数量。”  - 乌克兰国防部的代表说。</text:p>
      <text:p text:style-name="P4">
News Source: <text:a xlink:type="simple" xlink:href="https://armyinform.com.ua/2023/05/23/rf-terminovo-evakuyuye-shovyshha-yadernyh-boyeprypasiv-byelgorod-22-andrij-yusov/" text:style-name="Internet_20_link" text:visited-style-name="Visited_20_Internet_20_Link">
https://armyinform.com.ua/2023/05/23/rf-terminovo-evakuyuye-shovyshha-yadernyh-boyeprypasiv-byelgorod-22-andrij-yusov/</text:a>
</text:p>
      <!--NEWS-->
      <text:h text:style-name="P10" text:outline-level="1">
<text:span text:style-name="T4">
自从大规模入侵国家支持最高支持以来，35 653爆炸物已被中和</text:span>
</text:h>
      <text:p text:style-name="P4">
作者: ['Андрій Задубінний']</text:p>
      <text:p text:style-name="P4">
时间: 2023-05-23T50:00:00-04:00</text:p>
      <text:p text:style-name="P4">
描述: Rosya Saperezhsptstranspelzhbi Mo Mo Ukrainian的大规模入侵的丘比特...与乌克兰2022年的战争，与乌克兰的最新消息，今天与乌克兰的新闻，《与乌克兰2022年的新闻战争》，今天，乌克兰和俄罗斯之间的战争将在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konopelnyuk3.jpg" text:style-name="Internet_20_link" text:visited-style-name="Visited_20_Internet_20_Link">
konopelnyuk3.jpg</text:a>
']</text:p>
      <text:p text:style-name="P4">
标签: ['MILITARY MEDIA CENTER', 'ДССТ', 'МИХАЙЛО КОНОПЕЛЬНЮК']</text:p>
      <text:p text:style-name="P4">
类别: News</text:p>
      <!--METADATA-->
      <text:p text:style-name="P4">
<draw:frame draw:style-name="fr1" draw:name="Image232" text:anchor-type="as-char" svg:width="6.9236in" svg:height="4.615733in" draw:z-index="0">
<draw:image xlink:href="../Images/AРМІЯINFORM/2023-05-23T50-00-00-04-00/konopelnyuk3.jpg" xlink:type="simple" xlink:show="embed" xlink:actuate="onLoad" draw:mime-type="image/jpeg"/>
</draw:frame>
自大规模入侵俄罗斯以来，穆兹克林国家安全局的仆从已经发现并中和35 653爆炸物。 乌克兰国防部州特别交通服务部副总裁，米哈伊尔·科诺佩尔尼克上校的高级官员<text:a xlink:type="simple" xlink:href="https://armyinform.com.ua/2023/05/23/bryfing-shhodo-rozminuvannya-terytorij-za-uchasti-predstavnyka-derzhspecztranssluzhby-mou/" text:style-name="Internet_20_link" text:visited-style-name="Visited_20_Internet_20_Link">
简报</text:a>
在军事媒体中心。</text:p>
      <text:p text:style-name="P4">
该官员的说法，在存在爆炸物的情况下，检查了7,000公顷的地形和16.34公顷的河流和湖泊的水区域。<text:span text:style-name="T4">
 SSST SAPPERS还接受了调查并保护2024公里的铁路和553 kmavtomos。 调查了超过287公里的传输线和33 kmgazogons。</text:span>
</text:p>
      <text:p text:style-name="P4">
得益于国家安全服务局专家的英勇工作，以占领成千上万的领土上的成千上万，这是有机会恢复保健性生命的机会。</text:p>
      <ul>
        <li>
到目前为止，当前有一批Sapper业务专家的非复杂事物。 乌克兰国防部长的决议将州最高物资的分工数增加到近3000人的总数。 Konopelnyuk。</li>
      </ul>
      <text:p text:style-name="P4">
<text:span text:style-name="T5">
foto dmitry Yurchenko</text:span>
</text:p>
      <text:p text:style-name="P4">
News Source: <text:a xlink:type="simple" xlink:href="https://armyinform.com.ua/2023/05/23/z-pochatku-shyrokomasshtabnogo-vtorgnennya-rf-sapery-derzhspecztranssluzhby-zneshkodyly-35-653-vybuhonebezpechni-predmety/" text:style-name="Internet_20_link" text:visited-style-name="Visited_20_Internet_20_Link">
https://armyinform.com.ua/2023/05/23/z-pochatku-shyrokomasshtabnogo-vtorgnennya-rf-sapery-derzhspecztranssluzhby-zneshkodyly-35-653-vybuhonebezpechni-predmety/</text:a>
</text:p>
      <!--NEWS-->
      <text:h text:style-name="P10" text:outline-level="1">
<text:span text:style-name="T4">
在黑海，俄罗斯人目前持有11艘船，其中包括一个火箭发射器，带有8个“口径”</text:span>
</text:h>
      <text:p text:style-name="P4">
作者: ['Дмитро Горбунов']</text:p>
      <text:p text:style-name="P4">
时间: 2023-05-23T51:00:00-04:00</text:p>
      <text:p text:style-name="P4">
描述: 关于Tsee Telemarafon“єIiniNews”，老板Obdnah的负责人...与乌克兰2022年的战争，与乌克兰的最新新闻，今天与乌克兰的新闻，乌克兰2022年最后一次战争，将在今天，乌克兰和俄罗斯，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НАТАЛІЯ ГУМЕНЮК']</text:p>
      <text:p text:style-name="P4">
类别: News</text:p>
      <!--METADATA-->
      <text:p text:style-name="P4">
<draw:frame draw:style-name="fr1" draw:name="Image233" text:anchor-type="as-char" svg:width="6.9236in" svg:height="4.615733in" draw:z-index="0">
<draw:image xlink:href="../Images/AРМІЯINFORM/2023-05-23T51-00-00-04-00/raketa-kalibr-pusk-chorne-more.jpg" xlink:type="simple" xlink:show="embed" xlink:actuate="onLoad" draw:mime-type="image/jpeg"/>
</draw:frame>
说明性照片</text:p>
      <text:p text:style-name="P4">
在telorphone的以太中有关它<text:a xlink:type="simple" xlink:href="https://www.youtube.com/watch" text:style-name="Internet_20_link" text:visited-style-name="Visited_20_Internet_20_Link">
“ unin”</text:a>
乌克兰南部国防军协调新闻中心主任向纳塔利亚·汉尼克(Natalia Humeniuk)上校告知。</text:p>
      <text:p text:style-name="P4">
据她说，海洋火箭发射器的数量现在有所减少。</text:p>
      <ul>
        <li>
敌对的船只集团一直在操纵，因为俄罗斯人害怕被表达。 它们与受控乌克兰海岸的最大距离保持在最大距离。 它已经是一百海里或180-200公里的通常距离。 他们倾向于Novorossiysk，纯粹是俄罗斯人。 目前，黑海只有一个火箭载体，在11个单位的运输部门中，乌克兰南部国防军中心的负责人增加了8个“口径”。</li>
      </ul>
      <text:p text:style-name="P4">
News Source: <text:a xlink:type="simple" xlink:href="https://armyinform.com.ua/2023/05/23/u-chornomu-mori-rosiyany-narazi-trymayut-11-korabliv-sered-nyh-raketonosij-z-vismoma-kalibramy/" text:style-name="Internet_20_link" text:visited-style-name="Visited_20_Internet_20_Link">
https://armyinform.com.ua/2023/05/23/u-chornomu-mori-rosiyany-narazi-trymayut-11-korabliv-sered-nyh-raketonosij-z-vismoma-kalibramy/</text:a>
</text:p>
      <!--NEWS-->
      <text:h text:style-name="P10" text:outline-level="1">
<text:span text:style-name="T4">
俘虏海军陆战队的亲戚会见了协调总部的代表</text:span>
</text:h>
      <text:p text:style-name="P4">
作者: ['АРМІЯINFORM']</text:p>
      <text:p text:style-name="P4">
时间: 2023-05-23T52:00:00-04:00</text:p>
      <text:p text:style-name="P4">
描述: 在协调的总部，Zustinich Zustinov是Rodinovsovsovsovsovsovsky团队...与乌克兰2022年的战争，与乌克兰的最新新闻，今天与乌克兰2022年的新闻战争，今天与乌克兰和俄罗斯之间的战争，乌克兰和乌克兰之间的战争将会他们说，在2022年，是否会在不久的将来与乌克兰发生战争</text:p>
      <text:p text:style-name="P4">
图片: ['<text:a xlink:type="simple" xlink:href="https://armyinform.com.ua/wp-content/uploads/2023/05/ksh3-7.jpg" text:style-name="Internet_20_link" text:visited-style-name="Visited_20_Internet_20_Link">
ksh3-7.jpg</text:a>
']</text:p>
      <text:p text:style-name="P4">
标签: ['ВІЙСЬКОВОПОЛОНЕНІ', 'КООРДИНАЦІЙНИЙ ШТАБ З ПИТАНЬ ПОВОДЖЕННЯ З ВІЙСЬКОВОПОЛОНЕНИМИ', 'МОРПІХИ']</text:p>
      <text:p text:style-name="P4">
类别: News</text:p>
      <!--METADATA-->
      <text:p text:style-name="P4">
<draw:frame draw:style-name="fr1" draw:name="Image234" text:anchor-type="as-char" svg:width="6.9236in" svg:height="4.823441in" draw:z-index="0">
<draw:image xlink:href="../Images/AРМІЯINFORM/2023-05-23T52-00-00-04-00/ksh3-7.jpg" xlink:type="simple" xlink:show="embed" xlink:actuate="onLoad" draw:mime-type="image/jpeg"/>
</draw:frame>
协调总部会见了海军陆战队军事军人的家人，以反击米哈伊尔·比林斯基(Mikhail Bilynsky)命名。 囚犯和海军陆战队失踪人员的囚犯传达了协调总部的代表。</text:p>
      <text:p text:style-name="P4">
关于它<text:a xlink:type="simple" xlink:href="https://t.me/Koord_shtab/1099" text:style-name="Internet_20_link" text:visited-style-name="Visited_20_Internet_20_Link">
报告</text:a>
协调询问战俘的询问总部。</text:p>
      <text:p text:style-name="P4">
会议期间讨论的问题之一涉及信息安全。 员工代表提请注意以下事实：敌人非常活跃于vinformation空间，并使用任何可用的工具来进行操纵和误导乌克兰公民，尤其是军方的亲戚。 由侵略者国家控制的信息站点正在复制旨在破坏乌克兰社会化稳定的信息。</text:p>
      <text:p text:style-name="P4">
它应该非常警惕和批评不听话来源获得的信息。 在发表媒体资源评论或进行公共活动时，值得考虑所有可能的风险，绝不会披露可能损害仍处于俄罗斯囚禁的人的信息。</text:p>
      <text:p text:style-name="P4">
关于捍卫者和捍卫者的囚犯的位置，工作人员的代表指出，俄罗斯没有提供官方信息。 但是，有关拘留地点的信息来自其他来源。 应当指出的是，有关战俘的位置的信息对交换过程没有直接影响。 这项工作也正在返回不同拘留所的囚犯，这些囚犯既位于俄罗斯联邦和及时占领的乌克兰领土。</text:p>
      <text:p text:style-name="P4">
News Source: <text:a xlink:type="simple" xlink:href="https://armyinform.com.ua/2023/05/23/rodychi-polonenyh-morpihiv-zustrilysya-z-predstavnykamy-koordynaczijnogo-shtabu-2/" text:style-name="Internet_20_link" text:visited-style-name="Visited_20_Internet_20_Link">
https://armyinform.com.ua/2023/05/23/rodychi-polonenyh-morpihiv-zustrilysya-z-predstavnykamy-koordynaczijnogo-shtabu-2/</text:a>
</text:p>
      <!--NEWS-->
      <text:h text:style-name="P10" text:outline-level="1">
<text:span text:style-name="T4">
乌克兰脱离乌克兰：八枚航空炸弹每天被烟火中和</text:span>
</text:h>
      <text:p text:style-name="P4">
作者: ['АРМІЯINFORM']</text:p>
      <text:p text:style-name="P4">
时间: 2023-05-23T53:00:00-04:00</text:p>
      <text:p text:style-name="P4">
描述: 借出了22次伤害，乌克兰持有人服务的Pirotechnici Pirozhili ...与乌克兰2022年的战争，与乌克兰与乌克兰的最新新闻，今天与乌克兰的新闻战争，今天与乌克兰的新闻战争，今天将在乌克兰和俄罗斯之间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5/medium.jpg" text:style-name="Internet_20_link" text:visited-style-name="Visited_20_Internet_20_Link">
medium.jpg</text:a>
']</text:p>
      <text:p text:style-name="P4">
标签: ['ВІЙНА', 'ВТОРГНЕННЯ РФ', 'ДСНС УКРАЇНИ', 'РОЗМІНУВАННЯ']</text:p>
      <text:p text:style-name="P4">
类别: News</text:p>
      <!--METADATA-->
      <text:p text:style-name="P4">
<draw:frame draw:style-name="fr1" draw:name="Image235" text:anchor-type="as-char" svg:width="6.9236in" svg:height="3.89908in" draw:z-index="0">
<draw:image xlink:href="../Images/AРМІЯINFORM/2023-05-23T53-00-00-04-00/medium.jpg" xlink:type="simple" xlink:show="embed" xlink:actuate="onLoad" draw:mime-type="image/jpeg"/>
</draw:frame>
<text:span text:style-name="T4">
在5月22日的最后一天</text:span>
州紧急服务服务的烟火单位<text:span text:style-name="T4">
 151次</text:span>
参与了任务的完成。</text:p>
      <text:p text:style-name="P4">
关于这个<text:a xlink:type="simple" xlink:href="https://www.kmu.gov.ua/news/operatyvna-5informatsiia-dsns-shchodo-naslidkiv-vedennia-boiovykh-dii-rosiiskoiu-federatsiieiu-ta-diialnosti-pirotekhnichnykh-pidrozdiliv-sluzhby" text:style-name="Internet_20_link" text:visited-style-name="Visited_20_Internet_20_Link">
<text:span text:style-name="T5">
报告</text:span>
</text:a>
政府门户。</text:p>
      <text:p text:style-name="P4">
发现，扣押和处置了5609个单位。牙科物体，包括8个单位航空炸弹。 检查(清除)超过349.37公顷的领土。</text:p>
      <text:p text:style-name="P4">
背景：从乌克兰俄罗斯联合会的大规模侵略开始，乌克兰SES的烟火单位就参与了<text:span text:style-name="T4">
 49 425次</text:span>
，以完成我的任务。 处置<text:span text:style-name="T4">
 388 636-排定物品</text:span>
，包括<text:span text:style-name="T4">
 2 249 </text:span>
 <text:span text:style-name="T4">
航空炸弹</text:span>
。(清除)面积<text:span text:style-name="T4">
 86 529公顷</text:span>
。</text:p>
      <text:p text:style-name="P4">
总共剩下174,000平方米。 潜在危险领土的公里，占该州总面积的30％。</text:p>
      <text:p text:style-name="P4">
News Source: <text:a xlink:type="simple" xlink:href="https://armyinform.com.ua/2023/05/23/rozminuvannya-ukrayiny-za-dobu-pirotehniky-zneshkodyly-visim-aviaczijnyh-bomb/" text:style-name="Internet_20_link" text:visited-style-name="Visited_20_Internet_20_Link">
https://armyinform.com.ua/2023/05/23/rozminuvannya-ukrayiny-za-dobu-pirotehniky-zneshkodyly-visim-aviaczijnyh-bomb/</text:a>
</text:p>
      <!--NEWS-->
      <text:h text:style-name="P10" text:outline-level="1">
<text:span text:style-name="T4">
被俄罗斯特工拘留在Cherkasy中，威胁着终身紫外线’</text:span>
</text:h>
      <text:p text:style-name="P4">
作者: ['АРМІЯINFORM']</text:p>
      <text:p text:style-name="P4">
时间: 2023-05-23T54:00:00-04:00</text:p>
      <text:p text:style-name="P4">
描述: 关于俄罗斯联合会一词总参谋长的首席管理人员的Cherkashchini Vikrit代理（Bilsh Vidomoy ...与乌克兰2022年的战争，与乌克兰与乌克兰的最新新闻战争，今天与乌克兰2022年的新闻战争，今天，战争会有一场战争，将会有一场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5/d9129456ff13f89e9b05b636caf0cb10.jpeg" text:style-name="Internet_20_link" text:visited-style-name="Visited_20_Internet_20_Link">
d9129456ff13f89e9b05b636caf0cb10.jpeg</text:a>
']</text:p>
      <text:p text:style-name="P4">
标签: ['STOPRUSSIA', 'АГРЕСІЯ РФ', 'ВТОРГНЕННЯ РФ']</text:p>
      <text:p text:style-name="P4">
类别: News</text:p>
      <!--METADATA-->
      <text:p text:style-name="P4">
<draw:frame draw:style-name="fr1" draw:name="Image236" text:anchor-type="as-char" svg:width="6.9236in" svg:height="4.615733in" draw:z-index="0">
<draw:image xlink:href="../Images/AРМІЯINFORM/2023-05-23T54-00-00-04-00/d9129456ff13f89e9b05b636caf0cb10.jpeg" xlink:type="simple" xlink:show="embed" xlink:actuate="onLoad" draw:mime-type="image/jpeg"/>
</draw:frame>
在切尔卡斯地区(众所周知的游戏)他在乌克兰的乌克兰军事和防空系统的基地和永久地位的地方收集了情报。</text:p>
      <text:p text:style-name="P4">
袭击者是赫尔森地区暂时占领的地区的居民，在大规模入侵的开始时，他支持了入侵者，并在针对乌克兰的战争中提出了援助。</text:p>
      <text:p text:style-name="P4">
随后，通过Messenger释放了俄罗斯语音情报的人员，并具有“提议”的“提议”。 在他的指示下，代理人被向Cherkasy地区提供了一分钟的情报和颠覆活动。</text:p>
      <text:p text:style-name="P4">
在该地区的领土上，叛徒收集了有关Silobolophe和关键基础设施位置的信息。 他对防空系统，乌克兰军事医院以及工厂，桥梁和水坝的位置特别感兴趣。</text:p>
      <text:p text:style-name="P4">
俄罗斯代理商收到的信息以电子希的形式传输给了占领者，并确认照片。 叛徒在乌克兰关键基础设施的照片固定期间被拘留，并将相关的“报告”转让给俄罗斯军事情报。</text:p>
      <text:p text:style-name="P4">
根据收集的证据，他被告知涉嫌在戒严令中犯下的叛国罪。 攻击者受到终身剥夺的威胁。</text:p>
      <text:p text:style-name="P4">
<text:span text:style-name="T4">
来源：</text:span>
 <text:a xlink:type="simple" xlink:href="https://ssu.gov.ua/novyny/sbu-zatrymala-u-cherkasakh-rosiiskoho-ahenta-pid-chas-koryhuvannia-nym-vorozhoho-udaru-po-mistu" text:style-name="Internet_20_link" text:visited-style-name="Visited_20_Internet_20_Link">
<text:span text:style-name="T5">
sbu</text:span>
</text:a>
</text:p>
      <text:p text:style-name="P4">
News Source: <text:a xlink:type="simple" xlink:href="https://armyinform.com.ua/2023/05/23/zatrymanomu-u-cherkasah-rosijskomu-agentu-zagrozhuye-dovichne-uvyaznennya/" text:style-name="Internet_20_link" text:visited-style-name="Visited_20_Internet_20_Link">
https://armyinform.com.ua/2023/05/23/zatrymanomu-u-cherkasah-rosijskomu-agentu-zagrozhuye-dovichne-uvyaznennya/</text:a>
</text:p>
      <!--NEWS-->
      <text:h text:style-name="P10" text:outline-level="1">
<text:span text:style-name="T4">
在国家支持服务的单位中，有5名妇女已经执行魔术任务</text:span>
</text:h>
      <text:p text:style-name="P4">
作者: ['Андрій Задубінний']</text:p>
      <text:p text:style-name="P4">
时间: 2023-05-23T55:00:00-04:00</text:p>
      <text:p text:style-name="P4">
描述: Forest Fakhivtsiv-saperev for izhener-saperdrodni pirzdіliv hold of special special ... War with Ukraine 2022, war with Ukraine Latest news today, News War with Ukraine 2022 Last today, will there be a war between Ukraine and Russia and when, the war他们在2022年与乌克兰有一年</text:p>
      <text:p text:style-name="P4">
图片: ['<text:a xlink:type="simple" xlink:href="https://armyinform.com.ua/wp-content/uploads/2023/05/konopelnyuk7.jpg" text:style-name="Internet_20_link" text:visited-style-name="Visited_20_Internet_20_Link">
konopelnyuk7.jpg</text:a>
']</text:p>
      <text:p text:style-name="P4">
标签: ['MILITARY MEDIA CENTER', 'ВТОРГНЕННЯ РФ', 'ДЕРЖСПЕЦТРАНССЛУЖБА', 'ДССТ', 'ЖІНКИ', 'МИХАЙЛО КОНОПЕЛЬНЮК', 'МІНОБОРОНИ', 'РОЗМІНУВАННЯ', 'САПЕРИ']</text:p>
      <text:p text:style-name="P4">
类别: News</text:p>
      <!--METADATA-->
      <text:p text:style-name="P4">
<draw:frame draw:style-name="fr1" draw:name="Image237" text:anchor-type="as-char" svg:width="6.9236in" svg:height="4.615733in" draw:z-index="0">
<draw:image xlink:href="../Images/AРМІЯINFORM/2023-05-23T55-00-00-04-00/konopelnyuk7.jpg" xlink:type="simple" xlink:show="embed" xlink:actuate="onLoad" draw:mime-type="image/jpeg"/>
</draw:frame>
Mikhail Konopelnyuk</text:p>
      <text:p text:style-name="P4">
培训乌克兰国防部的州特殊运输服务的工程和SAPL部门的专家培训，尤其是在国家支持服务培训中心举行的Divers-Sapers-IS。 为此，准备了适当的材料和技术基础，准备了TABATT组成的培训计划。 国家许可也是从“ Saper”和“ Dav”职业的教育饮酒专家那里获得的。 在培训和提交期末考试后，人员将获得陈述证书。 这是由乌克兰中尉Mikhailokonopenpelnyuk上校的国家特别交通服务部的高级官员报告的<text:a xlink:type="simple" xlink:href="https://armyinform.com.ua/2023/05/23/bryfing-shhodo-rozminuvannya-terytorij-za-uchasti-predstavnyka-derzhspecztranssluzhby-mou/" text:style-name="Internet_20_link" text:visited-style-name="Visited_20_Internet_20_Link">
简报</text:a>
在军事媒体中心。</text:p>
      <text:p text:style-name="P4">
根据科诺普尔尼克上校的说法，成为一名人是最有意识的选择：一个人应该在心理上准备与素描有关的辛勤工作。 因此，第一阶段是对专业健身的测试。 之后 - 训练。 那些在完成后成功通过考试的人将成为隔离者，并将被允许挖掘。</text:p>
      <text:p text:style-name="P4">
Mikhail Konopelnyuk上校强调，在乌克兰，越来越多的妇女将不得不掌握Saper的职业。 在国家支持服务的单位中，已经有5个女性账面任务用于脱灵，目前正在进行另一项研究课程。</text:p>
      <text:p text:style-name="P4">
为了准备乌克兰州州教育机构的牧师，积极与其他国家合作，由国际矿工持有(如何：FSD乌克兰，Thehalo Trust，drc，Tetratech等。).</text:p>
      <text:p text:style-name="P4">
— Налагодження зв’язків та співпраці з іноземними партнерами пришвидшитьпроцес підготовки кваліфікованих фахівців з розмінування та допоможезабезпечити необхідним спорядженням саперів, — зазначив підполковникКонопельнюк.</text:p>
      <text:p text:style-name="P4">
Під час розмінування сапери завжди мають бути готові до того, що виявленийвибухонебезпечний предмет може бути із «сюрпризом». Як зазначив підполковникКонопельнюк, ворог застосовує різноманітні варіанти мінування, застосовуєміни-пастки та міни-сюрпризи, нестандартне встановлення інженернихбоєприпасів.</text:p>
      <text:p text:style-name="P4">
— Чим довше територія перебувала під окупацією, тим більше вона забрудненамінами, боєприпасами та іншими вибухонебезпечними предметами від веденнябойових дій, — повідомив офіцер.</text:p>
      <ul>
        <li>
最新的技术首先保留了人员的生活，垫子提高了降解的效率。 如今，建立了吉斯普利人们，志愿者，国际组织在现代设备供应方面的工作。 Konopelnyuk上校说，我们已经开放并准备与任何可以提供帮助的人合作。</li>
      </ul>
      <text:p text:style-name="P4">
<text:span text:style-name="T5">
foto dmitry Yurchenko</text:span>
</text:p>
      <text:p text:style-name="P4">
News Source: <text:a xlink:type="simple" xlink:href="https://armyinform.com.ua/2023/05/23/u-pidrozdilah-derzhspecztranssluzhby-vzhe-5-zhinok-vykonuyut-zavdannya-z-rozminuvannya/" text:style-name="Internet_20_link" text:visited-style-name="Visited_20_Internet_20_Link">
https://armyinform.com.ua/2023/05/23/u-pidrozdilah-derzhspecztranssluzhby-vzhe-5-zhinok-vykonuyut-zavdannya-z-rozminuvannya/</text:a>
</text:p>
      <!--NEWS-->
      <text:h text:style-name="P10" text:outline-level="1">
<text:span text:style-name="T4">
在波兰，随着谅解备忘录的参与，北约进行了改善军事教育的会议。</text:span>
</text:h>
      <text:p text:style-name="P4">
作者: ['АРМІЯINFORM']</text:p>
      <text:p text:style-name="P4">
时间: 2023-05-23T56:00:00-04:00</text:p>
      <text:p text:style-name="P4">
描述: 乌克兰国防辩护的代表在明斯特国防的监狱中摔跤...与乌克兰2022年的战争，与乌克兰的最新新闻，今天与乌克兰的新闻，乌克兰2022年最后一次战争，乌克兰和俄罗斯，俄罗斯，俄罗斯，俄罗斯，俄罗斯和俄罗斯和俄罗斯之间的战争将会他们说，当2022年2022年与乌克兰的战争是否一年，他们是否会在不久的将来与乌克兰进行战争，他们说，今天与乌克兰的战争，今天的乌克兰新闻，乌克兰的新闻，乌克兰媒体的俄罗斯媒体新闻</text:p>
      <text:p text:style-name="P4">
图片: ['<text:a xlink:type="simple" xlink:href="https://armyinform.com.ua/wp-content/uploads/2023/05/347142295_571918564980959_3332919817850242818_n.jpg" text:style-name="Internet_20_link" text:visited-style-name="Visited_20_Internet_20_Link">
347142295_571918564980959_3332919817850242818_n.jpg</text:a>
', '<text:a xlink:type="simple" xlink:href="https://armyinform.com.ua/wp-content/uploads/2023/05/347226515_703233264901574_4412928855846871041_n.jpg" text:style-name="Internet_20_link" text:visited-style-name="Visited_20_Internet_20_Link">
347226515_703233264901574_4412928855846871041_n.jpg</text:a>
']</text:p>
      <text:p text:style-name="P4">
标签: ['DEEP-UKRAINE', 'ВОЛОДИМИР МІРНЕНКО', 'ДЕПАРТАМЕНТ ВІЙСЬКОВОЇ ОСВІТИ І НАУКИ', 'ЛИТПОЛУКРБРИГ', 'ОЛЕКСАНДР ПАВЛЮК']</text:p>
      <text:p text:style-name="P4">
类别: News</text:p>
      <!--METADATA-->
      <text:p text:style-name="P4">
<draw:frame draw:style-name="fr1" draw:name="Image238" text:anchor-type="as-char" svg:width="6.9236in" svg:height="3.611811in" draw:z-index="0">
<draw:image xlink:href="../Images/AРМІЯINFORM/2023-05-23T56-00-00-04-00/347142295_571918564980959_3332919817850242818_n.jpg" xlink:type="simple" xlink:show="embed" xlink:actuate="onLoad" draw:mime-type="image/jpeg"/>
</draw:frame>
乌克兰国防部的代表团由乌克兰中尉亚历山大·帕夫林(Alexander Pavlyuk)的第一任副部长主持，参加了年度评估会议的摘要。卢布林(波兰共和国)在大巴 - 乌克兰大队以康斯坦丁·奥斯特罗斯基王子的名字命名(litperation).</text:p>
      <text:p text:style-name="P4">
Про це<text:a xlink:type="simple" xlink:href="https://www.facebook.com/DepartmentMilitaryEducationScienceMOD.UA/posts/pfbid02SjWb47dAiHipBV7p5ADLMEsos4HDNxP7VvnXGxVABA2FNTw7x9MNLsJMcKgRJWACl" text:style-name="Internet_20_link" text:visited-style-name="Visited_20_Internet_20_Link">
повідомляє</text:a>
乌克兰国防部军事教育与科学系。</text:p>
      <text:p text:style-name="P4">
“每个人都希望变得更好。 因此，我们不会放慢军事教育和准备系统中定性变化的速度。 这一战略领域的改革是我们在战场上胜利的关键。 我感谢外国顾问和专家对变革措施的全面支持，我们的军事大学的教职人员的准备，参与对两个北约乌克兰计划中专业军事教育课程的教育计划的批评，” Oleksandr Pavlyuk说。</text:p>
      <text:p text:style-name="P4">
<draw:frame draw:style-name="fr1" draw:name="Image239" text:anchor-type="as-char" svg:width="6.9236in" svg:height="3.559884in" draw:z-index="0">
<draw:image xlink:href="../Images/AРМІЯINFORM/2023-05-23T56-00-00-04-00/347226515_703233264901574_4412928855846871041_n.jpg" xlink:type="simple" xlink:show="embed" xlink:actuate="onLoad" draw:mime-type="image/jpeg"/>
</draw:frame>
反过来，乌克兰国防部军事教育与科学系局长沃迪米尔·米尔南科(Volodymyr Mirnenko)强调了进一步发展军事教育生态系统的重要性，这是基于其所有组成部分，其所有组成部分的和谐组合的重要性包括发起的多级专业军事教育体系。</text:p>
      <text:p text:style-name="P4">
“目前，我们正在积极努力提高军事教育系统的灵活性，使用混合训练形式，考虑到军事挑战。要提出，重点是要教会战争中绝对需要的东西。乌克兰部队。</text:p>
      <text:p text:style-name="P4">
关于提高北约深乌克兰计划的能力的需求强调了(波兰共和国). Підсумовуючи напрацювання задесять років успішної роботи, він зазначив:</text:p>
      <text:p text:style-name="P4">
已经表达了有关系统教育发展的未来愿景的全面建议(美国). На його думку, у найближчому майбутньому слід зосередитися назалученні до освітнього процесу інструкторів-практиків та забезпеченніналежного внутрішнього контролю якості підготовки військових фахівців. Вінтакож схвально оцінив проміжні результати експерименту з апробації новоїорганізаційно-штатної J-структури у Військовій академії (敖德萨)，由国防部与武装部队总参谋部一起发起。</text:p>
      <text:p text:style-name="P4">
就他的职业军事教育顾问代表在乌克兰Stasis Paldasnas中的代表(立陶宛)在军事教育和科学系的唯一领导下，他对与下一个北约乌克兰深乌克兰计划的富有成果合作表示了希望年。</text:p>
      <text:p text:style-name="P4">
应提醒，在活动中，与乌克兰国防部机构的高等教育机构和军事教育部门的代表分开会议，乌克兰涉及和解。</text:p>
      <text:p text:style-name="P4">
News Source: <text:a xlink:type="simple" xlink:href="https://armyinform.com.ua/2023/05/23/u-polshhi-za-uchasti-mou-vidbulasya-zustrich-ekspertiv-programy-nato-z-udoskonalennya-vijskovoyi-osvity/" text:style-name="Internet_20_link" text:visited-style-name="Visited_20_Internet_20_Link">
https://armyinform.com.ua/2023/05/23/u-polshhi-za-uchasti-mou-vidbulasya-zustrich-ekspertiv-programy-nato-z-udoskonalennya-vijskovoyi-osvity/</text:a>
</text:p>
      <!--NEWS-->
      <text:h text:style-name="P10" text:outline-level="1">
<text:span text:style-name="T4">
最高指挥官被授予乌克兰英雄的头衔授予两名海军陆战队军官</text:span>
</text:h>
      <text:p text:style-name="P4">
作者: ['АРМІЯINFORM']</text:p>
      <text:p text:style-name="P4">
时间: 2023-05-23T57:00:00-04:00</text:p>
      <text:p text:style-name="P4">
描述: 乌克兰乌克兰的Vidvannya oblevikh Zbroyni部队的PID小时在捍卫Vogledar -...与乌克兰2022年战争，与乌克兰与乌克兰的最新新闻，今天与乌克兰的新闻战争，今天上次与乌克兰的新闻战争，今天与乌克兰的2022年战争，乌克兰和俄罗斯和俄罗斯和俄罗斯之间的战争将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4be8f235-f07a-4fcc-b5b3-40d4b28c559b.jpg" text:style-name="Internet_20_link" text:visited-style-name="Visited_20_Internet_20_Link">
4be8f235-f07a-4fcc-b5b3-40d4b28c559b.jpg</text:a>
', '<text:a xlink:type="simple" xlink:href="https://armyinform.com.ua/wp-content/uploads/2023/05/05aa2f43-0241-44e5-9c55-603c6ec856fd-150x150.jpg" text:style-name="Internet_20_link" text:visited-style-name="Visited_20_Internet_20_Link">
05aa2f43-0241-44e5-9c55-603c6ec856fd-150x150.jpg</text:a>
', '<text:a xlink:type="simple" xlink:href="https://armyinform.com.ua/wp-content/uploads/2023/05/photo_5433872055033514215_y-150x150.jpg" text:style-name="Internet_20_link" text:visited-style-name="Visited_20_Internet_20_Link">
photo_5433872055033514215_y-150x150.jpg</text:a>
', '<text:a xlink:type="simple" xlink:href="https://armyinform.com.ua/wp-content/uploads/2023/05/photo_5433872055033514220_y-150x150.jpg" text:style-name="Internet_20_link" text:visited-style-name="Visited_20_Internet_20_Link">
photo_5433872055033514220_y-150x150.jpg</text:a>
']</text:p>
      <text:p text:style-name="P4">
标签: ['ВОЛОДИМИР ЗЕЛЕНСЬКИЙ', 'ГЕРОЙ УКРАЇНИ', 'МОРСЬКА ПІХОТА', 'ПРЕЗИДЕНТ УКРАЇНИ']</text:p>
      <text:p text:style-name="P4">
类别: News</text:p>
      <!--METADATA-->
      <text:p text:style-name="P4">
<draw:frame draw:style-name="fr1" draw:name="Image240" text:anchor-type="as-char" svg:width="6.9236in" svg:height="4.61393in" draw:z-index="0">
<draw:image xlink:href="../Images/AРМІЯINFORM/2023-05-23T57-00-00-04-00/4be8f235-f07a-4fcc-b5b3-40d4b28c559b.jpg" xlink:type="simple" xlink:show="embed" xlink:actuate="onLoad" draw:mime-type="image/jpeg"/>
</draw:frame>
在乌克兰地区乌克兰武装部队在国防车道 - 乌克兰乌克兰弗拉基米尔·泽伦斯基总统的领先职位访问期间，有机会颁发了州颁奖典礼。</text:p>
      <text:p text:style-name="P4">
关于它<text:a xlink:type="simple" xlink:href="https://www.president.gov.ua/news/u-den-morskoyi-pihoti-prezident-ukrayini-vidvidav-peredovi-p-83109" text:style-name="Internet_20_link" text:visited-style-name="Visited_20_Internet_20_Link">
报告</text:a>
乌克兰总统办公室。</text:p>
      <text:p text:style-name="P4">
因此，对于个人的勇气和英雄主义而言，在国家保护乌克兰的保护和领土完整性中，对乌克兰人民的敬业服务授予了乌克兰英雄的头衔和由上校Yuri yuri antrienko发行的金星<text:span text:style-name="T4">
和</text:span>
 Mykola上校。</text:p>
      <text:p text:style-name="P4">
弗拉基米尔·泽伦斯基(Vladimir Zelensky)在捍卫乌克兰的个人勇气和奉献精神中，出生于Bohdan Khmelnytsky I，II和III学位的命令，II和III学位的“测量”，Olga III公主III学位和Danilagaligsky的命令。</text:p>
      <text:p text:style-name="P4">
<text:a xlink:type="simple" xlink:href="https://armyinform.com.ua/wp-content/uploads/2023/05/05aa2f43-0241-44e5-9c55-603c6ec856fd.jpg" text:style-name="Internet_20_link" text:visited-style-name="Visited_20_Internet_20_Link">
!(Images/AРМІЯINFORM/2023-05-23T57-00-00-04-00/05aa2f43-0241-44e5-9c55-603c6ec856fd-150x150.jpg)</text:a>
</text:p>
      <text:p text:style-name="P4">
<text:a xlink:type="simple" xlink:href="https://armyinform.com.ua/wp-content/uploads/2023/05/photo_5433872055033514215_y.jpg" text:style-name="Internet_20_link" text:visited-style-name="Visited_20_Internet_20_Link">
<draw:frame draw:style-name="fr1" draw:name="Image241" text:anchor-type="as-char" svg:width="6.9236in" svg:height="6.9236in" draw:z-index="0">
<draw:image xlink:href="../Images/AРМІЯINFORM/2023-05-23T57-00-00-04-00/photo_5433872055033514215_y-150x150.jpg" xlink:type="simple" xlink:show="embed" xlink:actuate="onLoad" draw:mime-type="image/jpeg"/>
</draw:frame>
</text:a>
</text:p>
      <text:p text:style-name="P4">
<text:a xlink:type="simple" xlink:href="https://armyinform.com.ua/wp-content/uploads/2023/05/photo_5433872055033514220_y.jpg" text:style-name="Internet_20_link" text:visited-style-name="Visited_20_Internet_20_Link">
<draw:frame draw:style-name="fr1" draw:name="Image242" text:anchor-type="as-char" svg:width="6.9236in" svg:height="6.9236in" draw:z-index="0">
<draw:image xlink:href="../Images/AРМІЯINFORM/2023-05-23T57-00-00-04-00/photo_5433872055033514220_y-150x150.jpg" xlink:type="simple" xlink:show="embed" xlink:actuate="onLoad" draw:mime-type="image/jpeg"/>
</draw:frame>
</text:a>
此外，为了纪念军事部队人员的高级专业精神，战斗优点，勇气和勇气，国家元首介绍了乌克兰总统“为勇气和勇气”武装部队，武装部队，勇气和勇气第35个单独的顾客及其单位：海军陆战队的第18个单独的Batalion和第137个单独的海军陆战队营，以及以Alexealmazov命名的第406个单独的炮兵旅，以及第140个单独的侦察营。</text:p>
      <text:p text:style-name="P4">
沃迪米尔·泽伦斯基(Volodymyr Zelensky)还授予了旅队总部的军事职务 - 阿普·安德罗索夫(Apu Androsov)海军海军军队的副指挥官。</text:p>
      <text:p text:style-name="P4">
News Source: <text:a xlink:type="simple" xlink:href="https://armyinform.com.ua/2023/05/23/verhovnyj-golovnokomanduvach-prysvoyiv-zvannya-geroya-ukrayiny-dvom-oficzeram-morskoyi-pihoty/" text:style-name="Internet_20_link" text:visited-style-name="Visited_20_Internet_20_Link">
https://armyinform.com.ua/2023/05/23/verhovnyj-golovnokomanduvach-prysvoyiv-zvannya-geroya-ukrayiny-dvom-oficzeram-morskoyi-pihoty/</text:a>
</text:p>
      <!--NEWS-->
      <text:h text:style-name="P10" text:outline-level="1">
<text:span text:style-name="T4">
在与国际矿工合作中，已经准备了30个DSST Sapper</text:span>
</text:h>
      <text:p text:style-name="P4">
作者: ['В’ячеслав Ржеутський']</text:p>
      <text:p text:style-name="P4">
时间: 2023-05-23T58:00:00-04:00</text:p>
      <text:p text:style-name="P4">
描述: 军事媒体中心的Pid Hour Briff高级Ofiber Viddilol Pidmmaked Adminitsishi ...与乌克兰2022年的战争，与乌克兰的最新消息，今天与乌克兰2022年的战争，今天与乌克兰战争，乌克兰和俄罗斯之间以及战争时，战争以及战争时，战争是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337873069_74855358-e1684831827380.jpg" text:style-name="Internet_20_link" text:visited-style-name="Visited_20_Internet_20_Link">
337873069_74855358-e1684831827380.jpg</text:a>
']</text:p>
      <text:p text:style-name="P4">
标签: ['MILITARY MEDIA CENTER', 'ДССТ', 'МИХАЙЛО КОНОПЕЛЬНЮК', 'САПЕРИ']</text:p>
      <text:p text:style-name="P4">
类别: News</text:p>
      <!--METADATA-->
      <text:p text:style-name="P4">
<draw:frame draw:style-name="fr1" draw:name="Image243" text:anchor-type="as-char" svg:width="6.9236in" svg:height="4.738339in" draw:z-index="0">
<draw:image xlink:href="../Images/AРМІЯINFORM/2023-05-23T58-00-00-04-00/337873069_74855358-e1684831827380.jpg" xlink:type="simple" xlink:show="embed" xlink:actuate="onLoad" draw:mime-type="image/jpeg"/>
</draw:frame>
在<text:a xlink:type="simple" xlink:href="https://armyinform.com.ua/2023/05/23/bryfing-shhodo-rozminuvannya-terytorij-za-uchasti-predstavnyka-derzhspecztranssluzhby-mou/" text:style-name="Internet_20_link" text:visited-style-name="Visited_20_Internet_20_Link">
简报</text:a>
乌克兰中尉米哈伊尔·科诺普尔尼(Mikhail Konopelniwaunniwaunniwaun)的州专业运输服务部支持部的VMILETIRE媒体中心高级官员在与国际次级活动运营商合作的框架中，大约有30个人，来自国家大规模入侵国家，大约有30个人 - 从大规模入侵国家 - 所有权开始的所有权。</text:p>
      <text:p text:style-name="P4">
据该官员说，在不列颠裔美国人信托基金，刚果民主共和国等人的支持下，在瑞士FCD的支持下进行了服务的准备。</text:p>
      <text:p text:style-name="P4">
根据在科索沃进行的培训结果。 该服务的士兵按照EOD 2和3标准持有适当的证书(爆炸军械处理).</text:p>
      <text:p text:style-name="P4">
Крім того, наразі триває підготовка ще 30 фахівців служби в межах спільногопроєкту з компанією TetraTech. Навчання відбувається на території Україні іззалученням інструкторів американської компанії.</text:p>
      <text:p text:style-name="P4">
<text:span text:style-name="T5">
Фото Дмитра Юрченка</text:span>
</text:p>
      <text:p text:style-name="P4">
News Source: <text:a xlink:type="simple" xlink:href="https://armyinform.com.ua/2023/05/23/u-mezhah-spivpraczi-z-mizhnarodnymy-operatoramy-protyminnoyi-diyalnosti-pidgotovleno-30-saperiv-dsst/" text:style-name="Internet_20_link" text:visited-style-name="Visited_20_Internet_20_Link">
https://armyinform.com.ua/2023/05/23/u-mezhah-spivpraczi-z-mizhnarodnymy-operatoramy-protyminnoyi-diyalnosti-pidgotovleno-30-saperiv-dsst/</text:a>
</text:p>
      <!--NEWS-->
      <text:h text:style-name="P10" text:outline-level="1">
<text:span text:style-name="T4">
安娜·马利亚（Anna Malyar）关于贝尔戈罗德地区的情况：这是可预测的俄罗斯内部危机</text:span>
</text:h>
      <text:p text:style-name="P4">
作者: ['АРМІЯINFORM']</text:p>
      <text:p text:style-name="P4">
时间: 2023-05-23T59:00:00-04:00</text:p>
      <text:p text:style-name="P4">
描述: Bєlgorodskiy地区的情况 - 罗斯伊斯卡危机的内部，牛...与乌克兰2022年的战争，与乌克兰与乌克兰的最新新闻战争，今天与乌克兰2022年上次与乌克兰的新闻战争，乌克兰和俄罗斯与俄罗斯之间以及战争之间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12/5f6a5416.jpg" text:style-name="Internet_20_link" text:visited-style-name="Visited_20_Internet_20_Link">
5f6a5416.jpg</text:a>
']</text:p>
      <text:p text:style-name="P4">
标签: ['БЄЛГОРОДСЬКА ОБЛАСТЬ', 'ВІЙНА', 'ГАННА МАЛЯР']</text:p>
      <text:p text:style-name="P4">
类别: News</text:p>
      <!--METADATA-->
      <text:p text:style-name="P4">
<draw:frame draw:style-name="fr1" draw:name="Image244" text:anchor-type="as-char" svg:width="6.9236in" svg:height="4.615733in" draw:z-index="0">
<draw:image xlink:href="../Images/AРМІЯINFORM/2023-05-23T59-00-00-04-00/5f6a5416.jpg" xlink:type="simple" xlink:show="embed" xlink:actuate="onLoad" draw:mime-type="image/jpeg"/>
</draw:frame>
Gannamaars。 照片：Dmitry Yurchenko /陆军</text:p>
      <text:p text:style-name="P4">
Belgorod地区的局势是可预测的俄罗斯内部危机，即使对俄罗斯联邦进入乌克兰的大规模入侵也已经成熟。</text:p>
      <text:p text:style-name="P4">
关于乌克兰国防部副部长安娜·马里亚尔<text:a xlink:type="simple" xlink:href="https://t.me/annamaliar/791" text:style-name="Internet_20_link" text:visited-style-name="Visited_20_Internet_20_Link">
写道</text:a>
在电报中。</text:p>
      <text:p text:style-name="P4">
据我们所知，这些是俄罗斯的爱国者。 实际上叛乱的人是反普特蛋白政权。 因为普京对俄罗斯联邦的行为是因为他与我们与我们发动战争会导致对所有有意识的俄罗斯人的不满。 现在，他们现在得到护照是可耻的，他们为在世界上表现出来而感到羞耻，他们迟早是俄罗斯的公民，有必要导致Samedo现在在Belgorod地区发生的事情，”安娜·马利亚(Anna Malyar)解释说。</text:p>
      <text:p text:style-name="P4">
根据她的说法，俄罗斯公民已经知道应该改变这种制度。</text:p>
      <text:p text:style-name="P4">
“这个关键质量现在正聚集。 这不是突然出现的。这种不满逐渐积累。 也就是说，这是一种俄罗斯人，由公民渴望改变国家的政治制度并引起克里姆林宫已经解决的血腥战争所决定。”</text:p>
      <text:p text:style-name="P4">
News Source: <text:a xlink:type="simple" xlink:href="https://armyinform.com.ua/2023/05/23/ganna-malyar-pro-sytuacziyu-na-byelgorodshhyni-cze-peredbachuvana-vnutrishnya-rosijska-kryza/" text:style-name="Internet_20_link" text:visited-style-name="Visited_20_Internet_20_Link">
https://armyinform.com.ua/2023/05/23/ganna-malyar-pro-sytuacziyu-na-byelgorodshhyni-cze-peredbachuvana-vnutrishnya-rosijska-kryza/</text:a>
</text:p>
      <!--NEWS-->
      <text:h text:style-name="P10" text:outline-level="1">
<text:span text:style-name="T4">
由于俄罗斯联邦在九个地区炮击，两名平民被杀，11人受伤</text:span>
</text:h>
      <text:p text:style-name="P4">
作者: ['АРМІЯINFORM']</text:p>
      <text:p text:style-name="P4">
时间: 2023-05-23T60:00:00-04:00</text:p>
      <text:p text:style-name="P4">
描述: Rosiyski visyska的最后一遍是由乌克兰地区德文省的三位一体炮击。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photo_5431527604185321161_y-1.jpg" text:style-name="Internet_20_link" text:visited-style-name="Visited_20_Internet_20_Link">
photo_5431527604185321161_y-1.jpg</text:a>
']</text:p>
      <text:p text:style-name="P4">
标签: ['ВІЙНА', 'ОБСТРІЛИ РФ', 'ХАРКІВСЬКИЙ ТРИБУНАЛ']</text:p>
      <text:p text:style-name="P4">
类别: News</text:p>
      <!--METADATA-->
      <text:p text:style-name="P4">
<draw:frame draw:style-name="fr1" draw:name="Image245" text:anchor-type="as-char" svg:width="6.9236in" svg:height="4.537578in" draw:z-index="0">
<draw:image xlink:href="../Images/AРМІЯINFORM/2023-05-23T60-00-00-04-00/photo_5431527604185321161_y-1.jpg" xlink:type="simple" xlink:show="embed" xlink:actuate="onLoad" draw:mime-type="image/jpeg"/>
</draw:frame>
在最后一天，俄罗斯军队向乌克兰九个地区的领土开火。</text:p>
      <text:p text:style-name="P4">
关于它<text:a xlink:type="simple" xlink:href="https://t.me/militarymediacenter/2003" text:style-name="Internet_20_link" text:visited-style-name="Visited_20_Internet_20_Link">
报告</text:a>
军事媒体中心。</text:p>
      <text:p text:style-name="P4">
“总的来说，不同类型的武器(迫击炮，坦克，炮兵，RSZV，SCR，无人机，战术航空)释放了121个定居点和49个基础架构对象。</text:p>
      <text:p text:style-name="P4">
根据初步信息，在俄罗斯炮击中，两名平民被杀，11。</text:p>
      <text:p text:style-name="P4">
News Source: <text:a xlink:type="simple" xlink:href="https://armyinform.com.ua/2023/05/23/cherez-obstrily-rf-u-devyatoh-oblastyah-dvoye-lyudej-zagynulo-11-poraneno/" text:style-name="Internet_20_link" text:visited-style-name="Visited_20_Internet_20_Link">
https://armyinform.com.ua/2023/05/23/cherez-obstrily-rf-u-devyatoh-oblastyah-dvoye-lyudej-zagynulo-11-poraneno/</text:a>
</text:p>
      <!--NEWS-->
      <text:h text:style-name="P10" text:outline-level="1">
<text:span text:style-name="T4">
基辅地区已经开始三天的军事演习：不要报告设备的运动</text:span>
</text:h>
      <text:p text:style-name="P4">
作者: ['АРМІЯINFORM']</text:p>
      <text:p text:style-name="P4">
时间: 2023-05-23T61:00:00-04:00</text:p>
      <text:p text:style-name="P4">
描述: 猕猴桃tu kiwskiye Z 23至25 ads trivatimotimu naiskovi ...与乌克兰2022年的战争，与乌克兰与乌克兰的最新新闻，今天与乌克兰的新闻战争，今天与乌克兰2022年的新闻战争，乌克兰和俄罗斯之间的战争将与乌克兰和俄罗斯之间发生战争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5/86ed782-41bac08f-d096-453f-87f1-f0c9de2e5576.jpg" text:style-name="Internet_20_link" text:visited-style-name="Visited_20_Internet_20_Link">
86ed782-41bac08f-d096-453f-87f1-f0c9de2e5576.jpg</text:a>
']</text:p>
      <text:p text:style-name="P4">
标签: ['ВІЙСЬКОВІ НАВЧАННЯ', 'КИЇВЩИНА']</text:p>
      <text:p text:style-name="P4">
类别: News</text:p>
      <!--METADATA-->
      <text:p text:style-name="P4">
<draw:frame draw:style-name="fr1" draw:name="Image246" text:anchor-type="as-char" svg:width="6.9236in" svg:height="3.883237in" draw:z-index="0">
<draw:image xlink:href="../Images/AРМІЯINFORM/2023-05-23T61-00-00-04-00/86ed782-41bac08f-d096-453f-87f1-f0c9de2e5576.jpg" xlink:type="simple" xlink:show="embed" xlink:actuate="onLoad" draw:mime-type="image/jpeg"/>
</draw:frame>
在基辅和基辅地区<text:span text:style-name="T4">
 </text:span>
 <text:span text:style-name="T4">
 </text:span>
 5月23日至25日**军事训练将继续参加基辅国防小组的单位。</text:p>
      <text:p text:style-name="P4">
关于它<text:a xlink:type="simple" xlink:href="https://www.facebook.com/UALandForces/posts/pfbid0fAdHBZ3CAfMcKLCbeUbhj2EAxwqjsWGpvwUyPWi85yMxnZkzW6fiLDWrKSnjdX2xl" text:style-name="Internet_20_link" text:visited-style-name="Visited_20_Internet_20_Link">
报告</text:a>
在武装部队的武装部队的指挥下。</text:p>
      <text:p text:style-name="P4">
在使用人员，人员配备设备和武器培训期间，将采取实际行动。</text:p>
      <text:p text:style-name="P4">
活动的目的是建立战斗(操作)准备和防御行动期间的能力。</text:p>
      <text:p text:style-name="P4">
_ <text:span text:style-name="T4">
与练习有关，将从重型设备的人员和移动中进行。</text:span>
 _</text:p>
      <text:p text:style-name="P4">
“我们要求公民保持镇定，不要向社交网络报告设备和人员的比例，”  - 强调了武装部队的指挥部队。</text:p>
      <text:p text:style-name="P4">
News Source: <text:a xlink:type="simple" xlink:href="https://armyinform.com.ua/2023/05/23/na-kyyivshhyni-rozpochalysya-trydenni-vijskovi-navchannya-ne-povidomlyajte-pro-peremishhennya-tehniky/" text:style-name="Internet_20_link" text:visited-style-name="Visited_20_Internet_20_Link">
https://armyinform.com.ua/2023/05/23/na-kyyivshhyni-rozpochalysya-trydenni-vijskovi-navchannya-ne-povidomlyajte-pro-peremishhennya-tehniky/</text:a>
</text:p>
      <!--NEWS-->
      <text:h text:style-name="P10" text:outline-level="1">
<text:span text:style-name="T4">
在乌克兰，创建了海军陆战队-Volodymyr Zelenskyy</text:span>
</text:h>
      <text:p text:style-name="P4">
作者: ['АРМІЯINFORM']</text:p>
      <text:p text:style-name="P4">
时间: 2023-05-23T62:00:00-04:00</text:p>
      <text:p text:style-name="P4">
描述: 乌克兰总统Volodimir Zelensky Zelensky的Taku，《变形小时》的PID小时...与乌克兰2022的战争，与乌克兰的最新新闻，今天与乌克兰2022年的新闻战争，今天，乌克兰和俄罗斯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5/b22f02cbb0ed965ddea1d3f0950a785a_1684828117_extra_large-1.jpeg" text:style-name="Internet_20_link" text:visited-style-name="Visited_20_Internet_20_Link">
b22f02cbb0ed965ddea1d3f0950a785a_1684828117_extra_large-1.jpeg</text:a>
']</text:p>
      <text:p text:style-name="P4">
标签: ['ВОЛОДИМИР ЗЕЛЕНСЬКИЙ', 'ДЕНЬ МОРСЬКОЇ ПІХОТИ', 'КОРПУС МОРСЬКОЇ ПІХОТИ']</text:p>
      <text:p text:style-name="P4">
类别: News</text:p>
      <!--METADATA-->
      <text:p text:style-name="P4">
<draw:frame draw:style-name="fr1" draw:name="Image247" text:anchor-type="as-char" svg:width="6.9236in" svg:height="4.617948in" draw:z-index="0">
<draw:image xlink:href="../Images/AРМІЯINFORM/2023-05-23T62-00-00-04-00/b22f02cbb0ed965ddea1d3f0950a785a_1684828117_extra_large-1.jpeg" xlink:type="simple" xlink:show="embed" xlink:actuate="onLoad" draw:mime-type="image/jpeg"/>
</draw:frame>
这一声明是由乌克兰沃罗迪米尔·泽伦斯基(Ukraine Volodymyr Zelensky)总统在乌克兰武装部队在煤炭国防车道上的武装部队 - 马林卡(Marinka)到顿涅茨克(Donetsk)地区的职务的过程中发表的。</text:p>
      <text:p text:style-name="P4">
关于它<text:a xlink:type="simple" xlink:href="https://t.me/V_Zelenskiy_official/6341" text:style-name="Internet_20_link" text:visited-style-name="Visited_20_Internet_20_Link">
报告</text:a>
总统。</text:p>
      <text:p text:style-name="P4">
“今天，我很荣幸宣布，决定大大提高乌克兰海军陆战队的潜力 - 建立一支海洋步兵军。 国家将为发展重要，强大的部队的发展而产生一切。 为我们的舷窗配备现代武器，设备并创建新的海洋步兵旅。”总统说。</text:p>
      <text:p text:style-name="P4">
指挥官-in-司令也祝贺海军陆战队的圣人<text:a xlink:type="simple" xlink:href="https://armyinform.com.ua/2023/05/23/verhovnyj-golovnokomanduvach-prysvoyiv-zvannya-geroya-ukrayiny-dvom-oficzeram-morskoyi-pihoty/" text:style-name="Internet_20_link" text:visited-style-name="Visited_20_Internet_20_Link">
分配</text:a>
乌克兰英雄的头衔是两个海洋步兵军官。 Bohdan Khmelnitsky I，II和III学位的海军陆战队建筑物的负责人，II和III学位的“测量”，Olga III公主学位和Danilagalitsky的命令。</text:p>
      <text:p text:style-name="P4">
News Source: <text:a xlink:type="simple" xlink:href="https://armyinform.com.ua/2023/05/23/v-ukrayini-stvoryuyut-korpus-morskoyi-pihoty-volodymyr-zelenskyj/" text:style-name="Internet_20_link" text:visited-style-name="Visited_20_Internet_20_Link">
https://armyinform.com.ua/2023/05/23/v-ukrayini-stvoryuyut-korpus-morskoyi-pihoty-volodymyr-zelenskyj/</text:a>
</text:p>
      <!--NEWS-->
      <text:h text:style-name="P10" text:outline-level="1">
<text:span text:style-name="T4">
挪威教师与我们的战士一起使用NLAW进行基本行动</text:span>
</text:h>
      <text:p text:style-name="P4">
作者: ['АРМІЯINFORM']</text:p>
      <text:p text:style-name="P4">
时间: 2023-05-23T63:00:00-04:00</text:p>
      <text:p text:style-name="P4">
描述: Instruktori Norwegian Guards Heimevernet Forsvaret，Vidprait ...与乌克兰2022年的战争，与乌克兰的最新新闻战争，今天与乌克兰2022年的新闻战争，乌克兰和俄罗斯之间将发生战争2022否，他们说，在不久的将来会与乌克兰发动战争，他们说，与乌克兰的战争，今天的乌克兰新闻，乌克兰新闻，乌克兰的新闻在俄罗斯的乌克兰媒体</text:p>
      <text:p text:style-name="P4">
图片: ['<text:a xlink:type="simple" xlink:href="https://armyinform.com.ua/wp-content/uploads/2023/05/348574520_1615419945613539_7538370471957158398_n.jpg" text:style-name="Internet_20_link" text:visited-style-name="Visited_20_Internet_20_Link">
348574520_1615419945613539_7538370471957158398_n.jpg</text:a>
', '<text:a xlink:type="simple" xlink:href="https://armyinform.com.ua/wp-content/uploads/2023/05/348557995_259272826588402_4169231660657390455_n-–-kopiya-150x150.jpg" text:style-name="Internet_20_link" text:visited-style-name="Visited_20_Internet_20_Link">
348557995_259272826588402_4169231660657390455_n-–-kopiya-150x150.jpg</text:a>
', '<text:a xlink:type="simple" xlink:href="https://armyinform.com.ua/wp-content/uploads/2023/05/348621041_585008213697138_5044517131084127584_n-–-kopiya-150x150.jpg" text:style-name="Internet_20_link" text:visited-style-name="Visited_20_Internet_20_Link">
348621041_585008213697138_5044517131084127584_n-–-kopiya-150x150.jpg</text:a>
', '<text:a xlink:type="simple" xlink:href="https://armyinform.com.ua/wp-content/uploads/2023/05/348820445_1579247339267701_7123790562918821101_n-–-kopiya-150x150.jpg" text:style-name="Internet_20_link" text:visited-style-name="Visited_20_Internet_20_Link">
348820445_1579247339267701_7123790562918821101_n-–-kopiya-150x150.jpg</text:a>
', '<text:a xlink:type="simple" xlink:href="https://armyinform.com.ua/wp-content/uploads/2023/05/348871680_240175198654341_5519556128731491202_n-–-kopiya-150x150.jpg" text:style-name="Internet_20_link" text:visited-style-name="Visited_20_Internet_20_Link">
348871680_240175198654341_5519556128731491202_n-–-kopiya-150x150.jpg</text:a>
', '<text:a xlink:type="simple" xlink:href="https://armyinform.com.ua/wp-content/uploads/2023/05/348896331_1288664138733792_6211850704269034450_n-–-kopiya-150x150.jpg" text:style-name="Internet_20_link" text:visited-style-name="Visited_20_Internet_20_Link">
348896331_1288664138733792_6211850704269034450_n-–-kopiya-150x150.jpg</text:a>
', '<text:a xlink:type="simple" xlink:href="https://armyinform.com.ua/wp-content/uploads/2023/05/348925130_1199259034084780_5839084625869553326_n-–-kopiya-150x150.jpg" text:style-name="Internet_20_link" text:visited-style-name="Visited_20_Internet_20_Link">
348925130_1199259034084780_5839084625869553326_n-–-kopiya-150x150.jpg</text:a>
']</text:p>
      <text:p text:style-name="P4">
标签: ['NLAW', 'STOPRUSSIA', 'ВЕЛИКА БРИТАНІЯ', 'ВТОРГНЕННЯ РФ', 'НОРВЕГІЯ']</text:p>
      <text:p text:style-name="P4">
类别: News</text:p>
      <!--METADATA-->
      <text:p text:style-name="P4">
<draw:frame draw:style-name="fr1" draw:name="Image248" text:anchor-type="as-char" svg:width="6.9236in" svg:height="4.615733in" draw:z-index="0">
<draw:image xlink:href="../Images/AРМІЯINFORM/2023-05-23T63-00-00-04-00/348574520_1615419945613539_7538370471957158398_n.jpg" xlink:type="simple" xlink:show="embed" xlink:actuate="onLoad" draw:mime-type="image/jpeg"/>
</draw:frame>
挪威国民警卫队Heimevernet Fersvaret的讲师与乌克兰勇士一起使用敌人技术的基本动作。(https://www.facebook.com/GeneralStaff.ua/posts/pfbid0mSqpGgig7p34CHrfUPoYHgEny4DftbkSLGc7UCmrsSGKqyrmtngqvrPF7rGcvdhKl)乌克兰武装部队的总参谋部。</text:p>
      <text:p text:style-name="P4">
«挪威国民警卫队讲师Heimevernet Fersvaret，在跨国教育操作“互联网”的框架内在近战中。”消息写着。</text:p>
      <text:p text:style-name="P4">
<text:a xlink:type="simple" xlink:href="https://armyinform.com.ua/wp-content/uploads/2023/05/348557995_259272826588402_4169231660657390455_n-–-kopiya.jpg" text:style-name="Internet_20_link" text:visited-style-name="Visited_20_Internet_20_Link">
!(Images/AРМІЯINFORM/2023-05-23T63-00-00-04-00/348557995_259272826588402_4169231660657390455_n-–-kopiya-150x150.jpg)</text:a>
</text:p>
      <text:p text:style-name="P4">
<text:a xlink:type="simple" xlink:href="https://armyinform.com.ua/wp-content/uploads/2023/05/348621041_585008213697138_5044517131084127584_n-–-kopiya.jpg" text:style-name="Internet_20_link" text:visited-style-name="Visited_20_Internet_20_Link">
<draw:frame draw:style-name="fr1" draw:name="Image249" text:anchor-type="as-char" svg:width="6.9236in" svg:height="6.9236in" draw:z-index="0">
<draw:image xlink:href="../Images/AРМІЯINFORM/2023-05-23T63-00-00-04-00/348621041_585008213697138_5044517131084127584_n-–-kopiya-150x150.jpg" xlink:type="simple" xlink:show="embed" xlink:actuate="onLoad" draw:mime-type="image/jpeg"/>
</draw:frame>
</text:a>
</text:p>
      <text:p text:style-name="P4">
<text:a xlink:type="simple" xlink:href="https://armyinform.com.ua/wp-content/uploads/2023/05/348820445_1579247339267701_7123790562918821101_n-–-kopiya.jpg" text:style-name="Internet_20_link" text:visited-style-name="Visited_20_Internet_20_Link">
<draw:frame draw:style-name="fr1" draw:name="Image250" text:anchor-type="as-char" svg:width="6.9236in" svg:height="6.9236in" draw:z-index="0">
<draw:image xlink:href="../Images/AРМІЯINFORM/2023-05-23T63-00-00-04-00/348820445_1579247339267701_7123790562918821101_n-–-kopiya-150x150.jpg" xlink:type="simple" xlink:show="embed" xlink:actuate="onLoad" draw:mime-type="image/jpeg"/>
</draw:frame>
</text:a>
</text:p>
      <text:p text:style-name="P4">
<text:a xlink:type="simple" xlink:href="https://armyinform.com.ua/wp-content/uploads/2023/05/348871680_240175198654341_5519556128731491202_n-–-kopiya.jpg" text:style-name="Internet_20_link" text:visited-style-name="Visited_20_Internet_20_Link">
<draw:frame draw:style-name="fr1" draw:name="Image251" text:anchor-type="as-char" svg:width="6.9236in" svg:height="6.9236in" draw:z-index="0">
<draw:image xlink:href="../Images/AРМІЯINFORM/2023-05-23T63-00-00-04-00/348871680_240175198654341_5519556128731491202_n-–-kopiya-150x150.jpg" xlink:type="simple" xlink:show="embed" xlink:actuate="onLoad" draw:mime-type="image/jpeg"/>
</draw:frame>
</text:a>
</text:p>
      <text:p text:style-name="P4">
<text:a xlink:type="simple" xlink:href="https://armyinform.com.ua/wp-content/uploads/2023/05/348896331_1288664138733792_6211850704269034450_n-–-kopiya.jpg" text:style-name="Internet_20_link" text:visited-style-name="Visited_20_Internet_20_Link">
<draw:frame draw:style-name="fr1" draw:name="Image252" text:anchor-type="as-char" svg:width="6.9236in" svg:height="6.9236in" draw:z-index="0">
<draw:image xlink:href="../Images/AРМІЯINFORM/2023-05-23T63-00-00-04-00/348896331_1288664138733792_6211850704269034450_n-–-kopiya-150x150.jpg" xlink:type="simple" xlink:show="embed" xlink:actuate="onLoad" draw:mime-type="image/jpeg"/>
</draw:frame>
</text:a>
</text:p>
      <text:p text:style-name="P4">
注意到，这种培训可以提高获得的战斗技能，以在乌克兰武装部队的各种行动中提高部队的个人安全和安全性，以便军人可以熟练培训必要的战术知识来保护乌克兰。</text:p>
      <text:p text:style-name="P4">
在王国武装部队讲师的专家指导下，乌克兰的挪威地区武装部队为战斗条件做好了准备。</text:p>
      <text:p text:style-name="P4">
还报道说，挪威王国和英国英国和北爱尔兰的英国继续支持乌克兰人民与我们的国际伙伴融化，以对乌克兰的持续支持，以应对俄罗斯的持续侵犯，独立和民主的行为状态。</text:p>
      <text:p text:style-name="P4">
乌克兰内部事务部提醒人们，在到达2022年英国之后，王国国王国王的武装部队和军人的特遣队参与了乌克兰新兵的准备计划。与其他合作伙伴国家一起。</text:p>
      <text:p text:style-name="P4">
News Source: <text:a xlink:type="simple" xlink:href="https://armyinform.com.ua/2023/05/23/norvezki-instruktory-vidpraczovuyut-z-nashymy-voyinamy-zasadni-diyi-z-vykorystannyam-nlaw/" text:style-name="Internet_20_link" text:visited-style-name="Visited_20_Internet_20_Link">
https://armyinform.com.ua/2023/05/23/norvezki-instruktory-vidpraczovuyut-z-nashymy-voyinamy-zasadni-diyi-z-vykorystannyam-nlaw/</text:a>
</text:p>
      <!--NEWS-->
      <text:h text:style-name="P10" text:outline-level="1">
<text:span text:style-name="T4">
2023年，将为内部流离失所者节省社会付款</text:span>
</text:h>
      <text:p text:style-name="P4">
作者: ['АРМІЯINFORM']</text:p>
      <text:p text:style-name="P4">
时间: 2023-05-23T64:00:00-04:00</text:p>
      <text:p text:style-name="P4">
描述: TSOMO上的Yak Risor Portal在Vikacre'har-Minigra-Minigra Zwan中投票...与乌克兰2022年的战争，与乌克兰的最新新闻，今天与乌克兰2022年的新闻战争，今天将在乌克兰和俄罗斯和俄罗斯和俄罗斯和俄罗斯和俄罗斯和俄罗斯和俄罗斯之间发动战争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2/04/vereshhuk-4.jpg" text:style-name="Internet_20_link" text:visited-style-name="Visited_20_Internet_20_Link">
vereshhuk-4.jpg</text:a>
']</text:p>
      <text:p text:style-name="P4">
标签: ['ВНУТРІШНЬО ПЕРЕМІЩЕНІ ОСОБИ', 'ІРИНА ВЕРЕЩУК', 'МІНРЕІНТЕГРАЦІЇ', 'СОЦІАЛЬНА ДОПОМОГА']</text:p>
      <text:p text:style-name="P4">
类别: News</text:p>
      <!--METADATA-->
      <text:p text:style-name="P4">
<draw:frame draw:style-name="fr1" draw:name="Image253" text:anchor-type="as-char" svg:width="6.9236in" svg:height="4.615733in" draw:z-index="0">
<draw:image xlink:href="../Images/AРМІЯINFORM/2023-05-23T64-00-00-04-00/vereshhuk-4.jpg" xlink:type="simple" xlink:show="embed" xlink:actuate="onLoad" draw:mime-type="image/jpeg"/>
</draw:frame>
作为<text:a xlink:type="simple" xlink:href="https://www.kmu.gov.ua/news/u-2023-rotsi-budut-zberezheni-sotsialni-vyplaty-dlia-vnutrishno-peremishchenykh-osib" text:style-name="Internet_20_link" text:visited-style-name="Visited_20_Internet_20_Link">
传输</text:a>
政府门户网站是由Viceremier-Minister-Minister强调了临时界面领土的重新融合Irina Vereshchuk在其中一个电视频道的空中。</text:p>
      <text:p text:style-name="P4">
据她说，不能说大多数国内流离失所者已经获得了财务独立性。 因此，继续付出自己的钩子并竭尽全力非常重要。</text:p>
      <ul>
        <li>
我的位置保持不变 - 我们必须保留IIVPAC的IIVPAC，即 -  said viceremier-Minister。</li>
      </ul>
      <text:p text:style-name="P4">
乌克兰暂时占领领土的重新融入部还提醒该部是由该部开发的，并得到了国家内部行动政策对2025年期间内部运动的批准，尤其是从州提供国内流离失所者的IDPS 。</text:p>
      <text:p text:style-name="P4">
News Source: <text:a xlink:type="simple" xlink:href="https://armyinform.com.ua/2023/05/23/u-2023-roczi-budut-zberezheni-soczialni-vyplaty-dlya-vnutrishno-peremishhenyh-osib/" text:style-name="Internet_20_link" text:visited-style-name="Visited_20_Internet_20_Link">
https://armyinform.com.ua/2023/05/23/u-2023-roczi-budut-zberezheni-soczialni-vyplaty-dlya-vnutrishno-peremishhenyh-osib/</text:a>
</text:p>
      <!--NEWS-->
      <text:h text:style-name="P10" text:outline-level="1">
<text:span text:style-name="T4">
400多名海军陆战队在尼古拉夫接受了风暴贝雷帽</text:span>
</text:h>
      <text:p text:style-name="P4">
作者: ['Дмитро Завтонов']</text:p>
      <text:p text:style-name="P4">
时间: 2023-05-23T65:00:00-04:00</text:p>
      <text:p text:style-name="P4">
描述: 在Viiskovikh Parnes到Pidrodils Pikhotya Kosaryasya Sogodni，23个草药学家，与乌克兰2022年的战争，与乌克兰的最新新闻，今天与乌克兰的新闻战争，今天与乌克兰2022年上次与乌克兰的新闻战争，乌克兰和俄罗斯之间的战争以及何时，以及，何时战争，何时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5/golovna-70.jpg" text:style-name="Internet_20_link" text:visited-style-name="Visited_20_Internet_20_Link">
golovna-70.jpg</text:a>
', '<text:a xlink:type="simple" xlink:href="https://armyinform.com.ua/wp-content/uploads/2023/05/1-95-150x150.jpg" text:style-name="Internet_20_link" text:visited-style-name="Visited_20_Internet_20_Link">
1-95-150x150.jpg</text:a>
', '<text:a xlink:type="simple" xlink:href="https://armyinform.com.ua/wp-content/uploads/2023/05/2-81-150x150.jpg" text:style-name="Internet_20_link" text:visited-style-name="Visited_20_Internet_20_Link">
2-81-150x150.jpg</text:a>
', '<text:a xlink:type="simple" xlink:href="https://armyinform.com.ua/wp-content/uploads/2023/05/3-81-150x150.jpg" text:style-name="Internet_20_link" text:visited-style-name="Visited_20_Internet_20_Link">
3-81-150x150.jpg</text:a>
', '<text:a xlink:type="simple" xlink:href="https://armyinform.com.ua/wp-content/uploads/2023/05/4-74-150x150.jpg" text:style-name="Internet_20_link" text:visited-style-name="Visited_20_Internet_20_Link">
4-74-150x150.jpg</text:a>
', '<text:a xlink:type="simple" xlink:href="https://armyinform.com.ua/wp-content/uploads/2023/05/5-57-150x150.jpg" text:style-name="Internet_20_link" text:visited-style-name="Visited_20_Internet_20_Link">
5-57-150x150.jpg</text:a>
', '<text:a xlink:type="simple" xlink:href="https://armyinform.com.ua/wp-content/uploads/2023/05/6-48-150x150.jpg" text:style-name="Internet_20_link" text:visited-style-name="Visited_20_Internet_20_Link">
6-48-150x150.jpg</text:a>
', '<text:a xlink:type="simple" xlink:href="https://armyinform.com.ua/wp-content/uploads/2023/05/7-42-150x150.jpg" text:style-name="Internet_20_link" text:visited-style-name="Visited_20_Internet_20_Link">
7-42-150x150.jpg</text:a>
', '<text:a xlink:type="simple" xlink:href="https://armyinform.com.ua/wp-content/uploads/2023/05/8-31-150x150.jpg" text:style-name="Internet_20_link" text:visited-style-name="Visited_20_Internet_20_Link">
8-31-150x150.jpg</text:a>
', '<text:a xlink:type="simple" xlink:href="https://armyinform.com.ua/wp-content/uploads/2023/05/9-31-150x150.jpg" text:style-name="Internet_20_link" text:visited-style-name="Visited_20_Internet_20_Link">
9-31-150x150.jpg</text:a>
', '<text:a xlink:type="simple" xlink:href="https://armyinform.com.ua/wp-content/uploads/2023/05/10-32-150x150.jpg" text:style-name="Internet_20_link" text:visited-style-name="Visited_20_Internet_20_Link">
10-32-150x150.jpg</text:a>
', '<text:a xlink:type="simple" xlink:href="https://armyinform.com.ua/wp-content/uploads/2023/05/11-27-150x150.jpg" text:style-name="Internet_20_link" text:visited-style-name="Visited_20_Internet_20_Link">
11-27-150x150.jpg</text:a>
', '<text:a xlink:type="simple" xlink:href="https://armyinform.com.ua/wp-content/uploads/2023/05/12-20-150x150.jpg" text:style-name="Internet_20_link" text:visited-style-name="Visited_20_Internet_20_Link">
12-20-150x150.jpg</text:a>
']</text:p>
      <text:p text:style-name="P4">
标签: ['ВМС ЗС УКРАЇНИ', 'МОРСЬКА ПІХОТА']</text:p>
      <text:p text:style-name="P4">
类别: News</text:p>
      <!--METADATA-->
      <text:p text:style-name="P4">
<draw:frame draw:style-name="fr1" draw:name="Image254" text:anchor-type="as-char" svg:width="6.9236in" svg:height="4.615733in" draw:z-index="0">
<draw:image xlink:href="../Images/AРМІЯINFORM/2023-05-23T65-00-00-04-00/golovna-70.jpg" xlink:type="simple" xlink:show="embed" xlink:actuate="onLoad" draw:mime-type="image/jpeg"/>
</draw:frame>
5月23日，在乌克兰海军陆战队的军事部队和部队中，在乌克兰海军陆战队之际举行了庄严的事件。</text:p>
      <text:p text:style-name="P4">
穿风暴贝雷贝雷帽的权利是在心理障碍过程之后获得的，这是由于稳定，勇气，专业和勇气而在战斗任务执行有关保护和限制对武装部队的全面入侵的稳定，勇气，专业和勇气的结果乌克兰。</text:p>
      <text:p text:style-name="P4">
<text:a xlink:type="simple" xlink:href="https://armyinform.com.ua/wp-content/uploads/2023/05/1-95.jpg" text:style-name="Internet_20_link" text:visited-style-name="Visited_20_Internet_20_Link">
!(Images/AРМІЯINFORM/2023-05-23T65-00-00-04-00/1-95-150x150.jpg)</text:a>
</text:p>
      <text:p text:style-name="P4">
<text:a xlink:type="simple" xlink:href="https://armyinform.com.ua/wp-content/uploads/2023/05/2-81.jpg" text:style-name="Internet_20_link" text:visited-style-name="Visited_20_Internet_20_Link">
<draw:frame draw:style-name="fr1" draw:name="Image255" text:anchor-type="as-char" svg:width="6.9236in" svg:height="6.9236in" draw:z-index="0">
<draw:image xlink:href="../Images/AРМІЯINFORM/2023-05-23T65-00-00-04-00/2-81-150x150.jpg" xlink:type="simple" xlink:show="embed" xlink:actuate="onLoad" draw:mime-type="image/jpeg"/>
</draw:frame>
</text:a>
</text:p>
      <text:p text:style-name="P4">
<text:a xlink:type="simple" xlink:href="https://armyinform.com.ua/wp-content/uploads/2023/05/3-81.jpg" text:style-name="Internet_20_link" text:visited-style-name="Visited_20_Internet_20_Link">
<draw:frame draw:style-name="fr1" draw:name="Image256" text:anchor-type="as-char" svg:width="6.9236in" svg:height="6.9236in" draw:z-index="0">
<draw:image xlink:href="../Images/AРМІЯINFORM/2023-05-23T65-00-00-04-00/3-81-150x150.jpg" xlink:type="simple" xlink:show="embed" xlink:actuate="onLoad" draw:mime-type="image/jpeg"/>
</draw:frame>
</text:a>
</text:p>
      <text:p text:style-name="P4">
<text:a xlink:type="simple" xlink:href="https://armyinform.com.ua/wp-content/uploads/2023/05/4-74.jpg" text:style-name="Internet_20_link" text:visited-style-name="Visited_20_Internet_20_Link">
<draw:frame draw:style-name="fr1" draw:name="Image257" text:anchor-type="as-char" svg:width="6.9236in" svg:height="6.9236in" draw:z-index="0">
<draw:image xlink:href="../Images/AРМІЯINFORM/2023-05-23T65-00-00-04-00/4-74-150x150.jpg" xlink:type="simple" xlink:show="embed" xlink:actuate="onLoad" draw:mime-type="image/jpeg"/>
</draw:frame>
</text:a>
</text:p>
      <text:p text:style-name="P4">
<text:a xlink:type="simple" xlink:href="https://armyinform.com.ua/wp-content/uploads/2023/05/5-57.jpg" text:style-name="Internet_20_link" text:visited-style-name="Visited_20_Internet_20_Link">
<draw:frame draw:style-name="fr1" draw:name="Image258" text:anchor-type="as-char" svg:width="6.9236in" svg:height="6.9236in" draw:z-index="0">
<draw:image xlink:href="../Images/AРМІЯINFORM/2023-05-23T65-00-00-04-00/5-57-150x150.jpg" xlink:type="simple" xlink:show="embed" xlink:actuate="onLoad" draw:mime-type="image/jpeg"/>
</draw:frame>
</text:a>
</text:p>
      <text:p text:style-name="P4">
<text:a xlink:type="simple" xlink:href="https://armyinform.com.ua/wp-content/uploads/2023/05/6-48.jpg" text:style-name="Internet_20_link" text:visited-style-name="Visited_20_Internet_20_Link">
<draw:frame draw:style-name="fr1" draw:name="Image259" text:anchor-type="as-char" svg:width="6.9236in" svg:height="6.9236in" draw:z-index="0">
<draw:image xlink:href="../Images/AРМІЯINFORM/2023-05-23T65-00-00-04-00/6-48-150x150.jpg" xlink:type="simple" xlink:show="embed" xlink:actuate="onLoad" draw:mime-type="image/jpeg"/>
</draw:frame>
</text:a>
</text:p>
      <text:p text:style-name="P4">
<text:a xlink:type="simple" xlink:href="https://armyinform.com.ua/wp-content/uploads/2023/05/7-42.jpg" text:style-name="Internet_20_link" text:visited-style-name="Visited_20_Internet_20_Link">
<draw:frame draw:style-name="fr1" draw:name="Image260" text:anchor-type="as-char" svg:width="6.9236in" svg:height="6.9236in" draw:z-index="0">
<draw:image xlink:href="../Images/AРМІЯINFORM/2023-05-23T65-00-00-04-00/7-42-150x150.jpg" xlink:type="simple" xlink:show="embed" xlink:actuate="onLoad" draw:mime-type="image/jpeg"/>
</draw:frame>
</text:a>
</text:p>
      <text:p text:style-name="P4">
<text:a xlink:type="simple" xlink:href="https://armyinform.com.ua/wp-content/uploads/2023/05/8-31.jpg" text:style-name="Internet_20_link" text:visited-style-name="Visited_20_Internet_20_Link">
<draw:frame draw:style-name="fr1" draw:name="Image261" text:anchor-type="as-char" svg:width="6.9236in" svg:height="6.9236in" draw:z-index="0">
<draw:image xlink:href="../Images/AРМІЯINFORM/2023-05-23T65-00-00-04-00/8-31-150x150.jpg" xlink:type="simple" xlink:show="embed" xlink:actuate="onLoad" draw:mime-type="image/jpeg"/>
</draw:frame>
</text:a>
</text:p>
      <text:p text:style-name="P4">
<text:a xlink:type="simple" xlink:href="https://armyinform.com.ua/wp-content/uploads/2023/05/9-31.jpg" text:style-name="Internet_20_link" text:visited-style-name="Visited_20_Internet_20_Link">
<draw:frame draw:style-name="fr1" draw:name="Image262" text:anchor-type="as-char" svg:width="6.9236in" svg:height="6.9236in" draw:z-index="0">
<draw:image xlink:href="../Images/AРМІЯINFORM/2023-05-23T65-00-00-04-00/9-31-150x150.jpg" xlink:type="simple" xlink:show="embed" xlink:actuate="onLoad" draw:mime-type="image/jpeg"/>
</draw:frame>
</text:a>
</text:p>
      <text:p text:style-name="P4">
<text:a xlink:type="simple" xlink:href="https://armyinform.com.ua/wp-content/uploads/2023/05/10-32.jpg" text:style-name="Internet_20_link" text:visited-style-name="Visited_20_Internet_20_Link">
<draw:frame draw:style-name="fr1" draw:name="Image263" text:anchor-type="as-char" svg:width="6.9236in" svg:height="6.9236in" draw:z-index="0">
<draw:image xlink:href="../Images/AРМІЯINFORM/2023-05-23T65-00-00-04-00/10-32-150x150.jpg" xlink:type="simple" xlink:show="embed" xlink:actuate="onLoad" draw:mime-type="image/jpeg"/>
</draw:frame>
</text:a>
</text:p>
      <text:p text:style-name="P4">
<text:a xlink:type="simple" xlink:href="https://armyinform.com.ua/wp-content/uploads/2023/05/11-27.jpg" text:style-name="Internet_20_link" text:visited-style-name="Visited_20_Internet_20_Link">
<draw:frame draw:style-name="fr1" draw:name="Image264" text:anchor-type="as-char" svg:width="6.9236in" svg:height="6.9236in" draw:z-index="0">
<draw:image xlink:href="../Images/AРМІЯINFORM/2023-05-23T65-00-00-04-00/11-27-150x150.jpg" xlink:type="simple" xlink:show="embed" xlink:actuate="onLoad" draw:mime-type="image/jpeg"/>
</draw:frame>
</text:a>
</text:p>
      <text:p text:style-name="P4">
<text:a xlink:type="simple" xlink:href="https://armyinform.com.ua/wp-content/uploads/2023/05/12-20.jpg" text:style-name="Internet_20_link" text:visited-style-name="Visited_20_Internet_20_Link">
<draw:frame draw:style-name="fr1" draw:name="Image265" text:anchor-type="as-char" svg:width="6.9236in" svg:height="6.9236in" draw:z-index="0">
<draw:image xlink:href="../Images/AРМІЯINFORM/2023-05-23T65-00-00-04-00/12-20-150x150.jpg" xlink:type="simple" xlink:show="embed" xlink:actuate="onLoad" draw:mime-type="image/jpeg"/>
</draw:frame>
</text:a>
庆祝活动始于城市，以纪念那些为乌克兰的自由和正直而献出生命的人。 此后，有400多名海军陆战队的联合风暴贝雷帽指挥官。</text:p>
      <text:p text:style-name="P4">
此外，在活动期间，最好的军人受到州立的Nongorod，部门荣誉，宝贵的礼物和证书的鼓励。</text:p>
      <text:p text:style-name="P4">
News Source: <text:a xlink:type="simple" xlink:href="https://armyinform.com.ua/2023/05/23/ponad-400-morpihiv-otrymaly-shtormovi-berety-v-mykolayevi/" text:style-name="Internet_20_link" text:visited-style-name="Visited_20_Internet_20_Link">
https://armyinform.com.ua/2023/05/23/ponad-400-morpihiv-otrymaly-shtormovi-berety-v-mykolayevi/</text:a>
</text:p>
      <!--NEWS-->
      <text:h text:style-name="P10" text:outline-level="1">
<text:span text:style-name="T4">
CPD已发布了俄罗斯联邦误导运动的预测</text:span>
</text:h>
      <text:p text:style-name="P4">
作者: ['АРМІЯINFORM']</text:p>
      <text:p text:style-name="P4">
时间: 2023-05-23T66:00:00-04:00</text:p>
      <text:p text:style-name="P4">
描述: Informanine Wearth Mizhaya，乌克兰并不是要在Shiloka Klaynits的Mith妨碍您与乌克兰2022年的战争，与乌克兰的最新新闻，《与乌克兰的新闻战争》，今天与乌克兰2022年的战争，乌克兰之间的战争会发生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1-94.jpg" text:style-name="Internet_20_link" text:visited-style-name="Visited_20_Internet_20_Link">
1-94.jpg</text:a>
', '<text:a xlink:type="simple" xlink:href="https://armyinform.com.ua/wp-content/uploads/2023/05/2-80-150x150.jpg" text:style-name="Internet_20_link" text:visited-style-name="Visited_20_Internet_20_Link">
2-80-150x150.jpg</text:a>
', '<text:a xlink:type="simple" xlink:href="https://armyinform.com.ua/wp-content/uploads/2023/05/3-80-150x150.jpg" text:style-name="Internet_20_link" text:visited-style-name="Visited_20_Internet_20_Link">
3-80-150x150.jpg</text:a>
', '<text:a xlink:type="simple" xlink:href="https://armyinform.com.ua/wp-content/uploads/2023/05/4-73-150x150.jpg" text:style-name="Internet_20_link" text:visited-style-name="Visited_20_Internet_20_Link">
4-73-150x150.jpg</text:a>
', '<text:a xlink:type="simple" xlink:href="https://armyinform.com.ua/wp-content/uploads/2023/05/5-56-150x150.jpg" text:style-name="Internet_20_link" text:visited-style-name="Visited_20_Internet_20_Link">
5-56-150x150.jpg</text:a>
', '<text:a xlink:type="simple" xlink:href="https://armyinform.com.ua/wp-content/uploads/2023/05/6-47-150x150.jpg" text:style-name="Internet_20_link" text:visited-style-name="Visited_20_Internet_20_Link">
6-47-150x150.jpg</text:a>
', '<text:a xlink:type="simple" xlink:href="https://armyinform.com.ua/wp-content/uploads/2023/05/7-41-150x150.jpg" text:style-name="Internet_20_link" text:visited-style-name="Visited_20_Internet_20_Link">
7-41-150x150.jpg</text:a>
']</text:p>
      <text:p text:style-name="P4">
标签: ['РОСІЙСЬКА ПРОПАГАНДА', 'РОСІЙСЬКІ ФЕЙКИ', 'ЦПД РНБО']</text:p>
      <text:p text:style-name="P4">
类别: News</text:p>
      <!--METADATA-->
      <text:p text:style-name="P4">
<draw:frame draw:style-name="fr1" draw:name="Image266" text:anchor-type="as-char" svg:width="6.9236in" svg:height="3.894525in" draw:z-index="0">
<draw:image xlink:href="../Images/AРМІЯINFORM/2023-05-23T66-00-00-04-00/1-94.jpg" xlink:type="simple" xlink:show="embed" xlink:actuate="onLoad" draw:mime-type="image/jpeg"/>
</draw:frame>
俄罗斯和乌克兰之间的信息对抗并没有暂时消退，乌克兰人每天都在媒体上伪造。</text:p>
      <text:p text:style-name="P4">
关于它<text:a xlink:type="simple" xlink:href="https://www.facebook.com/protydiyadezinformatsiyi.cpd/posts/pfbid0k5mqgiek9ANSsSty7bYorHKEp1sGki7bC36QWTgC3F9Kv1FTXWgQU9mocYTKnA7wl" text:style-name="Internet_20_link" text:visited-style-name="Visited_20_Internet_20_Link">
报告</text:a>
在NSDC乌克兰打击错误信息中心。</text:p>
      <text:p text:style-name="P4">
“在分析了俄罗斯联合会的基本信息和心理特殊操作以及脱氮化事务运动之后，他们的打击错误信息中心的分析师定义了敌人可以实现完整性的Rostropaganda的发展方向，”  - 说。在中心的消息中。</text:p>
      <text:p text:style-name="P4">
<text:a xlink:type="simple" xlink:href="https://armyinform.com.ua/wp-content/uploads/2023/05/2-80.jpg" text:style-name="Internet_20_link" text:visited-style-name="Visited_20_Internet_20_Link">
!(Images/AРМІЯINFORM/2023-05-23T66-00-00-04-00/2-80-150x150.jpg)</text:a>
</text:p>
      <text:p text:style-name="P4">
<text:a xlink:type="simple" xlink:href="https://armyinform.com.ua/wp-content/uploads/2023/05/3-80.jpg" text:style-name="Internet_20_link" text:visited-style-name="Visited_20_Internet_20_Link">
<draw:frame draw:style-name="fr1" draw:name="Image267" text:anchor-type="as-char" svg:width="6.9236in" svg:height="6.9236in" draw:z-index="0">
<draw:image xlink:href="../Images/AРМІЯINFORM/2023-05-23T66-00-00-04-00/3-80-150x150.jpg" xlink:type="simple" xlink:show="embed" xlink:actuate="onLoad" draw:mime-type="image/jpeg"/>
</draw:frame>
</text:a>
</text:p>
      <text:p text:style-name="P4">
<text:a xlink:type="simple" xlink:href="https://armyinform.com.ua/wp-content/uploads/2023/05/4-73.jpg" text:style-name="Internet_20_link" text:visited-style-name="Visited_20_Internet_20_Link">
<draw:frame draw:style-name="fr1" draw:name="Image268" text:anchor-type="as-char" svg:width="6.9236in" svg:height="6.9236in" draw:z-index="0">
<draw:image xlink:href="../Images/AРМІЯINFORM/2023-05-23T66-00-00-04-00/4-73-150x150.jpg" xlink:type="simple" xlink:show="embed" xlink:actuate="onLoad" draw:mime-type="image/jpeg"/>
</draw:frame>
</text:a>
</text:p>
      <text:p text:style-name="P4">
<text:a xlink:type="simple" xlink:href="https://armyinform.com.ua/wp-content/uploads/2023/05/5-56.jpg" text:style-name="Internet_20_link" text:visited-style-name="Visited_20_Internet_20_Link">
<draw:frame draw:style-name="fr1" draw:name="Image269" text:anchor-type="as-char" svg:width="6.9236in" svg:height="6.9236in" draw:z-index="0">
<draw:image xlink:href="../Images/AРМІЯINFORM/2023-05-23T66-00-00-04-00/5-56-150x150.jpg" xlink:type="simple" xlink:show="embed" xlink:actuate="onLoad" draw:mime-type="image/jpeg"/>
</draw:frame>
</text:a>
</text:p>
      <text:p text:style-name="P4">
<text:a xlink:type="simple" xlink:href="https://armyinform.com.ua/wp-content/uploads/2023/05/6-47.jpg" text:style-name="Internet_20_link" text:visited-style-name="Visited_20_Internet_20_Link">
<draw:frame draw:style-name="fr1" draw:name="Image270" text:anchor-type="as-char" svg:width="6.9236in" svg:height="6.9236in" draw:z-index="0">
<draw:image xlink:href="../Images/AРМІЯINFORM/2023-05-23T66-00-00-04-00/6-47-150x150.jpg" xlink:type="simple" xlink:show="embed" xlink:actuate="onLoad" draw:mime-type="image/jpeg"/>
</draw:frame>
</text:a>
</text:p>
      <text:p text:style-name="P4">
<text:a xlink:type="simple" xlink:href="https://armyinform.com.ua/wp-content/uploads/2023/05/7-41.jpg" text:style-name="Internet_20_link" text:visited-style-name="Visited_20_Internet_20_Link">
<draw:frame draw:style-name="fr1" draw:name="Image271" text:anchor-type="as-char" svg:width="6.9236in" svg:height="6.9236in" draw:z-index="0">
<draw:image xlink:href="../Images/AРМІЯINFORM/2023-05-23T66-00-00-04-00/7-41-150x150.jpg" xlink:type="simple" xlink:show="embed" xlink:actuate="onLoad" draw:mime-type="image/jpeg"/>
</draw:frame>
</text:a>
</text:p>
      <text:p text:style-name="P4">
News Source: <text:a xlink:type="simple" xlink:href="https://armyinform.com.ua/2023/05/23/czpd-opublikuvav-prognoz-shhodo-dezinformaczijnyh-kampanij-rf/" text:style-name="Internet_20_link" text:visited-style-name="Visited_20_Internet_20_Link">
https://armyinform.com.ua/2023/05/23/czpd-opublikuvav-prognoz-shhodo-dezinformaczijnyh-kampanij-rf/</text:a>
</text:p>
      <!--NEWS-->
      <text:h text:style-name="P10" text:outline-level="1">
<text:span text:style-name="T4">
俄罗斯人对阿夫迪夫卡（Avdiivka）进行了罢工，受伤了</text:span>
</text:h>
      <text:p text:style-name="P4">
作者: ['АРМІЯINFORM']</text:p>
      <text:p text:style-name="P4">
时间: 2023-05-23T67:00:00-04:00</text:p>
      <text:p text:style-name="P4">
描述: RF ZS的Vnaslikov Aviaraketnaya项目在Avdevtski上，两个人的Shonaimen否认...与乌克兰2022年的战争，与乌克兰与乌克兰的最新新闻，今天与乌克兰的新闻战争，今天与乌克兰2022年上次与乌克兰的新闻战争，乌克兰和俄罗斯和俄罗斯和俄罗斯和俄罗斯之间以及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kkoop.jpg" text:style-name="Internet_20_link" text:visited-style-name="Visited_20_Internet_20_Link">
kkoop.jpg</text:a>
', '<text:a xlink:type="simple" xlink:href="https://armyinform.com.ua/wp-content/uploads/2023/05/345599155_261313073048008_1418522272360842694_n-150x150.jpg" text:style-name="Internet_20_link" text:visited-style-name="Visited_20_Internet_20_Link">
345599155_261313073048008_1418522272360842694_n-150x150.jpg</text:a>
', '<text:a xlink:type="simple" xlink:href="https://armyinform.com.ua/wp-content/uploads/2023/05/345642330_168121272871131_4858895058470257507_n-150x150.jpg" text:style-name="Internet_20_link" text:visited-style-name="Visited_20_Internet_20_Link">
345642330_168121272871131_4858895058470257507_n-150x150.jpg</text:a>
', '<text:a xlink:type="simple" xlink:href="https://armyinform.com.ua/wp-content/uploads/2023/05/346501277_235076469140544_2179700375271512136_n-150x150.jpg" text:style-name="Internet_20_link" text:visited-style-name="Visited_20_Internet_20_Link">
346501277_235076469140544_2179700375271512136_n-150x150.jpg</text:a>
', '<text:a xlink:type="simple" xlink:href="https://armyinform.com.ua/wp-content/uploads/2023/05/346654327_1291726928218397_5097083726230333704_n-150x150.jpg" text:style-name="Internet_20_link" text:visited-style-name="Visited_20_Internet_20_Link">
346654327_1291726928218397_5097083726230333704_n-150x150.jpg</text:a>
', '<text:a xlink:type="simple" xlink:href="https://armyinform.com.ua/wp-content/uploads/2023/05/347643818_1924602081230458_7723491690235333803_n-150x150.jpg" text:style-name="Internet_20_link" text:visited-style-name="Visited_20_Internet_20_Link">
347643818_1924602081230458_7723491690235333803_n-150x150.jpg</text:a>
']</text:p>
      <text:p text:style-name="P4">
标签: ['STOPRUSSIA', 'АВДІЇВКА', 'ВОЄННІ ЗЛОЧИНИ ЗС РФ', 'ВТОРГНЕННЯ РФ']</text:p>
      <text:p text:style-name="P4">
类别: News</text:p>
      <!--METADATA-->
      <text:p text:style-name="P4">
<draw:frame draw:style-name="fr1" draw:name="Image272" text:anchor-type="as-char" svg:width="6.9236in" svg:height="5.771144in" draw:z-index="0">
<draw:image xlink:href="../Images/AРМІЯINFORM/2023-05-23T67-00-00-04-00/kkoop.jpg" xlink:type="simple" xlink:show="embed" xlink:actuate="onLoad" draw:mime-type="image/jpeg"/>
</draw:frame>
由于俄罗斯联邦在阿夫迪夫卡(Avdiivka)的武装部队罢工，至少有两人受伤。</text:p>
      <text:p text:style-name="P4">
关于它<text:a xlink:type="simple" xlink:href="https://t.me/pavlokyrylenko_donoda/8107" text:style-name="Internet_20_link" text:visited-style-name="Visited_20_Internet_20_Link">
报告D</text:a>
Pavel Kirilenko，顿涅茨克地区军事管理。</text:p>
      <text:p text:style-name="P4">
声明说：“由于阿夫迪夫卡(Avdiivka)的飞行罢工，至少有两个人受伤。你看到照片中的后果。”</text:p>
      <text:p text:style-name="P4">
<text:a xlink:type="simple" xlink:href="https://armyinform.com.ua/wp-content/uploads/2023/05/345599155_261313073048008_1418522272360842694_n.jpg" text:style-name="Internet_20_link" text:visited-style-name="Visited_20_Internet_20_Link">
!(Images/AРМІЯINFORM/2023-05-23T67-00-00-04-00/345599155_261313073048008_1418522272360842694_n-150x150.jpg)</text:a>
</text:p>
      <text:p text:style-name="P4">
<text:a xlink:type="simple" xlink:href="https://armyinform.com.ua/wp-content/uploads/2023/05/345642330_168121272871131_4858895058470257507_n.jpg" text:style-name="Internet_20_link" text:visited-style-name="Visited_20_Internet_20_Link">
<draw:frame draw:style-name="fr1" draw:name="Image273" text:anchor-type="as-char" svg:width="6.9236in" svg:height="6.9236in" draw:z-index="0">
<draw:image xlink:href="../Images/AРМІЯINFORM/2023-05-23T67-00-00-04-00/345642330_168121272871131_4858895058470257507_n-150x150.jpg" xlink:type="simple" xlink:show="embed" xlink:actuate="onLoad" draw:mime-type="image/jpeg"/>
</draw:frame>
</text:a>
</text:p>
      <text:p text:style-name="P4">
<text:a xlink:type="simple" xlink:href="https://armyinform.com.ua/wp-content/uploads/2023/05/346501277_235076469140544_2179700375271512136_n.jpg" text:style-name="Internet_20_link" text:visited-style-name="Visited_20_Internet_20_Link">
<draw:frame draw:style-name="fr1" draw:name="Image274" text:anchor-type="as-char" svg:width="6.9236in" svg:height="6.9236in" draw:z-index="0">
<draw:image xlink:href="../Images/AРМІЯINFORM/2023-05-23T67-00-00-04-00/346501277_235076469140544_2179700375271512136_n-150x150.jpg" xlink:type="simple" xlink:show="embed" xlink:actuate="onLoad" draw:mime-type="image/jpeg"/>
</draw:frame>
</text:a>
</text:p>
      <text:p text:style-name="P4">
<text:a xlink:type="simple" xlink:href="https://armyinform.com.ua/wp-content/uploads/2023/05/346654327_1291726928218397_5097083726230333704_n.jpg" text:style-name="Internet_20_link" text:visited-style-name="Visited_20_Internet_20_Link">
<draw:frame draw:style-name="fr1" draw:name="Image275" text:anchor-type="as-char" svg:width="6.9236in" svg:height="6.9236in" draw:z-index="0">
<draw:image xlink:href="../Images/AРМІЯINFORM/2023-05-23T67-00-00-04-00/346654327_1291726928218397_5097083726230333704_n-150x150.jpg" xlink:type="simple" xlink:show="embed" xlink:actuate="onLoad" draw:mime-type="image/jpeg"/>
</draw:frame>
</text:a>
</text:p>
      <text:p text:style-name="P4">
<text:a xlink:type="simple" xlink:href="https://armyinform.com.ua/wp-content/uploads/2023/05/347643818_1924602081230458_7723491690235333803_n.jpg" text:style-name="Internet_20_link" text:visited-style-name="Visited_20_Internet_20_Link">
<draw:frame draw:style-name="fr1" draw:name="Image276" text:anchor-type="as-char" svg:width="6.9236in" svg:height="6.9236in" draw:z-index="0">
<draw:image xlink:href="../Images/AРМІЯINFORM/2023-05-23T67-00-00-04-00/347643818_1924602081230458_7723491690235333803_n-150x150.jpg" xlink:type="simple" xlink:show="embed" xlink:actuate="onLoad" draw:mime-type="image/jpeg"/>
</draw:frame>
</text:a>
还指出，俄罗斯占领和恐怖分子继续系统地和有条不紊地摧毁这座城市。</text:p>
      <text:p text:style-name="P4">
“自2014年以来，Avdiivka一直处于尊严和稳步的震撼入侵。 在他们的实用主义中，轻率的人诉诸于焦土的战术。 呆在那里的人(每天有1700多人)使自己处于危险之中。  - 撤离的机会和手段。 所有平民都必须沉迷于积极的战斗领域。 生活是无价的。 撤离!”。</text:p>
      <text:p text:style-name="P4">
News Source: <text:a xlink:type="simple" xlink:href="https://armyinform.com.ua/2023/05/23/rosiyany-zavdaly-aviaraketnogo-udaru-po-avdiyivczi-ye-poraneni/" text:style-name="Internet_20_link" text:visited-style-name="Visited_20_Internet_20_Link">
https://armyinform.com.ua/2023/05/23/rosiyany-zavdaly-aviaraketnogo-udaru-po-avdiyivczi-ye-poraneni/</text:a>
</text:p>
      <!--NEWS-->
      <text:h text:style-name="P10" text:outline-level="1">
<text:span text:style-name="T4">
俄罗斯人积极改变DNIEPER的左岸，并为燃料设定了障碍</text:span>
</text:h>
      <text:p text:style-name="P4">
作者: ['АРМІЯINFORM']</text:p>
      <text:p text:style-name="P4">
时间: 2023-05-23T68:00:00-04:00</text:p>
      <text:p text:style-name="P4">
描述: 关于Etermarathon“єIni新闻” Rospovyv Rephnik Opennaya部队的TSEE ...与乌克兰2022年的战争，与乌克兰的最新新闻，今天与乌克兰2022年的新闻战争，今天与乌克兰的新闻战争，乌克兰和俄罗斯和俄罗斯和俄罗斯之间的战争会发生，何时，何时，何时，何时，何时，何时，何时，何时与乌克兰在2022年与乌克兰进行战争，将在不久的将来与乌克兰发生战争，与乌克兰的战争，今天的乌克兰新闻，乌克兰新闻，乌克兰新闻在俄罗斯的乌克兰媒体</text:p>
      <text:p text:style-name="P4">
图片: ['<text:a xlink:type="simple" xlink:href="https://armyinform.com.ua/wp-content/uploads/2023/05/3bedd4a4-30a3-4f3e-997a-3915b94cc789.jpg" text:style-name="Internet_20_link" text:visited-style-name="Visited_20_Internet_20_Link">
3bedd4a4-30a3-4f3e-997a-3915b94cc789.jpg</text:a>
']</text:p>
      <text:p text:style-name="P4">
标签: ['STOPRUSSIA', 'ВТОРГНЕННЯ РФ', 'ТАВРІЙСЬКИЙ НАПРЯМОК']</text:p>
      <text:p text:style-name="P4">
类别: News</text:p>
      <!--METADATA-->
      <text:p text:style-name="P4">
<draw:frame draw:style-name="fr1" draw:name="Image277" text:anchor-type="as-char" svg:width="6.9236in" svg:height="4.615733in" draw:z-index="0">
<draw:image xlink:href="../Images/AРМІЯINFORM/2023-05-23T68-00-00-04-00/3bedd4a4-30a3-4f3e-997a-3915b94cc789.jpg" xlink:type="simple" xlink:show="embed" xlink:actuate="onLoad" draw:mime-type="image/jpeg"/>
</draw:frame>
在telorphone的以太中有关它<text:a xlink:type="simple" xlink:href="https://www.youtube.com/watch" text:style-name="Internet_20_link" text:visited-style-name="Visited_20_Internet_20_Link">
“ unin”</text:a>
塔夫里伊斯克国防军扭曲的新闻中心瓦莱里·谢尔什(Valery Shershn)告诉瓦莱里·谢尔什(Valery Shershn)。</text:p>
      <ul>
        <li>
在Zaporizhhya的方向上，俄罗斯入侵者领导了Novopavlovsk和Orikhiv地区的So主动防御。 Valery Shershn说，除了DNIEPER左岸的积极开采外，我们还看到了障碍物和工艺障碍。</li>
      </ul>
      <text:p text:style-name="P4">
他补充说，在他的责任领域，主要努力是敌人集中于19号和海洋的指示。</text:p>
      <ul>
        <li>
总的来说，在塔夫里斯克(Tavriysk)的方向上，敌人进行了410架炮击，9架飞机 - 总结了瓦莱里·谢尔什(Valery Shershn)。</li>
      </ul>
      <text:p text:style-name="P4">
News Source: <text:a xlink:type="simple" xlink:href="https://armyinform.com.ua/2023/05/23/rosiyany-aktyvno-minuyut-livyj-bereg-dnipra-ta-vstanovlyuyut-zagorodzhennya-proty-plavzasobiv/" text:style-name="Internet_20_link" text:visited-style-name="Visited_20_Internet_20_Link">
https://armyinform.com.ua/2023/05/23/rosiyany-aktyvno-minuyut-livyj-bereg-dnipra-ta-vstanovlyuyut-zagorodzhennya-proty-plavzasobiv/</text:a>
</text:p>
      <!--NEWS-->
      <text:h text:style-name="P10" text:outline-level="1">
<text:span text:style-name="T4">
不仅飞行员，而且航空工程师和战斗人员也将被F-16俘虏</text:span>
</text:h>
      <text:p text:style-name="P4">
作者: ['Дмитро Горбунов']</text:p>
      <text:p text:style-name="P4">
时间: 2023-05-23T69:00:00-04:00</text:p>
      <text:p text:style-name="P4">
描述: 关于Cordon Rospovyv Rephnik Commandannya的乌克兰飞行员的Pidogotovka ...与乌克兰2022年的战争，与乌克兰的最新新闻，今天与乌克兰2022年的最新新闻，今天上次与乌克兰的新闻战，将在乌克兰和俄罗斯与乌克兰之间发生战争，当时与乌克兰之间的战争他们说，在2022年，是否会在不久的将来与乌克兰发生战争</text:p>
      <text:p text:style-name="P4">
图片: ['<text:a xlink:type="simple" xlink:href="https://armyinform.com.ua/wp-content/uploads/2022/11/yurij-ignat-1.jpg" text:style-name="Internet_20_link" text:visited-style-name="Visited_20_Internet_20_Link">
yurij-ignat-1.jpg</text:a>
']</text:p>
      <text:p text:style-name="P4">
标签: ['F-16', 'ПС ЗС УКРАЇНИ', 'ЮРІЙ ІГНАТ']</text:p>
      <text:p text:style-name="P4">
类别: News</text:p>
      <!--METADATA-->
      <text:p text:style-name="P4">
<draw:frame draw:style-name="fr1" draw:name="Image278" text:anchor-type="as-char" svg:width="6.9236in" svg:height="4.361868in" draw:z-index="0">
<draw:image xlink:href="../Images/AРМІЯINFORM/2023-05-23T69-00-00-04-00/yurij-ignat-1.jpg" xlink:type="simple" xlink:show="embed" xlink:actuate="onLoad" draw:mime-type="image/jpeg"/>
</draw:frame>
乌克兰空军的尤里·伊格纳修斯空军上校。</text:p>
      <text:p text:style-name="P4">
Televahorfon [“ UNIN”)中的Yuri Ignatus上校讲述了国外乌克兰飞行员的准备。(https://www.youtube.com/watch?v=WY8sDvZdWEA).</text:p>
      <text:p text:style-name="P4">
— Авіаційна коаліція широка, українських пілотів навчатиме низка країн. Наразітриває процес підготовки людей до навчання на F-16. Створено передові групи,які виїхали до тих країн, що надали нам навчальні майданчики. Вивчається, яксаме відбуватиметься дана підготовка, кількість пілотів, часові терміни тощо.У відрядження направлятимуть не лише льотчиків, а й авіаційних інженерів таофіцерів бойових управлінь. Старт навчанню даний — і це головне, — зауваживармієць.</text:p>
      <text:p text:style-name="P4">
Він уточнив, що всіх військових пілотів одразу ж відправити не можна. Аджекомусь треба забезпечувати дії Сил оборони України. За час війни льотчикиздобули певних професійних висот. Тому поїдуть за кордон підготовленими.</text:p>
      <text:p text:style-name="P4">
— Кожен курсант Харківського національно університету Повітряних Сил післявипуску у своєму активі вже має по 200 годин нальоту. Далі в бойових бригадахвони вже опановують різні навички пілотування. Наразі ж іде мова про їхнєперенавчання на інший тип літака. Як порівняти з радянським МіГ-29,закордонний F-16 є більш автоматизованим. Але це не означає, що буде легко, —розповів речник Командування Повітряних Сил.</text:p>
      <text:p text:style-name="P4">
Говорячи про терміни підготовки на F-16, офіцер зауважив, що підготовкукожного льотчика варто розглядати індивідуально, враховуючи ті завдання, щовиконуватиме його авіаційна бригада.</text:p>
      <text:p text:style-name="P4">
News Source: <text:a xlink:type="simple" xlink:href="https://armyinform.com.ua/2023/05/23/opanovuvatymut-f-16-ne-lyshe-lotchyky-a-j-aviaczijni-inzhenery-ta-oficzery-bojovyh-upravlin-2/" text:style-name="Internet_20_link" text:visited-style-name="Visited_20_Internet_20_Link">
https://armyinform.com.ua/2023/05/23/opanovuvatymut-f-16-ne-lyshe-lotchyky-a-j-aviaczijni-inzhenery-ta-oficzery-bojovyh-upravlin-2/</text:a>
</text:p>
      <!--NEWS-->
      <text:h text:style-name="P10" text:outline-level="1">
<text:span text:style-name="T4">
Alexei Reznikov向Bashkir人民写了呼吁</text:span>
</text:h>
      <text:p text:style-name="P4">
作者: ['АРМІЯINFORM']</text:p>
      <text:p text:style-name="P4">
时间: 2023-05-23T70:00:00-04:00</text:p>
      <text:p text:style-name="P4">
描述: Ministra对乌克兰Oleksiy Reznikov的防御，向Yogo的Bashkirskoy人民写了Jovennya。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5/342766690_1074355996857011_2143908671959222673_n.jpg" text:style-name="Internet_20_link" text:visited-style-name="Visited_20_Internet_20_Link">
342766690_1074355996857011_2143908671959222673_n.jpg</text:a>
']</text:p>
      <text:p text:style-name="P4">
标签: ['БАШКИРІЯ', 'ЗВЕРНЕННЯ', 'МІНІСТР ОБОРОНИ', 'ОЛЕКСІЙ РЕЗНІКОВ', 'ОФІЦІЙНО']</text:p>
      <text:p text:style-name="P4">
类别: News</text:p>
      <!--METADATA-->
      <text:p text:style-name="P4">
<draw:frame draw:style-name="fr1" draw:name="Image279" text:anchor-type="as-char" svg:width="6.9236in" svg:height="4.808056in" draw:z-index="0">
<draw:image xlink:href="../Images/AРМІЯINFORM/2023-05-23T70-00-00-04-00/342766690_1074355996857011_2143908671959222673_n.jpg" xlink:type="simple" xlink:show="embed" xlink:actuate="onLoad" draw:mime-type="image/jpeg"/>
</draw:frame>
Alexei Reznikov。 照片：媒介 - 乌克兰</text:p>
      <text:p text:style-name="P4">
乌克兰国防部Alexei Reznikov <text:a xlink:type="simple" xlink:href="https://www.facebook.com/reznikovoleksii/posts/pfbid0yUobmwEKL1r5SnCVd11uQuhhCCjeaMQ1CdL7ACAyzbQEDmQthqUb99Gh5Bbiq2MGl" text:style-name="Internet_20_link" text:visited-style-name="Visited_20_Internet_20_Link">
写道</text:a>
吸引巴什基人及其真正的领导人。 接下来是一个报价：</text:p>
      <text:p text:style-name="P4">
“当我在军队中服役时，我最好的同志之一是巴什基尔。</text:p>
      <text:p text:style-name="P4">
来自Bashkirria的数千名男子被杀或残废。</text:p>
      <text:p text:style-name="P4">
情况给我留下了深刻的印象。 她推动她写给我的朋友，整个巴什基人和他的真正领导人的本地人。</text:p>
      <text:p text:style-name="P4">
今天的UFA当局，照顾个人利益并为克雷姆的利益工作，将其人民送死。</text:p>
      <text:p text:style-name="P4">
巴什基里(Bashkiri)是俄罗斯最大的民族之一，同时也是统一的情况。</text:p>
      <text:p text:style-name="P4">
在现代巴什基里亚(Bashkiria)中，有三个纪念民族团体 - 俄罗斯，巴什基尔和塔塔尔人。 Bashkortostan共和国拥有庞大的自然资源和发达的行业。 那里有一切可以保证高水平的预生产。</text:p>
      <text:p text:style-name="P4">
Bashkir的主要利益是显而易见的 - 确保自己本身的发展本身，包括 - 通过行使自我确定的权利，对大量资源的真实分配，有利于该地区。</text:p>
      <text:p text:style-name="P4">
为此，您需要将所有努力集中在Bashkirria和莫斯科保护中。</text:p>
      <text:p text:style-name="P4">
如果您列出了对巴什基人的问题和威胁，那么他们的原因不是乌克兰或乌克兰人。 所有原因的根源 - 在莫斯科和UFA中。</text:p>
      <text:p text:style-name="P4">
取而代之的是，Bashkir被派去死了一千公里。</text:p>
      <text:p text:style-name="P4">
除了克里姆林宫及其鞋类之外，没有人对此感兴趣。</text:p>
      <text:p text:style-name="P4">
这应该尽快停止。</text:p>
      <text:p text:style-name="P4">
_krainehalҡin塔orttarҙyңyҙyҙmymystarinҡ</text:p>
      <text:p text:style-name="P4">
_әmmә小珠ңn乌克兰t ygel，әәәҙәөrәshergәkrәkrәk，克里姆林宫ҡ阿尔西.<text:span text:style-name="T4">
<text:span text:style-name="T5">
_</text:span>
</text:span>
<text:span text:style-name="T4">
<text:span text:style-name="T5">
_</text:span>
</text:span>
</text:p>
      <text:p text:style-name="P4">
_beldөrөҫ。 әkemdәkumbeyaңbiqihn -ularhalҡinkhyiangatә<text:span text:style-name="T4">
<text:span text:style-name="T5">
_</text:span>
</text:span>
<text:span text:style-name="T4">
<text:span text:style-name="T5">
_</text:span>
</text:span>
___</text:p>
      <text:p text:style-name="P4">
_yҙkeshelәregeҙҙe乌克兰的AlapChitegeҙ。 beҙgәxәrbienәtsselәEtapshiyshiiғ。 tick shunantheuңinnabeҙhalҡibyҙsөnөshiraҡKilәsәsgebeҙҙebeҙҙebeҡeeoeҙabergәlәlәlәAlabiaҙ<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text:span text:style-name="T4">
<text:span text:style-name="T5">
_</text:span>
</text:span>
___周刊以同样的方式昏迷。 以同样的方式，触摸和通往道路的触摸是由于道路造成的。</text:p>
      <text:p text:style-name="P4">
所有专用文本很难 -  <text:a xlink:type="simple" xlink:href="https://interfax.com.ua/news/blog/911796.html" text:style-name="Internet_20_link" text:visited-style-name="Visited_20_Internet_20_Link">
tut</text:a>
.</text:p>
      <text:p text:style-name="P4">
Дякую башкирським друзям за допомогу.</text:p>
      <text:p text:style-name="P4">
Вірогідно, це перший текст Міністра оборони башкирською мовою».</text:p>
      <text:p text:style-name="P4">
News Source: <text:a xlink:type="simple" xlink:href="https://armyinform.com.ua/2023/05/23/oleksij-reznikov-napysav-zvernennya-do-bashkyrskogo-narodu/" text:style-name="Internet_20_link" text:visited-style-name="Visited_20_Internet_20_Link">
https://armyinform.com.ua/2023/05/23/oleksij-reznikov-napysav-zvernennya-do-bashkyrskogo-narodu/</text:a>
</text:p>
      <!--NEWS-->
      <text:h text:style-name="P10" text:outline-level="1">
<text:span text:style-name="T4">
克里米亚的占领者因担心武装部队的顾问而创造了So -call pvc -gur</text:span>
</text:h>
      <text:p text:style-name="P4">
作者: ['АРМІЯINFORM']</text:p>
      <text:p text:style-name="P4">
时间: 2023-05-23T71:00:00-04:00</text:p>
      <text:p text:style-name="P4">
描述: 在蒂姆乔斯沃（Timchasovo）的塞特里斯科夫（Setriyskovikh）公司相同的电话中，这些信念却很低。 ，他们在2022年与乌克兰进行战争</text:p>
      <text:p text:style-name="P4">
图片: ['<text:a xlink:type="simple" xlink:href="https://armyinform.com.ua/wp-content/uploads/2023/05/20230523-2.jpg" text:style-name="Internet_20_link" text:visited-style-name="Visited_20_Internet_20_Link">
20230523-2.jpg</text:a>
']</text:p>
      <text:p text:style-name="P4">
标签: ['АНДРІЙ ЧЕРНЯК', 'ГУР МОУ', 'КРИМ', 'ПВК']</text:p>
      <text:p text:style-name="P4">
类别: News</text:p>
      <!--METADATA-->
      <text:p text:style-name="P4">
<draw:frame draw:style-name="fr1" draw:name="Image280" text:anchor-type="as-char" svg:width="6.9236in" svg:height="4.615733in" draw:z-index="0">
<draw:image xlink:href="../Images/AРМІЯINFORM/2023-05-23T71-00-00-04-00/20230523-2.jpg" xlink:type="simple" xlink:show="embed" xlink:actuate="onLoad" draw:mime-type="image/jpeg"/>
</draw:frame>
在克里米亚暂时占领的许多这样的私人军事公司的出现主要与俄罗斯占领者对乌克兰武装部队硬件的恐惧增加有关。</text:p>
      <text:p text:style-name="P4">
乌克兰国防部安德里·切尔尼亚克(Andriy Chernyak)的国防部智力局主要代表讲述了这件事，<text:a xlink:type="simple" xlink:href="https://gur.gov.ua/content/strakh-pered-kontrnastupom-zs-ukrainy.html" text:style-name="Internet_20_link" text:visited-style-name="Visited_20_Internet_20_Link">
报告</text:a>
Gur Mou。</text:p>
      <text:p text:style-name="P4">
安德烈·切尔尼亚克(Andrey Chernyak)解释说：“入侵者清楚地了解到，克里米亚的战斗将会，他们将建立防御线的防御线 - 不仅在克里米亚，而且在苏联农场。”</text:p>
      <text:p text:style-name="P4">
乌克兰国防部的代表补充说，由于俄罗斯军队的失望，占领政权的领导人会担心：谁知道是否会涉足来保护他们的家人并在克里米亚抢劫财产。</text:p>
      <text:p text:style-name="P4">
“由于意识到俄罗斯的武装部队将能够保护他们，因此这些私人军的旨在保护占领政府。 其次，他们不确定俄罗斯联邦的完整性。 如果俄罗斯开始“​​跌倒”，那么他们将拥有“ PVC”，这将保护他们的财富，家庭”  - 乌克兰军事情报的代表说。</text:p>
      <text:p text:style-name="P4">
根据安德里·切尔尼克(Andriy Chernyak)的说法，来自各种来源的So宣传的克里米亚PEC资助：例如，阿克西奥诺夫(Aksyonov)在那里收集了克里米亚占领管理局的领导人，并迫使钱为其私人军队分配资金。</text:p>
      <text:p text:style-name="P4">
“一方面，克里米亚商人被迫这样做，但另一方面，他们也想保护自己和财富。 入侵者保证，如果他们被撤离，他们将被撤离，一切都会好起来。”安德烈·切尔尼克(Andrey Chernyak)说。</text:p>
      <text:p text:style-name="P4">
乌克兰国防部宗师的代表报告说，所谓的“ Aksionovtsi”战斗机每月获得200至25万卢布，主要是在优先基地上训练，并暂时占领了赫森地区，并为他们提供了教练。受到俄罗斯军队的专业培训，具有战斗经验：薪水高出几倍 - 从$ 5,000或更多。</text:p>
      <text:p text:style-name="P4">
招募了克里米亚PVC的Novens，以免与他的“ Wagner”竞争：“他们是在动员，与PVK和国防部的动员，双重控制中招募的。 他们试图首先吸引Krym人口，但此外，他们在整个俄罗斯采取了措施。”乌克兰军事情报的代表强调说：“在极权俄罗斯的俄罗斯，不可能属于权力结构。”</text:p>
      <text:p text:style-name="P4">
News Source: <text:a xlink:type="simple" xlink:href="https://armyinform.com.ua/2023/05/23/okupanty-krymu-vid-strahu-pered-kontrnastupom-zsu-stvoryuyut-tak-zvani-pvk-gur/" text:style-name="Internet_20_link" text:visited-style-name="Visited_20_Internet_20_Link">
https://armyinform.com.ua/2023/05/23/okupanty-krymu-vid-strahu-pered-kontrnastupom-zsu-stvoryuyut-tak-zvani-pvk-gur/</text:a>
</text:p>
      <!--NEWS-->
      <text:h text:style-name="P10" text:outline-level="1">
<text:span text:style-name="T4">
乌克兰获得了15亿欧元的欧盟宏观援助</text:span>
</text:h>
      <text:p text:style-name="P4">
作者: ['АРМІЯINFORM']</text:p>
      <text:p text:style-name="P4">
时间: 2023-05-23T72:00:00-04:00</text:p>
      <text:p text:style-name="P4">
描述: 乌克兰在大规模的框架中引爆了罗西里（Rosiri）15亿瓦罗（Rosiri）的批次。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5/52_main-v1668003600.jpg" text:style-name="Internet_20_link" text:visited-style-name="Visited_20_Internet_20_Link">
52_main-v1668003600.jpg</text:a>
']</text:p>
      <text:p text:style-name="P4">
标签: ['ВІЙНА', 'ДОПОМОГА УКРАЇНІ', 'ЄВРОПЕЙСЬКИЙ СОЮЗ', 'МАКРОФІНАНСОВА ДОПОМОГА', 'ПІДТРИМКА УКРАЇНИ']</text:p>
      <text:p text:style-name="P4">
类别: News</text:p>
      <!--METADATA-->
      <text:p text:style-name="P4">
<draw:frame draw:style-name="fr1" draw:name="Image281" text:anchor-type="as-char" svg:width="6.9236in" svg:height="4.61903in" draw:z-index="0">
<draw:image xlink:href="../Images/AРМІЯINFORM/2023-05-23T72-00-00-04-00/52_main-v1668003600.jpg" xlink:type="simple" xlink:show="embed" xlink:actuate="onLoad" draw:mime-type="image/jpeg"/>
</draw:frame>
乌克兰在大规模宏观 - 财务援助方面获得了第四款€15亿欧元(MPHD)从2023年欧盟。</text:p>
      <text:p text:style-name="P4">
关于它<text:a xlink:type="simple" xlink:href="https://www.kmu.gov.ua/news/ukraina-otrymala-chetvertyi-transh-masshtabnoi-makrofinansovoi-dopomohy-vid-ies-u-rozmiri-15-mlrd-ievro" text:style-name="Internet_20_link" text:visited-style-name="Visited_20_Internet_20_Link">
报告</text:a>
政府门户。</text:p>
      <text:p text:style-name="P4">
资金是根据乌克兰的优惠条款提供的，并被指示为国家预算的优先支出提供资金。</text:p>
      <text:p text:style-name="P4">
根据乌克兰塞里·马尔嫩科(Ukraine Serhiy Marchenko)财政部长的说法，允许优惠资金按时进行优先交流，特别是为了支持乌克兰公民。</text:p>
      <text:p text:style-name="P4">
“欧盟的财政援助是对乌克兰超级巨星的胜利做出的重大贡献。 我感谢欧洲同事了解国家的财务需求。”他说。</text:p>
      <text:p text:style-name="P4">
因此，在2023年，乌克兰的国家预算已经从欧盟获得了75亿个优惠基金。</text:p>
      <text:p text:style-name="P4">
之前(https://armyinform.com.ua/2022/10/22/yevrosoyuz-rozglyadaye-mozhlyvist-vydilyaty-ukrayini-po-15-milyardy-yevro-shhomisyaczya-ursula-fon-der-lyayen/)每月将15亿欧元分配给乌克兰的机会。</text:p>
      <text:p text:style-name="P4">
News Source: <text:a xlink:type="simple" xlink:href="https://armyinform.com.ua/2023/05/23/ukrayina-otrymala-makrofinansovu-dopomogy-vid-yes-u-rozmiri-15-mlrd-yevro/" text:style-name="Internet_20_link" text:visited-style-name="Visited_20_Internet_20_Link">
https://armyinform.com.ua/2023/05/23/ukrayina-otrymala-makrofinansovu-dopomogy-vid-yes-u-rozmiri-15-mlrd-yevro/</text:a>
</text:p>
      <!--NEWS-->
      <text:h text:style-name="P10" text:outline-level="1">
<text:span text:style-name="T4">
Alexei Zhpapa：海军陆战队应返回持续位错点 - 克里米亚</text:span>
</text:h>
      <text:p text:style-name="P4">
作者: ['АРМІЯINFORM']</text:p>
      <text:p text:style-name="P4">
时间: 2023-05-23T73:00:00-04:00</text:p>
      <text:p text:style-name="P4">
描述: Syogodnis，23人受伤，乌克兰乌克兰Vitseadmisla Oleksiy的Mornskikovo部队的指挥官...与乌克兰2022年的战争，与乌克兰与乌克兰的最新新闻，与乌克兰2022年的新闻战争，今天与乌克兰的新闻战争，今天乌克兰和俄罗斯和俄罗斯和俄罗斯和俄罗斯之间的战争将会发生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5/348923335_257201823532125_8023094629692388360_n.jpg" text:style-name="Internet_20_link" text:visited-style-name="Visited_20_Internet_20_Link">
348923335_257201823532125_8023094629692388360_n.jpg</text:a>
', '<text:a xlink:type="simple" xlink:href="https://armyinform.com.ua/wp-content/uploads/2023/05/348588271_151674484438026_5234506770751100002_n-150x150.jpg" text:style-name="Internet_20_link" text:visited-style-name="Visited_20_Internet_20_Link">
348588271_151674484438026_5234506770751100002_n-150x150.jpg</text:a>
', '<text:a xlink:type="simple" xlink:href="https://armyinform.com.ua/wp-content/uploads/2023/05/349061151_6274504329309987_5021555534811452514_n-150x150.jpg" text:style-name="Internet_20_link" text:visited-style-name="Visited_20_Internet_20_Link">
349061151_6274504329309987_5021555534811452514_n-150x150.jpg</text:a>
', '<text:a xlink:type="simple" xlink:href="https://armyinform.com.ua/wp-content/uploads/2023/05/348682820_1405096680344829_661447084438283003_n-150x150.jpg" text:style-name="Internet_20_link" text:visited-style-name="Visited_20_Internet_20_Link">
348682820_1405096680344829_661447084438283003_n-150x150.jpg</text:a>
']</text:p>
      <text:p text:style-name="P4">
标签: ['ДЕНЬ МОРСЬКОЇ ПІХОТИ УКРАЇНИ', 'ОЛЕКСІЙ НЕЇЖПАПА']</text:p>
      <text:p text:style-name="P4">
类别: News</text:p>
      <!--METADATA-->
      <text:p text:style-name="P4">
<draw:frame draw:style-name="fr1" draw:name="Image282" text:anchor-type="as-char" svg:width="6.9236in" svg:height="4.615733in" draw:z-index="0">
<draw:image xlink:href="../Images/AРМІЯINFORM/2023-05-23T73-00-00-04-00/348923335_257201823532125_8023094629692388360_n.jpg" xlink:type="simple" xlink:show="embed" xlink:actuate="onLoad" draw:mime-type="image/jpeg"/>
</draw:frame>
今天，5月23日，她的Zhpapa乌克兰维西德米洛尔(Viceadmiralexies)海军的指挥官，以纪念海军陆战队日，从职业中授予了人事地区。最主要的是，海军陆战队应返回并释放我们的永久地点 - 刑事地点。</text:p>
      <text:p text:style-name="P4">
关于它<text:a xlink:type="simple" xlink:href="https://www.facebook.com/navy.mil.gov.ua/posts/pfbid02GoknLtJSBsnWhdw86bVLaUiTgCARSTmW2DTNVwQf7YwpzprH2arJoG8A8dj7SqwAl" text:style-name="Internet_20_link" text:visited-style-name="Visited_20_Internet_20_Link">
报告</text:a>
海军司令部的公共关系服务。</text:p>
      <text:p text:style-name="P4">
Viceadmiral Alexei Shepap说：“每个人都知道并尊重海军陆战队 - 这为乌克兰击败敌人带来了高度的胜利。”</text:p>
      <text:p text:style-name="P4">
<text:a xlink:type="simple" xlink:href="https://armyinform.com.ua/wp-content/uploads/2023/05/348588271_151674484438026_5234506770751100002_n.jpg" text:style-name="Internet_20_link" text:visited-style-name="Visited_20_Internet_20_Link">
!(Images/AРМІЯINFORM/2023-05-23T73-00-00-04-00/348588271_151674484438026_5234506770751100002_n-150x150.jpg)</text:a>
</text:p>
      <text:p text:style-name="P4">
<text:a xlink:type="simple" xlink:href="https://armyinform.com.ua/wp-content/uploads/2023/05/349061151_6274504329309987_5021555534811452514_n.jpg" text:style-name="Internet_20_link" text:visited-style-name="Visited_20_Internet_20_Link">
<draw:frame draw:style-name="fr1" draw:name="Image283" text:anchor-type="as-char" svg:width="6.9236in" svg:height="6.9236in" draw:z-index="0">
<draw:image xlink:href="../Images/AРМІЯINFORM/2023-05-23T73-00-00-04-00/349061151_6274504329309987_5021555534811452514_n-150x150.jpg" xlink:type="simple" xlink:show="embed" xlink:actuate="onLoad" draw:mime-type="image/jpeg"/>
</draw:frame>
</text:a>
</text:p>
      <text:p text:style-name="P4">
<text:a xlink:type="simple" xlink:href="https://armyinform.com.ua/wp-content/uploads/2023/05/348682820_1405096680344829_661447084438283003_n.jpg" text:style-name="Internet_20_link" text:visited-style-name="Visited_20_Internet_20_Link">
<draw:frame draw:style-name="fr1" draw:name="Image284" text:anchor-type="as-char" svg:width="6.9236in" svg:height="6.9236in" draw:z-index="0">
<draw:image xlink:href="../Images/AРМІЯINFORM/2023-05-23T73-00-00-04-00/348682820_1405096680344829_661447084438283003_n-150x150.jpg" xlink:type="simple" xlink:show="embed" xlink:actuate="onLoad" draw:mime-type="image/jpeg"/>
</draw:frame>
</text:a>
我们将提醒我们，今天的乌克兰沃罗迪米尔·泽伦斯基总统<text:a xlink:type="simple" xlink:href="https://armyinform.com.ua/2023/05/23/verhovnyj-golovnokomanduvach-prysvoyiv-zvannya-geroya-ukrayiny-dvom-oficzeram-morskoyi-pihoty/" text:style-name="Internet_20_link" text:visited-style-name="Visited_20_Internet_20_Link">
分配</text:a>
乌克兰英雄的称号，并向以反婚外美国的米哈伊尔·奥斯特格拉德上校的命名的独立步兵的指挥官提出了金星的命令。</text:p>
      <text:p text:style-name="P4">
为了在军事服役期间揭示出勤奋，高级专业，奉献精神和可持续性，海军指挥官授予了Morpivival礼物。</text:p>
      <text:p text:style-name="P4">
News Source: <text:a xlink:type="simple" xlink:href="https://armyinform.com.ua/2023/05/23/oleksij-neyizhpapa-morski-pihotynczi-mayut-povernutysya-u-punkt-postijnoyi-dyslokacziyi-krym/" text:style-name="Internet_20_link" text:visited-style-name="Visited_20_Internet_20_Link">
https://armyinform.com.ua/2023/05/23/oleksij-neyizhpapa-morski-pihotynczi-mayut-povernutysya-u-punkt-postijnoyi-dyslokacziyi-krym/</text:a>
</text:p>
      <!--NEWS-->
      <text:h text:style-name="P10" text:outline-level="1">
<text:span text:style-name="T4">
Dmytro Kuleba和OSCE主席讨论了未来几周工作的方向</text:span>
</text:h>
      <text:p text:style-name="P4">
作者: ['АРМІЯINFORM']</text:p>
      <text:p text:style-name="P4">
时间: 2023-05-23T74:00:00-04:00</text:p>
      <text:p text:style-name="P4">
描述: 乌克兰Dmitro Kuleb执法机构的临界人士，该主管是无法集会的最小星星...与乌克兰2022年的战争，与乌克兰与乌克兰的最新新闻战争，与乌克兰的新闻，与乌克兰2022年的新闻战争最后一次，将会有一个乌克兰与俄罗斯之间的战争，以及2022年与乌克兰的战争，这将是与否，他们会在不久的将来与乌克兰发生战争，他们说，与乌克兰的战争，今天的乌克兰新闻，乌克兰的新闻，乌克兰媒体上的乌克兰媒体新闻俄语</text:p>
      <text:p text:style-name="P4">
图片: ['<text:a xlink:type="simple" xlink:href="https://armyinform.com.ua/wp-content/uploads/2023/05/2022-02-10-dmytro-kuleba-ta-diyuchyj-golova-obsye1.jpg" text:style-name="Internet_20_link" text:visited-style-name="Visited_20_Internet_20_Link">
2022-02-10-dmytro-kuleba-ta-diyuchyj-golova-obsye1.jpg</text:a>
']</text:p>
      <text:p text:style-name="P4">
标签: ['ДМИТРО КУЛЕБА', 'ЗБІҐНЄВ РАУ', 'САМІТ НАТО']</text:p>
      <text:p text:style-name="P4">
类别: News</text:p>
      <!--METADATA-->
      <text:p text:style-name="P4">
<draw:frame draw:style-name="fr1" draw:name="Image285" text:anchor-type="as-char" svg:width="6.9236in" svg:height="4.60941in" draw:z-index="0">
<draw:image xlink:href="../Images/AРМІЯINFORM/2023-05-23T74-00-00-04-00/2022-02-10-dmytro-kuleba-ta-diyuchyj-golova-obsye1.jpg" xlink:type="simple" xlink:show="embed" xlink:actuate="onLoad" draw:mime-type="image/jpeg"/>
</draw:frame>
说明性照片</text:p>
      <text:p text:style-name="P4">
乌克兰·德米特罗·库莱巴(Ukraine Dmytro Kuleba)的外交大臣兼波兰共和国法律部长兹比尼耶夫·劳(Zbignyev Rau)在维尔纽斯(Vilnius)的北约峰会之前协调了职位和台阶。</text:p>
      <text:p text:style-name="P4">
乌克兰外交负责人<text:a xlink:type="simple" xlink:href="https://twitter.com/DmytroKuleba/status/1660976091538784257" text:style-name="Internet_20_link" text:visited-style-name="Visited_20_Internet_20_Link">
报告</text:a>
在他的推文中。</text:p>
      <text:p text:style-name="P4">
他写道：“在接下来的几周里，我们需要密切努力达成共识，以在三个方向上做出扎实的决定：加强乌克兰与北约之间的机构关系，乌克兰成员资格的步骤，安全保证。”</text:p>
      <text:p text:style-name="P4">
北约峰会在维尔纽斯闻名(立陶宛)<text:a xlink:type="simple" xlink:href="https://armyinform.com.ua/2022/11/09/nastupnyj-samit-nato-vidbudetsya-vlitku-2023-roku-v-lytvi/" text:style-name="Internet_20_link" text:visited-style-name="Visited_20_Internet_20_Link">
会发生</text:a>
在7月11日至12日，联盟负责人将是一个机会，可以修改国防费用的大幅增加，并继续继续乌克兰的支持。</text:p>
      <text:p text:style-name="P4">
News Source: <text:a xlink:type="simple" xlink:href="https://armyinform.com.ua/2023/05/23/dmytro-kuleba-ta-golova-obsye-obgovoryly-napryamky-roboty-na-najblyzhchi-tyzhni/" text:style-name="Internet_20_link" text:visited-style-name="Visited_20_Internet_20_Link">
https://armyinform.com.ua/2023/05/23/dmytro-kuleba-ta-golova-obsye-obgovoryly-napryamky-roboty-na-najblyzhchi-tyzhni/</text:a>
</text:p>
      <!--NEWS-->
      <text:h text:style-name="P10" text:outline-level="1">
<text:span text:style-name="T4">
德国计划在今年年底之前准备多达9,000名乌克兰军队</text:span>
</text:h>
      <text:p text:style-name="P4">
作者: ['АРМІЯINFORM']</text:p>
      <text:p text:style-name="P4">
时间: 2023-05-23T75:00:00-04:00</text:p>
      <text:p text:style-name="P4">
描述: 办公室柏林计划Pidgotovati到Kinzi Roku，最多9 Tishiskovikh Zsu。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bundeswehr.jpg" text:style-name="Internet_20_link" text:visited-style-name="Visited_20_Internet_20_Link">
bundeswehr.jpg</text:a>
']</text:p>
      <text:p text:style-name="P4">
标签: ['БОРИС ПІСТОРІУС', 'МІНОБОРОНИ НІМЕЧЧИНИ', 'НАВЧАННЯ ВІЙСЬКОВИХ', 'ФРН']</text:p>
      <text:p text:style-name="P4">
类别: News</text:p>
      <!--METADATA-->
      <text:p text:style-name="P4">
<draw:frame draw:style-name="fr1" draw:name="Image286" text:anchor-type="as-char" svg:width="6.9236in" svg:height="3.894525in" draw:z-index="0">
<draw:image xlink:href="../Images/AРМІЯINFORM/2023-05-23T75-00-00-04-00/bundeswehr.jpg" xlink:type="simple" xlink:show="embed" xlink:actuate="onLoad" draw:mime-type="image/jpeg"/>
</draw:frame>
柏林官方计划在今年年底为9,000名军事武装部队做准备。</text:p>
      <text:p text:style-name="P4">
在与欧盟国家的国防机构会面之前，关于这一点<text:a xlink:type="simple" xlink:href="https://newsroom.consilium.europa.eu/permalink/245445" text:style-name="Internet_20_link" text:visited-style-name="Visited_20_Internet_20_Link">
宣布</text:a>
德国德国鲍里斯·皮斯托里乌斯(Boris Pistorius)于4月23日。</text:p>
      <text:p text:style-name="P4">
鲍里斯·皮斯托里乌斯(Boris Pistorius)说：“到今年年底，德国正在为乌克兰军队准备的欧盟将教授多达9,000名军人。”</text:p>
      <text:p text:style-name="P4">
此外，德国国防部负责人承诺提供一种武器，以帮助乌克兰获胜。</text:p>
      <text:p text:style-name="P4">
News Source: <text:a xlink:type="simple" xlink:href="https://armyinform.com.ua/2023/05/23/nimechchyna-do-kinczya-roku-planuye-pidgotuvaty-do-9-tysyach-ukrayinskyh-vijskovyh/" text:style-name="Internet_20_link" text:visited-style-name="Visited_20_Internet_20_Link">
https://armyinform.com.ua/2023/05/23/nimechchyna-do-kinczya-roku-planuye-pidgotuvaty-do-9-tysyach-ukrayinskyh-vijskovyh/</text:a>
</text:p>
      <!--NEWS-->
      <text:h text:style-name="P10" text:outline-level="1">
<text:span text:style-name="T4">
优先考虑将在德国领土的军事行政部门中担任职位</text:span>
</text:h>
      <text:p text:style-name="P4">
作者: ['АРМІЯINFORM']</text:p>
      <text:p text:style-name="P4">
时间: 2023-05-23T76:00:00-04:00</text:p>
      <text:p text:style-name="P4">
描述: Kabmin Pidtrimav的负责人“关于专家的实现 - 永久性Procho Shto Kodo商店...与乌克兰2022年的战争，与乌克兰的最新新闻，今天与乌克兰的新闻，今天与乌克兰的新闻战争，今天上次与乌克兰的新闻战争，乌克兰和俄罗斯和俄罗斯之间以及俄罗斯和俄罗斯之间的战争，他们在2022年与乌克兰与乌克兰的战争，是否会在不久的将来与乌克兰战争，他们说，与乌克兰的战争，今天的乌克兰新闻，乌克兰的新闻，乌克兰媒体在俄罗斯的乌克兰新闻</text:p>
      <text:p text:style-name="P4">
图片: ['<text:a xlink:type="simple" xlink:href="https://armyinform.com.ua/wp-content/uploads/2021/06/kabmin.jpg" text:style-name="Internet_20_link" text:visited-style-name="Visited_20_Internet_20_Link">
kabmin.jpg</text:a>
']</text:p>
      <text:p text:style-name="P4">
标签: ['ВІЙСЬКОВІ АДМІНІСТРАЦІЇ', 'ДЕОКУПАЦІЯ', 'ДОТ']</text:p>
      <text:p text:style-name="P4">
类别: News</text:p>
      <!--METADATA-->
      <text:p text:style-name="P4">
<draw:frame draw:style-name="fr1" draw:name="Image287" text:anchor-type="as-char" svg:width="6.9236in" svg:height="4.269553in" draw:z-index="0">
<draw:image xlink:href="../Images/AРМІЯINFORM/2023-05-23T76-00-00-04-00/kabmin.jpg" xlink:type="simple" xlink:show="embed" xlink:actuate="onLoad" draw:mime-type="image/jpeg"/>
</draw:frame>
部长的内阁支持该决议“实施实验项目，为在乌克兰领土上的工作创建雇员的储备金。” 这将允许军事行政部门的军事行政部门和其他国家机构。</text:p>
      <text:p text:style-name="P4">
关于它<text:a xlink:type="simple" xlink:href="https://minre.gov.ua/2023/05/23/uryad-shvalyv-mehanizm-formuvannya-rezervu-praczivnykiv-dlya-roboty-na-deokupovanyh-terytoriyah/" text:style-name="Internet_20_link" text:visited-style-name="Visited_20_Internet_20_Link">
报告</text:a>
乌克兰暂时占领领土的重新融入部。</text:p>
      <text:p text:style-name="P4">
希望在工业领土上工作的人将填写电子问卷。 接下来，NADS将考虑完成的问卷，并检查候选人的准备。</text:p>
      <text:p text:style-name="P4">
以下公民将拥有分配职位的优先权：</text:p>
      <text:p text:style-name="P4">
<text:span text:style-name="T5">
退伍军人； </text:span>
内部流离失所的人； <text:span text:style-name="T5">
以前担任过这些职位的人； </text:span>
具有重新融合暂时占领领土的经验的人。</text:p>
      <text:p text:style-name="P4">
此外，还将对入学的人员进行专业培训。</text:p>
      <text:p text:style-name="P4">
形成恢复储备的原则将允许在最短的时间内恢复DEOCAL领土的国家机构的工作，以确保其加速重返社会。</text:p>
      <text:p text:style-name="P4">
News Source: <text:a xlink:type="simple" xlink:href="https://armyinform.com.ua/2023/05/23/priorytet-obijmaty-posady-u-vijskovyh-administracziyah-na-deokupovanyh-terytoriyah-nadadut-veteranam-vijny/" text:style-name="Internet_20_link" text:visited-style-name="Visited_20_Internet_20_Link">
https://armyinform.com.ua/2023/05/23/priorytet-obijmaty-posady-u-vijskovyh-administracziyah-na-deokupovanyh-terytoriyah-nadadut-veteranam-vijny/</text:a>
</text:p>
      <!--NEWS-->
      <text:h text:style-name="P10" text:outline-level="1">
<text:span text:style-name="T4">
北约秘书长：在F-16战斗机上学习乌克兰飞行员并没有使北约的冲突一面</text:span>
</text:h>
      <text:p text:style-name="P4">
作者: ['АРМІЯINFORM']</text:p>
      <text:p text:style-name="P4">
时间: 2023-05-23T77:00:00-04:00</text:p>
      <text:p text:style-name="P4">
描述: 永远的乌克兰飞行员在美国vobrnitva的Vinishchychi F-16上无法抢劫...与乌克兰2022年的战争，与乌克兰的战争是今天的最新新闻，《与乌克兰的新闻战》，乌克兰2022年的新闻战争，这是今天的最后一场战争，将会发生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5/f16-3.jpg" text:style-name="Internet_20_link" text:visited-style-name="Visited_20_Internet_20_Link">
f16-3.jpg</text:a>
']</text:p>
      <text:p text:style-name="P4">
标签: ['F-16', 'ДЕРЖДЕП США', 'ЄНС СТОЛТЕНБЕРГ', 'НАТО']</text:p>
      <text:p text:style-name="P4">
类别: News</text:p>
      <!--METADATA-->
      <text:p text:style-name="P4">
<draw:frame draw:style-name="fr1" draw:name="Image288" text:anchor-type="as-char" svg:width="6.9236in" svg:height="3.894525in" draw:z-index="0">
<draw:image xlink:href="../Images/AРМІЯINFORM/2023-05-23T77-00-00-04-00/f16-3.jpg" xlink:type="simple" xlink:show="embed" xlink:actuate="onLoad" draw:mime-type="image/jpeg"/>
</draw:frame>
乌克兰飞行员对美国生产F-16战斗机的培训不会产生北约作为冲突的一面。</text:p>
      <text:p text:style-name="P4">
在欧盟国家国防部长会议之前，关于这一点<text:a xlink:type="simple" xlink:href="https://newsroom.consilium.europa.eu/permalink/245473" text:style-name="Internet_20_link" text:visited-style-name="Visited_20_Internet_20_Link">
陈述</text:a>
北大西洋联盟秘书詹斯·斯托尔滕贝格(Jens Stoltenberg)。</text:p>
      <text:p text:style-name="P4">
“乌克兰有权自卫。 我们帮助乌克兰捍卫权利。 这并不是冲突的北约和北约盟友。”  - 斯托尔滕贝格说。</text:p>
      <text:p text:style-name="P4">
我们将在美国国务院早些时候提醒<text:a xlink:type="simple" xlink:href="https://armyinform.com.ua/2023/05/23/peredacha-vynyshhuvachiv-f-16-ukrayini-ta-pidgotovka-ukrayinskyh-pilotiv-ye-priorytetom-dlya-ssha-derzhdep/" text:style-name="Internet_20_link" text:visited-style-name="Visited_20_Internet_20_Link">
宣布</text:a>
关于F-16乌克兰战斗机的高度重视和乌克兰飞行员的准备。</text:p>
      <text:p text:style-name="P4">
News Source: <text:a xlink:type="simple" xlink:href="https://armyinform.com.ua/2023/05/23/gensek-nato-navchannya-ukrayinskyh-pilotiv-na-vynyshhuvachah-f-16-ne-robyt-nato-storonoyu-konfliktu/" text:style-name="Internet_20_link" text:visited-style-name="Visited_20_Internet_20_Link">
https://armyinform.com.ua/2023/05/23/gensek-nato-navchannya-ukrayinskyh-pilotiv-na-vynyshhuvachah-f-16-ne-robyt-nato-storonoyu-konfliktu/</text:a>
</text:p>
      <!--NEWS-->
      <text:h text:style-name="P10" text:outline-level="1">
<text:span text:style-name="T4">
乌克兰队与WON的运营军队赢得了欧洲武术锦标赛的第一名</text:span>
</text:h>
      <text:p text:style-name="P4">
作者: ['АРМІЯINFORM']</text:p>
      <text:p text:style-name="P4">
时间: 2023-05-23T78:00:00-04:00</text:p>
      <text:p text:style-name="P4">
描述: 乌克兰Boyovikh Mistztv的Zbirna团队全部-Ukrainian Sports Associas“战斗……与乌克兰2022年战争，与乌克兰与乌克兰的最新新闻进行战争，今天与乌克兰2022年上次与乌克兰的新闻战，将在乌克兰和俄罗斯和战争之间发动战争他们在2022年与乌克兰有一年</text:p>
      <text:p text:style-name="P4">
图片: ['<text:a xlink:type="simple" xlink:href="https://armyinform.com.ua/wp-content/uploads/2023/05/348822174_763171711924081_8631446850496742321_n-e1684848729447.jpg" text:style-name="Internet_20_link" text:visited-style-name="Visited_20_Internet_20_Link">
348822174_763171711924081_8631446850496742321_n-e1684848729447.jpg</text:a>
']</text:p>
      <text:p text:style-name="P4">
标签: ['ВІЙСЬКОВІ СПОРТСМЕНИ', 'КОМБАТ САМОЗАХИСТ ICO', 'ЧЕМПІОНАТ ЄВРОПИ З ЄДИНОБОРСТВ']</text:p>
      <text:p text:style-name="P4">
类别: News</text:p>
      <!--METADATA-->
      <text:p text:style-name="P4">
<draw:frame draw:style-name="fr1" draw:name="Image289" text:anchor-type="as-char" svg:width="6.9236in" svg:height="4.096463in" draw:z-index="0">
<draw:image xlink:href="../Images/AРМІЯINFORM/2023-05-23T78-00-00-04-00/348822174_763171711924081_8631446850496742321_n-e1684848729447.jpg" xlink:type="simple" xlink:show="embed" xlink:actuate="onLoad" draw:mime-type="image/jpeg"/>
</draw:frame>
乌克兰国家 - 乌克兰体育协会武术中的国家团队“自卫ICO的战斗”参加了在匈牙利Misinadkanizh举行的欧洲战斗力自助国际战斗组织锦标赛。</text:p>
      <text:p text:style-name="P4">
关于它<text:a xlink:type="simple" xlink:href="https://www.facebook.com/GeneralStaff.ua/posts/pfbid02kUbef68aaPhXwiLZCTMTjj7ou8Xdd5SHj4aBVrFqznvPin7PbJXFcnFxCuxUdjdal" text:style-name="Internet_20_link" text:visited-style-name="Visited_20_Internet_20_Link">
告知</text:a>
武装部队的总人员。</text:p>
      <text:p text:style-name="P4">
来自14个国家 /地区的464名运动员在14种比赛中竞争欧洲冠军头衔。</text:p>
      <text:p text:style-name="P4">
乌克兰队由48名运动员，其中25名儿童和大三学生以及执法机构的三名运动员代表，包括陆军和武装部队的袭击部队，乌克兰武装部队和内政部的武装部队乌克兰。</text:p>
      <text:p text:style-name="P4">
在2023年的欧洲锦标赛上，乌克兰国家队赢得了第一队，在总积分榜上获得了118个不同等级的奖项。</text:p>
      <text:p text:style-name="P4">
特别有必要注意乌克兰武装部队武装部队武装部队的军人<text:span text:style-name="T4">
 Illya Wilman </text:span>
，他在挫折之后<text:span text:style-name="T4">
和两次冠军</text:span>
冠军的决赛入围者<text:span text:style-name="T4">
 Maximov </text:span>
 ** 。</text:p>
      <text:p text:style-name="P4">
体育协会少将Zentsev Mykola主席指出，这是自大规模俄罗斯 - 乌克兰战争开始以来的一个非凡案件，即总司令的刮擦。</text:p>
      <text:p text:style-name="P4">
不幸的是，乌克兰Kombatsam国防协会的许多运动员和教练被杀，保护我们国家免受俄罗斯侵略者的侵害。 一些乌克兰运动员为他们的武术冠军，米哈伊尔·帕夫鲁什卡(Mikhail Pavlushka)，弗拉基米尔·加莱科(Vladimir Galayko)，谢尔盖·格雷克霍夫卡(Sergey Grekhovka)，mykola vovka，Mykola Vovka，Michael Greekhovka，Michael Greekhovka，Mikhail Galayko，Sergey Greekhovka，Bogrrukan，Bogrrrrikan Bogrrighkan.</text:p>
      <text:p text:style-name="P4">
_迪尔，俄罗斯被体育协会国家主席委员会决定。</text:p>
      <text:p text:style-name="P4">
News Source: <text:a xlink:type="simple" xlink:href="https://armyinform.com.ua/2023/05/23/ukrayinska-zbirna-z-diyuchymy-vijskovymy-u-skladi-vyborola-pershe-miscze-na-chempionati-yevropy/" text:style-name="Internet_20_link" text:visited-style-name="Visited_20_Internet_20_Link">
https://armyinform.com.ua/2023/05/23/ukrayinska-zbirna-z-diyuchymy-vijskovymy-u-skladi-vyborola-pershe-miscze-na-chempionati-yevropy/</text:a>
</text:p>
      <!--NEWS-->
      <text:h text:style-name="P10" text:outline-level="1">
<text:span text:style-name="T4">
Bakhmut的防御：目前，没有提及占领者 - 当天超过400次炮击</text:span>
</text:h>
      <text:p text:style-name="P4">
作者: ['Дмитро Горбунов']</text:p>
      <text:p text:style-name="P4">
时间: 2023-05-23T79:00:00-04:00</text:p>
      <text:p text:style-name="P4">
描述: 关于TSE ROSPOVYV RECHNIK SCIDARY UGRASK ZSU上校Sergey Chervatiy在Efiri中...与乌克兰2022年的战争，与乌克兰的最新新闻，今天与乌克兰的新闻战争，今天与乌克兰2022年的《新闻战》，今天与乌克兰和俄罗斯之间的战争以及何时与乌克兰战争他们说，在2022年，是否会在不久的将来与乌克兰进行战争</text:p>
      <text:p text:style-name="P4">
图片: ['<text:a xlink:type="simple" xlink:href="https://armyinform.com.ua/wp-content/uploads/2023/05/f4f44853-ff62-4e4d-86df-a0e53954e950.jpg" text:style-name="Internet_20_link" text:visited-style-name="Visited_20_Internet_20_Link">
f4f44853-ff62-4e4d-86df-a0e53954e950.jpg</text:a>
']</text:p>
      <text:p text:style-name="P4">
标签: ['СЕРГІЙ ЧЕРЕВАТИЙ']</text:p>
      <text:p text:style-name="P4">
类别: News</text:p>
      <!--METADATA-->
      <text:p text:style-name="P4">
<draw:frame draw:style-name="fr1" draw:name="Image290" text:anchor-type="as-char" svg:width="6.9236in" svg:height="3.894525in" draw:z-index="0">
<draw:image xlink:href="../Images/AРМІЯINFORM/2023-05-23T79-00-00-04-00/f4f44853-ff62-4e4d-86df-a0e53954e950.jpg" xlink:type="simple" xlink:show="embed" xlink:actuate="onLoad" draw:mime-type="image/jpeg"/>
</draw:frame>
武装部队东部集团发言人Sergeycheriev上校在Temachonpon的播出上告诉这<text:a xlink:type="simple" xlink:href="https://www.youtube.com/watch" text:style-name="Internet_20_link" text:visited-style-name="Visited_20_Internet_20_Link">
“ Unin”</text:a>
.</text:p>
      <text:p text:style-name="P4">
— На Бахмутському напрямку протягом минулої доби було лише три бойовізіткнення. Щоправда, ворог був активний у плані артилерійських ударів — 404рази. Тож про снарядний голод у них не йдеться. У цих боях було знищено 79окупантів, дві самохідні артустановки «Гіацинт» та «Гвоздика», а також 9гармат типу «Мста», Д-20 і Д-30. Окрім цього, знищено 7 БПЛА різних типів, —повідомив офіцер.</text:p>
      <text:p text:style-name="P4">
Він уточнив, що «вагнерівці» щодня зазнають величезних втрат: до 100 осібвбитими та стільки ж — пораненими. Тому вони давно б відступили, але їхніватажки гонять їх на українські кулі, виставляють за ними «загороджувальнізагони» тощо. Тож усі гучні «заяви» євгена пригожина слід розглядати вконтексті гри на публіку.</text:p>
      <text:p text:style-name="P4">
— Усі ці місяці ми проводили ефективну оборонну операцію зі сточуванняможливостей ворога, знищували його бойовий потенціал. Не маючи переваги вособовому складі, ми успішно використовували слабкі місця ворога, нестандартнітактичні прийоми. В ході такої активної оборони за найменшої можливості миконтратакували противника. Іноді ми просувалися на 250–1000 метрів, але це бувреальний успіх, а не вигадана пропагандистська брехня, як в окупантів, —зауважив полковник Сергій Череватий.</text:p>
      <text:p text:style-name="P4">
News Source: <text:a xlink:type="simple" xlink:href="https://armyinform.com.ua/2023/05/23/oborona-bahmuta-narazi-pro-snaryadnyj-golod-v-okupantiv-ne-jdetsya-za-dobu-ponad-400-artobstriliv/" text:style-name="Internet_20_link" text:visited-style-name="Visited_20_Internet_20_Link">
https://armyinform.com.ua/2023/05/23/oborona-bahmuta-narazi-pro-snaryadnyj-golod-v-okupantiv-ne-jdetsya-za-dobu-ponad-400-artobstriliv/</text:a>
</text:p>
      <!--NEWS-->
      <text:h text:style-name="P10" text:outline-level="1">
<text:span text:style-name="T4">
法院返回国防土地秘书处，价值超过1.63亿UAH</text:span>
</text:h>
      <text:p text:style-name="P4">
作者: ['АРМІЯINFORM']</text:p>
      <text:p text:style-name="P4">
时间: 2023-05-23T80:00:00-04:00</text:p>
      <text:p text:style-name="P4">
描述: 特南诺比佐玻璃体法院凭借拥有君主的权力……与乌克兰2022年的战争，与乌克兰的最新新闻，今天与乌克兰2022年的新闻战争，今天将在乌克兰和俄罗斯之间发生战争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2/10/sud.-zemlya-e1656591977436-1.jpg" text:style-name="Internet_20_link" text:visited-style-name="Visited_20_Internet_20_Link">
sud.-zemlya-e1656591977436-1.jpg</text:a>
']</text:p>
      <text:p text:style-name="P4">
标签: ['ДЕРЖСПЕЦЗВ’ЯЗКУ', 'СПЕЦІАЛІЗОВАНА ПРОКУРАТУРА У ВІЙСЬКОВІЙ ТА ОБОРОННІЙ СФЕР']</text:p>
      <text:p text:style-name="P4">
类别: News</text:p>
      <!--METADATA-->
      <text:p text:style-name="P4">
<draw:frame draw:style-name="fr1" draw:name="Image291" text:anchor-type="as-char" svg:width="6.9236in" svg:height="4.292632in" draw:z-index="0">
<draw:image xlink:href="../Images/AРМІЯINFORM/2023-05-23T80-00-00-04-00/sud.-zemlya-e1656591977436-1.jpg" xlink:type="simple" xlink:show="embed" xlink:actuate="onLoad" draw:mime-type="image/jpeg"/>
</draw:frame>
特尔尼奥诺邦经济法院已要求国家服务局特殊传播服务和乌克兰信息保护的财产，占地特尔诺维利区的一个乡村理事会之一，国防土地上有近4个价值超过1.63亿Hryvnias。</text:p>
      <text:p text:style-name="P4">
关于它<text:a xlink:type="simple" xlink:href="https://vpzhr.gp.gov.ua/ua/news.html" text:style-name="Internet_20_link" text:visited-style-name="Visited_20_Internet_20_Link">
报告</text:a>
西方地区国防领域的专业检察官办公室的新闻服务。</text:p>
      <text:p text:style-name="P4">
已经确定，在2021年5月，村理事会非法登记了自身背后的公共财产法，这造成了国家财产利益的损害。</text:p>
      <text:p text:style-name="P4">
在西区国防领域的特洛皮尔专业检察官办公室的决定之后，特诺皮尔专业检察官办公室将使用它来实施其真正的实施。</text:p>
      <text:p text:style-name="P4">
News Source: <text:a xlink:type="simple" xlink:href="https://armyinform.com.ua/2023/05/23/sud-povernuv-v-upravlinnya-derzhspeczzvyazku-zemeli-oborony-vartistyu-ponad-163-mln-gryven/" text:style-name="Internet_20_link" text:visited-style-name="Visited_20_Internet_20_Link">
https://armyinform.com.ua/2023/05/23/sud-povernuv-v-upravlinnya-derzhspeczzvyazku-zemeli-oborony-vartistyu-ponad-163-mln-gryven/</text:a>
</text:p>
      <!--NEWS-->
      <text:h text:style-name="P10" text:outline-level="1">
<text:span text:style-name="T4">
Ruslan Stefanchuk感谢瑞典政府为乌克兰提供的帮助</text:span>
</text:h>
      <text:p text:style-name="P4">
作者: ['АРМІЯINFORM']</text:p>
      <text:p text:style-name="P4">
时间: 2023-05-23T81:00:00-04:00</text:p>
      <text:p text:style-name="P4">
描述: 为了乌克兰的鲁斯兰·斯特凡库克（Ruslan Stefanchuk）而击败了乌克兰的乌克兰（Prem'r Ministrum）……与乌克兰2022年的战争，与乌克兰的最新新闻《今日与乌克兰的新闻》（News War）与乌克​​兰2022年最后一次战争，今天将发生一场战争，将会发生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348694770_166204519506019_8714478863213467472_n.jpg" text:style-name="Internet_20_link" text:visited-style-name="Visited_20_Internet_20_Link">
348694770_166204519506019_8714478863213467472_n.jpg</text:a>
']</text:p>
      <text:p text:style-name="P4">
标签: ['STOPRUSSIA', 'АГРЕСІЯ РФ', 'ВТОРГНЕННЯ РФ', 'ГОЛОВА ВЕРХОВНОЇ РАДИ', 'РУСЛАН СТЕФАНЧУК']</text:p>
      <text:p text:style-name="P4">
类别: News</text:p>
      <!--METADATA-->
      <text:p text:style-name="P4">
<draw:frame draw:style-name="fr1" draw:name="Image292" text:anchor-type="as-char" svg:width="6.9236in" svg:height="4.621503in" draw:z-index="0">
<draw:image xlink:href="../Images/AРМІЯINFORM/2023-05-23T81-00-00-04-00/348694770_166204519506019_8714478863213467472_n.jpg" xlink:type="simple" xlink:show="embed" xlink:actuate="onLoad" draw:mime-type="image/jpeg"/>
</draw:frame>
乌克兰·鲁斯兰·斯特凡库克(Ulf Kristerseson)的乌克兰·鲁斯兰·斯特凡库克(Ruslan Stefanchuk)的Verkhovna Rada主席会见了瑞典总理。</text:p>
      <text:p text:style-name="P4">
他<text:a xlink:type="simple" xlink:href="https://www.facebook.com/stefanchuk.official/posts/pfbid02r5cBtEDsQUsn8DNQPQjkyKqs9vuoqmAMK1UzJC2PBBoaNkZW8MPBRbLEUuGgaze8l" text:style-name="Internet_20_link" text:visited-style-name="Visited_20_Internet_20_Link">
写</text:a>
在他的Facebook中。</text:p>
      <text:p text:style-name="P4">
“在与王国总理瑞典，乌尔夫(Ulf)的Crristsonomob的会面上，首先继续支持乌克兰的瑞典和我们在欧盟的黎明之路。</text:p>
      <text:p text:style-name="P4">
他告知实施欧洲委员会提供的七个建议。</text:p>
      <text:p text:style-name="P4">
他指出了瑞典总统在欧盟理事会中的特殊角色。瑞典政府为乌克兰提供了强大的援助方案。”</text:p>
      <text:p text:style-name="P4">
News Source: <text:a xlink:type="simple" xlink:href="https://armyinform.com.ua/2023/05/23/ruslan-stefanchuk-podyakuvav-uryadu-shvecziyi-za-dopomogu-dlya-ukrayiny/" text:style-name="Internet_20_link" text:visited-style-name="Visited_20_Internet_20_Link">
https://armyinform.com.ua/2023/05/23/ruslan-stefanchuk-podyakuvav-uryadu-shvecziyi-za-dopomogu-dlya-ukrayiny/</text:a>
</text:p>
      <!--NEWS-->
      <text:h text:style-name="P10" text:outline-level="1">
<text:span text:style-name="T4">
乌克兰大约有150万公民将有战斗经验-Yulia Laputina</text:span>
</text:h>
      <text:p text:style-name="P4">
作者: ['АРМІЯINFORM']</text:p>
      <text:p text:style-name="P4">
时间: 2023-05-23T82:00:00-04:00</text:p>
      <text:p text:style-name="P4">
描述: pid小时在dnippepetrovsko面前朝着米格（Miniger）的-donetsk地区，在退伍军人右边...与乌克兰2022年的战争，与乌克兰的最新新闻，今天与乌克兰2022年的新闻，今天与乌克兰的新闻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04-l-i-cznap.jpeg" text:style-name="Internet_20_link" text:visited-style-name="Visited_20_Internet_20_Link">
04-l-i-cznap.jpeg</text:a>
', '<text:a xlink:type="simple" xlink:href="https://armyinform.com.ua/wp-content/uploads/2023/05/08-za-stolom-l-i-k.jpeg" text:style-name="Internet_20_link" text:visited-style-name="Visited_20_Internet_20_Link">
08-za-stolom-l-i-k.jpeg</text:a>
']</text:p>
      <text:p text:style-name="P4">
标签: ['ВЕТЕРАНСЬКА ПОЛІТИКА', 'ДНІПРОПЕТРОВЩИНА', 'ДОНЕЧЧИНА', 'МІНВЕТЕРАНІВ', 'ЮЛІЯ ЛАПУТІНА']</text:p>
      <text:p text:style-name="P4">
类别: News</text:p>
      <!--METADATA-->
      <text:p text:style-name="P4">
<draw:frame draw:style-name="fr1" draw:name="Image293" text:anchor-type="as-char" svg:width="6.9236in" svg:height="5.1927in" draw:z-index="0">
<draw:image xlink:href="../Images/AРМІЯINFORM/2023-05-23T82-00-00-04-00/04-l-i-cznap.jpeg" xlink:type="simple" xlink:show="embed" xlink:actuate="onLoad" draw:mime-type="image/jpeg"/>
</draw:frame>
在访问Dnipropetrovsk和Donetsk地区时，乌克兰尤利亚·拉普蒂纳(Ulia Laputina)事务部长提出了退伍军人助手的概念。</text:p>
      <text:p text:style-name="P4">
关于它<text:a xlink:type="simple" xlink:href="https://mva.gov.ua/ua/news/yuliya-laputina-veteranska-politika-odin-iz-prioritetiv-uryadu" text:style-name="Internet_20_link" text:visited-style-name="Visited_20_Internet_20_Link">
报告</text:a>
乌克兰事务部的新闻服务。</text:p>
      <text:p text:style-name="P4">
此外，在他的工作旅行中，尤利亚·拉普蒂纳(Yulia Laputina)熟悉了该地区退伍军人的康复方法，并与重新诠释，与所有 - 乌克兰人Gamrurean 2023比赛的参与者见面的后卫进行了交流，讨论专业支持和改编。</text:p>
      <text:p text:style-name="P4">
部长与领土社区的负责人一起讨论了退伍军人助理研究所的实施，特别是培训问题，其活动融资以及为退伍军人提供服务的进一步数字化。</text:p>
      <text:p text:style-name="P4">
<draw:frame draw:style-name="fr1" draw:name="Image294" text:anchor-type="as-char" svg:width="6.9236in" svg:height="4.621503in" draw:z-index="0">
<draw:image xlink:href="../Images/AРМІЯINFORM/2023-05-23T82-00-00-04-00/08-za-stolom-l-i-k.jpeg" xlink:type="simple" xlink:show="embed" xlink:actuate="onLoad" draw:mime-type="image/jpeg"/>
</draw:frame>
“资深政策是政府的重点之一。 胜利后，我们建立了捍卫者和捍卫者。 毕竟，预计乌克兰约有150万公民的胜利将具有敌对行动的经验。 因此，一个必要的人可以面对退伍军人与他的家人，社区，雇主之间的对话。 这样的人是老兵助手。 在每个领土社区中，他们都应该了解该小组中有多少人和哪些职业将被复员。 在这个社区中需要哪些平民特色菜。</text:p>
      <text:p text:style-name="P4">
今年的资深助理研究所的试点项目创建是在Dnipropetrovsk，Lviv，Vinnytsia和Mykolaiv地区建造的。</text:p>
      <text:p text:style-name="P4">
News Source: <text:a xlink:type="simple" xlink:href="https://armyinform.com.ua/2023/05/23/bude-maty-dosvid-bojovyh-dij-yuliya-laputina/" text:style-name="Internet_20_link" text:visited-style-name="Visited_20_Internet_20_Link">
https://armyinform.com.ua/2023/05/23/bude-maty-dosvid-bojovyh-dij-yuliya-laputina/</text:a>
</text:p>
      <!--NEWS-->
      <text:h text:style-name="P10" text:outline-level="1">
<text:span text:style-name="T4">
俄罗斯联合会的将军和上校被监禁了12年</text:span>
</text:h>
      <text:p text:style-name="P4">
作者: ['АРМІЯINFORM']</text:p>
      <text:p text:style-name="P4">
时间: 2023-05-23T83:00:00-04:00</text:p>
      <text:p text:style-name="P4">
描述: 宾格·兹布拉索夫（Bingle Zbrazov）的基地在罗斯伊基·维斯克（Rosikiki Vissk）的指挥官的刷子上，Yaki ...与乌克兰2022年的战争，与乌克兰与乌克兰的最新新闻，与乌克兰2022年的新闻战争，今天最后一次与乌克兰的新闻战争，将在今天进行战争，将在今天之间发生战争乌克兰和俄罗斯，当2022年与乌克兰的战争是与乌克兰的战争时，是否会在不久的将来与乌克兰进行战争，他们说，与乌克兰的战争，今天的乌克兰新闻，乌克兰的新闻，乌克兰媒体的乌克兰媒体新闻</text:p>
      <text:p text:style-name="P4">
图片: ['<text:a xlink:type="simple" xlink:href="https://armyinform.com.ua/wp-content/uploads/2023/05/348601945_992438188785049_275882247683856763_n.jpg" text:style-name="Internet_20_link" text:visited-style-name="Visited_20_Internet_20_Link">
348601945_992438188785049_275882247683856763_n.jpg</text:a>
']</text:p>
      <text:p text:style-name="P4">
标签: ['STOPRUSSIA', 'ВОЄННІ ЗЛОЧИНИ ЗС РФ', 'ВТОРГНЕННЯ РФ', 'СБУ']</text:p>
      <text:p text:style-name="P4">
类别: News</text:p>
      <!--METADATA-->
      <text:p text:style-name="P4">
<draw:frame draw:style-name="fr1" draw:name="Image295" text:anchor-type="as-char" svg:width="6.9236in" svg:height="7.362095in" draw:z-index="0">
<draw:image xlink:href="../Images/AРМІЯINFORM/2023-05-23T83-00-00-04-00/348601945_992438188785049_275882247683856763_n.jpg" xlink:type="simple" xlink:show="embed" xlink:actuate="onLoad" draw:mime-type="image/jpeg"/>
</draw:frame>
安全局已汇集了另外两名俄罗斯军队的证据，他们参与了库尔森地区关键生命支持设施的破坏。 SBU受到俄罗斯联邦将军和上校的谴责，被判处12年监禁，这是由北克里米亚运河的爆炸组成的，<text:a xlink:type="simple" xlink:href="https://www.facebook.com/SecurSerUkraine/posts/pfbid02YsRj3qwn7BWWxhzc8gg9kjaiXY9zbQFhQEa54AQ7EpTFecsBdWtXuJbErD7TsheXl" text:style-name="Internet_20_link" text:visited-style-name="Visited_20_Internet_20_Link">
告知</text:a>
该部门的新闻服务。</text:p>
      <text:p text:style-name="P4">
“这是关于俄罗斯联邦黑海舰队的副指挥官，在米哈伊尔·亚斯尼科夫少将的材料和技术支持下，以及德米特里·马尔可夫上校11校正工程旅的指挥官。 SBU指出，两位官员都是通过占领卡科夫卡水力发电站的占领，并破坏了粉末犯罪通道的建设。”</text:p>
      <text:p text:style-name="P4">
特别是根据调查，是Yasnikov下令非法扣押关键基础设施，Markov管理了刀片。</text:p>
      <text:p text:style-name="P4">
占领者的犯罪行动违反了该地区的供水，其发芽系统的运作，还造成了乌克兰的环境和物质大门的重大破坏。</text:p>
      <text:p text:style-name="P4">
根据SBU的调查人员收集的证据，法院承认了对艺术第2部分的罪行的入侵者。 28，艺术第1部分。 乌克兰《刑法》的438(违反战争法)但任命他们被判入狱12年。</text:p>
      <text:p text:style-name="P4">
由于两个罪犯都位于乌克兰的暂时占领领土上，因此服刑的判决开始是从实际保留的日期开始的。</text:p>
      <text:p text:style-name="P4">
正在采取复杂的措施，以使肇事者对乌克兰负责。</text:p>
      <text:p text:style-name="P4">
News Source: <text:a xlink:type="simple" xlink:href="https://armyinform.com.ua/2023/05/23/do-12-rokiv-tyurmy-zasudzheno-generala-i-polkovnyka-rf-yaki-komanduvaly-pidryvom-pivnichno-krymskogo-kanalu/" text:style-name="Internet_20_link" text:visited-style-name="Visited_20_Internet_20_Link">
https://armyinform.com.ua/2023/05/23/do-12-rokiv-tyurmy-zasudzheno-generala-i-polkovnyka-rf-yaki-komanduvaly-pidryvom-pivnichno-krymskogo-kanalu/</text:a>
</text:p>
      <!--NEWS-->
      <text:h text:style-name="P10" text:outline-level="1">
<text:span text:style-name="T4">
Zep -Denis Shmigal的职业仍然是巨大的威胁</text:span>
</text:h>
      <text:p text:style-name="P4">
作者: ['АРМІЯINFORM']</text:p>
      <text:p text:style-name="P4">
时间: 2023-05-23T84:00:00-04:00</text:p>
      <text:p text:style-name="P4">
描述: 关于TSE Pre-Miniger乌克兰人，在Uria的Promovi中说。 “ Syogodnis，……与乌克兰2022年的战争，与乌克兰的战争是今天的最新消息，今天与乌克兰2022年的战争上次与乌克兰的战争，乌克兰和俄罗斯之间以及2022年与乌克兰的战争将在他们说，不是，在不久的将来，乌克兰会发生战争</text:p>
      <text:p text:style-name="P4">
图片: ['<text:a xlink:type="simple" xlink:href="https://armyinform.com.ua/wp-content/uploads/2023/05/denys-shmygal-1.jpg" text:style-name="Internet_20_link" text:visited-style-name="Visited_20_Internet_20_Link">
denys-shmygal-1.jpg</text:a>
']</text:p>
      <text:p text:style-name="P4">
标签: ['ДЕНИС ШМИГАЛЬ', 'ЕНЕРГЕТИЧНА ІНФРАСТРУКТУРА', 'ЗАЕС', 'КАБІНЕТ МІНІСТРІВ УКРАЇНИ']</text:p>
      <text:p text:style-name="P4">
类别: News</text:p>
      <!--METADATA-->
      <text:p text:style-name="P4">
<draw:frame draw:style-name="fr1" draw:name="Image296" text:anchor-type="as-char" svg:width="6.9236in" svg:height="4.610104in" draw:z-index="0">
<draw:image xlink:href="../Images/AРМІЯINFORM/2023-05-23T84-00-00-04-00/denys-shmygal-1.jpg" xlink:type="simple" xlink:show="embed" xlink:actuate="onLoad" draw:mime-type="image/jpeg"/>
</draw:frame>
乌克兰总理<text:a xlink:type="simple" xlink:href="https://www.kmu.gov.ua/news/promova-premier-ministra-ukrainy-denysa-shmyhalia-na-zasidanni-uriadu23052023" text:style-name="Internet_20_link" text:visited-style-name="Visited_20_Internet_20_Link">
说</text:a>
在一次政府会议上。</text:p>
      <text:p text:style-name="P4">
“如今，与过去的15个月一样，主要任务仍然是我们军队和防御的沉积。 因此，该国必须工作。 该国必须面对所有挑战，”丹尼斯·施米加尔说。</text:p>
      <text:p text:style-name="P4">
在演讲中，乌克兰总理谈到了为新的暖气季节，能源恢复和能源积累的准备。</text:p>
      <text:p text:style-name="P4">
Denis Shmigal还回忆说：“我们的Zaporizhhya核电站的占领仍然是巨大的威胁。”  - 俄罗斯恐怖分子洗涤车站周围的基础设施炮击。 因此，NES NESEBUL是DE -ADJACENT。 现在，Ukrenergo恢复了车站的力量，但仍然存在。 我们与所有合作伙伴一起迫使ZPP的大米，并在车站周围建立一个非军事区。”</text:p>
      <text:p text:style-name="P4">
News Source: <text:a xlink:type="simple" xlink:href="https://armyinform.com.ua/2023/05/23/velycheznoyu-zagrozoyu-prodovzhuye-zalyshatysya-okupacziya-zaes-denys-shmygal/" text:style-name="Internet_20_link" text:visited-style-name="Visited_20_Internet_20_Link">
https://armyinform.com.ua/2023/05/23/velycheznoyu-zagrozoyu-prodovzhuye-zalyshatysya-okupacziya-zaes-denys-shmygal/</text:a>
</text:p>
      <!--NEWS-->
      <text:h text:style-name="P10" text:outline-level="1">
<text:span text:style-name="T4">
占领者出口到俄罗斯联邦领土的12个乌克兰儿童被返回</text:span>
</text:h>
      <text:p text:style-name="P4">
作者: ['АРМІЯINFORM']</text:p>
      <text:p text:style-name="P4">
时间: 2023-05-23T85:00:00-04:00</text:p>
      <text:p text:style-name="P4">
描述: 乌克兰人到了俄罗斯联邦terito的乌克兰12乌克兰乌克兰人（Vivezenikh），Vivezenikh ...与乌克兰2022年与乌克兰的战争，与乌克兰的最新新闻，今天与乌克兰2022年的新闻战争，今天将在乌克兰与乌克兰2022年进行战争，乌克兰与乌克兰之间的战争将在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349000010_3518020708486727_7050994855292453006_n.jpg" text:style-name="Internet_20_link" text:visited-style-name="Visited_20_Internet_20_Link">
349000010_3518020708486727_7050994855292453006_n.jpg</text:a>
']</text:p>
      <text:p text:style-name="P4">
标签: ['STOPRUSSIA', 'ВОЄННІ ЗЛОЧИНИ ЗС РФ', 'ВТОРГНЕННЯ РФ']</text:p>
      <text:p text:style-name="P4">
类别: News</text:p>
      <!--METADATA-->
      <text:p text:style-name="P4">
<draw:frame draw:style-name="fr1" draw:name="Image297" text:anchor-type="as-char" svg:width="6.9236in" svg:height="3.894525in" draw:z-index="0">
<draw:image xlink:href="../Images/AРМІЯINFORM/2023-05-23T85-00-00-04-00/349000010_3518020708486727_7050994855292453006_n.jpg" xlink:type="simple" xlink:show="embed" xlink:actuate="onLoad" draw:mime-type="image/jpeg"/>
</draw:frame>
乌克兰与其他12名乌克兰儿童一起返回家乡，带到了RFSIA入侵者的领土。</text:p>
      <text:p text:style-name="P4">
关于它<text:a xlink:type="simple" xlink:href="https://www.facebook.com/100044155643408/posts/pfbid07n6RGKFG5zhD6iMJXNPU5eNwpRLoK9HMybkUeR2eyfNFKbMWXTsSUvC1JumhWoqVl/" text:style-name="Internet_20_link" text:visited-style-name="Visited_20_Internet_20_Link">
报告</text:a>
总统儿童权利专员Mykola Kuleba。</text:p>
      <text:p text:style-name="P4">
“这项救援任务非常复杂，因为受洗母亲的17岁丹尼斯无法返回乌克兰。 俄罗斯人推迟了所有文件和电话。 两天以来，她受到FSB代表的讯问，并受到15年拘留的威胁。 该名女子被禁止有一个受洗的儿子，而是被派往明斯克，持续了一天。 奥尔加(Olga)不得不在红十字会寻求帮助，以免他没有从事这种语录。”他写道。</text:p>
      <text:p text:style-name="P4">
库莱巴(Kuleba)认为，另一个挑战是11岁的塞尔吉乌斯(Sergius)的返回。在全面入侵俄罗斯联邦之后，沃夫昌斯克(Vovchansk)的孤儿是与一个单身姐姐在正面的不同方面与一个单身的姐姐在一起。 但是18岁的Xenia已断开连接，她决定将哥哥回家。 像以前的案例一样，辅修服务的代表使用心理压力tamanipulative方法来修复家庭的统一。 这个女孩不得不忍受很多试验才能把她的兄弟带回家。</text:p>
      <text:p text:style-name="P4">
“幸运的是，孩子和父母已经在乌克兰，一切都很好。 为了帮助孩子们从经历的压力和一条漫长的道路上恢复过来，我们在景点公园里组织了一个假期。 很高兴看到他们的微笑，尤其是他们幸存的东西。 现在，我们必须竭尽所能，使孩子在心理上恢复正常生活，” Mykolakolaba写道。</text:p>
      <text:p text:style-name="P4">
News Source: <text:a xlink:type="simple" xlink:href="https://armyinform.com.ua/2023/05/23/povernuto-shhe-12-ukrayinskyh-ditej-vyvezenyh-okupantamy-na-terytoriyu-rf/" text:style-name="Internet_20_link" text:visited-style-name="Visited_20_Internet_20_Link">
https://armyinform.com.ua/2023/05/23/povernuto-shhe-12-ukrayinskyh-ditej-vyvezenyh-okupantamy-na-terytoriyu-rf/</text:a>
</text:p>
      <!--NEWS-->
      <text:h text:style-name="P10" text:outline-level="1">
<text:span text:style-name="T4">
敌人专注于五个方向，发生了16次战斗冲突</text:span>
</text:h>
      <text:p text:style-name="P4">
作者: ['АРМІЯINFORM']</text:p>
      <text:p text:style-name="P4">
时间: 2023-05-23T86:00:00-04:00</text:p>
      <text:p text:style-name="P4">
描述: 关于Ced Doimal，ZS乌克兰人在Vechirnyom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348606378_1174790679866394_4684910546115458250_n.jpg" text:style-name="Internet_20_link" text:visited-style-name="Visited_20_Internet_20_Link">
348606378_1174790679866394_4684910546115458250_n.jpg</text:a>
']</text:p>
      <text:p text:style-name="P4">
标签: ['STOPRUSSIA', 'БАХМУТ', 'ВТОРГНЕННЯ РФ', 'ГШ ЗС УКРАЇНИ', 'МАР’ЇНКА']</text:p>
      <text:p text:style-name="P4">
类别: News</text:p>
      <!--METADATA-->
      <text:p text:style-name="P4">
<draw:frame draw:style-name="fr1" draw:name="Image298" text:anchor-type="as-char" svg:width="6.9236in" svg:height="5.273911in" draw:z-index="0">
<draw:image xlink:href="../Images/AРМІЯINFORM/2023-05-23T86-00-00-04-00/348606378_1174790679866394_4684910546115458250_n.jpg" xlink:type="simple" xlink:show="embed" xlink:actuate="onLoad" draw:mime-type="image/jpeg"/>
</draw:frame>
<text:span text:style-name="T4">
🔥俄罗斯入侵的情况</text:span>
</text:p>
      <text:p text:style-name="P4">
关于它<text:a xlink:type="simple" xlink:href="https://www.facebook.com/GeneralStaff.ua/posts/pfbid0Ub5r2CaSRnsC4V9AAmFGGFFvhupPXx761KFuQSXc5TgkmzS7Q3re3ktHq8ysbWWDl" text:style-name="Internet_20_link" text:visited-style-name="Visited_20_Internet_20_Link">
报告</text:a>
晚上乌克兰武装部队的将军。</text:p>
      <text:p text:style-name="P4">
“敌人继续专注于Kupyansk，Lyman，Bakhmut，Avdiiv和Mariinsky的主要努力。 证词总共发生了16次战斗冲突，而巴赫穆特(Bakhmut)和马林卡(Marinka)对战争的擦拭。”证词说。</text:p>
      <text:p text:style-name="P4">
特别是，在白天的巴赫穆特(Bakhmut)方向上，敌人朝着定居点定居的方向进行了连续的连续行动。 敌人还在定居点Bila Gora，Ozarivka和Toretsk的区域造成了构成。 Kramatorsk，Vasyukivka，Orikhovo-Vasylivka，Grigorivka，Bakhmut，Ivanivske，Stupochka，Konstantinovka，White Gora，White Gora，Toretsk，North，North，North，South，South，South，South，South和New York donetsk地区受伤。</text:p>
      <text:p text:style-name="P4">
News Source: <text:a xlink:type="simple" xlink:href="https://armyinform.com.ua/2023/05/23/vorog-zoseredzhuye-zusyllya-na-pyaty-napryamkah-za-bahmut-i-maryinku-tryvayut-boyi/" text:style-name="Internet_20_link" text:visited-style-name="Visited_20_Internet_20_Link">
https://armyinform.com.ua/2023/05/23/vorog-zoseredzhuye-zusyllya-na-pyaty-napryamkah-za-bahmut-i-maryinku-tryvayut-boyi/</text:a>
</text:p>
      <!--NEWS-->
      <text:h text:style-name="P10" text:outline-level="1">
<text:span text:style-name="T4">
俄罗斯人今天造成了25次空袭，平民中有受害者</text:span>
</text:h>
      <text:p text:style-name="P4">
作者: ['АРМІЯINFORM']</text:p>
      <text:p text:style-name="P4">
时间: 2023-05-23T87:00:00-04:00</text:p>
      <text:p text:style-name="P4">
描述: 关于Ced Doimal，ZS乌克兰人在Vechirnyom Zvedenni。 “最后一枚导弹……与乌克兰2022年的战争，与乌克兰的战争是今天的最新消息，今天与乌克兰2022年的战争是今天的最后一场，无论是乌克兰和俄罗斯之间的战争，与乌克兰的战争都将是是否会有，是否会在不久的将来与乌克兰的战争说，与乌克兰的战争，今天的乌克兰新闻，乌克兰新闻，乌克兰媒体在俄罗斯的乌克兰新闻</text:p>
      <text:p text:style-name="P4">
图片: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标签: ['STOPRUSSIA', 'ВОЄННІ ЗЛОЧИНИ ЗС РФ', 'ВТОРГНЕННЯ РФ', 'ГШ ЗС УКРАЇНИ']</text:p>
      <text:p text:style-name="P4">
类别: News</text:p>
      <!--METADATA-->
      <text:p text:style-name="P4">
<draw:frame draw:style-name="fr1" draw:name="Image299" text:anchor-type="as-char" svg:width="6.9236in" svg:height="5.490198in" draw:z-index="0">
<draw:image xlink:href="../Images/AРМІЯINFORM/2023-05-23T87-00-00-04-00/2022-12-06-obstrily-prykordonnya-ukrayiny-e1670330009167.jpeg" xlink:type="simple" xlink:show="embed" xlink:actuate="onLoad" draw:mime-type="image/jpeg"/>
</draw:frame>
说明性照片<text:span text:style-name="T4">
🔥俄罗斯入侵的情况</text:span>
</text:p>
      <text:p text:style-name="P4">
关于它<text:a xlink:type="simple" xlink:href="https://www.facebook.com/GeneralStaff.ua/posts/pfbid0Ub5r2CaSRnsC4V9AAmFGGFFvhupPXx761KFuQSXc5TgkmzS7Q3re3ktHq8ysbWWDl" text:style-name="Internet_20_link" text:visited-style-name="Visited_20_Internet_20_Link">
报告</text:a>
晚上乌克兰武装部队的将军。</text:p>
      <text:p text:style-name="P4">
“在这个时代，没有导弹罢工。 但是，敌人进行了25次航空罢工，并在我们的部队和定居点的位置上对喷气系统火灾进行了20多次炮击。 不幸的是，埃萨吉特人在平民中受伤，私人住宅建筑和行政基础设施受到损害，”该消息写道。</text:p>
      <text:p text:style-name="P4">
乌克兰内政部还提醒人们，整个乌克兰的导弹和飞机罢工的可能性仍然很高。</text:p>
      <text:p text:style-name="P4">
News Source: <text:a xlink:type="simple" xlink:href="https://armyinform.com.ua/2023/05/23/protyvnyk-zavdav-25-aviaczijnyh-udariv-ye-zhertvy-sered-czyvilnyh/" text:style-name="Internet_20_link" text:visited-style-name="Visited_20_Internet_20_Link">
https://armyinform.com.ua/2023/05/23/protyvnyk-zavdav-25-aviaczijnyh-udariv-ye-zhertvy-sered-czyvilnyh/</text:a>
</text:p>
      <!--NEWS-->
      <text:h text:style-name="P10" text:outline-level="1">
<text:span text:style-name="T4">
在Belovodsk医院里到处都是受伤的占领者</text:span>
</text:h>
      <text:p text:style-name="P4">
作者: ['АРМІЯINFORM']</text:p>
      <text:p text:style-name="P4">
时间: 2023-05-23T88:00:00-04:00</text:p>
      <text:p text:style-name="P4">
描述: 关于Ced Doimal，ZS乌克兰人在Vechirnyom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5/f1-2.png" text:style-name="Internet_20_link" text:visited-style-name="Visited_20_Internet_20_Link">
f1-2.png</text:a>
']</text:p>
      <text:p text:style-name="P4">
标签: ['STOPRUSSIA', 'ВТОРГНЕННЯ РФ', 'ГШ ЗС УКРАЇНИ']</text:p>
      <text:p text:style-name="P4">
类别: News</text:p>
      <!--METADATA-->
      <text:p text:style-name="P4">
<draw:frame draw:style-name="fr1" draw:name="Image300" text:anchor-type="as-char" svg:width="6.9236in" svg:height="3.686817in" draw:z-index="0">
<draw:image xlink:href="../Images/AРМІЯINFORM/2023-05-23T88-00-00-04-00/f1-2.png" xlink:type="simple" xlink:show="embed" xlink:actuate="onLoad" draw:mime-type="image/png"/>
</draw:frame>
**🔥i</text:p>
      <text:p text:style-name="P4">
关于它<text:a xlink:type="simple" xlink:href="https://www.facebook.com/GeneralStaff.ua/posts/pfbid0Ub5r2CaSRnsC4V9AAmFGGFFvhupPXx761KFuQSXc5TgkmzS7Q3re3ktHq8ysbWWDl" text:style-name="Internet_20_link" text:visited-style-name="Visited_20_Internet_20_Link">
报告</text:a>
晚上乌克兰武装部队的将军。</text:p>
      <text:p text:style-name="P4">
“敌人继续使用乌克兰暂时占领领土的平民医疗机构出于自己的目的。 是的，贝洛夫斯克中央地区医院入侵者被改造成一家军事医院。 目前，医疗机构挤满了俄罗斯入侵者，受到不同程度的尊重。”该消息写道。</text:p>
      <text:p text:style-name="P4">
News Source: <text:a xlink:type="simple" xlink:href="https://armyinform.com.ua/2023/05/23/u-bilovodsku-likarnya-perepovnena-poranenymy-okupantamy/" text:style-name="Internet_20_link" text:visited-style-name="Visited_20_Internet_20_Link">
https://armyinform.com.ua/2023/05/23/u-bilovodsku-likarnya-perepovnena-poranenymy-okupantamy/</text:a>
</text:p>
      <!--NEWS-->
      <text:h text:style-name="P10" text:outline-level="1">
<text:span text:style-name="T4">
国防军每天的航空击中了14次击败敌人</text:span>
</text:h>
      <text:p text:style-name="P4">
作者: ['АРМІЯINFORM']</text:p>
      <text:p text:style-name="P4">
时间: 2023-05-23T89:00:00-04:00</text:p>
      <text:p text:style-name="P4">
描述: 关于Ced Doimal，ZS乌克兰人在Vechirnyom Zvedenni。 “ Avisaatsy的国防军……与乌克兰2022年的战争，与乌克兰的战争是今天的最新消息，今天与乌克兰2022年的新闻战，乌克兰和俄罗斯之间的战争将发生，当乌克兰与俄罗斯之间以及2022年与乌克兰战争时是否会有，是否会有，是否会在不久的将来与乌克兰进行战争，说，与乌克兰的战争，今天的乌克兰新闻，乌克兰的新闻，乌克兰的新闻在俄罗斯的乌克兰媒体</text:p>
      <text:p text:style-name="P4">
图片: ['<text:a xlink:type="simple" xlink:href="https://armyinform.com.ua/wp-content/uploads/2022/12/aviacziya-syl-oborony-ukrayiny.jpg" text:style-name="Internet_20_link" text:visited-style-name="Visited_20_Internet_20_Link">
aviacziya-syl-oborony-ukrayiny.jpg</text:a>
']</text:p>
      <text:p text:style-name="P4">
标签: ['STOPRUSSIA', 'ВТОРГНЕННЯ РФ', 'ГШ ЗС УКРАЇНИ']</text:p>
      <text:p text:style-name="P4">
类别: News</text:p>
      <!--METADATA-->
      <text:p text:style-name="P4">
<draw:frame draw:style-name="fr1" draw:name="Image301" text:anchor-type="as-char" svg:width="6.9236in" svg:height="3.894525in" draw:z-index="0">
<draw:image xlink:href="../Images/AРМІЯINFORM/2023-05-23T89-00-00-04-00/aviacziya-syl-oborony-ukrayiny.jpg" xlink:type="simple" xlink:show="embed" xlink:actuate="onLoad" draw:mime-type="image/jpeg"/>
</draw:frame>
说明性照片<text:span text:style-name="T4">
🔥俄罗斯完成的情况</text:span>
</text:p>
      <text:p text:style-name="P4">
关于它<text:a xlink:type="simple" xlink:href="https://www.facebook.com/GeneralStaff.ua/posts/pfbid0Ub5r2CaSRnsC4V9AAmFGGFFvhupPXx761KFuQSXc5TgkmzS7Q3re3ktHq8ysbWWDl" text:style-name="Internet_20_link" text:visited-style-name="Visited_20_Internet_20_Link">
报告</text:a>
晚上乌克兰武装部队的将军。</text:p>
      <text:p text:style-name="P4">
消息写道：“国防军的航空在敌人的个人员工和军事装备的集中领域中进行了14次跳动，其中3对抗飞行导弹综合大楼。”</text:p>
      <text:p text:style-name="P4">
还指出，在这一天，4个敌对的冲击蝙蝠尼ippip被摧毁。 此外，导弹部队和炮兵部队被3个管理层，4个集中武器和军事设备，1个弹药仓库，2个炮兵部队以及敌人的3个重要目标击中。</text:p>
      <text:p text:style-name="P4">
News Source: <text:a xlink:type="simple" xlink:href="https://armyinform.com.ua/2023/05/23/aviacziya-syl-oborony-za-dobu-zavdala-14-udariv-po-vorogu/" text:style-name="Internet_20_link" text:visited-style-name="Visited_20_Internet_20_Link">
https://armyinform.com.ua/2023/05/23/aviacziya-syl-oborony-za-dobu-zavdala-14-udariv-po-vorogu/</text:a>
</text:p>
      <!--NEWS-->
      <text:h text:style-name="P10" text:outline-level="1">
<text:span text:style-name="T4">
乌克兰的国防购买转换为北约成员国 - 阿莱克斯·雷兹尼科夫的模型</text:span>
</text:h>
      <text:p text:style-name="P4">
作者: ['АРМІЯINFORM']</text:p>
      <text:p text:style-name="P4">
时间: 2023-05-23T90:00:00-04:00</text:p>
      <text:p text:style-name="P4">
描述: 为乌克兰的Zbroyshny部队的puchaslovli Ozbrinnya Tie Technikovyki进行了代理商...与乌克兰2022年的战争，与乌克兰的最新新闻，今天与乌克兰的新闻，今天与乌克兰2022年的新闻战争，与乌克兰和俄罗斯之间的战争以及何时在乌克兰和俄罗斯之间发生战争他们说，乌克兰在2022年是否会有一年的时间，在不久的将来是否会与乌克兰进行战争</text:p>
      <text:p text:style-name="P4">
图片: ['<text:a xlink:type="simple" xlink:href="https://armyinform.com.ua/wp-content/uploads/2022/12/oleksij-reznikov-garantuye.jpg" text:style-name="Internet_20_link" text:visited-style-name="Visited_20_Internet_20_Link">
oleksij-reznikov-garantuye.jpg</text:a>
']</text:p>
      <text:p text:style-name="P4">
标签: ['ЗАКУПІВЛІ', 'НАТО', 'ОЛЕКСІЙ РЕЗНІКОВ']</text:p>
      <text:p text:style-name="P4">
类别: News</text:p>
      <!--METADATA-->
      <text:p text:style-name="P4">
<draw:frame draw:style-name="fr1" draw:name="Image302" text:anchor-type="as-char" svg:width="6.9236in" svg:height="4.030323in" draw:z-index="0">
<draw:image xlink:href="../Images/AРМІЯINFORM/2023-05-23T90-00-00-04-00/oleksij-reznikov-garantuye.jpg" xlink:type="simple" xlink:show="embed" xlink:actuate="onLoad" draw:mime-type="image/jpeg"/>
</draw:frame>
为乌克兰的武装力量采购武器和军事装备，以进行国防购买的出现。 该决议定义了乌克兰国防部国家客户的机构，批准了乌克兰部长的内阁。 这是由乌克兰·阿列克谢·雷兹尼科夫国防部长的报道，<text:a xlink:type="simple" xlink:href="https://www.mil.gov.ua/news/2023/05/23/oboronni-zakupivli-v-ukraini-perehodyat-na-model-derzhav-chleniv-nato-oleksij-reznikov/" text:style-name="Internet_20_link" text:visited-style-name="Visited_20_Internet_20_Link">
告知</text:a>
压力服务。</text:p>
      <ul>
        <li>
我们在2022年创建的代理机构与该部的机构分开，这使腐败风险降至最低。 Alexei Reznikov说，这一决定使北约的标准和程序实施北约将有助于使用预算基金，并减少武装部队需求的货物供应。</li>
      </ul>
      <text:p text:style-name="P4">
反过来，乌克兰乌克兰丹尼斯·莎拉波夫国防部副部长指出，现在，用于在国家安全和国防领域实施国家计划的商品，工程和服务的集中购买将保护一个单一的国家机构。</text:p>
      <text:p text:style-name="P4">
据他说，它将在需求需求提供的资金的范围内购买，这是由乌克兰武装部队决定的。</text:p>
      <text:p text:style-name="P4">
目前，乌克兰国防部正在吸引英国，挪威和北约支持和供应机构的合作伙伴，以协助开发国防采购机构的机制并评估北约州立客户服务。</text:p>
      <text:p text:style-name="P4">
News Source: <text:a xlink:type="simple" xlink:href="https://armyinform.com.ua/2023/05/23/oboronni-zakupivli-v-ukrayini-perehodyat-na-model-derzhav-chleniv-nato-oleksij-reznikov/" text:style-name="Internet_20_link" text:visited-style-name="Visited_20_Internet_20_Link">
https://armyinform.com.ua/2023/05/23/oboronni-zakupivli-v-ukrayini-perehodyat-na-model-derzhav-chleniv-nato-oleksij-reznikov/</text:a>
</text:p>
      <!--NEWS-->
      <text:h text:style-name="P10" text:outline-level="1">
<text:span text:style-name="T4">
增加防空和增加弹药的数量 -  Valery Zaluzhny与Cavoli的Cristofer的对话的主要主题</text:span>
</text:h>
      <text:p text:style-name="P4">
作者: ['АРМІЯINFORM']</text:p>
      <text:p text:style-name="P4">
时间: 2023-05-23T91:00:00-04:00</text:p>
      <text:p text:style-name="P4">
描述: 关于乌克兰Zbroyny部队负责人的仪式，Valeriy Zalugnya将军。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zaluzhnyj-kavoli.jpg" text:style-name="Internet_20_link" text:visited-style-name="Visited_20_Internet_20_Link">
zaluzhnyj-kavoli.jpg</text:a>
']</text:p>
      <text:p text:style-name="P4">
标签: ['ВАЛЕРІЙ ЗАЛУЖНИЙ', 'КРІСТОФЕР КАВОЛІ']</text:p>
      <text:p text:style-name="P4">
类别: News</text:p>
      <!--METADATA-->
      <text:p text:style-name="P4">
<draw:frame draw:style-name="fr1" draw:name="Image303" text:anchor-type="as-char" svg:width="6.9236in" svg:height="4.61903in" draw:z-index="0">
<draw:image xlink:href="../Images/AРМІЯINFORM/2023-05-23T91-00-00-04-00/zaluzhnyj-kavoli.jpg" xlink:type="simple" xlink:show="embed" xlink:actuate="onLoad" draw:mime-type="image/jpeg"/>
</draw:frame>
关于它<text:a xlink:type="simple" xlink:href="https://www.facebook.com/CinCAFU/posts/pfbid02tZ7JtXwjHKtt8DchiB2HGeN7KrMkwFFkEJm1nvFXoXdweLGhBBeqaSUqqx12NUmCl" text:style-name="Internet_20_link" text:visited-style-name="Visited_20_Internet_20_Link">
报告</text:a>
乌克兰武装部队武装部队瓦莱里·扎卢兹尼(Valery Zaluzhny)的总司令。</text:p>
      <text:p text:style-name="P4">
“他与北约武装部队在欧洲和欧洲的美国武装部队指挥官克里斯托弗·科尔卡尔卡(Christopherkalka)的总司令与最高指挥官进行了电话交谈。</text:p>
      <text:p text:style-name="P4">
在包括F-16的帮助下，需要加强防空的需求，以及更多对话的关键主题的弹药数量增加。</text:p>
      <text:p text:style-name="P4">
他们讨论了继续进行军事设备服务的联合工作的重要性。 他还谈到了定量和定性的复杂部队以及加强乌克兰海军陆战队的倡议。创建新旅。</text:p>
      <text:p text:style-name="P4">
他们同意咖啡将军的观点，并继续积极互动，以加强乌克兰的合规性。</text:p>
      <text:p text:style-name="P4">
我感谢我的合作伙伴的支持和帮助。 在一起胜利!”  - 作家Zaluzhny。</text:p>
      <text:p text:style-name="P4">
News Source: <text:a xlink:type="simple" xlink:href="https://armyinform.com.ua/2023/05/23/posylennya-ppo-ta-zbilshennya-kilkosti-boyeprypasiv-klyuchovi-temy-rozmovy-valeriya-zaluzhnogo-z-krystoferom-kavoli/" text:style-name="Internet_20_link" text:visited-style-name="Visited_20_Internet_20_Link">
https://armyinform.com.ua/2023/05/23/posylennya-ppo-ta-zbilshennya-kilkosti-boyeprypasiv-klyuchovi-temy-rozmovy-valeriya-zaluzhnogo-z-krystoferom-kavoli/</text:a>
</text:p>
      <!--NEWS-->
      <text:h text:style-name="P10" text:outline-level="1">
<text:span text:style-name="T4">
国际损失登记册将从今年8月开始工作 - 最小值’</text:span>
</text:h>
      <text:p text:style-name="P4">
作者: ['АРМІЯINFORM']</text:p>
      <text:p text:style-name="P4">
时间: 2023-05-23T92:00:00-04:00</text:p>
      <text:p text:style-name="P4">
描述: “ Mi一样，vid是合法Zobovye文件的一半。 Verisna，...与乌克兰2022年的战争，与乌克兰的最新新闻战争，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345623237_786862052705600_1314604358681138544_n-1536x1152-1.jpg" text:style-name="Internet_20_link" text:visited-style-name="Visited_20_Internet_20_Link">
345623237_786862052705600_1314604358681138544_n-1536x1152-1.jpg</text:a>
']</text:p>
      <text:p text:style-name="P4">
标签: ['STOPRUSSIA', 'ВОЄННІ ЗЛОЧИНИ ЗС РФ', 'ВТОРГНЕННЯ РФ', "МІН'ЮСТ"]</text:p>
      <text:p text:style-name="P4">
类别: News</text:p>
      <!--METADATA-->
      <text:p text:style-name="P4">
<draw:frame draw:style-name="fr1" draw:name="Image304" text:anchor-type="as-char" svg:width="6.9236in" svg:height="5.1927in" draw:z-index="0">
<draw:image xlink:href="../Images/AРМІЯINFORM/2023-05-23T92-00-00-04-00/345623237_786862052705600_1314604358681138544_n-1536x1152-1.jpg" xlink:type="simple" xlink:show="embed" xlink:actuate="onLoad" draw:mime-type="image/jpeg"/>
</draw:frame>
“我们已经从政治声明转变为具有法律约束力的文件。 实际上，在雷克雅未克签署的条约是一份文件，将某些责任承担到签署国，”  - 称为乌克兰伊里娜·威斯(Ukraine Irina Wise)司法副部长在统一新闻的电信时，谈到了针对乌克兰的国际登记册，<text:a xlink:type="simple" xlink:href="https://www.kmu.gov.ua/news/iryna-mudra-mizhnarodnyi-reiestr-zbytkiv-zapratsiuie-z-serpnia-tsoho-roku" text:style-name="Internet_20_link" text:visited-style-name="Visited_20_Internet_20_Link">
告知</text:a>
政府门户。</text:p>
      <text:p text:style-name="P4">
如今，正在进行创建这种合同的程序。 它将是一个将有效的国际组织：</text:p>
      <text:p text:style-name="P4">
<text:span text:style-name="T5">
秘书处收集有关造成损害的证据的信息； </text:span>
董事会将验证收集的证据并在登记册本身中包括申请； *当事各方的会议将由合同的各方组成，将任命执行董事，并将采用损失登记册的规则和程序。</text:p>
      <text:p text:style-name="P4">
“这将是一个国际社会。 同时，乌克兰将在此问题中扮演角色。 由于执行董事可能是乌克兰提出的候选资格。 乌克兰还将其候选人资格提交给登记册，并将在当事方会议上介绍。”司法部负责人说。</text:p>
      <text:p text:style-name="P4">
该登记册将包括由于俄罗斯联邦对这些申请的侵略性的侵略，包括俄罗斯联邦对俄罗斯联邦的侵略。 下一步应该是建立薪酬委员会，该薪酬将有能力考虑此类申请并通知损害赔偿金额。</text:p>
      <text:p text:style-name="P4">
“我们计划自今年8月以来就开始全面注册表。 到这个时候，我们将在创建理事机构和该组织的融资方面采取所有步骤。” Irina Wise说。</text:p>
      <text:p text:style-name="P4">
参加登记册的参与是开放的：在无限期签署合同后，任何支持联合国大会对乌克兰赔偿的国家的国家都可以加入该登记册。</text:p>
      <text:p text:style-name="P4">
伊琳娜·怀斯(Irina Wise)还说，在欧盟成立了一个工作组，以考虑使用冷冻的俄罗斯资产来重建乌克兰。工作组的下一步是为获取这些资产的法律理由(它们的没收)。</text:p>
      <text:p text:style-name="P4">
News Source: <text:a xlink:type="simple" xlink:href="https://armyinform.com.ua/2023/05/23/mizhnarodnyj-reyestr-zbytkiv-zapraczyuye-z-serpnya-czogo-roku-minyust/" text:style-name="Internet_20_link" text:visited-style-name="Visited_20_Internet_20_Link">
https://armyinform.com.ua/2023/05/23/mizhnarodnyj-reyestr-zbytkiv-zapraczyuye-z-serpnya-czogo-roku-minyust/</text:a>
</text:p>
      <!--NEWS-->
      <text:h text:style-name="P10" text:outline-level="1">
<text:span text:style-name="T4">
发现110,000公顷的爆炸性物品超过60万公顷-Denis Shmigal</text:span>
</text:h>
      <text:p text:style-name="P4">
作者: ['АРМІЯINFORM']</text:p>
      <text:p text:style-name="P4">
时间: 2023-05-23T93:00:00-04:00</text:p>
      <text:p text:style-name="P4">
描述: 关于TSE Pre-Miniger乌克兰人，在Uria的Promovi中说。 “一场维克利克一世...与乌克兰2022年的战争，与乌克兰的最新新闻战争，今天与乌克兰2022年的新闻战争，乌克兰和俄罗斯之间的战争以及与乌克兰的战争将在是否是，与否是不久的将来与乌克兰的战争，今天与乌克兰的战争，今天的乌克兰新闻，乌克兰新闻，乌克兰媒体在俄罗斯</text:p>
      <text:p text:style-name="P4">
图片: ['<text:a xlink:type="simple" xlink:href="https://armyinform.com.ua/wp-content/uploads/2023/05/zasidannya-uryadu.jpg" text:style-name="Internet_20_link" text:visited-style-name="Visited_20_Internet_20_Link">
zasidannya-uryadu.jpg</text:a>
']</text:p>
      <text:p text:style-name="P4">
标签: ['ДЕНИС ШМИГАЛЬ', 'ЗАСІДАННЯ УРЯДУ', 'КАБІНЕТ МІНІСТРІВ УКРАЇНИ', 'МІННА НЕБЕЗПЕКА']</text:p>
      <text:p text:style-name="P4">
类别: News</text:p>
      <!--METADATA-->
      <text:p text:style-name="P4">
<draw:frame draw:style-name="fr1" draw:name="Image305" text:anchor-type="as-char" svg:width="6.9236in" svg:height="4.610104in" draw:z-index="0">
<draw:image xlink:href="../Images/AРМІЯINFORM/2023-05-23T93-00-00-04-00/zasidannya-uryadu.jpg" xlink:type="simple" xlink:show="embed" xlink:actuate="onLoad" draw:mime-type="image/jpeg"/>
</draw:frame>
乌克兰总理<text:a xlink:type="simple" xlink:href="https://www.kmu.gov.ua/news/promova-premier-ministra-ukrainy-denysa-shmyhalia-na-zasidanni-uriadu23052023" text:style-name="Internet_20_link" text:visited-style-name="Visited_20_Internet_20_Link">
说</text:a>
在一次政府会议上。</text:p>
      <text:p text:style-name="P4">
丹尼斯·施米加尔(Denis Shmigal)说：“对农业人和整个国家的另一个挑战是minna危险。”</text:p>
      <text:p text:style-name="P4">
据他介绍，脱米宁被定义为今年恢复的一个关键优先事项。 “已经创建了一个特殊的负责机构。 参与，技术和技术以使过程更快。 现在可以监视1.1万公顷，并确定超过60万的物体生产。 需求，尤其是在一线地区，使您能够播种并将生命恢复到社区。”</text:p>
      <text:p text:style-name="P4">
News Source: <text:a xlink:type="simple" xlink:href="https://armyinform.com.ua/2023/05/23/ponad-600-tysyach-vybuhonebezpechnyh-predmetiv-vyyavleno-na-110-tys-gektariv-denys-shmygal/" text:style-name="Internet_20_link" text:visited-style-name="Visited_20_Internet_20_Link">
https://armyinform.com.ua/2023/05/23/ponad-600-tysyach-vybuhonebezpechnyh-predmetiv-vyyavleno-na-110-tys-gektariv-denys-shmygal/</text:a>
</text:p>
      <!--NEWS-->
      <text:h text:style-name="P10" text:outline-level="1">
<text:span text:style-name="T4">
种族主义者“加强”胶合板</text:span>
</text:h>
      <text:p text:style-name="P4">
作者: ['АРМІЯINFORM']</text:p>
      <text:p text:style-name="P4">
时间: 2023-05-23T94:00:00-04:00</text:p>
      <text:p text:style-name="P4">
描述: Rosiyski visska在非pail前裸露的Vikoristovati，vi vi tage -vi。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5/44444.jpg" text:style-name="Internet_20_link" text:visited-style-name="Visited_20_Internet_20_Link">
44444.jpg</text:a>
', '<text:a xlink:type="simple" xlink:href="https://armyinform.com.ua/wp-content/uploads/2023/05/347228311_613296750754303_8438361194460149642_n.jpg" text:style-name="Internet_20_link" text:visited-style-name="Visited_20_Internet_20_Link">
347228311_613296750754303_8438361194460149642_n.jpg</text:a>
']</text:p>
      <text:p text:style-name="P4">
标签: ['STOPRUSSIA', 'ВТОРГНЕННЯ РФ', 'ДШВ ЗСУ']</text:p>
      <text:p text:style-name="P4">
类别: News</text:p>
      <!--METADATA-->
      <text:p text:style-name="P4">
<draw:frame draw:style-name="fr1" draw:name="Image306" text:anchor-type="as-char" svg:width="6.9236in" svg:height="6.897701in" draw:z-index="0">
<draw:image xlink:href="../Images/AРМІЯINFORM/2023-05-23T94-00-00-04-00/44444.jpg" xlink:type="simple" xlink:show="embed" xlink:actuate="onLoad" draw:mime-type="image/jpeg"/>
</draw:frame>
俄罗斯军队开始使用前线造成的洪水。</text:p>
      <text:p text:style-name="P4">
关于它<text:a xlink:type="simple" xlink:href="https://www.facebook.com/uaairborne/posts/pfbid034k9vdNa1cv8U3iggeRjA2bzCzWKBv7vvMs6BqU3u2Xri9TPcZZRH5QZpLTyiU8Esl" text:style-name="Internet_20_link" text:visited-style-name="Visited_20_Internet_20_Link">
报告</text:a>
指挥乌克兰武装部队的着陆部队。</text:p>
      <text:p text:style-name="P4">
“显然，俄罗斯人以“老鹰”和其他现代无人机结尾。 空气智能的任务由胶合板飞机执行。 今天，5月23日，乌克兰武装部队的俄罗斯冰柜被俄罗斯冰柜飞机摧毁，在一个标志上被摧毁，这是乌克兰武装部队空军的第71个单独埃格尔旅的移动火灾集团，乌克兰的武装部队从小武器。 残留物表明胶合板是原始的。 但是，根据信息，消息读取的“状态-Art” bplays是为“ -Art -the -the -art” bplays放置的。</text:p>
      <text:p text:style-name="P4">
“显然，俄罗斯人以“老鹰”和其他类型的现代无人机结尾。 空中智能的任务由胶合板飞机执行。”经销商猎人建议。</text:p>
      <text:p text:style-name="P4">
<draw:frame draw:style-name="fr1" draw:name="Image307" text:anchor-type="as-char" svg:width="6.9236in" svg:height="6.9236in" draw:z-index="0">
<draw:image xlink:href="../Images/AРМІЯINFORM/2023-05-23T94-00-00-04-00/347228311_613296750754303_8438361194460149642_n.jpg" xlink:type="simple" xlink:show="embed" xlink:actuate="onLoad" draw:mime-type="image/jpeg"/>
</draw:frame>
</text:p>
      <text:p text:style-name="P4">
News Source: <text:a xlink:type="simple" xlink:href="https://armyinform.com.ua/2023/05/23/rashysty-pidsylylysya-fanernymy-bpla/" text:style-name="Internet_20_link" text:visited-style-name="Visited_20_Internet_20_Link">
https://armyinform.com.ua/2023/05/23/rashysty-pidsylylysya-fanernymy-bpla/</text:a>
</text:p>
      <!--NEWS-->
      <text:h text:style-name="P10" text:outline-level="1">
<text:span text:style-name="T4">
斯洛文尼亚议会认识到乌克兰人民的种族灭绝</text:span>
</text:h>
      <text:p text:style-name="P4">
作者: ['АРМІЯINFORM']</text:p>
      <text:p text:style-name="P4">
时间: 2023-05-23T95:00:00-04:00</text:p>
      <text:p text:style-name="P4">
描述: 关于Twitter，乌克兰Volodymyr Zelensky的总裁。 “在-law ...与乌克兰2022年的战争，与乌克兰的最新新闻战争，与乌克兰2022的新闻战争是今天的最后一场战争，乌克兰和俄罗斯之间的战争以及乌克兰在2022年与乌克兰的战争将是一场战争是否在不久的将来会与乌克兰进行战争，说与乌克兰的战争，今天的乌克兰新闻，乌克兰的新闻，乌克兰媒体在俄罗斯</text:p>
      <text:p text:style-name="P4">
图片: ['<text:a xlink:type="simple" xlink:href="https://armyinform.com.ua/wp-content/uploads/2023/05/drzavni-zbor.jpg" text:style-name="Internet_20_link" text:visited-style-name="Visited_20_Internet_20_Link">
drzavni-zbor.jpg</text:a>
']</text:p>
      <text:p text:style-name="P4">
标签: []</text:p>
      <text:p text:style-name="P4">
类别: News</text:p>
      <!--METADATA-->
      <text:p text:style-name="P4">
<draw:frame draw:style-name="fr1" draw:name="Image308" text:anchor-type="as-char" svg:width="6.9236in" svg:height="4.604194in" draw:z-index="0">
<draw:image xlink:href="../Images/AРМІЯINFORM/2023-05-23T95-00-00-04-00/drzavni-zbor.jpg" xlink:type="simple" xlink:show="embed" xlink:actuate="onLoad" draw:mime-type="image/jpeg"/>
</draw:frame>
照片：Drzavni Zbor</text:p>
      <text:p text:style-name="P4">
在Twitter中有关它<text:a xlink:type="simple" xlink:href="https://twitter.com/ZelenskyyUa/status/1661067480448614432" text:style-name="Internet_20_link" text:visited-style-name="Visited_20_Internet_20_Link">
报告</text:a>
乌克兰Volodymyr Zelenskyy总裁。</text:p>
      <text:p text:style-name="P4">
“我感谢斯洛文尼亚议员从斯洛文尼亚国家收藏到宣言的健康，这对1932  -  1933年乌克兰的种族灭绝数百万的受害者表示敬意。 致力于恢复历史正义的国际国家联盟继续进行。 在一起，因此责任!” -Volodymyr Zelenskyy写道。</text:p>
      <text:p text:style-name="P4">
斯洛文尼亚成为乌克兰纳罗德(Narode)种族灭绝的第28个国家。</text:p>
      <text:p text:style-name="P4">
News Source: <text:a xlink:type="simple" xlink:href="https://armyinform.com.ua/2023/05/23/parlament-sloveniyi-vyznav-golodomor-genoczydom-ukrayinskogo-narodu/" text:style-name="Internet_20_link" text:visited-style-name="Visited_20_Internet_20_Link">
https://armyinform.com.ua/2023/05/23/parlament-sloveniyi-vyznav-golodomor-genoczydom-ukrayinskogo-narodu/</text:a>
</text:p>
      <!--NEWS-->
      <text:h text:style-name="P10" text:outline-level="1">
<text:span text:style-name="T4">
占领者计划以“体检”的借口从被占领的卢汉斯克地区绑架儿童</text:span>
</text:h>
      <text:p text:style-name="P4">
作者: ['АРМІЯINFORM']</text:p>
      <text:p text:style-name="P4">
时间: 2023-05-23T96:00:00-04:00</text:p>
      <text:p text:style-name="P4">
描述: Piacants是由新的“ Medic Catrages”计划的，该拨盘是Shchob的Luhansk地区...与乌克兰2022年的战争，与乌克兰与乌克兰的最新新闻，今天与乌克兰的新闻战争，乌克兰2022年最后一次，将在乌克兰与乌克兰之间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5/czentr-propagandystiv.jpg" text:style-name="Internet_20_link" text:visited-style-name="Visited_20_Internet_20_Link">
czentr-propagandystiv.jpg</text:a>
']</text:p>
      <text:p text:style-name="P4">
标签: ['STOPRUSSIA', 'ВОЄННІ ЗЛОЧИНИ ЗС РФ', 'ВТОРГНЕННЯ РФ', 'ЛУГАНЩИНА']</text:p>
      <text:p text:style-name="P4">
类别: News</text:p>
      <!--METADATA-->
      <text:p text:style-name="P4">
<draw:frame draw:style-name="fr1" draw:name="Image309" text:anchor-type="as-char" svg:width="6.9236in" svg:height="4.615733in" draw:z-index="0">
<draw:image xlink:href="../Images/AРМІЯINFORM/2023-05-23T96-00-00-04-00/czentr-propagandystiv.jpg" xlink:type="simple" xlink:show="embed" xlink:actuate="onLoad" draw:mime-type="image/jpeg"/>
</draw:frame>
占领者计划为Totlugansk的儿童进行新的“体检”，以准备进一步出口到俄罗斯联邦领土，<text:a xlink:type="simple" xlink:href="https://sprotyv.mod.gov.ua/okupanty-vykradayut-ditej-z-tot-luganshhyny/" text:style-name="Internet_20_link" text:visited-style-name="Visited_20_Internet_20_Link">
报告</text:a>
国家抵抗中心。</text:p>
      <text:p text:style-name="P4">
暂时占领领土上的“ SO估算的“体检”只是俄罗斯人用作进一步向俄罗斯联合会出口儿童的借口的小说。实际上并未进行体检，但实际上是将儿童发明的，并使用它来使用它来进行发明并使用它来将他们带出“治疗”俄罗斯联邦的医疗机构。  - 消息说。</text:p>
      <text:p text:style-name="P4">
陈述。 该程序是由乌克兰人的种族灭绝指导的俄罗斯联邦国家政策的组成部分。 因此，俄罗斯联邦政府在2023年分配了超过140万卢布进行“预防医学检查”。 该过程由普京管理玛丽亚·利维夫·贝洛夫(Maria Lviv-Belov)的权利管理。 2023年3月17日，海牙国际刑事法院发布了逮捕Lviv-Belova和Putin的逮捕令，以非法驱逐乌克兰儿童。</text:p>
      <text:p text:style-name="P4">
国家抵抗中心呼吁TOT的居民允许儿童进行入侵者进行的任何“体检”。 这更有可能被强行被迫去俄罗斯联邦，最终将在那里到达俄罗斯儿童之家。</text:p>
      <text:p text:style-name="P4">
News Source: <text:a xlink:type="simple" xlink:href="https://armyinform.com.ua/2023/05/23/okupanty-planuyut-vykradennya-ditej-z-okupovanoyi-luganshhyny-pid-vyglyadom-medychnyh-oglyadiv/" text:style-name="Internet_20_link" text:visited-style-name="Visited_20_Internet_20_Link">
https://armyinform.com.ua/2023/05/23/okupanty-planuyut-vykradennya-ditej-z-okupovanoyi-luganshhyny-pid-vyglyadom-medychnyh-oglyadiv/</text:a>
</text:p>
      <!--NEWS-->
      <text:h text:style-name="P10" text:outline-level="1">
<text:span text:style-name="T4">
CPD在NSDC发现的俄罗斯宣传家的假货和操纵</text:span>
</text:h>
      <text:p text:style-name="P4">
作者: ['АРМІЯINFORM']</text:p>
      <text:p text:style-name="P4">
时间: 2023-05-23T97:00:00-04:00</text:p>
      <text:p text:style-name="P4">
描述: 宣传正在打碎假伪造，manipulay 包装中心...与乌克兰2022年的战争，与乌克兰的最新消息，今天与乌克兰的新闻战争，2022年的新闻战争，今天的最后一次战争将在乌克兰和俄罗斯之间发生战争，当2022年与乌克兰的战争将是或不，在不久的将来会与乌克兰发动战争，这是与乌克兰的战争，今天的乌克兰新闻，乌克兰的新闻，乌克兰媒体在俄罗斯</text:p>
      <text:p text:style-name="P4">
图片: ['<text:a xlink:type="simple" xlink:href="https://armyinform.com.ua/wp-content/uploads/2023/05/photo_5433695158215493028_y.jpg" text:style-name="Internet_20_link" text:visited-style-name="Visited_20_Internet_20_Link">
photo_5433695158215493028_y.jpg</text:a>
']</text:p>
      <text:p text:style-name="P4">
标签: ['ПРОПАГАНДИСТИ', 'РОСІЙСЬКА ПРОПАГАНДА', 'РОСІЙСЬКІ ФЕЙКИ', 'ЦПД РНБО']</text:p>
      <text:p text:style-name="P4">
类别: News</text:p>
      <!--METADATA-->
      <text:p text:style-name="P4">
<draw:frame draw:style-name="fr1" draw:name="Image310" text:anchor-type="as-char" svg:width="6.9236in" svg:height="6.9236in" draw:z-index="0">
<draw:image xlink:href="../Images/AРМІЯINFORM/2023-05-23T97-00-00-04-00/photo_5433695158215493028_y.jpg" xlink:type="simple" xlink:show="embed" xlink:actuate="onLoad" draw:mime-type="image/jpeg"/>
</draw:frame>
宣传员继续传播假货，操纵和错误信息。5月23日，乌克兰NSDC的反作用中心<text:a xlink:type="simple" xlink:href="https://www.facebook.com/protydiyadezinformatsiyi.cpd/posts/pfbid0vG49BNdhpT9quBPM857Rn1jmaS3MJsHzaH2ZgqPfy9USnYPramYRscQKNnHNmxsXl" text:style-name="Internet_20_link" text:visited-style-name="Visited_20_Internet_20_Link">
发现</text:a>
宣传运动的几个例子。</text:p>
      <text:h text:style-name="P12" text:outline-level="3">
<text:span text:style-name="T4">
操纵</text:span>
</text:h>
      <text:p text:style-name="P4">
德国芬兰的博客作者金·多特克(Kim Dotk)在Twitter上写道：“在巴赫穆特(Bakhmut)，餐厅的所有者和60,000名囚犯摧毁了军队，北约正在准备9年。 美国政府每年在一支可以赢得任何胜利的军队上花费一万亿美元。</text:p>
      <text:h text:style-name="P12" text:outline-level="3">
<text:span text:style-name="T4">
伪造的</text:span>
</text:h>
      <text:p text:style-name="P4">
俄罗斯媒体引用了《天空新闻英国报》的报道：“天空新闻记者决定找出谁阿尔蒂米夫斯克并参观了它。 他们确认Zelensky在说谎，并且在城市没有武装部队。”实际上，记者没有这样的结论。</text:p>
      <text:h text:style-name="P12" text:outline-level="3">
<text:span text:style-name="T4">
错误信息</text:span>
</text:h>
      <text:p text:style-name="P4">
波兰记者Piotr Panasyuk在Mysl Polska中写道：“……乌克兰军队的悲惨陈述，该言论没有消毒，永远不会有适当的潜力来解决唐巴斯战争的积极解决方案。 对乌克兰而言，紧紧抓紧这一冲突是毫无意义的，对波兰非常危险。”</text:p>
      <text:p text:style-name="P4">
News Source: <text:a xlink:type="simple" xlink:href="https://armyinform.com.ua/2023/05/23/fejky-ta-manipulyacziyi-rosijskyh-propagandystiv-vyyavleni-czpd-pry-rnbo-ukrayiny/" text:style-name="Internet_20_link" text:visited-style-name="Visited_20_Internet_20_Link">
https://armyinform.com.ua/2023/05/23/fejky-ta-manipulyacziyi-rosijskyh-propagandystiv-vyyavleni-czpd-pry-rnbo-ukrayiny/</text:a>
</text:p>
      <!--NEWS-->
      <text:h text:style-name="P10" text:outline-level="1">
<text:span text:style-name="T4">
Volodymyr Zelenskyy：主要任务是加强我们的防御</text:span>
</text:h>
      <text:p text:style-name="P4">
作者: ['АРМІЯINFORM']</text:p>
      <text:p text:style-name="P4">
时间: 2023-05-23T98:00:00-04:00</text:p>
      <text:p text:style-name="P4">
描述: 我很健康，乌克兰人！ Syogodni buv on Donechchinis，在我们的农场上...与乌克兰2022年的战争，与乌克兰的最新新闻，今天与乌克兰的新闻战争，今天与乌克兰2022年的新闻战，乌克兰和俄罗斯之间以及乌克兰的战争将在他们说，在2022年不，在不久的将来，将与乌克兰发动战争</text:p>
      <text:p text:style-name="P4">
图片: ['<text:a xlink:type="simple" xlink:href="https://armyinform.com.ua/wp-content/uploads/2023/05/f7dde8ea24f0462d740e3698debc69f7_1684870031_extra_large.png" text:style-name="Internet_20_link" text:visited-style-name="Visited_20_Internet_20_Link">
f7dde8ea24f0462d740e3698debc69f7_1684870031_extra_large.png</text:a>
']</text:p>
      <text:p text:style-name="P4">
标签: ['ВОЛОДИМИР ЗЕЛЕНСЬКИЙ', 'МОРСЬКА ПІХОТА', 'ПРЕЗИДЕНТ УКРАЇНИ']</text:p>
      <text:p text:style-name="P4">
类别: News</text:p>
      <!--METADATA-->
      <text:p text:style-name="P4">
<draw:frame draw:style-name="fr1" draw:name="Image311" text:anchor-type="as-char" svg:width="6.9236in" svg:height="4.378437in" draw:z-index="0">
<draw:image xlink:href="../Images/AРМІЯINFORM/2023-05-23T98-00-00-04-00/f7dde8ea24f0462d740e3698debc69f7_1684870031_extra_large.png" xlink:type="simple" xlink:show="embed" xlink:actuate="onLoad" draw:mime-type="image/png"/>
</draw:frame>
<text:span text:style-name="T4">
我希望健康，亲爱的乌克兰人!</text:span>
</text:p>
      <text:p text:style-name="P4">
今天，他在我们的领先地位的顿涅茨克地区 - 在伊玛金林卡村。 很荣幸祝贺我们的海军陆战队的职业假期，即乌克兰的日子。</text:p>
      <text:p text:style-name="P4">
他向士兵们颁发了州奖，并向士兵颁发了“勇气和勇气”的录像带，并提供了保护这一部分的最佳单元。 我相信您还记得单位 - 通常在晚上上诉，感谢他们在战斗中给乌克兰带来的紧急情况。 今天，他亲自授予他们授予。 这是海军陆战队的第35旅，以406号独立的炮兵大队命名，以Khorunzholeksiya Diamomozov和第140个单独的侦察营命名。 非常强大的单位，我感谢你们每个人，战士!</text:p>
      <text:p text:style-name="P4">
谢谢您的雪琴，这真的很光荣!</text:p>
      <text:p text:style-name="P4">
今天，正是在前线宣布在乌克兰建立海军陆战队是正确的。 我们的部队还将被添加到我们的海军步兵部队中 - 我们将为他们提供现代武器和设备。</text:p>
      <text:p text:style-name="P4">
实际上，这次前进的旅程已成为经过许多网站和与当今发生的合作伙伴进行的许多站点和谈判的最终组成部分。</text:p>
      <text:p text:style-name="P4">
我们都必须了解：我们国家的主要任务和其他国际交流的意义在于加强乌克兰，加强防御，增加我们的战士和整个国家的可能性。我们进行了外国访问，几乎进行每次谈判都使乌克兰能够成为法定。</text:p>
      <text:p text:style-name="P4">
当然，我要感谢我们第36个单独的海军陆战队名字Mikhail Bilynsky。 现在，通过战斗，这个单元通常会磨损其力量和效率。 现在也要记住他们也很公平。 谢谢，祝贺您的一天!</text:p>
      <text:p text:style-name="P4">
来自海军陆战队第137个单独的营的战士，今天，您今天都在敏感! - 对于您到达前线的非常好的结果。 做得好!我祝贺您度假!</text:p>
      <text:p text:style-name="P4">
我祝贺所有荣幸乌克兰海军陆战队头衔的人!</text:p>
      <text:p text:style-name="P4">
今天，我很荣幸感谢我们国防军的其他部队，这将在最暴力的地区与之相匹配。</text:p>
      <text:p text:style-name="P4">
第55个单独的炮兵旅“ Zaporizhzhya Sich”  - 毫无用处，总是有效的。 谢谢你，战士!</text:p>
      <text:p text:style-name="P4">
第59步兵旅以雅各布·甘兹克(Jacob Gandziuk)的名字命名，就像最强大!谢谢你!我们的国民警卫队的第五个独立的Slobozhansk旅与Nalugansk与其他国防军一起与Nalugansk作战，并且在必要的情况下，在必要时保护职位，就像必要的一样，摧毁了俄罗斯入侵者……谢谢您，我们的勇士队!</text:p>
      <text:p text:style-name="P4">
谢谢所有为乌克兰增添力量的人!现在，我们国家的实力是，我们国防的力量现在是基于指示的国际秩序力量的基础。</text:p>
      <text:p text:style-name="P4">
让我们一起赢!</text:p>
      <text:p text:style-name="P4">
<text:span text:style-name="T4">
荣耀到乌克兰!</text:span>
</text:p>
      <text:p text:style-name="P4">
资料来源：[总统_(https://www.president.gov.ua/news/golovne-zavdannya-nashoyi-derzhavi-same-u-zmicnenni-ukrayini-83125)</text:p>
      <text:p text:style-name="P4">
News Source: <text:a xlink:type="simple" xlink:href="https://armyinform.com.ua/2023/05/23/volodymyr-zelenskyj-golovne-zavdannya-posylennya-nashoyi-oborony/" text:style-name="Internet_20_link" text:visited-style-name="Visited_20_Internet_20_Link">
https://armyinform.com.ua/2023/05/23/volodymyr-zelenskyj-golovne-zavdannya-posylennya-nashoyi-oborony/</text:a>
</text:p>
      <!--NEWS-->
      <text:h text:style-name="P10" text:outline-level="1">
<text:span text:style-name="T4">
我们认为乌克兰受到有效的保护-Josep Borrel</text:span>
</text:h>
      <text:p text:style-name="P4">
作者: ['АРМІЯINFORM']</text:p>
      <text:p text:style-name="P4">
时间: 2023-05-23T99:00:00-04:00</text:p>
      <text:p text:style-name="P4">
描述: 关于Bezpeki的执法机构Polivniks的TSENOK代表 -  Wheel-总统 - 与乌克兰2022年的战争，与乌克兰与乌克兰的最新新闻，今天与乌克兰2022年的新闻战争，今天将在今天发动战争，他们说，乌克兰和俄罗斯在2022年与乌克兰战争时，是否会在不久的将来与乌克兰进行战争，他们说，与乌克兰的战争，今天的乌克兰新闻，乌克兰的新闻，乌克兰媒体的乌克兰新闻</text:p>
      <text:p text:style-name="P4">
图片: ['<text:a xlink:type="simple" xlink:href="https://armyinform.com.ua/wp-content/uploads/2023/05/348962228_205233925773000_7720855164642982424_n.jpg" text:style-name="Internet_20_link" text:visited-style-name="Visited_20_Internet_20_Link">
348962228_205233925773000_7720855164642982424_n.jpg</text:a>
']</text:p>
      <text:p text:style-name="P4">
标签: ['ЖОЗЕП БОРРЕЛЬ', 'РАДА ЄС']</text:p>
      <text:p text:style-name="P4">
类别: News</text:p>
      <!--METADATA-->
      <text:p text:style-name="P4">
<draw:frame draw:style-name="fr1" draw:name="Image312" text:anchor-type="as-char" svg:width="6.9236in" svg:height="4.615733in" draw:z-index="0">
<draw:image xlink:href="../Images/AРМІЯINFORM/2023-05-23T99-00-00-04-00/348962228_205233925773000_7720855164642982424_n.jpg" xlink:type="simple" xlink:show="embed" xlink:actuate="onLoad" draw:mime-type="image/jpeg"/>
</draw:frame>
关于这是欧盟外交与安全政策的高级代表 - 欧洲委员会副总裁Josep Borrel <text:a xlink:type="simple" xlink:href="https://www.eeas.europa.eu/eeas/foreign-affairs-council-defence-remarks-high-representative-josep-borrell-press-conference-1_en" text:style-name="Internet_20_link" text:visited-style-name="Visited_20_Internet_20_Link">
陈述</text:a>
遵循欧盟外交事务委员会与国防部长的结果。</text:p>
      <text:p text:style-name="P4">
他还指出，乌克兰“制定了普京为救护车的计划，我们必须继续支持她的保护。”</text:p>
      <text:p text:style-name="P4">
根据乔塞普·博雷尔(Josep Borrel)的说法，“乌克兰的支持不是疲惫。” “相反，我展示了我们要做的事情：给它有效保护所需的工具，并尽快和最合适的数量做到这一点。 乌克兰是一项强有力的支持，国防部长决心为其提供。</text:p>
      <text:h text:style-name="P12" text:outline-level="3">
<text:span text:style-name="T4">
高级代表Josepa Borrel在新闻发布会上的文字演讲</text:span>
</text:h>
      <text:p text:style-name="P4">
“今天国防委员会的重点是我们对乌克兰的军事支持。 为此，我们还在北约秘书长詹斯托尔滕贝格(Jenstoltenberg)的存在中，我们与他们分析了这场战争中军事局势的分析。</text:p>
      <text:p text:style-name="P4">
当然，所有国防部长都表示准备继续乌克兰。 我们已经审查了乌克兰的支持活动。 首先，ESU军事援助的任务以支持乌克兰[Eumam乌克兰]。 许多欧洲国家正在参与其中，将通过这些训练中心举行20,000名乌克兰军队。 毫无疑问，到今年年底，我们将达到3万名士兵的人数，最初的数量是它们的两倍。</text:p>
      <text:p text:style-name="P4">
所有国防部长都同意，这是一个非凡的成功，在所有国家中都非常重要。 正如我告诉您的那样，一年中有30,000名士兵接受了培训 - 这是我们一开始想象的两倍。</text:p>
      <text:p text:style-name="P4">
在物质支持领域，我们已经表明，欧洲和平基金会呼吁成员国提供100亿欧元的军事设备。 我们在布鲁塞尔管理的基金将分配56亿欧元。</text:p>
      <text:p text:style-name="P4">
因此，我们提供了另外5亿欧元的第八套餐，正在建造。 我希望本周在技术委员会的讨论中可以付出批准的障碍。 但是今天我没有一致的同意。这样，我们将能够提高欧洲和平基金的乌克兰能力。 在这35亿欧元中，大约一半将用于其他气缸。 该数字尚未确定。 但是他们不仅会关注乌克兰，这是对世界许多其他地区的需求。</text:p>
      <text:p text:style-name="P4">
我们支持的三个维度是弹药的供应。 您已经知道3月20日我们同意分配20亿欧元为乌克兰炮兵弹药提供，我们将自己设定在接下来的12个月中为其设置一百万个炮弹。</text:p>
      <text:p text:style-name="P4">
为此，我们指定了三条车道或三条行动线 - 三个轨道。</text:p>
      <text:p text:style-name="P4">
行动的第一个方向是要求成员国给我们他们的课程。 他们不希望能产生更多，而是做出已经做出的贡献。 最后一个数字确实比十天前的数字要好得多。 因为今天我可以宣布，成员国的第一条轨道已放置了22万炮弹和1300枚导弹。</text:p>
      <text:p text:style-name="P4">
由于第一条曲目将于5月31日开放，因此我认为我们可以为此目的分配10亿欧元的目标，因为已经给出的东西，我们估计它为8.6亿欧元。</text:p>
      <text:p text:style-name="P4">
第二个行动是在欧洲和挪威国防工业共同购买中共同采取行动。 加入欧洲国防机构项目的24个国家中有八个确认打算接受155毫米弹药。 该项目将是管理项目。 此外，还有两个项目：一个由法国艾莎(Aisha -Dermany)领导。 EDA项目(或以IT为负责人)可以持有10亿欧元以购买该特定口径的弹药。</text:p>
      <text:p text:style-name="P4">
此外，第三个方向，第三个行动是欧洲工业生产力的提高。 内部市场专员蒂尔里·布雷顿(Tierry Breton)先生向我们解释说，欧洲工业有可能生产必要的弹药，这取决于乌克兰委员会和欧洲议会委员会批准批准的提议欧洲委员会。 我们希望在接下来的12个月中为乌克兰提供全百万美元。</text:p>
      <text:p text:style-name="P4">
理事会召集了欧洲国防局的领先理事会，我很荣幸地领导，我们就军事潜力和欧洲的证明优先事项讨论了博学的教训或这场激进战争的后果。我想补充一点，除了今天的军事维度外，超过15亿欧元的宏观 - 财务援助被发送给乌克兰，继续支持乌克兰国家的运作。 我借此机会提醒您，如果我们添加支持军事，平民，经济，人道主义，财政支持的所有要素，请帮助难民 - 如果我们从欧盟和其成员国添加到艾布莱尔乌克兰 - 毫无疑问，最大的支持乌克兰。 因为我们已经超过了650亿欧元的数字。 这使我们处于乌克兰支持的真正相关地位，我们将做到这一点。</text:p>
      <text:p text:style-name="P4">
我们认为，乌克兰受到了有效的保护，这使普京的计划取得了快速胜利的计划，我们必须继续支持她的保护。 乌克兰的支持并不是疲惫，相反，它显示了我们应该做的事情：给它有效保护所需的工具，并尽快和最合适的数量做到这一点。 乌克兰是一个有力的支持，辩护部长决心给予。</text:p>
      <text:p text:style-name="P4">
我们还讨论了战略指南针的发展。”</text:p>
      <text:p text:style-name="P4">
News Source: <text:a xlink:type="simple" xlink:href="https://armyinform.com.ua/2023/05/23/my-vvazhayemo-shho-ukrayina-zahyshhayetsya-efektyvno-zhozep-borrel/" text:style-name="Internet_20_link" text:visited-style-name="Visited_20_Internet_20_Link">
https://armyinform.com.ua/2023/05/23/my-vvazhayemo-shho-ukrayina-zahyshhayetsya-efektyvno-zhozep-borrel/</text:a>
</text:p>
      <!--NEWS-->
      <text:h text:style-name="P10" text:outline-level="1">
<text:span text:style-name="T4">
最后一位中国皇帝的时钟以510万美元的价格从锤子出发</text:span>
</text:h>
      <text:p text:style-name="P4">
作者: Ukrinform (Person)</text:p>
      <text:p text:style-name="P4">
出版商: Укринформ (Organization)</text:p>
      <text:p text:style-name="P4">
出版时间: 2023-05-24T-31:36:00+03:00</text:p>
      <text:p text:style-name="P4">
修改时间: 2023-05-24T00:36:00+03:00</text:p>
      <text:p text:style-name="P4">
描述: 由中国定价王朝的最后一位皇帝佩戴的Patek Philippe手表在周二在香港售出了510万美元。  - 乌克林。</text:p>
      <text:p text:style-name="P4">
图片: ['<text:a xlink:type="simple" xlink:href="https://static.ukrinform.com/photos/2023_05/thumb_files/630_360_1684868090-122.jpg" text:style-name="Internet_20_link" text:visited-style-name="Visited_20_Internet_20_Link">
630_360_16848...</text:a>
']</text:p>
      <text:p text:style-name="P4">
标签: ['Аукціон', 'Китай', 'Годинник']</text:p>
      <text:p text:style-name="P4">
类型: Article</text:p>
      <!--METADATA-->
      <text:p text:style-name="P4">
<draw:frame draw:style-name="fr1" draw:name="Image313" text:anchor-type="as-char" svg:width="6.9236in" svg:height="3.956343in" draw:z-index="0">
<draw:image xlink:href="../Images/yкринформ/2023-05-24T-31-36-00-03-00/630_360_1684868090-122.jpg" xlink:type="simple" xlink:show="embed" xlink:actuate="onLoad" draw:mime-type="image/jpeg"/>
</draw:frame>
菲利普时钟是由中国定价王朝的最后一位皇帝穿着的，周二在香港拍卖会上出售了510万美元。</text:p>
      <text:p text:style-name="P4">
正如乌克林福姆报道的那样，它报告了<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值得注意的是，从未拥有过的拍卖行菲利普(Patek Philippe)“大师钟”(Patek Philippe)售出的最昂贵的时钟，这是从未拥有的。</text:p>
      <text:p text:style-name="P4">
2019年，它以3,100万美元的价格出售。</text:p>
      <text:p text:style-name="P4">
价格王朝是管理的帝国王朝<text:a xlink:type="simple" xlink:href="https://www.ukrinform.ua/tag-kitaj" text:style-name="Internet_20_link" text:visited-style-name="Visited_20_Internet_20_Link">
</text:a>
王朝清算后的1636  -  1912年。</text:p>
      <text:p text:style-name="P4">
正如乌克林福姆(Ukrinform)报道的那样，吉他是乐队Nirvanacurrt Kobein的主唱在舞台上打破的吉他，<text:a xlink:type="simple" xlink:href="https://www.ukrinform.ua/rubric-culture/3712348-rozbitu-gitaru-kurta-kobejna-prodali-na-aukcioni-majze-za-600-tisac.html" text:style-name="Internet_20_link" text:visited-style-name="Visited_20_Internet_20_Link">
</text:a>
。</text:p>
      <text:p text:style-name="P4">
<text:span text:style-name="T5">
照片：菲利普斯</text:span>
</text:p>
      <text:p text:style-name="P4">
News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美国用Belgorod的“西方武器”对图像的真相表示怀疑</text:span>
</text:h>
      <text:p text:style-name="P4">
作者: Ukrinform (Person)</text:p>
      <text:p text:style-name="P4">
出版商: Укринформ (Organization)</text:p>
      <text:p text:style-name="P4">
出版时间: 2023-05-24T-33:31:00+03:00</text:p>
      <text:p text:style-name="P4">
修改时间: 2023-05-24T00:31:00+03:00</text:p>
      <text:p text:style-name="P4">
描述: 美国不考虑俄罗斯在俄罗斯联邦Belgorod地区最新行动中使用西方武器的图片和报告作为信任的原因。  - 乌克林。</text:p>
      <text:p text:style-name="P4">
图片: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标签: ['США', 'Вибух', 'Зброя', 'Держдеп', 'Росія', 'Бєлгород']</text:p>
      <text:p text:style-name="P4">
类型: Article</text:p>
      <!--METADATA-->
      <text:p text:style-name="P4">
<draw:frame draw:style-name="fr1" draw:name="Image314" text:anchor-type="as-char" svg:width="6.9236in" svg:height="3.956343in" draw:z-index="0">
<draw:image xlink:href="../Images/yкринформ/2023-05-24T-33-31-00-03-00/630_360_1521097272-9495.jpg" xlink:type="simple" xlink:show="embed" xlink:actuate="onLoad" draw:mime-type="image/jpeg"/>
</draw:frame>
美国不考虑在俄罗斯联邦Ubelgorod地区最新行动中使用西方武器的图片和报告，这会导致信任。</text:p>
      <text:p text:style-name="P4">
声明发言人米勒(Miller)在周二发表了相应的声明，据报道，乌克林福姆(Ukrinform)自己的记者。</text:p>
      <text:p text:style-name="P4">
<draw:frame draw:style-name="fr1" draw:name="Image315" text:anchor-type="as-char" svg:width="6.9236in" svg:height="4.615733in" draw:z-index="0">
<draw:image xlink:href="../Images/yкринформ/2023-05-24T-33-31-00-03-00/1684781237-329.jpg" xlink:type="simple" xlink:show="embed" xlink:actuate="onLoad" draw:mime-type="image/jpeg"/>
</draw:frame>
“我们已经在社交网络上看到了许多信息，以及用户社会网络的模糊图片，以及许多“沙发分析师”的评论。 我们对准确性持怀疑态度(这些消息是 -  ed。)»， - 外交政策代表说<text:a xlink:type="simple" xlink:href="https://www.ukrinform.ua/tag-ssa" text:style-name="Internet_20_link" text:visited-style-name="Visited_20_Internet_20_Link">
</text:a>
。</text:p>
      <text:p text:style-name="P4">
在这种情况下，米勒说，有关社交网络的信息并不能完全清楚。 因此，他说，现在华盛顿对这种信息的真相表示怀疑。</text:p>
      <text:p text:style-name="P4">
<text:span text:style-name="T4">
另请阅读：</text:span>
 <text:a xlink:type="simple" xlink:href="https://www.ukrinform.ua/rubric-world/3713316-u-belgorodi-znovu-vibuhi-roszmi-pisut-pro-ataku-bezpilotnika.html" text:style-name="Internet_20_link" text:visited-style-name="Visited_20_Internet_20_Link">
<text:span text:style-name="T4">
 belgorod </text:span>
</text:a>
正如乌克林福姆报道的，周一在俄罗斯的Belgorod地区<text:a xlink:type="simple" xlink:href="https://www.ukrinform.ua/rubric-world/3712771-so-vidomo-pro-podii-u-belgorodskij-oblasti-ta-so-govorit-kiiv.html" text:style-name="Internet_20_link" text:visited-style-name="Visited_20_Internet_20_Link">
</text:a>
。 随后，俄罗斯志愿军团(RDC)但是俄罗斯自由军团表示，他们将导致解放斗争，以推翻普京政权和为人民的自由。 在这方面，国务院指出，连接的DOZ为乌克兰提供了在其领土外罢工的机会，并且以前不鼓励乌克兰领导。 同时，国家代表强调乌克兰本身决定如何进行战斗行动。</text:p>
      <text:p text:style-name="P4">
News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在Belgorod再次爆炸中，Roszmi写了一个无人机攻击</text:span>
</text:h>
      <text:p text:style-name="P4">
作者: Ukrinform (Person)</text:p>
      <text:p text:style-name="P4">
出版商: Укринформ (Organization)</text:p>
      <text:p text:style-name="P4">
出版时间: 2023-05-24T-35:19:00+03:00</text:p>
      <text:p text:style-name="P4">
修改时间: 2023-05-24T00:19:00+03:00</text:p>
      <text:p text:style-name="P4">
描述: 在Belgorod，再次听到爆炸。  - 乌克林。</text:p>
      <text:p text:style-name="P4">
图片: ['<text:a xlink:type="simple" xlink:href="https://static.ukrinform.com/photos/2023_05/thumb_files/630_360_1684876686-446.jpeg" text:style-name="Internet_20_link" text:visited-style-name="Visited_20_Internet_20_Link">
630_360_16848...</text:a>
']</text:p>
      <text:p text:style-name="P4">
标签: ['Безпілотник', 'Вибух', 'Росія', 'Бєлгород']</text:p>
      <text:p text:style-name="P4">
类型: Article</text:p>
      <!--METADATA-->
      <text:p text:style-name="P4">
<draw:frame draw:style-name="fr1" draw:name="Image316" text:anchor-type="as-char" svg:width="6.9236in" svg:height="3.956343in" draw:z-index="0">
<draw:image xlink:href="../Images/yкринформ/2023-05-24T-35-19-00-03-00/630_360_1684876686-446.jpeg" xlink:type="simple" xlink:show="embed" xlink:actuate="onLoad" draw:mime-type="image/jpeg"/>
</draw:frame>
Ubelgorod再次爆炸。</text:p>
      <text:p text:style-name="P4">
当地的 <text:a xlink:type="simple" xlink:href="https://t.me/sotaproject/59526" text:style-name="Internet_20_link" text:visited-style-name="Visited_20_Internet_20_Link">
</text:a>
报道说，他们报告了一名袭击者据称将炸弹扔到了道路上。</text:p>
      <text:p text:style-name="P4">
“据当地公众说，贝尔戈罗德袭击了无人机。其中一个在道路上响了一枚炸弹，在城市中，烟雾又升起了另一个烟雾<text:a xlink:type="simple" xlink:href="https://www.ukrinform.ua/tag-vibuh" text:style-name="Internet_20_link" text:visited-style-name="Visited_20_Internet_20_Link">
</text:a>
“， - 消息说。</text:p>
      <text:p text:style-name="P4">
<text:span text:style-name="T4">
另请阅读：</text:span>
 <text:a xlink:type="simple" xlink:href="https://www.ukrinform.ua/rubric-ato/3713265-podii-v-belgorodskij-oblasti-niak-ne-vplinut-na-bezpekovu-situaciu-v-ukraini-sekretar-rnbo.html" text:style-name="Internet_20_link" text:visited-style-name="Visited_20_Internet_20_Link">
<text:span text:style-name="T4">
 belgorod </text:span>
</text:a>
正如乌克林福姆报道的那样，俄罗斯联邦贝尔戈罗德地区的州长Vyacheslavgladkov <text:a xlink:type="simple" xlink:href="https://www.ukrinform.ua/rubric-world/3713190-u-belgorodskij-oblasti-rf-skasuvali-rezim-kontrteroristicnoi-operacii.html" text:style-name="Internet_20_link" text:visited-style-name="Visited_20_Internet_20_Link">
</text:a>
该地区的反恐行动。</text:p>
      <text:p text:style-name="P4">
News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国务院不排除对俄罗斯联邦高级官员的制裁，因为美国人非法拘留</text:span>
</text:h>
      <text:p text:style-name="P4">
作者: Ukrinform (Person)</text:p>
      <text:p text:style-name="P4">
出版商: Укринформ (Organization)</text:p>
      <text:p text:style-name="P4">
出版时间: 2023-05-24T-37:02:00+03:00</text:p>
      <text:p text:style-name="P4">
修改时间: 2023-05-24T00:02:00+03:00</text:p>
      <text:p text:style-name="P4">
描述: 美国已经对俄罗斯政府的高级官员实施了制裁，并不排除这种做法的继续，包括非法拘留在俄罗斯的美国公民。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Антиросійські санкції', 'США', 'Держдеп', 'Чиновник']</text:p>
      <text:p text:style-name="P4">
类型: Article</text:p>
      <!--METADATA-->
      <text:p text:style-name="P4">
<draw:frame draw:style-name="fr1" draw:name="Image317" text:anchor-type="as-char" svg:width="6.9236in" svg:height="3.956343in" draw:z-index="0">
<draw:image xlink:href="../Images/yкринформ/2023-05-24T-37-02-00-03-00/630_360_1517552325-3537.jpg" xlink:type="simple" xlink:show="embed" xlink:actuate="onLoad" draw:mime-type="image/jpeg"/>
</draw:frame>
美国已经对俄罗斯律师的高级官员实施了制裁，并且不排除这种做法的延续，包括非法拘留在俄罗斯的美国公民。</text:p>
      <text:p text:style-name="P4">
乌克林福姆(Ukrinform)在美国国务院马修·米勒(Matthew Miller)在华盛顿举行的一份简报中指出，这是他自己的通讯员。</text:p>
      <text:p text:style-name="P4">
“我不想谈论任何具体的制裁。 我要说的是，一如既往，我们研究了所有可用的工具，当我们认为它们是最有效的工具时，我们就会使用它们。(https://www.ukrinform.ua/tag-sankcii)反对美国公民克里姆林宫政权的俄罗斯高级官员。</text:p>
      <text:p text:style-name="P4">
他还回忆说，美国“毫不犹豫”对该国精英的反脊髓官员和代表进行了制裁，其中包括过去一年中排名最高的人。</text:p>
      <text:p text:style-name="P4">
<text:span text:style-name="T4">
另请阅读：</text:span>
 <text:a xlink:type="simple" xlink:href="https://www.ukrinform.ua/rubric-world/3713203-rosijskij-sud-zalisiv-zurnalista-wsj-gerskovica-u-sizo-do-kinca-lita.html" text:style-name="Internet_20_link" text:visited-style-name="Visited_20_Internet_20_Link">
<text:span text:style-name="T4">
 gershkovich </text:span>
</text:a>
正如乌克林福姆报道的那样，在俄罗斯造成了俄罗斯造成欧盟，美国和其他国家的俄罗斯造币之后，立即(https://www.ukrinform.ua/rubric-world/3413163-ssa-razom-iz-es-zaprovadzuut-personalni-sankcii-proti-putina-i-lavrova.html)反对俄罗斯联邦总统，拉夫罗夫外交部和俄罗斯法律国家安全集团的其他成员。</text:p>
      <text:p text:style-name="P4">
News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国务院不排除对俄罗斯联邦高级官员的制裁，因为美国人非法拘留</text:span>
</text:h>
      <text:p text:style-name="P4">
作者: Ukrinform (Person)</text:p>
      <text:p text:style-name="P4">
出版商: Укринформ (Organization)</text:p>
      <text:p text:style-name="P4">
出版时间: 2023-05-24T00:02:00+03:00</text:p>
      <text:p text:style-name="P4">
修改时间: 2023-05-24T00:02:00+03:00</text:p>
      <text:p text:style-name="P4">
描述: 美国已经对俄罗斯政府的高级官员实施了制裁，并不排除这种做法的继续，包括非法拘留在俄罗斯的美国公民。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Антиросійські санкції', 'США', 'Держдеп', 'Чиновник']</text:p>
      <text:p text:style-name="P4">
类型: Article</text:p>
      <!--METADATA-->
      <text:p text:style-name="P4">
<draw:frame draw:style-name="fr1" draw:name="Image318" text:anchor-type="as-char" svg:width="6.9236in" svg:height="3.956343in" draw:z-index="0">
<draw:image xlink:href="../Images/yкринформ/2023-05-24T00-02-00-03-00/630_360_1517552325-3537.jpg" xlink:type="simple" xlink:show="embed" xlink:actuate="onLoad" draw:mime-type="image/jpeg"/>
</draw:frame>
这种联系已经对俄罗斯政府的高级官员实施了制裁，并未通过这种做法的延续来定义，包括在涉嫌拘留在俄罗斯的右撇子美国公民方面。</text:p>
      <text:p text:style-name="P4">
乌克林福姆(Ukrinform)在美国国务院马修·米勒(Matthew Miller)在华盛顿举行的一份简报中指出，这是他自己的通讯员。</text:p>
      <text:p text:style-name="P4">
“我不想谈论任何具体的制裁。 我要说的是，一如既往，我们研究了所有可用的工具，当我们认为它们是最有效的工具时，我们就会使用它们。(https://www.ukrinform.ua/tag-sankcii)反对美国公民克里姆林宫政权的俄罗斯高级官员。</text:p>
      <text:p text:style-name="P4">
他还回忆说，美国“毫不犹豫”对该国精英的反脊髓官员和代表进行了制裁，其中包括过去一年中排名最高的人。</text:p>
      <text:p text:style-name="P4">
<text:span text:style-name="T4">
另请阅读：</text:span>
 <text:a xlink:type="simple" xlink:href="https://www.ukrinform.ua/rubric-world/3713203-rosijskij-sud-zalisiv-zurnalista-wsj-gerskovica-u-sizo-do-kinca-lita.html" text:style-name="Internet_20_link" text:visited-style-name="Visited_20_Internet_20_Link">
<text:span text:style-name="T4">
 gershkovich </text:span>
</text:a>
正如乌克林福姆报道的那样，在俄罗斯造成了俄罗斯造成欧盟，美国和其他国家的俄罗斯造币之后，立即(https://www.ukrinform.ua/rubric-world/3413163-ssa-razom-iz-es-zaprovadzuut-personalni-sankcii-proti-putina-i-lavrova.html)反对俄罗斯联邦总统，拉夫罗夫外交部和俄罗斯法律国家安全集团的其他成员。</text:p>
      <text:p text:style-name="P4">
News Source: <text:a xlink:type="simple" xlink:href="https://www.ukrinform.ua/rubric-world/3713315-derzdep-ne-viklucae-sankcij-proti-topcinovnikiv-rf-cerez-nepravomirni-zatrimanna-amerikanciv.html" text:style-name="Internet_20_link" text:visited-style-name="Visited_20_Internet_20_Link">
https://www.ukrinform.ua/rubric-world/3713315-derzdep-ne-viklucae-sankcij-proti-topcinovnikiv-rf-cerez-nepravomirni-zatrimanna-amerikanciv.html</text:a>
</text:p>
      <!--NEWS-->
      <text:h text:style-name="P10" text:outline-level="1">
<text:span text:style-name="T4">
在Belgorod再次爆炸中，Roszmi写了一个无人机攻击</text:span>
</text:h>
      <text:p text:style-name="P4">
作者: Ukrinform (Person)</text:p>
      <text:p text:style-name="P4">
出版商: Укринформ (Organization)</text:p>
      <text:p text:style-name="P4">
出版时间: 2023-05-24T00:19:00+03:00</text:p>
      <text:p text:style-name="P4">
修改时间: 2023-05-24T00:19:00+03:00</text:p>
      <text:p text:style-name="P4">
描述: 在Belgorod，再次听到爆炸。  - 乌克林。</text:p>
      <text:p text:style-name="P4">
图片: ['<text:a xlink:type="simple" xlink:href="https://static.ukrinform.com/photos/2023_05/thumb_files/630_360_1684876686-446.jpeg" text:style-name="Internet_20_link" text:visited-style-name="Visited_20_Internet_20_Link">
630_360_16848...</text:a>
']</text:p>
      <text:p text:style-name="P4">
标签: ['Безпілотник', 'Вибух', 'Росія', 'Бєлгород']</text:p>
      <text:p text:style-name="P4">
类型: Article</text:p>
      <!--METADATA-->
      <text:p text:style-name="P4">
<draw:frame draw:style-name="fr1" draw:name="Image319" text:anchor-type="as-char" svg:width="6.9236in" svg:height="3.956343in" draw:z-index="0">
<draw:image xlink:href="../Images/yкринформ/2023-05-24T00-19-00-03-00/630_360_1684876686-446.jpeg" xlink:type="simple" xlink:show="embed" xlink:actuate="onLoad" draw:mime-type="image/jpeg"/>
</draw:frame>
Ubelgorod再次爆炸。</text:p>
      <text:p text:style-name="P4">
当地的 <text:a xlink:type="simple" xlink:href="https://t.me/sotaproject/59526" text:style-name="Internet_20_link" text:visited-style-name="Visited_20_Internet_20_Link">
</text:a>
报道说，他们报告了一名袭击者据称将炸弹扔到了道路上。</text:p>
      <text:p text:style-name="P4">
“据当地公众说，贝尔戈罗德袭击了无人机。其中一个在道路上响了一枚炸弹，在城市中，烟雾又升起了另一个烟雾<text:a xlink:type="simple" xlink:href="https://www.ukrinform.ua/tag-vibuh" text:style-name="Internet_20_link" text:visited-style-name="Visited_20_Internet_20_Link">
</text:a>
“， - 消息说。</text:p>
      <text:p text:style-name="P4">
<text:span text:style-name="T4">
另请阅读：</text:span>
 <text:a xlink:type="simple" xlink:href="https://www.ukrinform.ua/rubric-ato/3713265-podii-v-belgorodskij-oblasti-niak-ne-vplinut-na-bezpekovu-situaciu-v-ukraini-sekretar-rnbo.html" text:style-name="Internet_20_link" text:visited-style-name="Visited_20_Internet_20_Link">
<text:span text:style-name="T4">
 belgorod </text:span>
</text:a>
正如乌克林福姆报道的那样，俄罗斯联邦贝尔戈罗德地区的州长Vyacheslavgladkov <text:a xlink:type="simple" xlink:href="https://www.ukrinform.ua/rubric-world/3713190-u-belgorodskij-oblasti-rf-skasuvali-rezim-kontrteroristicnoi-operacii.html" text:style-name="Internet_20_link" text:visited-style-name="Visited_20_Internet_20_Link">
</text:a>
该地区的反恐行动。</text:p>
      <text:p text:style-name="P4">
News Source: <text:a xlink:type="simple" xlink:href="https://www.ukrinform.ua/rubric-world/3713316-u-belgorodi-znovu-vibuhi-roszmi-pisut-pro-ataku-bezpilotnika.html" text:style-name="Internet_20_link" text:visited-style-name="Visited_20_Internet_20_Link">
https://www.ukrinform.ua/rubric-world/3713316-u-belgorodi-znovu-vibuhi-roszmi-pisut-pro-ataku-bezpilotnika.html</text:a>
</text:p>
      <!--NEWS-->
      <text:h text:style-name="P10" text:outline-level="1">
<text:span text:style-name="T4">
美国用Belgorod的“西方武器”对图像的真相表示怀疑</text:span>
</text:h>
      <text:p text:style-name="P4">
作者: Ukrinform (Person)</text:p>
      <text:p text:style-name="P4">
出版商: Укринформ (Organization)</text:p>
      <text:p text:style-name="P4">
出版时间: 2023-05-24T00:31:00+03:00</text:p>
      <text:p text:style-name="P4">
修改时间: 2023-05-24T00:31:00+03:00</text:p>
      <text:p text:style-name="P4">
描述: 美国不考虑俄罗斯在俄罗斯联邦Belgorod地区最新行动中使用西方武器的图片和报告作为信任的原因。  - 乌克林。</text:p>
      <text:p text:style-name="P4">
图片: ['<text:a xlink:type="simple" xlink:href="https://static.ukrinform.com/photos/2018_03/thumb_files/630_360_1521097272-9495.jpg" text:style-name="Internet_20_link" text:visited-style-name="Visited_20_Internet_20_Link">
630_360_15210...</text:a>
', '<text:a xlink:type="simple" xlink:href="https://static.ukrinform.com/photos/2023_05/1684781237-329.jpg" text:style-name="Internet_20_link" text:visited-style-name="Visited_20_Internet_20_Link">
1684781237-32...</text:a>
']</text:p>
      <text:p text:style-name="P4">
标签: ['США', 'Вибух', 'Зброя', 'Держдеп', 'Росія', 'Бєлгород']</text:p>
      <text:p text:style-name="P4">
类型: Article</text:p>
      <!--METADATA-->
      <text:p text:style-name="P4">
<draw:frame draw:style-name="fr1" draw:name="Image320" text:anchor-type="as-char" svg:width="6.9236in" svg:height="3.956343in" draw:z-index="0">
<draw:image xlink:href="../Images/yкринформ/2023-05-24T00-31-00-03-00/630_360_1521097272-9495.jpg" xlink:type="simple" xlink:show="embed" xlink:actuate="onLoad" draw:mime-type="image/jpeg"/>
</draw:frame>
该联系不考虑俄罗斯出版物中的图片和报告的出版，即在俄罗斯联邦Belgorod地区的最新行动中使用西方武器是导致信任的。</text:p>
      <text:p text:style-name="P4">
声明发言人米勒(Miller)在周二发表了相应的声明，据报道，乌克林福姆(Ukrinform)自己的记者。</text:p>
      <text:p text:style-name="P4">
<draw:frame draw:style-name="fr1" draw:name="Image321" text:anchor-type="as-char" svg:width="6.9236in" svg:height="4.615733in" draw:z-index="0">
<draw:image xlink:href="../Images/yкринформ/2023-05-24T00-31-00-03-00/1684781237-329.jpg" xlink:type="simple" xlink:show="embed" xlink:actuate="onLoad" draw:mime-type="image/jpeg"/>
</draw:frame>
“我们已经在社交网络上看到了许多信息，以及用户社会网络的模糊图片，以及许多“沙发分析师”的评论。 我们对准确性持怀疑态度(这些消息是 -  ed。)»， - 外交政策代表说<text:a xlink:type="simple" xlink:href="https://www.ukrinform.ua/tag-ssa" text:style-name="Internet_20_link" text:visited-style-name="Visited_20_Internet_20_Link">
</text:a>
。</text:p>
      <text:p text:style-name="P4">
在这种情况下，米勒说，有关社交网络的信息并不能完全清楚。 因此，他说，现在华盛顿对这种信息的真相表示怀疑。</text:p>
      <text:p text:style-name="P4">
<text:span text:style-name="T4">
另请阅读：</text:span>
 <text:a xlink:type="simple" xlink:href="https://www.ukrinform.ua/rubric-world/3713316-u-belgorodi-znovu-vibuhi-roszmi-pisut-pro-ataku-bezpilotnika.html" text:style-name="Internet_20_link" text:visited-style-name="Visited_20_Internet_20_Link">
<text:span text:style-name="T4">
 belgorod </text:span>
</text:a>
正如乌克林福姆报道的，周一在俄罗斯的Belgorod地区<text:a xlink:type="simple" xlink:href="https://www.ukrinform.ua/rubric-world/3712771-so-vidomo-pro-podii-u-belgorodskij-oblasti-ta-so-govorit-kiiv.html" text:style-name="Internet_20_link" text:visited-style-name="Visited_20_Internet_20_Link">
</text:a>
。 随后，俄罗斯志愿军团(RDC)但是俄罗斯自由军团表示，他们将导致解放斗争，以推翻普京政权和为人民的自由。 在这方面，国务院指出，连接的DOZ为乌克兰提供了在其领土外罢工的机会，并且以前不鼓励乌克兰领导。 同时，国家代表强调乌克兰本身决定如何进行战斗行动。</text:p>
      <text:p text:style-name="P4">
News Source: <text:a xlink:type="simple" xlink:href="https://www.ukrinform.ua/rubric-world/3713317-ssa-skepticno-stavlatsa-do-pravdivosti-zobrazen-iz-nacebto-zahidnou-zbroeu-v-belgorodi.html" text:style-name="Internet_20_link" text:visited-style-name="Visited_20_Internet_20_Link">
https://www.ukrinform.ua/rubric-world/3713317-ssa-skepticno-stavlatsa-do-pravdivosti-zobrazen-iz-nacebto-zahidnou-zbroeu-v-belgorodi.html</text:a>
</text:p>
      <!--NEWS-->
      <text:h text:style-name="P10" text:outline-level="1">
<text:span text:style-name="T4">
最后一位中国皇帝的时钟以510万美元的价格从锤子出发</text:span>
</text:h>
      <text:p text:style-name="P4">
作者: Ukrinform (Person)</text:p>
      <text:p text:style-name="P4">
出版商: Укринформ (Organization)</text:p>
      <text:p text:style-name="P4">
出版时间: 2023-05-24T00:36:00+03:00</text:p>
      <text:p text:style-name="P4">
修改时间: 2023-05-24T00:36:00+03:00</text:p>
      <text:p text:style-name="P4">
描述: 由中国定价王朝的最后一位皇帝佩戴的Patek Philippe手表在周二在香港售出了510万美元。  - 乌克林。</text:p>
      <text:p text:style-name="P4">
图片: ['<text:a xlink:type="simple" xlink:href="https://static.ukrinform.com/photos/2023_05/thumb_files/630_360_1684868090-122.jpg" text:style-name="Internet_20_link" text:visited-style-name="Visited_20_Internet_20_Link">
630_360_16848...</text:a>
']</text:p>
      <text:p text:style-name="P4">
标签: ['Аукціон', 'Китай', 'Годинник']</text:p>
      <text:p text:style-name="P4">
类型: Article</text:p>
      <!--METADATA-->
      <text:p text:style-name="P4">
<draw:frame draw:style-name="fr1" draw:name="Image322" text:anchor-type="as-char" svg:width="6.9236in" svg:height="3.956343in" draw:z-index="0">
<draw:image xlink:href="../Images/yкринформ/2023-05-24T00-36-00-03-00/630_360_1684868090-122.jpg" xlink:type="simple" xlink:show="embed" xlink:actuate="onLoad" draw:mime-type="image/jpeg"/>
</draw:frame>
菲利普时钟是由中国定价王朝的最后一位皇帝穿着的，周二在香港拍卖会上出售了510万美元。</text:p>
      <text:p text:style-name="P4">
正如乌克林福姆报道的那样，它报告了<text:a xlink:type="simple" xlink:href="https://www.bloomberg.com/news/articles/2023-05-23/last-chinese-emperor-s-patek-philippe-watch-sells-for-5-1-million" text:style-name="Internet_20_link" text:visited-style-name="Visited_20_Internet_20_Link">
</text:a>
.</text:p>
      <text:p text:style-name="P4">
Пуї, останній імператор династії Цін, передав годинник своєму перекладачевіГеоргію Перм’якову, який був компаньйоном Пуї, коли той був ув’язнений уРадянському Союзі між 1945 і 1950 роками. По цей день невідомо, коли і як самПуї отримав цей годинник, який був виготовлений у 1937-му році.</text:p>
      <text:p text:style-name="P4">
Спочатку Phillips оцінював годинник у понад 3 мільйони доларів, хоча минуліаукціони предметів із походженням часто перевищували оцінки.</text:p>
      <text:p text:style-name="P4">
<text:span text:style-name="T4">
Читайте також:</text:span>
 <text:a xlink:type="simple" xlink:href="https://www.ukrinform.ua/rubric-world/3697754-na-aukcioni-prodali-skelet-tiranozavra-za-majze-55-miljona.html" text:style-name="Internet_20_link" text:visited-style-name="Visited_20_Internet_20_Link">
 <text:span text:style-name="T4">
аукціон</text:span>
 </text:a>
值得注意的是，从未拥有过的拍卖行菲利普(Patek Philippe)“大师钟”(Patek Philippe)售出的最昂贵的时钟，这是从未拥有的。</text:p>
      <text:p text:style-name="P4">
2019年，它以3,100万美元的价格出售。</text:p>
      <text:p text:style-name="P4">
价格王朝是管理的帝国王朝<text:a xlink:type="simple" xlink:href="https://www.ukrinform.ua/tag-kitaj" text:style-name="Internet_20_link" text:visited-style-name="Visited_20_Internet_20_Link">
</text:a>
王朝清算后的1636  -  1912年。</text:p>
      <text:p text:style-name="P4">
正如乌克林福姆(Ukrinform)报道的那样，吉他是乐队Nirvanacurrt Kobein的主唱在舞台上打破的吉他，<text:a xlink:type="simple" xlink:href="https://www.ukrinform.ua/rubric-culture/3712348-rozbitu-gitaru-kurta-kobejna-prodali-na-aukcioni-majze-za-600-tisac.html" text:style-name="Internet_20_link" text:visited-style-name="Visited_20_Internet_20_Link">
</text:a>
。</text:p>
      <text:p text:style-name="P4">
<text:span text:style-name="T5">
照片：菲利普斯</text:span>
</text:p>
      <text:p text:style-name="P4">
News Source: <text:a xlink:type="simple" xlink:href="https://www.ukrinform.ua/rubric-world/3713292-godinnik-ostannogo-kitajskogo-imperatora-pisov-z-molotka-za-51-miljona.html" text:style-name="Internet_20_link" text:visited-style-name="Visited_20_Internet_20_Link">
https://www.ukrinform.ua/rubric-world/3713292-godinnik-ostannogo-kitajskogo-imperatora-pisov-z-molotka-za-51-miljona.html</text:a>
</text:p>
      <!--NEWS-->
      <text:h text:style-name="P10" text:outline-level="1">
<text:span text:style-name="T4">
俄罗斯再次诉诸明显违反“谷物协议”  - 国务院</text:span>
</text:h>
      <text:p text:style-name="P4">
作者: Ukrinform (Person)</text:p>
      <text:p text:style-name="P4">
出版商: Укринформ (Organization)</text:p>
      <text:p text:style-name="P4">
出版时间: 2023-05-24T00:43:00+03:00</text:p>
      <text:p text:style-name="P4">
修改时间: 2023-05-24T00:43:00+03:00</text:p>
      <text:p text:style-name="P4">
描述: 美国国务院称俄罗斯对黑海谷物倡议的“明显侵犯”，该计划试图在三个封闭的Mortica协议之一中干扰乌克兰谷物的海上交通。  - 乌克林。</text:p>
      <text:p text:style-name="P4">
图片: ['<text:a xlink:type="simple" xlink:href="https://static.ukrinform.com/photos/2018_03/thumb_files/630_360_1521096795-6414.jpg" text:style-name="Internet_20_link" text:visited-style-name="Visited_20_Internet_20_Link">
630_360_15210...</text:a>
', '<text:a xlink:type="simple" xlink:href="https://static.ukrinform.com/photos/2023_05/1684781236-953.jpg" text:style-name="Internet_20_link" text:visited-style-name="Visited_20_Internet_20_Link">
1684781236-95...</text:a>
']</text:p>
      <text:p text:style-name="P4">
标签: ['Експорт', 'Україна', 'Зерно', 'Держдеп', 'Росія', 'зерновий коридор']</text:p>
      <text:p text:style-name="P4">
类型: Article</text:p>
      <!--METADATA-->
      <text:p text:style-name="P4">
<draw:frame draw:style-name="fr1" draw:name="Image323" text:anchor-type="as-char" svg:width="6.9236in" svg:height="3.956343in" draw:z-index="0">
<draw:image xlink:href="../Images/yкринформ/2023-05-24T00-43-00-03-00/630_360_1521096795-6414.jpg" xlink:type="simple" xlink:show="embed" xlink:actuate="onLoad" draw:mime-type="image/jpeg"/>
</draw:frame>
国务院称俄罗斯对黑海谷物倡议的“明显违规”试图干扰海洋交通与乌克兰谷物的三种含量莫多普斯协定的沃德纳亚谷物。</text:p>
      <text:p text:style-name="P4">
乌克林福姆报告了他自己的记者，周二在美国国务院马修·米勒(Matthew Miller)在华盛顿举行的一名发言人施压中指出。</text:p>
      <text:p text:style-name="P4">
<draw:frame draw:style-name="fr1" draw:name="Image324" text:anchor-type="as-char" svg:width="6.9236in" svg:height="4.615733in" draw:z-index="0">
<draw:image xlink:href="../Images/yкринформ/2023-05-24T00-43-00-03-00/1684781236-953.jpg" xlink:type="simple" xlink:show="embed" xlink:actuate="onLoad" draw:mime-type="image/jpeg"/>
</draw:frame>
米勒强调：“俄罗斯继续干扰这项救援计划的正常活动。”</text:p>
      <text:p text:style-name="P4">
他指出，这不是新事物，因为从一开始，因为第一个封闭的“干墨水” <text:a xlink:type="simple" xlink:href="https://www.ukrinform.ua/tag-zerno" text:style-name="Internet_20_link" text:visited-style-name="Visited_20_Internet_20_Link">
</text:a>
该协议俄罗斯开始抱怨并公开干预它。</text:p>
      <text:p text:style-name="P4">
“我们需要清楚地了解这里发生的事情：各方已同意从三个港口提供精致的乌克兰食品出口。 俄罗斯现在意识到这三只船只，这显然违反了他们在黑海谷物倡议下的义务。”</text:p>
      <text:p text:style-name="P4">
<text:span text:style-name="T4">
另请阅读：</text:span>
 <text:a xlink:type="simple" xlink:href="https://www.ukrinform.ua/rubric-economy/3713306-kislica-v-radbezi-oon-sformuluvav-uroki-rosijskoi-vijni-u-konteksti-prodovolcoi-bezpeki.html" text:style-name="Internet_20_link" text:visited-style-name="Visited_20_Internet_20_Link">
<text:span text:style-name="T4">
 cyslits </text:span>
</text:a>
他回忆说，俄罗斯联邦的这种阻碍和撤回协议的威胁威胁着提高世界价格的粮食价格，并减少最需要的乌克兰食品的可用性。</text:p>
      <text:p text:style-name="P4">
美国国务院发言人说：“我们再次敦促俄罗斯停止持有人质的全球用品。”</text:p>
      <text:p text:style-name="P4">
正如乌克林福姆报道的<text:a xlink:type="simple" xlink:href="https://www.ukrinform.ua/rubric-economy/3713101-eksport-agroprodukcii-z-morskih-portiv-ukraini-za-tizden-skorotivsa-na-78-ukab.html" text:style-name="Internet_20_link" text:visited-style-name="Visited_20_Internet_20_Link">
</text:a>
谷物走廊，从2023年5月15日至5月21日，敖德萨地区的海港出口了1,18.3,000种塔格罗工业产品，比上周少78％。</text:p>
      <text:p text:style-name="P4">
News Source: <text:a xlink:type="simple" xlink:href="https://www.ukrinform.ua/rubric-economy/3713318-rosia-znovu-vdaetsa-do-avnih-porusen-zernovoi-ugodi-derzdep.html" text:style-name="Internet_20_link" text:visited-style-name="Visited_20_Internet_20_Link">
https://www.ukrinform.ua/rubric-economy/3713318-rosia-znovu-vdaetsa-do-avnih-porusen-zernovoi-ugodi-derzdep.html</text:a>
</text:p>
      <!--NEWS-->
      <text:h text:style-name="P10" text:outline-level="1">
<text:span text:style-name="T4">
炮兵显示俄罗斯“冰雹”的破坏</text:span>
</text:h>
      <text:p text:style-name="P4">
作者: Ukrinform (Person)</text:p>
      <text:p text:style-name="P4">
出版商: Укринформ (Organization)</text:p>
      <text:p text:style-name="P4">
出版时间: 2023-05-24T00:56:00+03:00</text:p>
      <text:p text:style-name="P4">
修改时间: 2023-05-24T00:56:00+03:00</text:p>
      <text:p text:style-name="P4">
描述: 第128个单独的山区突击传奇旅的炮兵摧毁了毕业生的敌方喷气系统。  - 乌克林。</text:p>
      <text:p text:style-name="P4">
图片: ['<text:a xlink:type="simple" xlink:href="https://static.ukrinform.com/photos/2023_02/thumb_files/630_360_1677615125-206.jpg" text:style-name="Internet_20_link" text:visited-style-name="Visited_20_Internet_20_Link">
630_360_16776...</text:a>
']</text:p>
      <text:p text:style-name="P4">
标签: ['Град', 'Війна з Росією', 'Артилерія']</text:p>
      <text:p text:style-name="P4">
类型: Article</text:p>
      <!--METADATA-->
      <text:p text:style-name="P4">
<draw:frame draw:style-name="fr1" draw:name="Image325" text:anchor-type="as-char" svg:width="6.9236in" svg:height="3.956343in" draw:z-index="0">
<draw:image xlink:href="../Images/yкринформ/2023-05-24T00-56-00-03-00/630_360_1677615125-206.jpg" xlink:type="simple" xlink:show="embed" xlink:actuate="onLoad" draw:mime-type="image/jpeg"/>
</draw:frame>
第128个单独的山区突击传播者旅的炮兵摧毁了毕业生的反应性系统。</text:p>
      <text:p text:style-name="P4">
根据乌克兰的说法，乌克兰武装部队的总参谋部在[]中报道(https://www.facebook.com/watch/?v=128636120225696)和发布视频。</text:p>
      <text:p text:style-name="P4">
第128个单独的Gri-Assault Transcarpathian旅的炮兵的“破坏俄罗斯装置BM-21”毕业生，”  - 消息写着。</text:p>
      <text:p text:style-name="P4">
<text:span text:style-name="T4">
另请阅读：</text:span>
 <text:a xlink:type="simple" xlink:href="https://www.ukrinform.ua/rubric-ato/3712858-zsu-znisili-vze-204-360-rosijskih-zagarbnikiv.html" text:style-name="Internet_20_link" text:visited-style-name="Visited_20_Internet_20_Link">
<text:span text:style-name="T4">
销毁</text:span>
</text:a>
正如乌克林福姆报道的<text:a xlink:type="simple" xlink:href="https://www.ukrinform.ua/rubric-ato/3697166-zelenskij-vidznaciv-bijciv-zsu-za-uspisni-sturmovi-dii-v-bahmuti.html" text:style-name="Internet_20_link" text:visited-style-name="Visited_20_Internet_20_Link">
</text:a>
4月17日，他在第128次独立的突击跨汽车旅的战斗中宣布了自己的成功，后者与纳扎波罗兹(Nazaporozhye)作战。</text:p>
      <text:p text:style-name="P4">
<text:span text:style-name="T5">
foto：美国之声</text:span>
</text:p>
      <text:p text:style-name="P4">
News Source: <text:a xlink:type="simple" xlink:href="https://www.ukrinform.ua/rubric-ato/3713112-artileristi-pokazali-znisenna-rosijskogo-gradu.html" text:style-name="Internet_20_link" text:visited-style-name="Visited_20_Internet_20_Link">
https://www.ukrinform.ua/rubric-ato/3713112-artileristi-pokazali-znisenna-rosijskogo-gradu.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